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3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33333">
            <text:p>0,033333</text:p>
          </table:table-cell>
          <table:table-cell office:value-type="float" office:value="0.271217">
            <text:p>0,271217</text:p>
          </table:table-cell>
          <table:table-cell>
            <draw:frame table:end-cell-address="Sheet1.G32" table:end-x="0.605cm" table:end-y="0.398cm" draw:z-index="0" draw:style-name="gr1" svg:width="20.553cm" svg:height="14.237cm" svg:x="0.099cm" svg:y="0.106cm">
              <draw:object draw:notify-on-update-of-ranges="Sheet1.A1:Sheet1.A2400 Sheet1.B1:Sheet1.B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66667">
            <text:p>0,066667</text:p>
          </table:table-cell>
          <table:table-cell office:value-type="float" office:value="0.251484">
            <text:p>0,251484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76568">
            <text:p>0,276568</text:p>
          </table:table-cell>
          <table:table-cell/>
        </table:table-row>
        <table:table-row table:style-name="ro1">
          <table:table-cell office:value-type="float" office:value="0.133333">
            <text:p>0,133333</text:p>
          </table:table-cell>
          <table:table-cell office:value-type="float" office:value="0.279091">
            <text:p>0,279091</text:p>
          </table:table-cell>
          <table:table-cell/>
        </table:table-row>
        <table:table-row table:style-name="ro1">
          <table:table-cell office:value-type="float" office:value="0.166667">
            <text:p>0,166667</text:p>
          </table:table-cell>
          <table:table-cell office:value-type="float" office:value="0.279465">
            <text:p>0,279465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80095">
            <text:p>0,280095</text:p>
          </table:table-cell>
          <table:table-cell/>
        </table:table-row>
        <table:table-row table:style-name="ro1">
          <table:table-cell office:value-type="float" office:value="0.233333">
            <text:p>0,233333</text:p>
          </table:table-cell>
          <table:table-cell office:value-type="float" office:value="0.27769">
            <text:p>0,27769</text:p>
          </table:table-cell>
          <table:table-cell/>
        </table:table-row>
        <table:table-row table:style-name="ro1">
          <table:table-cell office:value-type="float" office:value="0.266667">
            <text:p>0,266667</text:p>
          </table:table-cell>
          <table:table-cell office:value-type="float" office:value="0.284146">
            <text:p>0,284146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74034">
            <text:p>0,274034</text:p>
          </table:table-cell>
          <table:table-cell/>
        </table:table-row>
        <table:table-row table:style-name="ro1">
          <table:table-cell office:value-type="float" office:value="0.333333">
            <text:p>0,333333</text:p>
          </table:table-cell>
          <table:table-cell office:value-type="float" office:value="0.268787">
            <text:p>0,268787</text:p>
          </table:table-cell>
          <table:table-cell/>
        </table:table-row>
        <table:table-row table:style-name="ro1">
          <table:table-cell office:value-type="float" office:value="0.366667">
            <text:p>0,366667</text:p>
          </table:table-cell>
          <table:table-cell office:value-type="float" office:value="0.283966">
            <text:p>0,283966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78818">
            <text:p>0,278818</text:p>
          </table:table-cell>
          <table:table-cell/>
        </table:table-row>
        <table:table-row table:style-name="ro1">
          <table:table-cell office:value-type="float" office:value="0.433333">
            <text:p>0,433333</text:p>
          </table:table-cell>
          <table:table-cell office:value-type="float" office:value="0.28815">
            <text:p>0,28815</text:p>
          </table:table-cell>
          <table:table-cell/>
        </table:table-row>
        <table:table-row table:style-name="ro1">
          <table:table-cell office:value-type="float" office:value="0.466667">
            <text:p>0,466667</text:p>
          </table:table-cell>
          <table:table-cell office:value-type="float" office:value="0.273751">
            <text:p>0,27375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74351">
            <text:p>0,274351</text:p>
          </table:table-cell>
          <table:table-cell/>
        </table:table-row>
        <table:table-row table:style-name="ro1">
          <table:table-cell office:value-type="float" office:value="0.533333">
            <text:p>0,533333</text:p>
          </table:table-cell>
          <table:table-cell office:value-type="float" office:value="0.280534">
            <text:p>0,280534</text:p>
          </table:table-cell>
          <table:table-cell/>
        </table:table-row>
        <table:table-row table:style-name="ro1">
          <table:table-cell office:value-type="float" office:value="0.566667">
            <text:p>0,566667</text:p>
          </table:table-cell>
          <table:table-cell office:value-type="float" office:value="0.275316">
            <text:p>0,275316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80503">
            <text:p>0,280503</text:p>
          </table:table-cell>
          <table:table-cell/>
        </table:table-row>
        <table:table-row table:style-name="ro1">
          <table:table-cell office:value-type="float" office:value="0.633333">
            <text:p>0,633333</text:p>
          </table:table-cell>
          <table:table-cell office:value-type="float" office:value="0.283148">
            <text:p>0,283148</text:p>
          </table:table-cell>
          <table:table-cell/>
        </table:table-row>
        <table:table-row table:style-name="ro1">
          <table:table-cell office:value-type="float" office:value="0.666667">
            <text:p>0,666667</text:p>
          </table:table-cell>
          <table:table-cell office:value-type="float" office:value="0.276877">
            <text:p>0,276877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82663">
            <text:p>0,282663</text:p>
          </table:table-cell>
          <table:table-cell/>
        </table:table-row>
        <table:table-row table:style-name="ro1">
          <table:table-cell office:value-type="float" office:value="0.733333">
            <text:p>0,733333</text:p>
          </table:table-cell>
          <table:table-cell office:value-type="float" office:value="0.263351">
            <text:p>0,263351</text:p>
          </table:table-cell>
          <table:table-cell/>
        </table:table-row>
        <table:table-row table:style-name="ro1">
          <table:table-cell office:value-type="float" office:value="0.766667">
            <text:p>0,766667</text:p>
          </table:table-cell>
          <table:table-cell office:value-type="float" office:value="0.267877">
            <text:p>0,267877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71202">
            <text:p>0,271202</text:p>
          </table:table-cell>
          <table:table-cell/>
        </table:table-row>
        <table:table-row table:style-name="ro1">
          <table:table-cell office:value-type="float" office:value="0.833333">
            <text:p>0,833333</text:p>
          </table:table-cell>
          <table:table-cell office:value-type="float" office:value="0.269927">
            <text:p>0,269927</text:p>
          </table:table-cell>
          <table:table-cell/>
        </table:table-row>
        <table:table-row table:style-name="ro1">
          <table:table-cell office:value-type="float" office:value="0.866667">
            <text:p>0,866667</text:p>
          </table:table-cell>
          <table:table-cell office:value-type="float" office:value="0.282251">
            <text:p>0,282251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279658">
            <text:p>0,279658</text:p>
          </table:table-cell>
          <table:table-cell/>
        </table:table-row>
        <table:table-row table:style-name="ro1">
          <table:table-cell office:value-type="float" office:value="0.933333">
            <text:p>0,933333</text:p>
          </table:table-cell>
          <table:table-cell office:value-type="float" office:value="0.279113">
            <text:p>0,279113</text:p>
          </table:table-cell>
          <table:table-cell/>
        </table:table-row>
        <table:table-row table:style-name="ro1">
          <table:table-cell office:value-type="float" office:value="0.966667">
            <text:p>0,966667</text:p>
          </table:table-cell>
          <table:table-cell office:value-type="float" office:value="0.275998">
            <text:p>0,2759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9706">
            <text:p>0,279706</text:p>
          </table:table-cell>
          <table:table-cell/>
        </table:table-row>
        <table:table-row table:style-name="ro1">
          <table:table-cell office:value-type="float" office:value="1.033333">
            <text:p>1,033333</text:p>
          </table:table-cell>
          <table:table-cell office:value-type="float" office:value="0.261113">
            <text:p>0,261113</text:p>
          </table:table-cell>
          <table:table-cell/>
        </table:table-row>
        <table:table-row table:style-name="ro1">
          <table:table-cell office:value-type="float" office:value="1.066667">
            <text:p>1,066667</text:p>
          </table:table-cell>
          <table:table-cell office:value-type="float" office:value="0.270369">
            <text:p>0,270369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277241">
            <text:p>0,277241</text:p>
          </table:table-cell>
          <table:table-cell/>
        </table:table-row>
        <table:table-row table:style-name="ro1">
          <table:table-cell office:value-type="float" office:value="1.133333">
            <text:p>1,133333</text:p>
          </table:table-cell>
          <table:table-cell office:value-type="float" office:value="0.270846">
            <text:p>0,270846</text:p>
          </table:table-cell>
          <table:table-cell/>
        </table:table-row>
        <table:table-row table:style-name="ro1">
          <table:table-cell office:value-type="float" office:value="1.166667">
            <text:p>1,166667</text:p>
          </table:table-cell>
          <table:table-cell office:value-type="float" office:value="0.265224">
            <text:p>0,265224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267639">
            <text:p>0,267639</text:p>
          </table:table-cell>
          <table:table-cell/>
        </table:table-row>
        <table:table-row table:style-name="ro1">
          <table:table-cell office:value-type="float" office:value="1.233333">
            <text:p>1,233333</text:p>
          </table:table-cell>
          <table:table-cell office:value-type="float" office:value="0.275373">
            <text:p>0,275373</text:p>
          </table:table-cell>
          <table:table-cell/>
        </table:table-row>
        <table:table-row table:style-name="ro1">
          <table:table-cell office:value-type="float" office:value="1.266667">
            <text:p>1,266667</text:p>
          </table:table-cell>
          <table:table-cell office:value-type="float" office:value="0.273335">
            <text:p>0,273335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27856">
            <text:p>0,27856</text:p>
          </table:table-cell>
          <table:table-cell/>
        </table:table-row>
        <table:table-row table:style-name="ro1">
          <table:table-cell office:value-type="float" office:value="1.333333">
            <text:p>1,333333</text:p>
          </table:table-cell>
          <table:table-cell office:value-type="float" office:value="0.282176">
            <text:p>0,282176</text:p>
          </table:table-cell>
          <table:table-cell/>
        </table:table-row>
        <table:table-row table:style-name="ro1">
          <table:table-cell office:value-type="float" office:value="1.366667">
            <text:p>1,366667</text:p>
          </table:table-cell>
          <table:table-cell office:value-type="float" office:value="0.271012">
            <text:p>0,271012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274943">
            <text:p>0,274943</text:p>
          </table:table-cell>
          <table:table-cell/>
        </table:table-row>
        <table:table-row table:style-name="ro1">
          <table:table-cell office:value-type="float" office:value="1.433333">
            <text:p>1,433333</text:p>
          </table:table-cell>
          <table:table-cell office:value-type="float" office:value="0.277381">
            <text:p>0,277381</text:p>
          </table:table-cell>
          <table:table-cell/>
        </table:table-row>
        <table:table-row table:style-name="ro1">
          <table:table-cell office:value-type="float" office:value="1.466667">
            <text:p>1,466667</text:p>
          </table:table-cell>
          <table:table-cell office:value-type="float" office:value="0.253671">
            <text:p>0,253671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64056">
            <text:p>0,264056</text:p>
          </table:table-cell>
          <table:table-cell/>
        </table:table-row>
        <table:table-row table:style-name="ro1">
          <table:table-cell office:value-type="float" office:value="1.533333">
            <text:p>1,533333</text:p>
          </table:table-cell>
          <table:table-cell office:value-type="float" office:value="0.276639">
            <text:p>0,276639</text:p>
          </table:table-cell>
          <table:table-cell/>
        </table:table-row>
        <table:table-row table:style-name="ro1">
          <table:table-cell office:value-type="float" office:value="1.566667">
            <text:p>1,566667</text:p>
          </table:table-cell>
          <table:table-cell office:value-type="float" office:value="0.254695">
            <text:p>0,254695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277889">
            <text:p>0,277889</text:p>
          </table:table-cell>
          <table:table-cell/>
        </table:table-row>
        <table:table-row table:style-name="ro1">
          <table:table-cell office:value-type="float" office:value="1.633333">
            <text:p>1,633333</text:p>
          </table:table-cell>
          <table:table-cell office:value-type="float" office:value="0.264521">
            <text:p>0,264521</text:p>
          </table:table-cell>
          <table:table-cell/>
        </table:table-row>
        <table:table-row table:style-name="ro1">
          <table:table-cell office:value-type="float" office:value="1.666667">
            <text:p>1,666667</text:p>
          </table:table-cell>
          <table:table-cell office:value-type="float" office:value="0.279117">
            <text:p>0,279117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270256">
            <text:p>0,270256</text:p>
          </table:table-cell>
          <table:table-cell/>
        </table:table-row>
        <table:table-row table:style-name="ro1">
          <table:table-cell office:value-type="float" office:value="1.733333">
            <text:p>1,733333</text:p>
          </table:table-cell>
          <table:table-cell office:value-type="float" office:value="0.288638">
            <text:p>0,288638</text:p>
          </table:table-cell>
          <table:table-cell/>
        </table:table-row>
        <table:table-row table:style-name="ro1">
          <table:table-cell office:value-type="float" office:value="1.766667">
            <text:p>1,766667</text:p>
          </table:table-cell>
          <table:table-cell office:value-type="float" office:value="0.293871">
            <text:p>0,293871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271977">
            <text:p>0,271977</text:p>
          </table:table-cell>
          <table:table-cell/>
        </table:table-row>
        <table:table-row table:style-name="ro1">
          <table:table-cell office:value-type="float" office:value="1.833333">
            <text:p>1,833333</text:p>
          </table:table-cell>
          <table:table-cell office:value-type="float" office:value="0.27851">
            <text:p>0,27851</text:p>
          </table:table-cell>
          <table:table-cell/>
        </table:table-row>
        <table:table-row table:style-name="ro1">
          <table:table-cell office:value-type="float" office:value="1.866667">
            <text:p>1,866667</text:p>
          </table:table-cell>
          <table:table-cell office:value-type="float" office:value="0.260722">
            <text:p>0,260722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75259">
            <text:p>0,275259</text:p>
          </table:table-cell>
          <table:table-cell/>
        </table:table-row>
        <table:table-row table:style-name="ro1">
          <table:table-cell office:value-type="float" office:value="1.933333">
            <text:p>1,933333</text:p>
          </table:table-cell>
          <table:table-cell office:value-type="float" office:value="0.275728">
            <text:p>0,275728</text:p>
          </table:table-cell>
          <table:table-cell/>
        </table:table-row>
        <table:table-row table:style-name="ro1">
          <table:table-cell office:value-type="float" office:value="1.966667">
            <text:p>1,966667</text:p>
          </table:table-cell>
          <table:table-cell office:value-type="float" office:value="0.258742">
            <text:p>0,25874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9354">
            <text:p>0,279354</text:p>
          </table:table-cell>
          <table:table-cell/>
        </table:table-row>
        <table:table-row table:style-name="ro1">
          <table:table-cell office:value-type="float" office:value="2.033333">
            <text:p>2,033333</text:p>
          </table:table-cell>
          <table:table-cell office:value-type="float" office:value="0.266965">
            <text:p>0,266965</text:p>
          </table:table-cell>
          <table:table-cell/>
        </table:table-row>
        <table:table-row table:style-name="ro1">
          <table:table-cell office:value-type="float" office:value="2.066667">
            <text:p>2,066667</text:p>
          </table:table-cell>
          <table:table-cell office:value-type="float" office:value="0.263306">
            <text:p>0,263306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270454">
            <text:p>0,270454</text:p>
          </table:table-cell>
          <table:table-cell/>
        </table:table-row>
        <table:table-row table:style-name="ro1">
          <table:table-cell office:value-type="float" office:value="2.133333">
            <text:p>2,133333</text:p>
          </table:table-cell>
          <table:table-cell office:value-type="float" office:value="0.264372">
            <text:p>0,264372</text:p>
          </table:table-cell>
          <table:table-cell/>
        </table:table-row>
        <table:table-row table:style-name="ro1">
          <table:table-cell office:value-type="float" office:value="2.166667">
            <text:p>2,166667</text:p>
          </table:table-cell>
          <table:table-cell office:value-type="float" office:value="0.283239">
            <text:p>0,283239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264596">
            <text:p>0,264596</text:p>
          </table:table-cell>
          <table:table-cell/>
        </table:table-row>
        <table:table-row table:style-name="ro1">
          <table:table-cell office:value-type="float" office:value="2.233333">
            <text:p>2,233333</text:p>
          </table:table-cell>
          <table:table-cell office:value-type="float" office:value="0.266933">
            <text:p>0,266933</text:p>
          </table:table-cell>
          <table:table-cell/>
        </table:table-row>
        <table:table-row table:style-name="ro1">
          <table:table-cell office:value-type="float" office:value="2.266667">
            <text:p>2,266667</text:p>
          </table:table-cell>
          <table:table-cell office:value-type="float" office:value="0.290882">
            <text:p>0,290882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281446">
            <text:p>0,281446</text:p>
          </table:table-cell>
          <table:table-cell/>
        </table:table-row>
        <table:table-row table:style-name="ro1">
          <table:table-cell office:value-type="float" office:value="2.333333">
            <text:p>2,333333</text:p>
          </table:table-cell>
          <table:table-cell office:value-type="float" office:value="0.278459">
            <text:p>0,278459</text:p>
          </table:table-cell>
          <table:table-cell/>
        </table:table-row>
        <table:table-row table:style-name="ro1">
          <table:table-cell office:value-type="float" office:value="2.366667">
            <text:p>2,366667</text:p>
          </table:table-cell>
          <table:table-cell office:value-type="float" office:value="0.281899">
            <text:p>0,281899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277317">
            <text:p>0,277317</text:p>
          </table:table-cell>
          <table:table-cell/>
        </table:table-row>
        <table:table-row table:style-name="ro1">
          <table:table-cell office:value-type="float" office:value="2.433333">
            <text:p>2,433333</text:p>
          </table:table-cell>
          <table:table-cell office:value-type="float" office:value="0.273392">
            <text:p>0,273392</text:p>
          </table:table-cell>
          <table:table-cell/>
        </table:table-row>
        <table:table-row table:style-name="ro1">
          <table:table-cell office:value-type="float" office:value="2.466667">
            <text:p>2,466667</text:p>
          </table:table-cell>
          <table:table-cell office:value-type="float" office:value="0.277906">
            <text:p>0,277906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78061">
            <text:p>0,278061</text:p>
          </table:table-cell>
          <table:table-cell/>
        </table:table-row>
        <table:table-row table:style-name="ro1">
          <table:table-cell office:value-type="float" office:value="2.533333">
            <text:p>2,533333</text:p>
          </table:table-cell>
          <table:table-cell office:value-type="float" office:value="0.275774">
            <text:p>0,275774</text:p>
          </table:table-cell>
          <table:table-cell/>
        </table:table-row>
        <table:table-row table:style-name="ro1">
          <table:table-cell office:value-type="float" office:value="2.566667">
            <text:p>2,566667</text:p>
          </table:table-cell>
          <table:table-cell office:value-type="float" office:value="0.26478">
            <text:p>0,26478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264401">
            <text:p>0,264401</text:p>
          </table:table-cell>
          <table:table-cell/>
        </table:table-row>
        <table:table-row table:style-name="ro1">
          <table:table-cell office:value-type="float" office:value="2.633333">
            <text:p>2,633333</text:p>
          </table:table-cell>
          <table:table-cell office:value-type="float" office:value="0.271093">
            <text:p>0,271093</text:p>
          </table:table-cell>
          <table:table-cell/>
        </table:table-row>
        <table:table-row table:style-name="ro1">
          <table:table-cell office:value-type="float" office:value="2.666667">
            <text:p>2,666667</text:p>
          </table:table-cell>
          <table:table-cell office:value-type="float" office:value="0.278998">
            <text:p>0,278998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279314">
            <text:p>0,279314</text:p>
          </table:table-cell>
          <table:table-cell/>
        </table:table-row>
        <table:table-row table:style-name="ro1">
          <table:table-cell office:value-type="float" office:value="2.733333">
            <text:p>2,733333</text:p>
          </table:table-cell>
          <table:table-cell office:value-type="float" office:value="0.268245">
            <text:p>0,268245</text:p>
          </table:table-cell>
          <table:table-cell/>
        </table:table-row>
        <table:table-row table:style-name="ro1">
          <table:table-cell office:value-type="float" office:value="2.766667">
            <text:p>2,766667</text:p>
          </table:table-cell>
          <table:table-cell office:value-type="float" office:value="0.292258">
            <text:p>0,292258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273365">
            <text:p>0,273365</text:p>
          </table:table-cell>
          <table:table-cell/>
        </table:table-row>
        <table:table-row table:style-name="ro1">
          <table:table-cell office:value-type="float" office:value="2.833333">
            <text:p>2,833333</text:p>
          </table:table-cell>
          <table:table-cell office:value-type="float" office:value="0.272209">
            <text:p>0,272209</text:p>
          </table:table-cell>
          <table:table-cell/>
        </table:table-row>
        <table:table-row table:style-name="ro1">
          <table:table-cell office:value-type="float" office:value="2.866667">
            <text:p>2,866667</text:p>
          </table:table-cell>
          <table:table-cell office:value-type="float" office:value="0.279897">
            <text:p>0,279897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279944">
            <text:p>0,279944</text:p>
          </table:table-cell>
          <table:table-cell/>
        </table:table-row>
        <table:table-row table:style-name="ro1">
          <table:table-cell office:value-type="float" office:value="2.933333">
            <text:p>2,933333</text:p>
          </table:table-cell>
          <table:table-cell office:value-type="float" office:value="0.283707">
            <text:p>0,283707</text:p>
          </table:table-cell>
          <table:table-cell/>
        </table:table-row>
        <table:table-row table:style-name="ro1">
          <table:table-cell office:value-type="float" office:value="2.966667">
            <text:p>2,966667</text:p>
          </table:table-cell>
          <table:table-cell office:value-type="float" office:value="0.269952">
            <text:p>0,26995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8464">
            <text:p>0,278464</text:p>
          </table:table-cell>
          <table:table-cell/>
        </table:table-row>
        <table:table-row table:style-name="ro1">
          <table:table-cell office:value-type="float" office:value="3.033333">
            <text:p>3,033333</text:p>
          </table:table-cell>
          <table:table-cell office:value-type="float" office:value="0.294495">
            <text:p>0,294495</text:p>
          </table:table-cell>
          <table:table-cell/>
        </table:table-row>
        <table:table-row table:style-name="ro1">
          <table:table-cell office:value-type="float" office:value="3.066667">
            <text:p>3,066667</text:p>
          </table:table-cell>
          <table:table-cell office:value-type="float" office:value="0.293814">
            <text:p>0,293814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281729">
            <text:p>0,281729</text:p>
          </table:table-cell>
          <table:table-cell/>
        </table:table-row>
        <table:table-row table:style-name="ro1">
          <table:table-cell office:value-type="float" office:value="3.133333">
            <text:p>3,133333</text:p>
          </table:table-cell>
          <table:table-cell office:value-type="float" office:value="0.275465">
            <text:p>0,275465</text:p>
          </table:table-cell>
          <table:table-cell/>
        </table:table-row>
        <table:table-row table:style-name="ro1">
          <table:table-cell office:value-type="float" office:value="3.166667">
            <text:p>3,166667</text:p>
          </table:table-cell>
          <table:table-cell office:value-type="float" office:value="0.264631">
            <text:p>0,264631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267234">
            <text:p>0,267234</text:p>
          </table:table-cell>
          <table:table-cell/>
        </table:table-row>
        <table:table-row table:style-name="ro1">
          <table:table-cell office:value-type="float" office:value="3.233334">
            <text:p>3,233334</text:p>
          </table:table-cell>
          <table:table-cell office:value-type="float" office:value="0.281973">
            <text:p>0,281973</text:p>
          </table:table-cell>
          <table:table-cell/>
        </table:table-row>
        <table:table-row table:style-name="ro1">
          <table:table-cell office:value-type="float" office:value="3.266667">
            <text:p>3,266667</text:p>
          </table:table-cell>
          <table:table-cell office:value-type="float" office:value="0.273466">
            <text:p>0,273466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278128">
            <text:p>0,278128</text:p>
          </table:table-cell>
          <table:table-cell/>
        </table:table-row>
        <table:table-row table:style-name="ro1">
          <table:table-cell office:value-type="float" office:value="3.333334">
            <text:p>3,333334</text:p>
          </table:table-cell>
          <table:table-cell office:value-type="float" office:value="0.271192">
            <text:p>0,271192</text:p>
          </table:table-cell>
          <table:table-cell/>
        </table:table-row>
        <table:table-row table:style-name="ro1">
          <table:table-cell office:value-type="float" office:value="3.366667">
            <text:p>3,366667</text:p>
          </table:table-cell>
          <table:table-cell office:value-type="float" office:value="0.265219">
            <text:p>0,265219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271219">
            <text:p>0,271219</text:p>
          </table:table-cell>
          <table:table-cell/>
        </table:table-row>
        <table:table-row table:style-name="ro1">
          <table:table-cell office:value-type="float" office:value="3.433334">
            <text:p>3,433334</text:p>
          </table:table-cell>
          <table:table-cell office:value-type="float" office:value="0.263132">
            <text:p>0,263132</text:p>
          </table:table-cell>
          <table:table-cell/>
        </table:table-row>
        <table:table-row table:style-name="ro1">
          <table:table-cell office:value-type="float" office:value="3.466667">
            <text:p>3,466667</text:p>
          </table:table-cell>
          <table:table-cell office:value-type="float" office:value="0.273089">
            <text:p>0,273089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76548">
            <text:p>0,276548</text:p>
          </table:table-cell>
          <table:table-cell/>
        </table:table-row>
        <table:table-row table:style-name="ro1">
          <table:table-cell office:value-type="float" office:value="3.533334">
            <text:p>3,533334</text:p>
          </table:table-cell>
          <table:table-cell office:value-type="float" office:value="0.267874">
            <text:p>0,267874</text:p>
          </table:table-cell>
          <table:table-cell/>
        </table:table-row>
        <table:table-row table:style-name="ro1">
          <table:table-cell office:value-type="float" office:value="3.566667">
            <text:p>3,566667</text:p>
          </table:table-cell>
          <table:table-cell office:value-type="float" office:value="0.271057">
            <text:p>0,271057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83557">
            <text:p>0,283557</text:p>
          </table:table-cell>
          <table:table-cell/>
        </table:table-row>
        <table:table-row table:style-name="ro1">
          <table:table-cell office:value-type="float" office:value="3.633334">
            <text:p>3,633334</text:p>
          </table:table-cell>
          <table:table-cell office:value-type="float" office:value="0.284942">
            <text:p>0,284942</text:p>
          </table:table-cell>
          <table:table-cell/>
        </table:table-row>
        <table:table-row table:style-name="ro1">
          <table:table-cell office:value-type="float" office:value="3.666667">
            <text:p>3,666667</text:p>
          </table:table-cell>
          <table:table-cell office:value-type="float" office:value="0.283367">
            <text:p>0,283367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287914">
            <text:p>0,287914</text:p>
          </table:table-cell>
          <table:table-cell/>
        </table:table-row>
        <table:table-row table:style-name="ro1">
          <table:table-cell office:value-type="float" office:value="3.733334">
            <text:p>3,733334</text:p>
          </table:table-cell>
          <table:table-cell office:value-type="float" office:value="0.274033">
            <text:p>0,274033</text:p>
          </table:table-cell>
          <table:table-cell/>
        </table:table-row>
        <table:table-row table:style-name="ro1">
          <table:table-cell office:value-type="float" office:value="3.766667">
            <text:p>3,766667</text:p>
          </table:table-cell>
          <table:table-cell office:value-type="float" office:value="0.280112">
            <text:p>0,280112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273134">
            <text:p>0,273134</text:p>
          </table:table-cell>
          <table:table-cell/>
        </table:table-row>
        <table:table-row table:style-name="ro1">
          <table:table-cell office:value-type="float" office:value="3.833334">
            <text:p>3,833334</text:p>
          </table:table-cell>
          <table:table-cell office:value-type="float" office:value="0.283994">
            <text:p>0,283994</text:p>
          </table:table-cell>
          <table:table-cell/>
        </table:table-row>
        <table:table-row table:style-name="ro1">
          <table:table-cell office:value-type="float" office:value="3.866667">
            <text:p>3,866667</text:p>
          </table:table-cell>
          <table:table-cell office:value-type="float" office:value="0.270066">
            <text:p>0,270066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270091">
            <text:p>0,270091</text:p>
          </table:table-cell>
          <table:table-cell/>
        </table:table-row>
        <table:table-row table:style-name="ro1">
          <table:table-cell office:value-type="float" office:value="3.933334">
            <text:p>3,933334</text:p>
          </table:table-cell>
          <table:table-cell office:value-type="float" office:value="0.269568">
            <text:p>0,269568</text:p>
          </table:table-cell>
          <table:table-cell/>
        </table:table-row>
        <table:table-row table:style-name="ro1">
          <table:table-cell office:value-type="float" office:value="3.966667">
            <text:p>3,966667</text:p>
          </table:table-cell>
          <table:table-cell office:value-type="float" office:value="0.274019">
            <text:p>0,27401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915">
            <text:p>0,2915</text:p>
          </table:table-cell>
          <table:table-cell/>
        </table:table-row>
        <table:table-row table:style-name="ro1">
          <table:table-cell office:value-type="float" office:value="4.033334">
            <text:p>4,033334</text:p>
          </table:table-cell>
          <table:table-cell office:value-type="float" office:value="0.276932">
            <text:p>0,276932</text:p>
          </table:table-cell>
          <table:table-cell/>
        </table:table-row>
        <table:table-row table:style-name="ro1">
          <table:table-cell office:value-type="float" office:value="4.066667">
            <text:p>4,066667</text:p>
          </table:table-cell>
          <table:table-cell office:value-type="float" office:value="0.273874">
            <text:p>0,273874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.266632">
            <text:p>0,266632</text:p>
          </table:table-cell>
          <table:table-cell/>
        </table:table-row>
        <table:table-row table:style-name="ro1">
          <table:table-cell office:value-type="float" office:value="4.133334">
            <text:p>4,133334</text:p>
          </table:table-cell>
          <table:table-cell office:value-type="float" office:value="0.272304">
            <text:p>0,272304</text:p>
          </table:table-cell>
          <table:table-cell/>
        </table:table-row>
        <table:table-row table:style-name="ro1">
          <table:table-cell office:value-type="float" office:value="4.166667">
            <text:p>4,166667</text:p>
          </table:table-cell>
          <table:table-cell office:value-type="float" office:value="0.265373">
            <text:p>0,265373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274552">
            <text:p>0,274552</text:p>
          </table:table-cell>
          <table:table-cell/>
        </table:table-row>
        <table:table-row table:style-name="ro1">
          <table:table-cell office:value-type="float" office:value="4.233334">
            <text:p>4,233334</text:p>
          </table:table-cell>
          <table:table-cell office:value-type="float" office:value="0.265882">
            <text:p>0,265882</text:p>
          </table:table-cell>
          <table:table-cell/>
        </table:table-row>
        <table:table-row table:style-name="ro1">
          <table:table-cell office:value-type="float" office:value="4.266667">
            <text:p>4,266667</text:p>
          </table:table-cell>
          <table:table-cell office:value-type="float" office:value="0.272087">
            <text:p>0,272087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276704">
            <text:p>0,276704</text:p>
          </table:table-cell>
          <table:table-cell/>
        </table:table-row>
        <table:table-row table:style-name="ro1">
          <table:table-cell office:value-type="float" office:value="4.333334">
            <text:p>4,333334</text:p>
          </table:table-cell>
          <table:table-cell office:value-type="float" office:value="0.278754">
            <text:p>0,278754</text:p>
          </table:table-cell>
          <table:table-cell/>
        </table:table-row>
        <table:table-row table:style-name="ro1">
          <table:table-cell office:value-type="float" office:value="4.366667">
            <text:p>4,366667</text:p>
          </table:table-cell>
          <table:table-cell office:value-type="float" office:value="0.277137">
            <text:p>0,277137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267982">
            <text:p>0,267982</text:p>
          </table:table-cell>
          <table:table-cell/>
        </table:table-row>
        <table:table-row table:style-name="ro1">
          <table:table-cell office:value-type="float" office:value="4.433334">
            <text:p>4,433334</text:p>
          </table:table-cell>
          <table:table-cell office:value-type="float" office:value="0.273174">
            <text:p>0,273174</text:p>
          </table:table-cell>
          <table:table-cell/>
        </table:table-row>
        <table:table-row table:style-name="ro1">
          <table:table-cell office:value-type="float" office:value="4.466667">
            <text:p>4,466667</text:p>
          </table:table-cell>
          <table:table-cell office:value-type="float" office:value="0.287496">
            <text:p>0,287496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70649">
            <text:p>0,270649</text:p>
          </table:table-cell>
          <table:table-cell/>
        </table:table-row>
        <table:table-row table:style-name="ro1">
          <table:table-cell office:value-type="float" office:value="4.533334">
            <text:p>4,533334</text:p>
          </table:table-cell>
          <table:table-cell office:value-type="float" office:value="0.28548">
            <text:p>0,28548</text:p>
          </table:table-cell>
          <table:table-cell/>
        </table:table-row>
        <table:table-row table:style-name="ro1">
          <table:table-cell office:value-type="float" office:value="4.566667">
            <text:p>4,566667</text:p>
          </table:table-cell>
          <table:table-cell office:value-type="float" office:value="0.289415">
            <text:p>0,289415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26622">
            <text:p>0,26622</text:p>
          </table:table-cell>
          <table:table-cell/>
        </table:table-row>
        <table:table-row table:style-name="ro1">
          <table:table-cell office:value-type="float" office:value="4.633334">
            <text:p>4,633334</text:p>
          </table:table-cell>
          <table:table-cell office:value-type="float" office:value="0.272389">
            <text:p>0,272389</text:p>
          </table:table-cell>
          <table:table-cell/>
        </table:table-row>
        <table:table-row table:style-name="ro1">
          <table:table-cell office:value-type="float" office:value="4.666667">
            <text:p>4,666667</text:p>
          </table:table-cell>
          <table:table-cell office:value-type="float" office:value="0.27164">
            <text:p>0,27164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275793">
            <text:p>0,275793</text:p>
          </table:table-cell>
          <table:table-cell/>
        </table:table-row>
        <table:table-row table:style-name="ro1">
          <table:table-cell office:value-type="float" office:value="4.733334">
            <text:p>4,733334</text:p>
          </table:table-cell>
          <table:table-cell office:value-type="float" office:value="0.276535">
            <text:p>0,276535</text:p>
          </table:table-cell>
          <table:table-cell/>
        </table:table-row>
        <table:table-row table:style-name="ro1">
          <table:table-cell office:value-type="float" office:value="4.766667">
            <text:p>4,766667</text:p>
          </table:table-cell>
          <table:table-cell office:value-type="float" office:value="0.284274">
            <text:p>0,284274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272227">
            <text:p>0,272227</text:p>
          </table:table-cell>
          <table:table-cell/>
        </table:table-row>
        <table:table-row table:style-name="ro1">
          <table:table-cell office:value-type="float" office:value="4.833334">
            <text:p>4,833334</text:p>
          </table:table-cell>
          <table:table-cell office:value-type="float" office:value="0.285152">
            <text:p>0,285152</text:p>
          </table:table-cell>
          <table:table-cell/>
        </table:table-row>
        <table:table-row table:style-name="ro1">
          <table:table-cell office:value-type="float" office:value="4.866667">
            <text:p>4,866667</text:p>
          </table:table-cell>
          <table:table-cell office:value-type="float" office:value="0.280923">
            <text:p>0,280923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266255">
            <text:p>0,266255</text:p>
          </table:table-cell>
          <table:table-cell/>
        </table:table-row>
        <table:table-row table:style-name="ro1">
          <table:table-cell office:value-type="float" office:value="4.933334">
            <text:p>4,933334</text:p>
          </table:table-cell>
          <table:table-cell office:value-type="float" office:value="0.270212">
            <text:p>0,270212</text:p>
          </table:table-cell>
          <table:table-cell/>
        </table:table-row>
        <table:table-row table:style-name="ro1">
          <table:table-cell office:value-type="float" office:value="4.966667">
            <text:p>4,966667</text:p>
          </table:table-cell>
          <table:table-cell office:value-type="float" office:value="0.277973">
            <text:p>0,27797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77336">
            <text:p>0,277336</text:p>
          </table:table-cell>
          <table:table-cell/>
        </table:table-row>
        <table:table-row table:style-name="ro1">
          <table:table-cell office:value-type="float" office:value="5.033334">
            <text:p>5,033334</text:p>
          </table:table-cell>
          <table:table-cell office:value-type="float" office:value="0.2808">
            <text:p>0,2808</text:p>
          </table:table-cell>
          <table:table-cell/>
        </table:table-row>
        <table:table-row table:style-name="ro1">
          <table:table-cell office:value-type="float" office:value="5.066667">
            <text:p>5,066667</text:p>
          </table:table-cell>
          <table:table-cell office:value-type="float" office:value="0.281537">
            <text:p>0,281537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278907">
            <text:p>0,278907</text:p>
          </table:table-cell>
          <table:table-cell/>
        </table:table-row>
        <table:table-row table:style-name="ro1">
          <table:table-cell office:value-type="float" office:value="5.133334">
            <text:p>5,133334</text:p>
          </table:table-cell>
          <table:table-cell office:value-type="float" office:value="0.258552">
            <text:p>0,258552</text:p>
          </table:table-cell>
          <table:table-cell/>
        </table:table-row>
        <table:table-row table:style-name="ro1">
          <table:table-cell office:value-type="float" office:value="5.166667">
            <text:p>5,166667</text:p>
          </table:table-cell>
          <table:table-cell office:value-type="float" office:value="0.278508">
            <text:p>0,278508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275321">
            <text:p>0,275321</text:p>
          </table:table-cell>
          <table:table-cell/>
        </table:table-row>
        <table:table-row table:style-name="ro1">
          <table:table-cell office:value-type="float" office:value="5.233334">
            <text:p>5,233334</text:p>
          </table:table-cell>
          <table:table-cell office:value-type="float" office:value="0.274813">
            <text:p>0,274813</text:p>
          </table:table-cell>
          <table:table-cell/>
        </table:table-row>
        <table:table-row table:style-name="ro1">
          <table:table-cell office:value-type="float" office:value="5.266667">
            <text:p>5,266667</text:p>
          </table:table-cell>
          <table:table-cell office:value-type="float" office:value="0.270823">
            <text:p>0,270823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288015">
            <text:p>0,288015</text:p>
          </table:table-cell>
          <table:table-cell/>
        </table:table-row>
        <table:table-row table:style-name="ro1">
          <table:table-cell office:value-type="float" office:value="5.333334">
            <text:p>5,333334</text:p>
          </table:table-cell>
          <table:table-cell office:value-type="float" office:value="0.28782">
            <text:p>0,28782</text:p>
          </table:table-cell>
          <table:table-cell/>
        </table:table-row>
        <table:table-row table:style-name="ro1">
          <table:table-cell office:value-type="float" office:value="5.366667">
            <text:p>5,366667</text:p>
          </table:table-cell>
          <table:table-cell office:value-type="float" office:value="0.274034">
            <text:p>0,274034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284433">
            <text:p>0,284433</text:p>
          </table:table-cell>
          <table:table-cell/>
        </table:table-row>
        <table:table-row table:style-name="ro1">
          <table:table-cell office:value-type="float" office:value="5.433334">
            <text:p>5,433334</text:p>
          </table:table-cell>
          <table:table-cell office:value-type="float" office:value="0.272977">
            <text:p>0,272977</text:p>
          </table:table-cell>
          <table:table-cell/>
        </table:table-row>
        <table:table-row table:style-name="ro1">
          <table:table-cell office:value-type="float" office:value="5.466667">
            <text:p>5,466667</text:p>
          </table:table-cell>
          <table:table-cell office:value-type="float" office:value="0.276739">
            <text:p>0,276739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74719">
            <text:p>0,274719</text:p>
          </table:table-cell>
          <table:table-cell/>
        </table:table-row>
        <table:table-row table:style-name="ro1">
          <table:table-cell office:value-type="float" office:value="5.533334">
            <text:p>5,533334</text:p>
          </table:table-cell>
          <table:table-cell office:value-type="float" office:value="0.281464">
            <text:p>0,281464</text:p>
          </table:table-cell>
          <table:table-cell/>
        </table:table-row>
        <table:table-row table:style-name="ro1">
          <table:table-cell office:value-type="float" office:value="5.566667">
            <text:p>5,566667</text:p>
          </table:table-cell>
          <table:table-cell office:value-type="float" office:value="0.281417">
            <text:p>0,281417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279961">
            <text:p>0,279961</text:p>
          </table:table-cell>
          <table:table-cell/>
        </table:table-row>
        <table:table-row table:style-name="ro1">
          <table:table-cell office:value-type="float" office:value="5.633334">
            <text:p>5,633334</text:p>
          </table:table-cell>
          <table:table-cell office:value-type="float" office:value="0.268289">
            <text:p>0,268289</text:p>
          </table:table-cell>
          <table:table-cell/>
        </table:table-row>
        <table:table-row table:style-name="ro1">
          <table:table-cell office:value-type="float" office:value="5.666667">
            <text:p>5,666667</text:p>
          </table:table-cell>
          <table:table-cell office:value-type="float" office:value="0.284443">
            <text:p>0,284443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276034">
            <text:p>0,276034</text:p>
          </table:table-cell>
          <table:table-cell/>
        </table:table-row>
        <table:table-row table:style-name="ro1">
          <table:table-cell office:value-type="float" office:value="5.733334">
            <text:p>5,733334</text:p>
          </table:table-cell>
          <table:table-cell office:value-type="float" office:value="0.273822">
            <text:p>0,273822</text:p>
          </table:table-cell>
          <table:table-cell/>
        </table:table-row>
        <table:table-row table:style-name="ro1">
          <table:table-cell office:value-type="float" office:value="5.766667">
            <text:p>5,766667</text:p>
          </table:table-cell>
          <table:table-cell office:value-type="float" office:value="0.262009">
            <text:p>0,262009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285247">
            <text:p>0,285247</text:p>
          </table:table-cell>
          <table:table-cell/>
        </table:table-row>
        <table:table-row table:style-name="ro1">
          <table:table-cell office:value-type="float" office:value="5.833334">
            <text:p>5,833334</text:p>
          </table:table-cell>
          <table:table-cell office:value-type="float" office:value="0.290442">
            <text:p>0,290442</text:p>
          </table:table-cell>
          <table:table-cell/>
        </table:table-row>
        <table:table-row table:style-name="ro1">
          <table:table-cell office:value-type="float" office:value="5.866667">
            <text:p>5,866667</text:p>
          </table:table-cell>
          <table:table-cell office:value-type="float" office:value="0.265584">
            <text:p>0,265584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270198">
            <text:p>0,270198</text:p>
          </table:table-cell>
          <table:table-cell/>
        </table:table-row>
        <table:table-row table:style-name="ro1">
          <table:table-cell office:value-type="float" office:value="5.933334">
            <text:p>5,933334</text:p>
          </table:table-cell>
          <table:table-cell office:value-type="float" office:value="0.280047">
            <text:p>0,280047</text:p>
          </table:table-cell>
          <table:table-cell/>
        </table:table-row>
        <table:table-row table:style-name="ro1">
          <table:table-cell office:value-type="float" office:value="5.966667">
            <text:p>5,966667</text:p>
          </table:table-cell>
          <table:table-cell office:value-type="float" office:value="0.286983">
            <text:p>0,28698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7903">
            <text:p>0,27903</text:p>
          </table:table-cell>
          <table:table-cell/>
        </table:table-row>
        <table:table-row table:style-name="ro1">
          <table:table-cell office:value-type="float" office:value="6.033334">
            <text:p>6,033334</text:p>
          </table:table-cell>
          <table:table-cell office:value-type="float" office:value="0.270258">
            <text:p>0,270258</text:p>
          </table:table-cell>
          <table:table-cell/>
        </table:table-row>
        <table:table-row table:style-name="ro1">
          <table:table-cell office:value-type="float" office:value="6.066667">
            <text:p>6,066667</text:p>
          </table:table-cell>
          <table:table-cell office:value-type="float" office:value="0.273277">
            <text:p>0,273277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270579">
            <text:p>0,270579</text:p>
          </table:table-cell>
          <table:table-cell/>
        </table:table-row>
        <table:table-row table:style-name="ro1">
          <table:table-cell office:value-type="float" office:value="6.133334">
            <text:p>6,133334</text:p>
          </table:table-cell>
          <table:table-cell office:value-type="float" office:value="0.268866">
            <text:p>0,268866</text:p>
          </table:table-cell>
          <table:table-cell/>
        </table:table-row>
        <table:table-row table:style-name="ro1">
          <table:table-cell office:value-type="float" office:value="6.166667">
            <text:p>6,166667</text:p>
          </table:table-cell>
          <table:table-cell office:value-type="float" office:value="0.272901">
            <text:p>0,272901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274331">
            <text:p>0,274331</text:p>
          </table:table-cell>
          <table:table-cell/>
        </table:table-row>
        <table:table-row table:style-name="ro1">
          <table:table-cell office:value-type="float" office:value="6.233334">
            <text:p>6,233334</text:p>
          </table:table-cell>
          <table:table-cell office:value-type="float" office:value="0.269905">
            <text:p>0,269905</text:p>
          </table:table-cell>
          <table:table-cell/>
        </table:table-row>
        <table:table-row table:style-name="ro1">
          <table:table-cell office:value-type="float" office:value="6.266667">
            <text:p>6,266667</text:p>
          </table:table-cell>
          <table:table-cell office:value-type="float" office:value="0.276141">
            <text:p>0,276141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284292">
            <text:p>0,284292</text:p>
          </table:table-cell>
          <table:table-cell/>
        </table:table-row>
        <table:table-row table:style-name="ro1">
          <table:table-cell office:value-type="float" office:value="6.333334">
            <text:p>6,333334</text:p>
          </table:table-cell>
          <table:table-cell office:value-type="float" office:value="0.299445">
            <text:p>0,299445</text:p>
          </table:table-cell>
          <table:table-cell/>
        </table:table-row>
        <table:table-row table:style-name="ro1">
          <table:table-cell office:value-type="float" office:value="6.366667">
            <text:p>6,366667</text:p>
          </table:table-cell>
          <table:table-cell office:value-type="float" office:value="0.275845">
            <text:p>0,275845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292121">
            <text:p>0,292121</text:p>
          </table:table-cell>
          <table:table-cell/>
        </table:table-row>
        <table:table-row table:style-name="ro1">
          <table:table-cell office:value-type="float" office:value="6.433334">
            <text:p>6,433334</text:p>
          </table:table-cell>
          <table:table-cell office:value-type="float" office:value="0.281662">
            <text:p>0,281662</text:p>
          </table:table-cell>
          <table:table-cell/>
        </table:table-row>
        <table:table-row table:style-name="ro1">
          <table:table-cell office:value-type="float" office:value="6.466667">
            <text:p>6,466667</text:p>
          </table:table-cell>
          <table:table-cell office:value-type="float" office:value="0.271027">
            <text:p>0,271027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88756">
            <text:p>0,288756</text:p>
          </table:table-cell>
          <table:table-cell/>
        </table:table-row>
        <table:table-row table:style-name="ro1">
          <table:table-cell office:value-type="float" office:value="6.533334">
            <text:p>6,533334</text:p>
          </table:table-cell>
          <table:table-cell office:value-type="float" office:value="0.278445">
            <text:p>0,278445</text:p>
          </table:table-cell>
          <table:table-cell/>
        </table:table-row>
        <table:table-row table:style-name="ro1">
          <table:table-cell office:value-type="float" office:value="6.566667">
            <text:p>6,566667</text:p>
          </table:table-cell>
          <table:table-cell office:value-type="float" office:value="0.274346">
            <text:p>0,274346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272612">
            <text:p>0,272612</text:p>
          </table:table-cell>
          <table:table-cell/>
        </table:table-row>
        <table:table-row table:style-name="ro1">
          <table:table-cell office:value-type="float" office:value="6.633334">
            <text:p>6,633334</text:p>
          </table:table-cell>
          <table:table-cell office:value-type="float" office:value="0.28402">
            <text:p>0,28402</text:p>
          </table:table-cell>
          <table:table-cell/>
        </table:table-row>
        <table:table-row table:style-name="ro1">
          <table:table-cell office:value-type="float" office:value="6.666667">
            <text:p>6,666667</text:p>
          </table:table-cell>
          <table:table-cell office:value-type="float" office:value="0.273708">
            <text:p>0,273708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277904">
            <text:p>0,277904</text:p>
          </table:table-cell>
          <table:table-cell/>
        </table:table-row>
        <table:table-row table:style-name="ro1">
          <table:table-cell office:value-type="float" office:value="6.733334">
            <text:p>6,733334</text:p>
          </table:table-cell>
          <table:table-cell office:value-type="float" office:value="0.268518">
            <text:p>0,268518</text:p>
          </table:table-cell>
          <table:table-cell/>
        </table:table-row>
        <table:table-row table:style-name="ro1">
          <table:table-cell office:value-type="float" office:value="6.766667">
            <text:p>6,766667</text:p>
          </table:table-cell>
          <table:table-cell office:value-type="float" office:value="0.263052">
            <text:p>0,263052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280064">
            <text:p>0,280064</text:p>
          </table:table-cell>
          <table:table-cell/>
        </table:table-row>
        <table:table-row table:style-name="ro1">
          <table:table-cell office:value-type="float" office:value="6.833334">
            <text:p>6,833334</text:p>
          </table:table-cell>
          <table:table-cell office:value-type="float" office:value="0.265763">
            <text:p>0,265763</text:p>
          </table:table-cell>
          <table:table-cell/>
        </table:table-row>
        <table:table-row table:style-name="ro1">
          <table:table-cell office:value-type="float" office:value="6.866667">
            <text:p>6,866667</text:p>
          </table:table-cell>
          <table:table-cell office:value-type="float" office:value="0.263286">
            <text:p>0,263286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272411">
            <text:p>0,272411</text:p>
          </table:table-cell>
          <table:table-cell/>
        </table:table-row>
        <table:table-row table:style-name="ro1">
          <table:table-cell office:value-type="float" office:value="6.933334">
            <text:p>6,933334</text:p>
          </table:table-cell>
          <table:table-cell office:value-type="float" office:value="0.271129">
            <text:p>0,271129</text:p>
          </table:table-cell>
          <table:table-cell/>
        </table:table-row>
        <table:table-row table:style-name="ro1">
          <table:table-cell office:value-type="float" office:value="6.966667">
            <text:p>6,966667</text:p>
          </table:table-cell>
          <table:table-cell office:value-type="float" office:value="0.294177">
            <text:p>0,29417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74416">
            <text:p>0,274416</text:p>
          </table:table-cell>
          <table:table-cell/>
        </table:table-row>
        <table:table-row table:style-name="ro1">
          <table:table-cell office:value-type="float" office:value="7.033334">
            <text:p>7,033334</text:p>
          </table:table-cell>
          <table:table-cell office:value-type="float" office:value="0.266744">
            <text:p>0,266744</text:p>
          </table:table-cell>
          <table:table-cell/>
        </table:table-row>
        <table:table-row table:style-name="ro1">
          <table:table-cell office:value-type="float" office:value="7.066667">
            <text:p>7,066667</text:p>
          </table:table-cell>
          <table:table-cell office:value-type="float" office:value="0.28439">
            <text:p>0,28439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283072">
            <text:p>0,283072</text:p>
          </table:table-cell>
          <table:table-cell/>
        </table:table-row>
        <table:table-row table:style-name="ro1">
          <table:table-cell office:value-type="float" office:value="7.133334">
            <text:p>7,133334</text:p>
          </table:table-cell>
          <table:table-cell office:value-type="float" office:value="0.279829">
            <text:p>0,279829</text:p>
          </table:table-cell>
          <table:table-cell/>
        </table:table-row>
        <table:table-row table:style-name="ro1">
          <table:table-cell office:value-type="float" office:value="7.166667">
            <text:p>7,166667</text:p>
          </table:table-cell>
          <table:table-cell office:value-type="float" office:value="0.277349">
            <text:p>0,277349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270222">
            <text:p>0,270222</text:p>
          </table:table-cell>
          <table:table-cell/>
        </table:table-row>
        <table:table-row table:style-name="ro1">
          <table:table-cell office:value-type="float" office:value="7.233334">
            <text:p>7,233334</text:p>
          </table:table-cell>
          <table:table-cell office:value-type="float" office:value="0.279218">
            <text:p>0,279218</text:p>
          </table:table-cell>
          <table:table-cell/>
        </table:table-row>
        <table:table-row table:style-name="ro1">
          <table:table-cell office:value-type="float" office:value="7.266667">
            <text:p>7,266667</text:p>
          </table:table-cell>
          <table:table-cell office:value-type="float" office:value="0.276259">
            <text:p>0,276259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275342">
            <text:p>0,275342</text:p>
          </table:table-cell>
          <table:table-cell/>
        </table:table-row>
        <table:table-row table:style-name="ro1">
          <table:table-cell office:value-type="float" office:value="7.333334">
            <text:p>7,333334</text:p>
          </table:table-cell>
          <table:table-cell office:value-type="float" office:value="0.275564">
            <text:p>0,275564</text:p>
          </table:table-cell>
          <table:table-cell/>
        </table:table-row>
        <table:table-row table:style-name="ro1">
          <table:table-cell office:value-type="float" office:value="7.366667">
            <text:p>7,366667</text:p>
          </table:table-cell>
          <table:table-cell office:value-type="float" office:value="0.27696">
            <text:p>0,27696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27364">
            <text:p>0,27364</text:p>
          </table:table-cell>
          <table:table-cell/>
        </table:table-row>
        <table:table-row table:style-name="ro1">
          <table:table-cell office:value-type="float" office:value="7.433334">
            <text:p>7,433334</text:p>
          </table:table-cell>
          <table:table-cell office:value-type="float" office:value="0.260887">
            <text:p>0,260887</text:p>
          </table:table-cell>
          <table:table-cell/>
        </table:table-row>
        <table:table-row table:style-name="ro1">
          <table:table-cell office:value-type="float" office:value="7.466667">
            <text:p>7,466667</text:p>
          </table:table-cell>
          <table:table-cell office:value-type="float" office:value="0.281997">
            <text:p>0,281997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80568">
            <text:p>0,280568</text:p>
          </table:table-cell>
          <table:table-cell/>
        </table:table-row>
        <table:table-row table:style-name="ro1">
          <table:table-cell office:value-type="float" office:value="7.533334">
            <text:p>7,533334</text:p>
          </table:table-cell>
          <table:table-cell office:value-type="float" office:value="0.2811">
            <text:p>0,2811</text:p>
          </table:table-cell>
          <table:table-cell/>
        </table:table-row>
        <table:table-row table:style-name="ro1">
          <table:table-cell office:value-type="float" office:value="7.566667">
            <text:p>7,566667</text:p>
          </table:table-cell>
          <table:table-cell office:value-type="float" office:value="0.265339">
            <text:p>0,265339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275758">
            <text:p>0,275758</text:p>
          </table:table-cell>
          <table:table-cell/>
        </table:table-row>
        <table:table-row table:style-name="ro1">
          <table:table-cell office:value-type="float" office:value="7.633334">
            <text:p>7,633334</text:p>
          </table:table-cell>
          <table:table-cell office:value-type="float" office:value="0.27942">
            <text:p>0,27942</text:p>
          </table:table-cell>
          <table:table-cell/>
        </table:table-row>
        <table:table-row table:style-name="ro1">
          <table:table-cell office:value-type="float" office:value="7.666667">
            <text:p>7,666667</text:p>
          </table:table-cell>
          <table:table-cell office:value-type="float" office:value="0.28907">
            <text:p>0,28907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267543">
            <text:p>0,267543</text:p>
          </table:table-cell>
          <table:table-cell/>
        </table:table-row>
        <table:table-row table:style-name="ro1">
          <table:table-cell office:value-type="float" office:value="7.733334">
            <text:p>7,733334</text:p>
          </table:table-cell>
          <table:table-cell office:value-type="float" office:value="0.293246">
            <text:p>0,293246</text:p>
          </table:table-cell>
          <table:table-cell/>
        </table:table-row>
        <table:table-row table:style-name="ro1">
          <table:table-cell office:value-type="float" office:value="7.766667">
            <text:p>7,766667</text:p>
          </table:table-cell>
          <table:table-cell office:value-type="float" office:value="0.278256">
            <text:p>0,278256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287704">
            <text:p>0,287704</text:p>
          </table:table-cell>
          <table:table-cell/>
        </table:table-row>
        <table:table-row table:style-name="ro1">
          <table:table-cell office:value-type="float" office:value="7.833334">
            <text:p>7,833334</text:p>
          </table:table-cell>
          <table:table-cell office:value-type="float" office:value="0.275968">
            <text:p>0,275968</text:p>
          </table:table-cell>
          <table:table-cell/>
        </table:table-row>
        <table:table-row table:style-name="ro1">
          <table:table-cell office:value-type="float" office:value="7.866667">
            <text:p>7,866667</text:p>
          </table:table-cell>
          <table:table-cell office:value-type="float" office:value="0.263947">
            <text:p>0,263947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271562">
            <text:p>0,271562</text:p>
          </table:table-cell>
          <table:table-cell/>
        </table:table-row>
        <table:table-row table:style-name="ro1">
          <table:table-cell office:value-type="float" office:value="7.933334">
            <text:p>7,933334</text:p>
          </table:table-cell>
          <table:table-cell office:value-type="float" office:value="0.289662">
            <text:p>0,289662</text:p>
          </table:table-cell>
          <table:table-cell/>
        </table:table-row>
        <table:table-row table:style-name="ro1">
          <table:table-cell office:value-type="float" office:value="7.966667">
            <text:p>7,966667</text:p>
          </table:table-cell>
          <table:table-cell office:value-type="float" office:value="0.283618">
            <text:p>0,28361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9342">
            <text:p>0,289342</text:p>
          </table:table-cell>
          <table:table-cell/>
        </table:table-row>
        <table:table-row table:style-name="ro1">
          <table:table-cell office:value-type="float" office:value="8.033334">
            <text:p>8,033334</text:p>
          </table:table-cell>
          <table:table-cell office:value-type="float" office:value="0.28585">
            <text:p>0,28585</text:p>
          </table:table-cell>
          <table:table-cell/>
        </table:table-row>
        <table:table-row table:style-name="ro1">
          <table:table-cell office:value-type="float" office:value="8.066667">
            <text:p>8,066667</text:p>
          </table:table-cell>
          <table:table-cell office:value-type="float" office:value="0.274027">
            <text:p>0,274027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79466">
            <text:p>0,279466</text:p>
          </table:table-cell>
          <table:table-cell/>
        </table:table-row>
        <table:table-row table:style-name="ro1">
          <table:table-cell office:value-type="float" office:value="8.133334">
            <text:p>8,133334</text:p>
          </table:table-cell>
          <table:table-cell office:value-type="float" office:value="0.270343">
            <text:p>0,270343</text:p>
          </table:table-cell>
          <table:table-cell/>
        </table:table-row>
        <table:table-row table:style-name="ro1">
          <table:table-cell office:value-type="float" office:value="8.166667">
            <text:p>8,166667</text:p>
          </table:table-cell>
          <table:table-cell office:value-type="float" office:value="0.267773">
            <text:p>0,267773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7444">
            <text:p>0,27444</text:p>
          </table:table-cell>
          <table:table-cell/>
        </table:table-row>
        <table:table-row table:style-name="ro1">
          <table:table-cell office:value-type="float" office:value="8.233334">
            <text:p>8,233334</text:p>
          </table:table-cell>
          <table:table-cell office:value-type="float" office:value="0.275274">
            <text:p>0,275274</text:p>
          </table:table-cell>
          <table:table-cell/>
        </table:table-row>
        <table:table-row table:style-name="ro1">
          <table:table-cell office:value-type="float" office:value="8.266667">
            <text:p>8,266667</text:p>
          </table:table-cell>
          <table:table-cell office:value-type="float" office:value="0.27589">
            <text:p>0,27589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8863">
            <text:p>0,28863</text:p>
          </table:table-cell>
          <table:table-cell/>
        </table:table-row>
        <table:table-row table:style-name="ro1">
          <table:table-cell office:value-type="float" office:value="8.333334">
            <text:p>8,333334</text:p>
          </table:table-cell>
          <table:table-cell office:value-type="float" office:value="0.264381">
            <text:p>0,264381</text:p>
          </table:table-cell>
          <table:table-cell/>
        </table:table-row>
        <table:table-row table:style-name="ro1">
          <table:table-cell office:value-type="float" office:value="8.366667">
            <text:p>8,366667</text:p>
          </table:table-cell>
          <table:table-cell office:value-type="float" office:value="0.28629">
            <text:p>0,28629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274549">
            <text:p>0,274549</text:p>
          </table:table-cell>
          <table:table-cell/>
        </table:table-row>
        <table:table-row table:style-name="ro1">
          <table:table-cell office:value-type="float" office:value="8.433334">
            <text:p>8,433334</text:p>
          </table:table-cell>
          <table:table-cell office:value-type="float" office:value="0.279501">
            <text:p>0,279501</text:p>
          </table:table-cell>
          <table:table-cell/>
        </table:table-row>
        <table:table-row table:style-name="ro1">
          <table:table-cell office:value-type="float" office:value="8.466667">
            <text:p>8,466667</text:p>
          </table:table-cell>
          <table:table-cell office:value-type="float" office:value="0.273713">
            <text:p>0,273713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87811">
            <text:p>0,287811</text:p>
          </table:table-cell>
          <table:table-cell/>
        </table:table-row>
        <table:table-row table:style-name="ro1">
          <table:table-cell office:value-type="float" office:value="8.533334">
            <text:p>8,533334</text:p>
          </table:table-cell>
          <table:table-cell office:value-type="float" office:value="0.281923">
            <text:p>0,281923</text:p>
          </table:table-cell>
          <table:table-cell/>
        </table:table-row>
        <table:table-row table:style-name="ro1">
          <table:table-cell office:value-type="float" office:value="8.566667">
            <text:p>8,566667</text:p>
          </table:table-cell>
          <table:table-cell office:value-type="float" office:value="0.275135">
            <text:p>0,275135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28247">
            <text:p>0,28247</text:p>
          </table:table-cell>
          <table:table-cell/>
        </table:table-row>
        <table:table-row table:style-name="ro1">
          <table:table-cell office:value-type="float" office:value="8.633334">
            <text:p>8,633334</text:p>
          </table:table-cell>
          <table:table-cell office:value-type="float" office:value="0.279521">
            <text:p>0,279521</text:p>
          </table:table-cell>
          <table:table-cell/>
        </table:table-row>
        <table:table-row table:style-name="ro1">
          <table:table-cell office:value-type="float" office:value="8.666667">
            <text:p>8,666667</text:p>
          </table:table-cell>
          <table:table-cell office:value-type="float" office:value="0.274715">
            <text:p>0,274715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263417">
            <text:p>0,263417</text:p>
          </table:table-cell>
          <table:table-cell/>
        </table:table-row>
        <table:table-row table:style-name="ro1">
          <table:table-cell office:value-type="float" office:value="8.733334">
            <text:p>8,733334</text:p>
          </table:table-cell>
          <table:table-cell office:value-type="float" office:value="0.268758">
            <text:p>0,268758</text:p>
          </table:table-cell>
          <table:table-cell/>
        </table:table-row>
        <table:table-row table:style-name="ro1">
          <table:table-cell office:value-type="float" office:value="8.766667">
            <text:p>8,766667</text:p>
          </table:table-cell>
          <table:table-cell office:value-type="float" office:value="0.274529">
            <text:p>0,274529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26915">
            <text:p>0,26915</text:p>
          </table:table-cell>
          <table:table-cell/>
        </table:table-row>
        <table:table-row table:style-name="ro1">
          <table:table-cell office:value-type="float" office:value="8.833334">
            <text:p>8,833334</text:p>
          </table:table-cell>
          <table:table-cell office:value-type="float" office:value="0.280037">
            <text:p>0,280037</text:p>
          </table:table-cell>
          <table:table-cell/>
        </table:table-row>
        <table:table-row table:style-name="ro1">
          <table:table-cell office:value-type="float" office:value="8.866667">
            <text:p>8,866667</text:p>
          </table:table-cell>
          <table:table-cell office:value-type="float" office:value="0.283137">
            <text:p>0,283137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271887">
            <text:p>0,271887</text:p>
          </table:table-cell>
          <table:table-cell/>
        </table:table-row>
        <table:table-row table:style-name="ro1">
          <table:table-cell office:value-type="float" office:value="8.933334">
            <text:p>8,933334</text:p>
          </table:table-cell>
          <table:table-cell office:value-type="float" office:value="0.276624">
            <text:p>0,276624</text:p>
          </table:table-cell>
          <table:table-cell/>
        </table:table-row>
        <table:table-row table:style-name="ro1">
          <table:table-cell office:value-type="float" office:value="8.966667">
            <text:p>8,966667</text:p>
          </table:table-cell>
          <table:table-cell office:value-type="float" office:value="0.269879">
            <text:p>0,26987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87912">
            <text:p>0,287912</text:p>
          </table:table-cell>
          <table:table-cell/>
        </table:table-row>
        <table:table-row table:style-name="ro1">
          <table:table-cell office:value-type="float" office:value="9.033334">
            <text:p>9,033334</text:p>
          </table:table-cell>
          <table:table-cell office:value-type="float" office:value="0.276245">
            <text:p>0,276245</text:p>
          </table:table-cell>
          <table:table-cell/>
        </table:table-row>
        <table:table-row table:style-name="ro1">
          <table:table-cell office:value-type="float" office:value="9.066667">
            <text:p>9,066667</text:p>
          </table:table-cell>
          <table:table-cell office:value-type="float" office:value="0.266961">
            <text:p>0,266961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279744">
            <text:p>0,279744</text:p>
          </table:table-cell>
          <table:table-cell/>
        </table:table-row>
        <table:table-row table:style-name="ro1">
          <table:table-cell office:value-type="float" office:value="9.133334">
            <text:p>9,133334</text:p>
          </table:table-cell>
          <table:table-cell office:value-type="float" office:value="0.28469">
            <text:p>0,28469</text:p>
          </table:table-cell>
          <table:table-cell/>
        </table:table-row>
        <table:table-row table:style-name="ro1">
          <table:table-cell office:value-type="float" office:value="9.166667">
            <text:p>9,166667</text:p>
          </table:table-cell>
          <table:table-cell office:value-type="float" office:value="0.263165">
            <text:p>0,263165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271058">
            <text:p>0,271058</text:p>
          </table:table-cell>
          <table:table-cell/>
        </table:table-row>
        <table:table-row table:style-name="ro1">
          <table:table-cell office:value-type="float" office:value="9.233334">
            <text:p>9,233334</text:p>
          </table:table-cell>
          <table:table-cell office:value-type="float" office:value="0.277184">
            <text:p>0,277184</text:p>
          </table:table-cell>
          <table:table-cell/>
        </table:table-row>
        <table:table-row table:style-name="ro1">
          <table:table-cell office:value-type="float" office:value="9.266667">
            <text:p>9,266667</text:p>
          </table:table-cell>
          <table:table-cell office:value-type="float" office:value="0.290398">
            <text:p>0,290398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279185">
            <text:p>0,279185</text:p>
          </table:table-cell>
          <table:table-cell/>
        </table:table-row>
        <table:table-row table:style-name="ro1">
          <table:table-cell office:value-type="float" office:value="9.333334">
            <text:p>9,333334</text:p>
          </table:table-cell>
          <table:table-cell office:value-type="float" office:value="0.277837">
            <text:p>0,277837</text:p>
          </table:table-cell>
          <table:table-cell/>
        </table:table-row>
        <table:table-row table:style-name="ro1">
          <table:table-cell office:value-type="float" office:value="9.366667">
            <text:p>9,366667</text:p>
          </table:table-cell>
          <table:table-cell office:value-type="float" office:value="0.282729">
            <text:p>0,282729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269188">
            <text:p>0,269188</text:p>
          </table:table-cell>
          <table:table-cell/>
        </table:table-row>
        <table:table-row table:style-name="ro1">
          <table:table-cell office:value-type="float" office:value="9.433334">
            <text:p>9,433334</text:p>
          </table:table-cell>
          <table:table-cell office:value-type="float" office:value="0.282842">
            <text:p>0,282842</text:p>
          </table:table-cell>
          <table:table-cell/>
        </table:table-row>
        <table:table-row table:style-name="ro1">
          <table:table-cell office:value-type="float" office:value="9.466667">
            <text:p>9,466667</text:p>
          </table:table-cell>
          <table:table-cell office:value-type="float" office:value="0.278882">
            <text:p>0,278882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81797">
            <text:p>0,281797</text:p>
          </table:table-cell>
          <table:table-cell/>
        </table:table-row>
        <table:table-row table:style-name="ro1">
          <table:table-cell office:value-type="float" office:value="9.533334">
            <text:p>9,533334</text:p>
          </table:table-cell>
          <table:table-cell office:value-type="float" office:value="0.294913">
            <text:p>0,294913</text:p>
          </table:table-cell>
          <table:table-cell/>
        </table:table-row>
        <table:table-row table:style-name="ro1">
          <table:table-cell office:value-type="float" office:value="9.566667">
            <text:p>9,566667</text:p>
          </table:table-cell>
          <table:table-cell office:value-type="float" office:value="0.272577">
            <text:p>0,272577</text:p>
          </table:table-cell>
          <table:table-cell/>
        </table:table-row>
        <table:table-row table:style-name="ro1">
          <table:table-cell office:value-type="float" office:value="9.600001">
            <text:p>9,600001</text:p>
          </table:table-cell>
          <table:table-cell office:value-type="float" office:value="0.285542">
            <text:p>0,285542</text:p>
          </table:table-cell>
          <table:table-cell/>
        </table:table-row>
        <table:table-row table:style-name="ro1">
          <table:table-cell office:value-type="float" office:value="9.633334">
            <text:p>9,633334</text:p>
          </table:table-cell>
          <table:table-cell office:value-type="float" office:value="0.286374">
            <text:p>0,286374</text:p>
          </table:table-cell>
          <table:table-cell/>
        </table:table-row>
        <table:table-row table:style-name="ro1">
          <table:table-cell office:value-type="float" office:value="9.666667">
            <text:p>9,666667</text:p>
          </table:table-cell>
          <table:table-cell office:value-type="float" office:value="0.264429">
            <text:p>0,264429</text:p>
          </table:table-cell>
          <table:table-cell/>
        </table:table-row>
        <table:table-row table:style-name="ro1">
          <table:table-cell office:value-type="float" office:value="9.700001">
            <text:p>9,700001</text:p>
          </table:table-cell>
          <table:table-cell office:value-type="float" office:value="0.280769">
            <text:p>0,280769</text:p>
          </table:table-cell>
          <table:table-cell/>
        </table:table-row>
        <table:table-row table:style-name="ro1">
          <table:table-cell office:value-type="float" office:value="9.733334">
            <text:p>9,733334</text:p>
          </table:table-cell>
          <table:table-cell office:value-type="float" office:value="0.258842">
            <text:p>0,258842</text:p>
          </table:table-cell>
          <table:table-cell/>
        </table:table-row>
        <table:table-row table:style-name="ro1">
          <table:table-cell office:value-type="float" office:value="9.766667">
            <text:p>9,766667</text:p>
          </table:table-cell>
          <table:table-cell office:value-type="float" office:value="0.282218">
            <text:p>0,282218</text:p>
          </table:table-cell>
          <table:table-cell/>
        </table:table-row>
        <table:table-row table:style-name="ro1">
          <table:table-cell office:value-type="float" office:value="9.800001">
            <text:p>9,800001</text:p>
          </table:table-cell>
          <table:table-cell office:value-type="float" office:value="0.294967">
            <text:p>0,294967</text:p>
          </table:table-cell>
          <table:table-cell/>
        </table:table-row>
        <table:table-row table:style-name="ro1">
          <table:table-cell office:value-type="float" office:value="9.833334">
            <text:p>9,833334</text:p>
          </table:table-cell>
          <table:table-cell office:value-type="float" office:value="0.273259">
            <text:p>0,273259</text:p>
          </table:table-cell>
          <table:table-cell/>
        </table:table-row>
        <table:table-row table:style-name="ro1">
          <table:table-cell office:value-type="float" office:value="9.866667">
            <text:p>9,866667</text:p>
          </table:table-cell>
          <table:table-cell office:value-type="float" office:value="0.283626">
            <text:p>0,283626</text:p>
          </table:table-cell>
          <table:table-cell/>
        </table:table-row>
        <table:table-row table:style-name="ro1">
          <table:table-cell office:value-type="float" office:value="9.900001">
            <text:p>9,900001</text:p>
          </table:table-cell>
          <table:table-cell office:value-type="float" office:value="0.271286">
            <text:p>0,271286</text:p>
          </table:table-cell>
          <table:table-cell/>
        </table:table-row>
        <table:table-row table:style-name="ro1">
          <table:table-cell office:value-type="float" office:value="9.933334">
            <text:p>9,933334</text:p>
          </table:table-cell>
          <table:table-cell office:value-type="float" office:value="0.271808">
            <text:p>0,271808</text:p>
          </table:table-cell>
          <table:table-cell/>
        </table:table-row>
        <table:table-row table:style-name="ro1">
          <table:table-cell office:value-type="float" office:value="9.966667">
            <text:p>9,966667</text:p>
          </table:table-cell>
          <table:table-cell office:value-type="float" office:value="0.264227">
            <text:p>0,264227</text:p>
          </table:table-cell>
          <table:table-cell/>
        </table:table-row>
        <table:table-row table:style-name="ro1">
          <table:table-cell office:value-type="float" office:value="10.000001">
            <text:p>10,000001</text:p>
          </table:table-cell>
          <table:table-cell office:value-type="float" office:value="0.291579">
            <text:p>0,291579</text:p>
          </table:table-cell>
          <table:table-cell office:value-type="string">
            <text:p>Mejor contraste calculado: 0.276059. <text:s/>Comienza busqueda aleatoria</text:p>
          </table:table-cell>
        </table:table-row>
        <table:table-row table:style-name="ro1">
          <table:table-cell office:value-type="float" office:value="10.033334">
            <text:p>10,033334</text:p>
          </table:table-cell>
          <table:table-cell office:value-type="float" office:value="0.274642">
            <text:p>0,274642</text:p>
          </table:table-cell>
          <table:table-cell office:value-type="string">
            <text:p>Generando nueva Gausiana: Amp=355.2947nm <text:s/>s=0.01377s</text:p>
          </table:table-cell>
        </table:table-row>
        <table:table-row table:style-name="ro1">
          <table:table-cell office:value-type="float" office:value="10.066667">
            <text:p>10,066667</text:p>
          </table:table-cell>
          <table:table-cell office:value-type="float" office:value="0.046029">
            <text:p>0,046029</text:p>
          </table:table-cell>
          <table:table-cell/>
        </table:table-row>
        <table:table-row table:style-name="ro1">
          <table:table-cell office:value-type="float" office:value="10.100001">
            <text:p>10,100001</text:p>
          </table:table-cell>
          <table:table-cell office:value-type="float" office:value="0.046623">
            <text:p>0,046623</text:p>
          </table:table-cell>
          <table:table-cell/>
        </table:table-row>
        <table:table-row table:style-name="ro1">
          <table:table-cell office:value-type="float" office:value="10.133334">
            <text:p>10,133334</text:p>
          </table:table-cell>
          <table:table-cell office:value-type="float" office:value="0.052884">
            <text:p>0,052884</text:p>
          </table:table-cell>
          <table:table-cell/>
        </table:table-row>
        <table:table-row table:style-name="ro1">
          <table:table-cell office:value-type="float" office:value="10.166667">
            <text:p>10,166667</text:p>
          </table:table-cell>
          <table:table-cell office:value-type="float" office:value="0.026257">
            <text:p>0,026257</text:p>
          </table:table-cell>
          <table:table-cell/>
        </table:table-row>
        <table:table-row table:style-name="ro1">
          <table:table-cell office:value-type="float" office:value="10.200001">
            <text:p>10,200001</text:p>
          </table:table-cell>
          <table:table-cell office:value-type="float" office:value="0.047555">
            <text:p>0,047555</text:p>
          </table:table-cell>
          <table:table-cell/>
        </table:table-row>
        <table:table-row table:style-name="ro1">
          <table:table-cell office:value-type="float" office:value="10.233334">
            <text:p>10,233334</text:p>
          </table:table-cell>
          <table:table-cell office:value-type="float" office:value="0.046483">
            <text:p>0,046483</text:p>
          </table:table-cell>
          <table:table-cell/>
        </table:table-row>
        <table:table-row table:style-name="ro1">
          <table:table-cell office:value-type="float" office:value="10.266667">
            <text:p>10,266667</text:p>
          </table:table-cell>
          <table:table-cell office:value-type="float" office:value="0.053977">
            <text:p>0,053977</text:p>
          </table:table-cell>
          <table:table-cell/>
        </table:table-row>
        <table:table-row table:style-name="ro1">
          <table:table-cell office:value-type="float" office:value="10.300001">
            <text:p>10,300001</text:p>
          </table:table-cell>
          <table:table-cell office:value-type="float" office:value="0.064429">
            <text:p>0,064429</text:p>
          </table:table-cell>
          <table:table-cell/>
        </table:table-row>
        <table:table-row table:style-name="ro1">
          <table:table-cell office:value-type="float" office:value="10.333334">
            <text:p>10,333334</text:p>
          </table:table-cell>
          <table:table-cell office:value-type="float" office:value="0.043694">
            <text:p>0,043694</text:p>
          </table:table-cell>
          <table:table-cell/>
        </table:table-row>
        <table:table-row table:style-name="ro1">
          <table:table-cell office:value-type="float" office:value="10.366667">
            <text:p>10,366667</text:p>
          </table:table-cell>
          <table:table-cell office:value-type="float" office:value="0.065019">
            <text:p>0,065019</text:p>
          </table:table-cell>
          <table:table-cell/>
        </table:table-row>
        <table:table-row table:style-name="ro1">
          <table:table-cell office:value-type="float" office:value="10.400001">
            <text:p>10,400001</text:p>
          </table:table-cell>
          <table:table-cell office:value-type="float" office:value="0.093887">
            <text:p>0,093887</text:p>
          </table:table-cell>
          <table:table-cell/>
        </table:table-row>
        <table:table-row table:style-name="ro1">
          <table:table-cell office:value-type="float" office:value="10.433334">
            <text:p>10,433334</text:p>
          </table:table-cell>
          <table:table-cell office:value-type="float" office:value="0.094959">
            <text:p>0,094959</text:p>
          </table:table-cell>
          <table:table-cell/>
        </table:table-row>
        <table:table-row table:style-name="ro1">
          <table:table-cell office:value-type="float" office:value="10.466667">
            <text:p>10,466667</text:p>
          </table:table-cell>
          <table:table-cell office:value-type="float" office:value="0.099405">
            <text:p>0,099405</text:p>
          </table:table-cell>
          <table:table-cell/>
        </table:table-row>
        <table:table-row table:style-name="ro1">
          <table:table-cell office:value-type="float" office:value="10.500001">
            <text:p>10,500001</text:p>
          </table:table-cell>
          <table:table-cell office:value-type="float" office:value="0.13275">
            <text:p>0,13275</text:p>
          </table:table-cell>
          <table:table-cell/>
        </table:table-row>
        <table:table-row table:style-name="ro1">
          <table:table-cell office:value-type="float" office:value="10.533334">
            <text:p>10,533334</text:p>
          </table:table-cell>
          <table:table-cell office:value-type="float" office:value="0.147576">
            <text:p>0,147576</text:p>
          </table:table-cell>
          <table:table-cell/>
        </table:table-row>
        <table:table-row table:style-name="ro1">
          <table:table-cell office:value-type="float" office:value="10.566667">
            <text:p>10,566667</text:p>
          </table:table-cell>
          <table:table-cell office:value-type="float" office:value="0.145979">
            <text:p>0,145979</text:p>
          </table:table-cell>
          <table:table-cell/>
        </table:table-row>
        <table:table-row table:style-name="ro1">
          <table:table-cell office:value-type="float" office:value="10.600001">
            <text:p>10,600001</text:p>
          </table:table-cell>
          <table:table-cell office:value-type="float" office:value="0.150422">
            <text:p>0,150422</text:p>
          </table:table-cell>
          <table:table-cell/>
        </table:table-row>
        <table:table-row table:style-name="ro1">
          <table:table-cell office:value-type="float" office:value="10.633334">
            <text:p>10,633334</text:p>
          </table:table-cell>
          <table:table-cell office:value-type="float" office:value="0.184201">
            <text:p>0,184201</text:p>
          </table:table-cell>
          <table:table-cell/>
        </table:table-row>
        <table:table-row table:style-name="ro1">
          <table:table-cell office:value-type="float" office:value="10.666667">
            <text:p>10,666667</text:p>
          </table:table-cell>
          <table:table-cell office:value-type="float" office:value="0.192624">
            <text:p>0,192624</text:p>
          </table:table-cell>
          <table:table-cell/>
        </table:table-row>
        <table:table-row table:style-name="ro1">
          <table:table-cell office:value-type="float" office:value="10.700001">
            <text:p>10,700001</text:p>
          </table:table-cell>
          <table:table-cell office:value-type="float" office:value="0.211918">
            <text:p>0,211918</text:p>
          </table:table-cell>
          <table:table-cell/>
        </table:table-row>
        <table:table-row table:style-name="ro1">
          <table:table-cell office:value-type="float" office:value="10.733334">
            <text:p>10,733334</text:p>
          </table:table-cell>
          <table:table-cell office:value-type="float" office:value="0.211903">
            <text:p>0,211903</text:p>
          </table:table-cell>
          <table:table-cell/>
        </table:table-row>
        <table:table-row table:style-name="ro1">
          <table:table-cell office:value-type="float" office:value="10.766667">
            <text:p>10,766667</text:p>
          </table:table-cell>
          <table:table-cell office:value-type="float" office:value="0.231666">
            <text:p>0,231666</text:p>
          </table:table-cell>
          <table:table-cell/>
        </table:table-row>
        <table:table-row table:style-name="ro1">
          <table:table-cell office:value-type="float" office:value="10.800001">
            <text:p>10,800001</text:p>
          </table:table-cell>
          <table:table-cell office:value-type="float" office:value="0.247825">
            <text:p>0,247825</text:p>
          </table:table-cell>
          <table:table-cell/>
        </table:table-row>
        <table:table-row table:style-name="ro1">
          <table:table-cell office:value-type="float" office:value="10.833334">
            <text:p>10,833334</text:p>
          </table:table-cell>
          <table:table-cell office:value-type="float" office:value="0.229532">
            <text:p>0,229532</text:p>
          </table:table-cell>
          <table:table-cell/>
        </table:table-row>
        <table:table-row table:style-name="ro1">
          <table:table-cell office:value-type="float" office:value="10.866667">
            <text:p>10,866667</text:p>
          </table:table-cell>
          <table:table-cell office:value-type="float" office:value="0.241153">
            <text:p>0,241153</text:p>
          </table:table-cell>
          <table:table-cell/>
        </table:table-row>
        <table:table-row table:style-name="ro1">
          <table:table-cell office:value-type="float" office:value="10.900001">
            <text:p>10,900001</text:p>
          </table:table-cell>
          <table:table-cell office:value-type="float" office:value="0.258096">
            <text:p>0,258096</text:p>
          </table:table-cell>
          <table:table-cell/>
        </table:table-row>
        <table:table-row table:style-name="ro1">
          <table:table-cell office:value-type="float" office:value="10.933334">
            <text:p>10,933334</text:p>
          </table:table-cell>
          <table:table-cell office:value-type="float" office:value="0.254085">
            <text:p>0,254085</text:p>
          </table:table-cell>
          <table:table-cell/>
        </table:table-row>
        <table:table-row table:style-name="ro1">
          <table:table-cell office:value-type="float" office:value="10.966667">
            <text:p>10,966667</text:p>
          </table:table-cell>
          <table:table-cell office:value-type="float" office:value="0.253809">
            <text:p>0,253809</text:p>
          </table:table-cell>
          <table:table-cell/>
        </table:table-row>
        <table:table-row table:style-name="ro1">
          <table:table-cell office:value-type="float" office:value="11.000001">
            <text:p>11,000001</text:p>
          </table:table-cell>
          <table:table-cell office:value-type="float" office:value="0.259569">
            <text:p>0,259569</text:p>
          </table:table-cell>
          <table:table-cell/>
        </table:table-row>
        <table:table-row table:style-name="ro1">
          <table:table-cell office:value-type="float" office:value="11.033334">
            <text:p>11,033334</text:p>
          </table:table-cell>
          <table:table-cell office:value-type="float" office:value="0.245964">
            <text:p>0,245964</text:p>
          </table:table-cell>
          <table:table-cell/>
        </table:table-row>
        <table:table-row table:style-name="ro1">
          <table:table-cell office:value-type="float" office:value="11.066667">
            <text:p>11,066667</text:p>
          </table:table-cell>
          <table:table-cell office:value-type="float" office:value="0.220997">
            <text:p>0,220997</text:p>
          </table:table-cell>
          <table:table-cell/>
        </table:table-row>
        <table:table-row table:style-name="ro1">
          <table:table-cell office:value-type="float" office:value="11.100001">
            <text:p>11,100001</text:p>
          </table:table-cell>
          <table:table-cell office:value-type="float" office:value="0.238247">
            <text:p>0,238247</text:p>
          </table:table-cell>
          <table:table-cell/>
        </table:table-row>
        <table:table-row table:style-name="ro1">
          <table:table-cell office:value-type="float" office:value="11.133334">
            <text:p>11,133334</text:p>
          </table:table-cell>
          <table:table-cell office:value-type="float" office:value="0.203055">
            <text:p>0,203055</text:p>
          </table:table-cell>
          <table:table-cell/>
        </table:table-row>
        <table:table-row table:style-name="ro1">
          <table:table-cell office:value-type="float" office:value="11.166667">
            <text:p>11,166667</text:p>
          </table:table-cell>
          <table:table-cell office:value-type="float" office:value="0.194385">
            <text:p>0,194385</text:p>
          </table:table-cell>
          <table:table-cell/>
        </table:table-row>
        <table:table-row table:style-name="ro1">
          <table:table-cell office:value-type="float" office:value="11.200001">
            <text:p>11,200001</text:p>
          </table:table-cell>
          <table:table-cell office:value-type="float" office:value="0.176678">
            <text:p>0,176678</text:p>
          </table:table-cell>
          <table:table-cell/>
        </table:table-row>
        <table:table-row table:style-name="ro1">
          <table:table-cell office:value-type="float" office:value="11.233334">
            <text:p>11,233334</text:p>
          </table:table-cell>
          <table:table-cell office:value-type="float" office:value="0.180896">
            <text:p>0,180896</text:p>
          </table:table-cell>
          <table:table-cell/>
        </table:table-row>
        <table:table-row table:style-name="ro1">
          <table:table-cell office:value-type="float" office:value="11.266667">
            <text:p>11,266667</text:p>
          </table:table-cell>
          <table:table-cell office:value-type="float" office:value="0.149298">
            <text:p>0,149298</text:p>
          </table:table-cell>
          <table:table-cell/>
        </table:table-row>
        <table:table-row table:style-name="ro1">
          <table:table-cell office:value-type="float" office:value="11.300001">
            <text:p>11,300001</text:p>
          </table:table-cell>
          <table:table-cell office:value-type="float" office:value="0.16108">
            <text:p>0,16108</text:p>
          </table:table-cell>
          <table:table-cell/>
        </table:table-row>
        <table:table-row table:style-name="ro1">
          <table:table-cell office:value-type="float" office:value="11.333334">
            <text:p>11,333334</text:p>
          </table:table-cell>
          <table:table-cell office:value-type="float" office:value="0.118796">
            <text:p>0,118796</text:p>
          </table:table-cell>
          <table:table-cell/>
        </table:table-row>
        <table:table-row table:style-name="ro1">
          <table:table-cell office:value-type="float" office:value="11.366667">
            <text:p>11,366667</text:p>
          </table:table-cell>
          <table:table-cell office:value-type="float" office:value="0.122469">
            <text:p>0,122469</text:p>
          </table:table-cell>
          <table:table-cell/>
        </table:table-row>
        <table:table-row table:style-name="ro1">
          <table:table-cell office:value-type="float" office:value="11.400001">
            <text:p>11,400001</text:p>
          </table:table-cell>
          <table:table-cell office:value-type="float" office:value="0.066748">
            <text:p>0,066748</text:p>
          </table:table-cell>
          <table:table-cell/>
        </table:table-row>
        <table:table-row table:style-name="ro1">
          <table:table-cell office:value-type="float" office:value="11.433334">
            <text:p>11,433334</text:p>
          </table:table-cell>
          <table:table-cell office:value-type="float" office:value="0.090717">
            <text:p>0,090717</text:p>
          </table:table-cell>
          <table:table-cell/>
        </table:table-row>
        <table:table-row table:style-name="ro1">
          <table:table-cell office:value-type="float" office:value="11.466667">
            <text:p>11,466667</text:p>
          </table:table-cell>
          <table:table-cell office:value-type="float" office:value="0.052251">
            <text:p>0,052251</text:p>
          </table:table-cell>
          <table:table-cell/>
        </table:table-row>
        <table:table-row table:style-name="ro1">
          <table:table-cell office:value-type="float" office:value="11.500001">
            <text:p>11,500001</text:p>
          </table:table-cell>
          <table:table-cell office:value-type="float" office:value="0.081561">
            <text:p>0,081561</text:p>
          </table:table-cell>
          <table:table-cell/>
        </table:table-row>
        <table:table-row table:style-name="ro1">
          <table:table-cell office:value-type="float" office:value="11.533334">
            <text:p>11,533334</text:p>
          </table:table-cell>
          <table:table-cell office:value-type="float" office:value="0.040633">
            <text:p>0,040633</text:p>
          </table:table-cell>
          <table:table-cell/>
        </table:table-row>
        <table:table-row table:style-name="ro1">
          <table:table-cell office:value-type="float" office:value="11.566667">
            <text:p>11,566667</text:p>
          </table:table-cell>
          <table:table-cell office:value-type="float" office:value="0.043838">
            <text:p>0,043838</text:p>
          </table:table-cell>
          <table:table-cell/>
        </table:table-row>
        <table:table-row table:style-name="ro1">
          <table:table-cell office:value-type="float" office:value="11.600001">
            <text:p>11,600001</text:p>
          </table:table-cell>
          <table:table-cell office:value-type="float" office:value="0.040546">
            <text:p>0,040546</text:p>
          </table:table-cell>
          <table:table-cell/>
        </table:table-row>
        <table:table-row table:style-name="ro1">
          <table:table-cell office:value-type="float" office:value="11.633334">
            <text:p>11,633334</text:p>
          </table:table-cell>
          <table:table-cell office:value-type="float" office:value="0.043448">
            <text:p>0,043448</text:p>
          </table:table-cell>
          <table:table-cell/>
        </table:table-row>
        <table:table-row table:style-name="ro1">
          <table:table-cell office:value-type="float" office:value="11.666667">
            <text:p>11,666667</text:p>
          </table:table-cell>
          <table:table-cell office:value-type="float" office:value="0.040538">
            <text:p>0,040538</text:p>
          </table:table-cell>
          <table:table-cell/>
        </table:table-row>
        <table:table-row table:style-name="ro1">
          <table:table-cell office:value-type="float" office:value="11.700001">
            <text:p>11,700001</text:p>
          </table:table-cell>
          <table:table-cell office:value-type="float" office:value="0.040416">
            <text:p>0,040416</text:p>
          </table:table-cell>
          <table:table-cell/>
        </table:table-row>
        <table:table-row table:style-name="ro1">
          <table:table-cell office:value-type="float" office:value="11.733334">
            <text:p>11,733334</text:p>
          </table:table-cell>
          <table:table-cell office:value-type="float" office:value="0.047199">
            <text:p>0,047199</text:p>
          </table:table-cell>
          <table:table-cell/>
        </table:table-row>
        <table:table-row table:style-name="ro1">
          <table:table-cell office:value-type="float" office:value="11.766667">
            <text:p>11,766667</text:p>
          </table:table-cell>
          <table:table-cell office:value-type="float" office:value="0.046866">
            <text:p>0,046866</text:p>
          </table:table-cell>
          <table:table-cell/>
        </table:table-row>
        <table:table-row table:style-name="ro1">
          <table:table-cell office:value-type="float" office:value="11.800001">
            <text:p>11,800001</text:p>
          </table:table-cell>
          <table:table-cell office:value-type="float" office:value="0.052559">
            <text:p>0,052559</text:p>
          </table:table-cell>
          <table:table-cell office:value-type="string">
            <text:p>Generando nueva Gausiana: Amp=483.1589nm <text:s/>s=0.00300s</text:p>
          </table:table-cell>
        </table:table-row>
        <table:table-row table:style-name="ro1">
          <table:table-cell office:value-type="float" office:value="11.833334">
            <text:p>11,833334</text:p>
          </table:table-cell>
          <table:table-cell office:value-type="float" office:value="0.201795">
            <text:p>0,201795</text:p>
          </table:table-cell>
          <table:table-cell/>
        </table:table-row>
        <table:table-row table:style-name="ro1">
          <table:table-cell office:value-type="float" office:value="11.866667">
            <text:p>11,866667</text:p>
          </table:table-cell>
          <table:table-cell office:value-type="float" office:value="0.204051">
            <text:p>0,204051</text:p>
          </table:table-cell>
          <table:table-cell/>
        </table:table-row>
        <table:table-row table:style-name="ro1">
          <table:table-cell office:value-type="float" office:value="11.900001">
            <text:p>11,900001</text:p>
          </table:table-cell>
          <table:table-cell office:value-type="float" office:value="0.20253">
            <text:p>0,20253</text:p>
          </table:table-cell>
          <table:table-cell/>
        </table:table-row>
        <table:table-row table:style-name="ro1">
          <table:table-cell office:value-type="float" office:value="11.933334">
            <text:p>11,933334</text:p>
          </table:table-cell>
          <table:table-cell office:value-type="float" office:value="0.198141">
            <text:p>0,198141</text:p>
          </table:table-cell>
          <table:table-cell/>
        </table:table-row>
        <table:table-row table:style-name="ro1">
          <table:table-cell office:value-type="float" office:value="11.966667">
            <text:p>11,966667</text:p>
          </table:table-cell>
          <table:table-cell office:value-type="float" office:value="0.193405">
            <text:p>0,193405</text:p>
          </table:table-cell>
          <table:table-cell/>
        </table:table-row>
        <table:table-row table:style-name="ro1">
          <table:table-cell office:value-type="float" office:value="12.000001">
            <text:p>12,000001</text:p>
          </table:table-cell>
          <table:table-cell office:value-type="float" office:value="0.16008">
            <text:p>0,16008</text:p>
          </table:table-cell>
          <table:table-cell/>
        </table:table-row>
        <table:table-row table:style-name="ro1">
          <table:table-cell office:value-type="float" office:value="12.033334">
            <text:p>12,033334</text:p>
          </table:table-cell>
          <table:table-cell office:value-type="float" office:value="0.145206">
            <text:p>0,145206</text:p>
          </table:table-cell>
          <table:table-cell/>
        </table:table-row>
        <table:table-row table:style-name="ro1">
          <table:table-cell office:value-type="float" office:value="12.066667">
            <text:p>12,066667</text:p>
          </table:table-cell>
          <table:table-cell office:value-type="float" office:value="0.13193">
            <text:p>0,13193</text:p>
          </table:table-cell>
          <table:table-cell/>
        </table:table-row>
        <table:table-row table:style-name="ro1">
          <table:table-cell office:value-type="float" office:value="12.100001">
            <text:p>12,100001</text:p>
          </table:table-cell>
          <table:table-cell office:value-type="float" office:value="0.131043">
            <text:p>0,131043</text:p>
          </table:table-cell>
          <table:table-cell/>
        </table:table-row>
        <table:table-row table:style-name="ro1">
          <table:table-cell office:value-type="float" office:value="12.133334">
            <text:p>12,133334</text:p>
          </table:table-cell>
          <table:table-cell office:value-type="float" office:value="0.13573">
            <text:p>0,13573</text:p>
          </table:table-cell>
          <table:table-cell/>
        </table:table-row>
        <table:table-row table:style-name="ro1">
          <table:table-cell office:value-type="float" office:value="12.166667">
            <text:p>12,166667</text:p>
          </table:table-cell>
          <table:table-cell office:value-type="float" office:value="0.144737">
            <text:p>0,144737</text:p>
          </table:table-cell>
          <table:table-cell/>
        </table:table-row>
        <table:table-row table:style-name="ro1">
          <table:table-cell office:value-type="float" office:value="12.200001">
            <text:p>12,200001</text:p>
          </table:table-cell>
          <table:table-cell office:value-type="float" office:value="0.154644">
            <text:p>0,154644</text:p>
          </table:table-cell>
          <table:table-cell/>
        </table:table-row>
        <table:table-row table:style-name="ro1">
          <table:table-cell office:value-type="float" office:value="12.233334">
            <text:p>12,233334</text:p>
          </table:table-cell>
          <table:table-cell office:value-type="float" office:value="0.174351">
            <text:p>0,174351</text:p>
          </table:table-cell>
          <table:table-cell/>
        </table:table-row>
        <table:table-row table:style-name="ro1">
          <table:table-cell office:value-type="float" office:value="12.266667">
            <text:p>12,266667</text:p>
          </table:table-cell>
          <table:table-cell office:value-type="float" office:value="0.172127">
            <text:p>0,172127</text:p>
          </table:table-cell>
          <table:table-cell/>
        </table:table-row>
        <table:table-row table:style-name="ro1">
          <table:table-cell office:value-type="float" office:value="12.300001">
            <text:p>12,300001</text:p>
          </table:table-cell>
          <table:table-cell office:value-type="float" office:value="0.19042">
            <text:p>0,19042</text:p>
          </table:table-cell>
          <table:table-cell/>
        </table:table-row>
        <table:table-row table:style-name="ro1">
          <table:table-cell office:value-type="float" office:value="12.333334">
            <text:p>12,333334</text:p>
          </table:table-cell>
          <table:table-cell office:value-type="float" office:value="0.195721">
            <text:p>0,195721</text:p>
          </table:table-cell>
          <table:table-cell/>
        </table:table-row>
        <table:table-row table:style-name="ro1">
          <table:table-cell office:value-type="float" office:value="12.366667">
            <text:p>12,366667</text:p>
          </table:table-cell>
          <table:table-cell office:value-type="float" office:value="0.214562">
            <text:p>0,214562</text:p>
          </table:table-cell>
          <table:table-cell/>
        </table:table-row>
        <table:table-row table:style-name="ro1">
          <table:table-cell office:value-type="float" office:value="12.400001">
            <text:p>12,400001</text:p>
          </table:table-cell>
          <table:table-cell office:value-type="float" office:value="0.248002">
            <text:p>0,248002</text:p>
          </table:table-cell>
          <table:table-cell/>
        </table:table-row>
        <table:table-row table:style-name="ro1">
          <table:table-cell office:value-type="float" office:value="12.433334">
            <text:p>12,433334</text:p>
          </table:table-cell>
          <table:table-cell office:value-type="float" office:value="0.257022">
            <text:p>0,257022</text:p>
          </table:table-cell>
          <table:table-cell/>
        </table:table-row>
        <table:table-row table:style-name="ro1">
          <table:table-cell office:value-type="float" office:value="12.466667">
            <text:p>12,466667</text:p>
          </table:table-cell>
          <table:table-cell office:value-type="float" office:value="0.263908">
            <text:p>0,263908</text:p>
          </table:table-cell>
          <table:table-cell/>
        </table:table-row>
        <table:table-row table:style-name="ro1">
          <table:table-cell office:value-type="float" office:value="12.500001">
            <text:p>12,500001</text:p>
          </table:table-cell>
          <table:table-cell office:value-type="float" office:value="0.255536">
            <text:p>0,255536</text:p>
          </table:table-cell>
          <table:table-cell/>
        </table:table-row>
        <table:table-row table:style-name="ro1">
          <table:table-cell office:value-type="float" office:value="12.533334">
            <text:p>12,533334</text:p>
          </table:table-cell>
          <table:table-cell office:value-type="float" office:value="0.259543">
            <text:p>0,259543</text:p>
          </table:table-cell>
          <table:table-cell/>
        </table:table-row>
        <table:table-row table:style-name="ro1">
          <table:table-cell office:value-type="float" office:value="12.566667">
            <text:p>12,566667</text:p>
          </table:table-cell>
          <table:table-cell office:value-type="float" office:value="0.242225">
            <text:p>0,242225</text:p>
          </table:table-cell>
          <table:table-cell/>
        </table:table-row>
        <table:table-row table:style-name="ro1">
          <table:table-cell office:value-type="float" office:value="12.600001">
            <text:p>12,600001</text:p>
          </table:table-cell>
          <table:table-cell office:value-type="float" office:value="0.223484">
            <text:p>0,223484</text:p>
          </table:table-cell>
          <table:table-cell/>
        </table:table-row>
        <table:table-row table:style-name="ro1">
          <table:table-cell office:value-type="float" office:value="12.633334">
            <text:p>12,633334</text:p>
          </table:table-cell>
          <table:table-cell office:value-type="float" office:value="0.192502">
            <text:p>0,192502</text:p>
          </table:table-cell>
          <table:table-cell/>
        </table:table-row>
        <table:table-row table:style-name="ro1">
          <table:table-cell office:value-type="float" office:value="12.666667">
            <text:p>12,666667</text:p>
          </table:table-cell>
          <table:table-cell office:value-type="float" office:value="0.180816">
            <text:p>0,180816</text:p>
          </table:table-cell>
          <table:table-cell/>
        </table:table-row>
        <table:table-row table:style-name="ro1">
          <table:table-cell office:value-type="float" office:value="12.700001">
            <text:p>12,700001</text:p>
          </table:table-cell>
          <table:table-cell office:value-type="float" office:value="0.173978">
            <text:p>0,173978</text:p>
          </table:table-cell>
          <table:table-cell/>
        </table:table-row>
        <table:table-row table:style-name="ro1">
          <table:table-cell office:value-type="float" office:value="12.733334">
            <text:p>12,733334</text:p>
          </table:table-cell>
          <table:table-cell office:value-type="float" office:value="0.178135">
            <text:p>0,178135</text:p>
          </table:table-cell>
          <table:table-cell/>
        </table:table-row>
        <table:table-row table:style-name="ro1">
          <table:table-cell office:value-type="float" office:value="12.766667">
            <text:p>12,766667</text:p>
          </table:table-cell>
          <table:table-cell office:value-type="float" office:value="0.210898">
            <text:p>0,210898</text:p>
          </table:table-cell>
          <table:table-cell/>
        </table:table-row>
        <table:table-row table:style-name="ro1">
          <table:table-cell office:value-type="float" office:value="12.800001">
            <text:p>12,800001</text:p>
          </table:table-cell>
          <table:table-cell office:value-type="float" office:value="0.243593">
            <text:p>0,243593</text:p>
          </table:table-cell>
          <table:table-cell/>
        </table:table-row>
        <table:table-row table:style-name="ro1">
          <table:table-cell office:value-type="float" office:value="12.833334">
            <text:p>12,833334</text:p>
          </table:table-cell>
          <table:table-cell office:value-type="float" office:value="0.268735">
            <text:p>0,268735</text:p>
          </table:table-cell>
          <table:table-cell/>
        </table:table-row>
        <table:table-row table:style-name="ro1">
          <table:table-cell office:value-type="float" office:value="12.866667">
            <text:p>12,866667</text:p>
          </table:table-cell>
          <table:table-cell office:value-type="float" office:value="0.268798">
            <text:p>0,268798</text:p>
          </table:table-cell>
          <table:table-cell/>
        </table:table-row>
        <table:table-row table:style-name="ro1">
          <table:table-cell office:value-type="float" office:value="12.900001">
            <text:p>12,900001</text:p>
          </table:table-cell>
          <table:table-cell office:value-type="float" office:value="0.28108">
            <text:p>0,28108</text:p>
          </table:table-cell>
          <table:table-cell/>
        </table:table-row>
        <table:table-row table:style-name="ro1">
          <table:table-cell office:value-type="float" office:value="12.933334">
            <text:p>12,933334</text:p>
          </table:table-cell>
          <table:table-cell office:value-type="float" office:value="0.264365">
            <text:p>0,264365</text:p>
          </table:table-cell>
          <table:table-cell/>
        </table:table-row>
        <table:table-row table:style-name="ro1">
          <table:table-cell office:value-type="float" office:value="12.966667">
            <text:p>12,966667</text:p>
          </table:table-cell>
          <table:table-cell office:value-type="float" office:value="0.293619">
            <text:p>0,293619</text:p>
          </table:table-cell>
          <table:table-cell/>
        </table:table-row>
        <table:table-row table:style-name="ro1">
          <table:table-cell office:value-type="float" office:value="13.000001">
            <text:p>13,000001</text:p>
          </table:table-cell>
          <table:table-cell office:value-type="float" office:value="0.267779">
            <text:p>0,267779</text:p>
          </table:table-cell>
          <table:table-cell/>
        </table:table-row>
        <table:table-row table:style-name="ro1">
          <table:table-cell office:value-type="float" office:value="13.033334">
            <text:p>13,033334</text:p>
          </table:table-cell>
          <table:table-cell office:value-type="float" office:value="0.256145">
            <text:p>0,256145</text:p>
          </table:table-cell>
          <table:table-cell/>
        </table:table-row>
        <table:table-row table:style-name="ro1">
          <table:table-cell office:value-type="float" office:value="13.066667">
            <text:p>13,066667</text:p>
          </table:table-cell>
          <table:table-cell office:value-type="float" office:value="0.248015">
            <text:p>0,248015</text:p>
          </table:table-cell>
          <table:table-cell/>
        </table:table-row>
        <table:table-row table:style-name="ro1">
          <table:table-cell office:value-type="float" office:value="13.100001">
            <text:p>13,100001</text:p>
          </table:table-cell>
          <table:table-cell office:value-type="float" office:value="0.24345">
            <text:p>0,24345</text:p>
          </table:table-cell>
          <table:table-cell/>
        </table:table-row>
        <table:table-row table:style-name="ro1">
          <table:table-cell office:value-type="float" office:value="13.133334">
            <text:p>13,133334</text:p>
          </table:table-cell>
          <table:table-cell office:value-type="float" office:value="0.233577">
            <text:p>0,233577</text:p>
          </table:table-cell>
          <table:table-cell/>
        </table:table-row>
        <table:table-row table:style-name="ro1">
          <table:table-cell office:value-type="float" office:value="13.166667">
            <text:p>13,166667</text:p>
          </table:table-cell>
          <table:table-cell office:value-type="float" office:value="0.203421">
            <text:p>0,203421</text:p>
          </table:table-cell>
          <table:table-cell/>
        </table:table-row>
        <table:table-row table:style-name="ro1">
          <table:table-cell office:value-type="float" office:value="13.200001">
            <text:p>13,200001</text:p>
          </table:table-cell>
          <table:table-cell office:value-type="float" office:value="0.17959">
            <text:p>0,17959</text:p>
          </table:table-cell>
          <table:table-cell/>
        </table:table-row>
        <table:table-row table:style-name="ro1">
          <table:table-cell office:value-type="float" office:value="13.233334">
            <text:p>13,233334</text:p>
          </table:table-cell>
          <table:table-cell office:value-type="float" office:value="0.158576">
            <text:p>0,158576</text:p>
          </table:table-cell>
          <table:table-cell/>
        </table:table-row>
        <table:table-row table:style-name="ro1">
          <table:table-cell office:value-type="float" office:value="13.266667">
            <text:p>13,266667</text:p>
          </table:table-cell>
          <table:table-cell office:value-type="float" office:value="0.141191">
            <text:p>0,141191</text:p>
          </table:table-cell>
          <table:table-cell/>
        </table:table-row>
        <table:table-row table:style-name="ro1">
          <table:table-cell office:value-type="float" office:value="13.300001">
            <text:p>13,300001</text:p>
          </table:table-cell>
          <table:table-cell office:value-type="float" office:value="0.162764">
            <text:p>0,162764</text:p>
          </table:table-cell>
          <table:table-cell/>
        </table:table-row>
        <table:table-row table:style-name="ro1">
          <table:table-cell office:value-type="float" office:value="13.333334">
            <text:p>13,333334</text:p>
          </table:table-cell>
          <table:table-cell office:value-type="float" office:value="0.137799">
            <text:p>0,137799</text:p>
          </table:table-cell>
          <table:table-cell/>
        </table:table-row>
        <table:table-row table:style-name="ro1">
          <table:table-cell office:value-type="float" office:value="13.366667">
            <text:p>13,366667</text:p>
          </table:table-cell>
          <table:table-cell office:value-type="float" office:value="0.126286">
            <text:p>0,126286</text:p>
          </table:table-cell>
          <table:table-cell/>
        </table:table-row>
        <table:table-row table:style-name="ro1">
          <table:table-cell office:value-type="float" office:value="13.400001">
            <text:p>13,400001</text:p>
          </table:table-cell>
          <table:table-cell office:value-type="float" office:value="0.143475">
            <text:p>0,143475</text:p>
          </table:table-cell>
          <table:table-cell/>
        </table:table-row>
        <table:table-row table:style-name="ro1">
          <table:table-cell office:value-type="float" office:value="13.433334">
            <text:p>13,433334</text:p>
          </table:table-cell>
          <table:table-cell office:value-type="float" office:value="0.127548">
            <text:p>0,127548</text:p>
          </table:table-cell>
          <table:table-cell/>
        </table:table-row>
        <table:table-row table:style-name="ro1">
          <table:table-cell office:value-type="float" office:value="13.466667">
            <text:p>13,466667</text:p>
          </table:table-cell>
          <table:table-cell office:value-type="float" office:value="0.144458">
            <text:p>0,144458</text:p>
          </table:table-cell>
          <table:table-cell/>
        </table:table-row>
        <table:table-row table:style-name="ro1">
          <table:table-cell office:value-type="float" office:value="13.500001">
            <text:p>13,500001</text:p>
          </table:table-cell>
          <table:table-cell office:value-type="float" office:value="0.159643">
            <text:p>0,159643</text:p>
          </table:table-cell>
          <table:table-cell/>
        </table:table-row>
        <table:table-row table:style-name="ro1">
          <table:table-cell office:value-type="float" office:value="13.533334">
            <text:p>13,533334</text:p>
          </table:table-cell>
          <table:table-cell office:value-type="float" office:value="0.174192">
            <text:p>0,174192</text:p>
          </table:table-cell>
          <table:table-cell/>
        </table:table-row>
        <table:table-row table:style-name="ro1">
          <table:table-cell office:value-type="float" office:value="13.566667">
            <text:p>13,566667</text:p>
          </table:table-cell>
          <table:table-cell office:value-type="float" office:value="0.196407">
            <text:p>0,196407</text:p>
          </table:table-cell>
          <table:table-cell/>
        </table:table-row>
        <table:table-row table:style-name="ro1">
          <table:table-cell office:value-type="float" office:value="13.600001">
            <text:p>13,600001</text:p>
          </table:table-cell>
          <table:table-cell office:value-type="float" office:value="0.195181">
            <text:p>0,195181</text:p>
          </table:table-cell>
          <table:table-cell/>
        </table:table-row>
        <table:table-row table:style-name="ro1">
          <table:table-cell office:value-type="float" office:value="13.633334">
            <text:p>13,633334</text:p>
          </table:table-cell>
          <table:table-cell office:value-type="float" office:value="0.223362">
            <text:p>0,223362</text:p>
          </table:table-cell>
          <table:table-cell/>
        </table:table-row>
        <table:table-row table:style-name="ro1">
          <table:table-cell office:value-type="float" office:value="13.666667">
            <text:p>13,666667</text:p>
          </table:table-cell>
          <table:table-cell office:value-type="float" office:value="0.206908">
            <text:p>0,206908</text:p>
          </table:table-cell>
          <table:table-cell/>
        </table:table-row>
        <table:table-row table:style-name="ro1">
          <table:table-cell office:value-type="float" office:value="13.700001">
            <text:p>13,700001</text:p>
          </table:table-cell>
          <table:table-cell office:value-type="float" office:value="0.209056">
            <text:p>0,209056</text:p>
          </table:table-cell>
          <table:table-cell/>
        </table:table-row>
        <table:table-row table:style-name="ro1">
          <table:table-cell office:value-type="float" office:value="13.733334">
            <text:p>13,733334</text:p>
          </table:table-cell>
          <table:table-cell office:value-type="float" office:value="0.197337">
            <text:p>0,197337</text:p>
          </table:table-cell>
          <table:table-cell office:value-type="string">
            <text:p>Generando nueva Gausiana: Amp=-366.8235nm <text:s/>s=0.01480s</text:p>
          </table:table-cell>
        </table:table-row>
        <table:table-row table:style-name="ro1">
          <table:table-cell office:value-type="float" office:value="13.766667">
            <text:p>13,766667</text:p>
          </table:table-cell>
          <table:table-cell office:value-type="float" office:value="0.039844">
            <text:p>0,039844</text:p>
          </table:table-cell>
          <table:table-cell/>
        </table:table-row>
        <table:table-row table:style-name="ro1">
          <table:table-cell office:value-type="float" office:value="13.800001">
            <text:p>13,800001</text:p>
          </table:table-cell>
          <table:table-cell office:value-type="float" office:value="0.038894">
            <text:p>0,038894</text:p>
          </table:table-cell>
          <table:table-cell/>
        </table:table-row>
        <table:table-row table:style-name="ro1">
          <table:table-cell office:value-type="float" office:value="13.833334">
            <text:p>13,833334</text:p>
          </table:table-cell>
          <table:table-cell office:value-type="float" office:value="0.061804">
            <text:p>0,061804</text:p>
          </table:table-cell>
          <table:table-cell/>
        </table:table-row>
        <table:table-row table:style-name="ro1">
          <table:table-cell office:value-type="float" office:value="13.866667">
            <text:p>13,866667</text:p>
          </table:table-cell>
          <table:table-cell office:value-type="float" office:value="0.046174">
            <text:p>0,046174</text:p>
          </table:table-cell>
          <table:table-cell/>
        </table:table-row>
        <table:table-row table:style-name="ro1">
          <table:table-cell office:value-type="float" office:value="13.900001">
            <text:p>13,900001</text:p>
          </table:table-cell>
          <table:table-cell office:value-type="float" office:value="0.066178">
            <text:p>0,066178</text:p>
          </table:table-cell>
          <table:table-cell/>
        </table:table-row>
        <table:table-row table:style-name="ro1">
          <table:table-cell office:value-type="float" office:value="13.933334">
            <text:p>13,933334</text:p>
          </table:table-cell>
          <table:table-cell office:value-type="float" office:value="0.04048">
            <text:p>0,04048</text:p>
          </table:table-cell>
          <table:table-cell/>
        </table:table-row>
        <table:table-row table:style-name="ro1">
          <table:table-cell office:value-type="float" office:value="13.966667">
            <text:p>13,966667</text:p>
          </table:table-cell>
          <table:table-cell office:value-type="float" office:value="0.050331">
            <text:p>0,050331</text:p>
          </table:table-cell>
          <table:table-cell/>
        </table:table-row>
        <table:table-row table:style-name="ro1">
          <table:table-cell office:value-type="float" office:value="14.000001">
            <text:p>14,000001</text:p>
          </table:table-cell>
          <table:table-cell office:value-type="float" office:value="0.061184">
            <text:p>0,061184</text:p>
          </table:table-cell>
          <table:table-cell/>
        </table:table-row>
        <table:table-row table:style-name="ro1">
          <table:table-cell office:value-type="float" office:value="14.033334">
            <text:p>14,033334</text:p>
          </table:table-cell>
          <table:table-cell office:value-type="float" office:value="0.063302">
            <text:p>0,063302</text:p>
          </table:table-cell>
          <table:table-cell/>
        </table:table-row>
        <table:table-row table:style-name="ro1">
          <table:table-cell office:value-type="float" office:value="14.066667">
            <text:p>14,066667</text:p>
          </table:table-cell>
          <table:table-cell office:value-type="float" office:value="0.058255">
            <text:p>0,058255</text:p>
          </table:table-cell>
          <table:table-cell/>
        </table:table-row>
        <table:table-row table:style-name="ro1">
          <table:table-cell office:value-type="float" office:value="14.100001">
            <text:p>14,100001</text:p>
          </table:table-cell>
          <table:table-cell office:value-type="float" office:value="0.085094">
            <text:p>0,085094</text:p>
          </table:table-cell>
          <table:table-cell/>
        </table:table-row>
        <table:table-row table:style-name="ro1">
          <table:table-cell office:value-type="float" office:value="14.133334">
            <text:p>14,133334</text:p>
          </table:table-cell>
          <table:table-cell office:value-type="float" office:value="0.077858">
            <text:p>0,077858</text:p>
          </table:table-cell>
          <table:table-cell/>
        </table:table-row>
        <table:table-row table:style-name="ro1">
          <table:table-cell office:value-type="float" office:value="14.166667">
            <text:p>14,166667</text:p>
          </table:table-cell>
          <table:table-cell office:value-type="float" office:value="0.12159">
            <text:p>0,12159</text:p>
          </table:table-cell>
          <table:table-cell/>
        </table:table-row>
        <table:table-row table:style-name="ro1">
          <table:table-cell office:value-type="float" office:value="14.200001">
            <text:p>14,200001</text:p>
          </table:table-cell>
          <table:table-cell office:value-type="float" office:value="0.111961">
            <text:p>0,111961</text:p>
          </table:table-cell>
          <table:table-cell/>
        </table:table-row>
        <table:table-row table:style-name="ro1">
          <table:table-cell office:value-type="float" office:value="14.233334">
            <text:p>14,233334</text:p>
          </table:table-cell>
          <table:table-cell office:value-type="float" office:value="0.0999">
            <text:p>0,0999</text:p>
          </table:table-cell>
          <table:table-cell/>
        </table:table-row>
        <table:table-row table:style-name="ro1">
          <table:table-cell office:value-type="float" office:value="14.266667">
            <text:p>14,266667</text:p>
          </table:table-cell>
          <table:table-cell office:value-type="float" office:value="0.134607">
            <text:p>0,134607</text:p>
          </table:table-cell>
          <table:table-cell/>
        </table:table-row>
        <table:table-row table:style-name="ro1">
          <table:table-cell office:value-type="float" office:value="14.300001">
            <text:p>14,300001</text:p>
          </table:table-cell>
          <table:table-cell office:value-type="float" office:value="0.13961">
            <text:p>0,13961</text:p>
          </table:table-cell>
          <table:table-cell/>
        </table:table-row>
        <table:table-row table:style-name="ro1">
          <table:table-cell office:value-type="float" office:value="14.333334">
            <text:p>14,333334</text:p>
          </table:table-cell>
          <table:table-cell office:value-type="float" office:value="0.184893">
            <text:p>0,184893</text:p>
          </table:table-cell>
          <table:table-cell/>
        </table:table-row>
        <table:table-row table:style-name="ro1">
          <table:table-cell office:value-type="float" office:value="14.366667">
            <text:p>14,366667</text:p>
          </table:table-cell>
          <table:table-cell office:value-type="float" office:value="0.148782">
            <text:p>0,148782</text:p>
          </table:table-cell>
          <table:table-cell/>
        </table:table-row>
        <table:table-row table:style-name="ro1">
          <table:table-cell office:value-type="float" office:value="14.400001">
            <text:p>14,400001</text:p>
          </table:table-cell>
          <table:table-cell office:value-type="float" office:value="0.175204">
            <text:p>0,175204</text:p>
          </table:table-cell>
          <table:table-cell/>
        </table:table-row>
        <table:table-row table:style-name="ro1">
          <table:table-cell office:value-type="float" office:value="14.433334">
            <text:p>14,433334</text:p>
          </table:table-cell>
          <table:table-cell office:value-type="float" office:value="0.182144">
            <text:p>0,182144</text:p>
          </table:table-cell>
          <table:table-cell/>
        </table:table-row>
        <table:table-row table:style-name="ro1">
          <table:table-cell office:value-type="float" office:value="14.466667">
            <text:p>14,466667</text:p>
          </table:table-cell>
          <table:table-cell office:value-type="float" office:value="0.193853">
            <text:p>0,193853</text:p>
          </table:table-cell>
          <table:table-cell/>
        </table:table-row>
        <table:table-row table:style-name="ro1">
          <table:table-cell office:value-type="float" office:value="14.500001">
            <text:p>14,500001</text:p>
          </table:table-cell>
          <table:table-cell office:value-type="float" office:value="0.202506">
            <text:p>0,202506</text:p>
          </table:table-cell>
          <table:table-cell/>
        </table:table-row>
        <table:table-row table:style-name="ro1">
          <table:table-cell office:value-type="float" office:value="14.533334">
            <text:p>14,533334</text:p>
          </table:table-cell>
          <table:table-cell office:value-type="float" office:value="0.19721">
            <text:p>0,19721</text:p>
          </table:table-cell>
          <table:table-cell/>
        </table:table-row>
        <table:table-row table:style-name="ro1">
          <table:table-cell office:value-type="float" office:value="14.566667">
            <text:p>14,566667</text:p>
          </table:table-cell>
          <table:table-cell office:value-type="float" office:value="0.189952">
            <text:p>0,189952</text:p>
          </table:table-cell>
          <table:table-cell/>
        </table:table-row>
        <table:table-row table:style-name="ro1">
          <table:table-cell office:value-type="float" office:value="14.600001">
            <text:p>14,600001</text:p>
          </table:table-cell>
          <table:table-cell office:value-type="float" office:value="0.187786">
            <text:p>0,187786</text:p>
          </table:table-cell>
          <table:table-cell/>
        </table:table-row>
        <table:table-row table:style-name="ro1">
          <table:table-cell office:value-type="float" office:value="14.633334">
            <text:p>14,633334</text:p>
          </table:table-cell>
          <table:table-cell office:value-type="float" office:value="0.192311">
            <text:p>0,192311</text:p>
          </table:table-cell>
          <table:table-cell/>
        </table:table-row>
        <table:table-row table:style-name="ro1">
          <table:table-cell office:value-type="float" office:value="14.666667">
            <text:p>14,666667</text:p>
          </table:table-cell>
          <table:table-cell office:value-type="float" office:value="0.19291">
            <text:p>0,19291</text:p>
          </table:table-cell>
          <table:table-cell/>
        </table:table-row>
        <table:table-row table:style-name="ro1">
          <table:table-cell office:value-type="float" office:value="14.700001">
            <text:p>14,700001</text:p>
          </table:table-cell>
          <table:table-cell office:value-type="float" office:value="0.196563">
            <text:p>0,196563</text:p>
          </table:table-cell>
          <table:table-cell/>
        </table:table-row>
        <table:table-row table:style-name="ro1">
          <table:table-cell office:value-type="float" office:value="14.733334">
            <text:p>14,733334</text:p>
          </table:table-cell>
          <table:table-cell office:value-type="float" office:value="0.196093">
            <text:p>0,196093</text:p>
          </table:table-cell>
          <table:table-cell/>
        </table:table-row>
        <table:table-row table:style-name="ro1">
          <table:table-cell office:value-type="float" office:value="14.766667">
            <text:p>14,766667</text:p>
          </table:table-cell>
          <table:table-cell office:value-type="float" office:value="0.183466">
            <text:p>0,183466</text:p>
          </table:table-cell>
          <table:table-cell/>
        </table:table-row>
        <table:table-row table:style-name="ro1">
          <table:table-cell office:value-type="float" office:value="14.800001">
            <text:p>14,800001</text:p>
          </table:table-cell>
          <table:table-cell office:value-type="float" office:value="0.161664">
            <text:p>0,161664</text:p>
          </table:table-cell>
          <table:table-cell/>
        </table:table-row>
        <table:table-row table:style-name="ro1">
          <table:table-cell office:value-type="float" office:value="14.833334">
            <text:p>14,833334</text:p>
          </table:table-cell>
          <table:table-cell office:value-type="float" office:value="0.167367">
            <text:p>0,167367</text:p>
          </table:table-cell>
          <table:table-cell/>
        </table:table-row>
        <table:table-row table:style-name="ro1">
          <table:table-cell office:value-type="float" office:value="14.866667">
            <text:p>14,866667</text:p>
          </table:table-cell>
          <table:table-cell office:value-type="float" office:value="0.157077">
            <text:p>0,157077</text:p>
          </table:table-cell>
          <table:table-cell/>
        </table:table-row>
        <table:table-row table:style-name="ro1">
          <table:table-cell office:value-type="float" office:value="14.900001">
            <text:p>14,900001</text:p>
          </table:table-cell>
          <table:table-cell office:value-type="float" office:value="0.130805">
            <text:p>0,130805</text:p>
          </table:table-cell>
          <table:table-cell/>
        </table:table-row>
        <table:table-row table:style-name="ro1">
          <table:table-cell office:value-type="float" office:value="14.933334">
            <text:p>14,933334</text:p>
          </table:table-cell>
          <table:table-cell office:value-type="float" office:value="0.118278">
            <text:p>0,118278</text:p>
          </table:table-cell>
          <table:table-cell/>
        </table:table-row>
        <table:table-row table:style-name="ro1">
          <table:table-cell office:value-type="float" office:value="14.966667">
            <text:p>14,966667</text:p>
          </table:table-cell>
          <table:table-cell office:value-type="float" office:value="0.109803">
            <text:p>0,109803</text:p>
          </table:table-cell>
          <table:table-cell/>
        </table:table-row>
        <table:table-row table:style-name="ro1">
          <table:table-cell office:value-type="float" office:value="15.000001">
            <text:p>15,000001</text:p>
          </table:table-cell>
          <table:table-cell office:value-type="float" office:value="0.076223">
            <text:p>0,076223</text:p>
          </table:table-cell>
          <table:table-cell/>
        </table:table-row>
        <table:table-row table:style-name="ro1">
          <table:table-cell office:value-type="float" office:value="15.033334">
            <text:p>15,033334</text:p>
          </table:table-cell>
          <table:table-cell office:value-type="float" office:value="0.102286">
            <text:p>0,102286</text:p>
          </table:table-cell>
          <table:table-cell/>
        </table:table-row>
        <table:table-row table:style-name="ro1">
          <table:table-cell office:value-type="float" office:value="15.066667">
            <text:p>15,066667</text:p>
          </table:table-cell>
          <table:table-cell office:value-type="float" office:value="0.065659">
            <text:p>0,065659</text:p>
          </table:table-cell>
          <table:table-cell/>
        </table:table-row>
        <table:table-row table:style-name="ro1">
          <table:table-cell office:value-type="float" office:value="15.100001">
            <text:p>15,100001</text:p>
          </table:table-cell>
          <table:table-cell office:value-type="float" office:value="0.077823">
            <text:p>0,077823</text:p>
          </table:table-cell>
          <table:table-cell/>
        </table:table-row>
        <table:table-row table:style-name="ro1">
          <table:table-cell office:value-type="float" office:value="15.133334">
            <text:p>15,133334</text:p>
          </table:table-cell>
          <table:table-cell office:value-type="float" office:value="0.068364">
            <text:p>0,068364</text:p>
          </table:table-cell>
          <table:table-cell/>
        </table:table-row>
        <table:table-row table:style-name="ro1">
          <table:table-cell office:value-type="float" office:value="15.166667">
            <text:p>15,166667</text:p>
          </table:table-cell>
          <table:table-cell office:value-type="float" office:value="0.061153">
            <text:p>0,061153</text:p>
          </table:table-cell>
          <table:table-cell/>
        </table:table-row>
        <table:table-row table:style-name="ro1">
          <table:table-cell office:value-type="float" office:value="15.200001">
            <text:p>15,200001</text:p>
          </table:table-cell>
          <table:table-cell office:value-type="float" office:value="0.045396">
            <text:p>0,045396</text:p>
          </table:table-cell>
          <table:table-cell/>
        </table:table-row>
        <table:table-row table:style-name="ro1">
          <table:table-cell office:value-type="float" office:value="15.233334">
            <text:p>15,233334</text:p>
          </table:table-cell>
          <table:table-cell office:value-type="float" office:value="0.05117">
            <text:p>0,05117</text:p>
          </table:table-cell>
          <table:table-cell/>
        </table:table-row>
        <table:table-row table:style-name="ro1">
          <table:table-cell office:value-type="float" office:value="15.266667">
            <text:p>15,266667</text:p>
          </table:table-cell>
          <table:table-cell office:value-type="float" office:value="0.044911">
            <text:p>0,044911</text:p>
          </table:table-cell>
          <table:table-cell/>
        </table:table-row>
        <table:table-row table:style-name="ro1">
          <table:table-cell office:value-type="float" office:value="15.300001">
            <text:p>15,300001</text:p>
          </table:table-cell>
          <table:table-cell office:value-type="float" office:value="0.047608">
            <text:p>0,047608</text:p>
          </table:table-cell>
          <table:table-cell/>
        </table:table-row>
        <table:table-row table:style-name="ro1">
          <table:table-cell office:value-type="float" office:value="15.333334">
            <text:p>15,333334</text:p>
          </table:table-cell>
          <table:table-cell office:value-type="float" office:value="0.026058">
            <text:p>0,026058</text:p>
          </table:table-cell>
          <table:table-cell/>
        </table:table-row>
        <table:table-row table:style-name="ro1">
          <table:table-cell office:value-type="float" office:value="15.366667">
            <text:p>15,366667</text:p>
          </table:table-cell>
          <table:table-cell office:value-type="float" office:value="0.044347">
            <text:p>0,044347</text:p>
          </table:table-cell>
          <table:table-cell/>
        </table:table-row>
        <table:table-row table:style-name="ro1">
          <table:table-cell office:value-type="float" office:value="15.400001">
            <text:p>15,400001</text:p>
          </table:table-cell>
          <table:table-cell office:value-type="float" office:value="0.034279">
            <text:p>0,034279</text:p>
          </table:table-cell>
          <table:table-cell/>
        </table:table-row>
        <table:table-row table:style-name="ro1">
          <table:table-cell office:value-type="float" office:value="15.433334">
            <text:p>15,433334</text:p>
          </table:table-cell>
          <table:table-cell office:value-type="float" office:value="0.041256">
            <text:p>0,041256</text:p>
          </table:table-cell>
          <table:table-cell/>
        </table:table-row>
        <table:table-row table:style-name="ro1">
          <table:table-cell office:value-type="float" office:value="15.466667">
            <text:p>15,466667</text:p>
          </table:table-cell>
          <table:table-cell office:value-type="float" office:value="0.027713">
            <text:p>0,027713</text:p>
          </table:table-cell>
          <table:table-cell office:value-type="string">
            <text:p>Generando nueva Gausiana: Amp=-364.7273nm <text:s/>s=0.01457s</text:p>
          </table:table-cell>
        </table:table-row>
        <table:table-row table:style-name="ro1">
          <table:table-cell office:value-type="float" office:value="15.500001">
            <text:p>15,500001</text:p>
          </table:table-cell>
          <table:table-cell office:value-type="float" office:value="0.034461">
            <text:p>0,034461</text:p>
          </table:table-cell>
          <table:table-cell/>
        </table:table-row>
        <table:table-row table:style-name="ro1">
          <table:table-cell office:value-type="float" office:value="15.533334">
            <text:p>15,533334</text:p>
          </table:table-cell>
          <table:table-cell office:value-type="float" office:value="0.042707">
            <text:p>0,042707</text:p>
          </table:table-cell>
          <table:table-cell/>
        </table:table-row>
        <table:table-row table:style-name="ro1">
          <table:table-cell office:value-type="float" office:value="15.566667">
            <text:p>15,566667</text:p>
          </table:table-cell>
          <table:table-cell office:value-type="float" office:value="0.044831">
            <text:p>0,044831</text:p>
          </table:table-cell>
          <table:table-cell/>
        </table:table-row>
        <table:table-row table:style-name="ro1">
          <table:table-cell office:value-type="float" office:value="15.600001">
            <text:p>15,600001</text:p>
          </table:table-cell>
          <table:table-cell office:value-type="float" office:value="0.033623">
            <text:p>0,033623</text:p>
          </table:table-cell>
          <table:table-cell/>
        </table:table-row>
        <table:table-row table:style-name="ro1">
          <table:table-cell office:value-type="float" office:value="15.633334">
            <text:p>15,633334</text:p>
          </table:table-cell>
          <table:table-cell office:value-type="float" office:value="0.037543">
            <text:p>0,037543</text:p>
          </table:table-cell>
          <table:table-cell/>
        </table:table-row>
        <table:table-row table:style-name="ro1">
          <table:table-cell office:value-type="float" office:value="15.666667">
            <text:p>15,666667</text:p>
          </table:table-cell>
          <table:table-cell office:value-type="float" office:value="0.060354">
            <text:p>0,060354</text:p>
          </table:table-cell>
          <table:table-cell/>
        </table:table-row>
        <table:table-row table:style-name="ro1">
          <table:table-cell office:value-type="float" office:value="15.700001">
            <text:p>15,700001</text:p>
          </table:table-cell>
          <table:table-cell office:value-type="float" office:value="0.05536">
            <text:p>0,05536</text:p>
          </table:table-cell>
          <table:table-cell/>
        </table:table-row>
        <table:table-row table:style-name="ro1">
          <table:table-cell office:value-type="float" office:value="15.733334">
            <text:p>15,733334</text:p>
          </table:table-cell>
          <table:table-cell office:value-type="float" office:value="0.068502">
            <text:p>0,068502</text:p>
          </table:table-cell>
          <table:table-cell/>
        </table:table-row>
        <table:table-row table:style-name="ro1">
          <table:table-cell office:value-type="float" office:value="15.766667">
            <text:p>15,766667</text:p>
          </table:table-cell>
          <table:table-cell office:value-type="float" office:value="0.071367">
            <text:p>0,071367</text:p>
          </table:table-cell>
          <table:table-cell/>
        </table:table-row>
        <table:table-row table:style-name="ro1">
          <table:table-cell office:value-type="float" office:value="15.800001">
            <text:p>15,800001</text:p>
          </table:table-cell>
          <table:table-cell office:value-type="float" office:value="0.068466">
            <text:p>0,068466</text:p>
          </table:table-cell>
          <table:table-cell/>
        </table:table-row>
        <table:table-row table:style-name="ro1">
          <table:table-cell office:value-type="float" office:value="15.833334">
            <text:p>15,833334</text:p>
          </table:table-cell>
          <table:table-cell office:value-type="float" office:value="0.067545">
            <text:p>0,067545</text:p>
          </table:table-cell>
          <table:table-cell/>
        </table:table-row>
        <table:table-row table:style-name="ro1">
          <table:table-cell office:value-type="float" office:value="15.866667">
            <text:p>15,866667</text:p>
          </table:table-cell>
          <table:table-cell office:value-type="float" office:value="0.085682">
            <text:p>0,085682</text:p>
          </table:table-cell>
          <table:table-cell/>
        </table:table-row>
        <table:table-row table:style-name="ro1">
          <table:table-cell office:value-type="float" office:value="15.900001">
            <text:p>15,900001</text:p>
          </table:table-cell>
          <table:table-cell office:value-type="float" office:value="0.114388">
            <text:p>0,114388</text:p>
          </table:table-cell>
          <table:table-cell/>
        </table:table-row>
        <table:table-row table:style-name="ro1">
          <table:table-cell office:value-type="float" office:value="15.933334">
            <text:p>15,933334</text:p>
          </table:table-cell>
          <table:table-cell office:value-type="float" office:value="0.098485">
            <text:p>0,098485</text:p>
          </table:table-cell>
          <table:table-cell/>
        </table:table-row>
        <table:table-row table:style-name="ro1">
          <table:table-cell office:value-type="float" office:value="15.966667">
            <text:p>15,966667</text:p>
          </table:table-cell>
          <table:table-cell office:value-type="float" office:value="0.118191">
            <text:p>0,118191</text:p>
          </table:table-cell>
          <table:table-cell/>
        </table:table-row>
        <table:table-row table:style-name="ro1">
          <table:table-cell office:value-type="float" office:value="16.000001">
            <text:p>16,000001</text:p>
          </table:table-cell>
          <table:table-cell office:value-type="float" office:value="0.11744">
            <text:p>0,11744</text:p>
          </table:table-cell>
          <table:table-cell/>
        </table:table-row>
        <table:table-row table:style-name="ro1">
          <table:table-cell office:value-type="float" office:value="16.033334">
            <text:p>16,033334</text:p>
          </table:table-cell>
          <table:table-cell office:value-type="float" office:value="0.142963">
            <text:p>0,142963</text:p>
          </table:table-cell>
          <table:table-cell/>
        </table:table-row>
        <table:table-row table:style-name="ro1">
          <table:table-cell office:value-type="float" office:value="16.066668">
            <text:p>16,066668</text:p>
          </table:table-cell>
          <table:table-cell office:value-type="float" office:value="0.148194">
            <text:p>0,148194</text:p>
          </table:table-cell>
          <table:table-cell/>
        </table:table-row>
        <table:table-row table:style-name="ro1">
          <table:table-cell office:value-type="float" office:value="16.100001">
            <text:p>16,100001</text:p>
          </table:table-cell>
          <table:table-cell office:value-type="float" office:value="0.160957">
            <text:p>0,160957</text:p>
          </table:table-cell>
          <table:table-cell/>
        </table:table-row>
        <table:table-row table:style-name="ro1">
          <table:table-cell office:value-type="float" office:value="16.133334">
            <text:p>16,133334</text:p>
          </table:table-cell>
          <table:table-cell office:value-type="float" office:value="0.180173">
            <text:p>0,180173</text:p>
          </table:table-cell>
          <table:table-cell/>
        </table:table-row>
        <table:table-row table:style-name="ro1">
          <table:table-cell office:value-type="float" office:value="16.166668">
            <text:p>16,166668</text:p>
          </table:table-cell>
          <table:table-cell office:value-type="float" office:value="0.177405">
            <text:p>0,177405</text:p>
          </table:table-cell>
          <table:table-cell/>
        </table:table-row>
        <table:table-row table:style-name="ro1">
          <table:table-cell office:value-type="float" office:value="16.200001">
            <text:p>16,200001</text:p>
          </table:table-cell>
          <table:table-cell office:value-type="float" office:value="0.203643">
            <text:p>0,203643</text:p>
          </table:table-cell>
          <table:table-cell/>
        </table:table-row>
        <table:table-row table:style-name="ro1">
          <table:table-cell office:value-type="float" office:value="16.233334">
            <text:p>16,233334</text:p>
          </table:table-cell>
          <table:table-cell office:value-type="float" office:value="0.199933">
            <text:p>0,199933</text:p>
          </table:table-cell>
          <table:table-cell/>
        </table:table-row>
        <table:table-row table:style-name="ro1">
          <table:table-cell office:value-type="float" office:value="16.266668">
            <text:p>16,266668</text:p>
          </table:table-cell>
          <table:table-cell office:value-type="float" office:value="0.205915">
            <text:p>0,205915</text:p>
          </table:table-cell>
          <table:table-cell/>
        </table:table-row>
        <table:table-row table:style-name="ro1">
          <table:table-cell office:value-type="float" office:value="16.300001">
            <text:p>16,300001</text:p>
          </table:table-cell>
          <table:table-cell office:value-type="float" office:value="0.200552">
            <text:p>0,200552</text:p>
          </table:table-cell>
          <table:table-cell/>
        </table:table-row>
        <table:table-row table:style-name="ro1">
          <table:table-cell office:value-type="float" office:value="16.333334">
            <text:p>16,333334</text:p>
          </table:table-cell>
          <table:table-cell office:value-type="float" office:value="0.204091">
            <text:p>0,204091</text:p>
          </table:table-cell>
          <table:table-cell/>
        </table:table-row>
        <table:table-row table:style-name="ro1">
          <table:table-cell office:value-type="float" office:value="16.366668">
            <text:p>16,366668</text:p>
          </table:table-cell>
          <table:table-cell office:value-type="float" office:value="0.197288">
            <text:p>0,197288</text:p>
          </table:table-cell>
          <table:table-cell/>
        </table:table-row>
        <table:table-row table:style-name="ro1">
          <table:table-cell office:value-type="float" office:value="16.400001">
            <text:p>16,400001</text:p>
          </table:table-cell>
          <table:table-cell office:value-type="float" office:value="0.203735">
            <text:p>0,203735</text:p>
          </table:table-cell>
          <table:table-cell/>
        </table:table-row>
        <table:table-row table:style-name="ro1">
          <table:table-cell office:value-type="float" office:value="16.433334">
            <text:p>16,433334</text:p>
          </table:table-cell>
          <table:table-cell office:value-type="float" office:value="0.18668">
            <text:p>0,18668</text:p>
          </table:table-cell>
          <table:table-cell/>
        </table:table-row>
        <table:table-row table:style-name="ro1">
          <table:table-cell office:value-type="float" office:value="16.466668">
            <text:p>16,466668</text:p>
          </table:table-cell>
          <table:table-cell office:value-type="float" office:value="0.180571">
            <text:p>0,180571</text:p>
          </table:table-cell>
          <table:table-cell/>
        </table:table-row>
        <table:table-row table:style-name="ro1">
          <table:table-cell office:value-type="float" office:value="16.500001">
            <text:p>16,500001</text:p>
          </table:table-cell>
          <table:table-cell office:value-type="float" office:value="0.186468">
            <text:p>0,186468</text:p>
          </table:table-cell>
          <table:table-cell/>
        </table:table-row>
        <table:table-row table:style-name="ro1">
          <table:table-cell office:value-type="float" office:value="16.533334">
            <text:p>16,533334</text:p>
          </table:table-cell>
          <table:table-cell office:value-type="float" office:value="0.167727">
            <text:p>0,167727</text:p>
          </table:table-cell>
          <table:table-cell/>
        </table:table-row>
        <table:table-row table:style-name="ro1">
          <table:table-cell office:value-type="float" office:value="16.566668">
            <text:p>16,566668</text:p>
          </table:table-cell>
          <table:table-cell office:value-type="float" office:value="0.147858">
            <text:p>0,147858</text:p>
          </table:table-cell>
          <table:table-cell/>
        </table:table-row>
        <table:table-row table:style-name="ro1">
          <table:table-cell office:value-type="float" office:value="16.600001">
            <text:p>16,600001</text:p>
          </table:table-cell>
          <table:table-cell office:value-type="float" office:value="0.158623">
            <text:p>0,158623</text:p>
          </table:table-cell>
          <table:table-cell/>
        </table:table-row>
        <table:table-row table:style-name="ro1">
          <table:table-cell office:value-type="float" office:value="16.633334">
            <text:p>16,633334</text:p>
          </table:table-cell>
          <table:table-cell office:value-type="float" office:value="0.13655">
            <text:p>0,13655</text:p>
          </table:table-cell>
          <table:table-cell/>
        </table:table-row>
        <table:table-row table:style-name="ro1">
          <table:table-cell office:value-type="float" office:value="16.666668">
            <text:p>16,666668</text:p>
          </table:table-cell>
          <table:table-cell office:value-type="float" office:value="0.117376">
            <text:p>0,117376</text:p>
          </table:table-cell>
          <table:table-cell/>
        </table:table-row>
        <table:table-row table:style-name="ro1">
          <table:table-cell office:value-type="float" office:value="16.700001">
            <text:p>16,700001</text:p>
          </table:table-cell>
          <table:table-cell office:value-type="float" office:value="0.114672">
            <text:p>0,114672</text:p>
          </table:table-cell>
          <table:table-cell/>
        </table:table-row>
        <table:table-row table:style-name="ro1">
          <table:table-cell office:value-type="float" office:value="16.733334">
            <text:p>16,733334</text:p>
          </table:table-cell>
          <table:table-cell office:value-type="float" office:value="0.081016">
            <text:p>0,081016</text:p>
          </table:table-cell>
          <table:table-cell/>
        </table:table-row>
        <table:table-row table:style-name="ro1">
          <table:table-cell office:value-type="float" office:value="16.766668">
            <text:p>16,766668</text:p>
          </table:table-cell>
          <table:table-cell office:value-type="float" office:value="0.07319">
            <text:p>0,07319</text:p>
          </table:table-cell>
          <table:table-cell/>
        </table:table-row>
        <table:table-row table:style-name="ro1">
          <table:table-cell office:value-type="float" office:value="16.800001">
            <text:p>16,800001</text:p>
          </table:table-cell>
          <table:table-cell office:value-type="float" office:value="0.073131">
            <text:p>0,073131</text:p>
          </table:table-cell>
          <table:table-cell/>
        </table:table-row>
        <table:table-row table:style-name="ro1">
          <table:table-cell office:value-type="float" office:value="16.833334">
            <text:p>16,833334</text:p>
          </table:table-cell>
          <table:table-cell office:value-type="float" office:value="0.06502">
            <text:p>0,06502</text:p>
          </table:table-cell>
          <table:table-cell/>
        </table:table-row>
        <table:table-row table:style-name="ro1">
          <table:table-cell office:value-type="float" office:value="16.866668">
            <text:p>16,866668</text:p>
          </table:table-cell>
          <table:table-cell office:value-type="float" office:value="0.064352">
            <text:p>0,064352</text:p>
          </table:table-cell>
          <table:table-cell/>
        </table:table-row>
        <table:table-row table:style-name="ro1">
          <table:table-cell office:value-type="float" office:value="16.900001">
            <text:p>16,900001</text:p>
          </table:table-cell>
          <table:table-cell office:value-type="float" office:value="0.068169">
            <text:p>0,068169</text:p>
          </table:table-cell>
          <table:table-cell/>
        </table:table-row>
        <table:table-row table:style-name="ro1">
          <table:table-cell office:value-type="float" office:value="16.933334">
            <text:p>16,933334</text:p>
          </table:table-cell>
          <table:table-cell office:value-type="float" office:value="0.066604">
            <text:p>0,066604</text:p>
          </table:table-cell>
          <table:table-cell/>
        </table:table-row>
        <table:table-row table:style-name="ro1">
          <table:table-cell office:value-type="float" office:value="16.966668">
            <text:p>16,966668</text:p>
          </table:table-cell>
          <table:table-cell office:value-type="float" office:value="0.057038">
            <text:p>0,057038</text:p>
          </table:table-cell>
          <table:table-cell/>
        </table:table-row>
        <table:table-row table:style-name="ro1">
          <table:table-cell office:value-type="float" office:value="17.000001">
            <text:p>17,000001</text:p>
          </table:table-cell>
          <table:table-cell office:value-type="float" office:value="0.040209">
            <text:p>0,040209</text:p>
          </table:table-cell>
          <table:table-cell/>
        </table:table-row>
        <table:table-row table:style-name="ro1">
          <table:table-cell office:value-type="float" office:value="17.033334">
            <text:p>17,033334</text:p>
          </table:table-cell>
          <table:table-cell office:value-type="float" office:value="0.043263">
            <text:p>0,043263</text:p>
          </table:table-cell>
          <table:table-cell/>
        </table:table-row>
        <table:table-row table:style-name="ro1">
          <table:table-cell office:value-type="float" office:value="17.066668">
            <text:p>17,066668</text:p>
          </table:table-cell>
          <table:table-cell office:value-type="float" office:value="0.03985">
            <text:p>0,03985</text:p>
          </table:table-cell>
          <table:table-cell/>
        </table:table-row>
        <table:table-row table:style-name="ro1">
          <table:table-cell office:value-type="float" office:value="17.100001">
            <text:p>17,100001</text:p>
          </table:table-cell>
          <table:table-cell office:value-type="float" office:value="0.049463">
            <text:p>0,049463</text:p>
          </table:table-cell>
          <table:table-cell/>
        </table:table-row>
        <table:table-row table:style-name="ro1">
          <table:table-cell office:value-type="float" office:value="17.133334">
            <text:p>17,133334</text:p>
          </table:table-cell>
          <table:table-cell office:value-type="float" office:value="0.036792">
            <text:p>0,036792</text:p>
          </table:table-cell>
          <table:table-cell/>
        </table:table-row>
        <table:table-row table:style-name="ro1">
          <table:table-cell office:value-type="float" office:value="17.166668">
            <text:p>17,166668</text:p>
          </table:table-cell>
          <table:table-cell office:value-type="float" office:value="0.044469">
            <text:p>0,044469</text:p>
          </table:table-cell>
          <table:table-cell/>
        </table:table-row>
        <table:table-row table:style-name="ro1">
          <table:table-cell office:value-type="float" office:value="17.200001">
            <text:p>17,200001</text:p>
          </table:table-cell>
          <table:table-cell office:value-type="float" office:value="0.039481">
            <text:p>0,039481</text:p>
          </table:table-cell>
          <table:table-cell office:value-type="string">
            <text:p>Generando nueva Gausiana: Amp=56.5956nm <text:s/>s=0.00670s</text:p>
          </table:table-cell>
        </table:table-row>
        <table:table-row table:style-name="ro1">
          <table:table-cell office:value-type="float" office:value="17.233334">
            <text:p>17,233334</text:p>
          </table:table-cell>
          <table:table-cell office:value-type="float" office:value="0.269219">
            <text:p>0,269219</text:p>
          </table:table-cell>
          <table:table-cell/>
        </table:table-row>
        <table:table-row table:style-name="ro1">
          <table:table-cell office:value-type="float" office:value="17.266668">
            <text:p>17,266668</text:p>
          </table:table-cell>
          <table:table-cell office:value-type="float" office:value="0.266776">
            <text:p>0,266776</text:p>
          </table:table-cell>
          <table:table-cell/>
        </table:table-row>
        <table:table-row table:style-name="ro1">
          <table:table-cell office:value-type="float" office:value="17.300001">
            <text:p>17,300001</text:p>
          </table:table-cell>
          <table:table-cell office:value-type="float" office:value="0.25084">
            <text:p>0,25084</text:p>
          </table:table-cell>
          <table:table-cell/>
        </table:table-row>
        <table:table-row table:style-name="ro1">
          <table:table-cell office:value-type="float" office:value="17.333334">
            <text:p>17,333334</text:p>
          </table:table-cell>
          <table:table-cell office:value-type="float" office:value="0.259188">
            <text:p>0,259188</text:p>
          </table:table-cell>
          <table:table-cell/>
        </table:table-row>
        <table:table-row table:style-name="ro1">
          <table:table-cell office:value-type="float" office:value="17.366668">
            <text:p>17,366668</text:p>
          </table:table-cell>
          <table:table-cell office:value-type="float" office:value="0.263153">
            <text:p>0,263153</text:p>
          </table:table-cell>
          <table:table-cell/>
        </table:table-row>
        <table:table-row table:style-name="ro1">
          <table:table-cell office:value-type="float" office:value="17.400001">
            <text:p>17,400001</text:p>
          </table:table-cell>
          <table:table-cell office:value-type="float" office:value="0.264774">
            <text:p>0,264774</text:p>
          </table:table-cell>
          <table:table-cell/>
        </table:table-row>
        <table:table-row table:style-name="ro1">
          <table:table-cell office:value-type="float" office:value="17.433334">
            <text:p>17,433334</text:p>
          </table:table-cell>
          <table:table-cell office:value-type="float" office:value="0.258632">
            <text:p>0,258632</text:p>
          </table:table-cell>
          <table:table-cell/>
        </table:table-row>
        <table:table-row table:style-name="ro1">
          <table:table-cell office:value-type="float" office:value="17.466668">
            <text:p>17,466668</text:p>
          </table:table-cell>
          <table:table-cell office:value-type="float" office:value="0.255857">
            <text:p>0,255857</text:p>
          </table:table-cell>
          <table:table-cell/>
        </table:table-row>
        <table:table-row table:style-name="ro1">
          <table:table-cell office:value-type="float" office:value="17.500001">
            <text:p>17,500001</text:p>
          </table:table-cell>
          <table:table-cell office:value-type="float" office:value="0.238319">
            <text:p>0,238319</text:p>
          </table:table-cell>
          <table:table-cell/>
        </table:table-row>
        <table:table-row table:style-name="ro1">
          <table:table-cell office:value-type="float" office:value="17.533334">
            <text:p>17,533334</text:p>
          </table:table-cell>
          <table:table-cell office:value-type="float" office:value="0.276913">
            <text:p>0,276913</text:p>
          </table:table-cell>
          <table:table-cell/>
        </table:table-row>
        <table:table-row table:style-name="ro1">
          <table:table-cell office:value-type="float" office:value="17.566668">
            <text:p>17,566668</text:p>
          </table:table-cell>
          <table:table-cell office:value-type="float" office:value="0.252539">
            <text:p>0,252539</text:p>
          </table:table-cell>
          <table:table-cell/>
        </table:table-row>
        <table:table-row table:style-name="ro1">
          <table:table-cell office:value-type="float" office:value="17.600001">
            <text:p>17,600001</text:p>
          </table:table-cell>
          <table:table-cell office:value-type="float" office:value="0.261854">
            <text:p>0,261854</text:p>
          </table:table-cell>
          <table:table-cell/>
        </table:table-row>
        <table:table-row table:style-name="ro1">
          <table:table-cell office:value-type="float" office:value="17.633334">
            <text:p>17,633334</text:p>
          </table:table-cell>
          <table:table-cell office:value-type="float" office:value="0.249045">
            <text:p>0,249045</text:p>
          </table:table-cell>
          <table:table-cell/>
        </table:table-row>
        <table:table-row table:style-name="ro1">
          <table:table-cell office:value-type="float" office:value="17.666668">
            <text:p>17,666668</text:p>
          </table:table-cell>
          <table:table-cell office:value-type="float" office:value="0.275445">
            <text:p>0,275445</text:p>
          </table:table-cell>
          <table:table-cell/>
        </table:table-row>
        <table:table-row table:style-name="ro1">
          <table:table-cell office:value-type="float" office:value="17.700001">
            <text:p>17,700001</text:p>
          </table:table-cell>
          <table:table-cell office:value-type="float" office:value="0.265885">
            <text:p>0,265885</text:p>
          </table:table-cell>
          <table:table-cell/>
        </table:table-row>
        <table:table-row table:style-name="ro1">
          <table:table-cell office:value-type="float" office:value="17.733334">
            <text:p>17,733334</text:p>
          </table:table-cell>
          <table:table-cell office:value-type="float" office:value="0.259529">
            <text:p>0,259529</text:p>
          </table:table-cell>
          <table:table-cell/>
        </table:table-row>
        <table:table-row table:style-name="ro1">
          <table:table-cell office:value-type="float" office:value="17.766668">
            <text:p>17,766668</text:p>
          </table:table-cell>
          <table:table-cell office:value-type="float" office:value="0.269853">
            <text:p>0,269853</text:p>
          </table:table-cell>
          <table:table-cell/>
        </table:table-row>
        <table:table-row table:style-name="ro1">
          <table:table-cell office:value-type="float" office:value="17.800001">
            <text:p>17,800001</text:p>
          </table:table-cell>
          <table:table-cell office:value-type="float" office:value="0.271705">
            <text:p>0,271705</text:p>
          </table:table-cell>
          <table:table-cell/>
        </table:table-row>
        <table:table-row table:style-name="ro1">
          <table:table-cell office:value-type="float" office:value="17.833334">
            <text:p>17,833334</text:p>
          </table:table-cell>
          <table:table-cell office:value-type="float" office:value="0.260004">
            <text:p>0,260004</text:p>
          </table:table-cell>
          <table:table-cell/>
        </table:table-row>
        <table:table-row table:style-name="ro1">
          <table:table-cell office:value-type="float" office:value="17.866668">
            <text:p>17,866668</text:p>
          </table:table-cell>
          <table:table-cell office:value-type="float" office:value="0.258257">
            <text:p>0,258257</text:p>
          </table:table-cell>
          <table:table-cell/>
        </table:table-row>
        <table:table-row table:style-name="ro1">
          <table:table-cell office:value-type="float" office:value="17.900001">
            <text:p>17,900001</text:p>
          </table:table-cell>
          <table:table-cell office:value-type="float" office:value="0.258782">
            <text:p>0,258782</text:p>
          </table:table-cell>
          <table:table-cell/>
        </table:table-row>
        <table:table-row table:style-name="ro1">
          <table:table-cell office:value-type="float" office:value="17.933334">
            <text:p>17,933334</text:p>
          </table:table-cell>
          <table:table-cell office:value-type="float" office:value="0.269829">
            <text:p>0,269829</text:p>
          </table:table-cell>
          <table:table-cell/>
        </table:table-row>
        <table:table-row table:style-name="ro1">
          <table:table-cell office:value-type="float" office:value="17.966668">
            <text:p>17,966668</text:p>
          </table:table-cell>
          <table:table-cell office:value-type="float" office:value="0.259954">
            <text:p>0,259954</text:p>
          </table:table-cell>
          <table:table-cell/>
        </table:table-row>
        <table:table-row table:style-name="ro1">
          <table:table-cell office:value-type="float" office:value="18.000001">
            <text:p>18,000001</text:p>
          </table:table-cell>
          <table:table-cell office:value-type="float" office:value="0.272299">
            <text:p>0,272299</text:p>
          </table:table-cell>
          <table:table-cell/>
        </table:table-row>
        <table:table-row table:style-name="ro1">
          <table:table-cell office:value-type="float" office:value="18.033334">
            <text:p>18,033334</text:p>
          </table:table-cell>
          <table:table-cell office:value-type="float" office:value="0.2861">
            <text:p>0,2861</text:p>
          </table:table-cell>
          <table:table-cell/>
        </table:table-row>
        <table:table-row table:style-name="ro1">
          <table:table-cell office:value-type="float" office:value="18.066668">
            <text:p>18,066668</text:p>
          </table:table-cell>
          <table:table-cell office:value-type="float" office:value="0.244338">
            <text:p>0,244338</text:p>
          </table:table-cell>
          <table:table-cell/>
        </table:table-row>
        <table:table-row table:style-name="ro1">
          <table:table-cell office:value-type="float" office:value="18.100001">
            <text:p>18,100001</text:p>
          </table:table-cell>
          <table:table-cell office:value-type="float" office:value="0.264096">
            <text:p>0,264096</text:p>
          </table:table-cell>
          <table:table-cell/>
        </table:table-row>
        <table:table-row table:style-name="ro1">
          <table:table-cell office:value-type="float" office:value="18.133334">
            <text:p>18,133334</text:p>
          </table:table-cell>
          <table:table-cell office:value-type="float" office:value="0.26283">
            <text:p>0,26283</text:p>
          </table:table-cell>
          <table:table-cell/>
        </table:table-row>
        <table:table-row table:style-name="ro1">
          <table:table-cell office:value-type="float" office:value="18.166668">
            <text:p>18,166668</text:p>
          </table:table-cell>
          <table:table-cell office:value-type="float" office:value="0.266954">
            <text:p>0,266954</text:p>
          </table:table-cell>
          <table:table-cell/>
        </table:table-row>
        <table:table-row table:style-name="ro1">
          <table:table-cell office:value-type="float" office:value="18.200001">
            <text:p>18,200001</text:p>
          </table:table-cell>
          <table:table-cell office:value-type="float" office:value="0.272873">
            <text:p>0,272873</text:p>
          </table:table-cell>
          <table:table-cell/>
        </table:table-row>
        <table:table-row table:style-name="ro1">
          <table:table-cell office:value-type="float" office:value="18.233334">
            <text:p>18,233334</text:p>
          </table:table-cell>
          <table:table-cell office:value-type="float" office:value="0.275295">
            <text:p>0,275295</text:p>
          </table:table-cell>
          <table:table-cell/>
        </table:table-row>
        <table:table-row table:style-name="ro1">
          <table:table-cell office:value-type="float" office:value="18.266668">
            <text:p>18,266668</text:p>
          </table:table-cell>
          <table:table-cell office:value-type="float" office:value="0.274301">
            <text:p>0,274301</text:p>
          </table:table-cell>
          <table:table-cell/>
        </table:table-row>
        <table:table-row table:style-name="ro1">
          <table:table-cell office:value-type="float" office:value="18.300001">
            <text:p>18,300001</text:p>
          </table:table-cell>
          <table:table-cell office:value-type="float" office:value="0.278249">
            <text:p>0,278249</text:p>
          </table:table-cell>
          <table:table-cell/>
        </table:table-row>
        <table:table-row table:style-name="ro1">
          <table:table-cell office:value-type="float" office:value="18.333334">
            <text:p>18,333334</text:p>
          </table:table-cell>
          <table:table-cell office:value-type="float" office:value="0.262866">
            <text:p>0,262866</text:p>
          </table:table-cell>
          <table:table-cell/>
        </table:table-row>
        <table:table-row table:style-name="ro1">
          <table:table-cell office:value-type="float" office:value="18.366668">
            <text:p>18,366668</text:p>
          </table:table-cell>
          <table:table-cell office:value-type="float" office:value="0.272254">
            <text:p>0,272254</text:p>
          </table:table-cell>
          <table:table-cell/>
        </table:table-row>
        <table:table-row table:style-name="ro1">
          <table:table-cell office:value-type="float" office:value="18.400001">
            <text:p>18,400001</text:p>
          </table:table-cell>
          <table:table-cell office:value-type="float" office:value="0.263528">
            <text:p>0,263528</text:p>
          </table:table-cell>
          <table:table-cell/>
        </table:table-row>
        <table:table-row table:style-name="ro1">
          <table:table-cell office:value-type="float" office:value="18.433334">
            <text:p>18,433334</text:p>
          </table:table-cell>
          <table:table-cell office:value-type="float" office:value="0.275401">
            <text:p>0,275401</text:p>
          </table:table-cell>
          <table:table-cell/>
        </table:table-row>
        <table:table-row table:style-name="ro1">
          <table:table-cell office:value-type="float" office:value="18.466668">
            <text:p>18,466668</text:p>
          </table:table-cell>
          <table:table-cell office:value-type="float" office:value="0.262433">
            <text:p>0,262433</text:p>
          </table:table-cell>
          <table:table-cell/>
        </table:table-row>
        <table:table-row table:style-name="ro1">
          <table:table-cell office:value-type="float" office:value="18.500001">
            <text:p>18,500001</text:p>
          </table:table-cell>
          <table:table-cell office:value-type="float" office:value="0.274871">
            <text:p>0,274871</text:p>
          </table:table-cell>
          <table:table-cell/>
        </table:table-row>
        <table:table-row table:style-name="ro1">
          <table:table-cell office:value-type="float" office:value="18.533334">
            <text:p>18,533334</text:p>
          </table:table-cell>
          <table:table-cell office:value-type="float" office:value="0.264532">
            <text:p>0,264532</text:p>
          </table:table-cell>
          <table:table-cell/>
        </table:table-row>
        <table:table-row table:style-name="ro1">
          <table:table-cell office:value-type="float" office:value="18.566668">
            <text:p>18,566668</text:p>
          </table:table-cell>
          <table:table-cell office:value-type="float" office:value="0.277419">
            <text:p>0,277419</text:p>
          </table:table-cell>
          <table:table-cell/>
        </table:table-row>
        <table:table-row table:style-name="ro1">
          <table:table-cell office:value-type="float" office:value="18.600001">
            <text:p>18,600001</text:p>
          </table:table-cell>
          <table:table-cell office:value-type="float" office:value="0.279283">
            <text:p>0,279283</text:p>
          </table:table-cell>
          <table:table-cell/>
        </table:table-row>
        <table:table-row table:style-name="ro1">
          <table:table-cell office:value-type="float" office:value="18.633334">
            <text:p>18,633334</text:p>
          </table:table-cell>
          <table:table-cell office:value-type="float" office:value="0.278844">
            <text:p>0,278844</text:p>
          </table:table-cell>
          <table:table-cell/>
        </table:table-row>
        <table:table-row table:style-name="ro1">
          <table:table-cell office:value-type="float" office:value="18.666668">
            <text:p>18,666668</text:p>
          </table:table-cell>
          <table:table-cell office:value-type="float" office:value="0.269691">
            <text:p>0,269691</text:p>
          </table:table-cell>
          <table:table-cell/>
        </table:table-row>
        <table:table-row table:style-name="ro1">
          <table:table-cell office:value-type="float" office:value="18.700001">
            <text:p>18,700001</text:p>
          </table:table-cell>
          <table:table-cell office:value-type="float" office:value="0.284817">
            <text:p>0,284817</text:p>
          </table:table-cell>
          <table:table-cell/>
        </table:table-row>
        <table:table-row table:style-name="ro1">
          <table:table-cell office:value-type="float" office:value="18.733334">
            <text:p>18,733334</text:p>
          </table:table-cell>
          <table:table-cell office:value-type="float" office:value="0.277044">
            <text:p>0,277044</text:p>
          </table:table-cell>
          <table:table-cell office:value-type="string">
            <text:p>Mejor to encontrado: to=0.012370s</text:p>
          </table:table-cell>
        </table:table-row>
        <table:table-row table:style-name="ro1">
          <table:table-cell office:value-type="float" office:value="18.766668">
            <text:p>18,766668</text:p>
          </table:table-cell>
          <table:table-cell office:value-type="float" office:value="0.279346">
            <text:p>0,279346</text:p>
          </table:table-cell>
          <table:table-cell/>
        </table:table-row>
        <table:table-row table:style-name="ro1">
          <table:table-cell office:value-type="float" office:value="18.800001">
            <text:p>18,800001</text:p>
          </table:table-cell>
          <table:table-cell office:value-type="float" office:value="0.287281">
            <text:p>0,287281</text:p>
          </table:table-cell>
          <table:table-cell/>
        </table:table-row>
        <table:table-row table:style-name="ro1">
          <table:table-cell office:value-type="float" office:value="18.833334">
            <text:p>18,833334</text:p>
          </table:table-cell>
          <table:table-cell office:value-type="float" office:value="0.281913">
            <text:p>0,281913</text:p>
          </table:table-cell>
          <table:table-cell/>
        </table:table-row>
        <table:table-row table:style-name="ro1">
          <table:table-cell office:value-type="float" office:value="18.866668">
            <text:p>18,866668</text:p>
          </table:table-cell>
          <table:table-cell office:value-type="float" office:value="0.284522">
            <text:p>0,284522</text:p>
          </table:table-cell>
          <table:table-cell office:value-type="string">
            <text:p>Mejor to encontrado: to=0.013021s</text:p>
          </table:table-cell>
        </table:table-row>
        <table:table-row table:style-name="ro1">
          <table:table-cell office:value-type="float" office:value="18.900001">
            <text:p>18,900001</text:p>
          </table:table-cell>
          <table:table-cell office:value-type="float" office:value="0.282407">
            <text:p>0,282407</text:p>
          </table:table-cell>
          <table:table-cell/>
        </table:table-row>
        <table:table-row table:style-name="ro1">
          <table:table-cell office:value-type="float" office:value="18.933334">
            <text:p>18,933334</text:p>
          </table:table-cell>
          <table:table-cell office:value-type="float" office:value="0.269355">
            <text:p>0,269355</text:p>
          </table:table-cell>
          <table:table-cell/>
        </table:table-row>
        <table:table-row table:style-name="ro1">
          <table:table-cell office:value-type="float" office:value="18.966668">
            <text:p>18,966668</text:p>
          </table:table-cell>
          <table:table-cell office:value-type="float" office:value="0.283059">
            <text:p>0,283059</text:p>
          </table:table-cell>
          <table:table-cell/>
        </table:table-row>
        <table:table-row table:style-name="ro1">
          <table:table-cell office:value-type="float" office:value="19.000001">
            <text:p>19,000001</text:p>
          </table:table-cell>
          <table:table-cell office:value-type="float" office:value="0.293501">
            <text:p>0,293501</text:p>
          </table:table-cell>
          <table:table-cell/>
        </table:table-row>
        <table:table-row table:style-name="ro1">
          <table:table-cell office:value-type="float" office:value="19.033334">
            <text:p>19,033334</text:p>
          </table:table-cell>
          <table:table-cell office:value-type="float" office:value="0.280101">
            <text:p>0,280101</text:p>
          </table:table-cell>
          <table:table-cell/>
        </table:table-row>
        <table:table-row table:style-name="ro1">
          <table:table-cell office:value-type="float" office:value="19.066668">
            <text:p>19,066668</text:p>
          </table:table-cell>
          <table:table-cell office:value-type="float" office:value="0.293756">
            <text:p>0,293756</text:p>
          </table:table-cell>
          <table:table-cell/>
        </table:table-row>
        <table:table-row table:style-name="ro1">
          <table:table-cell office:value-type="float" office:value="19.100001">
            <text:p>19,100001</text:p>
          </table:table-cell>
          <table:table-cell office:value-type="float" office:value="0.28511">
            <text:p>0,28511</text:p>
          </table:table-cell>
          <table:table-cell/>
        </table:table-row>
        <table:table-row table:style-name="ro1">
          <table:table-cell office:value-type="float" office:value="19.133334">
            <text:p>19,133334</text:p>
          </table:table-cell>
          <table:table-cell office:value-type="float" office:value="0.288941">
            <text:p>0,288941</text:p>
          </table:table-cell>
          <table:table-cell office:value-type="string">
            <text:p>Mejor to encontrado: to=0.014323s</text:p>
          </table:table-cell>
        </table:table-row>
        <table:table-row table:style-name="ro1">
          <table:table-cell office:value-type="float" office:value="19.166668">
            <text:p>19,166668</text:p>
          </table:table-cell>
          <table:table-cell office:value-type="float" office:value="0.301675">
            <text:p>0,301675</text:p>
          </table:table-cell>
          <table:table-cell/>
        </table:table-row>
        <table:table-row table:style-name="ro1">
          <table:table-cell office:value-type="float" office:value="19.200001">
            <text:p>19,200001</text:p>
          </table:table-cell>
          <table:table-cell office:value-type="float" office:value="0.283014">
            <text:p>0,283014</text:p>
          </table:table-cell>
          <table:table-cell/>
        </table:table-row>
        <table:table-row table:style-name="ro1">
          <table:table-cell office:value-type="float" office:value="19.233334">
            <text:p>19,233334</text:p>
          </table:table-cell>
          <table:table-cell office:value-type="float" office:value="0.288269">
            <text:p>0,288269</text:p>
          </table:table-cell>
          <table:table-cell/>
        </table:table-row>
        <table:table-row table:style-name="ro1">
          <table:table-cell office:value-type="float" office:value="19.266668">
            <text:p>19,266668</text:p>
          </table:table-cell>
          <table:table-cell office:value-type="float" office:value="0.270304">
            <text:p>0,270304</text:p>
          </table:table-cell>
          <table:table-cell office:value-type="string">
            <text:p>Mejor to encontrado: to=0.014974s</text:p>
          </table:table-cell>
        </table:table-row>
        <table:table-row table:style-name="ro1">
          <table:table-cell office:value-type="float" office:value="19.300001">
            <text:p>19,300001</text:p>
          </table:table-cell>
          <table:table-cell office:value-type="float" office:value="0.293006">
            <text:p>0,293006</text:p>
          </table:table-cell>
          <table:table-cell/>
        </table:table-row>
        <table:table-row table:style-name="ro1">
          <table:table-cell office:value-type="float" office:value="19.333334">
            <text:p>19,333334</text:p>
          </table:table-cell>
          <table:table-cell office:value-type="float" office:value="0.291149">
            <text:p>0,291149</text:p>
          </table:table-cell>
          <table:table-cell/>
        </table:table-row>
        <table:table-row table:style-name="ro1">
          <table:table-cell office:value-type="float" office:value="19.366668">
            <text:p>19,366668</text:p>
          </table:table-cell>
          <table:table-cell office:value-type="float" office:value="0.290412">
            <text:p>0,290412</text:p>
          </table:table-cell>
          <table:table-cell/>
        </table:table-row>
        <table:table-row table:style-name="ro1">
          <table:table-cell office:value-type="float" office:value="19.400001">
            <text:p>19,400001</text:p>
          </table:table-cell>
          <table:table-cell office:value-type="float" office:value="0.272713">
            <text:p>0,272713</text:p>
          </table:table-cell>
          <table:table-cell office:value-type="string">
            <text:p>Mejor to encontrado: to=0.015625s</text:p>
          </table:table-cell>
        </table:table-row>
        <table:table-row table:style-name="ro1">
          <table:table-cell office:value-type="float" office:value="19.433334">
            <text:p>19,433334</text:p>
          </table:table-cell>
          <table:table-cell office:value-type="float" office:value="0.282544">
            <text:p>0,282544</text:p>
          </table:table-cell>
          <table:table-cell/>
        </table:table-row>
        <table:table-row table:style-name="ro1">
          <table:table-cell office:value-type="float" office:value="19.466668">
            <text:p>19,466668</text:p>
          </table:table-cell>
          <table:table-cell office:value-type="float" office:value="0.284677">
            <text:p>0,284677</text:p>
          </table:table-cell>
          <table:table-cell/>
        </table:table-row>
        <table:table-row table:style-name="ro1">
          <table:table-cell office:value-type="float" office:value="19.500001">
            <text:p>19,500001</text:p>
          </table:table-cell>
          <table:table-cell office:value-type="float" office:value="0.301137">
            <text:p>0,301137</text:p>
          </table:table-cell>
          <table:table-cell/>
        </table:table-row>
        <table:table-row table:style-name="ro1">
          <table:table-cell office:value-type="float" office:value="19.533334">
            <text:p>19,533334</text:p>
          </table:table-cell>
          <table:table-cell office:value-type="float" office:value="0.292564">
            <text:p>0,292564</text:p>
          </table:table-cell>
          <table:table-cell/>
        </table:table-row>
        <table:table-row table:style-name="ro1">
          <table:table-cell office:value-type="float" office:value="19.566668">
            <text:p>19,566668</text:p>
          </table:table-cell>
          <table:table-cell office:value-type="float" office:value="0.286123">
            <text:p>0,286123</text:p>
          </table:table-cell>
          <table:table-cell/>
        </table:table-row>
        <table:table-row table:style-name="ro1">
          <table:table-cell office:value-type="float" office:value="19.600001">
            <text:p>19,600001</text:p>
          </table:table-cell>
          <table:table-cell office:value-type="float" office:value="0.294432">
            <text:p>0,294432</text:p>
          </table:table-cell>
          <table:table-cell/>
        </table:table-row>
        <table:table-row table:style-name="ro1">
          <table:table-cell office:value-type="float" office:value="19.633334">
            <text:p>19,633334</text:p>
          </table:table-cell>
          <table:table-cell office:value-type="float" office:value="0.27886">
            <text:p>0,27886</text:p>
          </table:table-cell>
          <table:table-cell/>
        </table:table-row>
        <table:table-row table:style-name="ro1">
          <table:table-cell office:value-type="float" office:value="19.666668">
            <text:p>19,666668</text:p>
          </table:table-cell>
          <table:table-cell office:value-type="float" office:value="0.301233">
            <text:p>0,301233</text:p>
          </table:table-cell>
          <table:table-cell/>
        </table:table-row>
        <table:table-row table:style-name="ro1">
          <table:table-cell office:value-type="float" office:value="19.700001">
            <text:p>19,700001</text:p>
          </table:table-cell>
          <table:table-cell office:value-type="float" office:value="0.287906">
            <text:p>0,287906</text:p>
          </table:table-cell>
          <table:table-cell/>
        </table:table-row>
        <table:table-row table:style-name="ro1">
          <table:table-cell office:value-type="float" office:value="19.733334">
            <text:p>19,733334</text:p>
          </table:table-cell>
          <table:table-cell office:value-type="float" office:value="0.292865">
            <text:p>0,292865</text:p>
          </table:table-cell>
          <table:table-cell/>
        </table:table-row>
        <table:table-row table:style-name="ro1">
          <table:table-cell office:value-type="float" office:value="19.766668">
            <text:p>19,766668</text:p>
          </table:table-cell>
          <table:table-cell office:value-type="float" office:value="0.295077">
            <text:p>0,295077</text:p>
          </table:table-cell>
          <table:table-cell/>
        </table:table-row>
        <table:table-row table:style-name="ro1">
          <table:table-cell office:value-type="float" office:value="19.800001">
            <text:p>19,800001</text:p>
          </table:table-cell>
          <table:table-cell office:value-type="float" office:value="0.288895">
            <text:p>0,288895</text:p>
          </table:table-cell>
          <table:table-cell office:value-type="string">
            <text:p>Mejor to encontrado: to=0.017578s</text:p>
          </table:table-cell>
        </table:table-row>
        <table:table-row table:style-name="ro1">
          <table:table-cell office:value-type="float" office:value="19.833334">
            <text:p>19,833334</text:p>
          </table:table-cell>
          <table:table-cell office:value-type="float" office:value="0.277838">
            <text:p>0,277838</text:p>
          </table:table-cell>
          <table:table-cell/>
        </table:table-row>
        <table:table-row table:style-name="ro1">
          <table:table-cell office:value-type="float" office:value="19.866668">
            <text:p>19,866668</text:p>
          </table:table-cell>
          <table:table-cell office:value-type="float" office:value="0.290226">
            <text:p>0,290226</text:p>
          </table:table-cell>
          <table:table-cell/>
        </table:table-row>
        <table:table-row table:style-name="ro1">
          <table:table-cell office:value-type="float" office:value="19.900001">
            <text:p>19,900001</text:p>
          </table:table-cell>
          <table:table-cell office:value-type="float" office:value="0.292188">
            <text:p>0,292188</text:p>
          </table:table-cell>
          <table:table-cell/>
        </table:table-row>
        <table:table-row table:style-name="ro1">
          <table:table-cell office:value-type="float" office:value="19.933334">
            <text:p>19,933334</text:p>
          </table:table-cell>
          <table:table-cell office:value-type="float" office:value="0.279577">
            <text:p>0,279577</text:p>
          </table:table-cell>
          <table:table-cell/>
        </table:table-row>
        <table:table-row table:style-name="ro1">
          <table:table-cell office:value-type="float" office:value="19.966668">
            <text:p>19,966668</text:p>
          </table:table-cell>
          <table:table-cell office:value-type="float" office:value="0.283391">
            <text:p>0,283391</text:p>
          </table:table-cell>
          <table:table-cell/>
        </table:table-row>
        <table:table-row table:style-name="ro1">
          <table:table-cell office:value-type="float" office:value="20.000001">
            <text:p>20,000001</text:p>
          </table:table-cell>
          <table:table-cell office:value-type="float" office:value="0.293225">
            <text:p>0,293225</text:p>
          </table:table-cell>
          <table:table-cell/>
        </table:table-row>
        <table:table-row table:style-name="ro1">
          <table:table-cell office:value-type="float" office:value="20.033334">
            <text:p>20,033334</text:p>
          </table:table-cell>
          <table:table-cell office:value-type="float" office:value="0.288686">
            <text:p>0,288686</text:p>
          </table:table-cell>
          <table:table-cell/>
        </table:table-row>
        <table:table-row table:style-name="ro1">
          <table:table-cell office:value-type="float" office:value="20.066668">
            <text:p>20,066668</text:p>
          </table:table-cell>
          <table:table-cell office:value-type="float" office:value="0.280871">
            <text:p>0,280871</text:p>
          </table:table-cell>
          <table:table-cell/>
        </table:table-row>
        <table:table-row table:style-name="ro1">
          <table:table-cell office:value-type="float" office:value="20.100001">
            <text:p>20,100001</text:p>
          </table:table-cell>
          <table:table-cell office:value-type="float" office:value="0.300557">
            <text:p>0,300557</text:p>
          </table:table-cell>
          <table:table-cell/>
        </table:table-row>
        <table:table-row table:style-name="ro1">
          <table:table-cell office:value-type="float" office:value="20.133334">
            <text:p>20,133334</text:p>
          </table:table-cell>
          <table:table-cell office:value-type="float" office:value="0.285664">
            <text:p>0,285664</text:p>
          </table:table-cell>
          <table:table-cell/>
        </table:table-row>
        <table:table-row table:style-name="ro1">
          <table:table-cell office:value-type="float" office:value="20.166668">
            <text:p>20,166668</text:p>
          </table:table-cell>
          <table:table-cell office:value-type="float" office:value="0.283122">
            <text:p>0,283122</text:p>
          </table:table-cell>
          <table:table-cell/>
        </table:table-row>
        <table:table-row table:style-name="ro1">
          <table:table-cell office:value-type="float" office:value="20.200001">
            <text:p>20,200001</text:p>
          </table:table-cell>
          <table:table-cell office:value-type="float" office:value="0.290594">
            <text:p>0,290594</text:p>
          </table:table-cell>
          <table:table-cell/>
        </table:table-row>
        <table:table-row table:style-name="ro1">
          <table:table-cell office:value-type="float" office:value="20.233334">
            <text:p>20,233334</text:p>
          </table:table-cell>
          <table:table-cell office:value-type="float" office:value="0.278243">
            <text:p>0,278243</text:p>
          </table:table-cell>
          <table:table-cell/>
        </table:table-row>
        <table:table-row table:style-name="ro1">
          <table:table-cell office:value-type="float" office:value="20.266668">
            <text:p>20,266668</text:p>
          </table:table-cell>
          <table:table-cell office:value-type="float" office:value="0.273692">
            <text:p>0,273692</text:p>
          </table:table-cell>
          <table:table-cell/>
        </table:table-row>
        <table:table-row table:style-name="ro1">
          <table:table-cell office:value-type="float" office:value="20.300001">
            <text:p>20,300001</text:p>
          </table:table-cell>
          <table:table-cell office:value-type="float" office:value="0.277625">
            <text:p>0,277625</text:p>
          </table:table-cell>
          <table:table-cell/>
        </table:table-row>
        <table:table-row table:style-name="ro1">
          <table:table-cell office:value-type="float" office:value="20.333334">
            <text:p>20,333334</text:p>
          </table:table-cell>
          <table:table-cell office:value-type="float" office:value="0.276512">
            <text:p>0,276512</text:p>
          </table:table-cell>
          <table:table-cell/>
        </table:table-row>
        <table:table-row table:style-name="ro1">
          <table:table-cell office:value-type="float" office:value="20.366668">
            <text:p>20,366668</text:p>
          </table:table-cell>
          <table:table-cell office:value-type="float" office:value="0.278751">
            <text:p>0,278751</text:p>
          </table:table-cell>
          <table:table-cell/>
        </table:table-row>
        <table:table-row table:style-name="ro1">
          <table:table-cell office:value-type="float" office:value="20.400001">
            <text:p>20,400001</text:p>
          </table:table-cell>
          <table:table-cell office:value-type="float" office:value="0.276057">
            <text:p>0,276057</text:p>
          </table:table-cell>
          <table:table-cell/>
        </table:table-row>
        <table:table-row table:style-name="ro1">
          <table:table-cell office:value-type="float" office:value="20.433334">
            <text:p>20,433334</text:p>
          </table:table-cell>
          <table:table-cell office:value-type="float" office:value="0.284676">
            <text:p>0,284676</text:p>
          </table:table-cell>
          <table:table-cell/>
        </table:table-row>
        <table:table-row table:style-name="ro1">
          <table:table-cell office:value-type="float" office:value="20.466668">
            <text:p>20,466668</text:p>
          </table:table-cell>
          <table:table-cell office:value-type="float" office:value="0.275901">
            <text:p>0,275901</text:p>
          </table:table-cell>
          <table:table-cell/>
        </table:table-row>
        <table:table-row table:style-name="ro1">
          <table:table-cell office:value-type="float" office:value="20.500001">
            <text:p>20,500001</text:p>
          </table:table-cell>
          <table:table-cell office:value-type="float" office:value="0.265438">
            <text:p>0,265438</text:p>
          </table:table-cell>
          <table:table-cell/>
        </table:table-row>
        <table:table-row table:style-name="ro1">
          <table:table-cell office:value-type="float" office:value="20.533334">
            <text:p>20,533334</text:p>
          </table:table-cell>
          <table:table-cell office:value-type="float" office:value="0.26317">
            <text:p>0,26317</text:p>
          </table:table-cell>
          <table:table-cell/>
        </table:table-row>
        <table:table-row table:style-name="ro1">
          <table:table-cell office:value-type="float" office:value="20.566668">
            <text:p>20,566668</text:p>
          </table:table-cell>
          <table:table-cell office:value-type="float" office:value="0.255204">
            <text:p>0,255204</text:p>
          </table:table-cell>
          <table:table-cell/>
        </table:table-row>
        <table:table-row table:style-name="ro1">
          <table:table-cell office:value-type="float" office:value="20.600001">
            <text:p>20,600001</text:p>
          </table:table-cell>
          <table:table-cell office:value-type="float" office:value="0.277726">
            <text:p>0,277726</text:p>
          </table:table-cell>
          <table:table-cell/>
        </table:table-row>
        <table:table-row table:style-name="ro1">
          <table:table-cell office:value-type="float" office:value="20.633334">
            <text:p>20,633334</text:p>
          </table:table-cell>
          <table:table-cell office:value-type="float" office:value="0.275922">
            <text:p>0,275922</text:p>
          </table:table-cell>
          <table:table-cell/>
        </table:table-row>
        <table:table-row table:style-name="ro1">
          <table:table-cell office:value-type="float" office:value="20.666668">
            <text:p>20,666668</text:p>
          </table:table-cell>
          <table:table-cell office:value-type="float" office:value="0.270169">
            <text:p>0,270169</text:p>
          </table:table-cell>
          <table:table-cell/>
        </table:table-row>
        <table:table-row table:style-name="ro1">
          <table:table-cell office:value-type="float" office:value="20.700001">
            <text:p>20,700001</text:p>
          </table:table-cell>
          <table:table-cell office:value-type="float" office:value="0.267771">
            <text:p>0,267771</text:p>
          </table:table-cell>
          <table:table-cell/>
        </table:table-row>
        <table:table-row table:style-name="ro1">
          <table:table-cell office:value-type="float" office:value="20.733334">
            <text:p>20,733334</text:p>
          </table:table-cell>
          <table:table-cell office:value-type="float" office:value="0.268935">
            <text:p>0,268935</text:p>
          </table:table-cell>
          <table:table-cell/>
        </table:table-row>
        <table:table-row table:style-name="ro1">
          <table:table-cell office:value-type="float" office:value="20.766668">
            <text:p>20,766668</text:p>
          </table:table-cell>
          <table:table-cell office:value-type="float" office:value="0.260385">
            <text:p>0,260385</text:p>
          </table:table-cell>
          <table:table-cell/>
        </table:table-row>
        <table:table-row table:style-name="ro1">
          <table:table-cell office:value-type="float" office:value="20.800001">
            <text:p>20,800001</text:p>
          </table:table-cell>
          <table:table-cell office:value-type="float" office:value="0.269877">
            <text:p>0,269877</text:p>
          </table:table-cell>
          <table:table-cell/>
        </table:table-row>
        <table:table-row table:style-name="ro1">
          <table:table-cell office:value-type="float" office:value="20.833334">
            <text:p>20,833334</text:p>
          </table:table-cell>
          <table:table-cell office:value-type="float" office:value="0.25805">
            <text:p>0,25805</text:p>
          </table:table-cell>
          <table:table-cell/>
        </table:table-row>
        <table:table-row table:style-name="ro1">
          <table:table-cell office:value-type="float" office:value="20.866668">
            <text:p>20,866668</text:p>
          </table:table-cell>
          <table:table-cell office:value-type="float" office:value="0.252605">
            <text:p>0,252605</text:p>
          </table:table-cell>
          <table:table-cell/>
        </table:table-row>
        <table:table-row table:style-name="ro1">
          <table:table-cell office:value-type="float" office:value="20.900001">
            <text:p>20,900001</text:p>
          </table:table-cell>
          <table:table-cell office:value-type="float" office:value="0.255997">
            <text:p>0,255997</text:p>
          </table:table-cell>
          <table:table-cell/>
        </table:table-row>
        <table:table-row table:style-name="ro1">
          <table:table-cell office:value-type="float" office:value="20.933334">
            <text:p>20,933334</text:p>
          </table:table-cell>
          <table:table-cell office:value-type="float" office:value="0.263532">
            <text:p>0,263532</text:p>
          </table:table-cell>
          <table:table-cell/>
        </table:table-row>
        <table:table-row table:style-name="ro1">
          <table:table-cell office:value-type="float" office:value="20.966668">
            <text:p>20,966668</text:p>
          </table:table-cell>
          <table:table-cell office:value-type="float" office:value="0.269832">
            <text:p>0,269832</text:p>
          </table:table-cell>
          <table:table-cell/>
        </table:table-row>
        <table:table-row table:style-name="ro1">
          <table:table-cell office:value-type="float" office:value="21.000001">
            <text:p>21,000001</text:p>
          </table:table-cell>
          <table:table-cell office:value-type="float" office:value="0.248036">
            <text:p>0,248036</text:p>
          </table:table-cell>
          <table:table-cell/>
        </table:table-row>
        <table:table-row table:style-name="ro1">
          <table:table-cell office:value-type="float" office:value="21.033334">
            <text:p>21,033334</text:p>
          </table:table-cell>
          <table:table-cell office:value-type="float" office:value="0.269943">
            <text:p>0,269943</text:p>
          </table:table-cell>
          <table:table-cell/>
        </table:table-row>
        <table:table-row table:style-name="ro1">
          <table:table-cell office:value-type="float" office:value="21.066668">
            <text:p>21,066668</text:p>
          </table:table-cell>
          <table:table-cell office:value-type="float" office:value="0.252731">
            <text:p>0,252731</text:p>
          </table:table-cell>
          <table:table-cell/>
        </table:table-row>
        <table:table-row table:style-name="ro1">
          <table:table-cell office:value-type="float" office:value="21.100001">
            <text:p>21,100001</text:p>
          </table:table-cell>
          <table:table-cell office:value-type="float" office:value="0.27986">
            <text:p>0,27986</text:p>
          </table:table-cell>
          <table:table-cell/>
        </table:table-row>
        <table:table-row table:style-name="ro1">
          <table:table-cell office:value-type="float" office:value="21.133334">
            <text:p>21,133334</text:p>
          </table:table-cell>
          <table:table-cell office:value-type="float" office:value="0.275329">
            <text:p>0,275329</text:p>
          </table:table-cell>
          <table:table-cell/>
        </table:table-row>
        <table:table-row table:style-name="ro1">
          <table:table-cell office:value-type="float" office:value="21.166668">
            <text:p>21,166668</text:p>
          </table:table-cell>
          <table:table-cell office:value-type="float" office:value="0.285293">
            <text:p>0,285293</text:p>
          </table:table-cell>
          <table:table-cell/>
        </table:table-row>
        <table:table-row table:style-name="ro1">
          <table:table-cell office:value-type="float" office:value="21.200001">
            <text:p>21,200001</text:p>
          </table:table-cell>
          <table:table-cell office:value-type="float" office:value="0.278861">
            <text:p>0,278861</text:p>
          </table:table-cell>
          <table:table-cell/>
        </table:table-row>
        <table:table-row table:style-name="ro1">
          <table:table-cell office:value-type="float" office:value="21.233334">
            <text:p>21,233334</text:p>
          </table:table-cell>
          <table:table-cell office:value-type="float" office:value="0.277641">
            <text:p>0,277641</text:p>
          </table:table-cell>
          <table:table-cell/>
        </table:table-row>
        <table:table-row table:style-name="ro1">
          <table:table-cell office:value-type="float" office:value="21.266668">
            <text:p>21,266668</text:p>
          </table:table-cell>
          <table:table-cell office:value-type="float" office:value="0.266441">
            <text:p>0,266441</text:p>
          </table:table-cell>
          <table:table-cell/>
        </table:table-row>
        <table:table-row table:style-name="ro1">
          <table:table-cell office:value-type="float" office:value="21.300001">
            <text:p>21,300001</text:p>
          </table:table-cell>
          <table:table-cell office:value-type="float" office:value="0.278028">
            <text:p>0,278028</text:p>
          </table:table-cell>
          <table:table-cell/>
        </table:table-row>
        <table:table-row table:style-name="ro1">
          <table:table-cell office:value-type="float" office:value="21.333334">
            <text:p>21,333334</text:p>
          </table:table-cell>
          <table:table-cell office:value-type="float" office:value="0.289095">
            <text:p>0,289095</text:p>
          </table:table-cell>
          <table:table-cell/>
        </table:table-row>
        <table:table-row table:style-name="ro1">
          <table:table-cell office:value-type="float" office:value="21.366668">
            <text:p>21,366668</text:p>
          </table:table-cell>
          <table:table-cell office:value-type="float" office:value="0.28108">
            <text:p>0,28108</text:p>
          </table:table-cell>
          <table:table-cell/>
        </table:table-row>
        <table:table-row table:style-name="ro1">
          <table:table-cell office:value-type="float" office:value="21.400001">
            <text:p>21,400001</text:p>
          </table:table-cell>
          <table:table-cell office:value-type="float" office:value="0.276099">
            <text:p>0,276099</text:p>
          </table:table-cell>
          <table:table-cell/>
        </table:table-row>
        <table:table-row table:style-name="ro1">
          <table:table-cell office:value-type="float" office:value="21.433334">
            <text:p>21,433334</text:p>
          </table:table-cell>
          <table:table-cell office:value-type="float" office:value="0.273303">
            <text:p>0,273303</text:p>
          </table:table-cell>
          <table:table-cell/>
        </table:table-row>
        <table:table-row table:style-name="ro1">
          <table:table-cell office:value-type="float" office:value="21.466668">
            <text:p>21,466668</text:p>
          </table:table-cell>
          <table:table-cell office:value-type="float" office:value="0.272308">
            <text:p>0,272308</text:p>
          </table:table-cell>
          <table:table-cell/>
        </table:table-row>
        <table:table-row table:style-name="ro1">
          <table:table-cell office:value-type="float" office:value="21.500001">
            <text:p>21,500001</text:p>
          </table:table-cell>
          <table:table-cell office:value-type="float" office:value="0.29683">
            <text:p>0,29683</text:p>
          </table:table-cell>
          <table:table-cell/>
        </table:table-row>
        <table:table-row table:style-name="ro1">
          <table:table-cell office:value-type="float" office:value="21.533334">
            <text:p>21,533334</text:p>
          </table:table-cell>
          <table:table-cell office:value-type="float" office:value="0.291041">
            <text:p>0,291041</text:p>
          </table:table-cell>
          <table:table-cell/>
        </table:table-row>
        <table:table-row table:style-name="ro1">
          <table:table-cell office:value-type="float" office:value="21.566668">
            <text:p>21,566668</text:p>
          </table:table-cell>
          <table:table-cell office:value-type="float" office:value="0.268074">
            <text:p>0,268074</text:p>
          </table:table-cell>
          <table:table-cell/>
        </table:table-row>
        <table:table-row table:style-name="ro1">
          <table:table-cell office:value-type="float" office:value="21.600001">
            <text:p>21,600001</text:p>
          </table:table-cell>
          <table:table-cell office:value-type="float" office:value="0.260646">
            <text:p>0,260646</text:p>
          </table:table-cell>
          <table:table-cell/>
        </table:table-row>
        <table:table-row table:style-name="ro1">
          <table:table-cell office:value-type="float" office:value="21.633334">
            <text:p>21,633334</text:p>
          </table:table-cell>
          <table:table-cell office:value-type="float" office:value="0.277731">
            <text:p>0,277731</text:p>
          </table:table-cell>
          <table:table-cell/>
        </table:table-row>
        <table:table-row table:style-name="ro1">
          <table:table-cell office:value-type="float" office:value="21.666668">
            <text:p>21,666668</text:p>
          </table:table-cell>
          <table:table-cell office:value-type="float" office:value="0.282342">
            <text:p>0,282342</text:p>
          </table:table-cell>
          <table:table-cell/>
        </table:table-row>
        <table:table-row table:style-name="ro1">
          <table:table-cell office:value-type="float" office:value="21.700001">
            <text:p>21,700001</text:p>
          </table:table-cell>
          <table:table-cell office:value-type="float" office:value="0.282637">
            <text:p>0,282637</text:p>
          </table:table-cell>
          <table:table-cell/>
        </table:table-row>
        <table:table-row table:style-name="ro1">
          <table:table-cell office:value-type="float" office:value="21.733334">
            <text:p>21,733334</text:p>
          </table:table-cell>
          <table:table-cell office:value-type="float" office:value="0.294561">
            <text:p>0,294561</text:p>
          </table:table-cell>
          <table:table-cell/>
        </table:table-row>
        <table:table-row table:style-name="ro1">
          <table:table-cell office:value-type="float" office:value="21.766668">
            <text:p>21,766668</text:p>
          </table:table-cell>
          <table:table-cell office:value-type="float" office:value="0.2771">
            <text:p>0,2771</text:p>
          </table:table-cell>
          <table:table-cell/>
        </table:table-row>
        <table:table-row table:style-name="ro1">
          <table:table-cell office:value-type="float" office:value="21.800001">
            <text:p>21,800001</text:p>
          </table:table-cell>
          <table:table-cell office:value-type="float" office:value="0.296905">
            <text:p>0,296905</text:p>
          </table:table-cell>
          <table:table-cell/>
        </table:table-row>
        <table:table-row table:style-name="ro1">
          <table:table-cell office:value-type="float" office:value="21.833334">
            <text:p>21,833334</text:p>
          </table:table-cell>
          <table:table-cell office:value-type="float" office:value="0.283743">
            <text:p>0,283743</text:p>
          </table:table-cell>
          <table:table-cell/>
        </table:table-row>
        <table:table-row table:style-name="ro1">
          <table:table-cell office:value-type="float" office:value="21.866668">
            <text:p>21,866668</text:p>
          </table:table-cell>
          <table:table-cell office:value-type="float" office:value="0.294475">
            <text:p>0,294475</text:p>
          </table:table-cell>
          <table:table-cell/>
        </table:table-row>
        <table:table-row table:style-name="ro1">
          <table:table-cell office:value-type="float" office:value="21.900001">
            <text:p>21,900001</text:p>
          </table:table-cell>
          <table:table-cell office:value-type="float" office:value="0.279714">
            <text:p>0,279714</text:p>
          </table:table-cell>
          <table:table-cell/>
        </table:table-row>
        <table:table-row table:style-name="ro1">
          <table:table-cell office:value-type="float" office:value="21.933334">
            <text:p>21,933334</text:p>
          </table:table-cell>
          <table:table-cell office:value-type="float" office:value="0.291492">
            <text:p>0,291492</text:p>
          </table:table-cell>
          <table:table-cell/>
        </table:table-row>
        <table:table-row table:style-name="ro1">
          <table:table-cell office:value-type="float" office:value="21.966668">
            <text:p>21,966668</text:p>
          </table:table-cell>
          <table:table-cell office:value-type="float" office:value="0.278934">
            <text:p>0,278934</text:p>
          </table:table-cell>
          <table:table-cell/>
        </table:table-row>
        <table:table-row table:style-name="ro1">
          <table:table-cell office:value-type="float" office:value="22.000001">
            <text:p>22,000001</text:p>
          </table:table-cell>
          <table:table-cell office:value-type="float" office:value="0.270652">
            <text:p>0,270652</text:p>
          </table:table-cell>
          <table:table-cell/>
        </table:table-row>
        <table:table-row table:style-name="ro1">
          <table:table-cell office:value-type="float" office:value="22.033334">
            <text:p>22,033334</text:p>
          </table:table-cell>
          <table:table-cell office:value-type="float" office:value="0.280779">
            <text:p>0,280779</text:p>
          </table:table-cell>
          <table:table-cell/>
        </table:table-row>
        <table:table-row table:style-name="ro1">
          <table:table-cell office:value-type="float" office:value="22.066668">
            <text:p>22,066668</text:p>
          </table:table-cell>
          <table:table-cell office:value-type="float" office:value="0.291878">
            <text:p>0,291878</text:p>
          </table:table-cell>
          <table:table-cell/>
        </table:table-row>
        <table:table-row table:style-name="ro1">
          <table:table-cell office:value-type="float" office:value="22.100001">
            <text:p>22,100001</text:p>
          </table:table-cell>
          <table:table-cell office:value-type="float" office:value="0.29947">
            <text:p>0,29947</text:p>
          </table:table-cell>
          <table:table-cell/>
        </table:table-row>
        <table:table-row table:style-name="ro1">
          <table:table-cell office:value-type="float" office:value="22.133334">
            <text:p>22,133334</text:p>
          </table:table-cell>
          <table:table-cell office:value-type="float" office:value="0.286698">
            <text:p>0,286698</text:p>
          </table:table-cell>
          <table:table-cell/>
        </table:table-row>
        <table:table-row table:style-name="ro1">
          <table:table-cell office:value-type="float" office:value="22.166668">
            <text:p>22,166668</text:p>
          </table:table-cell>
          <table:table-cell office:value-type="float" office:value="0.283459">
            <text:p>0,283459</text:p>
          </table:table-cell>
          <table:table-cell/>
        </table:table-row>
        <table:table-row table:style-name="ro1">
          <table:table-cell office:value-type="float" office:value="22.200001">
            <text:p>22,200001</text:p>
          </table:table-cell>
          <table:table-cell office:value-type="float" office:value="0.278112">
            <text:p>0,278112</text:p>
          </table:table-cell>
          <table:table-cell/>
        </table:table-row>
        <table:table-row table:style-name="ro1">
          <table:table-cell office:value-type="float" office:value="22.233334">
            <text:p>22,233334</text:p>
          </table:table-cell>
          <table:table-cell office:value-type="float" office:value="0.281672">
            <text:p>0,281672</text:p>
          </table:table-cell>
          <table:table-cell/>
        </table:table-row>
        <table:table-row table:style-name="ro1">
          <table:table-cell office:value-type="float" office:value="22.266668">
            <text:p>22,266668</text:p>
          </table:table-cell>
          <table:table-cell office:value-type="float" office:value="0.271877">
            <text:p>0,271877</text:p>
          </table:table-cell>
          <table:table-cell/>
        </table:table-row>
        <table:table-row table:style-name="ro1">
          <table:table-cell office:value-type="float" office:value="22.300001">
            <text:p>22,300001</text:p>
          </table:table-cell>
          <table:table-cell office:value-type="float" office:value="0.282872">
            <text:p>0,282872</text:p>
          </table:table-cell>
          <table:table-cell/>
        </table:table-row>
        <table:table-row table:style-name="ro1">
          <table:table-cell office:value-type="float" office:value="22.333334">
            <text:p>22,333334</text:p>
          </table:table-cell>
          <table:table-cell office:value-type="float" office:value="0.293681">
            <text:p>0,293681</text:p>
          </table:table-cell>
          <table:table-cell/>
        </table:table-row>
        <table:table-row table:style-name="ro1">
          <table:table-cell office:value-type="float" office:value="22.366668">
            <text:p>22,366668</text:p>
          </table:table-cell>
          <table:table-cell office:value-type="float" office:value="0.278634">
            <text:p>0,278634</text:p>
          </table:table-cell>
          <table:table-cell/>
        </table:table-row>
        <table:table-row table:style-name="ro1">
          <table:table-cell office:value-type="float" office:value="22.400001">
            <text:p>22,400001</text:p>
          </table:table-cell>
          <table:table-cell office:value-type="float" office:value="0.28022">
            <text:p>0,28022</text:p>
          </table:table-cell>
          <table:table-cell/>
        </table:table-row>
        <table:table-row table:style-name="ro1">
          <table:table-cell office:value-type="float" office:value="22.433335">
            <text:p>22,433335</text:p>
          </table:table-cell>
          <table:table-cell office:value-type="float" office:value="0.282016">
            <text:p>0,282016</text:p>
          </table:table-cell>
          <table:table-cell/>
        </table:table-row>
        <table:table-row table:style-name="ro1">
          <table:table-cell office:value-type="float" office:value="22.466668">
            <text:p>22,466668</text:p>
          </table:table-cell>
          <table:table-cell office:value-type="float" office:value="0.279263">
            <text:p>0,279263</text:p>
          </table:table-cell>
          <table:table-cell/>
        </table:table-row>
        <table:table-row table:style-name="ro1">
          <table:table-cell office:value-type="float" office:value="22.500001">
            <text:p>22,500001</text:p>
          </table:table-cell>
          <table:table-cell office:value-type="float" office:value="0.285195">
            <text:p>0,285195</text:p>
          </table:table-cell>
          <table:table-cell/>
        </table:table-row>
        <table:table-row table:style-name="ro1">
          <table:table-cell office:value-type="float" office:value="22.533335">
            <text:p>22,533335</text:p>
          </table:table-cell>
          <table:table-cell office:value-type="float" office:value="0.282844">
            <text:p>0,282844</text:p>
          </table:table-cell>
          <table:table-cell/>
        </table:table-row>
        <table:table-row table:style-name="ro1">
          <table:table-cell office:value-type="float" office:value="22.566668">
            <text:p>22,566668</text:p>
          </table:table-cell>
          <table:table-cell office:value-type="float" office:value="0.281247">
            <text:p>0,281247</text:p>
          </table:table-cell>
          <table:table-cell/>
        </table:table-row>
        <table:table-row table:style-name="ro1">
          <table:table-cell office:value-type="float" office:value="22.600001">
            <text:p>22,600001</text:p>
          </table:table-cell>
          <table:table-cell office:value-type="float" office:value="0.279583">
            <text:p>0,279583</text:p>
          </table:table-cell>
          <table:table-cell/>
        </table:table-row>
        <table:table-row table:style-name="ro1">
          <table:table-cell office:value-type="float" office:value="22.633335">
            <text:p>22,633335</text:p>
          </table:table-cell>
          <table:table-cell office:value-type="float" office:value="0.266369">
            <text:p>0,266369</text:p>
          </table:table-cell>
          <table:table-cell/>
        </table:table-row>
        <table:table-row table:style-name="ro1">
          <table:table-cell office:value-type="float" office:value="22.666668">
            <text:p>22,666668</text:p>
          </table:table-cell>
          <table:table-cell office:value-type="float" office:value="0.296602">
            <text:p>0,296602</text:p>
          </table:table-cell>
          <table:table-cell/>
        </table:table-row>
        <table:table-row table:style-name="ro1">
          <table:table-cell office:value-type="float" office:value="22.700001">
            <text:p>22,700001</text:p>
          </table:table-cell>
          <table:table-cell office:value-type="float" office:value="0.287152">
            <text:p>0,287152</text:p>
          </table:table-cell>
          <table:table-cell/>
        </table:table-row>
        <table:table-row table:style-name="ro1">
          <table:table-cell office:value-type="float" office:value="22.733335">
            <text:p>22,733335</text:p>
          </table:table-cell>
          <table:table-cell office:value-type="float" office:value="0.279311">
            <text:p>0,279311</text:p>
          </table:table-cell>
          <table:table-cell/>
        </table:table-row>
        <table:table-row table:style-name="ro1">
          <table:table-cell office:value-type="float" office:value="22.766668">
            <text:p>22,766668</text:p>
          </table:table-cell>
          <table:table-cell office:value-type="float" office:value="0.278662">
            <text:p>0,278662</text:p>
          </table:table-cell>
          <table:table-cell/>
        </table:table-row>
        <table:table-row table:style-name="ro1">
          <table:table-cell office:value-type="float" office:value="22.800001">
            <text:p>22,800001</text:p>
          </table:table-cell>
          <table:table-cell office:value-type="float" office:value="0.288101">
            <text:p>0,288101</text:p>
          </table:table-cell>
          <table:table-cell/>
        </table:table-row>
        <table:table-row table:style-name="ro1">
          <table:table-cell office:value-type="float" office:value="22.833335">
            <text:p>22,833335</text:p>
          </table:table-cell>
          <table:table-cell office:value-type="float" office:value="0.285607">
            <text:p>0,285607</text:p>
          </table:table-cell>
          <table:table-cell/>
        </table:table-row>
        <table:table-row table:style-name="ro1">
          <table:table-cell office:value-type="float" office:value="22.866668">
            <text:p>22,866668</text:p>
          </table:table-cell>
          <table:table-cell office:value-type="float" office:value="0.281154">
            <text:p>0,281154</text:p>
          </table:table-cell>
          <table:table-cell/>
        </table:table-row>
        <table:table-row table:style-name="ro1">
          <table:table-cell office:value-type="float" office:value="22.900001">
            <text:p>22,900001</text:p>
          </table:table-cell>
          <table:table-cell office:value-type="float" office:value="0.275655">
            <text:p>0,275655</text:p>
          </table:table-cell>
          <table:table-cell/>
        </table:table-row>
        <table:table-row table:style-name="ro1">
          <table:table-cell office:value-type="float" office:value="22.933335">
            <text:p>22,933335</text:p>
          </table:table-cell>
          <table:table-cell office:value-type="float" office:value="0.285918">
            <text:p>0,285918</text:p>
          </table:table-cell>
          <table:table-cell/>
        </table:table-row>
        <table:table-row table:style-name="ro1">
          <table:table-cell office:value-type="float" office:value="22.966668">
            <text:p>22,966668</text:p>
          </table:table-cell>
          <table:table-cell office:value-type="float" office:value="0.269044">
            <text:p>0,269044</text:p>
          </table:table-cell>
          <table:table-cell/>
        </table:table-row>
        <table:table-row table:style-name="ro1">
          <table:table-cell office:value-type="float" office:value="23.000001">
            <text:p>23,000001</text:p>
          </table:table-cell>
          <table:table-cell office:value-type="float" office:value="0.294693">
            <text:p>0,294693</text:p>
          </table:table-cell>
          <table:table-cell/>
        </table:table-row>
        <table:table-row table:style-name="ro1">
          <table:table-cell office:value-type="float" office:value="23.033335">
            <text:p>23,033335</text:p>
          </table:table-cell>
          <table:table-cell office:value-type="float" office:value="0.283194">
            <text:p>0,283194</text:p>
          </table:table-cell>
          <table:table-cell/>
        </table:table-row>
        <table:table-row table:style-name="ro1">
          <table:table-cell office:value-type="float" office:value="23.066668">
            <text:p>23,066668</text:p>
          </table:table-cell>
          <table:table-cell office:value-type="float" office:value="0.283994">
            <text:p>0,283994</text:p>
          </table:table-cell>
          <table:table-cell/>
        </table:table-row>
        <table:table-row table:style-name="ro1">
          <table:table-cell office:value-type="float" office:value="23.100001">
            <text:p>23,100001</text:p>
          </table:table-cell>
          <table:table-cell office:value-type="float" office:value="0.291504">
            <text:p>0,291504</text:p>
          </table:table-cell>
          <table:table-cell/>
        </table:table-row>
        <table:table-row table:style-name="ro1">
          <table:table-cell office:value-type="float" office:value="23.133335">
            <text:p>23,133335</text:p>
          </table:table-cell>
          <table:table-cell office:value-type="float" office:value="0.292156">
            <text:p>0,292156</text:p>
          </table:table-cell>
          <table:table-cell/>
        </table:table-row>
        <table:table-row table:style-name="ro1">
          <table:table-cell office:value-type="float" office:value="23.166668">
            <text:p>23,166668</text:p>
          </table:table-cell>
          <table:table-cell office:value-type="float" office:value="0.286217">
            <text:p>0,286217</text:p>
          </table:table-cell>
          <table:table-cell/>
        </table:table-row>
        <table:table-row table:style-name="ro1">
          <table:table-cell office:value-type="float" office:value="23.200001">
            <text:p>23,200001</text:p>
          </table:table-cell>
          <table:table-cell office:value-type="float" office:value="0.280807">
            <text:p>0,280807</text:p>
          </table:table-cell>
          <table:table-cell/>
        </table:table-row>
        <table:table-row table:style-name="ro1">
          <table:table-cell office:value-type="float" office:value="23.233335">
            <text:p>23,233335</text:p>
          </table:table-cell>
          <table:table-cell office:value-type="float" office:value="0.278386">
            <text:p>0,278386</text:p>
          </table:table-cell>
          <table:table-cell/>
        </table:table-row>
        <table:table-row table:style-name="ro1">
          <table:table-cell office:value-type="float" office:value="23.266668">
            <text:p>23,266668</text:p>
          </table:table-cell>
          <table:table-cell office:value-type="float" office:value="0.291881">
            <text:p>0,291881</text:p>
          </table:table-cell>
          <table:table-cell/>
        </table:table-row>
        <table:table-row table:style-name="ro1">
          <table:table-cell office:value-type="float" office:value="23.300001">
            <text:p>23,300001</text:p>
          </table:table-cell>
          <table:table-cell office:value-type="float" office:value="0.305231">
            <text:p>0,305231</text:p>
          </table:table-cell>
          <table:table-cell/>
        </table:table-row>
        <table:table-row table:style-name="ro1">
          <table:table-cell office:value-type="float" office:value="23.333335">
            <text:p>23,333335</text:p>
          </table:table-cell>
          <table:table-cell office:value-type="float" office:value="0.292035">
            <text:p>0,292035</text:p>
          </table:table-cell>
          <table:table-cell/>
        </table:table-row>
        <table:table-row table:style-name="ro1">
          <table:table-cell office:value-type="float" office:value="23.366668">
            <text:p>23,366668</text:p>
          </table:table-cell>
          <table:table-cell office:value-type="float" office:value="0.275023">
            <text:p>0,275023</text:p>
          </table:table-cell>
          <table:table-cell office:value-type="string">
            <text:p>Mejor Amplitud encotnrada: amp=49.8042nm</text:p>
          </table:table-cell>
        </table:table-row>
        <table:table-row table:style-name="ro1">
          <table:table-cell office:value-type="float" office:value="23.400001">
            <text:p>23,400001</text:p>
          </table:table-cell>
          <table:table-cell office:value-type="float" office:value="0.283968">
            <text:p>0,283968</text:p>
          </table:table-cell>
          <table:table-cell/>
        </table:table-row>
        <table:table-row table:style-name="ro1">
          <table:table-cell office:value-type="float" office:value="23.433335">
            <text:p>23,433335</text:p>
          </table:table-cell>
          <table:table-cell office:value-type="float" office:value="0.289663">
            <text:p>0,289663</text:p>
          </table:table-cell>
          <table:table-cell/>
        </table:table-row>
        <table:table-row table:style-name="ro1">
          <table:table-cell office:value-type="float" office:value="23.466668">
            <text:p>23,466668</text:p>
          </table:table-cell>
          <table:table-cell office:value-type="float" office:value="0.300848">
            <text:p>0,300848</text:p>
          </table:table-cell>
          <table:table-cell/>
        </table:table-row>
        <table:table-row table:style-name="ro1">
          <table:table-cell office:value-type="float" office:value="23.500001">
            <text:p>23,500001</text:p>
          </table:table-cell>
          <table:table-cell office:value-type="float" office:value="0.2899">
            <text:p>0,2899</text:p>
          </table:table-cell>
          <table:table-cell/>
        </table:table-row>
        <table:table-row table:style-name="ro1">
          <table:table-cell office:value-type="float" office:value="23.533335">
            <text:p>23,533335</text:p>
          </table:table-cell>
          <table:table-cell office:value-type="float" office:value="0.281732">
            <text:p>0,281732</text:p>
          </table:table-cell>
          <table:table-cell/>
        </table:table-row>
        <table:table-row table:style-name="ro1">
          <table:table-cell office:value-type="float" office:value="23.566668">
            <text:p>23,566668</text:p>
          </table:table-cell>
          <table:table-cell office:value-type="float" office:value="0.283889">
            <text:p>0,283889</text:p>
          </table:table-cell>
          <table:table-cell/>
        </table:table-row>
        <table:table-row table:style-name="ro1">
          <table:table-cell office:value-type="float" office:value="23.600001">
            <text:p>23,600001</text:p>
          </table:table-cell>
          <table:table-cell office:value-type="float" office:value="0.295698">
            <text:p>0,295698</text:p>
          </table:table-cell>
          <table:table-cell/>
        </table:table-row>
        <table:table-row table:style-name="ro1">
          <table:table-cell office:value-type="float" office:value="23.633335">
            <text:p>23,633335</text:p>
          </table:table-cell>
          <table:table-cell office:value-type="float" office:value="0.296234">
            <text:p>0,296234</text:p>
          </table:table-cell>
          <table:table-cell/>
        </table:table-row>
        <table:table-row table:style-name="ro1">
          <table:table-cell office:value-type="float" office:value="23.666668">
            <text:p>23,666668</text:p>
          </table:table-cell>
          <table:table-cell office:value-type="float" office:value="0.298066">
            <text:p>0,298066</text:p>
          </table:table-cell>
          <table:table-cell/>
        </table:table-row>
        <table:table-row table:style-name="ro1">
          <table:table-cell office:value-type="float" office:value="23.700001">
            <text:p>23,700001</text:p>
          </table:table-cell>
          <table:table-cell office:value-type="float" office:value="0.298637">
            <text:p>0,298637</text:p>
          </table:table-cell>
          <table:table-cell/>
        </table:table-row>
        <table:table-row table:style-name="ro1">
          <table:table-cell office:value-type="float" office:value="23.733335">
            <text:p>23,733335</text:p>
          </table:table-cell>
          <table:table-cell office:value-type="float" office:value="0.293651">
            <text:p>0,293651</text:p>
          </table:table-cell>
          <table:table-cell/>
        </table:table-row>
        <table:table-row table:style-name="ro1">
          <table:table-cell office:value-type="float" office:value="23.766668">
            <text:p>23,766668</text:p>
          </table:table-cell>
          <table:table-cell office:value-type="float" office:value="0.273041">
            <text:p>0,273041</text:p>
          </table:table-cell>
          <table:table-cell office:value-type="string">
            <text:p>Mejor Amplitud encotnrada: amp=56.5956nm</text:p>
          </table:table-cell>
        </table:table-row>
        <table:table-row table:style-name="ro1">
          <table:table-cell office:value-type="float" office:value="23.800001">
            <text:p>23,800001</text:p>
          </table:table-cell>
          <table:table-cell office:value-type="float" office:value="0.268682">
            <text:p>0,268682</text:p>
          </table:table-cell>
          <table:table-cell/>
        </table:table-row>
        <table:table-row table:style-name="ro1">
          <table:table-cell office:value-type="float" office:value="23.833335">
            <text:p>23,833335</text:p>
          </table:table-cell>
          <table:table-cell office:value-type="float" office:value="0.287226">
            <text:p>0,287226</text:p>
          </table:table-cell>
          <table:table-cell/>
        </table:table-row>
        <table:table-row table:style-name="ro1">
          <table:table-cell office:value-type="float" office:value="23.866668">
            <text:p>23,866668</text:p>
          </table:table-cell>
          <table:table-cell office:value-type="float" office:value="0.292572">
            <text:p>0,292572</text:p>
          </table:table-cell>
          <table:table-cell/>
        </table:table-row>
        <table:table-row table:style-name="ro1">
          <table:table-cell office:value-type="float" office:value="23.900001">
            <text:p>23,900001</text:p>
          </table:table-cell>
          <table:table-cell office:value-type="float" office:value="0.286648">
            <text:p>0,286648</text:p>
          </table:table-cell>
          <table:table-cell/>
        </table:table-row>
        <table:table-row table:style-name="ro1">
          <table:table-cell office:value-type="float" office:value="23.933335">
            <text:p>23,933335</text:p>
          </table:table-cell>
          <table:table-cell office:value-type="float" office:value="0.290142">
            <text:p>0,290142</text:p>
          </table:table-cell>
          <table:table-cell/>
        </table:table-row>
        <table:table-row table:style-name="ro1">
          <table:table-cell office:value-type="float" office:value="23.966668">
            <text:p>23,966668</text:p>
          </table:table-cell>
          <table:table-cell office:value-type="float" office:value="0.285283">
            <text:p>0,285283</text:p>
          </table:table-cell>
          <table:table-cell/>
        </table:table-row>
        <table:table-row table:style-name="ro1">
          <table:table-cell office:value-type="float" office:value="24.000001">
            <text:p>24,000001</text:p>
          </table:table-cell>
          <table:table-cell office:value-type="float" office:value="0.279732">
            <text:p>0,279732</text:p>
          </table:table-cell>
          <table:table-cell/>
        </table:table-row>
        <table:table-row table:style-name="ro1">
          <table:table-cell office:value-type="float" office:value="24.033335">
            <text:p>24,033335</text:p>
          </table:table-cell>
          <table:table-cell office:value-type="float" office:value="0.279034">
            <text:p>0,279034</text:p>
          </table:table-cell>
          <table:table-cell/>
        </table:table-row>
        <table:table-row table:style-name="ro1">
          <table:table-cell office:value-type="float" office:value="24.066668">
            <text:p>24,066668</text:p>
          </table:table-cell>
          <table:table-cell office:value-type="float" office:value="0.296052">
            <text:p>0,296052</text:p>
          </table:table-cell>
          <table:table-cell/>
        </table:table-row>
        <table:table-row table:style-name="ro1">
          <table:table-cell office:value-type="float" office:value="24.100001">
            <text:p>24,100001</text:p>
          </table:table-cell>
          <table:table-cell office:value-type="float" office:value="0.286234">
            <text:p>0,286234</text:p>
          </table:table-cell>
          <table:table-cell/>
        </table:table-row>
        <table:table-row table:style-name="ro1">
          <table:table-cell office:value-type="float" office:value="24.133335">
            <text:p>24,133335</text:p>
          </table:table-cell>
          <table:table-cell office:value-type="float" office:value="0.288476">
            <text:p>0,288476</text:p>
          </table:table-cell>
          <table:table-cell/>
        </table:table-row>
        <table:table-row table:style-name="ro1">
          <table:table-cell office:value-type="float" office:value="24.166668">
            <text:p>24,166668</text:p>
          </table:table-cell>
          <table:table-cell office:value-type="float" office:value="0.273127">
            <text:p>0,273127</text:p>
          </table:table-cell>
          <table:table-cell/>
        </table:table-row>
        <table:table-row table:style-name="ro1">
          <table:table-cell office:value-type="float" office:value="24.200001">
            <text:p>24,200001</text:p>
          </table:table-cell>
          <table:table-cell office:value-type="float" office:value="0.269794">
            <text:p>0,269794</text:p>
          </table:table-cell>
          <table:table-cell/>
        </table:table-row>
        <table:table-row table:style-name="ro1">
          <table:table-cell office:value-type="float" office:value="24.233335">
            <text:p>24,233335</text:p>
          </table:table-cell>
          <table:table-cell office:value-type="float" office:value="0.299885">
            <text:p>0,299885</text:p>
          </table:table-cell>
          <table:table-cell/>
        </table:table-row>
        <table:table-row table:style-name="ro1">
          <table:table-cell office:value-type="float" office:value="24.266668">
            <text:p>24,266668</text:p>
          </table:table-cell>
          <table:table-cell office:value-type="float" office:value="0.293018">
            <text:p>0,293018</text:p>
          </table:table-cell>
          <table:table-cell/>
        </table:table-row>
        <table:table-row table:style-name="ro1">
          <table:table-cell office:value-type="float" office:value="24.300001">
            <text:p>24,300001</text:p>
          </table:table-cell>
          <table:table-cell office:value-type="float" office:value="0.285788">
            <text:p>0,285788</text:p>
          </table:table-cell>
          <table:table-cell/>
        </table:table-row>
        <table:table-row table:style-name="ro1">
          <table:table-cell office:value-type="float" office:value="24.333335">
            <text:p>24,333335</text:p>
          </table:table-cell>
          <table:table-cell office:value-type="float" office:value="0.291325">
            <text:p>0,291325</text:p>
          </table:table-cell>
          <table:table-cell/>
        </table:table-row>
        <table:table-row table:style-name="ro1">
          <table:table-cell office:value-type="float" office:value="24.366668">
            <text:p>24,366668</text:p>
          </table:table-cell>
          <table:table-cell office:value-type="float" office:value="0.300941">
            <text:p>0,300941</text:p>
          </table:table-cell>
          <table:table-cell/>
        </table:table-row>
        <table:table-row table:style-name="ro1">
          <table:table-cell office:value-type="float" office:value="24.400001">
            <text:p>24,400001</text:p>
          </table:table-cell>
          <table:table-cell office:value-type="float" office:value="0.303337">
            <text:p>0,303337</text:p>
          </table:table-cell>
          <table:table-cell/>
        </table:table-row>
        <table:table-row table:style-name="ro1">
          <table:table-cell office:value-type="float" office:value="24.433335">
            <text:p>24,433335</text:p>
          </table:table-cell>
          <table:table-cell office:value-type="float" office:value="0.296445">
            <text:p>0,296445</text:p>
          </table:table-cell>
          <table:table-cell/>
        </table:table-row>
        <table:table-row table:style-name="ro1">
          <table:table-cell office:value-type="float" office:value="24.466668">
            <text:p>24,466668</text:p>
          </table:table-cell>
          <table:table-cell office:value-type="float" office:value="0.296364">
            <text:p>0,296364</text:p>
          </table:table-cell>
          <table:table-cell office:value-type="string">
            <text:p>Mejor Amplitud encotnrada: amp=74.7062nm</text:p>
          </table:table-cell>
        </table:table-row>
        <table:table-row table:style-name="ro1">
          <table:table-cell office:value-type="float" office:value="24.500001">
            <text:p>24,500001</text:p>
          </table:table-cell>
          <table:table-cell office:value-type="float" office:value="0.290267">
            <text:p>0,290267</text:p>
          </table:table-cell>
          <table:table-cell/>
        </table:table-row>
        <table:table-row table:style-name="ro1">
          <table:table-cell office:value-type="float" office:value="24.533335">
            <text:p>24,533335</text:p>
          </table:table-cell>
          <table:table-cell office:value-type="float" office:value="0.297406">
            <text:p>0,297406</text:p>
          </table:table-cell>
          <table:table-cell/>
        </table:table-row>
        <table:table-row table:style-name="ro1">
          <table:table-cell office:value-type="float" office:value="24.566668">
            <text:p>24,566668</text:p>
          </table:table-cell>
          <table:table-cell office:value-type="float" office:value="0.310634">
            <text:p>0,310634</text:p>
          </table:table-cell>
          <table:table-cell/>
        </table:table-row>
        <table:table-row table:style-name="ro1">
          <table:table-cell office:value-type="float" office:value="24.600001">
            <text:p>24,600001</text:p>
          </table:table-cell>
          <table:table-cell office:value-type="float" office:value="0.284783">
            <text:p>0,284783</text:p>
          </table:table-cell>
          <table:table-cell/>
        </table:table-row>
        <table:table-row table:style-name="ro1">
          <table:table-cell office:value-type="float" office:value="24.633335">
            <text:p>24,633335</text:p>
          </table:table-cell>
          <table:table-cell office:value-type="float" office:value="0.297409">
            <text:p>0,297409</text:p>
          </table:table-cell>
          <table:table-cell/>
        </table:table-row>
        <table:table-row table:style-name="ro1">
          <table:table-cell office:value-type="float" office:value="24.666668">
            <text:p>24,666668</text:p>
          </table:table-cell>
          <table:table-cell office:value-type="float" office:value="0.28101">
            <text:p>0,28101</text:p>
          </table:table-cell>
          <table:table-cell/>
        </table:table-row>
        <table:table-row table:style-name="ro1">
          <table:table-cell office:value-type="float" office:value="24.700001">
            <text:p>24,700001</text:p>
          </table:table-cell>
          <table:table-cell office:value-type="float" office:value="0.293269">
            <text:p>0,293269</text:p>
          </table:table-cell>
          <table:table-cell/>
        </table:table-row>
        <table:table-row table:style-name="ro1">
          <table:table-cell office:value-type="float" office:value="24.733335">
            <text:p>24,733335</text:p>
          </table:table-cell>
          <table:table-cell office:value-type="float" office:value="0.292374">
            <text:p>0,292374</text:p>
          </table:table-cell>
          <table:table-cell/>
        </table:table-row>
        <table:table-row table:style-name="ro1">
          <table:table-cell office:value-type="float" office:value="24.766668">
            <text:p>24,766668</text:p>
          </table:table-cell>
          <table:table-cell office:value-type="float" office:value="0.289015">
            <text:p>0,289015</text:p>
          </table:table-cell>
          <table:table-cell/>
        </table:table-row>
        <table:table-row table:style-name="ro1">
          <table:table-cell office:value-type="float" office:value="24.800001">
            <text:p>24,800001</text:p>
          </table:table-cell>
          <table:table-cell office:value-type="float" office:value="0.292083">
            <text:p>0,292083</text:p>
          </table:table-cell>
          <table:table-cell/>
        </table:table-row>
        <table:table-row table:style-name="ro1">
          <table:table-cell office:value-type="float" office:value="24.833335">
            <text:p>24,833335</text:p>
          </table:table-cell>
          <table:table-cell office:value-type="float" office:value="0.289527">
            <text:p>0,289527</text:p>
          </table:table-cell>
          <table:table-cell/>
        </table:table-row>
        <table:table-row table:style-name="ro1">
          <table:table-cell office:value-type="float" office:value="24.866668">
            <text:p>24,866668</text:p>
          </table:table-cell>
          <table:table-cell office:value-type="float" office:value="0.292782">
            <text:p>0,292782</text:p>
          </table:table-cell>
          <table:table-cell/>
        </table:table-row>
        <table:table-row table:style-name="ro1">
          <table:table-cell office:value-type="float" office:value="24.900001">
            <text:p>24,900001</text:p>
          </table:table-cell>
          <table:table-cell office:value-type="float" office:value="0.282713">
            <text:p>0,282713</text:p>
          </table:table-cell>
          <table:table-cell/>
        </table:table-row>
        <table:table-row table:style-name="ro1">
          <table:table-cell office:value-type="float" office:value="24.933335">
            <text:p>24,933335</text:p>
          </table:table-cell>
          <table:table-cell office:value-type="float" office:value="0.292242">
            <text:p>0,292242</text:p>
          </table:table-cell>
          <table:table-cell/>
        </table:table-row>
        <table:table-row table:style-name="ro1">
          <table:table-cell office:value-type="float" office:value="24.966668">
            <text:p>24,966668</text:p>
          </table:table-cell>
          <table:table-cell office:value-type="float" office:value="0.288454">
            <text:p>0,288454</text:p>
          </table:table-cell>
          <table:table-cell/>
        </table:table-row>
        <table:table-row table:style-name="ro1">
          <table:table-cell office:value-type="float" office:value="25.000001">
            <text:p>25,000001</text:p>
          </table:table-cell>
          <table:table-cell office:value-type="float" office:value="0.287459">
            <text:p>0,287459</text:p>
          </table:table-cell>
          <table:table-cell/>
        </table:table-row>
        <table:table-row table:style-name="ro1">
          <table:table-cell office:value-type="float" office:value="25.033335">
            <text:p>25,033335</text:p>
          </table:table-cell>
          <table:table-cell office:value-type="float" office:value="0.293986">
            <text:p>0,293986</text:p>
          </table:table-cell>
          <table:table-cell/>
        </table:table-row>
        <table:table-row table:style-name="ro1">
          <table:table-cell office:value-type="float" office:value="25.066668">
            <text:p>25,066668</text:p>
          </table:table-cell>
          <table:table-cell office:value-type="float" office:value="0.276867">
            <text:p>0,276867</text:p>
          </table:table-cell>
          <table:table-cell/>
        </table:table-row>
        <table:table-row table:style-name="ro1">
          <table:table-cell office:value-type="float" office:value="25.100001">
            <text:p>25,100001</text:p>
          </table:table-cell>
          <table:table-cell office:value-type="float" office:value="0.303225">
            <text:p>0,303225</text:p>
          </table:table-cell>
          <table:table-cell/>
        </table:table-row>
        <table:table-row table:style-name="ro1">
          <table:table-cell office:value-type="float" office:value="25.133335">
            <text:p>25,133335</text:p>
          </table:table-cell>
          <table:table-cell office:value-type="float" office:value="0.286588">
            <text:p>0,286588</text:p>
          </table:table-cell>
          <table:table-cell/>
        </table:table-row>
        <table:table-row table:style-name="ro1">
          <table:table-cell office:value-type="float" office:value="25.166668">
            <text:p>25,166668</text:p>
          </table:table-cell>
          <table:table-cell office:value-type="float" office:value="0.294979">
            <text:p>0,294979</text:p>
          </table:table-cell>
          <table:table-cell/>
        </table:table-row>
        <table:table-row table:style-name="ro1">
          <table:table-cell office:value-type="float" office:value="25.200001">
            <text:p>25,200001</text:p>
          </table:table-cell>
          <table:table-cell office:value-type="float" office:value="0.302876">
            <text:p>0,302876</text:p>
          </table:table-cell>
          <table:table-cell/>
        </table:table-row>
        <table:table-row table:style-name="ro1">
          <table:table-cell office:value-type="float" office:value="25.233335">
            <text:p>25,233335</text:p>
          </table:table-cell>
          <table:table-cell office:value-type="float" office:value="0.293567">
            <text:p>0,293567</text:p>
          </table:table-cell>
          <table:table-cell/>
        </table:table-row>
        <table:table-row table:style-name="ro1">
          <table:table-cell office:value-type="float" office:value="25.266668">
            <text:p>25,266668</text:p>
          </table:table-cell>
          <table:table-cell office:value-type="float" office:value="0.283633">
            <text:p>0,283633</text:p>
          </table:table-cell>
          <table:table-cell/>
        </table:table-row>
        <table:table-row table:style-name="ro1">
          <table:table-cell office:value-type="float" office:value="25.300001">
            <text:p>25,300001</text:p>
          </table:table-cell>
          <table:table-cell office:value-type="float" office:value="0.307069">
            <text:p>0,307069</text:p>
          </table:table-cell>
          <table:table-cell/>
        </table:table-row>
        <table:table-row table:style-name="ro1">
          <table:table-cell office:value-type="float" office:value="25.333335">
            <text:p>25,333335</text:p>
          </table:table-cell>
          <table:table-cell office:value-type="float" office:value="0.302568">
            <text:p>0,302568</text:p>
          </table:table-cell>
          <table:table-cell/>
        </table:table-row>
        <table:table-row table:style-name="ro1">
          <table:table-cell office:value-type="float" office:value="25.366668">
            <text:p>25,366668</text:p>
          </table:table-cell>
          <table:table-cell office:value-type="float" office:value="0.28488">
            <text:p>0,28488</text:p>
          </table:table-cell>
          <table:table-cell/>
        </table:table-row>
        <table:table-row table:style-name="ro1">
          <table:table-cell office:value-type="float" office:value="25.400001">
            <text:p>25,400001</text:p>
          </table:table-cell>
          <table:table-cell office:value-type="float" office:value="0.290529">
            <text:p>0,290529</text:p>
          </table:table-cell>
          <table:table-cell/>
        </table:table-row>
        <table:table-row table:style-name="ro1">
          <table:table-cell office:value-type="float" office:value="25.433335">
            <text:p>25,433335</text:p>
          </table:table-cell>
          <table:table-cell office:value-type="float" office:value="0.283345">
            <text:p>0,283345</text:p>
          </table:table-cell>
          <table:table-cell/>
        </table:table-row>
        <table:table-row table:style-name="ro1">
          <table:table-cell office:value-type="float" office:value="25.466668">
            <text:p>25,466668</text:p>
          </table:table-cell>
          <table:table-cell office:value-type="float" office:value="0.302712">
            <text:p>0,302712</text:p>
          </table:table-cell>
          <table:table-cell/>
        </table:table-row>
        <table:table-row table:style-name="ro1">
          <table:table-cell office:value-type="float" office:value="25.500001">
            <text:p>25,500001</text:p>
          </table:table-cell>
          <table:table-cell office:value-type="float" office:value="0.30027">
            <text:p>0,30027</text:p>
          </table:table-cell>
          <table:table-cell/>
        </table:table-row>
        <table:table-row table:style-name="ro1">
          <table:table-cell office:value-type="float" office:value="25.533335">
            <text:p>25,533335</text:p>
          </table:table-cell>
          <table:table-cell office:value-type="float" office:value="0.304157">
            <text:p>0,304157</text:p>
          </table:table-cell>
          <table:table-cell/>
        </table:table-row>
        <table:table-row table:style-name="ro1">
          <table:table-cell office:value-type="float" office:value="25.566668">
            <text:p>25,566668</text:p>
          </table:table-cell>
          <table:table-cell office:value-type="float" office:value="0.286914">
            <text:p>0,286914</text:p>
          </table:table-cell>
          <table:table-cell office:value-type="string">
            <text:p>Mejor Amplitud encotnrada: amp=99.6083nm</text:p>
          </table:table-cell>
        </table:table-row>
        <table:table-row table:style-name="ro1">
          <table:table-cell office:value-type="float" office:value="25.600001">
            <text:p>25,600001</text:p>
          </table:table-cell>
          <table:table-cell office:value-type="float" office:value="0.292676">
            <text:p>0,292676</text:p>
          </table:table-cell>
          <table:table-cell/>
        </table:table-row>
        <table:table-row table:style-name="ro1">
          <table:table-cell office:value-type="float" office:value="25.633335">
            <text:p>25,633335</text:p>
          </table:table-cell>
          <table:table-cell office:value-type="float" office:value="0.302402">
            <text:p>0,302402</text:p>
          </table:table-cell>
          <table:table-cell/>
        </table:table-row>
        <table:table-row table:style-name="ro1">
          <table:table-cell office:value-type="float" office:value="25.666668">
            <text:p>25,666668</text:p>
          </table:table-cell>
          <table:table-cell office:value-type="float" office:value="0.294728">
            <text:p>0,294728</text:p>
          </table:table-cell>
          <table:table-cell/>
        </table:table-row>
        <table:table-row table:style-name="ro1">
          <table:table-cell office:value-type="float" office:value="25.700001">
            <text:p>25,700001</text:p>
          </table:table-cell>
          <table:table-cell office:value-type="float" office:value="0.275793">
            <text:p>0,275793</text:p>
          </table:table-cell>
          <table:table-cell/>
        </table:table-row>
        <table:table-row table:style-name="ro1">
          <table:table-cell office:value-type="float" office:value="25.733335">
            <text:p>25,733335</text:p>
          </table:table-cell>
          <table:table-cell office:value-type="float" office:value="0.287802">
            <text:p>0,287802</text:p>
          </table:table-cell>
          <table:table-cell/>
        </table:table-row>
        <table:table-row table:style-name="ro1">
          <table:table-cell office:value-type="float" office:value="25.766668">
            <text:p>25,766668</text:p>
          </table:table-cell>
          <table:table-cell office:value-type="float" office:value="0.286055">
            <text:p>0,286055</text:p>
          </table:table-cell>
          <table:table-cell/>
        </table:table-row>
        <table:table-row table:style-name="ro1">
          <table:table-cell office:value-type="float" office:value="25.800001">
            <text:p>25,800001</text:p>
          </table:table-cell>
          <table:table-cell office:value-type="float" office:value="0.292654">
            <text:p>0,292654</text:p>
          </table:table-cell>
          <table:table-cell/>
        </table:table-row>
        <table:table-row table:style-name="ro1">
          <table:table-cell office:value-type="float" office:value="25.833335">
            <text:p>25,833335</text:p>
          </table:table-cell>
          <table:table-cell office:value-type="float" office:value="0.296398">
            <text:p>0,296398</text:p>
          </table:table-cell>
          <table:table-cell/>
        </table:table-row>
        <table:table-row table:style-name="ro1">
          <table:table-cell office:value-type="float" office:value="25.866668">
            <text:p>25,866668</text:p>
          </table:table-cell>
          <table:table-cell office:value-type="float" office:value="0.292435">
            <text:p>0,292435</text:p>
          </table:table-cell>
          <table:table-cell/>
        </table:table-row>
        <table:table-row table:style-name="ro1">
          <table:table-cell office:value-type="float" office:value="25.900001">
            <text:p>25,900001</text:p>
          </table:table-cell>
          <table:table-cell office:value-type="float" office:value="0.307695">
            <text:p>0,307695</text:p>
          </table:table-cell>
          <table:table-cell/>
        </table:table-row>
        <table:table-row table:style-name="ro1">
          <table:table-cell office:value-type="float" office:value="25.933335">
            <text:p>25,933335</text:p>
          </table:table-cell>
          <table:table-cell office:value-type="float" office:value="0.306397">
            <text:p>0,306397</text:p>
          </table:table-cell>
          <table:table-cell/>
        </table:table-row>
        <table:table-row table:style-name="ro1">
          <table:table-cell office:value-type="float" office:value="25.966668">
            <text:p>25,966668</text:p>
          </table:table-cell>
          <table:table-cell office:value-type="float" office:value="0.282043">
            <text:p>0,282043</text:p>
          </table:table-cell>
          <table:table-cell/>
        </table:table-row>
        <table:table-row table:style-name="ro1">
          <table:table-cell office:value-type="float" office:value="26.000001">
            <text:p>26,000001</text:p>
          </table:table-cell>
          <table:table-cell office:value-type="float" office:value="0.279747">
            <text:p>0,279747</text:p>
          </table:table-cell>
          <table:table-cell/>
        </table:table-row>
        <table:table-row table:style-name="ro1">
          <table:table-cell office:value-type="float" office:value="26.033335">
            <text:p>26,033335</text:p>
          </table:table-cell>
          <table:table-cell office:value-type="float" office:value="0.294444">
            <text:p>0,294444</text:p>
          </table:table-cell>
          <table:table-cell/>
        </table:table-row>
        <table:table-row table:style-name="ro1">
          <table:table-cell office:value-type="float" office:value="26.066668">
            <text:p>26,066668</text:p>
          </table:table-cell>
          <table:table-cell office:value-type="float" office:value="0.294432">
            <text:p>0,294432</text:p>
          </table:table-cell>
          <table:table-cell/>
        </table:table-row>
        <table:table-row table:style-name="ro1">
          <table:table-cell office:value-type="float" office:value="26.100001">
            <text:p>26,100001</text:p>
          </table:table-cell>
          <table:table-cell office:value-type="float" office:value="0.272345">
            <text:p>0,272345</text:p>
          </table:table-cell>
          <table:table-cell/>
        </table:table-row>
        <table:table-row table:style-name="ro1">
          <table:table-cell office:value-type="float" office:value="26.133335">
            <text:p>26,133335</text:p>
          </table:table-cell>
          <table:table-cell office:value-type="float" office:value="0.281628">
            <text:p>0,281628</text:p>
          </table:table-cell>
          <table:table-cell/>
        </table:table-row>
        <table:table-row table:style-name="ro1">
          <table:table-cell office:value-type="float" office:value="26.166668">
            <text:p>26,166668</text:p>
          </table:table-cell>
          <table:table-cell office:value-type="float" office:value="0.294433">
            <text:p>0,294433</text:p>
          </table:table-cell>
          <table:table-cell/>
        </table:table-row>
        <table:table-row table:style-name="ro1">
          <table:table-cell office:value-type="float" office:value="26.200001">
            <text:p>26,200001</text:p>
          </table:table-cell>
          <table:table-cell office:value-type="float" office:value="0.299725">
            <text:p>0,299725</text:p>
          </table:table-cell>
          <table:table-cell/>
        </table:table-row>
        <table:table-row table:style-name="ro1">
          <table:table-cell office:value-type="float" office:value="26.233335">
            <text:p>26,233335</text:p>
          </table:table-cell>
          <table:table-cell office:value-type="float" office:value="0.287055">
            <text:p>0,287055</text:p>
          </table:table-cell>
          <table:table-cell/>
        </table:table-row>
        <table:table-row table:style-name="ro1">
          <table:table-cell office:value-type="float" office:value="26.266668">
            <text:p>26,266668</text:p>
          </table:table-cell>
          <table:table-cell office:value-type="float" office:value="0.284092">
            <text:p>0,284092</text:p>
          </table:table-cell>
          <table:table-cell/>
        </table:table-row>
        <table:table-row table:style-name="ro1">
          <table:table-cell office:value-type="float" office:value="26.300001">
            <text:p>26,300001</text:p>
          </table:table-cell>
          <table:table-cell office:value-type="float" office:value="0.308879">
            <text:p>0,308879</text:p>
          </table:table-cell>
          <table:table-cell/>
        </table:table-row>
        <table:table-row table:style-name="ro1">
          <table:table-cell office:value-type="float" office:value="26.333335">
            <text:p>26,333335</text:p>
          </table:table-cell>
          <table:table-cell office:value-type="float" office:value="0.283929">
            <text:p>0,283929</text:p>
          </table:table-cell>
          <table:table-cell/>
        </table:table-row>
        <table:table-row table:style-name="ro1">
          <table:table-cell office:value-type="float" office:value="26.366668">
            <text:p>26,366668</text:p>
          </table:table-cell>
          <table:table-cell office:value-type="float" office:value="0.286593">
            <text:p>0,286593</text:p>
          </table:table-cell>
          <table:table-cell/>
        </table:table-row>
        <table:table-row table:style-name="ro1">
          <table:table-cell office:value-type="float" office:value="26.400001">
            <text:p>26,400001</text:p>
          </table:table-cell>
          <table:table-cell office:value-type="float" office:value="0.285285">
            <text:p>0,285285</text:p>
          </table:table-cell>
          <table:table-cell/>
        </table:table-row>
        <table:table-row table:style-name="ro1">
          <table:table-cell office:value-type="float" office:value="26.433335">
            <text:p>26,433335</text:p>
          </table:table-cell>
          <table:table-cell office:value-type="float" office:value="0.29813">
            <text:p>0,29813</text:p>
          </table:table-cell>
          <table:table-cell/>
        </table:table-row>
        <table:table-row table:style-name="ro1">
          <table:table-cell office:value-type="float" office:value="26.466668">
            <text:p>26,466668</text:p>
          </table:table-cell>
          <table:table-cell office:value-type="float" office:value="0.29235">
            <text:p>0,29235</text:p>
          </table:table-cell>
          <table:table-cell/>
        </table:table-row>
        <table:table-row table:style-name="ro1">
          <table:table-cell office:value-type="float" office:value="26.500001">
            <text:p>26,500001</text:p>
          </table:table-cell>
          <table:table-cell office:value-type="float" office:value="0.287532">
            <text:p>0,287532</text:p>
          </table:table-cell>
          <table:table-cell/>
        </table:table-row>
        <table:table-row table:style-name="ro1">
          <table:table-cell office:value-type="float" office:value="26.533335">
            <text:p>26,533335</text:p>
          </table:table-cell>
          <table:table-cell office:value-type="float" office:value="0.290161">
            <text:p>0,290161</text:p>
          </table:table-cell>
          <table:table-cell/>
        </table:table-row>
        <table:table-row table:style-name="ro1">
          <table:table-cell office:value-type="float" office:value="26.566668">
            <text:p>26,566668</text:p>
          </table:table-cell>
          <table:table-cell office:value-type="float" office:value="0.280055">
            <text:p>0,280055</text:p>
          </table:table-cell>
          <table:table-cell/>
        </table:table-row>
        <table:table-row table:style-name="ro1">
          <table:table-cell office:value-type="float" office:value="26.600001">
            <text:p>26,600001</text:p>
          </table:table-cell>
          <table:table-cell office:value-type="float" office:value="0.294665">
            <text:p>0,294665</text:p>
          </table:table-cell>
          <table:table-cell/>
        </table:table-row>
        <table:table-row table:style-name="ro1">
          <table:table-cell office:value-type="float" office:value="26.633335">
            <text:p>26,633335</text:p>
          </table:table-cell>
          <table:table-cell office:value-type="float" office:value="0.281232">
            <text:p>0,281232</text:p>
          </table:table-cell>
          <table:table-cell/>
        </table:table-row>
        <table:table-row table:style-name="ro1">
          <table:table-cell office:value-type="float" office:value="26.666668">
            <text:p>26,666668</text:p>
          </table:table-cell>
          <table:table-cell office:value-type="float" office:value="0.305586">
            <text:p>0,305586</text:p>
          </table:table-cell>
          <table:table-cell/>
        </table:table-row>
        <table:table-row table:style-name="ro1">
          <table:table-cell office:value-type="float" office:value="26.700001">
            <text:p>26,700001</text:p>
          </table:table-cell>
          <table:table-cell office:value-type="float" office:value="0.298854">
            <text:p>0,298854</text:p>
          </table:table-cell>
          <table:table-cell/>
        </table:table-row>
        <table:table-row table:style-name="ro1">
          <table:table-cell office:value-type="float" office:value="26.733335">
            <text:p>26,733335</text:p>
          </table:table-cell>
          <table:table-cell office:value-type="float" office:value="0.29136">
            <text:p>0,29136</text:p>
          </table:table-cell>
          <table:table-cell/>
        </table:table-row>
        <table:table-row table:style-name="ro1">
          <table:table-cell office:value-type="float" office:value="26.766668">
            <text:p>26,766668</text:p>
          </table:table-cell>
          <table:table-cell office:value-type="float" office:value="0.283917">
            <text:p>0,283917</text:p>
          </table:table-cell>
          <table:table-cell/>
        </table:table-row>
        <table:table-row table:style-name="ro1">
          <table:table-cell office:value-type="float" office:value="26.800001">
            <text:p>26,800001</text:p>
          </table:table-cell>
          <table:table-cell office:value-type="float" office:value="0.288362">
            <text:p>0,288362</text:p>
          </table:table-cell>
          <table:table-cell/>
        </table:table-row>
        <table:table-row table:style-name="ro1">
          <table:table-cell office:value-type="float" office:value="26.833335">
            <text:p>26,833335</text:p>
          </table:table-cell>
          <table:table-cell office:value-type="float" office:value="0.282216">
            <text:p>0,282216</text:p>
          </table:table-cell>
          <table:table-cell/>
        </table:table-row>
        <table:table-row table:style-name="ro1">
          <table:table-cell office:value-type="float" office:value="26.866668">
            <text:p>26,866668</text:p>
          </table:table-cell>
          <table:table-cell office:value-type="float" office:value="0.29349">
            <text:p>0,29349</text:p>
          </table:table-cell>
          <table:table-cell/>
        </table:table-row>
        <table:table-row table:style-name="ro1">
          <table:table-cell office:value-type="float" office:value="26.900001">
            <text:p>26,900001</text:p>
          </table:table-cell>
          <table:table-cell office:value-type="float" office:value="0.289147">
            <text:p>0,289147</text:p>
          </table:table-cell>
          <table:table-cell/>
        </table:table-row>
        <table:table-row table:style-name="ro1">
          <table:table-cell office:value-type="float" office:value="26.933335">
            <text:p>26,933335</text:p>
          </table:table-cell>
          <table:table-cell office:value-type="float" office:value="0.298094">
            <text:p>0,298094</text:p>
          </table:table-cell>
          <table:table-cell/>
        </table:table-row>
        <table:table-row table:style-name="ro1">
          <table:table-cell office:value-type="float" office:value="26.966668">
            <text:p>26,966668</text:p>
          </table:table-cell>
          <table:table-cell office:value-type="float" office:value="0.293866">
            <text:p>0,293866</text:p>
          </table:table-cell>
          <table:table-cell/>
        </table:table-row>
        <table:table-row table:style-name="ro1">
          <table:table-cell office:value-type="float" office:value="27.000001">
            <text:p>27,000001</text:p>
          </table:table-cell>
          <table:table-cell office:value-type="float" office:value="0.281496">
            <text:p>0,281496</text:p>
          </table:table-cell>
          <table:table-cell/>
        </table:table-row>
        <table:table-row table:style-name="ro1">
          <table:table-cell office:value-type="float" office:value="27.033335">
            <text:p>27,033335</text:p>
          </table:table-cell>
          <table:table-cell office:value-type="float" office:value="0.296974">
            <text:p>0,296974</text:p>
          </table:table-cell>
          <table:table-cell/>
        </table:table-row>
        <table:table-row table:style-name="ro1">
          <table:table-cell office:value-type="float" office:value="27.066668">
            <text:p>27,066668</text:p>
          </table:table-cell>
          <table:table-cell office:value-type="float" office:value="0.293807">
            <text:p>0,293807</text:p>
          </table:table-cell>
          <table:table-cell/>
        </table:table-row>
        <table:table-row table:style-name="ro1">
          <table:table-cell office:value-type="float" office:value="27.100001">
            <text:p>27,100001</text:p>
          </table:table-cell>
          <table:table-cell office:value-type="float" office:value="0.301491">
            <text:p>0,301491</text:p>
          </table:table-cell>
          <table:table-cell/>
        </table:table-row>
        <table:table-row table:style-name="ro1">
          <table:table-cell office:value-type="float" office:value="27.133335">
            <text:p>27,133335</text:p>
          </table:table-cell>
          <table:table-cell office:value-type="float" office:value="0.292395">
            <text:p>0,292395</text:p>
          </table:table-cell>
          <table:table-cell/>
        </table:table-row>
        <table:table-row table:style-name="ro1">
          <table:table-cell office:value-type="float" office:value="27.166668">
            <text:p>27,166668</text:p>
          </table:table-cell>
          <table:table-cell office:value-type="float" office:value="0.30131">
            <text:p>0,30131</text:p>
          </table:table-cell>
          <table:table-cell/>
        </table:table-row>
        <table:table-row table:style-name="ro1">
          <table:table-cell office:value-type="float" office:value="27.200001">
            <text:p>27,200001</text:p>
          </table:table-cell>
          <table:table-cell office:value-type="float" office:value="0.305033">
            <text:p>0,305033</text:p>
          </table:table-cell>
          <table:table-cell/>
        </table:table-row>
        <table:table-row table:style-name="ro1">
          <table:table-cell office:value-type="float" office:value="27.233335">
            <text:p>27,233335</text:p>
          </table:table-cell>
          <table:table-cell office:value-type="float" office:value="0.291668">
            <text:p>0,291668</text:p>
          </table:table-cell>
          <table:table-cell/>
        </table:table-row>
        <table:table-row table:style-name="ro1">
          <table:table-cell office:value-type="float" office:value="27.266668">
            <text:p>27,266668</text:p>
          </table:table-cell>
          <table:table-cell office:value-type="float" office:value="0.295895">
            <text:p>0,295895</text:p>
          </table:table-cell>
          <table:table-cell/>
        </table:table-row>
        <table:table-row table:style-name="ro1">
          <table:table-cell office:value-type="float" office:value="27.300001">
            <text:p>27,300001</text:p>
          </table:table-cell>
          <table:table-cell office:value-type="float" office:value="0.289446">
            <text:p>0,289446</text:p>
          </table:table-cell>
          <table:table-cell/>
        </table:table-row>
        <table:table-row table:style-name="ro1">
          <table:table-cell office:value-type="float" office:value="27.333335">
            <text:p>27,333335</text:p>
          </table:table-cell>
          <table:table-cell office:value-type="float" office:value="0.293943">
            <text:p>0,293943</text:p>
          </table:table-cell>
          <table:table-cell/>
        </table:table-row>
        <table:table-row table:style-name="ro1">
          <table:table-cell office:value-type="float" office:value="27.366668">
            <text:p>27,366668</text:p>
          </table:table-cell>
          <table:table-cell office:value-type="float" office:value="0.290815">
            <text:p>0,290815</text:p>
          </table:table-cell>
          <table:table-cell/>
        </table:table-row>
        <table:table-row table:style-name="ro1">
          <table:table-cell office:value-type="float" office:value="27.400001">
            <text:p>27,400001</text:p>
          </table:table-cell>
          <table:table-cell office:value-type="float" office:value="0.292161">
            <text:p>0,292161</text:p>
          </table:table-cell>
          <table:table-cell/>
        </table:table-row>
        <table:table-row table:style-name="ro1">
          <table:table-cell office:value-type="float" office:value="27.433335">
            <text:p>27,433335</text:p>
          </table:table-cell>
          <table:table-cell office:value-type="float" office:value="0.288969">
            <text:p>0,288969</text:p>
          </table:table-cell>
          <table:table-cell/>
        </table:table-row>
        <table:table-row table:style-name="ro1">
          <table:table-cell office:value-type="float" office:value="27.466668">
            <text:p>27,466668</text:p>
          </table:table-cell>
          <table:table-cell office:value-type="float" office:value="0.297639">
            <text:p>0,297639</text:p>
          </table:table-cell>
          <table:table-cell/>
        </table:table-row>
        <table:table-row table:style-name="ro1">
          <table:table-cell office:value-type="float" office:value="27.500001">
            <text:p>27,500001</text:p>
          </table:table-cell>
          <table:table-cell office:value-type="float" office:value="0.282001">
            <text:p>0,282001</text:p>
          </table:table-cell>
          <table:table-cell/>
        </table:table-row>
        <table:table-row table:style-name="ro1">
          <table:table-cell office:value-type="float" office:value="27.533335">
            <text:p>27,533335</text:p>
          </table:table-cell>
          <table:table-cell office:value-type="float" office:value="0.28684">
            <text:p>0,28684</text:p>
          </table:table-cell>
          <table:table-cell/>
        </table:table-row>
        <table:table-row table:style-name="ro1">
          <table:table-cell office:value-type="float" office:value="27.566668">
            <text:p>27,566668</text:p>
          </table:table-cell>
          <table:table-cell office:value-type="float" office:value="0.298521">
            <text:p>0,298521</text:p>
          </table:table-cell>
          <table:table-cell/>
        </table:table-row>
        <table:table-row table:style-name="ro1">
          <table:table-cell office:value-type="float" office:value="27.600001">
            <text:p>27,600001</text:p>
          </table:table-cell>
          <table:table-cell office:value-type="float" office:value="0.289731">
            <text:p>0,289731</text:p>
          </table:table-cell>
          <table:table-cell/>
        </table:table-row>
        <table:table-row table:style-name="ro1">
          <table:table-cell office:value-type="float" office:value="27.633335">
            <text:p>27,633335</text:p>
          </table:table-cell>
          <table:table-cell office:value-type="float" office:value="0.30404">
            <text:p>0,30404</text:p>
          </table:table-cell>
          <table:table-cell/>
        </table:table-row>
        <table:table-row table:style-name="ro1">
          <table:table-cell office:value-type="float" office:value="27.666668">
            <text:p>27,666668</text:p>
          </table:table-cell>
          <table:table-cell office:value-type="float" office:value="0.292346">
            <text:p>0,292346</text:p>
          </table:table-cell>
          <table:table-cell/>
        </table:table-row>
        <table:table-row table:style-name="ro1">
          <table:table-cell office:value-type="float" office:value="27.700001">
            <text:p>27,700001</text:p>
          </table:table-cell>
          <table:table-cell office:value-type="float" office:value="0.289023">
            <text:p>0,289023</text:p>
          </table:table-cell>
          <table:table-cell/>
        </table:table-row>
        <table:table-row table:style-name="ro1">
          <table:table-cell office:value-type="float" office:value="27.733335">
            <text:p>27,733335</text:p>
          </table:table-cell>
          <table:table-cell office:value-type="float" office:value="0.298366">
            <text:p>0,298366</text:p>
          </table:table-cell>
          <table:table-cell/>
        </table:table-row>
        <table:table-row table:style-name="ro1">
          <table:table-cell office:value-type="float" office:value="27.766668">
            <text:p>27,766668</text:p>
          </table:table-cell>
          <table:table-cell office:value-type="float" office:value="0.288455">
            <text:p>0,288455</text:p>
          </table:table-cell>
          <table:table-cell/>
        </table:table-row>
        <table:table-row table:style-name="ro1">
          <table:table-cell office:value-type="float" office:value="27.800001">
            <text:p>27,800001</text:p>
          </table:table-cell>
          <table:table-cell office:value-type="float" office:value="0.297065">
            <text:p>0,297065</text:p>
          </table:table-cell>
          <table:table-cell/>
        </table:table-row>
        <table:table-row table:style-name="ro1">
          <table:table-cell office:value-type="float" office:value="27.833335">
            <text:p>27,833335</text:p>
          </table:table-cell>
          <table:table-cell office:value-type="float" office:value="0.290595">
            <text:p>0,290595</text:p>
          </table:table-cell>
          <table:table-cell/>
        </table:table-row>
        <table:table-row table:style-name="ro1">
          <table:table-cell office:value-type="float" office:value="27.866668">
            <text:p>27,866668</text:p>
          </table:table-cell>
          <table:table-cell office:value-type="float" office:value="0.298777">
            <text:p>0,298777</text:p>
          </table:table-cell>
          <table:table-cell/>
        </table:table-row>
        <table:table-row table:style-name="ro1">
          <table:table-cell office:value-type="float" office:value="27.900001">
            <text:p>27,900001</text:p>
          </table:table-cell>
          <table:table-cell office:value-type="float" office:value="0.284995">
            <text:p>0,284995</text:p>
          </table:table-cell>
          <table:table-cell/>
        </table:table-row>
        <table:table-row table:style-name="ro1">
          <table:table-cell office:value-type="float" office:value="27.933335">
            <text:p>27,933335</text:p>
          </table:table-cell>
          <table:table-cell office:value-type="float" office:value="0.2971">
            <text:p>0,2971</text:p>
          </table:table-cell>
          <table:table-cell/>
        </table:table-row>
        <table:table-row table:style-name="ro1">
          <table:table-cell office:value-type="float" office:value="27.966668">
            <text:p>27,966668</text:p>
          </table:table-cell>
          <table:table-cell office:value-type="float" office:value="0.291247">
            <text:p>0,291247</text:p>
          </table:table-cell>
          <table:table-cell/>
        </table:table-row>
        <table:table-row table:style-name="ro1">
          <table:table-cell office:value-type="float" office:value="28.000001">
            <text:p>28,000001</text:p>
          </table:table-cell>
          <table:table-cell office:value-type="float" office:value="0.303433">
            <text:p>0,303433</text:p>
          </table:table-cell>
          <table:table-cell/>
        </table:table-row>
        <table:table-row table:style-name="ro1">
          <table:table-cell office:value-type="float" office:value="28.033335">
            <text:p>28,033335</text:p>
          </table:table-cell>
          <table:table-cell office:value-type="float" office:value="0.289075">
            <text:p>0,289075</text:p>
          </table:table-cell>
          <table:table-cell/>
        </table:table-row>
        <table:table-row table:style-name="ro1">
          <table:table-cell office:value-type="float" office:value="28.066668">
            <text:p>28,066668</text:p>
          </table:table-cell>
          <table:table-cell office:value-type="float" office:value="0.29337">
            <text:p>0,29337</text:p>
          </table:table-cell>
          <table:table-cell/>
        </table:table-row>
        <table:table-row table:style-name="ro1">
          <table:table-cell office:value-type="float" office:value="28.100001">
            <text:p>28,100001</text:p>
          </table:table-cell>
          <table:table-cell office:value-type="float" office:value="0.300144">
            <text:p>0,300144</text:p>
          </table:table-cell>
          <table:table-cell/>
        </table:table-row>
        <table:table-row table:style-name="ro1">
          <table:table-cell office:value-type="float" office:value="28.133335">
            <text:p>28,133335</text:p>
          </table:table-cell>
          <table:table-cell office:value-type="float" office:value="0.304651">
            <text:p>0,304651</text:p>
          </table:table-cell>
          <table:table-cell/>
        </table:table-row>
        <table:table-row table:style-name="ro1">
          <table:table-cell office:value-type="float" office:value="28.166668">
            <text:p>28,166668</text:p>
          </table:table-cell>
          <table:table-cell office:value-type="float" office:value="0.288408">
            <text:p>0,288408</text:p>
          </table:table-cell>
          <table:table-cell/>
        </table:table-row>
        <table:table-row table:style-name="ro1">
          <table:table-cell office:value-type="float" office:value="28.200001">
            <text:p>28,200001</text:p>
          </table:table-cell>
          <table:table-cell office:value-type="float" office:value="0.290176">
            <text:p>0,290176</text:p>
          </table:table-cell>
          <table:table-cell/>
        </table:table-row>
        <table:table-row table:style-name="ro1">
          <table:table-cell office:value-type="float" office:value="28.233335">
            <text:p>28,233335</text:p>
          </table:table-cell>
          <table:table-cell office:value-type="float" office:value="0.297177">
            <text:p>0,297177</text:p>
          </table:table-cell>
          <table:table-cell/>
        </table:table-row>
        <table:table-row table:style-name="ro1">
          <table:table-cell office:value-type="float" office:value="28.266668">
            <text:p>28,266668</text:p>
          </table:table-cell>
          <table:table-cell office:value-type="float" office:value="0.297122">
            <text:p>0,297122</text:p>
          </table:table-cell>
          <table:table-cell/>
        </table:table-row>
        <table:table-row table:style-name="ro1">
          <table:table-cell office:value-type="float" office:value="28.300001">
            <text:p>28,300001</text:p>
          </table:table-cell>
          <table:table-cell office:value-type="float" office:value="0.295563">
            <text:p>0,295563</text:p>
          </table:table-cell>
          <table:table-cell/>
        </table:table-row>
        <table:table-row table:style-name="ro1">
          <table:table-cell office:value-type="float" office:value="28.333335">
            <text:p>28,333335</text:p>
          </table:table-cell>
          <table:table-cell office:value-type="float" office:value="0.279478">
            <text:p>0,279478</text:p>
          </table:table-cell>
          <table:table-cell/>
        </table:table-row>
        <table:table-row table:style-name="ro1">
          <table:table-cell office:value-type="float" office:value="28.366668">
            <text:p>28,366668</text:p>
          </table:table-cell>
          <table:table-cell office:value-type="float" office:value="0.289984">
            <text:p>0,289984</text:p>
          </table:table-cell>
          <table:table-cell/>
        </table:table-row>
        <table:table-row table:style-name="ro1">
          <table:table-cell office:value-type="float" office:value="28.400001">
            <text:p>28,400001</text:p>
          </table:table-cell>
          <table:table-cell office:value-type="float" office:value="0.288408">
            <text:p>0,288408</text:p>
          </table:table-cell>
          <table:table-cell/>
        </table:table-row>
        <table:table-row table:style-name="ro1">
          <table:table-cell office:value-type="float" office:value="28.433335">
            <text:p>28,433335</text:p>
          </table:table-cell>
          <table:table-cell office:value-type="float" office:value="0.285017">
            <text:p>0,285017</text:p>
          </table:table-cell>
          <table:table-cell/>
        </table:table-row>
        <table:table-row table:style-name="ro1">
          <table:table-cell office:value-type="float" office:value="28.466668">
            <text:p>28,466668</text:p>
          </table:table-cell>
          <table:table-cell office:value-type="float" office:value="0.279709">
            <text:p>0,279709</text:p>
          </table:table-cell>
          <table:table-cell/>
        </table:table-row>
        <table:table-row table:style-name="ro1">
          <table:table-cell office:value-type="float" office:value="28.500001">
            <text:p>28,500001</text:p>
          </table:table-cell>
          <table:table-cell office:value-type="float" office:value="0.292847">
            <text:p>0,292847</text:p>
          </table:table-cell>
          <table:table-cell/>
        </table:table-row>
        <table:table-row table:style-name="ro1">
          <table:table-cell office:value-type="float" office:value="28.533335">
            <text:p>28,533335</text:p>
          </table:table-cell>
          <table:table-cell office:value-type="float" office:value="0.293533">
            <text:p>0,293533</text:p>
          </table:table-cell>
          <table:table-cell/>
        </table:table-row>
        <table:table-row table:style-name="ro1">
          <table:table-cell office:value-type="float" office:value="28.566668">
            <text:p>28,566668</text:p>
          </table:table-cell>
          <table:table-cell office:value-type="float" office:value="0.290318">
            <text:p>0,290318</text:p>
          </table:table-cell>
          <table:table-cell/>
        </table:table-row>
        <table:table-row table:style-name="ro1">
          <table:table-cell office:value-type="float" office:value="28.600001">
            <text:p>28,600001</text:p>
          </table:table-cell>
          <table:table-cell office:value-type="float" office:value="0.294047">
            <text:p>0,294047</text:p>
          </table:table-cell>
          <table:table-cell/>
        </table:table-row>
        <table:table-row table:style-name="ro1">
          <table:table-cell office:value-type="float" office:value="28.633335">
            <text:p>28,633335</text:p>
          </table:table-cell>
          <table:table-cell office:value-type="float" office:value="0.29122">
            <text:p>0,29122</text:p>
          </table:table-cell>
          <table:table-cell/>
        </table:table-row>
        <table:table-row table:style-name="ro1">
          <table:table-cell office:value-type="float" office:value="28.666668">
            <text:p>28,666668</text:p>
          </table:table-cell>
          <table:table-cell office:value-type="float" office:value="0.281508">
            <text:p>0,281508</text:p>
          </table:table-cell>
          <table:table-cell/>
        </table:table-row>
        <table:table-row table:style-name="ro1">
          <table:table-cell office:value-type="float" office:value="28.700001">
            <text:p>28,700001</text:p>
          </table:table-cell>
          <table:table-cell office:value-type="float" office:value="0.280684">
            <text:p>0,280684</text:p>
          </table:table-cell>
          <table:table-cell/>
        </table:table-row>
        <table:table-row table:style-name="ro1">
          <table:table-cell office:value-type="float" office:value="28.733335">
            <text:p>28,733335</text:p>
          </table:table-cell>
          <table:table-cell office:value-type="float" office:value="0.297653">
            <text:p>0,297653</text:p>
          </table:table-cell>
          <table:table-cell/>
        </table:table-row>
        <table:table-row table:style-name="ro1">
          <table:table-cell office:value-type="float" office:value="28.766668">
            <text:p>28,766668</text:p>
          </table:table-cell>
          <table:table-cell office:value-type="float" office:value="0.288063">
            <text:p>0,288063</text:p>
          </table:table-cell>
          <table:table-cell/>
        </table:table-row>
        <table:table-row table:style-name="ro1">
          <table:table-cell office:value-type="float" office:value="28.800002">
            <text:p>28,800002</text:p>
          </table:table-cell>
          <table:table-cell office:value-type="float" office:value="0.285254">
            <text:p>0,285254</text:p>
          </table:table-cell>
          <table:table-cell/>
        </table:table-row>
        <table:table-row table:style-name="ro1">
          <table:table-cell office:value-type="float" office:value="28.833335">
            <text:p>28,833335</text:p>
          </table:table-cell>
          <table:table-cell office:value-type="float" office:value="0.293285">
            <text:p>0,293285</text:p>
          </table:table-cell>
          <table:table-cell/>
        </table:table-row>
        <table:table-row table:style-name="ro1">
          <table:table-cell office:value-type="float" office:value="28.866668">
            <text:p>28,866668</text:p>
          </table:table-cell>
          <table:table-cell office:value-type="float" office:value="0.288944">
            <text:p>0,288944</text:p>
          </table:table-cell>
          <table:table-cell/>
        </table:table-row>
        <table:table-row table:style-name="ro1">
          <table:table-cell office:value-type="float" office:value="28.900002">
            <text:p>28,900002</text:p>
          </table:table-cell>
          <table:table-cell office:value-type="float" office:value="0.291214">
            <text:p>0,291214</text:p>
          </table:table-cell>
          <table:table-cell/>
        </table:table-row>
        <table:table-row table:style-name="ro1">
          <table:table-cell office:value-type="float" office:value="28.933335">
            <text:p>28,933335</text:p>
          </table:table-cell>
          <table:table-cell office:value-type="float" office:value="0.279736">
            <text:p>0,279736</text:p>
          </table:table-cell>
          <table:table-cell/>
        </table:table-row>
        <table:table-row table:style-name="ro1">
          <table:table-cell office:value-type="float" office:value="28.966668">
            <text:p>28,966668</text:p>
          </table:table-cell>
          <table:table-cell office:value-type="float" office:value="0.283481">
            <text:p>0,283481</text:p>
          </table:table-cell>
          <table:table-cell/>
        </table:table-row>
        <table:table-row table:style-name="ro1">
          <table:table-cell office:value-type="float" office:value="29.000002">
            <text:p>29,000002</text:p>
          </table:table-cell>
          <table:table-cell office:value-type="float" office:value="0.282929">
            <text:p>0,282929</text:p>
          </table:table-cell>
          <table:table-cell/>
        </table:table-row>
        <table:table-row table:style-name="ro1">
          <table:table-cell office:value-type="float" office:value="29.033335">
            <text:p>29,033335</text:p>
          </table:table-cell>
          <table:table-cell office:value-type="float" office:value="0.295996">
            <text:p>0,295996</text:p>
          </table:table-cell>
          <table:table-cell/>
        </table:table-row>
        <table:table-row table:style-name="ro1">
          <table:table-cell office:value-type="float" office:value="29.066668">
            <text:p>29,066668</text:p>
          </table:table-cell>
          <table:table-cell office:value-type="float" office:value="0.292072">
            <text:p>0,292072</text:p>
          </table:table-cell>
          <table:table-cell/>
        </table:table-row>
        <table:table-row table:style-name="ro1">
          <table:table-cell office:value-type="float" office:value="29.100002">
            <text:p>29,100002</text:p>
          </table:table-cell>
          <table:table-cell office:value-type="float" office:value="0.281637">
            <text:p>0,281637</text:p>
          </table:table-cell>
          <table:table-cell/>
        </table:table-row>
        <table:table-row table:style-name="ro1">
          <table:table-cell office:value-type="float" office:value="29.133335">
            <text:p>29,133335</text:p>
          </table:table-cell>
          <table:table-cell office:value-type="float" office:value="0.298806">
            <text:p>0,298806</text:p>
          </table:table-cell>
          <table:table-cell/>
        </table:table-row>
        <table:table-row table:style-name="ro1">
          <table:table-cell office:value-type="float" office:value="29.166668">
            <text:p>29,166668</text:p>
          </table:table-cell>
          <table:table-cell office:value-type="float" office:value="0.289656">
            <text:p>0,289656</text:p>
          </table:table-cell>
          <table:table-cell/>
        </table:table-row>
        <table:table-row table:style-name="ro1">
          <table:table-cell office:value-type="float" office:value="29.200002">
            <text:p>29,200002</text:p>
          </table:table-cell>
          <table:table-cell office:value-type="float" office:value="0.2906">
            <text:p>0,2906</text:p>
          </table:table-cell>
          <table:table-cell/>
        </table:table-row>
        <table:table-row table:style-name="ro1">
          <table:table-cell office:value-type="float" office:value="29.233335">
            <text:p>29,233335</text:p>
          </table:table-cell>
          <table:table-cell office:value-type="float" office:value="0.294301">
            <text:p>0,294301</text:p>
          </table:table-cell>
          <table:table-cell/>
        </table:table-row>
        <table:table-row table:style-name="ro1">
          <table:table-cell office:value-type="float" office:value="29.266668">
            <text:p>29,266668</text:p>
          </table:table-cell>
          <table:table-cell office:value-type="float" office:value="0.30673">
            <text:p>0,30673</text:p>
          </table:table-cell>
          <table:table-cell/>
        </table:table-row>
        <table:table-row table:style-name="ro1">
          <table:table-cell office:value-type="float" office:value="29.300002">
            <text:p>29,300002</text:p>
          </table:table-cell>
          <table:table-cell office:value-type="float" office:value="0.296865">
            <text:p>0,296865</text:p>
          </table:table-cell>
          <table:table-cell/>
        </table:table-row>
        <table:table-row table:style-name="ro1">
          <table:table-cell office:value-type="float" office:value="29.333335">
            <text:p>29,333335</text:p>
          </table:table-cell>
          <table:table-cell office:value-type="float" office:value="0.302427">
            <text:p>0,302427</text:p>
          </table:table-cell>
          <table:table-cell/>
        </table:table-row>
        <table:table-row table:style-name="ro1">
          <table:table-cell office:value-type="float" office:value="29.366668">
            <text:p>29,366668</text:p>
          </table:table-cell>
          <table:table-cell office:value-type="float" office:value="0.28628">
            <text:p>0,28628</text:p>
          </table:table-cell>
          <table:table-cell/>
        </table:table-row>
        <table:table-row table:style-name="ro1">
          <table:table-cell office:value-type="float" office:value="29.400002">
            <text:p>29,400002</text:p>
          </table:table-cell>
          <table:table-cell office:value-type="float" office:value="0.289064">
            <text:p>0,289064</text:p>
          </table:table-cell>
          <table:table-cell/>
        </table:table-row>
        <table:table-row table:style-name="ro1">
          <table:table-cell office:value-type="float" office:value="29.433335">
            <text:p>29,433335</text:p>
          </table:table-cell>
          <table:table-cell office:value-type="float" office:value="0.287633">
            <text:p>0,287633</text:p>
          </table:table-cell>
          <table:table-cell/>
        </table:table-row>
        <table:table-row table:style-name="ro1">
          <table:table-cell office:value-type="float" office:value="29.466668">
            <text:p>29,466668</text:p>
          </table:table-cell>
          <table:table-cell office:value-type="float" office:value="0.297776">
            <text:p>0,297776</text:p>
          </table:table-cell>
          <table:table-cell/>
        </table:table-row>
        <table:table-row table:style-name="ro1">
          <table:table-cell office:value-type="float" office:value="29.500002">
            <text:p>29,500002</text:p>
          </table:table-cell>
          <table:table-cell office:value-type="float" office:value="0.299343">
            <text:p>0,299343</text:p>
          </table:table-cell>
          <table:table-cell/>
        </table:table-row>
        <table:table-row table:style-name="ro1">
          <table:table-cell office:value-type="float" office:value="29.533335">
            <text:p>29,533335</text:p>
          </table:table-cell>
          <table:table-cell office:value-type="float" office:value="0.278883">
            <text:p>0,278883</text:p>
          </table:table-cell>
          <table:table-cell/>
        </table:table-row>
        <table:table-row table:style-name="ro1">
          <table:table-cell office:value-type="float" office:value="29.566668">
            <text:p>29,566668</text:p>
          </table:table-cell>
          <table:table-cell office:value-type="float" office:value="0.291066">
            <text:p>0,291066</text:p>
          </table:table-cell>
          <table:table-cell/>
        </table:table-row>
        <table:table-row table:style-name="ro1">
          <table:table-cell office:value-type="float" office:value="29.600002">
            <text:p>29,600002</text:p>
          </table:table-cell>
          <table:table-cell office:value-type="float" office:value="0.300323">
            <text:p>0,300323</text:p>
          </table:table-cell>
          <table:table-cell/>
        </table:table-row>
        <table:table-row table:style-name="ro1">
          <table:table-cell office:value-type="float" office:value="29.633335">
            <text:p>29,633335</text:p>
          </table:table-cell>
          <table:table-cell office:value-type="float" office:value="0.29438">
            <text:p>0,29438</text:p>
          </table:table-cell>
          <table:table-cell/>
        </table:table-row>
        <table:table-row table:style-name="ro1">
          <table:table-cell office:value-type="float" office:value="29.666668">
            <text:p>29,666668</text:p>
          </table:table-cell>
          <table:table-cell office:value-type="float" office:value="0.290765">
            <text:p>0,290765</text:p>
          </table:table-cell>
          <table:table-cell/>
        </table:table-row>
        <table:table-row table:style-name="ro1">
          <table:table-cell office:value-type="float" office:value="29.700002">
            <text:p>29,700002</text:p>
          </table:table-cell>
          <table:table-cell office:value-type="float" office:value="0.287039">
            <text:p>0,287039</text:p>
          </table:table-cell>
          <table:table-cell/>
        </table:table-row>
        <table:table-row table:style-name="ro1">
          <table:table-cell office:value-type="float" office:value="29.733335">
            <text:p>29,733335</text:p>
          </table:table-cell>
          <table:table-cell office:value-type="float" office:value="0.303703">
            <text:p>0,303703</text:p>
          </table:table-cell>
          <table:table-cell/>
        </table:table-row>
        <table:table-row table:style-name="ro1">
          <table:table-cell office:value-type="float" office:value="29.766668">
            <text:p>29,766668</text:p>
          </table:table-cell>
          <table:table-cell office:value-type="float" office:value="0.29439">
            <text:p>0,29439</text:p>
          </table:table-cell>
          <table:table-cell/>
        </table:table-row>
        <table:table-row table:style-name="ro1">
          <table:table-cell office:value-type="float" office:value="29.800002">
            <text:p>29,800002</text:p>
          </table:table-cell>
          <table:table-cell office:value-type="float" office:value="0.287628">
            <text:p>0,287628</text:p>
          </table:table-cell>
          <table:table-cell/>
        </table:table-row>
        <table:table-row table:style-name="ro1">
          <table:table-cell office:value-type="float" office:value="29.833335">
            <text:p>29,833335</text:p>
          </table:table-cell>
          <table:table-cell office:value-type="float" office:value="0.288607">
            <text:p>0,288607</text:p>
          </table:table-cell>
          <table:table-cell/>
        </table:table-row>
        <table:table-row table:style-name="ro1">
          <table:table-cell office:value-type="float" office:value="29.866668">
            <text:p>29,866668</text:p>
          </table:table-cell>
          <table:table-cell office:value-type="float" office:value="0.301048">
            <text:p>0,301048</text:p>
          </table:table-cell>
          <table:table-cell/>
        </table:table-row>
        <table:table-row table:style-name="ro1">
          <table:table-cell office:value-type="float" office:value="29.900002">
            <text:p>29,900002</text:p>
          </table:table-cell>
          <table:table-cell office:value-type="float" office:value="0.291744">
            <text:p>0,291744</text:p>
          </table:table-cell>
          <table:table-cell/>
        </table:table-row>
        <table:table-row table:style-name="ro1">
          <table:table-cell office:value-type="float" office:value="29.933335">
            <text:p>29,933335</text:p>
          </table:table-cell>
          <table:table-cell office:value-type="float" office:value="0.295496">
            <text:p>0,295496</text:p>
          </table:table-cell>
          <table:table-cell/>
        </table:table-row>
        <table:table-row table:style-name="ro1">
          <table:table-cell office:value-type="float" office:value="29.966668">
            <text:p>29,966668</text:p>
          </table:table-cell>
          <table:table-cell office:value-type="float" office:value="0.296947">
            <text:p>0,296947</text:p>
          </table:table-cell>
          <table:table-cell/>
        </table:table-row>
        <table:table-row table:style-name="ro1">
          <table:table-cell office:value-type="float" office:value="30.000002">
            <text:p>30,000002</text:p>
          </table:table-cell>
          <table:table-cell office:value-type="float" office:value="0.284443">
            <text:p>0,284443</text:p>
          </table:table-cell>
          <table:table-cell/>
        </table:table-row>
        <table:table-row table:style-name="ro1">
          <table:table-cell office:value-type="float" office:value="30.033335">
            <text:p>30,033335</text:p>
          </table:table-cell>
          <table:table-cell office:value-type="float" office:value="0.304003">
            <text:p>0,304003</text:p>
          </table:table-cell>
          <table:table-cell/>
        </table:table-row>
        <table:table-row table:style-name="ro1">
          <table:table-cell office:value-type="float" office:value="30.066668">
            <text:p>30,066668</text:p>
          </table:table-cell>
          <table:table-cell office:value-type="float" office:value="0.293801">
            <text:p>0,293801</text:p>
          </table:table-cell>
          <table:table-cell/>
        </table:table-row>
        <table:table-row table:style-name="ro1">
          <table:table-cell office:value-type="float" office:value="30.100002">
            <text:p>30,100002</text:p>
          </table:table-cell>
          <table:table-cell office:value-type="float" office:value="0.287199">
            <text:p>0,287199</text:p>
          </table:table-cell>
          <table:table-cell/>
        </table:table-row>
        <table:table-row table:style-name="ro1">
          <table:table-cell office:value-type="float" office:value="30.133335">
            <text:p>30,133335</text:p>
          </table:table-cell>
          <table:table-cell office:value-type="float" office:value="0.297514">
            <text:p>0,297514</text:p>
          </table:table-cell>
          <table:table-cell/>
        </table:table-row>
        <table:table-row table:style-name="ro1">
          <table:table-cell office:value-type="float" office:value="30.166668">
            <text:p>30,166668</text:p>
          </table:table-cell>
          <table:table-cell office:value-type="float" office:value="0.286572">
            <text:p>0,286572</text:p>
          </table:table-cell>
          <table:table-cell/>
        </table:table-row>
        <table:table-row table:style-name="ro1">
          <table:table-cell office:value-type="float" office:value="30.200002">
            <text:p>30,200002</text:p>
          </table:table-cell>
          <table:table-cell office:value-type="float" office:value="0.298567">
            <text:p>0,298567</text:p>
          </table:table-cell>
          <table:table-cell/>
        </table:table-row>
        <table:table-row table:style-name="ro1">
          <table:table-cell office:value-type="float" office:value="30.233335">
            <text:p>30,233335</text:p>
          </table:table-cell>
          <table:table-cell office:value-type="float" office:value="0.301619">
            <text:p>0,301619</text:p>
          </table:table-cell>
          <table:table-cell/>
        </table:table-row>
        <table:table-row table:style-name="ro1">
          <table:table-cell office:value-type="float" office:value="30.266668">
            <text:p>30,266668</text:p>
          </table:table-cell>
          <table:table-cell office:value-type="float" office:value="0.298417">
            <text:p>0,298417</text:p>
          </table:table-cell>
          <table:table-cell/>
        </table:table-row>
        <table:table-row table:style-name="ro1">
          <table:table-cell office:value-type="float" office:value="30.300002">
            <text:p>30,300002</text:p>
          </table:table-cell>
          <table:table-cell office:value-type="float" office:value="0.304709">
            <text:p>0,304709</text:p>
          </table:table-cell>
          <table:table-cell/>
        </table:table-row>
        <table:table-row table:style-name="ro1">
          <table:table-cell office:value-type="float" office:value="30.333335">
            <text:p>30,333335</text:p>
          </table:table-cell>
          <table:table-cell office:value-type="float" office:value="0.287281">
            <text:p>0,287281</text:p>
          </table:table-cell>
          <table:table-cell/>
        </table:table-row>
        <table:table-row table:style-name="ro1">
          <table:table-cell office:value-type="float" office:value="30.366668">
            <text:p>30,366668</text:p>
          </table:table-cell>
          <table:table-cell office:value-type="float" office:value="0.28334">
            <text:p>0,28334</text:p>
          </table:table-cell>
          <table:table-cell/>
        </table:table-row>
        <table:table-row table:style-name="ro1">
          <table:table-cell office:value-type="float" office:value="30.400002">
            <text:p>30,400002</text:p>
          </table:table-cell>
          <table:table-cell office:value-type="float" office:value="0.289449">
            <text:p>0,289449</text:p>
          </table:table-cell>
          <table:table-cell/>
        </table:table-row>
        <table:table-row table:style-name="ro1">
          <table:table-cell office:value-type="float" office:value="30.433335">
            <text:p>30,433335</text:p>
          </table:table-cell>
          <table:table-cell office:value-type="float" office:value="0.29916">
            <text:p>0,29916</text:p>
          </table:table-cell>
          <table:table-cell/>
        </table:table-row>
        <table:table-row table:style-name="ro1">
          <table:table-cell office:value-type="float" office:value="30.466668">
            <text:p>30,466668</text:p>
          </table:table-cell>
          <table:table-cell office:value-type="float" office:value="0.281949">
            <text:p>0,281949</text:p>
          </table:table-cell>
          <table:table-cell/>
        </table:table-row>
        <table:table-row table:style-name="ro1">
          <table:table-cell office:value-type="float" office:value="30.500002">
            <text:p>30,500002</text:p>
          </table:table-cell>
          <table:table-cell office:value-type="float" office:value="0.315243">
            <text:p>0,315243</text:p>
          </table:table-cell>
          <table:table-cell/>
        </table:table-row>
        <table:table-row table:style-name="ro1">
          <table:table-cell office:value-type="float" office:value="30.533335">
            <text:p>30,533335</text:p>
          </table:table-cell>
          <table:table-cell office:value-type="float" office:value="0.289447">
            <text:p>0,289447</text:p>
          </table:table-cell>
          <table:table-cell/>
        </table:table-row>
        <table:table-row table:style-name="ro1">
          <table:table-cell office:value-type="float" office:value="30.566668">
            <text:p>30,566668</text:p>
          </table:table-cell>
          <table:table-cell office:value-type="float" office:value="0.298837">
            <text:p>0,298837</text:p>
          </table:table-cell>
          <table:table-cell/>
        </table:table-row>
        <table:table-row table:style-name="ro1">
          <table:table-cell office:value-type="float" office:value="30.600002">
            <text:p>30,600002</text:p>
          </table:table-cell>
          <table:table-cell office:value-type="float" office:value="0.29033">
            <text:p>0,29033</text:p>
          </table:table-cell>
          <table:table-cell office:value-type="string">
            <text:p>Se agrega la gaussiana al control: Amp=99.6083nm s=0.006700s to=0.017578s</text:p>
          </table:table-cell>
        </table:table-row>
        <table:table-row table:style-name="ro1">
          <table:table-cell office:value-type="float" office:value="30.633335">
            <text:p>30,633335</text:p>
          </table:table-cell>
          <table:table-cell office:value-type="float" office:value="0.279621">
            <text:p>0,279621</text:p>
          </table:table-cell>
          <table:table-cell office:value-type="string">
            <text:p>Generando nueva Gausiana: Amp=359.4870nm <text:s/>s=0.00100s</text:p>
          </table:table-cell>
        </table:table-row>
        <table:table-row table:style-name="ro1">
          <table:table-cell office:value-type="float" office:value="30.666668">
            <text:p>30,666668</text:p>
          </table:table-cell>
          <table:table-cell office:value-type="float" office:value="0.25365">
            <text:p>0,25365</text:p>
          </table:table-cell>
          <table:table-cell/>
        </table:table-row>
        <table:table-row table:style-name="ro1">
          <table:table-cell office:value-type="float" office:value="30.700002">
            <text:p>30,700002</text:p>
          </table:table-cell>
          <table:table-cell office:value-type="float" office:value="0.23831">
            <text:p>0,23831</text:p>
          </table:table-cell>
          <table:table-cell/>
        </table:table-row>
        <table:table-row table:style-name="ro1">
          <table:table-cell office:value-type="float" office:value="30.733335">
            <text:p>30,733335</text:p>
          </table:table-cell>
          <table:table-cell office:value-type="float" office:value="0.223897">
            <text:p>0,223897</text:p>
          </table:table-cell>
          <table:table-cell/>
        </table:table-row>
        <table:table-row table:style-name="ro1">
          <table:table-cell office:value-type="float" office:value="30.766668">
            <text:p>30,766668</text:p>
          </table:table-cell>
          <table:table-cell office:value-type="float" office:value="0.235793">
            <text:p>0,235793</text:p>
          </table:table-cell>
          <table:table-cell/>
        </table:table-row>
        <table:table-row table:style-name="ro1">
          <table:table-cell office:value-type="float" office:value="30.800002">
            <text:p>30,800002</text:p>
          </table:table-cell>
          <table:table-cell office:value-type="float" office:value="0.234675">
            <text:p>0,234675</text:p>
          </table:table-cell>
          <table:table-cell/>
        </table:table-row>
        <table:table-row table:style-name="ro1">
          <table:table-cell office:value-type="float" office:value="30.833335">
            <text:p>30,833335</text:p>
          </table:table-cell>
          <table:table-cell office:value-type="float" office:value="0.220136">
            <text:p>0,220136</text:p>
          </table:table-cell>
          <table:table-cell/>
        </table:table-row>
        <table:table-row table:style-name="ro1">
          <table:table-cell office:value-type="float" office:value="30.866668">
            <text:p>30,866668</text:p>
          </table:table-cell>
          <table:table-cell office:value-type="float" office:value="0.243808">
            <text:p>0,243808</text:p>
          </table:table-cell>
          <table:table-cell/>
        </table:table-row>
        <table:table-row table:style-name="ro1">
          <table:table-cell office:value-type="float" office:value="30.900002">
            <text:p>30,900002</text:p>
          </table:table-cell>
          <table:table-cell office:value-type="float" office:value="0.232687">
            <text:p>0,232687</text:p>
          </table:table-cell>
          <table:table-cell/>
        </table:table-row>
        <table:table-row table:style-name="ro1">
          <table:table-cell office:value-type="float" office:value="30.933335">
            <text:p>30,933335</text:p>
          </table:table-cell>
          <table:table-cell office:value-type="float" office:value="0.242199">
            <text:p>0,242199</text:p>
          </table:table-cell>
          <table:table-cell/>
        </table:table-row>
        <table:table-row table:style-name="ro1">
          <table:table-cell office:value-type="float" office:value="30.966668">
            <text:p>30,966668</text:p>
          </table:table-cell>
          <table:table-cell office:value-type="float" office:value="0.232127">
            <text:p>0,232127</text:p>
          </table:table-cell>
          <table:table-cell/>
        </table:table-row>
        <table:table-row table:style-name="ro1">
          <table:table-cell office:value-type="float" office:value="31.000002">
            <text:p>31,000002</text:p>
          </table:table-cell>
          <table:table-cell office:value-type="float" office:value="0.218428">
            <text:p>0,218428</text:p>
          </table:table-cell>
          <table:table-cell/>
        </table:table-row>
        <table:table-row table:style-name="ro1">
          <table:table-cell office:value-type="float" office:value="31.033335">
            <text:p>31,033335</text:p>
          </table:table-cell>
          <table:table-cell office:value-type="float" office:value="0.232639">
            <text:p>0,232639</text:p>
          </table:table-cell>
          <table:table-cell/>
        </table:table-row>
        <table:table-row table:style-name="ro1">
          <table:table-cell office:value-type="float" office:value="31.066668">
            <text:p>31,066668</text:p>
          </table:table-cell>
          <table:table-cell office:value-type="float" office:value="0.240632">
            <text:p>0,240632</text:p>
          </table:table-cell>
          <table:table-cell/>
        </table:table-row>
        <table:table-row table:style-name="ro1">
          <table:table-cell office:value-type="float" office:value="31.100002">
            <text:p>31,100002</text:p>
          </table:table-cell>
          <table:table-cell office:value-type="float" office:value="0.236404">
            <text:p>0,236404</text:p>
          </table:table-cell>
          <table:table-cell/>
        </table:table-row>
        <table:table-row table:style-name="ro1">
          <table:table-cell office:value-type="float" office:value="31.133335">
            <text:p>31,133335</text:p>
          </table:table-cell>
          <table:table-cell office:value-type="float" office:value="0.24553">
            <text:p>0,24553</text:p>
          </table:table-cell>
          <table:table-cell/>
        </table:table-row>
        <table:table-row table:style-name="ro1">
          <table:table-cell office:value-type="float" office:value="31.166668">
            <text:p>31,166668</text:p>
          </table:table-cell>
          <table:table-cell office:value-type="float" office:value="0.246069">
            <text:p>0,246069</text:p>
          </table:table-cell>
          <table:table-cell/>
        </table:table-row>
        <table:table-row table:style-name="ro1">
          <table:table-cell office:value-type="float" office:value="31.200002">
            <text:p>31,200002</text:p>
          </table:table-cell>
          <table:table-cell office:value-type="float" office:value="0.255626">
            <text:p>0,255626</text:p>
          </table:table-cell>
          <table:table-cell/>
        </table:table-row>
        <table:table-row table:style-name="ro1">
          <table:table-cell office:value-type="float" office:value="31.233335">
            <text:p>31,233335</text:p>
          </table:table-cell>
          <table:table-cell office:value-type="float" office:value="0.245029">
            <text:p>0,245029</text:p>
          </table:table-cell>
          <table:table-cell/>
        </table:table-row>
        <table:table-row table:style-name="ro1">
          <table:table-cell office:value-type="float" office:value="31.266668">
            <text:p>31,266668</text:p>
          </table:table-cell>
          <table:table-cell office:value-type="float" office:value="0.256583">
            <text:p>0,256583</text:p>
          </table:table-cell>
          <table:table-cell/>
        </table:table-row>
        <table:table-row table:style-name="ro1">
          <table:table-cell office:value-type="float" office:value="31.300002">
            <text:p>31,300002</text:p>
          </table:table-cell>
          <table:table-cell office:value-type="float" office:value="0.241349">
            <text:p>0,241349</text:p>
          </table:table-cell>
          <table:table-cell/>
        </table:table-row>
        <table:table-row table:style-name="ro1">
          <table:table-cell office:value-type="float" office:value="31.333335">
            <text:p>31,333335</text:p>
          </table:table-cell>
          <table:table-cell office:value-type="float" office:value="0.2415">
            <text:p>0,2415</text:p>
          </table:table-cell>
          <table:table-cell/>
        </table:table-row>
        <table:table-row table:style-name="ro1">
          <table:table-cell office:value-type="float" office:value="31.366668">
            <text:p>31,366668</text:p>
          </table:table-cell>
          <table:table-cell office:value-type="float" office:value="0.238061">
            <text:p>0,238061</text:p>
          </table:table-cell>
          <table:table-cell/>
        </table:table-row>
        <table:table-row table:style-name="ro1">
          <table:table-cell office:value-type="float" office:value="31.400002">
            <text:p>31,400002</text:p>
          </table:table-cell>
          <table:table-cell office:value-type="float" office:value="0.276906">
            <text:p>0,276906</text:p>
          </table:table-cell>
          <table:table-cell/>
        </table:table-row>
        <table:table-row table:style-name="ro1">
          <table:table-cell office:value-type="float" office:value="31.433335">
            <text:p>31,433335</text:p>
          </table:table-cell>
          <table:table-cell office:value-type="float" office:value="0.295435">
            <text:p>0,295435</text:p>
          </table:table-cell>
          <table:table-cell/>
        </table:table-row>
        <table:table-row table:style-name="ro1">
          <table:table-cell office:value-type="float" office:value="31.466668">
            <text:p>31,466668</text:p>
          </table:table-cell>
          <table:table-cell office:value-type="float" office:value="0.298357">
            <text:p>0,298357</text:p>
          </table:table-cell>
          <table:table-cell/>
        </table:table-row>
        <table:table-row table:style-name="ro1">
          <table:table-cell office:value-type="float" office:value="31.500002">
            <text:p>31,500002</text:p>
          </table:table-cell>
          <table:table-cell office:value-type="float" office:value="0.300969">
            <text:p>0,300969</text:p>
          </table:table-cell>
          <table:table-cell/>
        </table:table-row>
        <table:table-row table:style-name="ro1">
          <table:table-cell office:value-type="float" office:value="31.533335">
            <text:p>31,533335</text:p>
          </table:table-cell>
          <table:table-cell office:value-type="float" office:value="0.3041">
            <text:p>0,3041</text:p>
          </table:table-cell>
          <table:table-cell/>
        </table:table-row>
        <table:table-row table:style-name="ro1">
          <table:table-cell office:value-type="float" office:value="31.566668">
            <text:p>31,566668</text:p>
          </table:table-cell>
          <table:table-cell office:value-type="float" office:value="0.329042">
            <text:p>0,329042</text:p>
          </table:table-cell>
          <table:table-cell/>
        </table:table-row>
        <table:table-row table:style-name="ro1">
          <table:table-cell office:value-type="float" office:value="31.600002">
            <text:p>31,600002</text:p>
          </table:table-cell>
          <table:table-cell office:value-type="float" office:value="0.316492">
            <text:p>0,316492</text:p>
          </table:table-cell>
          <table:table-cell/>
        </table:table-row>
        <table:table-row table:style-name="ro1">
          <table:table-cell office:value-type="float" office:value="31.633335">
            <text:p>31,633335</text:p>
          </table:table-cell>
          <table:table-cell office:value-type="float" office:value="0.314424">
            <text:p>0,314424</text:p>
          </table:table-cell>
          <table:table-cell/>
        </table:table-row>
        <table:table-row table:style-name="ro1">
          <table:table-cell office:value-type="float" office:value="31.666668">
            <text:p>31,666668</text:p>
          </table:table-cell>
          <table:table-cell office:value-type="float" office:value="0.309875">
            <text:p>0,309875</text:p>
          </table:table-cell>
          <table:table-cell office:value-type="string">
            <text:p>Mejor to encontrado: to=0.016276s</text:p>
          </table:table-cell>
        </table:table-row>
        <table:table-row table:style-name="ro1">
          <table:table-cell office:value-type="float" office:value="31.700002">
            <text:p>31,700002</text:p>
          </table:table-cell>
          <table:table-cell office:value-type="float" office:value="0.331596">
            <text:p>0,331596</text:p>
          </table:table-cell>
          <table:table-cell/>
        </table:table-row>
        <table:table-row table:style-name="ro1">
          <table:table-cell office:value-type="float" office:value="31.733335">
            <text:p>31,733335</text:p>
          </table:table-cell>
          <table:table-cell office:value-type="float" office:value="0.326272">
            <text:p>0,326272</text:p>
          </table:table-cell>
          <table:table-cell/>
        </table:table-row>
        <table:table-row table:style-name="ro1">
          <table:table-cell office:value-type="float" office:value="31.766668">
            <text:p>31,766668</text:p>
          </table:table-cell>
          <table:table-cell office:value-type="float" office:value="0.325192">
            <text:p>0,325192</text:p>
          </table:table-cell>
          <table:table-cell/>
        </table:table-row>
        <table:table-row table:style-name="ro1">
          <table:table-cell office:value-type="float" office:value="31.800002">
            <text:p>31,800002</text:p>
          </table:table-cell>
          <table:table-cell office:value-type="float" office:value="0.3335">
            <text:p>0,3335</text:p>
          </table:table-cell>
          <table:table-cell office:value-type="string">
            <text:p>Mejor to encontrado: to=0.016927s</text:p>
          </table:table-cell>
        </table:table-row>
        <table:table-row table:style-name="ro1">
          <table:table-cell office:value-type="float" office:value="31.833335">
            <text:p>31,833335</text:p>
          </table:table-cell>
          <table:table-cell office:value-type="float" office:value="0.298576">
            <text:p>0,298576</text:p>
          </table:table-cell>
          <table:table-cell/>
        </table:table-row>
        <table:table-row table:style-name="ro1">
          <table:table-cell office:value-type="float" office:value="31.866668">
            <text:p>31,866668</text:p>
          </table:table-cell>
          <table:table-cell office:value-type="float" office:value="0.280574">
            <text:p>0,280574</text:p>
          </table:table-cell>
          <table:table-cell/>
        </table:table-row>
        <table:table-row table:style-name="ro1">
          <table:table-cell office:value-type="float" office:value="31.900002">
            <text:p>31,900002</text:p>
          </table:table-cell>
          <table:table-cell office:value-type="float" office:value="0.250763">
            <text:p>0,250763</text:p>
          </table:table-cell>
          <table:table-cell/>
        </table:table-row>
        <table:table-row table:style-name="ro1">
          <table:table-cell office:value-type="float" office:value="31.933335">
            <text:p>31,933335</text:p>
          </table:table-cell>
          <table:table-cell office:value-type="float" office:value="0.24567">
            <text:p>0,24567</text:p>
          </table:table-cell>
          <table:table-cell/>
        </table:table-row>
        <table:table-row table:style-name="ro1">
          <table:table-cell office:value-type="float" office:value="31.966668">
            <text:p>31,966668</text:p>
          </table:table-cell>
          <table:table-cell office:value-type="float" office:value="0.251924">
            <text:p>0,251924</text:p>
          </table:table-cell>
          <table:table-cell/>
        </table:table-row>
        <table:table-row table:style-name="ro1">
          <table:table-cell office:value-type="float" office:value="32.000002">
            <text:p>32,000002</text:p>
          </table:table-cell>
          <table:table-cell office:value-type="float" office:value="0.259695">
            <text:p>0,259695</text:p>
          </table:table-cell>
          <table:table-cell/>
        </table:table-row>
        <table:table-row table:style-name="ro1">
          <table:table-cell office:value-type="float" office:value="32.033335">
            <text:p>32,033335</text:p>
          </table:table-cell>
          <table:table-cell office:value-type="float" office:value="0.252047">
            <text:p>0,252047</text:p>
          </table:table-cell>
          <table:table-cell/>
        </table:table-row>
        <table:table-row table:style-name="ro1">
          <table:table-cell office:value-type="float" office:value="32.066668">
            <text:p>32,066668</text:p>
          </table:table-cell>
          <table:table-cell office:value-type="float" office:value="0.265066">
            <text:p>0,265066</text:p>
          </table:table-cell>
          <table:table-cell/>
        </table:table-row>
        <table:table-row table:style-name="ro1">
          <table:table-cell office:value-type="float" office:value="32.100002">
            <text:p>32,100002</text:p>
          </table:table-cell>
          <table:table-cell office:value-type="float" office:value="0.251382">
            <text:p>0,251382</text:p>
          </table:table-cell>
          <table:table-cell/>
        </table:table-row>
        <table:table-row table:style-name="ro1">
          <table:table-cell office:value-type="float" office:value="32.133335">
            <text:p>32,133335</text:p>
          </table:table-cell>
          <table:table-cell office:value-type="float" office:value="0.24422">
            <text:p>0,24422</text:p>
          </table:table-cell>
          <table:table-cell/>
        </table:table-row>
        <table:table-row table:style-name="ro1">
          <table:table-cell office:value-type="float" office:value="32.166668">
            <text:p>32,166668</text:p>
          </table:table-cell>
          <table:table-cell office:value-type="float" office:value="0.233873">
            <text:p>0,233873</text:p>
          </table:table-cell>
          <table:table-cell/>
        </table:table-row>
        <table:table-row table:style-name="ro1">
          <table:table-cell office:value-type="float" office:value="32.200002">
            <text:p>32,200002</text:p>
          </table:table-cell>
          <table:table-cell office:value-type="float" office:value="0.224501">
            <text:p>0,224501</text:p>
          </table:table-cell>
          <table:table-cell/>
        </table:table-row>
        <table:table-row table:style-name="ro1">
          <table:table-cell office:value-type="float" office:value="32.233335">
            <text:p>32,233335</text:p>
          </table:table-cell>
          <table:table-cell office:value-type="float" office:value="0.220667">
            <text:p>0,220667</text:p>
          </table:table-cell>
          <table:table-cell/>
        </table:table-row>
        <table:table-row table:style-name="ro1">
          <table:table-cell office:value-type="float" office:value="32.266668">
            <text:p>32,266668</text:p>
          </table:table-cell>
          <table:table-cell office:value-type="float" office:value="0.227289">
            <text:p>0,227289</text:p>
          </table:table-cell>
          <table:table-cell/>
        </table:table-row>
        <table:table-row table:style-name="ro1">
          <table:table-cell office:value-type="float" office:value="32.300002">
            <text:p>32,300002</text:p>
          </table:table-cell>
          <table:table-cell office:value-type="float" office:value="0.232339">
            <text:p>0,232339</text:p>
          </table:table-cell>
          <table:table-cell/>
        </table:table-row>
        <table:table-row table:style-name="ro1">
          <table:table-cell office:value-type="float" office:value="32.333335">
            <text:p>32,333335</text:p>
          </table:table-cell>
          <table:table-cell office:value-type="float" office:value="0.237531">
            <text:p>0,237531</text:p>
          </table:table-cell>
          <table:table-cell/>
        </table:table-row>
        <table:table-row table:style-name="ro1">
          <table:table-cell office:value-type="float" office:value="32.366668">
            <text:p>32,366668</text:p>
          </table:table-cell>
          <table:table-cell office:value-type="float" office:value="0.246192">
            <text:p>0,246192</text:p>
          </table:table-cell>
          <table:table-cell/>
        </table:table-row>
        <table:table-row table:style-name="ro1">
          <table:table-cell office:value-type="float" office:value="32.400002">
            <text:p>32,400002</text:p>
          </table:table-cell>
          <table:table-cell office:value-type="float" office:value="0.245231">
            <text:p>0,245231</text:p>
          </table:table-cell>
          <table:table-cell/>
        </table:table-row>
        <table:table-row table:style-name="ro1">
          <table:table-cell office:value-type="float" office:value="32.433335">
            <text:p>32,433335</text:p>
          </table:table-cell>
          <table:table-cell office:value-type="float" office:value="0.226529">
            <text:p>0,226529</text:p>
          </table:table-cell>
          <table:table-cell/>
        </table:table-row>
        <table:table-row table:style-name="ro1">
          <table:table-cell office:value-type="float" office:value="32.466668">
            <text:p>32,466668</text:p>
          </table:table-cell>
          <table:table-cell office:value-type="float" office:value="0.238565">
            <text:p>0,238565</text:p>
          </table:table-cell>
          <table:table-cell/>
        </table:table-row>
        <table:table-row table:style-name="ro1">
          <table:table-cell office:value-type="float" office:value="32.500002">
            <text:p>32,500002</text:p>
          </table:table-cell>
          <table:table-cell office:value-type="float" office:value="0.242679">
            <text:p>0,242679</text:p>
          </table:table-cell>
          <table:table-cell/>
        </table:table-row>
        <table:table-row table:style-name="ro1">
          <table:table-cell office:value-type="float" office:value="32.533335">
            <text:p>32,533335</text:p>
          </table:table-cell>
          <table:table-cell office:value-type="float" office:value="0.234789">
            <text:p>0,234789</text:p>
          </table:table-cell>
          <table:table-cell/>
        </table:table-row>
        <table:table-row table:style-name="ro1">
          <table:table-cell office:value-type="float" office:value="32.566668">
            <text:p>32,566668</text:p>
          </table:table-cell>
          <table:table-cell office:value-type="float" office:value="0.241889">
            <text:p>0,241889</text:p>
          </table:table-cell>
          <table:table-cell/>
        </table:table-row>
        <table:table-row table:style-name="ro1">
          <table:table-cell office:value-type="float" office:value="32.600002">
            <text:p>32,600002</text:p>
          </table:table-cell>
          <table:table-cell office:value-type="float" office:value="0.252292">
            <text:p>0,252292</text:p>
          </table:table-cell>
          <table:table-cell/>
        </table:table-row>
        <table:table-row table:style-name="ro1">
          <table:table-cell office:value-type="float" office:value="32.633335">
            <text:p>32,633335</text:p>
          </table:table-cell>
          <table:table-cell office:value-type="float" office:value="0.268103">
            <text:p>0,268103</text:p>
          </table:table-cell>
          <table:table-cell/>
        </table:table-row>
        <table:table-row table:style-name="ro1">
          <table:table-cell office:value-type="float" office:value="32.666668">
            <text:p>32,666668</text:p>
          </table:table-cell>
          <table:table-cell office:value-type="float" office:value="0.300174">
            <text:p>0,300174</text:p>
          </table:table-cell>
          <table:table-cell/>
        </table:table-row>
        <table:table-row table:style-name="ro1">
          <table:table-cell office:value-type="float" office:value="32.700002">
            <text:p>32,700002</text:p>
          </table:table-cell>
          <table:table-cell office:value-type="float" office:value="0.304031">
            <text:p>0,304031</text:p>
          </table:table-cell>
          <table:table-cell/>
        </table:table-row>
        <table:table-row table:style-name="ro1">
          <table:table-cell office:value-type="float" office:value="32.733335">
            <text:p>32,733335</text:p>
          </table:table-cell>
          <table:table-cell office:value-type="float" office:value="0.304351">
            <text:p>0,304351</text:p>
          </table:table-cell>
          <table:table-cell/>
        </table:table-row>
        <table:table-row table:style-name="ro1">
          <table:table-cell office:value-type="float" office:value="32.766668">
            <text:p>32,766668</text:p>
          </table:table-cell>
          <table:table-cell office:value-type="float" office:value="0.313239">
            <text:p>0,313239</text:p>
          </table:table-cell>
          <table:table-cell/>
        </table:table-row>
        <table:table-row table:style-name="ro1">
          <table:table-cell office:value-type="float" office:value="32.800002">
            <text:p>32,800002</text:p>
          </table:table-cell>
          <table:table-cell office:value-type="float" office:value="0.30951">
            <text:p>0,30951</text:p>
          </table:table-cell>
          <table:table-cell/>
        </table:table-row>
        <table:table-row table:style-name="ro1">
          <table:table-cell office:value-type="float" office:value="32.833335">
            <text:p>32,833335</text:p>
          </table:table-cell>
          <table:table-cell office:value-type="float" office:value="0.307601">
            <text:p>0,307601</text:p>
          </table:table-cell>
          <table:table-cell/>
        </table:table-row>
        <table:table-row table:style-name="ro1">
          <table:table-cell office:value-type="float" office:value="32.866668">
            <text:p>32,866668</text:p>
          </table:table-cell>
          <table:table-cell office:value-type="float" office:value="0.318873">
            <text:p>0,318873</text:p>
          </table:table-cell>
          <table:table-cell/>
        </table:table-row>
        <table:table-row table:style-name="ro1">
          <table:table-cell office:value-type="float" office:value="32.900002">
            <text:p>32,900002</text:p>
          </table:table-cell>
          <table:table-cell office:value-type="float" office:value="0.330742">
            <text:p>0,330742</text:p>
          </table:table-cell>
          <table:table-cell/>
        </table:table-row>
        <table:table-row table:style-name="ro1">
          <table:table-cell office:value-type="float" office:value="32.933335">
            <text:p>32,933335</text:p>
          </table:table-cell>
          <table:table-cell office:value-type="float" office:value="0.335164">
            <text:p>0,335164</text:p>
          </table:table-cell>
          <table:table-cell/>
        </table:table-row>
        <table:table-row table:style-name="ro1">
          <table:table-cell office:value-type="float" office:value="32.966668">
            <text:p>32,966668</text:p>
          </table:table-cell>
          <table:table-cell office:value-type="float" office:value="0.301652">
            <text:p>0,301652</text:p>
          </table:table-cell>
          <table:table-cell office:value-type="string">
            <text:p>Mejor Amplitud encotnrada: amp=86.2769nm</text:p>
          </table:table-cell>
        </table:table-row>
        <table:table-row table:style-name="ro1">
          <table:table-cell office:value-type="float" office:value="33.000002">
            <text:p>33,000002</text:p>
          </table:table-cell>
          <table:table-cell office:value-type="float" office:value="0.309749">
            <text:p>0,309749</text:p>
          </table:table-cell>
          <table:table-cell/>
        </table:table-row>
        <table:table-row table:style-name="ro1">
          <table:table-cell office:value-type="float" office:value="33.033335">
            <text:p>33,033335</text:p>
          </table:table-cell>
          <table:table-cell office:value-type="float" office:value="0.332137">
            <text:p>0,332137</text:p>
          </table:table-cell>
          <table:table-cell/>
        </table:table-row>
        <table:table-row table:style-name="ro1">
          <table:table-cell office:value-type="float" office:value="33.066668">
            <text:p>33,066668</text:p>
          </table:table-cell>
          <table:table-cell office:value-type="float" office:value="0.329219">
            <text:p>0,329219</text:p>
          </table:table-cell>
          <table:table-cell/>
        </table:table-row>
        <table:table-row table:style-name="ro1">
          <table:table-cell office:value-type="float" office:value="33.100002">
            <text:p>33,100002</text:p>
          </table:table-cell>
          <table:table-cell office:value-type="float" office:value="0.327619">
            <text:p>0,327619</text:p>
          </table:table-cell>
          <table:table-cell/>
        </table:table-row>
        <table:table-row table:style-name="ro1">
          <table:table-cell office:value-type="float" office:value="33.133335">
            <text:p>33,133335</text:p>
          </table:table-cell>
          <table:table-cell office:value-type="float" office:value="0.327324">
            <text:p>0,327324</text:p>
          </table:table-cell>
          <table:table-cell office:value-type="string">
            <text:p>Mejor Amplitud encotnrada: amp=115.0358nm</text:p>
          </table:table-cell>
        </table:table-row>
        <table:table-row table:style-name="ro1">
          <table:table-cell office:value-type="float" office:value="33.166668">
            <text:p>33,166668</text:p>
          </table:table-cell>
          <table:table-cell office:value-type="float" office:value="0.332181">
            <text:p>0,332181</text:p>
          </table:table-cell>
          <table:table-cell/>
        </table:table-row>
        <table:table-row table:style-name="ro1">
          <table:table-cell office:value-type="float" office:value="33.200002">
            <text:p>33,200002</text:p>
          </table:table-cell>
          <table:table-cell office:value-type="float" office:value="0.328476">
            <text:p>0,328476</text:p>
          </table:table-cell>
          <table:table-cell/>
        </table:table-row>
        <table:table-row table:style-name="ro1">
          <table:table-cell office:value-type="float" office:value="33.233335">
            <text:p>33,233335</text:p>
          </table:table-cell>
          <table:table-cell office:value-type="float" office:value="0.323482">
            <text:p>0,323482</text:p>
          </table:table-cell>
          <table:table-cell/>
        </table:table-row>
        <table:table-row table:style-name="ro1">
          <table:table-cell office:value-type="float" office:value="33.266668">
            <text:p>33,266668</text:p>
          </table:table-cell>
          <table:table-cell office:value-type="float" office:value="0.330508">
            <text:p>0,330508</text:p>
          </table:table-cell>
          <table:table-cell/>
        </table:table-row>
        <table:table-row table:style-name="ro1">
          <table:table-cell office:value-type="float" office:value="33.300002">
            <text:p>33,300002</text:p>
          </table:table-cell>
          <table:table-cell office:value-type="float" office:value="0.337123">
            <text:p>0,337123</text:p>
          </table:table-cell>
          <table:table-cell/>
        </table:table-row>
        <table:table-row table:style-name="ro1">
          <table:table-cell office:value-type="float" office:value="33.333335">
            <text:p>33,333335</text:p>
          </table:table-cell>
          <table:table-cell office:value-type="float" office:value="0.347927">
            <text:p>0,347927</text:p>
          </table:table-cell>
          <table:table-cell/>
        </table:table-row>
        <table:table-row table:style-name="ro1">
          <table:table-cell office:value-type="float" office:value="33.366668">
            <text:p>33,366668</text:p>
          </table:table-cell>
          <table:table-cell office:value-type="float" office:value="0.337599">
            <text:p>0,337599</text:p>
          </table:table-cell>
          <table:table-cell/>
        </table:table-row>
        <table:table-row table:style-name="ro1">
          <table:table-cell office:value-type="float" office:value="33.400002">
            <text:p>33,400002</text:p>
          </table:table-cell>
          <table:table-cell office:value-type="float" office:value="0.337068">
            <text:p>0,337068</text:p>
          </table:table-cell>
          <table:table-cell office:value-type="string">
            <text:p>Mejor Amplitud encotnrada: amp=143.7948nm</text:p>
          </table:table-cell>
        </table:table-row>
        <table:table-row table:style-name="ro1">
          <table:table-cell office:value-type="float" office:value="33.433335">
            <text:p>33,433335</text:p>
          </table:table-cell>
          <table:table-cell office:value-type="float" office:value="0.341034">
            <text:p>0,341034</text:p>
          </table:table-cell>
          <table:table-cell/>
        </table:table-row>
        <table:table-row table:style-name="ro1">
          <table:table-cell office:value-type="float" office:value="33.466668">
            <text:p>33,466668</text:p>
          </table:table-cell>
          <table:table-cell office:value-type="float" office:value="0.343822">
            <text:p>0,343822</text:p>
          </table:table-cell>
          <table:table-cell/>
        </table:table-row>
        <table:table-row table:style-name="ro1">
          <table:table-cell office:value-type="float" office:value="33.500002">
            <text:p>33,500002</text:p>
          </table:table-cell>
          <table:table-cell office:value-type="float" office:value="0.332826">
            <text:p>0,332826</text:p>
          </table:table-cell>
          <table:table-cell/>
        </table:table-row>
        <table:table-row table:style-name="ro1">
          <table:table-cell office:value-type="float" office:value="33.533335">
            <text:p>33,533335</text:p>
          </table:table-cell>
          <table:table-cell office:value-type="float" office:value="0.328604">
            <text:p>0,328604</text:p>
          </table:table-cell>
          <table:table-cell/>
        </table:table-row>
        <table:table-row table:style-name="ro1">
          <table:table-cell office:value-type="float" office:value="33.566668">
            <text:p>33,566668</text:p>
          </table:table-cell>
          <table:table-cell office:value-type="float" office:value="0.328151">
            <text:p>0,328151</text:p>
          </table:table-cell>
          <table:table-cell/>
        </table:table-row>
        <table:table-row table:style-name="ro1">
          <table:table-cell office:value-type="float" office:value="33.600002">
            <text:p>33,600002</text:p>
          </table:table-cell>
          <table:table-cell office:value-type="float" office:value="0.324965">
            <text:p>0,324965</text:p>
          </table:table-cell>
          <table:table-cell/>
        </table:table-row>
        <table:table-row table:style-name="ro1">
          <table:table-cell office:value-type="float" office:value="33.633335">
            <text:p>33,633335</text:p>
          </table:table-cell>
          <table:table-cell office:value-type="float" office:value="0.331525">
            <text:p>0,331525</text:p>
          </table:table-cell>
          <table:table-cell/>
        </table:table-row>
        <table:table-row table:style-name="ro1">
          <table:table-cell office:value-type="float" office:value="33.666668">
            <text:p>33,666668</text:p>
          </table:table-cell>
          <table:table-cell office:value-type="float" office:value="0.34354">
            <text:p>0,34354</text:p>
          </table:table-cell>
          <table:table-cell/>
        </table:table-row>
        <table:table-row table:style-name="ro1">
          <table:table-cell office:value-type="float" office:value="33.700002">
            <text:p>33,700002</text:p>
          </table:table-cell>
          <table:table-cell office:value-type="float" office:value="0.323764">
            <text:p>0,323764</text:p>
          </table:table-cell>
          <table:table-cell/>
        </table:table-row>
        <table:table-row table:style-name="ro1">
          <table:table-cell office:value-type="float" office:value="33.733335">
            <text:p>33,733335</text:p>
          </table:table-cell>
          <table:table-cell office:value-type="float" office:value="0.340329">
            <text:p>0,340329</text:p>
          </table:table-cell>
          <table:table-cell/>
        </table:table-row>
        <table:table-row table:style-name="ro1">
          <table:table-cell office:value-type="float" office:value="33.766668">
            <text:p>33,766668</text:p>
          </table:table-cell>
          <table:table-cell office:value-type="float" office:value="0.362181">
            <text:p>0,362181</text:p>
          </table:table-cell>
          <table:table-cell/>
        </table:table-row>
        <table:table-row table:style-name="ro1">
          <table:table-cell office:value-type="float" office:value="33.800002">
            <text:p>33,800002</text:p>
          </table:table-cell>
          <table:table-cell office:value-type="float" office:value="0.329193">
            <text:p>0,329193</text:p>
          </table:table-cell>
          <table:table-cell/>
        </table:table-row>
        <table:table-row table:style-name="ro1">
          <table:table-cell office:value-type="float" office:value="33.833335">
            <text:p>33,833335</text:p>
          </table:table-cell>
          <table:table-cell office:value-type="float" office:value="0.337706">
            <text:p>0,337706</text:p>
          </table:table-cell>
          <table:table-cell office:value-type="string">
            <text:p>Mejor Amplitud encotnrada: amp=201.3127nm</text:p>
          </table:table-cell>
        </table:table-row>
        <table:table-row table:style-name="ro1">
          <table:table-cell office:value-type="float" office:value="33.866668">
            <text:p>33,866668</text:p>
          </table:table-cell>
          <table:table-cell office:value-type="float" office:value="0.344225">
            <text:p>0,344225</text:p>
          </table:table-cell>
          <table:table-cell/>
        </table:table-row>
        <table:table-row table:style-name="ro1">
          <table:table-cell office:value-type="float" office:value="33.900002">
            <text:p>33,900002</text:p>
          </table:table-cell>
          <table:table-cell office:value-type="float" office:value="0.337357">
            <text:p>0,337357</text:p>
          </table:table-cell>
          <table:table-cell/>
        </table:table-row>
        <table:table-row table:style-name="ro1">
          <table:table-cell office:value-type="float" office:value="33.933335">
            <text:p>33,933335</text:p>
          </table:table-cell>
          <table:table-cell office:value-type="float" office:value="0.340314">
            <text:p>0,340314</text:p>
          </table:table-cell>
          <table:table-cell/>
        </table:table-row>
        <table:table-row table:style-name="ro1">
          <table:table-cell office:value-type="float" office:value="33.966668">
            <text:p>33,966668</text:p>
          </table:table-cell>
          <table:table-cell office:value-type="float" office:value="0.329607">
            <text:p>0,329607</text:p>
          </table:table-cell>
          <table:table-cell/>
        </table:table-row>
        <table:table-row table:style-name="ro1">
          <table:table-cell office:value-type="float" office:value="34.000002">
            <text:p>34,000002</text:p>
          </table:table-cell>
          <table:table-cell office:value-type="float" office:value="0.345281">
            <text:p>0,345281</text:p>
          </table:table-cell>
          <table:table-cell/>
        </table:table-row>
        <table:table-row table:style-name="ro1">
          <table:table-cell office:value-type="float" office:value="34.033335">
            <text:p>34,033335</text:p>
          </table:table-cell>
          <table:table-cell office:value-type="float" office:value="0.338061">
            <text:p>0,338061</text:p>
          </table:table-cell>
          <table:table-cell/>
        </table:table-row>
        <table:table-row table:style-name="ro1">
          <table:table-cell office:value-type="float" office:value="34.066668">
            <text:p>34,066668</text:p>
          </table:table-cell>
          <table:table-cell office:value-type="float" office:value="0.343834">
            <text:p>0,343834</text:p>
          </table:table-cell>
          <table:table-cell/>
        </table:table-row>
        <table:table-row table:style-name="ro1">
          <table:table-cell office:value-type="float" office:value="34.100002">
            <text:p>34,100002</text:p>
          </table:table-cell>
          <table:table-cell office:value-type="float" office:value="0.337859">
            <text:p>0,337859</text:p>
          </table:table-cell>
          <table:table-cell/>
        </table:table-row>
        <table:table-row table:style-name="ro1">
          <table:table-cell office:value-type="float" office:value="34.133335">
            <text:p>34,133335</text:p>
          </table:table-cell>
          <table:table-cell office:value-type="float" office:value="0.343469">
            <text:p>0,343469</text:p>
          </table:table-cell>
          <table:table-cell/>
        </table:table-row>
        <table:table-row table:style-name="ro1">
          <table:table-cell office:value-type="float" office:value="34.166668">
            <text:p>34,166668</text:p>
          </table:table-cell>
          <table:table-cell office:value-type="float" office:value="0.333955">
            <text:p>0,333955</text:p>
          </table:table-cell>
          <table:table-cell/>
        </table:table-row>
        <table:table-row table:style-name="ro1">
          <table:table-cell office:value-type="float" office:value="34.200002">
            <text:p>34,200002</text:p>
          </table:table-cell>
          <table:table-cell office:value-type="float" office:value="0.343019">
            <text:p>0,343019</text:p>
          </table:table-cell>
          <table:table-cell/>
        </table:table-row>
        <table:table-row table:style-name="ro1">
          <table:table-cell office:value-type="float" office:value="34.233335">
            <text:p>34,233335</text:p>
          </table:table-cell>
          <table:table-cell office:value-type="float" office:value="0.335874">
            <text:p>0,335874</text:p>
          </table:table-cell>
          <table:table-cell/>
        </table:table-row>
        <table:table-row table:style-name="ro1">
          <table:table-cell office:value-type="float" office:value="34.266668">
            <text:p>34,266668</text:p>
          </table:table-cell>
          <table:table-cell office:value-type="float" office:value="0.332039">
            <text:p>0,332039</text:p>
          </table:table-cell>
          <table:table-cell/>
        </table:table-row>
        <table:table-row table:style-name="ro1">
          <table:table-cell office:value-type="float" office:value="34.300002">
            <text:p>34,300002</text:p>
          </table:table-cell>
          <table:table-cell office:value-type="float" office:value="0.337898">
            <text:p>0,337898</text:p>
          </table:table-cell>
          <table:table-cell/>
        </table:table-row>
        <table:table-row table:style-name="ro1">
          <table:table-cell office:value-type="float" office:value="34.333335">
            <text:p>34,333335</text:p>
          </table:table-cell>
          <table:table-cell office:value-type="float" office:value="0.333649">
            <text:p>0,333649</text:p>
          </table:table-cell>
          <table:table-cell/>
        </table:table-row>
        <table:table-row table:style-name="ro1">
          <table:table-cell office:value-type="float" office:value="34.366668">
            <text:p>34,366668</text:p>
          </table:table-cell>
          <table:table-cell office:value-type="float" office:value="0.337059">
            <text:p>0,337059</text:p>
          </table:table-cell>
          <table:table-cell/>
        </table:table-row>
        <table:table-row table:style-name="ro1">
          <table:table-cell office:value-type="float" office:value="34.400002">
            <text:p>34,400002</text:p>
          </table:table-cell>
          <table:table-cell office:value-type="float" office:value="0.336251">
            <text:p>0,336251</text:p>
          </table:table-cell>
          <table:table-cell/>
        </table:table-row>
        <table:table-row table:style-name="ro1">
          <table:table-cell office:value-type="float" office:value="34.433335">
            <text:p>34,433335</text:p>
          </table:table-cell>
          <table:table-cell office:value-type="float" office:value="0.339401">
            <text:p>0,339401</text:p>
          </table:table-cell>
          <table:table-cell/>
        </table:table-row>
        <table:table-row table:style-name="ro1">
          <table:table-cell office:value-type="float" office:value="34.466668">
            <text:p>34,466668</text:p>
          </table:table-cell>
          <table:table-cell office:value-type="float" office:value="0.341263">
            <text:p>0,341263</text:p>
          </table:table-cell>
          <table:table-cell/>
        </table:table-row>
        <table:table-row table:style-name="ro1">
          <table:table-cell office:value-type="float" office:value="34.500002">
            <text:p>34,500002</text:p>
          </table:table-cell>
          <table:table-cell office:value-type="float" office:value="0.34909">
            <text:p>0,34909</text:p>
          </table:table-cell>
          <table:table-cell/>
        </table:table-row>
        <table:table-row table:style-name="ro1">
          <table:table-cell office:value-type="float" office:value="34.533335">
            <text:p>34,533335</text:p>
          </table:table-cell>
          <table:table-cell office:value-type="float" office:value="0.344147">
            <text:p>0,344147</text:p>
          </table:table-cell>
          <table:table-cell/>
        </table:table-row>
        <table:table-row table:style-name="ro1">
          <table:table-cell office:value-type="float" office:value="34.566668">
            <text:p>34,566668</text:p>
          </table:table-cell>
          <table:table-cell office:value-type="float" office:value="0.332148">
            <text:p>0,332148</text:p>
          </table:table-cell>
          <table:table-cell/>
        </table:table-row>
        <table:table-row table:style-name="ro1">
          <table:table-cell office:value-type="float" office:value="34.600002">
            <text:p>34,600002</text:p>
          </table:table-cell>
          <table:table-cell office:value-type="float" office:value="0.333897">
            <text:p>0,333897</text:p>
          </table:table-cell>
          <table:table-cell/>
        </table:table-row>
        <table:table-row table:style-name="ro1">
          <table:table-cell office:value-type="float" office:value="34.633335">
            <text:p>34,633335</text:p>
          </table:table-cell>
          <table:table-cell office:value-type="float" office:value="0.343934">
            <text:p>0,343934</text:p>
          </table:table-cell>
          <table:table-cell/>
        </table:table-row>
        <table:table-row table:style-name="ro1">
          <table:table-cell office:value-type="float" office:value="34.666668">
            <text:p>34,666668</text:p>
          </table:table-cell>
          <table:table-cell office:value-type="float" office:value="0.323595">
            <text:p>0,323595</text:p>
          </table:table-cell>
          <table:table-cell/>
        </table:table-row>
        <table:table-row table:style-name="ro1">
          <table:table-cell office:value-type="float" office:value="34.700002">
            <text:p>34,700002</text:p>
          </table:table-cell>
          <table:table-cell office:value-type="float" office:value="0.324263">
            <text:p>0,324263</text:p>
          </table:table-cell>
          <table:table-cell/>
        </table:table-row>
        <table:table-row table:style-name="ro1">
          <table:table-cell office:value-type="float" office:value="34.733335">
            <text:p>34,733335</text:p>
          </table:table-cell>
          <table:table-cell office:value-type="float" office:value="0.327135">
            <text:p>0,327135</text:p>
          </table:table-cell>
          <table:table-cell/>
        </table:table-row>
        <table:table-row table:style-name="ro1">
          <table:table-cell office:value-type="float" office:value="34.766668">
            <text:p>34,766668</text:p>
          </table:table-cell>
          <table:table-cell office:value-type="float" office:value="0.331448">
            <text:p>0,331448</text:p>
          </table:table-cell>
          <table:table-cell/>
        </table:table-row>
        <table:table-row table:style-name="ro1">
          <table:table-cell office:value-type="float" office:value="34.800002">
            <text:p>34,800002</text:p>
          </table:table-cell>
          <table:table-cell office:value-type="float" office:value="0.333426">
            <text:p>0,333426</text:p>
          </table:table-cell>
          <table:table-cell/>
        </table:table-row>
        <table:table-row table:style-name="ro1">
          <table:table-cell office:value-type="float" office:value="34.833335">
            <text:p>34,833335</text:p>
          </table:table-cell>
          <table:table-cell office:value-type="float" office:value="0.34353">
            <text:p>0,34353</text:p>
          </table:table-cell>
          <table:table-cell/>
        </table:table-row>
        <table:table-row table:style-name="ro1">
          <table:table-cell office:value-type="float" office:value="34.866668">
            <text:p>34,866668</text:p>
          </table:table-cell>
          <table:table-cell office:value-type="float" office:value="0.330536">
            <text:p>0,330536</text:p>
          </table:table-cell>
          <table:table-cell/>
        </table:table-row>
        <table:table-row table:style-name="ro1">
          <table:table-cell office:value-type="float" office:value="34.900002">
            <text:p>34,900002</text:p>
          </table:table-cell>
          <table:table-cell office:value-type="float" office:value="0.317394">
            <text:p>0,317394</text:p>
          </table:table-cell>
          <table:table-cell/>
        </table:table-row>
        <table:table-row table:style-name="ro1">
          <table:table-cell office:value-type="float" office:value="34.933335">
            <text:p>34,933335</text:p>
          </table:table-cell>
          <table:table-cell office:value-type="float" office:value="0.332826">
            <text:p>0,332826</text:p>
          </table:table-cell>
          <table:table-cell/>
        </table:table-row>
        <table:table-row table:style-name="ro1">
          <table:table-cell office:value-type="float" office:value="34.966668">
            <text:p>34,966668</text:p>
          </table:table-cell>
          <table:table-cell office:value-type="float" office:value="0.311394">
            <text:p>0,311394</text:p>
          </table:table-cell>
          <table:table-cell/>
        </table:table-row>
        <table:table-row table:style-name="ro1">
          <table:table-cell office:value-type="float" office:value="35.000002">
            <text:p>35,000002</text:p>
          </table:table-cell>
          <table:table-cell office:value-type="float" office:value="0.328019">
            <text:p>0,328019</text:p>
          </table:table-cell>
          <table:table-cell/>
        </table:table-row>
        <table:table-row table:style-name="ro1">
          <table:table-cell office:value-type="float" office:value="35.033335">
            <text:p>35,033335</text:p>
          </table:table-cell>
          <table:table-cell office:value-type="float" office:value="0.314161">
            <text:p>0,314161</text:p>
          </table:table-cell>
          <table:table-cell/>
        </table:table-row>
        <table:table-row table:style-name="ro1">
          <table:table-cell office:value-type="float" office:value="35.066668">
            <text:p>35,066668</text:p>
          </table:table-cell>
          <table:table-cell office:value-type="float" office:value="0.312737">
            <text:p>0,312737</text:p>
          </table:table-cell>
          <table:table-cell/>
        </table:table-row>
        <table:table-row table:style-name="ro1">
          <table:table-cell office:value-type="float" office:value="35.100002">
            <text:p>35,100002</text:p>
          </table:table-cell>
          <table:table-cell office:value-type="float" office:value="0.320483">
            <text:p>0,320483</text:p>
          </table:table-cell>
          <table:table-cell/>
        </table:table-row>
        <table:table-row table:style-name="ro1">
          <table:table-cell office:value-type="float" office:value="35.133335">
            <text:p>35,133335</text:p>
          </table:table-cell>
          <table:table-cell office:value-type="float" office:value="0.316989">
            <text:p>0,316989</text:p>
          </table:table-cell>
          <table:table-cell/>
        </table:table-row>
        <table:table-row table:style-name="ro1">
          <table:table-cell office:value-type="float" office:value="35.166669">
            <text:p>35,166669</text:p>
          </table:table-cell>
          <table:table-cell office:value-type="float" office:value="0.317097">
            <text:p>0,317097</text:p>
          </table:table-cell>
          <table:table-cell/>
        </table:table-row>
        <table:table-row table:style-name="ro1">
          <table:table-cell office:value-type="float" office:value="35.200002">
            <text:p>35,200002</text:p>
          </table:table-cell>
          <table:table-cell office:value-type="float" office:value="0.317338">
            <text:p>0,317338</text:p>
          </table:table-cell>
          <table:table-cell/>
        </table:table-row>
        <table:table-row table:style-name="ro1">
          <table:table-cell office:value-type="float" office:value="35.233335">
            <text:p>35,233335</text:p>
          </table:table-cell>
          <table:table-cell office:value-type="float" office:value="0.293387">
            <text:p>0,293387</text:p>
          </table:table-cell>
          <table:table-cell/>
        </table:table-row>
        <table:table-row table:style-name="ro1">
          <table:table-cell office:value-type="float" office:value="35.266669">
            <text:p>35,266669</text:p>
          </table:table-cell>
          <table:table-cell office:value-type="float" office:value="0.285232">
            <text:p>0,285232</text:p>
          </table:table-cell>
          <table:table-cell/>
        </table:table-row>
        <table:table-row table:style-name="ro1">
          <table:table-cell office:value-type="float" office:value="35.300002">
            <text:p>35,300002</text:p>
          </table:table-cell>
          <table:table-cell office:value-type="float" office:value="0.307394">
            <text:p>0,307394</text:p>
          </table:table-cell>
          <table:table-cell/>
        </table:table-row>
        <table:table-row table:style-name="ro1">
          <table:table-cell office:value-type="float" office:value="35.333335">
            <text:p>35,333335</text:p>
          </table:table-cell>
          <table:table-cell office:value-type="float" office:value="0.301974">
            <text:p>0,301974</text:p>
          </table:table-cell>
          <table:table-cell/>
        </table:table-row>
        <table:table-row table:style-name="ro1">
          <table:table-cell office:value-type="float" office:value="35.366669">
            <text:p>35,366669</text:p>
          </table:table-cell>
          <table:table-cell office:value-type="float" office:value="0.282595">
            <text:p>0,282595</text:p>
          </table:table-cell>
          <table:table-cell/>
        </table:table-row>
        <table:table-row table:style-name="ro1">
          <table:table-cell office:value-type="float" office:value="35.400002">
            <text:p>35,400002</text:p>
          </table:table-cell>
          <table:table-cell office:value-type="float" office:value="0.289924">
            <text:p>0,289924</text:p>
          </table:table-cell>
          <table:table-cell/>
        </table:table-row>
        <table:table-row table:style-name="ro1">
          <table:table-cell office:value-type="float" office:value="35.433335">
            <text:p>35,433335</text:p>
          </table:table-cell>
          <table:table-cell office:value-type="float" office:value="0.291891">
            <text:p>0,291891</text:p>
          </table:table-cell>
          <table:table-cell/>
        </table:table-row>
        <table:table-row table:style-name="ro1">
          <table:table-cell office:value-type="float" office:value="35.466669">
            <text:p>35,466669</text:p>
          </table:table-cell>
          <table:table-cell office:value-type="float" office:value="0.305962">
            <text:p>0,305962</text:p>
          </table:table-cell>
          <table:table-cell/>
        </table:table-row>
        <table:table-row table:style-name="ro1">
          <table:table-cell office:value-type="float" office:value="35.500002">
            <text:p>35,500002</text:p>
          </table:table-cell>
          <table:table-cell office:value-type="float" office:value="0.300509">
            <text:p>0,300509</text:p>
          </table:table-cell>
          <table:table-cell/>
        </table:table-row>
        <table:table-row table:style-name="ro1">
          <table:table-cell office:value-type="float" office:value="35.533335">
            <text:p>35,533335</text:p>
          </table:table-cell>
          <table:table-cell office:value-type="float" office:value="0.28885">
            <text:p>0,28885</text:p>
          </table:table-cell>
          <table:table-cell/>
        </table:table-row>
        <table:table-row table:style-name="ro1">
          <table:table-cell office:value-type="float" office:value="35.566669">
            <text:p>35,566669</text:p>
          </table:table-cell>
          <table:table-cell office:value-type="float" office:value="0.301714">
            <text:p>0,301714</text:p>
          </table:table-cell>
          <table:table-cell/>
        </table:table-row>
        <table:table-row table:style-name="ro1">
          <table:table-cell office:value-type="float" office:value="35.600002">
            <text:p>35,600002</text:p>
          </table:table-cell>
          <table:table-cell office:value-type="float" office:value="0.301582">
            <text:p>0,301582</text:p>
          </table:table-cell>
          <table:table-cell/>
        </table:table-row>
        <table:table-row table:style-name="ro1">
          <table:table-cell office:value-type="float" office:value="35.633335">
            <text:p>35,633335</text:p>
          </table:table-cell>
          <table:table-cell office:value-type="float" office:value="0.30581">
            <text:p>0,30581</text:p>
          </table:table-cell>
          <table:table-cell/>
        </table:table-row>
        <table:table-row table:style-name="ro1">
          <table:table-cell office:value-type="float" office:value="35.666669">
            <text:p>35,666669</text:p>
          </table:table-cell>
          <table:table-cell office:value-type="float" office:value="0.314113">
            <text:p>0,314113</text:p>
          </table:table-cell>
          <table:table-cell/>
        </table:table-row>
        <table:table-row table:style-name="ro1">
          <table:table-cell office:value-type="float" office:value="35.700002">
            <text:p>35,700002</text:p>
          </table:table-cell>
          <table:table-cell office:value-type="float" office:value="0.313605">
            <text:p>0,313605</text:p>
          </table:table-cell>
          <table:table-cell/>
        </table:table-row>
        <table:table-row table:style-name="ro1">
          <table:table-cell office:value-type="float" office:value="35.733335">
            <text:p>35,733335</text:p>
          </table:table-cell>
          <table:table-cell office:value-type="float" office:value="0.300786">
            <text:p>0,300786</text:p>
          </table:table-cell>
          <table:table-cell/>
        </table:table-row>
        <table:table-row table:style-name="ro1">
          <table:table-cell office:value-type="float" office:value="35.766669">
            <text:p>35,766669</text:p>
          </table:table-cell>
          <table:table-cell office:value-type="float" office:value="0.307725">
            <text:p>0,307725</text:p>
          </table:table-cell>
          <table:table-cell/>
        </table:table-row>
        <table:table-row table:style-name="ro1">
          <table:table-cell office:value-type="float" office:value="35.800002">
            <text:p>35,800002</text:p>
          </table:table-cell>
          <table:table-cell office:value-type="float" office:value="0.311246">
            <text:p>0,311246</text:p>
          </table:table-cell>
          <table:table-cell/>
        </table:table-row>
        <table:table-row table:style-name="ro1">
          <table:table-cell office:value-type="float" office:value="35.833335">
            <text:p>35,833335</text:p>
          </table:table-cell>
          <table:table-cell office:value-type="float" office:value="0.309144">
            <text:p>0,309144</text:p>
          </table:table-cell>
          <table:table-cell/>
        </table:table-row>
        <table:table-row table:style-name="ro1">
          <table:table-cell office:value-type="float" office:value="35.866669">
            <text:p>35,866669</text:p>
          </table:table-cell>
          <table:table-cell office:value-type="float" office:value="0.295377">
            <text:p>0,295377</text:p>
          </table:table-cell>
          <table:table-cell/>
        </table:table-row>
        <table:table-row table:style-name="ro1">
          <table:table-cell office:value-type="float" office:value="35.900002">
            <text:p>35,900002</text:p>
          </table:table-cell>
          <table:table-cell office:value-type="float" office:value="0.330832">
            <text:p>0,330832</text:p>
          </table:table-cell>
          <table:table-cell/>
        </table:table-row>
        <table:table-row table:style-name="ro1">
          <table:table-cell office:value-type="float" office:value="35.933335">
            <text:p>35,933335</text:p>
          </table:table-cell>
          <table:table-cell office:value-type="float" office:value="0.3336">
            <text:p>0,3336</text:p>
          </table:table-cell>
          <table:table-cell/>
        </table:table-row>
        <table:table-row table:style-name="ro1">
          <table:table-cell office:value-type="float" office:value="35.966669">
            <text:p>35,966669</text:p>
          </table:table-cell>
          <table:table-cell office:value-type="float" office:value="0.344031">
            <text:p>0,344031</text:p>
          </table:table-cell>
          <table:table-cell/>
        </table:table-row>
        <table:table-row table:style-name="ro1">
          <table:table-cell office:value-type="float" office:value="36.000002">
            <text:p>36,000002</text:p>
          </table:table-cell>
          <table:table-cell office:value-type="float" office:value="0.32894">
            <text:p>0,32894</text:p>
          </table:table-cell>
          <table:table-cell/>
        </table:table-row>
        <table:table-row table:style-name="ro1">
          <table:table-cell office:value-type="float" office:value="36.033335">
            <text:p>36,033335</text:p>
          </table:table-cell>
          <table:table-cell office:value-type="float" office:value="0.343991">
            <text:p>0,343991</text:p>
          </table:table-cell>
          <table:table-cell/>
        </table:table-row>
        <table:table-row table:style-name="ro1">
          <table:table-cell office:value-type="float" office:value="36.066669">
            <text:p>36,066669</text:p>
          </table:table-cell>
          <table:table-cell office:value-type="float" office:value="0.339952">
            <text:p>0,339952</text:p>
          </table:table-cell>
          <table:table-cell/>
        </table:table-row>
        <table:table-row table:style-name="ro1">
          <table:table-cell office:value-type="float" office:value="36.100002">
            <text:p>36,100002</text:p>
          </table:table-cell>
          <table:table-cell office:value-type="float" office:value="0.325488">
            <text:p>0,325488</text:p>
          </table:table-cell>
          <table:table-cell/>
        </table:table-row>
        <table:table-row table:style-name="ro1">
          <table:table-cell office:value-type="float" office:value="36.133335">
            <text:p>36,133335</text:p>
          </table:table-cell>
          <table:table-cell office:value-type="float" office:value="0.3374">
            <text:p>0,3374</text:p>
          </table:table-cell>
          <table:table-cell/>
        </table:table-row>
        <table:table-row table:style-name="ro1">
          <table:table-cell office:value-type="float" office:value="36.166669">
            <text:p>36,166669</text:p>
          </table:table-cell>
          <table:table-cell office:value-type="float" office:value="0.327164">
            <text:p>0,327164</text:p>
          </table:table-cell>
          <table:table-cell/>
        </table:table-row>
        <table:table-row table:style-name="ro1">
          <table:table-cell office:value-type="float" office:value="36.200002">
            <text:p>36,200002</text:p>
          </table:table-cell>
          <table:table-cell office:value-type="float" office:value="0.324742">
            <text:p>0,324742</text:p>
          </table:table-cell>
          <table:table-cell/>
        </table:table-row>
        <table:table-row table:style-name="ro1">
          <table:table-cell office:value-type="float" office:value="36.233335">
            <text:p>36,233335</text:p>
          </table:table-cell>
          <table:table-cell office:value-type="float" office:value="0.33773">
            <text:p>0,33773</text:p>
          </table:table-cell>
          <table:table-cell/>
        </table:table-row>
        <table:table-row table:style-name="ro1">
          <table:table-cell office:value-type="float" office:value="36.266669">
            <text:p>36,266669</text:p>
          </table:table-cell>
          <table:table-cell office:value-type="float" office:value="0.333142">
            <text:p>0,333142</text:p>
          </table:table-cell>
          <table:table-cell/>
        </table:table-row>
        <table:table-row table:style-name="ro1">
          <table:table-cell office:value-type="float" office:value="36.300002">
            <text:p>36,300002</text:p>
          </table:table-cell>
          <table:table-cell office:value-type="float" office:value="0.335261">
            <text:p>0,335261</text:p>
          </table:table-cell>
          <table:table-cell/>
        </table:table-row>
        <table:table-row table:style-name="ro1">
          <table:table-cell office:value-type="float" office:value="36.333335">
            <text:p>36,333335</text:p>
          </table:table-cell>
          <table:table-cell office:value-type="float" office:value="0.325261">
            <text:p>0,325261</text:p>
          </table:table-cell>
          <table:table-cell/>
        </table:table-row>
        <table:table-row table:style-name="ro1">
          <table:table-cell office:value-type="float" office:value="36.366669">
            <text:p>36,366669</text:p>
          </table:table-cell>
          <table:table-cell office:value-type="float" office:value="0.339582">
            <text:p>0,339582</text:p>
          </table:table-cell>
          <table:table-cell/>
        </table:table-row>
        <table:table-row table:style-name="ro1">
          <table:table-cell office:value-type="float" office:value="36.400002">
            <text:p>36,400002</text:p>
          </table:table-cell>
          <table:table-cell office:value-type="float" office:value="0.336874">
            <text:p>0,336874</text:p>
          </table:table-cell>
          <table:table-cell/>
        </table:table-row>
        <table:table-row table:style-name="ro1">
          <table:table-cell office:value-type="float" office:value="36.433335">
            <text:p>36,433335</text:p>
          </table:table-cell>
          <table:table-cell office:value-type="float" office:value="0.35722">
            <text:p>0,35722</text:p>
          </table:table-cell>
          <table:table-cell/>
        </table:table-row>
        <table:table-row table:style-name="ro1">
          <table:table-cell office:value-type="float" office:value="36.466669">
            <text:p>36,466669</text:p>
          </table:table-cell>
          <table:table-cell office:value-type="float" office:value="0.33788">
            <text:p>0,33788</text:p>
          </table:table-cell>
          <table:table-cell office:value-type="string">
            <text:p>Mejor sigma encontrada: s=0.000240s</text:p>
          </table:table-cell>
        </table:table-row>
        <table:table-row table:style-name="ro1">
          <table:table-cell office:value-type="float" office:value="36.500002">
            <text:p>36,500002</text:p>
          </table:table-cell>
          <table:table-cell office:value-type="float" office:value="0.312475">
            <text:p>0,312475</text:p>
          </table:table-cell>
          <table:table-cell/>
        </table:table-row>
        <table:table-row table:style-name="ro1">
          <table:table-cell office:value-type="float" office:value="36.533335">
            <text:p>36,533335</text:p>
          </table:table-cell>
          <table:table-cell office:value-type="float" office:value="0.290308">
            <text:p>0,290308</text:p>
          </table:table-cell>
          <table:table-cell/>
        </table:table-row>
        <table:table-row table:style-name="ro1">
          <table:table-cell office:value-type="float" office:value="36.566669">
            <text:p>36,566669</text:p>
          </table:table-cell>
          <table:table-cell office:value-type="float" office:value="0.29123">
            <text:p>0,29123</text:p>
          </table:table-cell>
          <table:table-cell/>
        </table:table-row>
        <table:table-row table:style-name="ro1">
          <table:table-cell office:value-type="float" office:value="36.600002">
            <text:p>36,600002</text:p>
          </table:table-cell>
          <table:table-cell office:value-type="float" office:value="0.304969">
            <text:p>0,304969</text:p>
          </table:table-cell>
          <table:table-cell/>
        </table:table-row>
        <table:table-row table:style-name="ro1">
          <table:table-cell office:value-type="float" office:value="36.633335">
            <text:p>36,633335</text:p>
          </table:table-cell>
          <table:table-cell office:value-type="float" office:value="0.295284">
            <text:p>0,295284</text:p>
          </table:table-cell>
          <table:table-cell/>
        </table:table-row>
        <table:table-row table:style-name="ro1">
          <table:table-cell office:value-type="float" office:value="36.666669">
            <text:p>36,666669</text:p>
          </table:table-cell>
          <table:table-cell office:value-type="float" office:value="0.304059">
            <text:p>0,304059</text:p>
          </table:table-cell>
          <table:table-cell/>
        </table:table-row>
        <table:table-row table:style-name="ro1">
          <table:table-cell office:value-type="float" office:value="36.700002">
            <text:p>36,700002</text:p>
          </table:table-cell>
          <table:table-cell office:value-type="float" office:value="0.311085">
            <text:p>0,311085</text:p>
          </table:table-cell>
          <table:table-cell/>
        </table:table-row>
        <table:table-row table:style-name="ro1">
          <table:table-cell office:value-type="float" office:value="36.733335">
            <text:p>36,733335</text:p>
          </table:table-cell>
          <table:table-cell office:value-type="float" office:value="0.30206">
            <text:p>0,30206</text:p>
          </table:table-cell>
          <table:table-cell/>
        </table:table-row>
        <table:table-row table:style-name="ro1">
          <table:table-cell office:value-type="float" office:value="36.766669">
            <text:p>36,766669</text:p>
          </table:table-cell>
          <table:table-cell office:value-type="float" office:value="0.299389">
            <text:p>0,299389</text:p>
          </table:table-cell>
          <table:table-cell/>
        </table:table-row>
        <table:table-row table:style-name="ro1">
          <table:table-cell office:value-type="float" office:value="36.800002">
            <text:p>36,800002</text:p>
          </table:table-cell>
          <table:table-cell office:value-type="float" office:value="0.306677">
            <text:p>0,306677</text:p>
          </table:table-cell>
          <table:table-cell/>
        </table:table-row>
        <table:table-row table:style-name="ro1">
          <table:table-cell office:value-type="float" office:value="36.833335">
            <text:p>36,833335</text:p>
          </table:table-cell>
          <table:table-cell office:value-type="float" office:value="0.314842">
            <text:p>0,314842</text:p>
          </table:table-cell>
          <table:table-cell/>
        </table:table-row>
        <table:table-row table:style-name="ro1">
          <table:table-cell office:value-type="float" office:value="36.866669">
            <text:p>36,866669</text:p>
          </table:table-cell>
          <table:table-cell office:value-type="float" office:value="0.308605">
            <text:p>0,308605</text:p>
          </table:table-cell>
          <table:table-cell/>
        </table:table-row>
        <table:table-row table:style-name="ro1">
          <table:table-cell office:value-type="float" office:value="36.900002">
            <text:p>36,900002</text:p>
          </table:table-cell>
          <table:table-cell office:value-type="float" office:value="0.305833">
            <text:p>0,305833</text:p>
          </table:table-cell>
          <table:table-cell/>
        </table:table-row>
        <table:table-row table:style-name="ro1">
          <table:table-cell office:value-type="float" office:value="36.933335">
            <text:p>36,933335</text:p>
          </table:table-cell>
          <table:table-cell office:value-type="float" office:value="0.301897">
            <text:p>0,301897</text:p>
          </table:table-cell>
          <table:table-cell/>
        </table:table-row>
        <table:table-row table:style-name="ro1">
          <table:table-cell office:value-type="float" office:value="36.966669">
            <text:p>36,966669</text:p>
          </table:table-cell>
          <table:table-cell office:value-type="float" office:value="0.306238">
            <text:p>0,306238</text:p>
          </table:table-cell>
          <table:table-cell/>
        </table:table-row>
        <table:table-row table:style-name="ro1">
          <table:table-cell office:value-type="float" office:value="37.000002">
            <text:p>37,000002</text:p>
          </table:table-cell>
          <table:table-cell office:value-type="float" office:value="0.307904">
            <text:p>0,307904</text:p>
          </table:table-cell>
          <table:table-cell/>
        </table:table-row>
        <table:table-row table:style-name="ro1">
          <table:table-cell office:value-type="float" office:value="37.033335">
            <text:p>37,033335</text:p>
          </table:table-cell>
          <table:table-cell office:value-type="float" office:value="0.303521">
            <text:p>0,303521</text:p>
          </table:table-cell>
          <table:table-cell/>
        </table:table-row>
        <table:table-row table:style-name="ro1">
          <table:table-cell office:value-type="float" office:value="37.066669">
            <text:p>37,066669</text:p>
          </table:table-cell>
          <table:table-cell office:value-type="float" office:value="0.288757">
            <text:p>0,288757</text:p>
          </table:table-cell>
          <table:table-cell/>
        </table:table-row>
        <table:table-row table:style-name="ro1">
          <table:table-cell office:value-type="float" office:value="37.100002">
            <text:p>37,100002</text:p>
          </table:table-cell>
          <table:table-cell office:value-type="float" office:value="0.299385">
            <text:p>0,299385</text:p>
          </table:table-cell>
          <table:table-cell/>
        </table:table-row>
        <table:table-row table:style-name="ro1">
          <table:table-cell office:value-type="float" office:value="37.133335">
            <text:p>37,133335</text:p>
          </table:table-cell>
          <table:table-cell office:value-type="float" office:value="0.311512">
            <text:p>0,311512</text:p>
          </table:table-cell>
          <table:table-cell/>
        </table:table-row>
        <table:table-row table:style-name="ro1">
          <table:table-cell office:value-type="float" office:value="37.166669">
            <text:p>37,166669</text:p>
          </table:table-cell>
          <table:table-cell office:value-type="float" office:value="0.291236">
            <text:p>0,291236</text:p>
          </table:table-cell>
          <table:table-cell/>
        </table:table-row>
        <table:table-row table:style-name="ro1">
          <table:table-cell office:value-type="float" office:value="37.200002">
            <text:p>37,200002</text:p>
          </table:table-cell>
          <table:table-cell office:value-type="float" office:value="0.305365">
            <text:p>0,305365</text:p>
          </table:table-cell>
          <table:table-cell/>
        </table:table-row>
        <table:table-row table:style-name="ro1">
          <table:table-cell office:value-type="float" office:value="37.233335">
            <text:p>37,233335</text:p>
          </table:table-cell>
          <table:table-cell office:value-type="float" office:value="0.302869">
            <text:p>0,302869</text:p>
          </table:table-cell>
          <table:table-cell/>
        </table:table-row>
        <table:table-row table:style-name="ro1">
          <table:table-cell office:value-type="float" office:value="37.266669">
            <text:p>37,266669</text:p>
          </table:table-cell>
          <table:table-cell office:value-type="float" office:value="0.309581">
            <text:p>0,309581</text:p>
          </table:table-cell>
          <table:table-cell/>
        </table:table-row>
        <table:table-row table:style-name="ro1">
          <table:table-cell office:value-type="float" office:value="37.300002">
            <text:p>37,300002</text:p>
          </table:table-cell>
          <table:table-cell office:value-type="float" office:value="0.303464">
            <text:p>0,303464</text:p>
          </table:table-cell>
          <table:table-cell/>
        </table:table-row>
        <table:table-row table:style-name="ro1">
          <table:table-cell office:value-type="float" office:value="37.333335">
            <text:p>37,333335</text:p>
          </table:table-cell>
          <table:table-cell office:value-type="float" office:value="0.303775">
            <text:p>0,303775</text:p>
          </table:table-cell>
          <table:table-cell/>
        </table:table-row>
        <table:table-row table:style-name="ro1">
          <table:table-cell office:value-type="float" office:value="37.366669">
            <text:p>37,366669</text:p>
          </table:table-cell>
          <table:table-cell office:value-type="float" office:value="0.319121">
            <text:p>0,319121</text:p>
          </table:table-cell>
          <table:table-cell/>
        </table:table-row>
        <table:table-row table:style-name="ro1">
          <table:table-cell office:value-type="float" office:value="37.400002">
            <text:p>37,400002</text:p>
          </table:table-cell>
          <table:table-cell office:value-type="float" office:value="0.304388">
            <text:p>0,304388</text:p>
          </table:table-cell>
          <table:table-cell/>
        </table:table-row>
        <table:table-row table:style-name="ro1">
          <table:table-cell office:value-type="float" office:value="37.433335">
            <text:p>37,433335</text:p>
          </table:table-cell>
          <table:table-cell office:value-type="float" office:value="0.307095">
            <text:p>0,307095</text:p>
          </table:table-cell>
          <table:table-cell/>
        </table:table-row>
        <table:table-row table:style-name="ro1">
          <table:table-cell office:value-type="float" office:value="37.466669">
            <text:p>37,466669</text:p>
          </table:table-cell>
          <table:table-cell office:value-type="float" office:value="0.304466">
            <text:p>0,304466</text:p>
          </table:table-cell>
          <table:table-cell/>
        </table:table-row>
        <table:table-row table:style-name="ro1">
          <table:table-cell office:value-type="float" office:value="37.500002">
            <text:p>37,500002</text:p>
          </table:table-cell>
          <table:table-cell office:value-type="float" office:value="0.320173">
            <text:p>0,320173</text:p>
          </table:table-cell>
          <table:table-cell/>
        </table:table-row>
        <table:table-row table:style-name="ro1">
          <table:table-cell office:value-type="float" office:value="37.533335">
            <text:p>37,533335</text:p>
          </table:table-cell>
          <table:table-cell office:value-type="float" office:value="0.305302">
            <text:p>0,305302</text:p>
          </table:table-cell>
          <table:table-cell/>
        </table:table-row>
        <table:table-row table:style-name="ro1">
          <table:table-cell office:value-type="float" office:value="37.566669">
            <text:p>37,566669</text:p>
          </table:table-cell>
          <table:table-cell office:value-type="float" office:value="0.3038">
            <text:p>0,3038</text:p>
          </table:table-cell>
          <table:table-cell/>
        </table:table-row>
        <table:table-row table:style-name="ro1">
          <table:table-cell office:value-type="float" office:value="37.600002">
            <text:p>37,600002</text:p>
          </table:table-cell>
          <table:table-cell office:value-type="float" office:value="0.307228">
            <text:p>0,307228</text:p>
          </table:table-cell>
          <table:table-cell/>
        </table:table-row>
        <table:table-row table:style-name="ro1">
          <table:table-cell office:value-type="float" office:value="37.633335">
            <text:p>37,633335</text:p>
          </table:table-cell>
          <table:table-cell office:value-type="float" office:value="0.307127">
            <text:p>0,307127</text:p>
          </table:table-cell>
          <table:table-cell/>
        </table:table-row>
        <table:table-row table:style-name="ro1">
          <table:table-cell office:value-type="float" office:value="37.666669">
            <text:p>37,666669</text:p>
          </table:table-cell>
          <table:table-cell office:value-type="float" office:value="0.308902">
            <text:p>0,308902</text:p>
          </table:table-cell>
          <table:table-cell/>
        </table:table-row>
        <table:table-row table:style-name="ro1">
          <table:table-cell office:value-type="float" office:value="37.700002">
            <text:p>37,700002</text:p>
          </table:table-cell>
          <table:table-cell office:value-type="float" office:value="0.29939">
            <text:p>0,29939</text:p>
          </table:table-cell>
          <table:table-cell/>
        </table:table-row>
        <table:table-row table:style-name="ro1">
          <table:table-cell office:value-type="float" office:value="37.733335">
            <text:p>37,733335</text:p>
          </table:table-cell>
          <table:table-cell office:value-type="float" office:value="0.300785">
            <text:p>0,300785</text:p>
          </table:table-cell>
          <table:table-cell/>
        </table:table-row>
        <table:table-row table:style-name="ro1">
          <table:table-cell office:value-type="float" office:value="37.766669">
            <text:p>37,766669</text:p>
          </table:table-cell>
          <table:table-cell office:value-type="float" office:value="0.305012">
            <text:p>0,305012</text:p>
          </table:table-cell>
          <table:table-cell/>
        </table:table-row>
        <table:table-row table:style-name="ro1">
          <table:table-cell office:value-type="float" office:value="37.800002">
            <text:p>37,800002</text:p>
          </table:table-cell>
          <table:table-cell office:value-type="float" office:value="0.302">
            <text:p>0,302</text:p>
          </table:table-cell>
          <table:table-cell/>
        </table:table-row>
        <table:table-row table:style-name="ro1">
          <table:table-cell office:value-type="float" office:value="37.833335">
            <text:p>37,833335</text:p>
          </table:table-cell>
          <table:table-cell office:value-type="float" office:value="0.311447">
            <text:p>0,311447</text:p>
          </table:table-cell>
          <table:table-cell/>
        </table:table-row>
        <table:table-row table:style-name="ro1">
          <table:table-cell office:value-type="float" office:value="37.866669">
            <text:p>37,866669</text:p>
          </table:table-cell>
          <table:table-cell office:value-type="float" office:value="0.307109">
            <text:p>0,307109</text:p>
          </table:table-cell>
          <table:table-cell/>
        </table:table-row>
        <table:table-row table:style-name="ro1">
          <table:table-cell office:value-type="float" office:value="37.900002">
            <text:p>37,900002</text:p>
          </table:table-cell>
          <table:table-cell office:value-type="float" office:value="0.314812">
            <text:p>0,314812</text:p>
          </table:table-cell>
          <table:table-cell office:value-type="string">
            <text:p>Se agrega la gaussiana al control: Amp=201.3127nm s=0.000240s to=0.016927s</text:p>
          </table:table-cell>
        </table:table-row>
        <table:table-row table:style-name="ro1">
          <table:table-cell office:value-type="float" office:value="37.933335">
            <text:p>37,933335</text:p>
          </table:table-cell>
          <table:table-cell office:value-type="float" office:value="0.302302">
            <text:p>0,302302</text:p>
          </table:table-cell>
          <table:table-cell office:value-type="string">
            <text:p>Generando nueva Gausiana: Amp=-338.5256nm <text:s/>s=0.00422s</text:p>
          </table:table-cell>
        </table:table-row>
        <table:table-row table:style-name="ro1">
          <table:table-cell office:value-type="float" office:value="37.966669">
            <text:p>37,966669</text:p>
          </table:table-cell>
          <table:table-cell office:value-type="float" office:value="0.174406">
            <text:p>0,174406</text:p>
          </table:table-cell>
          <table:table-cell/>
        </table:table-row>
        <table:table-row table:style-name="ro1">
          <table:table-cell office:value-type="float" office:value="38.000002">
            <text:p>38,000002</text:p>
          </table:table-cell>
          <table:table-cell office:value-type="float" office:value="0.156572">
            <text:p>0,156572</text:p>
          </table:table-cell>
          <table:table-cell/>
        </table:table-row>
        <table:table-row table:style-name="ro1">
          <table:table-cell office:value-type="float" office:value="38.033335">
            <text:p>38,033335</text:p>
          </table:table-cell>
          <table:table-cell office:value-type="float" office:value="0.158474">
            <text:p>0,158474</text:p>
          </table:table-cell>
          <table:table-cell/>
        </table:table-row>
        <table:table-row table:style-name="ro1">
          <table:table-cell office:value-type="float" office:value="38.066669">
            <text:p>38,066669</text:p>
          </table:table-cell>
          <table:table-cell office:value-type="float" office:value="0.152426">
            <text:p>0,152426</text:p>
          </table:table-cell>
          <table:table-cell/>
        </table:table-row>
        <table:table-row table:style-name="ro1">
          <table:table-cell office:value-type="float" office:value="38.100002">
            <text:p>38,100002</text:p>
          </table:table-cell>
          <table:table-cell office:value-type="float" office:value="0.142931">
            <text:p>0,142931</text:p>
          </table:table-cell>
          <table:table-cell/>
        </table:table-row>
        <table:table-row table:style-name="ro1">
          <table:table-cell office:value-type="float" office:value="38.133335">
            <text:p>38,133335</text:p>
          </table:table-cell>
          <table:table-cell office:value-type="float" office:value="0.114482">
            <text:p>0,114482</text:p>
          </table:table-cell>
          <table:table-cell/>
        </table:table-row>
        <table:table-row table:style-name="ro1">
          <table:table-cell office:value-type="float" office:value="38.166669">
            <text:p>38,166669</text:p>
          </table:table-cell>
          <table:table-cell office:value-type="float" office:value="0.109576">
            <text:p>0,109576</text:p>
          </table:table-cell>
          <table:table-cell/>
        </table:table-row>
        <table:table-row table:style-name="ro1">
          <table:table-cell office:value-type="float" office:value="38.200002">
            <text:p>38,200002</text:p>
          </table:table-cell>
          <table:table-cell office:value-type="float" office:value="0.100581">
            <text:p>0,100581</text:p>
          </table:table-cell>
          <table:table-cell/>
        </table:table-row>
        <table:table-row table:style-name="ro1">
          <table:table-cell office:value-type="float" office:value="38.233335">
            <text:p>38,233335</text:p>
          </table:table-cell>
          <table:table-cell office:value-type="float" office:value="0.087068">
            <text:p>0,087068</text:p>
          </table:table-cell>
          <table:table-cell/>
        </table:table-row>
        <table:table-row table:style-name="ro1">
          <table:table-cell office:value-type="float" office:value="38.266669">
            <text:p>38,266669</text:p>
          </table:table-cell>
          <table:table-cell office:value-type="float" office:value="0.095015">
            <text:p>0,095015</text:p>
          </table:table-cell>
          <table:table-cell/>
        </table:table-row>
        <table:table-row table:style-name="ro1">
          <table:table-cell office:value-type="float" office:value="38.300002">
            <text:p>38,300002</text:p>
          </table:table-cell>
          <table:table-cell office:value-type="float" office:value="0.115949">
            <text:p>0,115949</text:p>
          </table:table-cell>
          <table:table-cell/>
        </table:table-row>
        <table:table-row table:style-name="ro1">
          <table:table-cell office:value-type="float" office:value="38.333335">
            <text:p>38,333335</text:p>
          </table:table-cell>
          <table:table-cell office:value-type="float" office:value="0.11402">
            <text:p>0,11402</text:p>
          </table:table-cell>
          <table:table-cell/>
        </table:table-row>
        <table:table-row table:style-name="ro1">
          <table:table-cell office:value-type="float" office:value="38.366669">
            <text:p>38,366669</text:p>
          </table:table-cell>
          <table:table-cell office:value-type="float" office:value="0.085842">
            <text:p>0,085842</text:p>
          </table:table-cell>
          <table:table-cell/>
        </table:table-row>
        <table:table-row table:style-name="ro1">
          <table:table-cell office:value-type="float" office:value="38.400002">
            <text:p>38,400002</text:p>
          </table:table-cell>
          <table:table-cell office:value-type="float" office:value="0.098797">
            <text:p>0,098797</text:p>
          </table:table-cell>
          <table:table-cell/>
        </table:table-row>
        <table:table-row table:style-name="ro1">
          <table:table-cell office:value-type="float" office:value="38.433335">
            <text:p>38,433335</text:p>
          </table:table-cell>
          <table:table-cell office:value-type="float" office:value="0.100779">
            <text:p>0,100779</text:p>
          </table:table-cell>
          <table:table-cell/>
        </table:table-row>
        <table:table-row table:style-name="ro1">
          <table:table-cell office:value-type="float" office:value="38.466669">
            <text:p>38,466669</text:p>
          </table:table-cell>
          <table:table-cell office:value-type="float" office:value="0.061044">
            <text:p>0,061044</text:p>
          </table:table-cell>
          <table:table-cell/>
        </table:table-row>
        <table:table-row table:style-name="ro1">
          <table:table-cell office:value-type="float" office:value="38.500002">
            <text:p>38,500002</text:p>
          </table:table-cell>
          <table:table-cell office:value-type="float" office:value="0.081817">
            <text:p>0,081817</text:p>
          </table:table-cell>
          <table:table-cell/>
        </table:table-row>
        <table:table-row table:style-name="ro1">
          <table:table-cell office:value-type="float" office:value="38.533335">
            <text:p>38,533335</text:p>
          </table:table-cell>
          <table:table-cell office:value-type="float" office:value="0.074725">
            <text:p>0,074725</text:p>
          </table:table-cell>
          <table:table-cell/>
        </table:table-row>
        <table:table-row table:style-name="ro1">
          <table:table-cell office:value-type="float" office:value="38.566669">
            <text:p>38,566669</text:p>
          </table:table-cell>
          <table:table-cell office:value-type="float" office:value="0.104234">
            <text:p>0,104234</text:p>
          </table:table-cell>
          <table:table-cell/>
        </table:table-row>
        <table:table-row table:style-name="ro1">
          <table:table-cell office:value-type="float" office:value="38.600002">
            <text:p>38,600002</text:p>
          </table:table-cell>
          <table:table-cell office:value-type="float" office:value="0.128675">
            <text:p>0,128675</text:p>
          </table:table-cell>
          <table:table-cell/>
        </table:table-row>
        <table:table-row table:style-name="ro1">
          <table:table-cell office:value-type="float" office:value="38.633335">
            <text:p>38,633335</text:p>
          </table:table-cell>
          <table:table-cell office:value-type="float" office:value="0.159576">
            <text:p>0,159576</text:p>
          </table:table-cell>
          <table:table-cell/>
        </table:table-row>
        <table:table-row table:style-name="ro1">
          <table:table-cell office:value-type="float" office:value="38.666669">
            <text:p>38,666669</text:p>
          </table:table-cell>
          <table:table-cell office:value-type="float" office:value="0.18202">
            <text:p>0,18202</text:p>
          </table:table-cell>
          <table:table-cell/>
        </table:table-row>
        <table:table-row table:style-name="ro1">
          <table:table-cell office:value-type="float" office:value="38.700002">
            <text:p>38,700002</text:p>
          </table:table-cell>
          <table:table-cell office:value-type="float" office:value="0.216959">
            <text:p>0,216959</text:p>
          </table:table-cell>
          <table:table-cell/>
        </table:table-row>
        <table:table-row table:style-name="ro1">
          <table:table-cell office:value-type="float" office:value="38.733335">
            <text:p>38,733335</text:p>
          </table:table-cell>
          <table:table-cell office:value-type="float" office:value="0.237582">
            <text:p>0,237582</text:p>
          </table:table-cell>
          <table:table-cell/>
        </table:table-row>
        <table:table-row table:style-name="ro1">
          <table:table-cell office:value-type="float" office:value="38.766669">
            <text:p>38,766669</text:p>
          </table:table-cell>
          <table:table-cell office:value-type="float" office:value="0.259657">
            <text:p>0,259657</text:p>
          </table:table-cell>
          <table:table-cell/>
        </table:table-row>
        <table:table-row table:style-name="ro1">
          <table:table-cell office:value-type="float" office:value="38.800002">
            <text:p>38,800002</text:p>
          </table:table-cell>
          <table:table-cell office:value-type="float" office:value="0.255743">
            <text:p>0,255743</text:p>
          </table:table-cell>
          <table:table-cell/>
        </table:table-row>
        <table:table-row table:style-name="ro1">
          <table:table-cell office:value-type="float" office:value="38.833335">
            <text:p>38,833335</text:p>
          </table:table-cell>
          <table:table-cell office:value-type="float" office:value="0.235224">
            <text:p>0,235224</text:p>
          </table:table-cell>
          <table:table-cell/>
        </table:table-row>
        <table:table-row table:style-name="ro1">
          <table:table-cell office:value-type="float" office:value="38.866669">
            <text:p>38,866669</text:p>
          </table:table-cell>
          <table:table-cell office:value-type="float" office:value="0.215045">
            <text:p>0,215045</text:p>
          </table:table-cell>
          <table:table-cell/>
        </table:table-row>
        <table:table-row table:style-name="ro1">
          <table:table-cell office:value-type="float" office:value="38.900002">
            <text:p>38,900002</text:p>
          </table:table-cell>
          <table:table-cell office:value-type="float" office:value="0.198558">
            <text:p>0,198558</text:p>
          </table:table-cell>
          <table:table-cell/>
        </table:table-row>
        <table:table-row table:style-name="ro1">
          <table:table-cell office:value-type="float" office:value="38.933335">
            <text:p>38,933335</text:p>
          </table:table-cell>
          <table:table-cell office:value-type="float" office:value="0.194168">
            <text:p>0,194168</text:p>
          </table:table-cell>
          <table:table-cell/>
        </table:table-row>
        <table:table-row table:style-name="ro1">
          <table:table-cell office:value-type="float" office:value="38.966669">
            <text:p>38,966669</text:p>
          </table:table-cell>
          <table:table-cell office:value-type="float" office:value="0.149364">
            <text:p>0,149364</text:p>
          </table:table-cell>
          <table:table-cell/>
        </table:table-row>
        <table:table-row table:style-name="ro1">
          <table:table-cell office:value-type="float" office:value="39.000002">
            <text:p>39,000002</text:p>
          </table:table-cell>
          <table:table-cell office:value-type="float" office:value="0.135266">
            <text:p>0,135266</text:p>
          </table:table-cell>
          <table:table-cell/>
        </table:table-row>
        <table:table-row table:style-name="ro1">
          <table:table-cell office:value-type="float" office:value="39.033335">
            <text:p>39,033335</text:p>
          </table:table-cell>
          <table:table-cell office:value-type="float" office:value="0.124073">
            <text:p>0,124073</text:p>
          </table:table-cell>
          <table:table-cell/>
        </table:table-row>
        <table:table-row table:style-name="ro1">
          <table:table-cell office:value-type="float" office:value="39.066669">
            <text:p>39,066669</text:p>
          </table:table-cell>
          <table:table-cell office:value-type="float" office:value="0.127312">
            <text:p>0,127312</text:p>
          </table:table-cell>
          <table:table-cell/>
        </table:table-row>
        <table:table-row table:style-name="ro1">
          <table:table-cell office:value-type="float" office:value="39.100002">
            <text:p>39,100002</text:p>
          </table:table-cell>
          <table:table-cell office:value-type="float" office:value="0.126223">
            <text:p>0,126223</text:p>
          </table:table-cell>
          <table:table-cell/>
        </table:table-row>
        <table:table-row table:style-name="ro1">
          <table:table-cell office:value-type="float" office:value="39.133335">
            <text:p>39,133335</text:p>
          </table:table-cell>
          <table:table-cell office:value-type="float" office:value="0.118526">
            <text:p>0,118526</text:p>
          </table:table-cell>
          <table:table-cell/>
        </table:table-row>
        <table:table-row table:style-name="ro1">
          <table:table-cell office:value-type="float" office:value="39.166669">
            <text:p>39,166669</text:p>
          </table:table-cell>
          <table:table-cell office:value-type="float" office:value="0.139655">
            <text:p>0,139655</text:p>
          </table:table-cell>
          <table:table-cell/>
        </table:table-row>
        <table:table-row table:style-name="ro1">
          <table:table-cell office:value-type="float" office:value="39.200002">
            <text:p>39,200002</text:p>
          </table:table-cell>
          <table:table-cell office:value-type="float" office:value="0.129859">
            <text:p>0,129859</text:p>
          </table:table-cell>
          <table:table-cell/>
        </table:table-row>
        <table:table-row table:style-name="ro1">
          <table:table-cell office:value-type="float" office:value="39.233335">
            <text:p>39,233335</text:p>
          </table:table-cell>
          <table:table-cell office:value-type="float" office:value="0.131769">
            <text:p>0,131769</text:p>
          </table:table-cell>
          <table:table-cell/>
        </table:table-row>
        <table:table-row table:style-name="ro1">
          <table:table-cell office:value-type="float" office:value="39.266669">
            <text:p>39,266669</text:p>
          </table:table-cell>
          <table:table-cell office:value-type="float" office:value="0.144356">
            <text:p>0,144356</text:p>
          </table:table-cell>
          <table:table-cell/>
        </table:table-row>
        <table:table-row table:style-name="ro1">
          <table:table-cell office:value-type="float" office:value="39.300002">
            <text:p>39,300002</text:p>
          </table:table-cell>
          <table:table-cell office:value-type="float" office:value="0.136399">
            <text:p>0,136399</text:p>
          </table:table-cell>
          <table:table-cell/>
        </table:table-row>
        <table:table-row table:style-name="ro1">
          <table:table-cell office:value-type="float" office:value="39.333335">
            <text:p>39,333335</text:p>
          </table:table-cell>
          <table:table-cell office:value-type="float" office:value="0.127001">
            <text:p>0,127001</text:p>
          </table:table-cell>
          <table:table-cell/>
        </table:table-row>
        <table:table-row table:style-name="ro1">
          <table:table-cell office:value-type="float" office:value="39.366669">
            <text:p>39,366669</text:p>
          </table:table-cell>
          <table:table-cell office:value-type="float" office:value="0.124439">
            <text:p>0,124439</text:p>
          </table:table-cell>
          <table:table-cell/>
        </table:table-row>
        <table:table-row table:style-name="ro1">
          <table:table-cell office:value-type="float" office:value="39.400002">
            <text:p>39,400002</text:p>
          </table:table-cell>
          <table:table-cell office:value-type="float" office:value="0.112248">
            <text:p>0,112248</text:p>
          </table:table-cell>
          <table:table-cell/>
        </table:table-row>
        <table:table-row table:style-name="ro1">
          <table:table-cell office:value-type="float" office:value="39.433335">
            <text:p>39,433335</text:p>
          </table:table-cell>
          <table:table-cell office:value-type="float" office:value="0.112367">
            <text:p>0,112367</text:p>
          </table:table-cell>
          <table:table-cell/>
        </table:table-row>
        <table:table-row table:style-name="ro1">
          <table:table-cell office:value-type="float" office:value="39.466669">
            <text:p>39,466669</text:p>
          </table:table-cell>
          <table:table-cell office:value-type="float" office:value="0.128086">
            <text:p>0,128086</text:p>
          </table:table-cell>
          <table:table-cell/>
        </table:table-row>
        <table:table-row table:style-name="ro1">
          <table:table-cell office:value-type="float" office:value="39.500002">
            <text:p>39,500002</text:p>
          </table:table-cell>
          <table:table-cell office:value-type="float" office:value="0.15294">
            <text:p>0,15294</text:p>
          </table:table-cell>
          <table:table-cell/>
        </table:table-row>
        <table:table-row table:style-name="ro1">
          <table:table-cell office:value-type="float" office:value="39.533335">
            <text:p>39,533335</text:p>
          </table:table-cell>
          <table:table-cell office:value-type="float" office:value="0.162848">
            <text:p>0,162848</text:p>
          </table:table-cell>
          <table:table-cell/>
        </table:table-row>
        <table:table-row table:style-name="ro1">
          <table:table-cell office:value-type="float" office:value="39.566669">
            <text:p>39,566669</text:p>
          </table:table-cell>
          <table:table-cell office:value-type="float" office:value="0.182337">
            <text:p>0,182337</text:p>
          </table:table-cell>
          <table:table-cell/>
        </table:table-row>
        <table:table-row table:style-name="ro1">
          <table:table-cell office:value-type="float" office:value="39.600002">
            <text:p>39,600002</text:p>
          </table:table-cell>
          <table:table-cell office:value-type="float" office:value="0.182865">
            <text:p>0,182865</text:p>
          </table:table-cell>
          <table:table-cell/>
        </table:table-row>
        <table:table-row table:style-name="ro1">
          <table:table-cell office:value-type="float" office:value="39.633335">
            <text:p>39,633335</text:p>
          </table:table-cell>
          <table:table-cell office:value-type="float" office:value="0.210212">
            <text:p>0,210212</text:p>
          </table:table-cell>
          <table:table-cell/>
        </table:table-row>
        <table:table-row table:style-name="ro1">
          <table:table-cell office:value-type="float" office:value="39.666669">
            <text:p>39,666669</text:p>
          </table:table-cell>
          <table:table-cell office:value-type="float" office:value="0.221899">
            <text:p>0,221899</text:p>
          </table:table-cell>
          <table:table-cell office:value-type="string">
            <text:p>Generando nueva Gausiana: Amp=-316.5162nm <text:s/>s=0.00715s</text:p>
          </table:table-cell>
        </table:table-row>
        <table:table-row table:style-name="ro1">
          <table:table-cell office:value-type="float" office:value="39.700002">
            <text:p>39,700002</text:p>
          </table:table-cell>
          <table:table-cell office:value-type="float" office:value="0.096887">
            <text:p>0,096887</text:p>
          </table:table-cell>
          <table:table-cell/>
        </table:table-row>
        <table:table-row table:style-name="ro1">
          <table:table-cell office:value-type="float" office:value="39.733335">
            <text:p>39,733335</text:p>
          </table:table-cell>
          <table:table-cell office:value-type="float" office:value="0.117874">
            <text:p>0,117874</text:p>
          </table:table-cell>
          <table:table-cell/>
        </table:table-row>
        <table:table-row table:style-name="ro1">
          <table:table-cell office:value-type="float" office:value="39.766669">
            <text:p>39,766669</text:p>
          </table:table-cell>
          <table:table-cell office:value-type="float" office:value="0.093895">
            <text:p>0,093895</text:p>
          </table:table-cell>
          <table:table-cell/>
        </table:table-row>
        <table:table-row table:style-name="ro1">
          <table:table-cell office:value-type="float" office:value="39.800002">
            <text:p>39,800002</text:p>
          </table:table-cell>
          <table:table-cell office:value-type="float" office:value="0.08473">
            <text:p>0,08473</text:p>
          </table:table-cell>
          <table:table-cell/>
        </table:table-row>
        <table:table-row table:style-name="ro1">
          <table:table-cell office:value-type="float" office:value="39.833335">
            <text:p>39,833335</text:p>
          </table:table-cell>
          <table:table-cell office:value-type="float" office:value="0.073384">
            <text:p>0,073384</text:p>
          </table:table-cell>
          <table:table-cell/>
        </table:table-row>
        <table:table-row table:style-name="ro1">
          <table:table-cell office:value-type="float" office:value="39.866669">
            <text:p>39,866669</text:p>
          </table:table-cell>
          <table:table-cell office:value-type="float" office:value="0.044429">
            <text:p>0,044429</text:p>
          </table:table-cell>
          <table:table-cell/>
        </table:table-row>
        <table:table-row table:style-name="ro1">
          <table:table-cell office:value-type="float" office:value="39.900002">
            <text:p>39,900002</text:p>
          </table:table-cell>
          <table:table-cell office:value-type="float" office:value="0.058647">
            <text:p>0,058647</text:p>
          </table:table-cell>
          <table:table-cell/>
        </table:table-row>
        <table:table-row table:style-name="ro1">
          <table:table-cell office:value-type="float" office:value="39.933335">
            <text:p>39,933335</text:p>
          </table:table-cell>
          <table:table-cell office:value-type="float" office:value="0.013404">
            <text:p>0,013404</text:p>
          </table:table-cell>
          <table:table-cell/>
        </table:table-row>
        <table:table-row table:style-name="ro1">
          <table:table-cell office:value-type="float" office:value="39.966669">
            <text:p>39,966669</text:p>
          </table:table-cell>
          <table:table-cell office:value-type="float" office:value="0.047677">
            <text:p>0,047677</text:p>
          </table:table-cell>
          <table:table-cell/>
        </table:table-row>
        <table:table-row table:style-name="ro1">
          <table:table-cell office:value-type="float" office:value="40.000002">
            <text:p>40,000002</text:p>
          </table:table-cell>
          <table:table-cell office:value-type="float" office:value="0.027093">
            <text:p>0,027093</text:p>
          </table:table-cell>
          <table:table-cell/>
        </table:table-row>
        <table:table-row table:style-name="ro1">
          <table:table-cell office:value-type="float" office:value="40.033335">
            <text:p>40,033335</text:p>
          </table:table-cell>
          <table:table-cell office:value-type="float" office:value="0.053996">
            <text:p>0,053996</text:p>
          </table:table-cell>
          <table:table-cell/>
        </table:table-row>
        <table:table-row table:style-name="ro1">
          <table:table-cell office:value-type="float" office:value="40.066669">
            <text:p>40,066669</text:p>
          </table:table-cell>
          <table:table-cell office:value-type="float" office:value="0.049159">
            <text:p>0,049159</text:p>
          </table:table-cell>
          <table:table-cell/>
        </table:table-row>
        <table:table-row table:style-name="ro1">
          <table:table-cell office:value-type="float" office:value="40.100002">
            <text:p>40,100002</text:p>
          </table:table-cell>
          <table:table-cell office:value-type="float" office:value="0.068252">
            <text:p>0,068252</text:p>
          </table:table-cell>
          <table:table-cell/>
        </table:table-row>
        <table:table-row table:style-name="ro1">
          <table:table-cell office:value-type="float" office:value="40.133335">
            <text:p>40,133335</text:p>
          </table:table-cell>
          <table:table-cell office:value-type="float" office:value="0.037788">
            <text:p>0,037788</text:p>
          </table:table-cell>
          <table:table-cell/>
        </table:table-row>
        <table:table-row table:style-name="ro1">
          <table:table-cell office:value-type="float" office:value="40.166669">
            <text:p>40,166669</text:p>
          </table:table-cell>
          <table:table-cell office:value-type="float" office:value="0.050211">
            <text:p>0,050211</text:p>
          </table:table-cell>
          <table:table-cell/>
        </table:table-row>
        <table:table-row table:style-name="ro1">
          <table:table-cell office:value-type="float" office:value="40.200002">
            <text:p>40,200002</text:p>
          </table:table-cell>
          <table:table-cell office:value-type="float" office:value="0.064721">
            <text:p>0,064721</text:p>
          </table:table-cell>
          <table:table-cell/>
        </table:table-row>
        <table:table-row table:style-name="ro1">
          <table:table-cell office:value-type="float" office:value="40.233335">
            <text:p>40,233335</text:p>
          </table:table-cell>
          <table:table-cell office:value-type="float" office:value="0.067935">
            <text:p>0,067935</text:p>
          </table:table-cell>
          <table:table-cell/>
        </table:table-row>
        <table:table-row table:style-name="ro1">
          <table:table-cell office:value-type="float" office:value="40.266669">
            <text:p>40,266669</text:p>
          </table:table-cell>
          <table:table-cell office:value-type="float" office:value="0.089359">
            <text:p>0,089359</text:p>
          </table:table-cell>
          <table:table-cell/>
        </table:table-row>
        <table:table-row table:style-name="ro1">
          <table:table-cell office:value-type="float" office:value="40.300002">
            <text:p>40,300002</text:p>
          </table:table-cell>
          <table:table-cell office:value-type="float" office:value="0.117933">
            <text:p>0,117933</text:p>
          </table:table-cell>
          <table:table-cell/>
        </table:table-row>
        <table:table-row table:style-name="ro1">
          <table:table-cell office:value-type="float" office:value="40.333335">
            <text:p>40,333335</text:p>
          </table:table-cell>
          <table:table-cell office:value-type="float" office:value="0.114475">
            <text:p>0,114475</text:p>
          </table:table-cell>
          <table:table-cell/>
        </table:table-row>
        <table:table-row table:style-name="ro1">
          <table:table-cell office:value-type="float" office:value="40.366669">
            <text:p>40,366669</text:p>
          </table:table-cell>
          <table:table-cell office:value-type="float" office:value="0.134794">
            <text:p>0,134794</text:p>
          </table:table-cell>
          <table:table-cell/>
        </table:table-row>
        <table:table-row table:style-name="ro1">
          <table:table-cell office:value-type="float" office:value="40.400002">
            <text:p>40,400002</text:p>
          </table:table-cell>
          <table:table-cell office:value-type="float" office:value="0.172957">
            <text:p>0,172957</text:p>
          </table:table-cell>
          <table:table-cell/>
        </table:table-row>
        <table:table-row table:style-name="ro1">
          <table:table-cell office:value-type="float" office:value="40.433335">
            <text:p>40,433335</text:p>
          </table:table-cell>
          <table:table-cell office:value-type="float" office:value="0.179665">
            <text:p>0,179665</text:p>
          </table:table-cell>
          <table:table-cell/>
        </table:table-row>
        <table:table-row table:style-name="ro1">
          <table:table-cell office:value-type="float" office:value="40.466669">
            <text:p>40,466669</text:p>
          </table:table-cell>
          <table:table-cell office:value-type="float" office:value="0.184496">
            <text:p>0,184496</text:p>
          </table:table-cell>
          <table:table-cell/>
        </table:table-row>
        <table:table-row table:style-name="ro1">
          <table:table-cell office:value-type="float" office:value="40.500002">
            <text:p>40,500002</text:p>
          </table:table-cell>
          <table:table-cell office:value-type="float" office:value="0.205894">
            <text:p>0,205894</text:p>
          </table:table-cell>
          <table:table-cell/>
        </table:table-row>
        <table:table-row table:style-name="ro1">
          <table:table-cell office:value-type="float" office:value="40.533335">
            <text:p>40,533335</text:p>
          </table:table-cell>
          <table:table-cell office:value-type="float" office:value="0.191281">
            <text:p>0,191281</text:p>
          </table:table-cell>
          <table:table-cell/>
        </table:table-row>
        <table:table-row table:style-name="ro1">
          <table:table-cell office:value-type="float" office:value="40.566669">
            <text:p>40,566669</text:p>
          </table:table-cell>
          <table:table-cell office:value-type="float" office:value="0.186223">
            <text:p>0,186223</text:p>
          </table:table-cell>
          <table:table-cell/>
        </table:table-row>
        <table:table-row table:style-name="ro1">
          <table:table-cell office:value-type="float" office:value="40.600002">
            <text:p>40,600002</text:p>
          </table:table-cell>
          <table:table-cell office:value-type="float" office:value="0.19108">
            <text:p>0,19108</text:p>
          </table:table-cell>
          <table:table-cell/>
        </table:table-row>
        <table:table-row table:style-name="ro1">
          <table:table-cell office:value-type="float" office:value="40.633335">
            <text:p>40,633335</text:p>
          </table:table-cell>
          <table:table-cell office:value-type="float" office:value="0.182443">
            <text:p>0,182443</text:p>
          </table:table-cell>
          <table:table-cell/>
        </table:table-row>
        <table:table-row table:style-name="ro1">
          <table:table-cell office:value-type="float" office:value="40.666669">
            <text:p>40,666669</text:p>
          </table:table-cell>
          <table:table-cell office:value-type="float" office:value="0.174629">
            <text:p>0,174629</text:p>
          </table:table-cell>
          <table:table-cell/>
        </table:table-row>
        <table:table-row table:style-name="ro1">
          <table:table-cell office:value-type="float" office:value="40.700002">
            <text:p>40,700002</text:p>
          </table:table-cell>
          <table:table-cell office:value-type="float" office:value="0.156162">
            <text:p>0,156162</text:p>
          </table:table-cell>
          <table:table-cell/>
        </table:table-row>
        <table:table-row table:style-name="ro1">
          <table:table-cell office:value-type="float" office:value="40.733335">
            <text:p>40,733335</text:p>
          </table:table-cell>
          <table:table-cell office:value-type="float" office:value="0.147061">
            <text:p>0,147061</text:p>
          </table:table-cell>
          <table:table-cell/>
        </table:table-row>
        <table:table-row table:style-name="ro1">
          <table:table-cell office:value-type="float" office:value="40.766669">
            <text:p>40,766669</text:p>
          </table:table-cell>
          <table:table-cell office:value-type="float" office:value="0.120431">
            <text:p>0,120431</text:p>
          </table:table-cell>
          <table:table-cell/>
        </table:table-row>
        <table:table-row table:style-name="ro1">
          <table:table-cell office:value-type="float" office:value="40.800002">
            <text:p>40,800002</text:p>
          </table:table-cell>
          <table:table-cell office:value-type="float" office:value="0.10397">
            <text:p>0,10397</text:p>
          </table:table-cell>
          <table:table-cell/>
        </table:table-row>
        <table:table-row table:style-name="ro1">
          <table:table-cell office:value-type="float" office:value="40.833335">
            <text:p>40,833335</text:p>
          </table:table-cell>
          <table:table-cell office:value-type="float" office:value="0.115018">
            <text:p>0,115018</text:p>
          </table:table-cell>
          <table:table-cell/>
        </table:table-row>
        <table:table-row table:style-name="ro1">
          <table:table-cell office:value-type="float" office:value="40.866669">
            <text:p>40,866669</text:p>
          </table:table-cell>
          <table:table-cell office:value-type="float" office:value="0.090061">
            <text:p>0,090061</text:p>
          </table:table-cell>
          <table:table-cell/>
        </table:table-row>
        <table:table-row table:style-name="ro1">
          <table:table-cell office:value-type="float" office:value="40.900002">
            <text:p>40,900002</text:p>
          </table:table-cell>
          <table:table-cell office:value-type="float" office:value="0.072729">
            <text:p>0,072729</text:p>
          </table:table-cell>
          <table:table-cell/>
        </table:table-row>
        <table:table-row table:style-name="ro1">
          <table:table-cell office:value-type="float" office:value="40.933335">
            <text:p>40,933335</text:p>
          </table:table-cell>
          <table:table-cell office:value-type="float" office:value="0.070536">
            <text:p>0,070536</text:p>
          </table:table-cell>
          <table:table-cell/>
        </table:table-row>
        <table:table-row table:style-name="ro1">
          <table:table-cell office:value-type="float" office:value="40.966669">
            <text:p>40,966669</text:p>
          </table:table-cell>
          <table:table-cell office:value-type="float" office:value="0.05739">
            <text:p>0,05739</text:p>
          </table:table-cell>
          <table:table-cell/>
        </table:table-row>
        <table:table-row table:style-name="ro1">
          <table:table-cell office:value-type="float" office:value="41.000002">
            <text:p>41,000002</text:p>
          </table:table-cell>
          <table:table-cell office:value-type="float" office:value="0.063075">
            <text:p>0,063075</text:p>
          </table:table-cell>
          <table:table-cell/>
        </table:table-row>
        <table:table-row table:style-name="ro1">
          <table:table-cell office:value-type="float" office:value="41.033335">
            <text:p>41,033335</text:p>
          </table:table-cell>
          <table:table-cell office:value-type="float" office:value="0.065792">
            <text:p>0,065792</text:p>
          </table:table-cell>
          <table:table-cell/>
        </table:table-row>
        <table:table-row table:style-name="ro1">
          <table:table-cell office:value-type="float" office:value="41.066669">
            <text:p>41,066669</text:p>
          </table:table-cell>
          <table:table-cell office:value-type="float" office:value="0.077554">
            <text:p>0,077554</text:p>
          </table:table-cell>
          <table:table-cell/>
        </table:table-row>
        <table:table-row table:style-name="ro1">
          <table:table-cell office:value-type="float" office:value="41.100002">
            <text:p>41,100002</text:p>
          </table:table-cell>
          <table:table-cell office:value-type="float" office:value="0.052081">
            <text:p>0,052081</text:p>
          </table:table-cell>
          <table:table-cell/>
        </table:table-row>
        <table:table-row table:style-name="ro1">
          <table:table-cell office:value-type="float" office:value="41.133335">
            <text:p>41,133335</text:p>
          </table:table-cell>
          <table:table-cell office:value-type="float" office:value="0.055486">
            <text:p>0,055486</text:p>
          </table:table-cell>
          <table:table-cell/>
        </table:table-row>
        <table:table-row table:style-name="ro1">
          <table:table-cell office:value-type="float" office:value="41.166669">
            <text:p>41,166669</text:p>
          </table:table-cell>
          <table:table-cell office:value-type="float" office:value="0.097865">
            <text:p>0,097865</text:p>
          </table:table-cell>
          <table:table-cell/>
        </table:table-row>
        <table:table-row table:style-name="ro1">
          <table:table-cell office:value-type="float" office:value="41.200002">
            <text:p>41,200002</text:p>
          </table:table-cell>
          <table:table-cell office:value-type="float" office:value="0.085574">
            <text:p>0,085574</text:p>
          </table:table-cell>
          <table:table-cell/>
        </table:table-row>
        <table:table-row table:style-name="ro1">
          <table:table-cell office:value-type="float" office:value="41.233335">
            <text:p>41,233335</text:p>
          </table:table-cell>
          <table:table-cell office:value-type="float" office:value="0.100035">
            <text:p>0,100035</text:p>
          </table:table-cell>
          <table:table-cell/>
        </table:table-row>
        <table:table-row table:style-name="ro1">
          <table:table-cell office:value-type="float" office:value="41.266669">
            <text:p>41,266669</text:p>
          </table:table-cell>
          <table:table-cell office:value-type="float" office:value="0.108811">
            <text:p>0,108811</text:p>
          </table:table-cell>
          <table:table-cell/>
        </table:table-row>
        <table:table-row table:style-name="ro1">
          <table:table-cell office:value-type="float" office:value="41.300002">
            <text:p>41,300002</text:p>
          </table:table-cell>
          <table:table-cell office:value-type="float" office:value="0.107247">
            <text:p>0,107247</text:p>
          </table:table-cell>
          <table:table-cell/>
        </table:table-row>
        <table:table-row table:style-name="ro1">
          <table:table-cell office:value-type="float" office:value="41.333335">
            <text:p>41,333335</text:p>
          </table:table-cell>
          <table:table-cell office:value-type="float" office:value="0.138115">
            <text:p>0,138115</text:p>
          </table:table-cell>
          <table:table-cell/>
        </table:table-row>
        <table:table-row table:style-name="ro1">
          <table:table-cell office:value-type="float" office:value="41.366669">
            <text:p>41,366669</text:p>
          </table:table-cell>
          <table:table-cell office:value-type="float" office:value="0.137346">
            <text:p>0,137346</text:p>
          </table:table-cell>
          <table:table-cell/>
        </table:table-row>
        <table:table-row table:style-name="ro1">
          <table:table-cell office:value-type="float" office:value="41.400002">
            <text:p>41,400002</text:p>
          </table:table-cell>
          <table:table-cell office:value-type="float" office:value="0.166344">
            <text:p>0,166344</text:p>
          </table:table-cell>
          <table:table-cell office:value-type="string">
            <text:p>Generando nueva Gausiana: Amp=496.7837nm <text:s/>s=0.00618s</text:p>
          </table:table-cell>
        </table:table-row>
        <table:table-row table:style-name="ro1">
          <table:table-cell office:value-type="float" office:value="41.433335">
            <text:p>41,433335</text:p>
          </table:table-cell>
          <table:table-cell office:value-type="float" office:value="0.144743">
            <text:p>0,144743</text:p>
          </table:table-cell>
          <table:table-cell/>
        </table:table-row>
        <table:table-row table:style-name="ro1">
          <table:table-cell office:value-type="float" office:value="41.466669">
            <text:p>41,466669</text:p>
          </table:table-cell>
          <table:table-cell office:value-type="float" office:value="0.1632">
            <text:p>0,1632</text:p>
          </table:table-cell>
          <table:table-cell/>
        </table:table-row>
        <table:table-row table:style-name="ro1">
          <table:table-cell office:value-type="float" office:value="41.500002">
            <text:p>41,500002</text:p>
          </table:table-cell>
          <table:table-cell office:value-type="float" office:value="0.163895">
            <text:p>0,163895</text:p>
          </table:table-cell>
          <table:table-cell/>
        </table:table-row>
        <table:table-row table:style-name="ro1">
          <table:table-cell office:value-type="float" office:value="41.533335">
            <text:p>41,533335</text:p>
          </table:table-cell>
          <table:table-cell office:value-type="float" office:value="0.162599">
            <text:p>0,162599</text:p>
          </table:table-cell>
          <table:table-cell/>
        </table:table-row>
        <table:table-row table:style-name="ro1">
          <table:table-cell office:value-type="float" office:value="41.566669">
            <text:p>41,566669</text:p>
          </table:table-cell>
          <table:table-cell office:value-type="float" office:value="0.165134">
            <text:p>0,165134</text:p>
          </table:table-cell>
          <table:table-cell/>
        </table:table-row>
        <table:table-row table:style-name="ro1">
          <table:table-cell office:value-type="float" office:value="41.600002">
            <text:p>41,600002</text:p>
          </table:table-cell>
          <table:table-cell office:value-type="float" office:value="0.188159">
            <text:p>0,188159</text:p>
          </table:table-cell>
          <table:table-cell/>
        </table:table-row>
        <table:table-row table:style-name="ro1">
          <table:table-cell office:value-type="float" office:value="41.633336">
            <text:p>41,633336</text:p>
          </table:table-cell>
          <table:table-cell office:value-type="float" office:value="0.196281">
            <text:p>0,196281</text:p>
          </table:table-cell>
          <table:table-cell/>
        </table:table-row>
        <table:table-row table:style-name="ro1">
          <table:table-cell office:value-type="float" office:value="41.666669">
            <text:p>41,666669</text:p>
          </table:table-cell>
          <table:table-cell office:value-type="float" office:value="0.202946">
            <text:p>0,202946</text:p>
          </table:table-cell>
          <table:table-cell/>
        </table:table-row>
        <table:table-row table:style-name="ro1">
          <table:table-cell office:value-type="float" office:value="41.700002">
            <text:p>41,700002</text:p>
          </table:table-cell>
          <table:table-cell office:value-type="float" office:value="0.210557">
            <text:p>0,210557</text:p>
          </table:table-cell>
          <table:table-cell/>
        </table:table-row>
        <table:table-row table:style-name="ro1">
          <table:table-cell office:value-type="float" office:value="41.733336">
            <text:p>41,733336</text:p>
          </table:table-cell>
          <table:table-cell office:value-type="float" office:value="0.195852">
            <text:p>0,195852</text:p>
          </table:table-cell>
          <table:table-cell/>
        </table:table-row>
        <table:table-row table:style-name="ro1">
          <table:table-cell office:value-type="float" office:value="41.766669">
            <text:p>41,766669</text:p>
          </table:table-cell>
          <table:table-cell office:value-type="float" office:value="0.201858">
            <text:p>0,201858</text:p>
          </table:table-cell>
          <table:table-cell/>
        </table:table-row>
        <table:table-row table:style-name="ro1">
          <table:table-cell office:value-type="float" office:value="41.800002">
            <text:p>41,800002</text:p>
          </table:table-cell>
          <table:table-cell office:value-type="float" office:value="0.195322">
            <text:p>0,195322</text:p>
          </table:table-cell>
          <table:table-cell/>
        </table:table-row>
        <table:table-row table:style-name="ro1">
          <table:table-cell office:value-type="float" office:value="41.833336">
            <text:p>41,833336</text:p>
          </table:table-cell>
          <table:table-cell office:value-type="float" office:value="0.163677">
            <text:p>0,163677</text:p>
          </table:table-cell>
          <table:table-cell/>
        </table:table-row>
        <table:table-row table:style-name="ro1">
          <table:table-cell office:value-type="float" office:value="41.866669">
            <text:p>41,866669</text:p>
          </table:table-cell>
          <table:table-cell office:value-type="float" office:value="0.150075">
            <text:p>0,150075</text:p>
          </table:table-cell>
          <table:table-cell/>
        </table:table-row>
        <table:table-row table:style-name="ro1">
          <table:table-cell office:value-type="float" office:value="41.900002">
            <text:p>41,900002</text:p>
          </table:table-cell>
          <table:table-cell office:value-type="float" office:value="0.114908">
            <text:p>0,114908</text:p>
          </table:table-cell>
          <table:table-cell/>
        </table:table-row>
        <table:table-row table:style-name="ro1">
          <table:table-cell office:value-type="float" office:value="41.933336">
            <text:p>41,933336</text:p>
          </table:table-cell>
          <table:table-cell office:value-type="float" office:value="0.109586">
            <text:p>0,109586</text:p>
          </table:table-cell>
          <table:table-cell/>
        </table:table-row>
        <table:table-row table:style-name="ro1">
          <table:table-cell office:value-type="float" office:value="41.966669">
            <text:p>41,966669</text:p>
          </table:table-cell>
          <table:table-cell office:value-type="float" office:value="0.089577">
            <text:p>0,089577</text:p>
          </table:table-cell>
          <table:table-cell/>
        </table:table-row>
        <table:table-row table:style-name="ro1">
          <table:table-cell office:value-type="float" office:value="42.000002">
            <text:p>42,000002</text:p>
          </table:table-cell>
          <table:table-cell office:value-type="float" office:value="0.079732">
            <text:p>0,079732</text:p>
          </table:table-cell>
          <table:table-cell/>
        </table:table-row>
        <table:table-row table:style-name="ro1">
          <table:table-cell office:value-type="float" office:value="42.033336">
            <text:p>42,033336</text:p>
          </table:table-cell>
          <table:table-cell office:value-type="float" office:value="0.058133">
            <text:p>0,058133</text:p>
          </table:table-cell>
          <table:table-cell/>
        </table:table-row>
        <table:table-row table:style-name="ro1">
          <table:table-cell office:value-type="float" office:value="42.066669">
            <text:p>42,066669</text:p>
          </table:table-cell>
          <table:table-cell office:value-type="float" office:value="0.051059">
            <text:p>0,051059</text:p>
          </table:table-cell>
          <table:table-cell/>
        </table:table-row>
        <table:table-row table:style-name="ro1">
          <table:table-cell office:value-type="float" office:value="42.100002">
            <text:p>42,100002</text:p>
          </table:table-cell>
          <table:table-cell office:value-type="float" office:value="0.032661">
            <text:p>0,032661</text:p>
          </table:table-cell>
          <table:table-cell/>
        </table:table-row>
        <table:table-row table:style-name="ro1">
          <table:table-cell office:value-type="float" office:value="42.133336">
            <text:p>42,133336</text:p>
          </table:table-cell>
          <table:table-cell office:value-type="float" office:value="0.050002">
            <text:p>0,050002</text:p>
          </table:table-cell>
          <table:table-cell/>
        </table:table-row>
        <table:table-row table:style-name="ro1">
          <table:table-cell office:value-type="float" office:value="42.166669">
            <text:p>42,166669</text:p>
          </table:table-cell>
          <table:table-cell office:value-type="float" office:value="0.048274">
            <text:p>0,048274</text:p>
          </table:table-cell>
          <table:table-cell/>
        </table:table-row>
        <table:table-row table:style-name="ro1">
          <table:table-cell office:value-type="float" office:value="42.200002">
            <text:p>42,200002</text:p>
          </table:table-cell>
          <table:table-cell office:value-type="float" office:value="0.064854">
            <text:p>0,064854</text:p>
          </table:table-cell>
          <table:table-cell/>
        </table:table-row>
        <table:table-row table:style-name="ro1">
          <table:table-cell office:value-type="float" office:value="42.233336">
            <text:p>42,233336</text:p>
          </table:table-cell>
          <table:table-cell office:value-type="float" office:value="0.071085">
            <text:p>0,071085</text:p>
          </table:table-cell>
          <table:table-cell/>
        </table:table-row>
        <table:table-row table:style-name="ro1">
          <table:table-cell office:value-type="float" office:value="42.266669">
            <text:p>42,266669</text:p>
          </table:table-cell>
          <table:table-cell office:value-type="float" office:value="0.077591">
            <text:p>0,077591</text:p>
          </table:table-cell>
          <table:table-cell/>
        </table:table-row>
        <table:table-row table:style-name="ro1">
          <table:table-cell office:value-type="float" office:value="42.300002">
            <text:p>42,300002</text:p>
          </table:table-cell>
          <table:table-cell office:value-type="float" office:value="0.065038">
            <text:p>0,065038</text:p>
          </table:table-cell>
          <table:table-cell/>
        </table:table-row>
        <table:table-row table:style-name="ro1">
          <table:table-cell office:value-type="float" office:value="42.333336">
            <text:p>42,333336</text:p>
          </table:table-cell>
          <table:table-cell office:value-type="float" office:value="0.059531">
            <text:p>0,059531</text:p>
          </table:table-cell>
          <table:table-cell/>
        </table:table-row>
        <table:table-row table:style-name="ro1">
          <table:table-cell office:value-type="float" office:value="42.366669">
            <text:p>42,366669</text:p>
          </table:table-cell>
          <table:table-cell office:value-type="float" office:value="0.059602">
            <text:p>0,059602</text:p>
          </table:table-cell>
          <table:table-cell/>
        </table:table-row>
        <table:table-row table:style-name="ro1">
          <table:table-cell office:value-type="float" office:value="42.400002">
            <text:p>42,400002</text:p>
          </table:table-cell>
          <table:table-cell office:value-type="float" office:value="0.034101">
            <text:p>0,034101</text:p>
          </table:table-cell>
          <table:table-cell/>
        </table:table-row>
        <table:table-row table:style-name="ro1">
          <table:table-cell office:value-type="float" office:value="42.433336">
            <text:p>42,433336</text:p>
          </table:table-cell>
          <table:table-cell office:value-type="float" office:value="0.051906">
            <text:p>0,051906</text:p>
          </table:table-cell>
          <table:table-cell/>
        </table:table-row>
        <table:table-row table:style-name="ro1">
          <table:table-cell office:value-type="float" office:value="42.466669">
            <text:p>42,466669</text:p>
          </table:table-cell>
          <table:table-cell office:value-type="float" office:value="0.058675">
            <text:p>0,058675</text:p>
          </table:table-cell>
          <table:table-cell/>
        </table:table-row>
        <table:table-row table:style-name="ro1">
          <table:table-cell office:value-type="float" office:value="42.500002">
            <text:p>42,500002</text:p>
          </table:table-cell>
          <table:table-cell office:value-type="float" office:value="0.106511">
            <text:p>0,106511</text:p>
          </table:table-cell>
          <table:table-cell/>
        </table:table-row>
        <table:table-row table:style-name="ro1">
          <table:table-cell office:value-type="float" office:value="42.533336">
            <text:p>42,533336</text:p>
          </table:table-cell>
          <table:table-cell office:value-type="float" office:value="0.117526">
            <text:p>0,117526</text:p>
          </table:table-cell>
          <table:table-cell/>
        </table:table-row>
        <table:table-row table:style-name="ro1">
          <table:table-cell office:value-type="float" office:value="42.566669">
            <text:p>42,566669</text:p>
          </table:table-cell>
          <table:table-cell office:value-type="float" office:value="0.117494">
            <text:p>0,117494</text:p>
          </table:table-cell>
          <table:table-cell/>
        </table:table-row>
        <table:table-row table:style-name="ro1">
          <table:table-cell office:value-type="float" office:value="42.600002">
            <text:p>42,600002</text:p>
          </table:table-cell>
          <table:table-cell office:value-type="float" office:value="0.12777">
            <text:p>0,12777</text:p>
          </table:table-cell>
          <table:table-cell/>
        </table:table-row>
        <table:table-row table:style-name="ro1">
          <table:table-cell office:value-type="float" office:value="42.633336">
            <text:p>42,633336</text:p>
          </table:table-cell>
          <table:table-cell office:value-type="float" office:value="0.142072">
            <text:p>0,142072</text:p>
          </table:table-cell>
          <table:table-cell/>
        </table:table-row>
        <table:table-row table:style-name="ro1">
          <table:table-cell office:value-type="float" office:value="42.666669">
            <text:p>42,666669</text:p>
          </table:table-cell>
          <table:table-cell office:value-type="float" office:value="0.177891">
            <text:p>0,177891</text:p>
          </table:table-cell>
          <table:table-cell/>
        </table:table-row>
        <table:table-row table:style-name="ro1">
          <table:table-cell office:value-type="float" office:value="42.700002">
            <text:p>42,700002</text:p>
          </table:table-cell>
          <table:table-cell office:value-type="float" office:value="0.202492">
            <text:p>0,202492</text:p>
          </table:table-cell>
          <table:table-cell/>
        </table:table-row>
        <table:table-row table:style-name="ro1">
          <table:table-cell office:value-type="float" office:value="42.733336">
            <text:p>42,733336</text:p>
          </table:table-cell>
          <table:table-cell office:value-type="float" office:value="0.188781">
            <text:p>0,188781</text:p>
          </table:table-cell>
          <table:table-cell/>
        </table:table-row>
        <table:table-row table:style-name="ro1">
          <table:table-cell office:value-type="float" office:value="42.766669">
            <text:p>42,766669</text:p>
          </table:table-cell>
          <table:table-cell office:value-type="float" office:value="0.205657">
            <text:p>0,205657</text:p>
          </table:table-cell>
          <table:table-cell/>
        </table:table-row>
        <table:table-row table:style-name="ro1">
          <table:table-cell office:value-type="float" office:value="42.800002">
            <text:p>42,800002</text:p>
          </table:table-cell>
          <table:table-cell office:value-type="float" office:value="0.213008">
            <text:p>0,213008</text:p>
          </table:table-cell>
          <table:table-cell/>
        </table:table-row>
        <table:table-row table:style-name="ro1">
          <table:table-cell office:value-type="float" office:value="42.833336">
            <text:p>42,833336</text:p>
          </table:table-cell>
          <table:table-cell office:value-type="float" office:value="0.224231">
            <text:p>0,224231</text:p>
          </table:table-cell>
          <table:table-cell/>
        </table:table-row>
        <table:table-row table:style-name="ro1">
          <table:table-cell office:value-type="float" office:value="42.866669">
            <text:p>42,866669</text:p>
          </table:table-cell>
          <table:table-cell office:value-type="float" office:value="0.221729">
            <text:p>0,221729</text:p>
          </table:table-cell>
          <table:table-cell/>
        </table:table-row>
        <table:table-row table:style-name="ro1">
          <table:table-cell office:value-type="float" office:value="42.900002">
            <text:p>42,900002</text:p>
          </table:table-cell>
          <table:table-cell office:value-type="float" office:value="0.208502">
            <text:p>0,208502</text:p>
          </table:table-cell>
          <table:table-cell/>
        </table:table-row>
        <table:table-row table:style-name="ro1">
          <table:table-cell office:value-type="float" office:value="42.933336">
            <text:p>42,933336</text:p>
          </table:table-cell>
          <table:table-cell office:value-type="float" office:value="0.200407">
            <text:p>0,200407</text:p>
          </table:table-cell>
          <table:table-cell/>
        </table:table-row>
        <table:table-row table:style-name="ro1">
          <table:table-cell office:value-type="float" office:value="42.966669">
            <text:p>42,966669</text:p>
          </table:table-cell>
          <table:table-cell office:value-type="float" office:value="0.186027">
            <text:p>0,186027</text:p>
          </table:table-cell>
          <table:table-cell/>
        </table:table-row>
        <table:table-row table:style-name="ro1">
          <table:table-cell office:value-type="float" office:value="43.000002">
            <text:p>43,000002</text:p>
          </table:table-cell>
          <table:table-cell office:value-type="float" office:value="0.169636">
            <text:p>0,169636</text:p>
          </table:table-cell>
          <table:table-cell/>
        </table:table-row>
        <table:table-row table:style-name="ro1">
          <table:table-cell office:value-type="float" office:value="43.033336">
            <text:p>43,033336</text:p>
          </table:table-cell>
          <table:table-cell office:value-type="float" office:value="0.168847">
            <text:p>0,168847</text:p>
          </table:table-cell>
          <table:table-cell/>
        </table:table-row>
        <table:table-row table:style-name="ro1">
          <table:table-cell office:value-type="float" office:value="43.066669">
            <text:p>43,066669</text:p>
          </table:table-cell>
          <table:table-cell office:value-type="float" office:value="0.146392">
            <text:p>0,146392</text:p>
          </table:table-cell>
          <table:table-cell/>
        </table:table-row>
        <table:table-row table:style-name="ro1">
          <table:table-cell office:value-type="float" office:value="43.100002">
            <text:p>43,100002</text:p>
          </table:table-cell>
          <table:table-cell office:value-type="float" office:value="0.153489">
            <text:p>0,153489</text:p>
          </table:table-cell>
          <table:table-cell/>
        </table:table-row>
        <table:table-row table:style-name="ro1">
          <table:table-cell office:value-type="float" office:value="43.133336">
            <text:p>43,133336</text:p>
          </table:table-cell>
          <table:table-cell office:value-type="float" office:value="0.142937">
            <text:p>0,142937</text:p>
          </table:table-cell>
          <table:table-cell office:value-type="string">
            <text:p>Generando nueva Gausiana: Amp=149.8736nm <text:s/>s=0.01165s</text:p>
          </table:table-cell>
        </table:table-row>
        <table:table-row table:style-name="ro1">
          <table:table-cell office:value-type="float" office:value="43.166669">
            <text:p>43,166669</text:p>
          </table:table-cell>
          <table:table-cell office:value-type="float" office:value="0.262676">
            <text:p>0,262676</text:p>
          </table:table-cell>
          <table:table-cell/>
        </table:table-row>
        <table:table-row table:style-name="ro1">
          <table:table-cell office:value-type="float" office:value="43.200002">
            <text:p>43,200002</text:p>
          </table:table-cell>
          <table:table-cell office:value-type="float" office:value="0.24198">
            <text:p>0,24198</text:p>
          </table:table-cell>
          <table:table-cell/>
        </table:table-row>
        <table:table-row table:style-name="ro1">
          <table:table-cell office:value-type="float" office:value="43.233336">
            <text:p>43,233336</text:p>
          </table:table-cell>
          <table:table-cell office:value-type="float" office:value="0.246312">
            <text:p>0,246312</text:p>
          </table:table-cell>
          <table:table-cell/>
        </table:table-row>
        <table:table-row table:style-name="ro1">
          <table:table-cell office:value-type="float" office:value="43.266669">
            <text:p>43,266669</text:p>
          </table:table-cell>
          <table:table-cell office:value-type="float" office:value="0.256162">
            <text:p>0,256162</text:p>
          </table:table-cell>
          <table:table-cell/>
        </table:table-row>
        <table:table-row table:style-name="ro1">
          <table:table-cell office:value-type="float" office:value="43.300002">
            <text:p>43,300002</text:p>
          </table:table-cell>
          <table:table-cell office:value-type="float" office:value="0.254073">
            <text:p>0,254073</text:p>
          </table:table-cell>
          <table:table-cell/>
        </table:table-row>
        <table:table-row table:style-name="ro1">
          <table:table-cell office:value-type="float" office:value="43.333336">
            <text:p>43,333336</text:p>
          </table:table-cell>
          <table:table-cell office:value-type="float" office:value="0.267753">
            <text:p>0,267753</text:p>
          </table:table-cell>
          <table:table-cell/>
        </table:table-row>
        <table:table-row table:style-name="ro1">
          <table:table-cell office:value-type="float" office:value="43.366669">
            <text:p>43,366669</text:p>
          </table:table-cell>
          <table:table-cell office:value-type="float" office:value="0.25905">
            <text:p>0,25905</text:p>
          </table:table-cell>
          <table:table-cell/>
        </table:table-row>
        <table:table-row table:style-name="ro1">
          <table:table-cell office:value-type="float" office:value="43.400002">
            <text:p>43,400002</text:p>
          </table:table-cell>
          <table:table-cell office:value-type="float" office:value="0.228177">
            <text:p>0,228177</text:p>
          </table:table-cell>
          <table:table-cell/>
        </table:table-row>
        <table:table-row table:style-name="ro1">
          <table:table-cell office:value-type="float" office:value="43.433336">
            <text:p>43,433336</text:p>
          </table:table-cell>
          <table:table-cell office:value-type="float" office:value="0.250946">
            <text:p>0,250946</text:p>
          </table:table-cell>
          <table:table-cell/>
        </table:table-row>
        <table:table-row table:style-name="ro1">
          <table:table-cell office:value-type="float" office:value="43.466669">
            <text:p>43,466669</text:p>
          </table:table-cell>
          <table:table-cell office:value-type="float" office:value="0.273109">
            <text:p>0,273109</text:p>
          </table:table-cell>
          <table:table-cell/>
        </table:table-row>
        <table:table-row table:style-name="ro1">
          <table:table-cell office:value-type="float" office:value="43.500002">
            <text:p>43,500002</text:p>
          </table:table-cell>
          <table:table-cell office:value-type="float" office:value="0.262239">
            <text:p>0,262239</text:p>
          </table:table-cell>
          <table:table-cell/>
        </table:table-row>
        <table:table-row table:style-name="ro1">
          <table:table-cell office:value-type="float" office:value="43.533336">
            <text:p>43,533336</text:p>
          </table:table-cell>
          <table:table-cell office:value-type="float" office:value="0.257328">
            <text:p>0,257328</text:p>
          </table:table-cell>
          <table:table-cell/>
        </table:table-row>
        <table:table-row table:style-name="ro1">
          <table:table-cell office:value-type="float" office:value="43.566669">
            <text:p>43,566669</text:p>
          </table:table-cell>
          <table:table-cell office:value-type="float" office:value="0.268397">
            <text:p>0,268397</text:p>
          </table:table-cell>
          <table:table-cell/>
        </table:table-row>
        <table:table-row table:style-name="ro1">
          <table:table-cell office:value-type="float" office:value="43.600002">
            <text:p>43,600002</text:p>
          </table:table-cell>
          <table:table-cell office:value-type="float" office:value="0.274986">
            <text:p>0,274986</text:p>
          </table:table-cell>
          <table:table-cell/>
        </table:table-row>
        <table:table-row table:style-name="ro1">
          <table:table-cell office:value-type="float" office:value="43.633336">
            <text:p>43,633336</text:p>
          </table:table-cell>
          <table:table-cell office:value-type="float" office:value="0.253734">
            <text:p>0,253734</text:p>
          </table:table-cell>
          <table:table-cell/>
        </table:table-row>
        <table:table-row table:style-name="ro1">
          <table:table-cell office:value-type="float" office:value="43.666669">
            <text:p>43,666669</text:p>
          </table:table-cell>
          <table:table-cell office:value-type="float" office:value="0.238998">
            <text:p>0,238998</text:p>
          </table:table-cell>
          <table:table-cell/>
        </table:table-row>
        <table:table-row table:style-name="ro1">
          <table:table-cell office:value-type="float" office:value="43.700002">
            <text:p>43,700002</text:p>
          </table:table-cell>
          <table:table-cell office:value-type="float" office:value="0.267336">
            <text:p>0,267336</text:p>
          </table:table-cell>
          <table:table-cell/>
        </table:table-row>
        <table:table-row table:style-name="ro1">
          <table:table-cell office:value-type="float" office:value="43.733336">
            <text:p>43,733336</text:p>
          </table:table-cell>
          <table:table-cell office:value-type="float" office:value="0.26496">
            <text:p>0,26496</text:p>
          </table:table-cell>
          <table:table-cell/>
        </table:table-row>
        <table:table-row table:style-name="ro1">
          <table:table-cell office:value-type="float" office:value="43.766669">
            <text:p>43,766669</text:p>
          </table:table-cell>
          <table:table-cell office:value-type="float" office:value="0.277075">
            <text:p>0,277075</text:p>
          </table:table-cell>
          <table:table-cell/>
        </table:table-row>
        <table:table-row table:style-name="ro1">
          <table:table-cell office:value-type="float" office:value="43.800002">
            <text:p>43,800002</text:p>
          </table:table-cell>
          <table:table-cell office:value-type="float" office:value="0.267838">
            <text:p>0,267838</text:p>
          </table:table-cell>
          <table:table-cell/>
        </table:table-row>
        <table:table-row table:style-name="ro1">
          <table:table-cell office:value-type="float" office:value="43.833336">
            <text:p>43,833336</text:p>
          </table:table-cell>
          <table:table-cell office:value-type="float" office:value="0.264683">
            <text:p>0,264683</text:p>
          </table:table-cell>
          <table:table-cell/>
        </table:table-row>
        <table:table-row table:style-name="ro1">
          <table:table-cell office:value-type="float" office:value="43.866669">
            <text:p>43,866669</text:p>
          </table:table-cell>
          <table:table-cell office:value-type="float" office:value="0.267158">
            <text:p>0,267158</text:p>
          </table:table-cell>
          <table:table-cell/>
        </table:table-row>
        <table:table-row table:style-name="ro1">
          <table:table-cell office:value-type="float" office:value="43.900002">
            <text:p>43,900002</text:p>
          </table:table-cell>
          <table:table-cell office:value-type="float" office:value="0.270456">
            <text:p>0,270456</text:p>
          </table:table-cell>
          <table:table-cell/>
        </table:table-row>
        <table:table-row table:style-name="ro1">
          <table:table-cell office:value-type="float" office:value="43.933336">
            <text:p>43,933336</text:p>
          </table:table-cell>
          <table:table-cell office:value-type="float" office:value="0.270738">
            <text:p>0,270738</text:p>
          </table:table-cell>
          <table:table-cell/>
        </table:table-row>
        <table:table-row table:style-name="ro1">
          <table:table-cell office:value-type="float" office:value="43.966669">
            <text:p>43,966669</text:p>
          </table:table-cell>
          <table:table-cell office:value-type="float" office:value="0.264807">
            <text:p>0,264807</text:p>
          </table:table-cell>
          <table:table-cell/>
        </table:table-row>
        <table:table-row table:style-name="ro1">
          <table:table-cell office:value-type="float" office:value="44.000002">
            <text:p>44,000002</text:p>
          </table:table-cell>
          <table:table-cell office:value-type="float" office:value="0.281145">
            <text:p>0,281145</text:p>
          </table:table-cell>
          <table:table-cell/>
        </table:table-row>
        <table:table-row table:style-name="ro1">
          <table:table-cell office:value-type="float" office:value="44.033336">
            <text:p>44,033336</text:p>
          </table:table-cell>
          <table:table-cell office:value-type="float" office:value="0.285276">
            <text:p>0,285276</text:p>
          </table:table-cell>
          <table:table-cell/>
        </table:table-row>
        <table:table-row table:style-name="ro1">
          <table:table-cell office:value-type="float" office:value="44.066669">
            <text:p>44,066669</text:p>
          </table:table-cell>
          <table:table-cell office:value-type="float" office:value="0.273253">
            <text:p>0,273253</text:p>
          </table:table-cell>
          <table:table-cell/>
        </table:table-row>
        <table:table-row table:style-name="ro1">
          <table:table-cell office:value-type="float" office:value="44.100002">
            <text:p>44,100002</text:p>
          </table:table-cell>
          <table:table-cell office:value-type="float" office:value="0.258784">
            <text:p>0,258784</text:p>
          </table:table-cell>
          <table:table-cell/>
        </table:table-row>
        <table:table-row table:style-name="ro1">
          <table:table-cell office:value-type="float" office:value="44.133336">
            <text:p>44,133336</text:p>
          </table:table-cell>
          <table:table-cell office:value-type="float" office:value="0.271029">
            <text:p>0,271029</text:p>
          </table:table-cell>
          <table:table-cell/>
        </table:table-row>
        <table:table-row table:style-name="ro1">
          <table:table-cell office:value-type="float" office:value="44.166669">
            <text:p>44,166669</text:p>
          </table:table-cell>
          <table:table-cell office:value-type="float" office:value="0.279123">
            <text:p>0,279123</text:p>
          </table:table-cell>
          <table:table-cell/>
        </table:table-row>
        <table:table-row table:style-name="ro1">
          <table:table-cell office:value-type="float" office:value="44.200002">
            <text:p>44,200002</text:p>
          </table:table-cell>
          <table:table-cell office:value-type="float" office:value="0.266647">
            <text:p>0,266647</text:p>
          </table:table-cell>
          <table:table-cell/>
        </table:table-row>
        <table:table-row table:style-name="ro1">
          <table:table-cell office:value-type="float" office:value="44.233336">
            <text:p>44,233336</text:p>
          </table:table-cell>
          <table:table-cell office:value-type="float" office:value="0.254627">
            <text:p>0,254627</text:p>
          </table:table-cell>
          <table:table-cell/>
        </table:table-row>
        <table:table-row table:style-name="ro1">
          <table:table-cell office:value-type="float" office:value="44.266669">
            <text:p>44,266669</text:p>
          </table:table-cell>
          <table:table-cell office:value-type="float" office:value="0.245247">
            <text:p>0,245247</text:p>
          </table:table-cell>
          <table:table-cell/>
        </table:table-row>
        <table:table-row table:style-name="ro1">
          <table:table-cell office:value-type="float" office:value="44.300002">
            <text:p>44,300002</text:p>
          </table:table-cell>
          <table:table-cell office:value-type="float" office:value="0.246567">
            <text:p>0,246567</text:p>
          </table:table-cell>
          <table:table-cell/>
        </table:table-row>
        <table:table-row table:style-name="ro1">
          <table:table-cell office:value-type="float" office:value="44.333336">
            <text:p>44,333336</text:p>
          </table:table-cell>
          <table:table-cell office:value-type="float" office:value="0.249529">
            <text:p>0,249529</text:p>
          </table:table-cell>
          <table:table-cell/>
        </table:table-row>
        <table:table-row table:style-name="ro1">
          <table:table-cell office:value-type="float" office:value="44.366669">
            <text:p>44,366669</text:p>
          </table:table-cell>
          <table:table-cell office:value-type="float" office:value="0.246898">
            <text:p>0,246898</text:p>
          </table:table-cell>
          <table:table-cell/>
        </table:table-row>
        <table:table-row table:style-name="ro1">
          <table:table-cell office:value-type="float" office:value="44.400002">
            <text:p>44,400002</text:p>
          </table:table-cell>
          <table:table-cell office:value-type="float" office:value="0.241905">
            <text:p>0,241905</text:p>
          </table:table-cell>
          <table:table-cell/>
        </table:table-row>
        <table:table-row table:style-name="ro1">
          <table:table-cell office:value-type="float" office:value="44.433336">
            <text:p>44,433336</text:p>
          </table:table-cell>
          <table:table-cell office:value-type="float" office:value="0.236133">
            <text:p>0,236133</text:p>
          </table:table-cell>
          <table:table-cell/>
        </table:table-row>
        <table:table-row table:style-name="ro1">
          <table:table-cell office:value-type="float" office:value="44.466669">
            <text:p>44,466669</text:p>
          </table:table-cell>
          <table:table-cell office:value-type="float" office:value="0.220637">
            <text:p>0,220637</text:p>
          </table:table-cell>
          <table:table-cell/>
        </table:table-row>
        <table:table-row table:style-name="ro1">
          <table:table-cell office:value-type="float" office:value="44.500002">
            <text:p>44,500002</text:p>
          </table:table-cell>
          <table:table-cell office:value-type="float" office:value="0.246138">
            <text:p>0,246138</text:p>
          </table:table-cell>
          <table:table-cell/>
        </table:table-row>
        <table:table-row table:style-name="ro1">
          <table:table-cell office:value-type="float" office:value="44.533336">
            <text:p>44,533336</text:p>
          </table:table-cell>
          <table:table-cell office:value-type="float" office:value="0.212838">
            <text:p>0,212838</text:p>
          </table:table-cell>
          <table:table-cell/>
        </table:table-row>
        <table:table-row table:style-name="ro1">
          <table:table-cell office:value-type="float" office:value="44.566669">
            <text:p>44,566669</text:p>
          </table:table-cell>
          <table:table-cell office:value-type="float" office:value="0.212913">
            <text:p>0,212913</text:p>
          </table:table-cell>
          <table:table-cell/>
        </table:table-row>
        <table:table-row table:style-name="ro1">
          <table:table-cell office:value-type="float" office:value="44.600002">
            <text:p>44,600002</text:p>
          </table:table-cell>
          <table:table-cell office:value-type="float" office:value="0.23349">
            <text:p>0,23349</text:p>
          </table:table-cell>
          <table:table-cell/>
        </table:table-row>
        <table:table-row table:style-name="ro1">
          <table:table-cell office:value-type="float" office:value="44.633336">
            <text:p>44,633336</text:p>
          </table:table-cell>
          <table:table-cell office:value-type="float" office:value="0.231962">
            <text:p>0,231962</text:p>
          </table:table-cell>
          <table:table-cell/>
        </table:table-row>
        <table:table-row table:style-name="ro1">
          <table:table-cell office:value-type="float" office:value="44.666669">
            <text:p>44,666669</text:p>
          </table:table-cell>
          <table:table-cell office:value-type="float" office:value="0.226719">
            <text:p>0,226719</text:p>
          </table:table-cell>
          <table:table-cell/>
        </table:table-row>
        <table:table-row table:style-name="ro1">
          <table:table-cell office:value-type="float" office:value="44.700002">
            <text:p>44,700002</text:p>
          </table:table-cell>
          <table:table-cell office:value-type="float" office:value="0.21401">
            <text:p>0,21401</text:p>
          </table:table-cell>
          <table:table-cell/>
        </table:table-row>
        <table:table-row table:style-name="ro1">
          <table:table-cell office:value-type="float" office:value="44.733336">
            <text:p>44,733336</text:p>
          </table:table-cell>
          <table:table-cell office:value-type="float" office:value="0.222422">
            <text:p>0,222422</text:p>
          </table:table-cell>
          <table:table-cell/>
        </table:table-row>
        <table:table-row table:style-name="ro1">
          <table:table-cell office:value-type="float" office:value="44.766669">
            <text:p>44,766669</text:p>
          </table:table-cell>
          <table:table-cell office:value-type="float" office:value="0.222387">
            <text:p>0,222387</text:p>
          </table:table-cell>
          <table:table-cell/>
        </table:table-row>
        <table:table-row table:style-name="ro1">
          <table:table-cell office:value-type="float" office:value="44.800002">
            <text:p>44,800002</text:p>
          </table:table-cell>
          <table:table-cell office:value-type="float" office:value="0.227609">
            <text:p>0,227609</text:p>
          </table:table-cell>
          <table:table-cell/>
        </table:table-row>
        <table:table-row table:style-name="ro1">
          <table:table-cell office:value-type="float" office:value="44.833336">
            <text:p>44,833336</text:p>
          </table:table-cell>
          <table:table-cell office:value-type="float" office:value="0.226435">
            <text:p>0,226435</text:p>
          </table:table-cell>
          <table:table-cell/>
        </table:table-row>
        <table:table-row table:style-name="ro1">
          <table:table-cell office:value-type="float" office:value="44.866669">
            <text:p>44,866669</text:p>
          </table:table-cell>
          <table:table-cell office:value-type="float" office:value="0.223664">
            <text:p>0,223664</text:p>
          </table:table-cell>
          <table:table-cell office:value-type="string">
            <text:p>Generando nueva Gausiana: Amp=-278.7858nm <text:s/>s=0.01610s</text:p>
          </table:table-cell>
        </table:table-row>
        <table:table-row table:style-name="ro1">
          <table:table-cell office:value-type="float" office:value="44.900002">
            <text:p>44,900002</text:p>
          </table:table-cell>
          <table:table-cell office:value-type="float" office:value="0.140006">
            <text:p>0,140006</text:p>
          </table:table-cell>
          <table:table-cell/>
        </table:table-row>
        <table:table-row table:style-name="ro1">
          <table:table-cell office:value-type="float" office:value="44.933336">
            <text:p>44,933336</text:p>
          </table:table-cell>
          <table:table-cell office:value-type="float" office:value="0.152024">
            <text:p>0,152024</text:p>
          </table:table-cell>
          <table:table-cell/>
        </table:table-row>
        <table:table-row table:style-name="ro1">
          <table:table-cell office:value-type="float" office:value="44.966669">
            <text:p>44,966669</text:p>
          </table:table-cell>
          <table:table-cell office:value-type="float" office:value="0.161667">
            <text:p>0,161667</text:p>
          </table:table-cell>
          <table:table-cell/>
        </table:table-row>
        <table:table-row table:style-name="ro1">
          <table:table-cell office:value-type="float" office:value="45.000002">
            <text:p>45,000002</text:p>
          </table:table-cell>
          <table:table-cell office:value-type="float" office:value="0.140226">
            <text:p>0,140226</text:p>
          </table:table-cell>
          <table:table-cell/>
        </table:table-row>
        <table:table-row table:style-name="ro1">
          <table:table-cell office:value-type="float" office:value="45.033336">
            <text:p>45,033336</text:p>
          </table:table-cell>
          <table:table-cell office:value-type="float" office:value="0.170764">
            <text:p>0,170764</text:p>
          </table:table-cell>
          <table:table-cell/>
        </table:table-row>
        <table:table-row table:style-name="ro1">
          <table:table-cell office:value-type="float" office:value="45.066669">
            <text:p>45,066669</text:p>
          </table:table-cell>
          <table:table-cell office:value-type="float" office:value="0.182315">
            <text:p>0,182315</text:p>
          </table:table-cell>
          <table:table-cell/>
        </table:table-row>
        <table:table-row table:style-name="ro1">
          <table:table-cell office:value-type="float" office:value="45.100002">
            <text:p>45,100002</text:p>
          </table:table-cell>
          <table:table-cell office:value-type="float" office:value="0.171798">
            <text:p>0,171798</text:p>
          </table:table-cell>
          <table:table-cell/>
        </table:table-row>
        <table:table-row table:style-name="ro1">
          <table:table-cell office:value-type="float" office:value="45.133336">
            <text:p>45,133336</text:p>
          </table:table-cell>
          <table:table-cell office:value-type="float" office:value="0.157182">
            <text:p>0,157182</text:p>
          </table:table-cell>
          <table:table-cell/>
        </table:table-row>
        <table:table-row table:style-name="ro1">
          <table:table-cell office:value-type="float" office:value="45.166669">
            <text:p>45,166669</text:p>
          </table:table-cell>
          <table:table-cell office:value-type="float" office:value="0.166351">
            <text:p>0,166351</text:p>
          </table:table-cell>
          <table:table-cell/>
        </table:table-row>
        <table:table-row table:style-name="ro1">
          <table:table-cell office:value-type="float" office:value="45.200002">
            <text:p>45,200002</text:p>
          </table:table-cell>
          <table:table-cell office:value-type="float" office:value="0.211608">
            <text:p>0,211608</text:p>
          </table:table-cell>
          <table:table-cell/>
        </table:table-row>
        <table:table-row table:style-name="ro1">
          <table:table-cell office:value-type="float" office:value="45.233336">
            <text:p>45,233336</text:p>
          </table:table-cell>
          <table:table-cell office:value-type="float" office:value="0.19521">
            <text:p>0,19521</text:p>
          </table:table-cell>
          <table:table-cell/>
        </table:table-row>
        <table:table-row table:style-name="ro1">
          <table:table-cell office:value-type="float" office:value="45.266669">
            <text:p>45,266669</text:p>
          </table:table-cell>
          <table:table-cell office:value-type="float" office:value="0.212859">
            <text:p>0,212859</text:p>
          </table:table-cell>
          <table:table-cell/>
        </table:table-row>
        <table:table-row table:style-name="ro1">
          <table:table-cell office:value-type="float" office:value="45.300002">
            <text:p>45,300002</text:p>
          </table:table-cell>
          <table:table-cell office:value-type="float" office:value="0.199577">
            <text:p>0,199577</text:p>
          </table:table-cell>
          <table:table-cell/>
        </table:table-row>
        <table:table-row table:style-name="ro1">
          <table:table-cell office:value-type="float" office:value="45.333336">
            <text:p>45,333336</text:p>
          </table:table-cell>
          <table:table-cell office:value-type="float" office:value="0.219133">
            <text:p>0,219133</text:p>
          </table:table-cell>
          <table:table-cell/>
        </table:table-row>
        <table:table-row table:style-name="ro1">
          <table:table-cell office:value-type="float" office:value="45.366669">
            <text:p>45,366669</text:p>
          </table:table-cell>
          <table:table-cell office:value-type="float" office:value="0.224821">
            <text:p>0,224821</text:p>
          </table:table-cell>
          <table:table-cell/>
        </table:table-row>
        <table:table-row table:style-name="ro1">
          <table:table-cell office:value-type="float" office:value="45.400002">
            <text:p>45,400002</text:p>
          </table:table-cell>
          <table:table-cell office:value-type="float" office:value="0.229057">
            <text:p>0,229057</text:p>
          </table:table-cell>
          <table:table-cell/>
        </table:table-row>
        <table:table-row table:style-name="ro1">
          <table:table-cell office:value-type="float" office:value="45.433336">
            <text:p>45,433336</text:p>
          </table:table-cell>
          <table:table-cell office:value-type="float" office:value="0.235303">
            <text:p>0,235303</text:p>
          </table:table-cell>
          <table:table-cell/>
        </table:table-row>
        <table:table-row table:style-name="ro1">
          <table:table-cell office:value-type="float" office:value="45.466669">
            <text:p>45,466669</text:p>
          </table:table-cell>
          <table:table-cell office:value-type="float" office:value="0.236566">
            <text:p>0,236566</text:p>
          </table:table-cell>
          <table:table-cell/>
        </table:table-row>
        <table:table-row table:style-name="ro1">
          <table:table-cell office:value-type="float" office:value="45.500002">
            <text:p>45,500002</text:p>
          </table:table-cell>
          <table:table-cell office:value-type="float" office:value="0.271887">
            <text:p>0,271887</text:p>
          </table:table-cell>
          <table:table-cell/>
        </table:table-row>
        <table:table-row table:style-name="ro1">
          <table:table-cell office:value-type="float" office:value="45.533336">
            <text:p>45,533336</text:p>
          </table:table-cell>
          <table:table-cell office:value-type="float" office:value="0.267724">
            <text:p>0,267724</text:p>
          </table:table-cell>
          <table:table-cell/>
        </table:table-row>
        <table:table-row table:style-name="ro1">
          <table:table-cell office:value-type="float" office:value="45.566669">
            <text:p>45,566669</text:p>
          </table:table-cell>
          <table:table-cell office:value-type="float" office:value="0.261687">
            <text:p>0,261687</text:p>
          </table:table-cell>
          <table:table-cell/>
        </table:table-row>
        <table:table-row table:style-name="ro1">
          <table:table-cell office:value-type="float" office:value="45.600002">
            <text:p>45,600002</text:p>
          </table:table-cell>
          <table:table-cell office:value-type="float" office:value="0.270288">
            <text:p>0,270288</text:p>
          </table:table-cell>
          <table:table-cell/>
        </table:table-row>
        <table:table-row table:style-name="ro1">
          <table:table-cell office:value-type="float" office:value="45.633336">
            <text:p>45,633336</text:p>
          </table:table-cell>
          <table:table-cell office:value-type="float" office:value="0.265038">
            <text:p>0,265038</text:p>
          </table:table-cell>
          <table:table-cell/>
        </table:table-row>
        <table:table-row table:style-name="ro1">
          <table:table-cell office:value-type="float" office:value="45.666669">
            <text:p>45,666669</text:p>
          </table:table-cell>
          <table:table-cell office:value-type="float" office:value="0.271266">
            <text:p>0,271266</text:p>
          </table:table-cell>
          <table:table-cell/>
        </table:table-row>
        <table:table-row table:style-name="ro1">
          <table:table-cell office:value-type="float" office:value="45.700002">
            <text:p>45,700002</text:p>
          </table:table-cell>
          <table:table-cell office:value-type="float" office:value="0.269115">
            <text:p>0,269115</text:p>
          </table:table-cell>
          <table:table-cell/>
        </table:table-row>
        <table:table-row table:style-name="ro1">
          <table:table-cell office:value-type="float" office:value="45.733336">
            <text:p>45,733336</text:p>
          </table:table-cell>
          <table:table-cell office:value-type="float" office:value="0.281287">
            <text:p>0,281287</text:p>
          </table:table-cell>
          <table:table-cell/>
        </table:table-row>
        <table:table-row table:style-name="ro1">
          <table:table-cell office:value-type="float" office:value="45.766669">
            <text:p>45,766669</text:p>
          </table:table-cell>
          <table:table-cell office:value-type="float" office:value="0.286876">
            <text:p>0,286876</text:p>
          </table:table-cell>
          <table:table-cell/>
        </table:table-row>
        <table:table-row table:style-name="ro1">
          <table:table-cell office:value-type="float" office:value="45.800002">
            <text:p>45,800002</text:p>
          </table:table-cell>
          <table:table-cell office:value-type="float" office:value="0.290675">
            <text:p>0,290675</text:p>
          </table:table-cell>
          <table:table-cell/>
        </table:table-row>
        <table:table-row table:style-name="ro1">
          <table:table-cell office:value-type="float" office:value="45.833336">
            <text:p>45,833336</text:p>
          </table:table-cell>
          <table:table-cell office:value-type="float" office:value="0.280481">
            <text:p>0,280481</text:p>
          </table:table-cell>
          <table:table-cell/>
        </table:table-row>
        <table:table-row table:style-name="ro1">
          <table:table-cell office:value-type="float" office:value="45.866669">
            <text:p>45,866669</text:p>
          </table:table-cell>
          <table:table-cell office:value-type="float" office:value="0.294683">
            <text:p>0,294683</text:p>
          </table:table-cell>
          <table:table-cell/>
        </table:table-row>
        <table:table-row table:style-name="ro1">
          <table:table-cell office:value-type="float" office:value="45.900002">
            <text:p>45,900002</text:p>
          </table:table-cell>
          <table:table-cell office:value-type="float" office:value="0.279362">
            <text:p>0,279362</text:p>
          </table:table-cell>
          <table:table-cell/>
        </table:table-row>
        <table:table-row table:style-name="ro1">
          <table:table-cell office:value-type="float" office:value="45.933336">
            <text:p>45,933336</text:p>
          </table:table-cell>
          <table:table-cell office:value-type="float" office:value="0.273039">
            <text:p>0,273039</text:p>
          </table:table-cell>
          <table:table-cell/>
        </table:table-row>
        <table:table-row table:style-name="ro1">
          <table:table-cell office:value-type="float" office:value="45.966669">
            <text:p>45,966669</text:p>
          </table:table-cell>
          <table:table-cell office:value-type="float" office:value="0.262547">
            <text:p>0,262547</text:p>
          </table:table-cell>
          <table:table-cell/>
        </table:table-row>
        <table:table-row table:style-name="ro1">
          <table:table-cell office:value-type="float" office:value="46.000002">
            <text:p>46,000002</text:p>
          </table:table-cell>
          <table:table-cell office:value-type="float" office:value="0.25238">
            <text:p>0,25238</text:p>
          </table:table-cell>
          <table:table-cell/>
        </table:table-row>
        <table:table-row table:style-name="ro1">
          <table:table-cell office:value-type="float" office:value="46.033336">
            <text:p>46,033336</text:p>
          </table:table-cell>
          <table:table-cell office:value-type="float" office:value="0.240271">
            <text:p>0,240271</text:p>
          </table:table-cell>
          <table:table-cell/>
        </table:table-row>
        <table:table-row table:style-name="ro1">
          <table:table-cell office:value-type="float" office:value="46.066669">
            <text:p>46,066669</text:p>
          </table:table-cell>
          <table:table-cell office:value-type="float" office:value="0.264481">
            <text:p>0,264481</text:p>
          </table:table-cell>
          <table:table-cell/>
        </table:table-row>
        <table:table-row table:style-name="ro1">
          <table:table-cell office:value-type="float" office:value="46.100002">
            <text:p>46,100002</text:p>
          </table:table-cell>
          <table:table-cell office:value-type="float" office:value="0.225202">
            <text:p>0,225202</text:p>
          </table:table-cell>
          <table:table-cell/>
        </table:table-row>
        <table:table-row table:style-name="ro1">
          <table:table-cell office:value-type="float" office:value="46.133336">
            <text:p>46,133336</text:p>
          </table:table-cell>
          <table:table-cell office:value-type="float" office:value="0.24066">
            <text:p>0,24066</text:p>
          </table:table-cell>
          <table:table-cell/>
        </table:table-row>
        <table:table-row table:style-name="ro1">
          <table:table-cell office:value-type="float" office:value="46.166669">
            <text:p>46,166669</text:p>
          </table:table-cell>
          <table:table-cell office:value-type="float" office:value="0.215489">
            <text:p>0,215489</text:p>
          </table:table-cell>
          <table:table-cell/>
        </table:table-row>
        <table:table-row table:style-name="ro1">
          <table:table-cell office:value-type="float" office:value="46.200002">
            <text:p>46,200002</text:p>
          </table:table-cell>
          <table:table-cell office:value-type="float" office:value="0.21809">
            <text:p>0,21809</text:p>
          </table:table-cell>
          <table:table-cell/>
        </table:table-row>
        <table:table-row table:style-name="ro1">
          <table:table-cell office:value-type="float" office:value="46.233336">
            <text:p>46,233336</text:p>
          </table:table-cell>
          <table:table-cell office:value-type="float" office:value="0.220784">
            <text:p>0,220784</text:p>
          </table:table-cell>
          <table:table-cell/>
        </table:table-row>
        <table:table-row table:style-name="ro1">
          <table:table-cell office:value-type="float" office:value="46.266669">
            <text:p>46,266669</text:p>
          </table:table-cell>
          <table:table-cell office:value-type="float" office:value="0.187077">
            <text:p>0,187077</text:p>
          </table:table-cell>
          <table:table-cell/>
        </table:table-row>
        <table:table-row table:style-name="ro1">
          <table:table-cell office:value-type="float" office:value="46.300002">
            <text:p>46,300002</text:p>
          </table:table-cell>
          <table:table-cell office:value-type="float" office:value="0.225793">
            <text:p>0,225793</text:p>
          </table:table-cell>
          <table:table-cell/>
        </table:table-row>
        <table:table-row table:style-name="ro1">
          <table:table-cell office:value-type="float" office:value="46.333336">
            <text:p>46,333336</text:p>
          </table:table-cell>
          <table:table-cell office:value-type="float" office:value="0.20125">
            <text:p>0,20125</text:p>
          </table:table-cell>
          <table:table-cell/>
        </table:table-row>
        <table:table-row table:style-name="ro1">
          <table:table-cell office:value-type="float" office:value="46.366669">
            <text:p>46,366669</text:p>
          </table:table-cell>
          <table:table-cell office:value-type="float" office:value="0.192385">
            <text:p>0,192385</text:p>
          </table:table-cell>
          <table:table-cell/>
        </table:table-row>
        <table:table-row table:style-name="ro1">
          <table:table-cell office:value-type="float" office:value="46.400002">
            <text:p>46,400002</text:p>
          </table:table-cell>
          <table:table-cell office:value-type="float" office:value="0.201486">
            <text:p>0,201486</text:p>
          </table:table-cell>
          <table:table-cell/>
        </table:table-row>
        <table:table-row table:style-name="ro1">
          <table:table-cell office:value-type="float" office:value="46.433336">
            <text:p>46,433336</text:p>
          </table:table-cell>
          <table:table-cell office:value-type="float" office:value="0.19014">
            <text:p>0,19014</text:p>
          </table:table-cell>
          <table:table-cell/>
        </table:table-row>
        <table:table-row table:style-name="ro1">
          <table:table-cell office:value-type="float" office:value="46.466669">
            <text:p>46,466669</text:p>
          </table:table-cell>
          <table:table-cell office:value-type="float" office:value="0.174094">
            <text:p>0,174094</text:p>
          </table:table-cell>
          <table:table-cell/>
        </table:table-row>
        <table:table-row table:style-name="ro1">
          <table:table-cell office:value-type="float" office:value="46.500002">
            <text:p>46,500002</text:p>
          </table:table-cell>
          <table:table-cell office:value-type="float" office:value="0.174801">
            <text:p>0,174801</text:p>
          </table:table-cell>
          <table:table-cell/>
        </table:table-row>
        <table:table-row table:style-name="ro1">
          <table:table-cell office:value-type="float" office:value="46.533336">
            <text:p>46,533336</text:p>
          </table:table-cell>
          <table:table-cell office:value-type="float" office:value="0.171719">
            <text:p>0,171719</text:p>
          </table:table-cell>
          <table:table-cell/>
        </table:table-row>
        <table:table-row table:style-name="ro1">
          <table:table-cell office:value-type="float" office:value="46.566669">
            <text:p>46,566669</text:p>
          </table:table-cell>
          <table:table-cell office:value-type="float" office:value="0.18399">
            <text:p>0,18399</text:p>
          </table:table-cell>
          <table:table-cell/>
        </table:table-row>
        <table:table-row table:style-name="ro1">
          <table:table-cell office:value-type="float" office:value="46.600002">
            <text:p>46,600002</text:p>
          </table:table-cell>
          <table:table-cell office:value-type="float" office:value="0.180516">
            <text:p>0,180516</text:p>
          </table:table-cell>
          <table:table-cell office:value-type="string">
            <text:p>Generando nueva Gausiana: Amp=-413.9865nm <text:s/>s=0.01670s</text:p>
          </table:table-cell>
        </table:table-row>
        <table:table-row table:style-name="ro1">
          <table:table-cell office:value-type="float" office:value="46.633336">
            <text:p>46,633336</text:p>
          </table:table-cell>
          <table:table-cell office:value-type="float" office:value="0.033354">
            <text:p>0,033354</text:p>
          </table:table-cell>
          <table:table-cell/>
        </table:table-row>
        <table:table-row table:style-name="ro1">
          <table:table-cell office:value-type="float" office:value="46.666669">
            <text:p>46,666669</text:p>
          </table:table-cell>
          <table:table-cell office:value-type="float" office:value="0.03456">
            <text:p>0,03456</text:p>
          </table:table-cell>
          <table:table-cell/>
        </table:table-row>
        <table:table-row table:style-name="ro1">
          <table:table-cell office:value-type="float" office:value="46.700002">
            <text:p>46,700002</text:p>
          </table:table-cell>
          <table:table-cell office:value-type="float" office:value="0.023126">
            <text:p>0,023126</text:p>
          </table:table-cell>
          <table:table-cell/>
        </table:table-row>
        <table:table-row table:style-name="ro1">
          <table:table-cell office:value-type="float" office:value="46.733336">
            <text:p>46,733336</text:p>
          </table:table-cell>
          <table:table-cell office:value-type="float" office:value="0.029716">
            <text:p>0,029716</text:p>
          </table:table-cell>
          <table:table-cell/>
        </table:table-row>
        <table:table-row table:style-name="ro1">
          <table:table-cell office:value-type="float" office:value="46.766669">
            <text:p>46,766669</text:p>
          </table:table-cell>
          <table:table-cell office:value-type="float" office:value="0.056417">
            <text:p>0,056417</text:p>
          </table:table-cell>
          <table:table-cell/>
        </table:table-row>
        <table:table-row table:style-name="ro1">
          <table:table-cell office:value-type="float" office:value="46.800002">
            <text:p>46,800002</text:p>
          </table:table-cell>
          <table:table-cell office:value-type="float" office:value="0.054186">
            <text:p>0,054186</text:p>
          </table:table-cell>
          <table:table-cell/>
        </table:table-row>
        <table:table-row table:style-name="ro1">
          <table:table-cell office:value-type="float" office:value="46.833336">
            <text:p>46,833336</text:p>
          </table:table-cell>
          <table:table-cell office:value-type="float" office:value="0.074846">
            <text:p>0,074846</text:p>
          </table:table-cell>
          <table:table-cell/>
        </table:table-row>
        <table:table-row table:style-name="ro1">
          <table:table-cell office:value-type="float" office:value="46.866669">
            <text:p>46,866669</text:p>
          </table:table-cell>
          <table:table-cell office:value-type="float" office:value="0.070771">
            <text:p>0,070771</text:p>
          </table:table-cell>
          <table:table-cell/>
        </table:table-row>
        <table:table-row table:style-name="ro1">
          <table:table-cell office:value-type="float" office:value="46.900002">
            <text:p>46,900002</text:p>
          </table:table-cell>
          <table:table-cell office:value-type="float" office:value="0.09345">
            <text:p>0,09345</text:p>
          </table:table-cell>
          <table:table-cell/>
        </table:table-row>
        <table:table-row table:style-name="ro1">
          <table:table-cell office:value-type="float" office:value="46.933336">
            <text:p>46,933336</text:p>
          </table:table-cell>
          <table:table-cell office:value-type="float" office:value="0.095267">
            <text:p>0,095267</text:p>
          </table:table-cell>
          <table:table-cell/>
        </table:table-row>
        <table:table-row table:style-name="ro1">
          <table:table-cell office:value-type="float" office:value="46.966669">
            <text:p>46,966669</text:p>
          </table:table-cell>
          <table:table-cell office:value-type="float" office:value="0.110232">
            <text:p>0,110232</text:p>
          </table:table-cell>
          <table:table-cell/>
        </table:table-row>
        <table:table-row table:style-name="ro1">
          <table:table-cell office:value-type="float" office:value="47.000002">
            <text:p>47,000002</text:p>
          </table:table-cell>
          <table:table-cell office:value-type="float" office:value="0.132977">
            <text:p>0,132977</text:p>
          </table:table-cell>
          <table:table-cell/>
        </table:table-row>
        <table:table-row table:style-name="ro1">
          <table:table-cell office:value-type="float" office:value="47.033336">
            <text:p>47,033336</text:p>
          </table:table-cell>
          <table:table-cell office:value-type="float" office:value="0.123929">
            <text:p>0,123929</text:p>
          </table:table-cell>
          <table:table-cell/>
        </table:table-row>
        <table:table-row table:style-name="ro1">
          <table:table-cell office:value-type="float" office:value="47.066669">
            <text:p>47,066669</text:p>
          </table:table-cell>
          <table:table-cell office:value-type="float" office:value="0.150141">
            <text:p>0,150141</text:p>
          </table:table-cell>
          <table:table-cell/>
        </table:table-row>
        <table:table-row table:style-name="ro1">
          <table:table-cell office:value-type="float" office:value="47.100002">
            <text:p>47,100002</text:p>
          </table:table-cell>
          <table:table-cell office:value-type="float" office:value="0.158251">
            <text:p>0,158251</text:p>
          </table:table-cell>
          <table:table-cell/>
        </table:table-row>
        <table:table-row table:style-name="ro1">
          <table:table-cell office:value-type="float" office:value="47.133336">
            <text:p>47,133336</text:p>
          </table:table-cell>
          <table:table-cell office:value-type="float" office:value="0.16127">
            <text:p>0,16127</text:p>
          </table:table-cell>
          <table:table-cell/>
        </table:table-row>
        <table:table-row table:style-name="ro1">
          <table:table-cell office:value-type="float" office:value="47.166669">
            <text:p>47,166669</text:p>
          </table:table-cell>
          <table:table-cell office:value-type="float" office:value="0.174289">
            <text:p>0,174289</text:p>
          </table:table-cell>
          <table:table-cell/>
        </table:table-row>
        <table:table-row table:style-name="ro1">
          <table:table-cell office:value-type="float" office:value="47.200002">
            <text:p>47,200002</text:p>
          </table:table-cell>
          <table:table-cell office:value-type="float" office:value="0.194476">
            <text:p>0,194476</text:p>
          </table:table-cell>
          <table:table-cell/>
        </table:table-row>
        <table:table-row table:style-name="ro1">
          <table:table-cell office:value-type="float" office:value="47.233336">
            <text:p>47,233336</text:p>
          </table:table-cell>
          <table:table-cell office:value-type="float" office:value="0.227598">
            <text:p>0,227598</text:p>
          </table:table-cell>
          <table:table-cell/>
        </table:table-row>
        <table:table-row table:style-name="ro1">
          <table:table-cell office:value-type="float" office:value="47.266669">
            <text:p>47,266669</text:p>
          </table:table-cell>
          <table:table-cell office:value-type="float" office:value="0.226773">
            <text:p>0,226773</text:p>
          </table:table-cell>
          <table:table-cell/>
        </table:table-row>
        <table:table-row table:style-name="ro1">
          <table:table-cell office:value-type="float" office:value="47.300002">
            <text:p>47,300002</text:p>
          </table:table-cell>
          <table:table-cell office:value-type="float" office:value="0.235704">
            <text:p>0,235704</text:p>
          </table:table-cell>
          <table:table-cell/>
        </table:table-row>
        <table:table-row table:style-name="ro1">
          <table:table-cell office:value-type="float" office:value="47.333336">
            <text:p>47,333336</text:p>
          </table:table-cell>
          <table:table-cell office:value-type="float" office:value="0.270419">
            <text:p>0,270419</text:p>
          </table:table-cell>
          <table:table-cell/>
        </table:table-row>
        <table:table-row table:style-name="ro1">
          <table:table-cell office:value-type="float" office:value="47.366669">
            <text:p>47,366669</text:p>
          </table:table-cell>
          <table:table-cell office:value-type="float" office:value="0.255097">
            <text:p>0,255097</text:p>
          </table:table-cell>
          <table:table-cell/>
        </table:table-row>
        <table:table-row table:style-name="ro1">
          <table:table-cell office:value-type="float" office:value="47.400002">
            <text:p>47,400002</text:p>
          </table:table-cell>
          <table:table-cell office:value-type="float" office:value="0.260341">
            <text:p>0,260341</text:p>
          </table:table-cell>
          <table:table-cell/>
        </table:table-row>
        <table:table-row table:style-name="ro1">
          <table:table-cell office:value-type="float" office:value="47.433336">
            <text:p>47,433336</text:p>
          </table:table-cell>
          <table:table-cell office:value-type="float" office:value="0.259181">
            <text:p>0,259181</text:p>
          </table:table-cell>
          <table:table-cell/>
        </table:table-row>
        <table:table-row table:style-name="ro1">
          <table:table-cell office:value-type="float" office:value="47.466669">
            <text:p>47,466669</text:p>
          </table:table-cell>
          <table:table-cell office:value-type="float" office:value="0.267097">
            <text:p>0,267097</text:p>
          </table:table-cell>
          <table:table-cell/>
        </table:table-row>
        <table:table-row table:style-name="ro1">
          <table:table-cell office:value-type="float" office:value="47.500002">
            <text:p>47,500002</text:p>
          </table:table-cell>
          <table:table-cell office:value-type="float" office:value="0.269718">
            <text:p>0,269718</text:p>
          </table:table-cell>
          <table:table-cell/>
        </table:table-row>
        <table:table-row table:style-name="ro1">
          <table:table-cell office:value-type="float" office:value="47.533336">
            <text:p>47,533336</text:p>
          </table:table-cell>
          <table:table-cell office:value-type="float" office:value="0.259803">
            <text:p>0,259803</text:p>
          </table:table-cell>
          <table:table-cell/>
        </table:table-row>
        <table:table-row table:style-name="ro1">
          <table:table-cell office:value-type="float" office:value="47.566669">
            <text:p>47,566669</text:p>
          </table:table-cell>
          <table:table-cell office:value-type="float" office:value="0.258685">
            <text:p>0,258685</text:p>
          </table:table-cell>
          <table:table-cell/>
        </table:table-row>
        <table:table-row table:style-name="ro1">
          <table:table-cell office:value-type="float" office:value="47.600002">
            <text:p>47,600002</text:p>
          </table:table-cell>
          <table:table-cell office:value-type="float" office:value="0.256204">
            <text:p>0,256204</text:p>
          </table:table-cell>
          <table:table-cell/>
        </table:table-row>
        <table:table-row table:style-name="ro1">
          <table:table-cell office:value-type="float" office:value="47.633336">
            <text:p>47,633336</text:p>
          </table:table-cell>
          <table:table-cell office:value-type="float" office:value="0.254858">
            <text:p>0,254858</text:p>
          </table:table-cell>
          <table:table-cell/>
        </table:table-row>
        <table:table-row table:style-name="ro1">
          <table:table-cell office:value-type="float" office:value="47.666669">
            <text:p>47,666669</text:p>
          </table:table-cell>
          <table:table-cell office:value-type="float" office:value="0.226733">
            <text:p>0,226733</text:p>
          </table:table-cell>
          <table:table-cell/>
        </table:table-row>
        <table:table-row table:style-name="ro1">
          <table:table-cell office:value-type="float" office:value="47.700002">
            <text:p>47,700002</text:p>
          </table:table-cell>
          <table:table-cell office:value-type="float" office:value="0.217454">
            <text:p>0,217454</text:p>
          </table:table-cell>
          <table:table-cell/>
        </table:table-row>
        <table:table-row table:style-name="ro1">
          <table:table-cell office:value-type="float" office:value="47.733336">
            <text:p>47,733336</text:p>
          </table:table-cell>
          <table:table-cell office:value-type="float" office:value="0.209249">
            <text:p>0,209249</text:p>
          </table:table-cell>
          <table:table-cell/>
        </table:table-row>
        <table:table-row table:style-name="ro1">
          <table:table-cell office:value-type="float" office:value="47.766669">
            <text:p>47,766669</text:p>
          </table:table-cell>
          <table:table-cell office:value-type="float" office:value="0.189772">
            <text:p>0,189772</text:p>
          </table:table-cell>
          <table:table-cell/>
        </table:table-row>
        <table:table-row table:style-name="ro1">
          <table:table-cell office:value-type="float" office:value="47.800002">
            <text:p>47,800002</text:p>
          </table:table-cell>
          <table:table-cell office:value-type="float" office:value="0.183623">
            <text:p>0,183623</text:p>
          </table:table-cell>
          <table:table-cell/>
        </table:table-row>
        <table:table-row table:style-name="ro1">
          <table:table-cell office:value-type="float" office:value="47.833336">
            <text:p>47,833336</text:p>
          </table:table-cell>
          <table:table-cell office:value-type="float" office:value="0.155881">
            <text:p>0,155881</text:p>
          </table:table-cell>
          <table:table-cell/>
        </table:table-row>
        <table:table-row table:style-name="ro1">
          <table:table-cell office:value-type="float" office:value="47.866669">
            <text:p>47,866669</text:p>
          </table:table-cell>
          <table:table-cell office:value-type="float" office:value="0.133625">
            <text:p>0,133625</text:p>
          </table:table-cell>
          <table:table-cell/>
        </table:table-row>
        <table:table-row table:style-name="ro1">
          <table:table-cell office:value-type="float" office:value="47.900002">
            <text:p>47,900002</text:p>
          </table:table-cell>
          <table:table-cell office:value-type="float" office:value="0.143259">
            <text:p>0,143259</text:p>
          </table:table-cell>
          <table:table-cell/>
        </table:table-row>
        <table:table-row table:style-name="ro1">
          <table:table-cell office:value-type="float" office:value="47.933336">
            <text:p>47,933336</text:p>
          </table:table-cell>
          <table:table-cell office:value-type="float" office:value="0.160368">
            <text:p>0,160368</text:p>
          </table:table-cell>
          <table:table-cell/>
        </table:table-row>
        <table:table-row table:style-name="ro1">
          <table:table-cell office:value-type="float" office:value="47.966669">
            <text:p>47,966669</text:p>
          </table:table-cell>
          <table:table-cell office:value-type="float" office:value="0.135587">
            <text:p>0,135587</text:p>
          </table:table-cell>
          <table:table-cell/>
        </table:table-row>
        <table:table-row table:style-name="ro1">
          <table:table-cell office:value-type="float" office:value="48.000003">
            <text:p>48,000003</text:p>
          </table:table-cell>
          <table:table-cell office:value-type="float" office:value="0.13694">
            <text:p>0,13694</text:p>
          </table:table-cell>
          <table:table-cell/>
        </table:table-row>
        <table:table-row table:style-name="ro1">
          <table:table-cell office:value-type="float" office:value="48.033336">
            <text:p>48,033336</text:p>
          </table:table-cell>
          <table:table-cell office:value-type="float" office:value="0.10235">
            <text:p>0,10235</text:p>
          </table:table-cell>
          <table:table-cell/>
        </table:table-row>
        <table:table-row table:style-name="ro1">
          <table:table-cell office:value-type="float" office:value="48.066669">
            <text:p>48,066669</text:p>
          </table:table-cell>
          <table:table-cell office:value-type="float" office:value="0.115314">
            <text:p>0,115314</text:p>
          </table:table-cell>
          <table:table-cell/>
        </table:table-row>
        <table:table-row table:style-name="ro1">
          <table:table-cell office:value-type="float" office:value="48.100003">
            <text:p>48,100003</text:p>
          </table:table-cell>
          <table:table-cell office:value-type="float" office:value="0.106137">
            <text:p>0,106137</text:p>
          </table:table-cell>
          <table:table-cell/>
        </table:table-row>
        <table:table-row table:style-name="ro1">
          <table:table-cell office:value-type="float" office:value="48.133336">
            <text:p>48,133336</text:p>
          </table:table-cell>
          <table:table-cell office:value-type="float" office:value="0.087671">
            <text:p>0,087671</text:p>
          </table:table-cell>
          <table:table-cell/>
        </table:table-row>
        <table:table-row table:style-name="ro1">
          <table:table-cell office:value-type="float" office:value="48.166669">
            <text:p>48,166669</text:p>
          </table:table-cell>
          <table:table-cell office:value-type="float" office:value="0.073133">
            <text:p>0,073133</text:p>
          </table:table-cell>
          <table:table-cell/>
        </table:table-row>
        <table:table-row table:style-name="ro1">
          <table:table-cell office:value-type="float" office:value="48.200003">
            <text:p>48,200003</text:p>
          </table:table-cell>
          <table:table-cell office:value-type="float" office:value="0.053128">
            <text:p>0,053128</text:p>
          </table:table-cell>
          <table:table-cell/>
        </table:table-row>
        <table:table-row table:style-name="ro1">
          <table:table-cell office:value-type="float" office:value="48.233336">
            <text:p>48,233336</text:p>
          </table:table-cell>
          <table:table-cell office:value-type="float" office:value="0.068233">
            <text:p>0,068233</text:p>
          </table:table-cell>
          <table:table-cell/>
        </table:table-row>
        <table:table-row table:style-name="ro1">
          <table:table-cell office:value-type="float" office:value="48.266669">
            <text:p>48,266669</text:p>
          </table:table-cell>
          <table:table-cell office:value-type="float" office:value="0.088851">
            <text:p>0,088851</text:p>
          </table:table-cell>
          <table:table-cell/>
        </table:table-row>
        <table:table-row table:style-name="ro1">
          <table:table-cell office:value-type="float" office:value="48.300003">
            <text:p>48,300003</text:p>
          </table:table-cell>
          <table:table-cell office:value-type="float" office:value="0.076372">
            <text:p>0,076372</text:p>
          </table:table-cell>
          <table:table-cell/>
        </table:table-row>
        <table:table-row table:style-name="ro1">
          <table:table-cell office:value-type="float" office:value="48.333336">
            <text:p>48,333336</text:p>
          </table:table-cell>
          <table:table-cell office:value-type="float" office:value="0.060539">
            <text:p>0,060539</text:p>
          </table:table-cell>
          <table:table-cell office:value-type="string">
            <text:p>Generando nueva Gausiana: Amp=-377.3041nm <text:s/>s=0.00920s</text:p>
          </table:table-cell>
        </table:table-row>
        <table:table-row table:style-name="ro1">
          <table:table-cell office:value-type="float" office:value="48.366669">
            <text:p>48,366669</text:p>
          </table:table-cell>
          <table:table-cell office:value-type="float" office:value="0.067581">
            <text:p>0,067581</text:p>
          </table:table-cell>
          <table:table-cell/>
        </table:table-row>
        <table:table-row table:style-name="ro1">
          <table:table-cell office:value-type="float" office:value="48.400003">
            <text:p>48,400003</text:p>
          </table:table-cell>
          <table:table-cell office:value-type="float" office:value="0.060214">
            <text:p>0,060214</text:p>
          </table:table-cell>
          <table:table-cell/>
        </table:table-row>
        <table:table-row table:style-name="ro1">
          <table:table-cell office:value-type="float" office:value="48.433336">
            <text:p>48,433336</text:p>
          </table:table-cell>
          <table:table-cell office:value-type="float" office:value="0.036874">
            <text:p>0,036874</text:p>
          </table:table-cell>
          <table:table-cell/>
        </table:table-row>
        <table:table-row table:style-name="ro1">
          <table:table-cell office:value-type="float" office:value="48.466669">
            <text:p>48,466669</text:p>
          </table:table-cell>
          <table:table-cell office:value-type="float" office:value="0.045954">
            <text:p>0,045954</text:p>
          </table:table-cell>
          <table:table-cell/>
        </table:table-row>
        <table:table-row table:style-name="ro1">
          <table:table-cell office:value-type="float" office:value="48.500003">
            <text:p>48,500003</text:p>
          </table:table-cell>
          <table:table-cell office:value-type="float" office:value="0.055043">
            <text:p>0,055043</text:p>
          </table:table-cell>
          <table:table-cell/>
        </table:table-row>
        <table:table-row table:style-name="ro1">
          <table:table-cell office:value-type="float" office:value="48.533336">
            <text:p>48,533336</text:p>
          </table:table-cell>
          <table:table-cell office:value-type="float" office:value="0.06022">
            <text:p>0,06022</text:p>
          </table:table-cell>
          <table:table-cell/>
        </table:table-row>
        <table:table-row table:style-name="ro1">
          <table:table-cell office:value-type="float" office:value="48.566669">
            <text:p>48,566669</text:p>
          </table:table-cell>
          <table:table-cell office:value-type="float" office:value="0.051296">
            <text:p>0,051296</text:p>
          </table:table-cell>
          <table:table-cell/>
        </table:table-row>
        <table:table-row table:style-name="ro1">
          <table:table-cell office:value-type="float" office:value="48.600003">
            <text:p>48,600003</text:p>
          </table:table-cell>
          <table:table-cell office:value-type="float" office:value="0.037319">
            <text:p>0,037319</text:p>
          </table:table-cell>
          <table:table-cell/>
        </table:table-row>
        <table:table-row table:style-name="ro1">
          <table:table-cell office:value-type="float" office:value="48.633336">
            <text:p>48,633336</text:p>
          </table:table-cell>
          <table:table-cell office:value-type="float" office:value="0.054688">
            <text:p>0,054688</text:p>
          </table:table-cell>
          <table:table-cell/>
        </table:table-row>
        <table:table-row table:style-name="ro1">
          <table:table-cell office:value-type="float" office:value="48.666669">
            <text:p>48,666669</text:p>
          </table:table-cell>
          <table:table-cell office:value-type="float" office:value="0.044425">
            <text:p>0,044425</text:p>
          </table:table-cell>
          <table:table-cell/>
        </table:table-row>
        <table:table-row table:style-name="ro1">
          <table:table-cell office:value-type="float" office:value="48.700003">
            <text:p>48,700003</text:p>
          </table:table-cell>
          <table:table-cell office:value-type="float" office:value="0.065645">
            <text:p>0,065645</text:p>
          </table:table-cell>
          <table:table-cell/>
        </table:table-row>
        <table:table-row table:style-name="ro1">
          <table:table-cell office:value-type="float" office:value="48.733336">
            <text:p>48,733336</text:p>
          </table:table-cell>
          <table:table-cell office:value-type="float" office:value="0.043732">
            <text:p>0,043732</text:p>
          </table:table-cell>
          <table:table-cell/>
        </table:table-row>
        <table:table-row table:style-name="ro1">
          <table:table-cell office:value-type="float" office:value="48.766669">
            <text:p>48,766669</text:p>
          </table:table-cell>
          <table:table-cell office:value-type="float" office:value="0.038305">
            <text:p>0,038305</text:p>
          </table:table-cell>
          <table:table-cell/>
        </table:table-row>
        <table:table-row table:style-name="ro1">
          <table:table-cell office:value-type="float" office:value="48.800003">
            <text:p>48,800003</text:p>
          </table:table-cell>
          <table:table-cell office:value-type="float" office:value="0.048511">
            <text:p>0,048511</text:p>
          </table:table-cell>
          <table:table-cell/>
        </table:table-row>
        <table:table-row table:style-name="ro1">
          <table:table-cell office:value-type="float" office:value="48.833336">
            <text:p>48,833336</text:p>
          </table:table-cell>
          <table:table-cell office:value-type="float" office:value="0.028876">
            <text:p>0,028876</text:p>
          </table:table-cell>
          <table:table-cell/>
        </table:table-row>
        <table:table-row table:style-name="ro1">
          <table:table-cell office:value-type="float" office:value="48.866669">
            <text:p>48,866669</text:p>
          </table:table-cell>
          <table:table-cell office:value-type="float" office:value="0.031657">
            <text:p>0,031657</text:p>
          </table:table-cell>
          <table:table-cell/>
        </table:table-row>
        <table:table-row table:style-name="ro1">
          <table:table-cell office:value-type="float" office:value="48.900003">
            <text:p>48,900003</text:p>
          </table:table-cell>
          <table:table-cell office:value-type="float" office:value="0.034033">
            <text:p>0,034033</text:p>
          </table:table-cell>
          <table:table-cell/>
        </table:table-row>
        <table:table-row table:style-name="ro1">
          <table:table-cell office:value-type="float" office:value="48.933336">
            <text:p>48,933336</text:p>
          </table:table-cell>
          <table:table-cell office:value-type="float" office:value="0.048743">
            <text:p>0,048743</text:p>
          </table:table-cell>
          <table:table-cell/>
        </table:table-row>
        <table:table-row table:style-name="ro1">
          <table:table-cell office:value-type="float" office:value="48.966669">
            <text:p>48,966669</text:p>
          </table:table-cell>
          <table:table-cell office:value-type="float" office:value="0.117323">
            <text:p>0,117323</text:p>
          </table:table-cell>
          <table:table-cell/>
        </table:table-row>
        <table:table-row table:style-name="ro1">
          <table:table-cell office:value-type="float" office:value="49.000003">
            <text:p>49,000003</text:p>
          </table:table-cell>
          <table:table-cell office:value-type="float" office:value="0.10432">
            <text:p>0,10432</text:p>
          </table:table-cell>
          <table:table-cell/>
        </table:table-row>
        <table:table-row table:style-name="ro1">
          <table:table-cell office:value-type="float" office:value="49.033336">
            <text:p>49,033336</text:p>
          </table:table-cell>
          <table:table-cell office:value-type="float" office:value="0.132065">
            <text:p>0,132065</text:p>
          </table:table-cell>
          <table:table-cell/>
        </table:table-row>
        <table:table-row table:style-name="ro1">
          <table:table-cell office:value-type="float" office:value="49.066669">
            <text:p>49,066669</text:p>
          </table:table-cell>
          <table:table-cell office:value-type="float" office:value="0.13722">
            <text:p>0,13722</text:p>
          </table:table-cell>
          <table:table-cell/>
        </table:table-row>
        <table:table-row table:style-name="ro1">
          <table:table-cell office:value-type="float" office:value="49.100003">
            <text:p>49,100003</text:p>
          </table:table-cell>
          <table:table-cell office:value-type="float" office:value="0.164276">
            <text:p>0,164276</text:p>
          </table:table-cell>
          <table:table-cell/>
        </table:table-row>
        <table:table-row table:style-name="ro1">
          <table:table-cell office:value-type="float" office:value="49.133336">
            <text:p>49,133336</text:p>
          </table:table-cell>
          <table:table-cell office:value-type="float" office:value="0.166199">
            <text:p>0,166199</text:p>
          </table:table-cell>
          <table:table-cell/>
        </table:table-row>
        <table:table-row table:style-name="ro1">
          <table:table-cell office:value-type="float" office:value="49.166669">
            <text:p>49,166669</text:p>
          </table:table-cell>
          <table:table-cell office:value-type="float" office:value="0.171458">
            <text:p>0,171458</text:p>
          </table:table-cell>
          <table:table-cell/>
        </table:table-row>
        <table:table-row table:style-name="ro1">
          <table:table-cell office:value-type="float" office:value="49.200003">
            <text:p>49,200003</text:p>
          </table:table-cell>
          <table:table-cell office:value-type="float" office:value="0.184166">
            <text:p>0,184166</text:p>
          </table:table-cell>
          <table:table-cell/>
        </table:table-row>
        <table:table-row table:style-name="ro1">
          <table:table-cell office:value-type="float" office:value="49.233336">
            <text:p>49,233336</text:p>
          </table:table-cell>
          <table:table-cell office:value-type="float" office:value="0.174177">
            <text:p>0,174177</text:p>
          </table:table-cell>
          <table:table-cell/>
        </table:table-row>
        <table:table-row table:style-name="ro1">
          <table:table-cell office:value-type="float" office:value="49.266669">
            <text:p>49,266669</text:p>
          </table:table-cell>
          <table:table-cell office:value-type="float" office:value="0.164514">
            <text:p>0,164514</text:p>
          </table:table-cell>
          <table:table-cell/>
        </table:table-row>
        <table:table-row table:style-name="ro1">
          <table:table-cell office:value-type="float" office:value="49.300003">
            <text:p>49,300003</text:p>
          </table:table-cell>
          <table:table-cell office:value-type="float" office:value="0.176867">
            <text:p>0,176867</text:p>
          </table:table-cell>
          <table:table-cell/>
        </table:table-row>
        <table:table-row table:style-name="ro1">
          <table:table-cell office:value-type="float" office:value="49.333336">
            <text:p>49,333336</text:p>
          </table:table-cell>
          <table:table-cell office:value-type="float" office:value="0.14193">
            <text:p>0,14193</text:p>
          </table:table-cell>
          <table:table-cell/>
        </table:table-row>
        <table:table-row table:style-name="ro1">
          <table:table-cell office:value-type="float" office:value="49.366669">
            <text:p>49,366669</text:p>
          </table:table-cell>
          <table:table-cell office:value-type="float" office:value="0.147103">
            <text:p>0,147103</text:p>
          </table:table-cell>
          <table:table-cell/>
        </table:table-row>
        <table:table-row table:style-name="ro1">
          <table:table-cell office:value-type="float" office:value="49.400003">
            <text:p>49,400003</text:p>
          </table:table-cell>
          <table:table-cell office:value-type="float" office:value="0.121797">
            <text:p>0,121797</text:p>
          </table:table-cell>
          <table:table-cell/>
        </table:table-row>
        <table:table-row table:style-name="ro1">
          <table:table-cell office:value-type="float" office:value="49.433336">
            <text:p>49,433336</text:p>
          </table:table-cell>
          <table:table-cell office:value-type="float" office:value="0.107565">
            <text:p>0,107565</text:p>
          </table:table-cell>
          <table:table-cell/>
        </table:table-row>
        <table:table-row table:style-name="ro1">
          <table:table-cell office:value-type="float" office:value="49.466669">
            <text:p>49,466669</text:p>
          </table:table-cell>
          <table:table-cell office:value-type="float" office:value="0.080091">
            <text:p>0,080091</text:p>
          </table:table-cell>
          <table:table-cell/>
        </table:table-row>
        <table:table-row table:style-name="ro1">
          <table:table-cell office:value-type="float" office:value="49.500003">
            <text:p>49,500003</text:p>
          </table:table-cell>
          <table:table-cell office:value-type="float" office:value="0.067359">
            <text:p>0,067359</text:p>
          </table:table-cell>
          <table:table-cell/>
        </table:table-row>
        <table:table-row table:style-name="ro1">
          <table:table-cell office:value-type="float" office:value="49.533336">
            <text:p>49,533336</text:p>
          </table:table-cell>
          <table:table-cell office:value-type="float" office:value="0.047105">
            <text:p>0,047105</text:p>
          </table:table-cell>
          <table:table-cell/>
        </table:table-row>
        <table:table-row table:style-name="ro1">
          <table:table-cell office:value-type="float" office:value="49.566669">
            <text:p>49,566669</text:p>
          </table:table-cell>
          <table:table-cell office:value-type="float" office:value="0.056549">
            <text:p>0,056549</text:p>
          </table:table-cell>
          <table:table-cell/>
        </table:table-row>
        <table:table-row table:style-name="ro1">
          <table:table-cell office:value-type="float" office:value="49.600003">
            <text:p>49,600003</text:p>
          </table:table-cell>
          <table:table-cell office:value-type="float" office:value="0.051827">
            <text:p>0,051827</text:p>
          </table:table-cell>
          <table:table-cell/>
        </table:table-row>
        <table:table-row table:style-name="ro1">
          <table:table-cell office:value-type="float" office:value="49.633336">
            <text:p>49,633336</text:p>
          </table:table-cell>
          <table:table-cell office:value-type="float" office:value="0.031291">
            <text:p>0,031291</text:p>
          </table:table-cell>
          <table:table-cell/>
        </table:table-row>
        <table:table-row table:style-name="ro1">
          <table:table-cell office:value-type="float" office:value="49.666669">
            <text:p>49,666669</text:p>
          </table:table-cell>
          <table:table-cell office:value-type="float" office:value="0.035757">
            <text:p>0,035757</text:p>
          </table:table-cell>
          <table:table-cell/>
        </table:table-row>
        <table:table-row table:style-name="ro1">
          <table:table-cell office:value-type="float" office:value="49.700003">
            <text:p>49,700003</text:p>
          </table:table-cell>
          <table:table-cell office:value-type="float" office:value="0.023081">
            <text:p>0,023081</text:p>
          </table:table-cell>
          <table:table-cell/>
        </table:table-row>
        <table:table-row table:style-name="ro1">
          <table:table-cell office:value-type="float" office:value="49.733336">
            <text:p>49,733336</text:p>
          </table:table-cell>
          <table:table-cell office:value-type="float" office:value="0.025643">
            <text:p>0,025643</text:p>
          </table:table-cell>
          <table:table-cell/>
        </table:table-row>
        <table:table-row table:style-name="ro1">
          <table:table-cell office:value-type="float" office:value="49.766669">
            <text:p>49,766669</text:p>
          </table:table-cell>
          <table:table-cell office:value-type="float" office:value="0.002911">
            <text:p>0,002911</text:p>
          </table:table-cell>
          <table:table-cell/>
        </table:table-row>
        <table:table-row table:style-name="ro1">
          <table:table-cell office:value-type="float" office:value="49.800003">
            <text:p>49,800003</text:p>
          </table:table-cell>
          <table:table-cell office:value-type="float" office:value="0.015941">
            <text:p>0,015941</text:p>
          </table:table-cell>
          <table:table-cell/>
        </table:table-row>
        <table:table-row table:style-name="ro1">
          <table:table-cell office:value-type="float" office:value="49.833336">
            <text:p>49,833336</text:p>
          </table:table-cell>
          <table:table-cell office:value-type="float" office:value="0.022819">
            <text:p>0,022819</text:p>
          </table:table-cell>
          <table:table-cell/>
        </table:table-row>
        <table:table-row table:style-name="ro1">
          <table:table-cell office:value-type="float" office:value="49.866669">
            <text:p>49,866669</text:p>
          </table:table-cell>
          <table:table-cell office:value-type="float" office:value="0.019353">
            <text:p>0,019353</text:p>
          </table:table-cell>
          <table:table-cell/>
        </table:table-row>
        <table:table-row table:style-name="ro1">
          <table:table-cell office:value-type="float" office:value="49.900003">
            <text:p>49,900003</text:p>
          </table:table-cell>
          <table:table-cell office:value-type="float" office:value="0.041695">
            <text:p>0,041695</text:p>
          </table:table-cell>
          <table:table-cell/>
        </table:table-row>
        <table:table-row table:style-name="ro1">
          <table:table-cell office:value-type="float" office:value="49.933336">
            <text:p>49,933336</text:p>
          </table:table-cell>
          <table:table-cell office:value-type="float" office:value="0.061527">
            <text:p>0,061527</text:p>
          </table:table-cell>
          <table:table-cell/>
        </table:table-row>
        <table:table-row table:style-name="ro1">
          <table:table-cell office:value-type="float" office:value="49.966669">
            <text:p>49,966669</text:p>
          </table:table-cell>
          <table:table-cell office:value-type="float" office:value="0.053004">
            <text:p>0,053004</text:p>
          </table:table-cell>
          <table:table-cell/>
        </table:table-row>
        <table:table-row table:style-name="ro1">
          <table:table-cell office:value-type="float" office:value="50.000003">
            <text:p>50,000003</text:p>
          </table:table-cell>
          <table:table-cell office:value-type="float" office:value="0.064785">
            <text:p>0,064785</text:p>
          </table:table-cell>
          <table:table-cell/>
        </table:table-row>
        <table:table-row table:style-name="ro1">
          <table:table-cell office:value-type="float" office:value="50.033336">
            <text:p>50,033336</text:p>
          </table:table-cell>
          <table:table-cell office:value-type="float" office:value="0.094573">
            <text:p>0,094573</text:p>
          </table:table-cell>
          <table:table-cell/>
        </table:table-row>
        <table:table-row table:style-name="ro1">
          <table:table-cell office:value-type="float" office:value="50.066669">
            <text:p>50,066669</text:p>
          </table:table-cell>
          <table:table-cell office:value-type="float" office:value="0.097169">
            <text:p>0,097169</text:p>
          </table:table-cell>
          <table:table-cell office:value-type="string">
            <text:p>Generando nueva Gausiana: Amp=398.2655nm <text:s/>s=0.00945s</text:p>
          </table:table-cell>
        </table:table-row>
        <table:table-row table:style-name="ro1">
          <table:table-cell office:value-type="float" office:value="50.100003">
            <text:p>50,100003</text:p>
          </table:table-cell>
          <table:table-cell office:value-type="float" office:value="0.069042">
            <text:p>0,069042</text:p>
          </table:table-cell>
          <table:table-cell/>
        </table:table-row>
        <table:table-row table:style-name="ro1">
          <table:table-cell office:value-type="float" office:value="50.133336">
            <text:p>50,133336</text:p>
          </table:table-cell>
          <table:table-cell office:value-type="float" office:value="0.083353">
            <text:p>0,083353</text:p>
          </table:table-cell>
          <table:table-cell/>
        </table:table-row>
        <table:table-row table:style-name="ro1">
          <table:table-cell office:value-type="float" office:value="50.166669">
            <text:p>50,166669</text:p>
          </table:table-cell>
          <table:table-cell office:value-type="float" office:value="0.063082">
            <text:p>0,063082</text:p>
          </table:table-cell>
          <table:table-cell/>
        </table:table-row>
        <table:table-row table:style-name="ro1">
          <table:table-cell office:value-type="float" office:value="50.200003">
            <text:p>50,200003</text:p>
          </table:table-cell>
          <table:table-cell office:value-type="float" office:value="0.072654">
            <text:p>0,072654</text:p>
          </table:table-cell>
          <table:table-cell/>
        </table:table-row>
        <table:table-row table:style-name="ro1">
          <table:table-cell office:value-type="float" office:value="50.233336">
            <text:p>50,233336</text:p>
          </table:table-cell>
          <table:table-cell office:value-type="float" office:value="0.086745">
            <text:p>0,086745</text:p>
          </table:table-cell>
          <table:table-cell/>
        </table:table-row>
        <table:table-row table:style-name="ro1">
          <table:table-cell office:value-type="float" office:value="50.266669">
            <text:p>50,266669</text:p>
          </table:table-cell>
          <table:table-cell office:value-type="float" office:value="0.06568">
            <text:p>0,06568</text:p>
          </table:table-cell>
          <table:table-cell/>
        </table:table-row>
        <table:table-row table:style-name="ro1">
          <table:table-cell office:value-type="float" office:value="50.300003">
            <text:p>50,300003</text:p>
          </table:table-cell>
          <table:table-cell office:value-type="float" office:value="0.082047">
            <text:p>0,082047</text:p>
          </table:table-cell>
          <table:table-cell/>
        </table:table-row>
        <table:table-row table:style-name="ro1">
          <table:table-cell office:value-type="float" office:value="50.333336">
            <text:p>50,333336</text:p>
          </table:table-cell>
          <table:table-cell office:value-type="float" office:value="0.03912">
            <text:p>0,03912</text:p>
          </table:table-cell>
          <table:table-cell/>
        </table:table-row>
        <table:table-row table:style-name="ro1">
          <table:table-cell office:value-type="float" office:value="50.366669">
            <text:p>50,366669</text:p>
          </table:table-cell>
          <table:table-cell office:value-type="float" office:value="0.03134">
            <text:p>0,03134</text:p>
          </table:table-cell>
          <table:table-cell/>
        </table:table-row>
        <table:table-row table:style-name="ro1">
          <table:table-cell office:value-type="float" office:value="50.400003">
            <text:p>50,400003</text:p>
          </table:table-cell>
          <table:table-cell office:value-type="float" office:value="0.023128">
            <text:p>0,023128</text:p>
          </table:table-cell>
          <table:table-cell/>
        </table:table-row>
        <table:table-row table:style-name="ro1">
          <table:table-cell office:value-type="float" office:value="50.433336">
            <text:p>50,433336</text:p>
          </table:table-cell>
          <table:table-cell office:value-type="float" office:value="0.01464">
            <text:p>0,01464</text:p>
          </table:table-cell>
          <table:table-cell/>
        </table:table-row>
        <table:table-row table:style-name="ro1">
          <table:table-cell office:value-type="float" office:value="50.466669">
            <text:p>50,466669</text:p>
          </table:table-cell>
          <table:table-cell office:value-type="float" office:value="0.01739">
            <text:p>0,01739</text:p>
          </table:table-cell>
          <table:table-cell/>
        </table:table-row>
        <table:table-row table:style-name="ro1">
          <table:table-cell office:value-type="float" office:value="50.500003">
            <text:p>50,500003</text:p>
          </table:table-cell>
          <table:table-cell office:value-type="float" office:value="0.039959">
            <text:p>0,039959</text:p>
          </table:table-cell>
          <table:table-cell/>
        </table:table-row>
        <table:table-row table:style-name="ro1">
          <table:table-cell office:value-type="float" office:value="50.533336">
            <text:p>50,533336</text:p>
          </table:table-cell>
          <table:table-cell office:value-type="float" office:value="0.057006">
            <text:p>0,057006</text:p>
          </table:table-cell>
          <table:table-cell/>
        </table:table-row>
        <table:table-row table:style-name="ro1">
          <table:table-cell office:value-type="float" office:value="50.566669">
            <text:p>50,566669</text:p>
          </table:table-cell>
          <table:table-cell office:value-type="float" office:value="0.054902">
            <text:p>0,054902</text:p>
          </table:table-cell>
          <table:table-cell/>
        </table:table-row>
        <table:table-row table:style-name="ro1">
          <table:table-cell office:value-type="float" office:value="50.600003">
            <text:p>50,600003</text:p>
          </table:table-cell>
          <table:table-cell office:value-type="float" office:value="0.07209">
            <text:p>0,07209</text:p>
          </table:table-cell>
          <table:table-cell/>
        </table:table-row>
        <table:table-row table:style-name="ro1">
          <table:table-cell office:value-type="float" office:value="50.633336">
            <text:p>50,633336</text:p>
          </table:table-cell>
          <table:table-cell office:value-type="float" office:value="0.07112">
            <text:p>0,07112</text:p>
          </table:table-cell>
          <table:table-cell/>
        </table:table-row>
        <table:table-row table:style-name="ro1">
          <table:table-cell office:value-type="float" office:value="50.666669">
            <text:p>50,666669</text:p>
          </table:table-cell>
          <table:table-cell office:value-type="float" office:value="0.107456">
            <text:p>0,107456</text:p>
          </table:table-cell>
          <table:table-cell/>
        </table:table-row>
        <table:table-row table:style-name="ro1">
          <table:table-cell office:value-type="float" office:value="50.700003">
            <text:p>50,700003</text:p>
          </table:table-cell>
          <table:table-cell office:value-type="float" office:value="0.127624">
            <text:p>0,127624</text:p>
          </table:table-cell>
          <table:table-cell/>
        </table:table-row>
        <table:table-row table:style-name="ro1">
          <table:table-cell office:value-type="float" office:value="50.733336">
            <text:p>50,733336</text:p>
          </table:table-cell>
          <table:table-cell office:value-type="float" office:value="0.115965">
            <text:p>0,115965</text:p>
          </table:table-cell>
          <table:table-cell/>
        </table:table-row>
        <table:table-row table:style-name="ro1">
          <table:table-cell office:value-type="float" office:value="50.766669">
            <text:p>50,766669</text:p>
          </table:table-cell>
          <table:table-cell office:value-type="float" office:value="0.125877">
            <text:p>0,125877</text:p>
          </table:table-cell>
          <table:table-cell/>
        </table:table-row>
        <table:table-row table:style-name="ro1">
          <table:table-cell office:value-type="float" office:value="50.800003">
            <text:p>50,800003</text:p>
          </table:table-cell>
          <table:table-cell office:value-type="float" office:value="0.122093">
            <text:p>0,122093</text:p>
          </table:table-cell>
          <table:table-cell/>
        </table:table-row>
        <table:table-row table:style-name="ro1">
          <table:table-cell office:value-type="float" office:value="50.833336">
            <text:p>50,833336</text:p>
          </table:table-cell>
          <table:table-cell office:value-type="float" office:value="0.127753">
            <text:p>0,127753</text:p>
          </table:table-cell>
          <table:table-cell/>
        </table:table-row>
        <table:table-row table:style-name="ro1">
          <table:table-cell office:value-type="float" office:value="50.866669">
            <text:p>50,866669</text:p>
          </table:table-cell>
          <table:table-cell office:value-type="float" office:value="0.126903">
            <text:p>0,126903</text:p>
          </table:table-cell>
          <table:table-cell/>
        </table:table-row>
        <table:table-row table:style-name="ro1">
          <table:table-cell office:value-type="float" office:value="50.900003">
            <text:p>50,900003</text:p>
          </table:table-cell>
          <table:table-cell office:value-type="float" office:value="0.121607">
            <text:p>0,121607</text:p>
          </table:table-cell>
          <table:table-cell/>
        </table:table-row>
        <table:table-row table:style-name="ro1">
          <table:table-cell office:value-type="float" office:value="50.933336">
            <text:p>50,933336</text:p>
          </table:table-cell>
          <table:table-cell office:value-type="float" office:value="0.113849">
            <text:p>0,113849</text:p>
          </table:table-cell>
          <table:table-cell/>
        </table:table-row>
        <table:table-row table:style-name="ro1">
          <table:table-cell office:value-type="float" office:value="50.966669">
            <text:p>50,966669</text:p>
          </table:table-cell>
          <table:table-cell office:value-type="float" office:value="0.11646">
            <text:p>0,11646</text:p>
          </table:table-cell>
          <table:table-cell/>
        </table:table-row>
        <table:table-row table:style-name="ro1">
          <table:table-cell office:value-type="float" office:value="51.000003">
            <text:p>51,000003</text:p>
          </table:table-cell>
          <table:table-cell office:value-type="float" office:value="0.1251">
            <text:p>0,1251</text:p>
          </table:table-cell>
          <table:table-cell/>
        </table:table-row>
        <table:table-row table:style-name="ro1">
          <table:table-cell office:value-type="float" office:value="51.033336">
            <text:p>51,033336</text:p>
          </table:table-cell>
          <table:table-cell office:value-type="float" office:value="0.112001">
            <text:p>0,112001</text:p>
          </table:table-cell>
          <table:table-cell/>
        </table:table-row>
        <table:table-row table:style-name="ro1">
          <table:table-cell office:value-type="float" office:value="51.066669">
            <text:p>51,066669</text:p>
          </table:table-cell>
          <table:table-cell office:value-type="float" office:value="0.092791">
            <text:p>0,092791</text:p>
          </table:table-cell>
          <table:table-cell/>
        </table:table-row>
        <table:table-row table:style-name="ro1">
          <table:table-cell office:value-type="float" office:value="51.100003">
            <text:p>51,100003</text:p>
          </table:table-cell>
          <table:table-cell office:value-type="float" office:value="0.085285">
            <text:p>0,085285</text:p>
          </table:table-cell>
          <table:table-cell/>
        </table:table-row>
        <table:table-row table:style-name="ro1">
          <table:table-cell office:value-type="float" office:value="51.133336">
            <text:p>51,133336</text:p>
          </table:table-cell>
          <table:table-cell office:value-type="float" office:value="0.086941">
            <text:p>0,086941</text:p>
          </table:table-cell>
          <table:table-cell/>
        </table:table-row>
        <table:table-row table:style-name="ro1">
          <table:table-cell office:value-type="float" office:value="51.166669">
            <text:p>51,166669</text:p>
          </table:table-cell>
          <table:table-cell office:value-type="float" office:value="0.065782">
            <text:p>0,065782</text:p>
          </table:table-cell>
          <table:table-cell/>
        </table:table-row>
        <table:table-row table:style-name="ro1">
          <table:table-cell office:value-type="float" office:value="51.200003">
            <text:p>51,200003</text:p>
          </table:table-cell>
          <table:table-cell office:value-type="float" office:value="0.065742">
            <text:p>0,065742</text:p>
          </table:table-cell>
          <table:table-cell/>
        </table:table-row>
        <table:table-row table:style-name="ro1">
          <table:table-cell office:value-type="float" office:value="51.233336">
            <text:p>51,233336</text:p>
          </table:table-cell>
          <table:table-cell office:value-type="float" office:value="0.031626">
            <text:p>0,031626</text:p>
          </table:table-cell>
          <table:table-cell/>
        </table:table-row>
        <table:table-row table:style-name="ro1">
          <table:table-cell office:value-type="float" office:value="51.266669">
            <text:p>51,266669</text:p>
          </table:table-cell>
          <table:table-cell office:value-type="float" office:value="0.036861">
            <text:p>0,036861</text:p>
          </table:table-cell>
          <table:table-cell/>
        </table:table-row>
        <table:table-row table:style-name="ro1">
          <table:table-cell office:value-type="float" office:value="51.300003">
            <text:p>51,300003</text:p>
          </table:table-cell>
          <table:table-cell office:value-type="float" office:value="0.002688">
            <text:p>0,002688</text:p>
          </table:table-cell>
          <table:table-cell/>
        </table:table-row>
        <table:table-row table:style-name="ro1">
          <table:table-cell office:value-type="float" office:value="51.333336">
            <text:p>51,333336</text:p>
          </table:table-cell>
          <table:table-cell office:value-type="float" office:value="0.027018">
            <text:p>0,027018</text:p>
          </table:table-cell>
          <table:table-cell/>
        </table:table-row>
        <table:table-row table:style-name="ro1">
          <table:table-cell office:value-type="float" office:value="51.366669">
            <text:p>51,366669</text:p>
          </table:table-cell>
          <table:table-cell office:value-type="float" office:value="0.032973">
            <text:p>0,032973</text:p>
          </table:table-cell>
          <table:table-cell/>
        </table:table-row>
        <table:table-row table:style-name="ro1">
          <table:table-cell office:value-type="float" office:value="51.400003">
            <text:p>51,400003</text:p>
          </table:table-cell>
          <table:table-cell office:value-type="float" office:value="0.031968">
            <text:p>0,031968</text:p>
          </table:table-cell>
          <table:table-cell/>
        </table:table-row>
        <table:table-row table:style-name="ro1">
          <table:table-cell office:value-type="float" office:value="51.433336">
            <text:p>51,433336</text:p>
          </table:table-cell>
          <table:table-cell office:value-type="float" office:value="0.052155">
            <text:p>0,052155</text:p>
          </table:table-cell>
          <table:table-cell/>
        </table:table-row>
        <table:table-row table:style-name="ro1">
          <table:table-cell office:value-type="float" office:value="51.466669">
            <text:p>51,466669</text:p>
          </table:table-cell>
          <table:table-cell office:value-type="float" office:value="0.088678">
            <text:p>0,088678</text:p>
          </table:table-cell>
          <table:table-cell/>
        </table:table-row>
        <table:table-row table:style-name="ro1">
          <table:table-cell office:value-type="float" office:value="51.500003">
            <text:p>51,500003</text:p>
          </table:table-cell>
          <table:table-cell office:value-type="float" office:value="0.070815">
            <text:p>0,070815</text:p>
          </table:table-cell>
          <table:table-cell/>
        </table:table-row>
        <table:table-row table:style-name="ro1">
          <table:table-cell office:value-type="float" office:value="51.533336">
            <text:p>51,533336</text:p>
          </table:table-cell>
          <table:table-cell office:value-type="float" office:value="0.115959">
            <text:p>0,115959</text:p>
          </table:table-cell>
          <table:table-cell/>
        </table:table-row>
        <table:table-row table:style-name="ro1">
          <table:table-cell office:value-type="float" office:value="51.566669">
            <text:p>51,566669</text:p>
          </table:table-cell>
          <table:table-cell office:value-type="float" office:value="0.114089">
            <text:p>0,114089</text:p>
          </table:table-cell>
          <table:table-cell/>
        </table:table-row>
        <table:table-row table:style-name="ro1">
          <table:table-cell office:value-type="float" office:value="51.600003">
            <text:p>51,600003</text:p>
          </table:table-cell>
          <table:table-cell office:value-type="float" office:value="0.093085">
            <text:p>0,093085</text:p>
          </table:table-cell>
          <table:table-cell/>
        </table:table-row>
        <table:table-row table:style-name="ro1">
          <table:table-cell office:value-type="float" office:value="51.633336">
            <text:p>51,633336</text:p>
          </table:table-cell>
          <table:table-cell office:value-type="float" office:value="0.119936">
            <text:p>0,119936</text:p>
          </table:table-cell>
          <table:table-cell/>
        </table:table-row>
        <table:table-row table:style-name="ro1">
          <table:table-cell office:value-type="float" office:value="51.666669">
            <text:p>51,666669</text:p>
          </table:table-cell>
          <table:table-cell office:value-type="float" office:value="0.093286">
            <text:p>0,093286</text:p>
          </table:table-cell>
          <table:table-cell/>
        </table:table-row>
        <table:table-row table:style-name="ro1">
          <table:table-cell office:value-type="float" office:value="51.700003">
            <text:p>51,700003</text:p>
          </table:table-cell>
          <table:table-cell office:value-type="float" office:value="0.088094">
            <text:p>0,088094</text:p>
          </table:table-cell>
          <table:table-cell/>
        </table:table-row>
        <table:table-row table:style-name="ro1">
          <table:table-cell office:value-type="float" office:value="51.733336">
            <text:p>51,733336</text:p>
          </table:table-cell>
          <table:table-cell office:value-type="float" office:value="0.089044">
            <text:p>0,089044</text:p>
          </table:table-cell>
          <table:table-cell/>
        </table:table-row>
        <table:table-row table:style-name="ro1">
          <table:table-cell office:value-type="float" office:value="51.766669">
            <text:p>51,766669</text:p>
          </table:table-cell>
          <table:table-cell office:value-type="float" office:value="0.096727">
            <text:p>0,096727</text:p>
          </table:table-cell>
          <table:table-cell/>
        </table:table-row>
        <table:table-row table:style-name="ro1">
          <table:table-cell office:value-type="float" office:value="51.800003">
            <text:p>51,800003</text:p>
          </table:table-cell>
          <table:table-cell office:value-type="float" office:value="0.079092">
            <text:p>0,079092</text:p>
          </table:table-cell>
          <table:table-cell office:value-type="string">
            <text:p>Generando nueva Gausiana: Amp=-494.6876nm <text:s/>s=0.01343s</text:p>
          </table:table-cell>
        </table:table-row>
        <table:table-row table:style-name="ro1">
          <table:table-cell office:value-type="float" office:value="51.833336">
            <text:p>51,833336</text:p>
          </table:table-cell>
          <table:table-cell office:value-type="float" office:value="0.085571">
            <text:p>0,085571</text:p>
          </table:table-cell>
          <table:table-cell/>
        </table:table-row>
        <table:table-row table:style-name="ro1">
          <table:table-cell office:value-type="float" office:value="51.866669">
            <text:p>51,866669</text:p>
          </table:table-cell>
          <table:table-cell office:value-type="float" office:value="0.12553">
            <text:p>0,12553</text:p>
          </table:table-cell>
          <table:table-cell/>
        </table:table-row>
        <table:table-row table:style-name="ro1">
          <table:table-cell office:value-type="float" office:value="51.900003">
            <text:p>51,900003</text:p>
          </table:table-cell>
          <table:table-cell office:value-type="float" office:value="0.094686">
            <text:p>0,094686</text:p>
          </table:table-cell>
          <table:table-cell/>
        </table:table-row>
        <table:table-row table:style-name="ro1">
          <table:table-cell office:value-type="float" office:value="51.933336">
            <text:p>51,933336</text:p>
          </table:table-cell>
          <table:table-cell office:value-type="float" office:value="0.100318">
            <text:p>0,100318</text:p>
          </table:table-cell>
          <table:table-cell/>
        </table:table-row>
        <table:table-row table:style-name="ro1">
          <table:table-cell office:value-type="float" office:value="51.966669">
            <text:p>51,966669</text:p>
          </table:table-cell>
          <table:table-cell office:value-type="float" office:value="0.102005">
            <text:p>0,102005</text:p>
          </table:table-cell>
          <table:table-cell/>
        </table:table-row>
        <table:table-row table:style-name="ro1">
          <table:table-cell office:value-type="float" office:value="52.000003">
            <text:p>52,000003</text:p>
          </table:table-cell>
          <table:table-cell office:value-type="float" office:value="0.116048">
            <text:p>0,116048</text:p>
          </table:table-cell>
          <table:table-cell/>
        </table:table-row>
        <table:table-row table:style-name="ro1">
          <table:table-cell office:value-type="float" office:value="52.033336">
            <text:p>52,033336</text:p>
          </table:table-cell>
          <table:table-cell office:value-type="float" office:value="0.111635">
            <text:p>0,111635</text:p>
          </table:table-cell>
          <table:table-cell/>
        </table:table-row>
        <table:table-row table:style-name="ro1">
          <table:table-cell office:value-type="float" office:value="52.066669">
            <text:p>52,066669</text:p>
          </table:table-cell>
          <table:table-cell office:value-type="float" office:value="0.109549">
            <text:p>0,109549</text:p>
          </table:table-cell>
          <table:table-cell/>
        </table:table-row>
        <table:table-row table:style-name="ro1">
          <table:table-cell office:value-type="float" office:value="52.100003">
            <text:p>52,100003</text:p>
          </table:table-cell>
          <table:table-cell office:value-type="float" office:value="0.095792">
            <text:p>0,095792</text:p>
          </table:table-cell>
          <table:table-cell/>
        </table:table-row>
        <table:table-row table:style-name="ro1">
          <table:table-cell office:value-type="float" office:value="52.133336">
            <text:p>52,133336</text:p>
          </table:table-cell>
          <table:table-cell office:value-type="float" office:value="0.119591">
            <text:p>0,119591</text:p>
          </table:table-cell>
          <table:table-cell/>
        </table:table-row>
        <table:table-row table:style-name="ro1">
          <table:table-cell office:value-type="float" office:value="52.166669">
            <text:p>52,166669</text:p>
          </table:table-cell>
          <table:table-cell office:value-type="float" office:value="0.099901">
            <text:p>0,099901</text:p>
          </table:table-cell>
          <table:table-cell/>
        </table:table-row>
        <table:table-row table:style-name="ro1">
          <table:table-cell office:value-type="float" office:value="52.200003">
            <text:p>52,200003</text:p>
          </table:table-cell>
          <table:table-cell office:value-type="float" office:value="0.077251">
            <text:p>0,077251</text:p>
          </table:table-cell>
          <table:table-cell/>
        </table:table-row>
        <table:table-row table:style-name="ro1">
          <table:table-cell office:value-type="float" office:value="52.233336">
            <text:p>52,233336</text:p>
          </table:table-cell>
          <table:table-cell office:value-type="float" office:value="0.078457">
            <text:p>0,078457</text:p>
          </table:table-cell>
          <table:table-cell/>
        </table:table-row>
        <table:table-row table:style-name="ro1">
          <table:table-cell office:value-type="float" office:value="52.266669">
            <text:p>52,266669</text:p>
          </table:table-cell>
          <table:table-cell office:value-type="float" office:value="0.058636">
            <text:p>0,058636</text:p>
          </table:table-cell>
          <table:table-cell/>
        </table:table-row>
        <table:table-row table:style-name="ro1">
          <table:table-cell office:value-type="float" office:value="52.300003">
            <text:p>52,300003</text:p>
          </table:table-cell>
          <table:table-cell office:value-type="float" office:value="0.059488">
            <text:p>0,059488</text:p>
          </table:table-cell>
          <table:table-cell/>
        </table:table-row>
        <table:table-row table:style-name="ro1">
          <table:table-cell office:value-type="float" office:value="52.333336">
            <text:p>52,333336</text:p>
          </table:table-cell>
          <table:table-cell office:value-type="float" office:value="0.071008">
            <text:p>0,071008</text:p>
          </table:table-cell>
          <table:table-cell/>
        </table:table-row>
        <table:table-row table:style-name="ro1">
          <table:table-cell office:value-type="float" office:value="52.366669">
            <text:p>52,366669</text:p>
          </table:table-cell>
          <table:table-cell office:value-type="float" office:value="0.096557">
            <text:p>0,096557</text:p>
          </table:table-cell>
          <table:table-cell/>
        </table:table-row>
        <table:table-row table:style-name="ro1">
          <table:table-cell office:value-type="float" office:value="52.400003">
            <text:p>52,400003</text:p>
          </table:table-cell>
          <table:table-cell office:value-type="float" office:value="0.095137">
            <text:p>0,095137</text:p>
          </table:table-cell>
          <table:table-cell/>
        </table:table-row>
        <table:table-row table:style-name="ro1">
          <table:table-cell office:value-type="float" office:value="52.433336">
            <text:p>52,433336</text:p>
          </table:table-cell>
          <table:table-cell office:value-type="float" office:value="0.099097">
            <text:p>0,099097</text:p>
          </table:table-cell>
          <table:table-cell/>
        </table:table-row>
        <table:table-row table:style-name="ro1">
          <table:table-cell office:value-type="float" office:value="52.466669">
            <text:p>52,466669</text:p>
          </table:table-cell>
          <table:table-cell office:value-type="float" office:value="0.126425">
            <text:p>0,126425</text:p>
          </table:table-cell>
          <table:table-cell/>
        </table:table-row>
        <table:table-row table:style-name="ro1">
          <table:table-cell office:value-type="float" office:value="52.500003">
            <text:p>52,500003</text:p>
          </table:table-cell>
          <table:table-cell office:value-type="float" office:value="0.167201">
            <text:p>0,167201</text:p>
          </table:table-cell>
          <table:table-cell/>
        </table:table-row>
        <table:table-row table:style-name="ro1">
          <table:table-cell office:value-type="float" office:value="52.533336">
            <text:p>52,533336</text:p>
          </table:table-cell>
          <table:table-cell office:value-type="float" office:value="0.182201">
            <text:p>0,182201</text:p>
          </table:table-cell>
          <table:table-cell/>
        </table:table-row>
        <table:table-row table:style-name="ro1">
          <table:table-cell office:value-type="float" office:value="52.566669">
            <text:p>52,566669</text:p>
          </table:table-cell>
          <table:table-cell office:value-type="float" office:value="0.191627">
            <text:p>0,191627</text:p>
          </table:table-cell>
          <table:table-cell/>
        </table:table-row>
        <table:table-row table:style-name="ro1">
          <table:table-cell office:value-type="float" office:value="52.600003">
            <text:p>52,600003</text:p>
          </table:table-cell>
          <table:table-cell office:value-type="float" office:value="0.199669">
            <text:p>0,199669</text:p>
          </table:table-cell>
          <table:table-cell/>
        </table:table-row>
        <table:table-row table:style-name="ro1">
          <table:table-cell office:value-type="float" office:value="52.633336">
            <text:p>52,633336</text:p>
          </table:table-cell>
          <table:table-cell office:value-type="float" office:value="0.206879">
            <text:p>0,206879</text:p>
          </table:table-cell>
          <table:table-cell/>
        </table:table-row>
        <table:table-row table:style-name="ro1">
          <table:table-cell office:value-type="float" office:value="52.666669">
            <text:p>52,666669</text:p>
          </table:table-cell>
          <table:table-cell office:value-type="float" office:value="0.200685">
            <text:p>0,200685</text:p>
          </table:table-cell>
          <table:table-cell/>
        </table:table-row>
        <table:table-row table:style-name="ro1">
          <table:table-cell office:value-type="float" office:value="52.700003">
            <text:p>52,700003</text:p>
          </table:table-cell>
          <table:table-cell office:value-type="float" office:value="0.198525">
            <text:p>0,198525</text:p>
          </table:table-cell>
          <table:table-cell/>
        </table:table-row>
        <table:table-row table:style-name="ro1">
          <table:table-cell office:value-type="float" office:value="52.733336">
            <text:p>52,733336</text:p>
          </table:table-cell>
          <table:table-cell office:value-type="float" office:value="0.21167">
            <text:p>0,21167</text:p>
          </table:table-cell>
          <table:table-cell/>
        </table:table-row>
        <table:table-row table:style-name="ro1">
          <table:table-cell office:value-type="float" office:value="52.766669">
            <text:p>52,766669</text:p>
          </table:table-cell>
          <table:table-cell office:value-type="float" office:value="0.180653">
            <text:p>0,180653</text:p>
          </table:table-cell>
          <table:table-cell/>
        </table:table-row>
        <table:table-row table:style-name="ro1">
          <table:table-cell office:value-type="float" office:value="52.800003">
            <text:p>52,800003</text:p>
          </table:table-cell>
          <table:table-cell office:value-type="float" office:value="0.183098">
            <text:p>0,183098</text:p>
          </table:table-cell>
          <table:table-cell/>
        </table:table-row>
        <table:table-row table:style-name="ro1">
          <table:table-cell office:value-type="float" office:value="52.833336">
            <text:p>52,833336</text:p>
          </table:table-cell>
          <table:table-cell office:value-type="float" office:value="0.166691">
            <text:p>0,166691</text:p>
          </table:table-cell>
          <table:table-cell/>
        </table:table-row>
        <table:table-row table:style-name="ro1">
          <table:table-cell office:value-type="float" office:value="52.866669">
            <text:p>52,866669</text:p>
          </table:table-cell>
          <table:table-cell office:value-type="float" office:value="0.137892">
            <text:p>0,137892</text:p>
          </table:table-cell>
          <table:table-cell/>
        </table:table-row>
        <table:table-row table:style-name="ro1">
          <table:table-cell office:value-type="float" office:value="52.900003">
            <text:p>52,900003</text:p>
          </table:table-cell>
          <table:table-cell office:value-type="float" office:value="0.133487">
            <text:p>0,133487</text:p>
          </table:table-cell>
          <table:table-cell/>
        </table:table-row>
        <table:table-row table:style-name="ro1">
          <table:table-cell office:value-type="float" office:value="52.933336">
            <text:p>52,933336</text:p>
          </table:table-cell>
          <table:table-cell office:value-type="float" office:value="0.103747">
            <text:p>0,103747</text:p>
          </table:table-cell>
          <table:table-cell/>
        </table:table-row>
        <table:table-row table:style-name="ro1">
          <table:table-cell office:value-type="float" office:value="52.966669">
            <text:p>52,966669</text:p>
          </table:table-cell>
          <table:table-cell office:value-type="float" office:value="0.089143">
            <text:p>0,089143</text:p>
          </table:table-cell>
          <table:table-cell/>
        </table:table-row>
        <table:table-row table:style-name="ro1">
          <table:table-cell office:value-type="float" office:value="53.000003">
            <text:p>53,000003</text:p>
          </table:table-cell>
          <table:table-cell office:value-type="float" office:value="0.081033">
            <text:p>0,081033</text:p>
          </table:table-cell>
          <table:table-cell/>
        </table:table-row>
        <table:table-row table:style-name="ro1">
          <table:table-cell office:value-type="float" office:value="53.033336">
            <text:p>53,033336</text:p>
          </table:table-cell>
          <table:table-cell office:value-type="float" office:value="0.059544">
            <text:p>0,059544</text:p>
          </table:table-cell>
          <table:table-cell/>
        </table:table-row>
        <table:table-row table:style-name="ro1">
          <table:table-cell office:value-type="float" office:value="53.066669">
            <text:p>53,066669</text:p>
          </table:table-cell>
          <table:table-cell office:value-type="float" office:value="0.063407">
            <text:p>0,063407</text:p>
          </table:table-cell>
          <table:table-cell/>
        </table:table-row>
        <table:table-row table:style-name="ro1">
          <table:table-cell office:value-type="float" office:value="53.100003">
            <text:p>53,100003</text:p>
          </table:table-cell>
          <table:table-cell office:value-type="float" office:value="0.068566">
            <text:p>0,068566</text:p>
          </table:table-cell>
          <table:table-cell/>
        </table:table-row>
        <table:table-row table:style-name="ro1">
          <table:table-cell office:value-type="float" office:value="53.133336">
            <text:p>53,133336</text:p>
          </table:table-cell>
          <table:table-cell office:value-type="float" office:value="0.056256">
            <text:p>0,056256</text:p>
          </table:table-cell>
          <table:table-cell/>
        </table:table-row>
        <table:table-row table:style-name="ro1">
          <table:table-cell office:value-type="float" office:value="53.166669">
            <text:p>53,166669</text:p>
          </table:table-cell>
          <table:table-cell office:value-type="float" office:value="0.061713">
            <text:p>0,061713</text:p>
          </table:table-cell>
          <table:table-cell/>
        </table:table-row>
        <table:table-row table:style-name="ro1">
          <table:table-cell office:value-type="float" office:value="53.200003">
            <text:p>53,200003</text:p>
          </table:table-cell>
          <table:table-cell office:value-type="float" office:value="0.077647">
            <text:p>0,077647</text:p>
          </table:table-cell>
          <table:table-cell/>
        </table:table-row>
        <table:table-row table:style-name="ro1">
          <table:table-cell office:value-type="float" office:value="53.233336">
            <text:p>53,233336</text:p>
          </table:table-cell>
          <table:table-cell office:value-type="float" office:value="0.083214">
            <text:p>0,083214</text:p>
          </table:table-cell>
          <table:table-cell/>
        </table:table-row>
        <table:table-row table:style-name="ro1">
          <table:table-cell office:value-type="float" office:value="53.266669">
            <text:p>53,266669</text:p>
          </table:table-cell>
          <table:table-cell office:value-type="float" office:value="0.07058">
            <text:p>0,07058</text:p>
          </table:table-cell>
          <table:table-cell/>
        </table:table-row>
        <table:table-row table:style-name="ro1">
          <table:table-cell office:value-type="float" office:value="53.300003">
            <text:p>53,300003</text:p>
          </table:table-cell>
          <table:table-cell office:value-type="float" office:value="0.091714">
            <text:p>0,091714</text:p>
          </table:table-cell>
          <table:table-cell/>
        </table:table-row>
        <table:table-row table:style-name="ro1">
          <table:table-cell office:value-type="float" office:value="53.333336">
            <text:p>53,333336</text:p>
          </table:table-cell>
          <table:table-cell office:value-type="float" office:value="0.100373">
            <text:p>0,100373</text:p>
          </table:table-cell>
          <table:table-cell/>
        </table:table-row>
        <table:table-row table:style-name="ro1">
          <table:table-cell office:value-type="float" office:value="53.366669">
            <text:p>53,366669</text:p>
          </table:table-cell>
          <table:table-cell office:value-type="float" office:value="0.068153">
            <text:p>0,068153</text:p>
          </table:table-cell>
          <table:table-cell/>
        </table:table-row>
        <table:table-row table:style-name="ro1">
          <table:table-cell office:value-type="float" office:value="53.400003">
            <text:p>53,400003</text:p>
          </table:table-cell>
          <table:table-cell office:value-type="float" office:value="0.074004">
            <text:p>0,074004</text:p>
          </table:table-cell>
          <table:table-cell/>
        </table:table-row>
        <table:table-row table:style-name="ro1">
          <table:table-cell office:value-type="float" office:value="53.433336">
            <text:p>53,433336</text:p>
          </table:table-cell>
          <table:table-cell office:value-type="float" office:value="0.052694">
            <text:p>0,052694</text:p>
          </table:table-cell>
          <table:table-cell/>
        </table:table-row>
        <table:table-row table:style-name="ro1">
          <table:table-cell office:value-type="float" office:value="53.466669">
            <text:p>53,466669</text:p>
          </table:table-cell>
          <table:table-cell office:value-type="float" office:value="0.062124">
            <text:p>0,062124</text:p>
          </table:table-cell>
          <table:table-cell/>
        </table:table-row>
        <table:table-row table:style-name="ro1">
          <table:table-cell office:value-type="float" office:value="53.500003">
            <text:p>53,500003</text:p>
          </table:table-cell>
          <table:table-cell office:value-type="float" office:value="0.052984">
            <text:p>0,052984</text:p>
          </table:table-cell>
          <table:table-cell/>
        </table:table-row>
        <table:table-row table:style-name="ro1">
          <table:table-cell office:value-type="float" office:value="53.533336">
            <text:p>53,533336</text:p>
          </table:table-cell>
          <table:table-cell office:value-type="float" office:value="0.078479">
            <text:p>0,078479</text:p>
          </table:table-cell>
          <table:table-cell office:value-type="string">
            <text:p>Generando nueva Gausiana: Amp=226.3825nm <text:s/>s=0.00612s</text:p>
          </table:table-cell>
        </table:table-row>
        <table:table-row table:style-name="ro1">
          <table:table-cell office:value-type="float" office:value="53.566669">
            <text:p>53,566669</text:p>
          </table:table-cell>
          <table:table-cell office:value-type="float" office:value="0.202691">
            <text:p>0,202691</text:p>
          </table:table-cell>
          <table:table-cell/>
        </table:table-row>
        <table:table-row table:style-name="ro1">
          <table:table-cell office:value-type="float" office:value="53.600003">
            <text:p>53,600003</text:p>
          </table:table-cell>
          <table:table-cell office:value-type="float" office:value="0.17995">
            <text:p>0,17995</text:p>
          </table:table-cell>
          <table:table-cell/>
        </table:table-row>
        <table:table-row table:style-name="ro1">
          <table:table-cell office:value-type="float" office:value="53.633336">
            <text:p>53,633336</text:p>
          </table:table-cell>
          <table:table-cell office:value-type="float" office:value="0.17803">
            <text:p>0,17803</text:p>
          </table:table-cell>
          <table:table-cell/>
        </table:table-row>
        <table:table-row table:style-name="ro1">
          <table:table-cell office:value-type="float" office:value="53.666669">
            <text:p>53,666669</text:p>
          </table:table-cell>
          <table:table-cell office:value-type="float" office:value="0.180185">
            <text:p>0,180185</text:p>
          </table:table-cell>
          <table:table-cell/>
        </table:table-row>
        <table:table-row table:style-name="ro1">
          <table:table-cell office:value-type="float" office:value="53.700003">
            <text:p>53,700003</text:p>
          </table:table-cell>
          <table:table-cell office:value-type="float" office:value="0.162015">
            <text:p>0,162015</text:p>
          </table:table-cell>
          <table:table-cell/>
        </table:table-row>
        <table:table-row table:style-name="ro1">
          <table:table-cell office:value-type="float" office:value="53.733336">
            <text:p>53,733336</text:p>
          </table:table-cell>
          <table:table-cell office:value-type="float" office:value="0.154785">
            <text:p>0,154785</text:p>
          </table:table-cell>
          <table:table-cell/>
        </table:table-row>
        <table:table-row table:style-name="ro1">
          <table:table-cell office:value-type="float" office:value="53.766669">
            <text:p>53,766669</text:p>
          </table:table-cell>
          <table:table-cell office:value-type="float" office:value="0.13036">
            <text:p>0,13036</text:p>
          </table:table-cell>
          <table:table-cell/>
        </table:table-row>
        <table:table-row table:style-name="ro1">
          <table:table-cell office:value-type="float" office:value="53.800003">
            <text:p>53,800003</text:p>
          </table:table-cell>
          <table:table-cell office:value-type="float" office:value="0.142554">
            <text:p>0,142554</text:p>
          </table:table-cell>
          <table:table-cell/>
        </table:table-row>
        <table:table-row table:style-name="ro1">
          <table:table-cell office:value-type="float" office:value="53.833336">
            <text:p>53,833336</text:p>
          </table:table-cell>
          <table:table-cell office:value-type="float" office:value="0.157399">
            <text:p>0,157399</text:p>
          </table:table-cell>
          <table:table-cell/>
        </table:table-row>
        <table:table-row table:style-name="ro1">
          <table:table-cell office:value-type="float" office:value="53.866669">
            <text:p>53,866669</text:p>
          </table:table-cell>
          <table:table-cell office:value-type="float" office:value="0.155853">
            <text:p>0,155853</text:p>
          </table:table-cell>
          <table:table-cell/>
        </table:table-row>
        <table:table-row table:style-name="ro1">
          <table:table-cell office:value-type="float" office:value="53.900003">
            <text:p>53,900003</text:p>
          </table:table-cell>
          <table:table-cell office:value-type="float" office:value="0.161994">
            <text:p>0,161994</text:p>
          </table:table-cell>
          <table:table-cell/>
        </table:table-row>
        <table:table-row table:style-name="ro1">
          <table:table-cell office:value-type="float" office:value="53.933336">
            <text:p>53,933336</text:p>
          </table:table-cell>
          <table:table-cell office:value-type="float" office:value="0.16216">
            <text:p>0,16216</text:p>
          </table:table-cell>
          <table:table-cell/>
        </table:table-row>
        <table:table-row table:style-name="ro1">
          <table:table-cell office:value-type="float" office:value="53.966669">
            <text:p>53,966669</text:p>
          </table:table-cell>
          <table:table-cell office:value-type="float" office:value="0.17988">
            <text:p>0,17988</text:p>
          </table:table-cell>
          <table:table-cell/>
        </table:table-row>
        <table:table-row table:style-name="ro1">
          <table:table-cell office:value-type="float" office:value="54.000003">
            <text:p>54,000003</text:p>
          </table:table-cell>
          <table:table-cell office:value-type="float" office:value="0.185261">
            <text:p>0,185261</text:p>
          </table:table-cell>
          <table:table-cell/>
        </table:table-row>
        <table:table-row table:style-name="ro1">
          <table:table-cell office:value-type="float" office:value="54.033336">
            <text:p>54,033336</text:p>
          </table:table-cell>
          <table:table-cell office:value-type="float" office:value="0.170854">
            <text:p>0,170854</text:p>
          </table:table-cell>
          <table:table-cell/>
        </table:table-row>
        <table:table-row table:style-name="ro1">
          <table:table-cell office:value-type="float" office:value="54.066669">
            <text:p>54,066669</text:p>
          </table:table-cell>
          <table:table-cell office:value-type="float" office:value="0.193978">
            <text:p>0,193978</text:p>
          </table:table-cell>
          <table:table-cell/>
        </table:table-row>
        <table:table-row table:style-name="ro1">
          <table:table-cell office:value-type="float" office:value="54.100003">
            <text:p>54,100003</text:p>
          </table:table-cell>
          <table:table-cell office:value-type="float" office:value="0.189636">
            <text:p>0,189636</text:p>
          </table:table-cell>
          <table:table-cell/>
        </table:table-row>
        <table:table-row table:style-name="ro1">
          <table:table-cell office:value-type="float" office:value="54.133336">
            <text:p>54,133336</text:p>
          </table:table-cell>
          <table:table-cell office:value-type="float" office:value="0.204436">
            <text:p>0,204436</text:p>
          </table:table-cell>
          <table:table-cell/>
        </table:table-row>
        <table:table-row table:style-name="ro1">
          <table:table-cell office:value-type="float" office:value="54.166669">
            <text:p>54,166669</text:p>
          </table:table-cell>
          <table:table-cell office:value-type="float" office:value="0.200353">
            <text:p>0,200353</text:p>
          </table:table-cell>
          <table:table-cell/>
        </table:table-row>
        <table:table-row table:style-name="ro1">
          <table:table-cell office:value-type="float" office:value="54.200003">
            <text:p>54,200003</text:p>
          </table:table-cell>
          <table:table-cell office:value-type="float" office:value="0.214487">
            <text:p>0,214487</text:p>
          </table:table-cell>
          <table:table-cell/>
        </table:table-row>
        <table:table-row table:style-name="ro1">
          <table:table-cell office:value-type="float" office:value="54.233336">
            <text:p>54,233336</text:p>
          </table:table-cell>
          <table:table-cell office:value-type="float" office:value="0.220144">
            <text:p>0,220144</text:p>
          </table:table-cell>
          <table:table-cell/>
        </table:table-row>
        <table:table-row table:style-name="ro1">
          <table:table-cell office:value-type="float" office:value="54.266669">
            <text:p>54,266669</text:p>
          </table:table-cell>
          <table:table-cell office:value-type="float" office:value="0.200517">
            <text:p>0,200517</text:p>
          </table:table-cell>
          <table:table-cell/>
        </table:table-row>
        <table:table-row table:style-name="ro1">
          <table:table-cell office:value-type="float" office:value="54.300003">
            <text:p>54,300003</text:p>
          </table:table-cell>
          <table:table-cell office:value-type="float" office:value="0.215903">
            <text:p>0,215903</text:p>
          </table:table-cell>
          <table:table-cell/>
        </table:table-row>
        <table:table-row table:style-name="ro1">
          <table:table-cell office:value-type="float" office:value="54.333336">
            <text:p>54,333336</text:p>
          </table:table-cell>
          <table:table-cell office:value-type="float" office:value="0.2118">
            <text:p>0,2118</text:p>
          </table:table-cell>
          <table:table-cell/>
        </table:table-row>
        <table:table-row table:style-name="ro1">
          <table:table-cell office:value-type="float" office:value="54.36667">
            <text:p>54,36667</text:p>
          </table:table-cell>
          <table:table-cell office:value-type="float" office:value="0.207336">
            <text:p>0,207336</text:p>
          </table:table-cell>
          <table:table-cell/>
        </table:table-row>
        <table:table-row table:style-name="ro1">
          <table:table-cell office:value-type="float" office:value="54.400003">
            <text:p>54,400003</text:p>
          </table:table-cell>
          <table:table-cell office:value-type="float" office:value="0.20208">
            <text:p>0,20208</text:p>
          </table:table-cell>
          <table:table-cell/>
        </table:table-row>
        <table:table-row table:style-name="ro1">
          <table:table-cell office:value-type="float" office:value="54.433336">
            <text:p>54,433336</text:p>
          </table:table-cell>
          <table:table-cell office:value-type="float" office:value="0.196426">
            <text:p>0,196426</text:p>
          </table:table-cell>
          <table:table-cell/>
        </table:table-row>
        <table:table-row table:style-name="ro1">
          <table:table-cell office:value-type="float" office:value="54.46667">
            <text:p>54,46667</text:p>
          </table:table-cell>
          <table:table-cell office:value-type="float" office:value="0.202371">
            <text:p>0,202371</text:p>
          </table:table-cell>
          <table:table-cell/>
        </table:table-row>
        <table:table-row table:style-name="ro1">
          <table:table-cell office:value-type="float" office:value="54.500003">
            <text:p>54,500003</text:p>
          </table:table-cell>
          <table:table-cell office:value-type="float" office:value="0.20026">
            <text:p>0,20026</text:p>
          </table:table-cell>
          <table:table-cell/>
        </table:table-row>
        <table:table-row table:style-name="ro1">
          <table:table-cell office:value-type="float" office:value="54.533336">
            <text:p>54,533336</text:p>
          </table:table-cell>
          <table:table-cell office:value-type="float" office:value="0.189715">
            <text:p>0,189715</text:p>
          </table:table-cell>
          <table:table-cell/>
        </table:table-row>
        <table:table-row table:style-name="ro1">
          <table:table-cell office:value-type="float" office:value="54.56667">
            <text:p>54,56667</text:p>
          </table:table-cell>
          <table:table-cell office:value-type="float" office:value="0.20618">
            <text:p>0,20618</text:p>
          </table:table-cell>
          <table:table-cell/>
        </table:table-row>
        <table:table-row table:style-name="ro1">
          <table:table-cell office:value-type="float" office:value="54.600003">
            <text:p>54,600003</text:p>
          </table:table-cell>
          <table:table-cell office:value-type="float" office:value="0.175725">
            <text:p>0,175725</text:p>
          </table:table-cell>
          <table:table-cell/>
        </table:table-row>
        <table:table-row table:style-name="ro1">
          <table:table-cell office:value-type="float" office:value="54.633336">
            <text:p>54,633336</text:p>
          </table:table-cell>
          <table:table-cell office:value-type="float" office:value="0.206963">
            <text:p>0,206963</text:p>
          </table:table-cell>
          <table:table-cell/>
        </table:table-row>
        <table:table-row table:style-name="ro1">
          <table:table-cell office:value-type="float" office:value="54.66667">
            <text:p>54,66667</text:p>
          </table:table-cell>
          <table:table-cell office:value-type="float" office:value="0.174107">
            <text:p>0,174107</text:p>
          </table:table-cell>
          <table:table-cell/>
        </table:table-row>
        <table:table-row table:style-name="ro1">
          <table:table-cell office:value-type="float" office:value="54.700003">
            <text:p>54,700003</text:p>
          </table:table-cell>
          <table:table-cell office:value-type="float" office:value="0.17958">
            <text:p>0,17958</text:p>
          </table:table-cell>
          <table:table-cell/>
        </table:table-row>
        <table:table-row table:style-name="ro1">
          <table:table-cell office:value-type="float" office:value="54.733336">
            <text:p>54,733336</text:p>
          </table:table-cell>
          <table:table-cell office:value-type="float" office:value="0.164284">
            <text:p>0,164284</text:p>
          </table:table-cell>
          <table:table-cell/>
        </table:table-row>
        <table:table-row table:style-name="ro1">
          <table:table-cell office:value-type="float" office:value="54.76667">
            <text:p>54,76667</text:p>
          </table:table-cell>
          <table:table-cell office:value-type="float" office:value="0.145723">
            <text:p>0,145723</text:p>
          </table:table-cell>
          <table:table-cell/>
        </table:table-row>
        <table:table-row table:style-name="ro1">
          <table:table-cell office:value-type="float" office:value="54.800003">
            <text:p>54,800003</text:p>
          </table:table-cell>
          <table:table-cell office:value-type="float" office:value="0.149911">
            <text:p>0,149911</text:p>
          </table:table-cell>
          <table:table-cell/>
        </table:table-row>
        <table:table-row table:style-name="ro1">
          <table:table-cell office:value-type="float" office:value="54.833336">
            <text:p>54,833336</text:p>
          </table:table-cell>
          <table:table-cell office:value-type="float" office:value="0.124011">
            <text:p>0,124011</text:p>
          </table:table-cell>
          <table:table-cell/>
        </table:table-row>
        <table:table-row table:style-name="ro1">
          <table:table-cell office:value-type="float" office:value="54.86667">
            <text:p>54,86667</text:p>
          </table:table-cell>
          <table:table-cell office:value-type="float" office:value="0.129457">
            <text:p>0,129457</text:p>
          </table:table-cell>
          <table:table-cell/>
        </table:table-row>
        <table:table-row table:style-name="ro1">
          <table:table-cell office:value-type="float" office:value="54.900003">
            <text:p>54,900003</text:p>
          </table:table-cell>
          <table:table-cell office:value-type="float" office:value="0.122736">
            <text:p>0,122736</text:p>
          </table:table-cell>
          <table:table-cell/>
        </table:table-row>
        <table:table-row table:style-name="ro1">
          <table:table-cell office:value-type="float" office:value="54.933336">
            <text:p>54,933336</text:p>
          </table:table-cell>
          <table:table-cell office:value-type="float" office:value="0.120615">
            <text:p>0,120615</text:p>
          </table:table-cell>
          <table:table-cell/>
        </table:table-row>
        <table:table-row table:style-name="ro1">
          <table:table-cell office:value-type="float" office:value="54.96667">
            <text:p>54,96667</text:p>
          </table:table-cell>
          <table:table-cell office:value-type="float" office:value="0.109787">
            <text:p>0,109787</text:p>
          </table:table-cell>
          <table:table-cell/>
        </table:table-row>
        <table:table-row table:style-name="ro1">
          <table:table-cell office:value-type="float" office:value="55.000003">
            <text:p>55,000003</text:p>
          </table:table-cell>
          <table:table-cell office:value-type="float" office:value="0.117031">
            <text:p>0,117031</text:p>
          </table:table-cell>
          <table:table-cell/>
        </table:table-row>
        <table:table-row table:style-name="ro1">
          <table:table-cell office:value-type="float" office:value="55.033336">
            <text:p>55,033336</text:p>
          </table:table-cell>
          <table:table-cell office:value-type="float" office:value="0.145032">
            <text:p>0,145032</text:p>
          </table:table-cell>
          <table:table-cell/>
        </table:table-row>
        <table:table-row table:style-name="ro1">
          <table:table-cell office:value-type="float" office:value="55.06667">
            <text:p>55,06667</text:p>
          </table:table-cell>
          <table:table-cell office:value-type="float" office:value="0.147455">
            <text:p>0,147455</text:p>
          </table:table-cell>
          <table:table-cell/>
        </table:table-row>
        <table:table-row table:style-name="ro1">
          <table:table-cell office:value-type="float" office:value="55.100003">
            <text:p>55,100003</text:p>
          </table:table-cell>
          <table:table-cell office:value-type="float" office:value="0.163995">
            <text:p>0,163995</text:p>
          </table:table-cell>
          <table:table-cell/>
        </table:table-row>
        <table:table-row table:style-name="ro1">
          <table:table-cell office:value-type="float" office:value="55.133336">
            <text:p>55,133336</text:p>
          </table:table-cell>
          <table:table-cell office:value-type="float" office:value="0.163045">
            <text:p>0,163045</text:p>
          </table:table-cell>
          <table:table-cell/>
        </table:table-row>
        <table:table-row table:style-name="ro1">
          <table:table-cell office:value-type="float" office:value="55.16667">
            <text:p>55,16667</text:p>
          </table:table-cell>
          <table:table-cell office:value-type="float" office:value="0.173584">
            <text:p>0,173584</text:p>
          </table:table-cell>
          <table:table-cell/>
        </table:table-row>
        <table:table-row table:style-name="ro1">
          <table:table-cell office:value-type="float" office:value="55.200003">
            <text:p>55,200003</text:p>
          </table:table-cell>
          <table:table-cell office:value-type="float" office:value="0.181102">
            <text:p>0,181102</text:p>
          </table:table-cell>
          <table:table-cell/>
        </table:table-row>
        <table:table-row table:style-name="ro1">
          <table:table-cell office:value-type="float" office:value="55.233336">
            <text:p>55,233336</text:p>
          </table:table-cell>
          <table:table-cell office:value-type="float" office:value="0.172531">
            <text:p>0,172531</text:p>
          </table:table-cell>
          <table:table-cell/>
        </table:table-row>
        <table:table-row table:style-name="ro1">
          <table:table-cell office:value-type="float" office:value="55.26667">
            <text:p>55,26667</text:p>
          </table:table-cell>
          <table:table-cell office:value-type="float" office:value="0.195748">
            <text:p>0,195748</text:p>
          </table:table-cell>
          <table:table-cell office:value-type="string">
            <text:p>Generando nueva Gausiana: Amp=-517.7451nm <text:s/>s=0.00737s</text:p>
          </table:table-cell>
        </table:table-row>
        <table:table-row table:style-name="ro1">
          <table:table-cell office:value-type="float" office:value="55.300003">
            <text:p>55,300003</text:p>
          </table:table-cell>
          <table:table-cell office:value-type="float" office:value="0.162706">
            <text:p>0,162706</text:p>
          </table:table-cell>
          <table:table-cell/>
        </table:table-row>
        <table:table-row table:style-name="ro1">
          <table:table-cell office:value-type="float" office:value="55.333336">
            <text:p>55,333336</text:p>
          </table:table-cell>
          <table:table-cell office:value-type="float" office:value="0.162697">
            <text:p>0,162697</text:p>
          </table:table-cell>
          <table:table-cell/>
        </table:table-row>
        <table:table-row table:style-name="ro1">
          <table:table-cell office:value-type="float" office:value="55.36667">
            <text:p>55,36667</text:p>
          </table:table-cell>
          <table:table-cell office:value-type="float" office:value="0.171465">
            <text:p>0,171465</text:p>
          </table:table-cell>
          <table:table-cell/>
        </table:table-row>
        <table:table-row table:style-name="ro1">
          <table:table-cell office:value-type="float" office:value="55.400003">
            <text:p>55,400003</text:p>
          </table:table-cell>
          <table:table-cell office:value-type="float" office:value="0.147227">
            <text:p>0,147227</text:p>
          </table:table-cell>
          <table:table-cell/>
        </table:table-row>
        <table:table-row table:style-name="ro1">
          <table:table-cell office:value-type="float" office:value="55.433336">
            <text:p>55,433336</text:p>
          </table:table-cell>
          <table:table-cell office:value-type="float" office:value="0.163175">
            <text:p>0,163175</text:p>
          </table:table-cell>
          <table:table-cell/>
        </table:table-row>
        <table:table-row table:style-name="ro1">
          <table:table-cell office:value-type="float" office:value="55.46667">
            <text:p>55,46667</text:p>
          </table:table-cell>
          <table:table-cell office:value-type="float" office:value="0.142072">
            <text:p>0,142072</text:p>
          </table:table-cell>
          <table:table-cell/>
        </table:table-row>
        <table:table-row table:style-name="ro1">
          <table:table-cell office:value-type="float" office:value="55.500003">
            <text:p>55,500003</text:p>
          </table:table-cell>
          <table:table-cell office:value-type="float" office:value="0.150146">
            <text:p>0,150146</text:p>
          </table:table-cell>
          <table:table-cell/>
        </table:table-row>
        <table:table-row table:style-name="ro1">
          <table:table-cell office:value-type="float" office:value="55.533336">
            <text:p>55,533336</text:p>
          </table:table-cell>
          <table:table-cell office:value-type="float" office:value="0.151945">
            <text:p>0,151945</text:p>
          </table:table-cell>
          <table:table-cell/>
        </table:table-row>
        <table:table-row table:style-name="ro1">
          <table:table-cell office:value-type="float" office:value="55.56667">
            <text:p>55,56667</text:p>
          </table:table-cell>
          <table:table-cell office:value-type="float" office:value="0.183413">
            <text:p>0,183413</text:p>
          </table:table-cell>
          <table:table-cell/>
        </table:table-row>
        <table:table-row table:style-name="ro1">
          <table:table-cell office:value-type="float" office:value="55.600003">
            <text:p>55,600003</text:p>
          </table:table-cell>
          <table:table-cell office:value-type="float" office:value="0.193188">
            <text:p>0,193188</text:p>
          </table:table-cell>
          <table:table-cell/>
        </table:table-row>
        <table:table-row table:style-name="ro1">
          <table:table-cell office:value-type="float" office:value="55.633336">
            <text:p>55,633336</text:p>
          </table:table-cell>
          <table:table-cell office:value-type="float" office:value="0.180901">
            <text:p>0,180901</text:p>
          </table:table-cell>
          <table:table-cell/>
        </table:table-row>
        <table:table-row table:style-name="ro1">
          <table:table-cell office:value-type="float" office:value="55.66667">
            <text:p>55,66667</text:p>
          </table:table-cell>
          <table:table-cell office:value-type="float" office:value="0.196619">
            <text:p>0,196619</text:p>
          </table:table-cell>
          <table:table-cell/>
        </table:table-row>
        <table:table-row table:style-name="ro1">
          <table:table-cell office:value-type="float" office:value="55.700003">
            <text:p>55,700003</text:p>
          </table:table-cell>
          <table:table-cell office:value-type="float" office:value="0.18397">
            <text:p>0,18397</text:p>
          </table:table-cell>
          <table:table-cell/>
        </table:table-row>
        <table:table-row table:style-name="ro1">
          <table:table-cell office:value-type="float" office:value="55.733336">
            <text:p>55,733336</text:p>
          </table:table-cell>
          <table:table-cell office:value-type="float" office:value="0.186235">
            <text:p>0,186235</text:p>
          </table:table-cell>
          <table:table-cell/>
        </table:table-row>
        <table:table-row table:style-name="ro1">
          <table:table-cell office:value-type="float" office:value="55.76667">
            <text:p>55,76667</text:p>
          </table:table-cell>
          <table:table-cell office:value-type="float" office:value="0.152668">
            <text:p>0,152668</text:p>
          </table:table-cell>
          <table:table-cell/>
        </table:table-row>
        <table:table-row table:style-name="ro1">
          <table:table-cell office:value-type="float" office:value="55.800003">
            <text:p>55,800003</text:p>
          </table:table-cell>
          <table:table-cell office:value-type="float" office:value="0.148778">
            <text:p>0,148778</text:p>
          </table:table-cell>
          <table:table-cell/>
        </table:table-row>
        <table:table-row table:style-name="ro1">
          <table:table-cell office:value-type="float" office:value="55.833336">
            <text:p>55,833336</text:p>
          </table:table-cell>
          <table:table-cell office:value-type="float" office:value="0.137161">
            <text:p>0,137161</text:p>
          </table:table-cell>
          <table:table-cell/>
        </table:table-row>
        <table:table-row table:style-name="ro1">
          <table:table-cell office:value-type="float" office:value="55.86667">
            <text:p>55,86667</text:p>
          </table:table-cell>
          <table:table-cell office:value-type="float" office:value="0.0903">
            <text:p>0,0903</text:p>
          </table:table-cell>
          <table:table-cell/>
        </table:table-row>
        <table:table-row table:style-name="ro1">
          <table:table-cell office:value-type="float" office:value="55.900003">
            <text:p>55,900003</text:p>
          </table:table-cell>
          <table:table-cell office:value-type="float" office:value="0.090965">
            <text:p>0,090965</text:p>
          </table:table-cell>
          <table:table-cell/>
        </table:table-row>
        <table:table-row table:style-name="ro1">
          <table:table-cell office:value-type="float" office:value="55.933336">
            <text:p>55,933336</text:p>
          </table:table-cell>
          <table:table-cell office:value-type="float" office:value="0.094353">
            <text:p>0,094353</text:p>
          </table:table-cell>
          <table:table-cell/>
        </table:table-row>
        <table:table-row table:style-name="ro1">
          <table:table-cell office:value-type="float" office:value="55.96667">
            <text:p>55,96667</text:p>
          </table:table-cell>
          <table:table-cell office:value-type="float" office:value="0.104563">
            <text:p>0,104563</text:p>
          </table:table-cell>
          <table:table-cell/>
        </table:table-row>
        <table:table-row table:style-name="ro1">
          <table:table-cell office:value-type="float" office:value="56.000003">
            <text:p>56,000003</text:p>
          </table:table-cell>
          <table:table-cell office:value-type="float" office:value="0.097855">
            <text:p>0,097855</text:p>
          </table:table-cell>
          <table:table-cell/>
        </table:table-row>
        <table:table-row table:style-name="ro1">
          <table:table-cell office:value-type="float" office:value="56.033336">
            <text:p>56,033336</text:p>
          </table:table-cell>
          <table:table-cell office:value-type="float" office:value="0.107264">
            <text:p>0,107264</text:p>
          </table:table-cell>
          <table:table-cell/>
        </table:table-row>
        <table:table-row table:style-name="ro1">
          <table:table-cell office:value-type="float" office:value="56.06667">
            <text:p>56,06667</text:p>
          </table:table-cell>
          <table:table-cell office:value-type="float" office:value="0.103275">
            <text:p>0,103275</text:p>
          </table:table-cell>
          <table:table-cell/>
        </table:table-row>
        <table:table-row table:style-name="ro1">
          <table:table-cell office:value-type="float" office:value="56.100003">
            <text:p>56,100003</text:p>
          </table:table-cell>
          <table:table-cell office:value-type="float" office:value="0.117091">
            <text:p>0,117091</text:p>
          </table:table-cell>
          <table:table-cell/>
        </table:table-row>
        <table:table-row table:style-name="ro1">
          <table:table-cell office:value-type="float" office:value="56.133336">
            <text:p>56,133336</text:p>
          </table:table-cell>
          <table:table-cell office:value-type="float" office:value="0.109638">
            <text:p>0,109638</text:p>
          </table:table-cell>
          <table:table-cell/>
        </table:table-row>
        <table:table-row table:style-name="ro1">
          <table:table-cell office:value-type="float" office:value="56.16667">
            <text:p>56,16667</text:p>
          </table:table-cell>
          <table:table-cell office:value-type="float" office:value="0.110751">
            <text:p>0,110751</text:p>
          </table:table-cell>
          <table:table-cell/>
        </table:table-row>
        <table:table-row table:style-name="ro1">
          <table:table-cell office:value-type="float" office:value="56.200003">
            <text:p>56,200003</text:p>
          </table:table-cell>
          <table:table-cell office:value-type="float" office:value="0.108745">
            <text:p>0,108745</text:p>
          </table:table-cell>
          <table:table-cell/>
        </table:table-row>
        <table:table-row table:style-name="ro1">
          <table:table-cell office:value-type="float" office:value="56.233336">
            <text:p>56,233336</text:p>
          </table:table-cell>
          <table:table-cell office:value-type="float" office:value="0.105208">
            <text:p>0,105208</text:p>
          </table:table-cell>
          <table:table-cell/>
        </table:table-row>
        <table:table-row table:style-name="ro1">
          <table:table-cell office:value-type="float" office:value="56.26667">
            <text:p>56,26667</text:p>
          </table:table-cell>
          <table:table-cell office:value-type="float" office:value="0.080663">
            <text:p>0,080663</text:p>
          </table:table-cell>
          <table:table-cell/>
        </table:table-row>
        <table:table-row table:style-name="ro1">
          <table:table-cell office:value-type="float" office:value="56.300003">
            <text:p>56,300003</text:p>
          </table:table-cell>
          <table:table-cell office:value-type="float" office:value="0.068359">
            <text:p>0,068359</text:p>
          </table:table-cell>
          <table:table-cell/>
        </table:table-row>
        <table:table-row table:style-name="ro1">
          <table:table-cell office:value-type="float" office:value="56.333336">
            <text:p>56,333336</text:p>
          </table:table-cell>
          <table:table-cell office:value-type="float" office:value="0.105206">
            <text:p>0,105206</text:p>
          </table:table-cell>
          <table:table-cell/>
        </table:table-row>
        <table:table-row table:style-name="ro1">
          <table:table-cell office:value-type="float" office:value="56.36667">
            <text:p>56,36667</text:p>
          </table:table-cell>
          <table:table-cell office:value-type="float" office:value="0.080706">
            <text:p>0,080706</text:p>
          </table:table-cell>
          <table:table-cell/>
        </table:table-row>
        <table:table-row table:style-name="ro1">
          <table:table-cell office:value-type="float" office:value="56.400003">
            <text:p>56,400003</text:p>
          </table:table-cell>
          <table:table-cell office:value-type="float" office:value="0.105672">
            <text:p>0,105672</text:p>
          </table:table-cell>
          <table:table-cell/>
        </table:table-row>
        <table:table-row table:style-name="ro1">
          <table:table-cell office:value-type="float" office:value="56.433336">
            <text:p>56,433336</text:p>
          </table:table-cell>
          <table:table-cell office:value-type="float" office:value="0.124833">
            <text:p>0,124833</text:p>
          </table:table-cell>
          <table:table-cell/>
        </table:table-row>
        <table:table-row table:style-name="ro1">
          <table:table-cell office:value-type="float" office:value="56.46667">
            <text:p>56,46667</text:p>
          </table:table-cell>
          <table:table-cell office:value-type="float" office:value="0.125748">
            <text:p>0,125748</text:p>
          </table:table-cell>
          <table:table-cell/>
        </table:table-row>
        <table:table-row table:style-name="ro1">
          <table:table-cell office:value-type="float" office:value="56.500003">
            <text:p>56,500003</text:p>
          </table:table-cell>
          <table:table-cell office:value-type="float" office:value="0.162972">
            <text:p>0,162972</text:p>
          </table:table-cell>
          <table:table-cell/>
        </table:table-row>
        <table:table-row table:style-name="ro1">
          <table:table-cell office:value-type="float" office:value="56.533336">
            <text:p>56,533336</text:p>
          </table:table-cell>
          <table:table-cell office:value-type="float" office:value="0.170576">
            <text:p>0,170576</text:p>
          </table:table-cell>
          <table:table-cell/>
        </table:table-row>
        <table:table-row table:style-name="ro1">
          <table:table-cell office:value-type="float" office:value="56.56667">
            <text:p>56,56667</text:p>
          </table:table-cell>
          <table:table-cell office:value-type="float" office:value="0.179336">
            <text:p>0,179336</text:p>
          </table:table-cell>
          <table:table-cell/>
        </table:table-row>
        <table:table-row table:style-name="ro1">
          <table:table-cell office:value-type="float" office:value="56.600003">
            <text:p>56,600003</text:p>
          </table:table-cell>
          <table:table-cell office:value-type="float" office:value="0.179417">
            <text:p>0,179417</text:p>
          </table:table-cell>
          <table:table-cell/>
        </table:table-row>
        <table:table-row table:style-name="ro1">
          <table:table-cell office:value-type="float" office:value="56.633336">
            <text:p>56,633336</text:p>
          </table:table-cell>
          <table:table-cell office:value-type="float" office:value="0.164649">
            <text:p>0,164649</text:p>
          </table:table-cell>
          <table:table-cell/>
        </table:table-row>
        <table:table-row table:style-name="ro1">
          <table:table-cell office:value-type="float" office:value="56.66667">
            <text:p>56,66667</text:p>
          </table:table-cell>
          <table:table-cell office:value-type="float" office:value="0.15226">
            <text:p>0,15226</text:p>
          </table:table-cell>
          <table:table-cell/>
        </table:table-row>
        <table:table-row table:style-name="ro1">
          <table:table-cell office:value-type="float" office:value="56.700003">
            <text:p>56,700003</text:p>
          </table:table-cell>
          <table:table-cell office:value-type="float" office:value="0.152985">
            <text:p>0,152985</text:p>
          </table:table-cell>
          <table:table-cell/>
        </table:table-row>
        <table:table-row table:style-name="ro1">
          <table:table-cell office:value-type="float" office:value="56.733336">
            <text:p>56,733336</text:p>
          </table:table-cell>
          <table:table-cell office:value-type="float" office:value="0.145191">
            <text:p>0,145191</text:p>
          </table:table-cell>
          <table:table-cell/>
        </table:table-row>
        <table:table-row table:style-name="ro1">
          <table:table-cell office:value-type="float" office:value="56.76667">
            <text:p>56,76667</text:p>
          </table:table-cell>
          <table:table-cell office:value-type="float" office:value="0.138581">
            <text:p>0,138581</text:p>
          </table:table-cell>
          <table:table-cell/>
        </table:table-row>
        <table:table-row table:style-name="ro1">
          <table:table-cell office:value-type="float" office:value="56.800003">
            <text:p>56,800003</text:p>
          </table:table-cell>
          <table:table-cell office:value-type="float" office:value="0.15078">
            <text:p>0,15078</text:p>
          </table:table-cell>
          <table:table-cell/>
        </table:table-row>
        <table:table-row table:style-name="ro1">
          <table:table-cell office:value-type="float" office:value="56.833336">
            <text:p>56,833336</text:p>
          </table:table-cell>
          <table:table-cell office:value-type="float" office:value="0.167758">
            <text:p>0,167758</text:p>
          </table:table-cell>
          <table:table-cell/>
        </table:table-row>
        <table:table-row table:style-name="ro1">
          <table:table-cell office:value-type="float" office:value="56.86667">
            <text:p>56,86667</text:p>
          </table:table-cell>
          <table:table-cell office:value-type="float" office:value="0.152222">
            <text:p>0,152222</text:p>
          </table:table-cell>
          <table:table-cell/>
        </table:table-row>
        <table:table-row table:style-name="ro1">
          <table:table-cell office:value-type="float" office:value="56.900003">
            <text:p>56,900003</text:p>
          </table:table-cell>
          <table:table-cell office:value-type="float" office:value="0.162632">
            <text:p>0,162632</text:p>
          </table:table-cell>
          <table:table-cell/>
        </table:table-row>
        <table:table-row table:style-name="ro1">
          <table:table-cell office:value-type="float" office:value="56.933336">
            <text:p>56,933336</text:p>
          </table:table-cell>
          <table:table-cell office:value-type="float" office:value="0.162937">
            <text:p>0,162937</text:p>
          </table:table-cell>
          <table:table-cell/>
        </table:table-row>
        <table:table-row table:style-name="ro1">
          <table:table-cell office:value-type="float" office:value="56.96667">
            <text:p>56,96667</text:p>
          </table:table-cell>
          <table:table-cell office:value-type="float" office:value="0.164155">
            <text:p>0,164155</text:p>
          </table:table-cell>
          <table:table-cell/>
        </table:table-row>
        <table:table-row table:style-name="ro1">
          <table:table-cell office:value-type="float" office:value="57.000003">
            <text:p>57,000003</text:p>
          </table:table-cell>
          <table:table-cell office:value-type="float" office:value="0.166802">
            <text:p>0,166802</text:p>
          </table:table-cell>
          <table:table-cell office:value-type="string">
            <text:p>Generando nueva Gausiana: Amp=-45.0669nm <text:s/>s=0.01555s</text:p>
          </table:table-cell>
        </table:table-row>
        <table:table-row table:style-name="ro1">
          <table:table-cell office:value-type="float" office:value="57.033336">
            <text:p>57,033336</text:p>
          </table:table-cell>
          <table:table-cell office:value-type="float" office:value="0.292608">
            <text:p>0,292608</text:p>
          </table:table-cell>
          <table:table-cell/>
        </table:table-row>
        <table:table-row table:style-name="ro1">
          <table:table-cell office:value-type="float" office:value="57.06667">
            <text:p>57,06667</text:p>
          </table:table-cell>
          <table:table-cell office:value-type="float" office:value="0.309475">
            <text:p>0,309475</text:p>
          </table:table-cell>
          <table:table-cell/>
        </table:table-row>
        <table:table-row table:style-name="ro1">
          <table:table-cell office:value-type="float" office:value="57.100003">
            <text:p>57,100003</text:p>
          </table:table-cell>
          <table:table-cell office:value-type="float" office:value="0.296831">
            <text:p>0,296831</text:p>
          </table:table-cell>
          <table:table-cell/>
        </table:table-row>
        <table:table-row table:style-name="ro1">
          <table:table-cell office:value-type="float" office:value="57.133336">
            <text:p>57,133336</text:p>
          </table:table-cell>
          <table:table-cell office:value-type="float" office:value="0.306627">
            <text:p>0,306627</text:p>
          </table:table-cell>
          <table:table-cell/>
        </table:table-row>
        <table:table-row table:style-name="ro1">
          <table:table-cell office:value-type="float" office:value="57.16667">
            <text:p>57,16667</text:p>
          </table:table-cell>
          <table:table-cell office:value-type="float" office:value="0.304295">
            <text:p>0,304295</text:p>
          </table:table-cell>
          <table:table-cell/>
        </table:table-row>
        <table:table-row table:style-name="ro1">
          <table:table-cell office:value-type="float" office:value="57.200003">
            <text:p>57,200003</text:p>
          </table:table-cell>
          <table:table-cell office:value-type="float" office:value="0.30586">
            <text:p>0,30586</text:p>
          </table:table-cell>
          <table:table-cell/>
        </table:table-row>
        <table:table-row table:style-name="ro1">
          <table:table-cell office:value-type="float" office:value="57.233336">
            <text:p>57,233336</text:p>
          </table:table-cell>
          <table:table-cell office:value-type="float" office:value="0.301575">
            <text:p>0,301575</text:p>
          </table:table-cell>
          <table:table-cell/>
        </table:table-row>
        <table:table-row table:style-name="ro1">
          <table:table-cell office:value-type="float" office:value="57.26667">
            <text:p>57,26667</text:p>
          </table:table-cell>
          <table:table-cell office:value-type="float" office:value="0.312601">
            <text:p>0,312601</text:p>
          </table:table-cell>
          <table:table-cell/>
        </table:table-row>
        <table:table-row table:style-name="ro1">
          <table:table-cell office:value-type="float" office:value="57.300003">
            <text:p>57,300003</text:p>
          </table:table-cell>
          <table:table-cell office:value-type="float" office:value="0.297687">
            <text:p>0,297687</text:p>
          </table:table-cell>
          <table:table-cell/>
        </table:table-row>
        <table:table-row table:style-name="ro1">
          <table:table-cell office:value-type="float" office:value="57.333336">
            <text:p>57,333336</text:p>
          </table:table-cell>
          <table:table-cell office:value-type="float" office:value="0.307827">
            <text:p>0,307827</text:p>
          </table:table-cell>
          <table:table-cell/>
        </table:table-row>
        <table:table-row table:style-name="ro1">
          <table:table-cell office:value-type="float" office:value="57.36667">
            <text:p>57,36667</text:p>
          </table:table-cell>
          <table:table-cell office:value-type="float" office:value="0.299664">
            <text:p>0,299664</text:p>
          </table:table-cell>
          <table:table-cell/>
        </table:table-row>
        <table:table-row table:style-name="ro1">
          <table:table-cell office:value-type="float" office:value="57.400003">
            <text:p>57,400003</text:p>
          </table:table-cell>
          <table:table-cell office:value-type="float" office:value="0.308535">
            <text:p>0,308535</text:p>
          </table:table-cell>
          <table:table-cell/>
        </table:table-row>
        <table:table-row table:style-name="ro1">
          <table:table-cell office:value-type="float" office:value="57.433336">
            <text:p>57,433336</text:p>
          </table:table-cell>
          <table:table-cell office:value-type="float" office:value="0.296405">
            <text:p>0,296405</text:p>
          </table:table-cell>
          <table:table-cell/>
        </table:table-row>
        <table:table-row table:style-name="ro1">
          <table:table-cell office:value-type="float" office:value="57.46667">
            <text:p>57,46667</text:p>
          </table:table-cell>
          <table:table-cell office:value-type="float" office:value="0.309014">
            <text:p>0,309014</text:p>
          </table:table-cell>
          <table:table-cell/>
        </table:table-row>
        <table:table-row table:style-name="ro1">
          <table:table-cell office:value-type="float" office:value="57.500003">
            <text:p>57,500003</text:p>
          </table:table-cell>
          <table:table-cell office:value-type="float" office:value="0.306135">
            <text:p>0,306135</text:p>
          </table:table-cell>
          <table:table-cell/>
        </table:table-row>
        <table:table-row table:style-name="ro1">
          <table:table-cell office:value-type="float" office:value="57.533336">
            <text:p>57,533336</text:p>
          </table:table-cell>
          <table:table-cell office:value-type="float" office:value="0.312515">
            <text:p>0,312515</text:p>
          </table:table-cell>
          <table:table-cell/>
        </table:table-row>
        <table:table-row table:style-name="ro1">
          <table:table-cell office:value-type="float" office:value="57.56667">
            <text:p>57,56667</text:p>
          </table:table-cell>
          <table:table-cell office:value-type="float" office:value="0.306192">
            <text:p>0,306192</text:p>
          </table:table-cell>
          <table:table-cell/>
        </table:table-row>
        <table:table-row table:style-name="ro1">
          <table:table-cell office:value-type="float" office:value="57.600003">
            <text:p>57,600003</text:p>
          </table:table-cell>
          <table:table-cell office:value-type="float" office:value="0.30351">
            <text:p>0,30351</text:p>
          </table:table-cell>
          <table:table-cell/>
        </table:table-row>
        <table:table-row table:style-name="ro1">
          <table:table-cell office:value-type="float" office:value="57.633336">
            <text:p>57,633336</text:p>
          </table:table-cell>
          <table:table-cell office:value-type="float" office:value="0.302899">
            <text:p>0,302899</text:p>
          </table:table-cell>
          <table:table-cell/>
        </table:table-row>
        <table:table-row table:style-name="ro1">
          <table:table-cell office:value-type="float" office:value="57.66667">
            <text:p>57,66667</text:p>
          </table:table-cell>
          <table:table-cell office:value-type="float" office:value="0.309298">
            <text:p>0,309298</text:p>
          </table:table-cell>
          <table:table-cell/>
        </table:table-row>
        <table:table-row table:style-name="ro1">
          <table:table-cell office:value-type="float" office:value="57.700003">
            <text:p>57,700003</text:p>
          </table:table-cell>
          <table:table-cell office:value-type="float" office:value="0.297975">
            <text:p>0,297975</text:p>
          </table:table-cell>
          <table:table-cell/>
        </table:table-row>
        <table:table-row table:style-name="ro1">
          <table:table-cell office:value-type="float" office:value="57.733336">
            <text:p>57,733336</text:p>
          </table:table-cell>
          <table:table-cell office:value-type="float" office:value="0.306099">
            <text:p>0,306099</text:p>
          </table:table-cell>
          <table:table-cell/>
        </table:table-row>
        <table:table-row table:style-name="ro1">
          <table:table-cell office:value-type="float" office:value="57.76667">
            <text:p>57,76667</text:p>
          </table:table-cell>
          <table:table-cell office:value-type="float" office:value="0.306307">
            <text:p>0,306307</text:p>
          </table:table-cell>
          <table:table-cell/>
        </table:table-row>
        <table:table-row table:style-name="ro1">
          <table:table-cell office:value-type="float" office:value="57.800003">
            <text:p>57,800003</text:p>
          </table:table-cell>
          <table:table-cell office:value-type="float" office:value="0.297871">
            <text:p>0,297871</text:p>
          </table:table-cell>
          <table:table-cell/>
        </table:table-row>
        <table:table-row table:style-name="ro1">
          <table:table-cell office:value-type="float" office:value="57.833336">
            <text:p>57,833336</text:p>
          </table:table-cell>
          <table:table-cell office:value-type="float" office:value="0.289558">
            <text:p>0,289558</text:p>
          </table:table-cell>
          <table:table-cell/>
        </table:table-row>
        <table:table-row table:style-name="ro1">
          <table:table-cell office:value-type="float" office:value="57.86667">
            <text:p>57,86667</text:p>
          </table:table-cell>
          <table:table-cell office:value-type="float" office:value="0.309903">
            <text:p>0,309903</text:p>
          </table:table-cell>
          <table:table-cell/>
        </table:table-row>
        <table:table-row table:style-name="ro1">
          <table:table-cell office:value-type="float" office:value="57.900003">
            <text:p>57,900003</text:p>
          </table:table-cell>
          <table:table-cell office:value-type="float" office:value="0.294753">
            <text:p>0,294753</text:p>
          </table:table-cell>
          <table:table-cell/>
        </table:table-row>
        <table:table-row table:style-name="ro1">
          <table:table-cell office:value-type="float" office:value="57.933336">
            <text:p>57,933336</text:p>
          </table:table-cell>
          <table:table-cell office:value-type="float" office:value="0.310528">
            <text:p>0,310528</text:p>
          </table:table-cell>
          <table:table-cell/>
        </table:table-row>
        <table:table-row table:style-name="ro1">
          <table:table-cell office:value-type="float" office:value="57.96667">
            <text:p>57,96667</text:p>
          </table:table-cell>
          <table:table-cell office:value-type="float" office:value="0.301274">
            <text:p>0,301274</text:p>
          </table:table-cell>
          <table:table-cell/>
        </table:table-row>
        <table:table-row table:style-name="ro1">
          <table:table-cell office:value-type="float" office:value="58.000003">
            <text:p>58,000003</text:p>
          </table:table-cell>
          <table:table-cell office:value-type="float" office:value="0.307132">
            <text:p>0,307132</text:p>
          </table:table-cell>
          <table:table-cell/>
        </table:table-row>
        <table:table-row table:style-name="ro1">
          <table:table-cell office:value-type="float" office:value="58.033336">
            <text:p>58,033336</text:p>
          </table:table-cell>
          <table:table-cell office:value-type="float" office:value="0.302426">
            <text:p>0,302426</text:p>
          </table:table-cell>
          <table:table-cell/>
        </table:table-row>
        <table:table-row table:style-name="ro1">
          <table:table-cell office:value-type="float" office:value="58.06667">
            <text:p>58,06667</text:p>
          </table:table-cell>
          <table:table-cell office:value-type="float" office:value="0.295324">
            <text:p>0,295324</text:p>
          </table:table-cell>
          <table:table-cell/>
        </table:table-row>
        <table:table-row table:style-name="ro1">
          <table:table-cell office:value-type="float" office:value="58.100003">
            <text:p>58,100003</text:p>
          </table:table-cell>
          <table:table-cell office:value-type="float" office:value="0.313007">
            <text:p>0,313007</text:p>
          </table:table-cell>
          <table:table-cell/>
        </table:table-row>
        <table:table-row table:style-name="ro1">
          <table:table-cell office:value-type="float" office:value="58.133336">
            <text:p>58,133336</text:p>
          </table:table-cell>
          <table:table-cell office:value-type="float" office:value="0.308297">
            <text:p>0,308297</text:p>
          </table:table-cell>
          <table:table-cell/>
        </table:table-row>
        <table:table-row table:style-name="ro1">
          <table:table-cell office:value-type="float" office:value="58.16667">
            <text:p>58,16667</text:p>
          </table:table-cell>
          <table:table-cell office:value-type="float" office:value="0.296829">
            <text:p>0,296829</text:p>
          </table:table-cell>
          <table:table-cell/>
        </table:table-row>
        <table:table-row table:style-name="ro1">
          <table:table-cell office:value-type="float" office:value="58.200003">
            <text:p>58,200003</text:p>
          </table:table-cell>
          <table:table-cell office:value-type="float" office:value="0.299721">
            <text:p>0,299721</text:p>
          </table:table-cell>
          <table:table-cell/>
        </table:table-row>
        <table:table-row table:style-name="ro1">
          <table:table-cell office:value-type="float" office:value="58.233336">
            <text:p>58,233336</text:p>
          </table:table-cell>
          <table:table-cell office:value-type="float" office:value="0.307996">
            <text:p>0,307996</text:p>
          </table:table-cell>
          <table:table-cell/>
        </table:table-row>
        <table:table-row table:style-name="ro1">
          <table:table-cell office:value-type="float" office:value="58.26667">
            <text:p>58,26667</text:p>
          </table:table-cell>
          <table:table-cell office:value-type="float" office:value="0.304817">
            <text:p>0,304817</text:p>
          </table:table-cell>
          <table:table-cell/>
        </table:table-row>
        <table:table-row table:style-name="ro1">
          <table:table-cell office:value-type="float" office:value="58.300003">
            <text:p>58,300003</text:p>
          </table:table-cell>
          <table:table-cell office:value-type="float" office:value="0.296923">
            <text:p>0,296923</text:p>
          </table:table-cell>
          <table:table-cell/>
        </table:table-row>
        <table:table-row table:style-name="ro1">
          <table:table-cell office:value-type="float" office:value="58.333336">
            <text:p>58,333336</text:p>
          </table:table-cell>
          <table:table-cell office:value-type="float" office:value="0.305514">
            <text:p>0,305514</text:p>
          </table:table-cell>
          <table:table-cell/>
        </table:table-row>
        <table:table-row table:style-name="ro1">
          <table:table-cell office:value-type="float" office:value="58.36667">
            <text:p>58,36667</text:p>
          </table:table-cell>
          <table:table-cell office:value-type="float" office:value="0.29465">
            <text:p>0,29465</text:p>
          </table:table-cell>
          <table:table-cell/>
        </table:table-row>
        <table:table-row table:style-name="ro1">
          <table:table-cell office:value-type="float" office:value="58.400003">
            <text:p>58,400003</text:p>
          </table:table-cell>
          <table:table-cell office:value-type="float" office:value="0.310413">
            <text:p>0,310413</text:p>
          </table:table-cell>
          <table:table-cell/>
        </table:table-row>
        <table:table-row table:style-name="ro1">
          <table:table-cell office:value-type="float" office:value="58.433336">
            <text:p>58,433336</text:p>
          </table:table-cell>
          <table:table-cell office:value-type="float" office:value="0.30678">
            <text:p>0,30678</text:p>
          </table:table-cell>
          <table:table-cell/>
        </table:table-row>
        <table:table-row table:style-name="ro1">
          <table:table-cell office:value-type="float" office:value="58.46667">
            <text:p>58,46667</text:p>
          </table:table-cell>
          <table:table-cell office:value-type="float" office:value="0.304661">
            <text:p>0,304661</text:p>
          </table:table-cell>
          <table:table-cell/>
        </table:table-row>
        <table:table-row table:style-name="ro1">
          <table:table-cell office:value-type="float" office:value="58.500003">
            <text:p>58,500003</text:p>
          </table:table-cell>
          <table:table-cell office:value-type="float" office:value="0.30235">
            <text:p>0,30235</text:p>
          </table:table-cell>
          <table:table-cell/>
        </table:table-row>
        <table:table-row table:style-name="ro1">
          <table:table-cell office:value-type="float" office:value="58.533336">
            <text:p>58,533336</text:p>
          </table:table-cell>
          <table:table-cell office:value-type="float" office:value="0.307527">
            <text:p>0,307527</text:p>
          </table:table-cell>
          <table:table-cell/>
        </table:table-row>
        <table:table-row table:style-name="ro1">
          <table:table-cell office:value-type="float" office:value="58.56667">
            <text:p>58,56667</text:p>
          </table:table-cell>
          <table:table-cell office:value-type="float" office:value="0.302293">
            <text:p>0,302293</text:p>
          </table:table-cell>
          <table:table-cell/>
        </table:table-row>
        <table:table-row table:style-name="ro1">
          <table:table-cell office:value-type="float" office:value="58.600003">
            <text:p>58,600003</text:p>
          </table:table-cell>
          <table:table-cell office:value-type="float" office:value="0.301369">
            <text:p>0,301369</text:p>
          </table:table-cell>
          <table:table-cell/>
        </table:table-row>
        <table:table-row table:style-name="ro1">
          <table:table-cell office:value-type="float" office:value="58.633336">
            <text:p>58,633336</text:p>
          </table:table-cell>
          <table:table-cell office:value-type="float" office:value="0.29915">
            <text:p>0,29915</text:p>
          </table:table-cell>
          <table:table-cell/>
        </table:table-row>
        <table:table-row table:style-name="ro1">
          <table:table-cell office:value-type="float" office:value="58.66667">
            <text:p>58,66667</text:p>
          </table:table-cell>
          <table:table-cell office:value-type="float" office:value="0.303467">
            <text:p>0,303467</text:p>
          </table:table-cell>
          <table:table-cell/>
        </table:table-row>
        <table:table-row table:style-name="ro1">
          <table:table-cell office:value-type="float" office:value="58.700003">
            <text:p>58,700003</text:p>
          </table:table-cell>
          <table:table-cell office:value-type="float" office:value="0.309945">
            <text:p>0,309945</text:p>
          </table:table-cell>
          <table:table-cell/>
        </table:table-row>
        <table:table-row table:style-name="ro1">
          <table:table-cell office:value-type="float" office:value="58.733336">
            <text:p>58,733336</text:p>
          </table:table-cell>
          <table:table-cell office:value-type="float" office:value="0.310476">
            <text:p>0,310476</text:p>
          </table:table-cell>
          <table:table-cell office:value-type="string">
            <text:p>Generando nueva Gausiana: Amp=-124.7200nm <text:s/>s=0.00332s</text:p>
          </table:table-cell>
        </table:table-row>
        <table:table-row table:style-name="ro1">
          <table:table-cell office:value-type="float" office:value="58.76667">
            <text:p>58,76667</text:p>
          </table:table-cell>
          <table:table-cell office:value-type="float" office:value="0.269969">
            <text:p>0,269969</text:p>
          </table:table-cell>
          <table:table-cell/>
        </table:table-row>
        <table:table-row table:style-name="ro1">
          <table:table-cell office:value-type="float" office:value="58.800003">
            <text:p>58,800003</text:p>
          </table:table-cell>
          <table:table-cell office:value-type="float" office:value="0.27609">
            <text:p>0,27609</text:p>
          </table:table-cell>
          <table:table-cell/>
        </table:table-row>
        <table:table-row table:style-name="ro1">
          <table:table-cell office:value-type="float" office:value="58.833336">
            <text:p>58,833336</text:p>
          </table:table-cell>
          <table:table-cell office:value-type="float" office:value="0.263611">
            <text:p>0,263611</text:p>
          </table:table-cell>
          <table:table-cell/>
        </table:table-row>
        <table:table-row table:style-name="ro1">
          <table:table-cell office:value-type="float" office:value="58.86667">
            <text:p>58,86667</text:p>
          </table:table-cell>
          <table:table-cell office:value-type="float" office:value="0.258766">
            <text:p>0,258766</text:p>
          </table:table-cell>
          <table:table-cell/>
        </table:table-row>
        <table:table-row table:style-name="ro1">
          <table:table-cell office:value-type="float" office:value="58.900003">
            <text:p>58,900003</text:p>
          </table:table-cell>
          <table:table-cell office:value-type="float" office:value="0.250857">
            <text:p>0,250857</text:p>
          </table:table-cell>
          <table:table-cell/>
        </table:table-row>
        <table:table-row table:style-name="ro1">
          <table:table-cell office:value-type="float" office:value="58.933336">
            <text:p>58,933336</text:p>
          </table:table-cell>
          <table:table-cell office:value-type="float" office:value="0.2413">
            <text:p>0,2413</text:p>
          </table:table-cell>
          <table:table-cell/>
        </table:table-row>
        <table:table-row table:style-name="ro1">
          <table:table-cell office:value-type="float" office:value="58.96667">
            <text:p>58,96667</text:p>
          </table:table-cell>
          <table:table-cell office:value-type="float" office:value="0.276578">
            <text:p>0,276578</text:p>
          </table:table-cell>
          <table:table-cell/>
        </table:table-row>
        <table:table-row table:style-name="ro1">
          <table:table-cell office:value-type="float" office:value="59.000003">
            <text:p>59,000003</text:p>
          </table:table-cell>
          <table:table-cell office:value-type="float" office:value="0.254669">
            <text:p>0,254669</text:p>
          </table:table-cell>
          <table:table-cell/>
        </table:table-row>
        <table:table-row table:style-name="ro1">
          <table:table-cell office:value-type="float" office:value="59.033336">
            <text:p>59,033336</text:p>
          </table:table-cell>
          <table:table-cell office:value-type="float" office:value="0.253575">
            <text:p>0,253575</text:p>
          </table:table-cell>
          <table:table-cell/>
        </table:table-row>
        <table:table-row table:style-name="ro1">
          <table:table-cell office:value-type="float" office:value="59.06667">
            <text:p>59,06667</text:p>
          </table:table-cell>
          <table:table-cell office:value-type="float" office:value="0.260748">
            <text:p>0,260748</text:p>
          </table:table-cell>
          <table:table-cell/>
        </table:table-row>
        <table:table-row table:style-name="ro1">
          <table:table-cell office:value-type="float" office:value="59.100003">
            <text:p>59,100003</text:p>
          </table:table-cell>
          <table:table-cell office:value-type="float" office:value="0.285496">
            <text:p>0,285496</text:p>
          </table:table-cell>
          <table:table-cell/>
        </table:table-row>
        <table:table-row table:style-name="ro1">
          <table:table-cell office:value-type="float" office:value="59.133336">
            <text:p>59,133336</text:p>
          </table:table-cell>
          <table:table-cell office:value-type="float" office:value="0.279576">
            <text:p>0,279576</text:p>
          </table:table-cell>
          <table:table-cell/>
        </table:table-row>
        <table:table-row table:style-name="ro1">
          <table:table-cell office:value-type="float" office:value="59.16667">
            <text:p>59,16667</text:p>
          </table:table-cell>
          <table:table-cell office:value-type="float" office:value="0.274005">
            <text:p>0,274005</text:p>
          </table:table-cell>
          <table:table-cell/>
        </table:table-row>
        <table:table-row table:style-name="ro1">
          <table:table-cell office:value-type="float" office:value="59.200003">
            <text:p>59,200003</text:p>
          </table:table-cell>
          <table:table-cell office:value-type="float" office:value="0.278523">
            <text:p>0,278523</text:p>
          </table:table-cell>
          <table:table-cell/>
        </table:table-row>
        <table:table-row table:style-name="ro1">
          <table:table-cell office:value-type="float" office:value="59.233336">
            <text:p>59,233336</text:p>
          </table:table-cell>
          <table:table-cell office:value-type="float" office:value="0.289597">
            <text:p>0,289597</text:p>
          </table:table-cell>
          <table:table-cell/>
        </table:table-row>
        <table:table-row table:style-name="ro1">
          <table:table-cell office:value-type="float" office:value="59.26667">
            <text:p>59,26667</text:p>
          </table:table-cell>
          <table:table-cell office:value-type="float" office:value="0.283092">
            <text:p>0,283092</text:p>
          </table:table-cell>
          <table:table-cell/>
        </table:table-row>
        <table:table-row table:style-name="ro1">
          <table:table-cell office:value-type="float" office:value="59.300003">
            <text:p>59,300003</text:p>
          </table:table-cell>
          <table:table-cell office:value-type="float" office:value="0.278462">
            <text:p>0,278462</text:p>
          </table:table-cell>
          <table:table-cell/>
        </table:table-row>
        <table:table-row table:style-name="ro1">
          <table:table-cell office:value-type="float" office:value="59.333336">
            <text:p>59,333336</text:p>
          </table:table-cell>
          <table:table-cell office:value-type="float" office:value="0.267312">
            <text:p>0,267312</text:p>
          </table:table-cell>
          <table:table-cell/>
        </table:table-row>
        <table:table-row table:style-name="ro1">
          <table:table-cell office:value-type="float" office:value="59.36667">
            <text:p>59,36667</text:p>
          </table:table-cell>
          <table:table-cell office:value-type="float" office:value="0.274305">
            <text:p>0,274305</text:p>
          </table:table-cell>
          <table:table-cell/>
        </table:table-row>
        <table:table-row table:style-name="ro1">
          <table:table-cell office:value-type="float" office:value="59.400003">
            <text:p>59,400003</text:p>
          </table:table-cell>
          <table:table-cell office:value-type="float" office:value="0.262631">
            <text:p>0,262631</text:p>
          </table:table-cell>
          <table:table-cell/>
        </table:table-row>
        <table:table-row table:style-name="ro1">
          <table:table-cell office:value-type="float" office:value="59.433336">
            <text:p>59,433336</text:p>
          </table:table-cell>
          <table:table-cell office:value-type="float" office:value="0.270779">
            <text:p>0,270779</text:p>
          </table:table-cell>
          <table:table-cell/>
        </table:table-row>
        <table:table-row table:style-name="ro1">
          <table:table-cell office:value-type="float" office:value="59.46667">
            <text:p>59,46667</text:p>
          </table:table-cell>
          <table:table-cell office:value-type="float" office:value="0.2652">
            <text:p>0,2652</text:p>
          </table:table-cell>
          <table:table-cell/>
        </table:table-row>
        <table:table-row table:style-name="ro1">
          <table:table-cell office:value-type="float" office:value="59.500003">
            <text:p>59,500003</text:p>
          </table:table-cell>
          <table:table-cell office:value-type="float" office:value="0.269059">
            <text:p>0,269059</text:p>
          </table:table-cell>
          <table:table-cell/>
        </table:table-row>
        <table:table-row table:style-name="ro1">
          <table:table-cell office:value-type="float" office:value="59.533336">
            <text:p>59,533336</text:p>
          </table:table-cell>
          <table:table-cell office:value-type="float" office:value="0.257425">
            <text:p>0,257425</text:p>
          </table:table-cell>
          <table:table-cell/>
        </table:table-row>
        <table:table-row table:style-name="ro1">
          <table:table-cell office:value-type="float" office:value="59.56667">
            <text:p>59,56667</text:p>
          </table:table-cell>
          <table:table-cell office:value-type="float" office:value="0.27044">
            <text:p>0,27044</text:p>
          </table:table-cell>
          <table:table-cell/>
        </table:table-row>
        <table:table-row table:style-name="ro1">
          <table:table-cell office:value-type="float" office:value="59.600003">
            <text:p>59,600003</text:p>
          </table:table-cell>
          <table:table-cell office:value-type="float" office:value="0.262111">
            <text:p>0,262111</text:p>
          </table:table-cell>
          <table:table-cell/>
        </table:table-row>
        <table:table-row table:style-name="ro1">
          <table:table-cell office:value-type="float" office:value="59.633336">
            <text:p>59,633336</text:p>
          </table:table-cell>
          <table:table-cell office:value-type="float" office:value="0.271755">
            <text:p>0,271755</text:p>
          </table:table-cell>
          <table:table-cell/>
        </table:table-row>
        <table:table-row table:style-name="ro1">
          <table:table-cell office:value-type="float" office:value="59.66667">
            <text:p>59,66667</text:p>
          </table:table-cell>
          <table:table-cell office:value-type="float" office:value="0.26304">
            <text:p>0,26304</text:p>
          </table:table-cell>
          <table:table-cell/>
        </table:table-row>
        <table:table-row table:style-name="ro1">
          <table:table-cell office:value-type="float" office:value="59.700003">
            <text:p>59,700003</text:p>
          </table:table-cell>
          <table:table-cell office:value-type="float" office:value="0.264463">
            <text:p>0,264463</text:p>
          </table:table-cell>
          <table:table-cell/>
        </table:table-row>
        <table:table-row table:style-name="ro1">
          <table:table-cell office:value-type="float" office:value="59.733336">
            <text:p>59,733336</text:p>
          </table:table-cell>
          <table:table-cell office:value-type="float" office:value="0.264862">
            <text:p>0,264862</text:p>
          </table:table-cell>
          <table:table-cell/>
        </table:table-row>
        <table:table-row table:style-name="ro1">
          <table:table-cell office:value-type="float" office:value="59.76667">
            <text:p>59,76667</text:p>
          </table:table-cell>
          <table:table-cell office:value-type="float" office:value="0.285072">
            <text:p>0,285072</text:p>
          </table:table-cell>
          <table:table-cell/>
        </table:table-row>
        <table:table-row table:style-name="ro1">
          <table:table-cell office:value-type="float" office:value="59.800003">
            <text:p>59,800003</text:p>
          </table:table-cell>
          <table:table-cell office:value-type="float" office:value="0.292742">
            <text:p>0,292742</text:p>
          </table:table-cell>
          <table:table-cell/>
        </table:table-row>
        <table:table-row table:style-name="ro1">
          <table:table-cell office:value-type="float" office:value="59.833336">
            <text:p>59,833336</text:p>
          </table:table-cell>
          <table:table-cell office:value-type="float" office:value="0.290687">
            <text:p>0,290687</text:p>
          </table:table-cell>
          <table:table-cell/>
        </table:table-row>
        <table:table-row table:style-name="ro1">
          <table:table-cell office:value-type="float" office:value="59.86667">
            <text:p>59,86667</text:p>
          </table:table-cell>
          <table:table-cell office:value-type="float" office:value="0.311745">
            <text:p>0,311745</text:p>
          </table:table-cell>
          <table:table-cell/>
        </table:table-row>
        <table:table-row table:style-name="ro1">
          <table:table-cell office:value-type="float" office:value="59.900003">
            <text:p>59,900003</text:p>
          </table:table-cell>
          <table:table-cell office:value-type="float" office:value="0.315074">
            <text:p>0,315074</text:p>
          </table:table-cell>
          <table:table-cell/>
        </table:table-row>
        <table:table-row table:style-name="ro1">
          <table:table-cell office:value-type="float" office:value="59.933336">
            <text:p>59,933336</text:p>
          </table:table-cell>
          <table:table-cell office:value-type="float" office:value="0.292523">
            <text:p>0,292523</text:p>
          </table:table-cell>
          <table:table-cell/>
        </table:table-row>
        <table:table-row table:style-name="ro1">
          <table:table-cell office:value-type="float" office:value="59.96667">
            <text:p>59,96667</text:p>
          </table:table-cell>
          <table:table-cell office:value-type="float" office:value="0.294912">
            <text:p>0,294912</text:p>
          </table:table-cell>
          <table:table-cell/>
        </table:table-row>
        <table:table-row table:style-name="ro1">
          <table:table-cell office:value-type="float" office:value="60.000003">
            <text:p>60,000003</text:p>
          </table:table-cell>
          <table:table-cell office:value-type="float" office:value="0.300135">
            <text:p>0,300135</text:p>
          </table:table-cell>
          <table:table-cell/>
        </table:table-row>
        <table:table-row table:style-name="ro1">
          <table:table-cell office:value-type="float" office:value="60.033336">
            <text:p>60,033336</text:p>
          </table:table-cell>
          <table:table-cell office:value-type="float" office:value="0.301989">
            <text:p>0,301989</text:p>
          </table:table-cell>
          <table:table-cell/>
        </table:table-row>
        <table:table-row table:style-name="ro1">
          <table:table-cell office:value-type="float" office:value="60.06667">
            <text:p>60,06667</text:p>
          </table:table-cell>
          <table:table-cell office:value-type="float" office:value="0.294014">
            <text:p>0,294014</text:p>
          </table:table-cell>
          <table:table-cell/>
        </table:table-row>
        <table:table-row table:style-name="ro1">
          <table:table-cell office:value-type="float" office:value="60.100003">
            <text:p>60,100003</text:p>
          </table:table-cell>
          <table:table-cell office:value-type="float" office:value="0.274018">
            <text:p>0,274018</text:p>
          </table:table-cell>
          <table:table-cell/>
        </table:table-row>
        <table:table-row table:style-name="ro1">
          <table:table-cell office:value-type="float" office:value="60.133336">
            <text:p>60,133336</text:p>
          </table:table-cell>
          <table:table-cell office:value-type="float" office:value="0.291238">
            <text:p>0,291238</text:p>
          </table:table-cell>
          <table:table-cell/>
        </table:table-row>
        <table:table-row table:style-name="ro1">
          <table:table-cell office:value-type="float" office:value="60.16667">
            <text:p>60,16667</text:p>
          </table:table-cell>
          <table:table-cell office:value-type="float" office:value="0.270778">
            <text:p>0,270778</text:p>
          </table:table-cell>
          <table:table-cell/>
        </table:table-row>
        <table:table-row table:style-name="ro1">
          <table:table-cell office:value-type="float" office:value="60.200003">
            <text:p>60,200003</text:p>
          </table:table-cell>
          <table:table-cell office:value-type="float" office:value="0.285708">
            <text:p>0,285708</text:p>
          </table:table-cell>
          <table:table-cell/>
        </table:table-row>
        <table:table-row table:style-name="ro1">
          <table:table-cell office:value-type="float" office:value="60.233336">
            <text:p>60,233336</text:p>
          </table:table-cell>
          <table:table-cell office:value-type="float" office:value="0.263373">
            <text:p>0,263373</text:p>
          </table:table-cell>
          <table:table-cell/>
        </table:table-row>
        <table:table-row table:style-name="ro1">
          <table:table-cell office:value-type="float" office:value="60.26667">
            <text:p>60,26667</text:p>
          </table:table-cell>
          <table:table-cell office:value-type="float" office:value="0.27793">
            <text:p>0,27793</text:p>
          </table:table-cell>
          <table:table-cell/>
        </table:table-row>
        <table:table-row table:style-name="ro1">
          <table:table-cell office:value-type="float" office:value="60.300003">
            <text:p>60,300003</text:p>
          </table:table-cell>
          <table:table-cell office:value-type="float" office:value="0.259796">
            <text:p>0,259796</text:p>
          </table:table-cell>
          <table:table-cell/>
        </table:table-row>
        <table:table-row table:style-name="ro1">
          <table:table-cell office:value-type="float" office:value="60.333336">
            <text:p>60,333336</text:p>
          </table:table-cell>
          <table:table-cell office:value-type="float" office:value="0.256802">
            <text:p>0,256802</text:p>
          </table:table-cell>
          <table:table-cell/>
        </table:table-row>
        <table:table-row table:style-name="ro1">
          <table:table-cell office:value-type="float" office:value="60.36667">
            <text:p>60,36667</text:p>
          </table:table-cell>
          <table:table-cell office:value-type="float" office:value="0.271115">
            <text:p>0,271115</text:p>
          </table:table-cell>
          <table:table-cell/>
        </table:table-row>
        <table:table-row table:style-name="ro1">
          <table:table-cell office:value-type="float" office:value="60.400003">
            <text:p>60,400003</text:p>
          </table:table-cell>
          <table:table-cell office:value-type="float" office:value="0.279514">
            <text:p>0,279514</text:p>
          </table:table-cell>
          <table:table-cell/>
        </table:table-row>
        <table:table-row table:style-name="ro1">
          <table:table-cell office:value-type="float" office:value="60.433336">
            <text:p>60,433336</text:p>
          </table:table-cell>
          <table:table-cell office:value-type="float" office:value="0.273751">
            <text:p>0,273751</text:p>
          </table:table-cell>
          <table:table-cell/>
        </table:table-row>
        <table:table-row table:style-name="ro1">
          <table:table-cell office:value-type="float" office:value="60.46667">
            <text:p>60,46667</text:p>
          </table:table-cell>
          <table:table-cell office:value-type="float" office:value="0.286088">
            <text:p>0,286088</text:p>
          </table:table-cell>
          <table:table-cell office:value-type="string">
            <text:p>Generando nueva Gausiana: Amp=147.7774nm <text:s/>s=0.00555s</text:p>
          </table:table-cell>
        </table:table-row>
        <table:table-row table:style-name="ro1">
          <table:table-cell office:value-type="float" office:value="60.500003">
            <text:p>60,500003</text:p>
          </table:table-cell>
          <table:table-cell office:value-type="float" office:value="0.265163">
            <text:p>0,265163</text:p>
          </table:table-cell>
          <table:table-cell/>
        </table:table-row>
        <table:table-row table:style-name="ro1">
          <table:table-cell office:value-type="float" office:value="60.533336">
            <text:p>60,533336</text:p>
          </table:table-cell>
          <table:table-cell office:value-type="float" office:value="0.252135">
            <text:p>0,252135</text:p>
          </table:table-cell>
          <table:table-cell/>
        </table:table-row>
        <table:table-row table:style-name="ro1">
          <table:table-cell office:value-type="float" office:value="60.56667">
            <text:p>60,56667</text:p>
          </table:table-cell>
          <table:table-cell office:value-type="float" office:value="0.239777">
            <text:p>0,239777</text:p>
          </table:table-cell>
          <table:table-cell/>
        </table:table-row>
        <table:table-row table:style-name="ro1">
          <table:table-cell office:value-type="float" office:value="60.600003">
            <text:p>60,600003</text:p>
          </table:table-cell>
          <table:table-cell office:value-type="float" office:value="0.254919">
            <text:p>0,254919</text:p>
          </table:table-cell>
          <table:table-cell/>
        </table:table-row>
        <table:table-row table:style-name="ro1">
          <table:table-cell office:value-type="float" office:value="60.633336">
            <text:p>60,633336</text:p>
          </table:table-cell>
          <table:table-cell office:value-type="float" office:value="0.247045">
            <text:p>0,247045</text:p>
          </table:table-cell>
          <table:table-cell/>
        </table:table-row>
        <table:table-row table:style-name="ro1">
          <table:table-cell office:value-type="float" office:value="60.66667">
            <text:p>60,66667</text:p>
          </table:table-cell>
          <table:table-cell office:value-type="float" office:value="0.230731">
            <text:p>0,230731</text:p>
          </table:table-cell>
          <table:table-cell/>
        </table:table-row>
        <table:table-row table:style-name="ro1">
          <table:table-cell office:value-type="float" office:value="60.700003">
            <text:p>60,700003</text:p>
          </table:table-cell>
          <table:table-cell office:value-type="float" office:value="0.240163">
            <text:p>0,240163</text:p>
          </table:table-cell>
          <table:table-cell/>
        </table:table-row>
        <table:table-row table:style-name="ro1">
          <table:table-cell office:value-type="float" office:value="60.733337">
            <text:p>60,733337</text:p>
          </table:table-cell>
          <table:table-cell office:value-type="float" office:value="0.230376">
            <text:p>0,230376</text:p>
          </table:table-cell>
          <table:table-cell/>
        </table:table-row>
        <table:table-row table:style-name="ro1">
          <table:table-cell office:value-type="float" office:value="60.76667">
            <text:p>60,76667</text:p>
          </table:table-cell>
          <table:table-cell office:value-type="float" office:value="0.222338">
            <text:p>0,222338</text:p>
          </table:table-cell>
          <table:table-cell/>
        </table:table-row>
        <table:table-row table:style-name="ro1">
          <table:table-cell office:value-type="float" office:value="60.800003">
            <text:p>60,800003</text:p>
          </table:table-cell>
          <table:table-cell office:value-type="float" office:value="0.237032">
            <text:p>0,237032</text:p>
          </table:table-cell>
          <table:table-cell/>
        </table:table-row>
        <table:table-row table:style-name="ro1">
          <table:table-cell office:value-type="float" office:value="60.833337">
            <text:p>60,833337</text:p>
          </table:table-cell>
          <table:table-cell office:value-type="float" office:value="0.237871">
            <text:p>0,237871</text:p>
          </table:table-cell>
          <table:table-cell/>
        </table:table-row>
        <table:table-row table:style-name="ro1">
          <table:table-cell office:value-type="float" office:value="60.86667">
            <text:p>60,86667</text:p>
          </table:table-cell>
          <table:table-cell office:value-type="float" office:value="0.216648">
            <text:p>0,216648</text:p>
          </table:table-cell>
          <table:table-cell/>
        </table:table-row>
        <table:table-row table:style-name="ro1">
          <table:table-cell office:value-type="float" office:value="60.900003">
            <text:p>60,900003</text:p>
          </table:table-cell>
          <table:table-cell office:value-type="float" office:value="0.258735">
            <text:p>0,258735</text:p>
          </table:table-cell>
          <table:table-cell/>
        </table:table-row>
        <table:table-row table:style-name="ro1">
          <table:table-cell office:value-type="float" office:value="60.933337">
            <text:p>60,933337</text:p>
          </table:table-cell>
          <table:table-cell office:value-type="float" office:value="0.228785">
            <text:p>0,228785</text:p>
          </table:table-cell>
          <table:table-cell/>
        </table:table-row>
        <table:table-row table:style-name="ro1">
          <table:table-cell office:value-type="float" office:value="60.96667">
            <text:p>60,96667</text:p>
          </table:table-cell>
          <table:table-cell office:value-type="float" office:value="0.269621">
            <text:p>0,269621</text:p>
          </table:table-cell>
          <table:table-cell/>
        </table:table-row>
        <table:table-row table:style-name="ro1">
          <table:table-cell office:value-type="float" office:value="61.000003">
            <text:p>61,000003</text:p>
          </table:table-cell>
          <table:table-cell office:value-type="float" office:value="0.248928">
            <text:p>0,248928</text:p>
          </table:table-cell>
          <table:table-cell/>
        </table:table-row>
        <table:table-row table:style-name="ro1">
          <table:table-cell office:value-type="float" office:value="61.033337">
            <text:p>61,033337</text:p>
          </table:table-cell>
          <table:table-cell office:value-type="float" office:value="0.255642">
            <text:p>0,255642</text:p>
          </table:table-cell>
          <table:table-cell/>
        </table:table-row>
        <table:table-row table:style-name="ro1">
          <table:table-cell office:value-type="float" office:value="61.06667">
            <text:p>61,06667</text:p>
          </table:table-cell>
          <table:table-cell office:value-type="float" office:value="0.276947">
            <text:p>0,276947</text:p>
          </table:table-cell>
          <table:table-cell/>
        </table:table-row>
        <table:table-row table:style-name="ro1">
          <table:table-cell office:value-type="float" office:value="61.100003">
            <text:p>61,100003</text:p>
          </table:table-cell>
          <table:table-cell office:value-type="float" office:value="0.261275">
            <text:p>0,261275</text:p>
          </table:table-cell>
          <table:table-cell/>
        </table:table-row>
        <table:table-row table:style-name="ro1">
          <table:table-cell office:value-type="float" office:value="61.133337">
            <text:p>61,133337</text:p>
          </table:table-cell>
          <table:table-cell office:value-type="float" office:value="0.269158">
            <text:p>0,269158</text:p>
          </table:table-cell>
          <table:table-cell/>
        </table:table-row>
        <table:table-row table:style-name="ro1">
          <table:table-cell office:value-type="float" office:value="61.16667">
            <text:p>61,16667</text:p>
          </table:table-cell>
          <table:table-cell office:value-type="float" office:value="0.275295">
            <text:p>0,275295</text:p>
          </table:table-cell>
          <table:table-cell/>
        </table:table-row>
        <table:table-row table:style-name="ro1">
          <table:table-cell office:value-type="float" office:value="61.200003">
            <text:p>61,200003</text:p>
          </table:table-cell>
          <table:table-cell office:value-type="float" office:value="0.271794">
            <text:p>0,271794</text:p>
          </table:table-cell>
          <table:table-cell/>
        </table:table-row>
        <table:table-row table:style-name="ro1">
          <table:table-cell office:value-type="float" office:value="61.233337">
            <text:p>61,233337</text:p>
          </table:table-cell>
          <table:table-cell office:value-type="float" office:value="0.264783">
            <text:p>0,264783</text:p>
          </table:table-cell>
          <table:table-cell/>
        </table:table-row>
        <table:table-row table:style-name="ro1">
          <table:table-cell office:value-type="float" office:value="61.26667">
            <text:p>61,26667</text:p>
          </table:table-cell>
          <table:table-cell office:value-type="float" office:value="0.265015">
            <text:p>0,265015</text:p>
          </table:table-cell>
          <table:table-cell/>
        </table:table-row>
        <table:table-row table:style-name="ro1">
          <table:table-cell office:value-type="float" office:value="61.300003">
            <text:p>61,300003</text:p>
          </table:table-cell>
          <table:table-cell office:value-type="float" office:value="0.274835">
            <text:p>0,274835</text:p>
          </table:table-cell>
          <table:table-cell/>
        </table:table-row>
        <table:table-row table:style-name="ro1">
          <table:table-cell office:value-type="float" office:value="61.333337">
            <text:p>61,333337</text:p>
          </table:table-cell>
          <table:table-cell office:value-type="float" office:value="0.25425">
            <text:p>0,25425</text:p>
          </table:table-cell>
          <table:table-cell/>
        </table:table-row>
        <table:table-row table:style-name="ro1">
          <table:table-cell office:value-type="float" office:value="61.36667">
            <text:p>61,36667</text:p>
          </table:table-cell>
          <table:table-cell office:value-type="float" office:value="0.256676">
            <text:p>0,256676</text:p>
          </table:table-cell>
          <table:table-cell/>
        </table:table-row>
        <table:table-row table:style-name="ro1">
          <table:table-cell office:value-type="float" office:value="61.400003">
            <text:p>61,400003</text:p>
          </table:table-cell>
          <table:table-cell office:value-type="float" office:value="0.278793">
            <text:p>0,278793</text:p>
          </table:table-cell>
          <table:table-cell/>
        </table:table-row>
        <table:table-row table:style-name="ro1">
          <table:table-cell office:value-type="float" office:value="61.433337">
            <text:p>61,433337</text:p>
          </table:table-cell>
          <table:table-cell office:value-type="float" office:value="0.260796">
            <text:p>0,260796</text:p>
          </table:table-cell>
          <table:table-cell/>
        </table:table-row>
        <table:table-row table:style-name="ro1">
          <table:table-cell office:value-type="float" office:value="61.46667">
            <text:p>61,46667</text:p>
          </table:table-cell>
          <table:table-cell office:value-type="float" office:value="0.2574">
            <text:p>0,2574</text:p>
          </table:table-cell>
          <table:table-cell/>
        </table:table-row>
        <table:table-row table:style-name="ro1">
          <table:table-cell office:value-type="float" office:value="61.500003">
            <text:p>61,500003</text:p>
          </table:table-cell>
          <table:table-cell office:value-type="float" office:value="0.266186">
            <text:p>0,266186</text:p>
          </table:table-cell>
          <table:table-cell/>
        </table:table-row>
        <table:table-row table:style-name="ro1">
          <table:table-cell office:value-type="float" office:value="61.533337">
            <text:p>61,533337</text:p>
          </table:table-cell>
          <table:table-cell office:value-type="float" office:value="0.242495">
            <text:p>0,242495</text:p>
          </table:table-cell>
          <table:table-cell/>
        </table:table-row>
        <table:table-row table:style-name="ro1">
          <table:table-cell office:value-type="float" office:value="61.56667">
            <text:p>61,56667</text:p>
          </table:table-cell>
          <table:table-cell office:value-type="float" office:value="0.236934">
            <text:p>0,236934</text:p>
          </table:table-cell>
          <table:table-cell/>
        </table:table-row>
        <table:table-row table:style-name="ro1">
          <table:table-cell office:value-type="float" office:value="61.600003">
            <text:p>61,600003</text:p>
          </table:table-cell>
          <table:table-cell office:value-type="float" office:value="0.229588">
            <text:p>0,229588</text:p>
          </table:table-cell>
          <table:table-cell/>
        </table:table-row>
        <table:table-row table:style-name="ro1">
          <table:table-cell office:value-type="float" office:value="61.633337">
            <text:p>61,633337</text:p>
          </table:table-cell>
          <table:table-cell office:value-type="float" office:value="0.220376">
            <text:p>0,220376</text:p>
          </table:table-cell>
          <table:table-cell/>
        </table:table-row>
        <table:table-row table:style-name="ro1">
          <table:table-cell office:value-type="float" office:value="61.66667">
            <text:p>61,66667</text:p>
          </table:table-cell>
          <table:table-cell office:value-type="float" office:value="0.224793">
            <text:p>0,224793</text:p>
          </table:table-cell>
          <table:table-cell/>
        </table:table-row>
        <table:table-row table:style-name="ro1">
          <table:table-cell office:value-type="float" office:value="61.700003">
            <text:p>61,700003</text:p>
          </table:table-cell>
          <table:table-cell office:value-type="float" office:value="0.217035">
            <text:p>0,217035</text:p>
          </table:table-cell>
          <table:table-cell/>
        </table:table-row>
        <table:table-row table:style-name="ro1">
          <table:table-cell office:value-type="float" office:value="61.733337">
            <text:p>61,733337</text:p>
          </table:table-cell>
          <table:table-cell office:value-type="float" office:value="0.217681">
            <text:p>0,217681</text:p>
          </table:table-cell>
          <table:table-cell/>
        </table:table-row>
        <table:table-row table:style-name="ro1">
          <table:table-cell office:value-type="float" office:value="61.76667">
            <text:p>61,76667</text:p>
          </table:table-cell>
          <table:table-cell office:value-type="float" office:value="0.195578">
            <text:p>0,195578</text:p>
          </table:table-cell>
          <table:table-cell/>
        </table:table-row>
        <table:table-row table:style-name="ro1">
          <table:table-cell office:value-type="float" office:value="61.800003">
            <text:p>61,800003</text:p>
          </table:table-cell>
          <table:table-cell office:value-type="float" office:value="0.21936">
            <text:p>0,21936</text:p>
          </table:table-cell>
          <table:table-cell/>
        </table:table-row>
        <table:table-row table:style-name="ro1">
          <table:table-cell office:value-type="float" office:value="61.833337">
            <text:p>61,833337</text:p>
          </table:table-cell>
          <table:table-cell office:value-type="float" office:value="0.216986">
            <text:p>0,216986</text:p>
          </table:table-cell>
          <table:table-cell/>
        </table:table-row>
        <table:table-row table:style-name="ro1">
          <table:table-cell office:value-type="float" office:value="61.86667">
            <text:p>61,86667</text:p>
          </table:table-cell>
          <table:table-cell office:value-type="float" office:value="0.207885">
            <text:p>0,207885</text:p>
          </table:table-cell>
          <table:table-cell/>
        </table:table-row>
        <table:table-row table:style-name="ro1">
          <table:table-cell office:value-type="float" office:value="61.900003">
            <text:p>61,900003</text:p>
          </table:table-cell>
          <table:table-cell office:value-type="float" office:value="0.223319">
            <text:p>0,223319</text:p>
          </table:table-cell>
          <table:table-cell/>
        </table:table-row>
        <table:table-row table:style-name="ro1">
          <table:table-cell office:value-type="float" office:value="61.933337">
            <text:p>61,933337</text:p>
          </table:table-cell>
          <table:table-cell office:value-type="float" office:value="0.202291">
            <text:p>0,202291</text:p>
          </table:table-cell>
          <table:table-cell/>
        </table:table-row>
        <table:table-row table:style-name="ro1">
          <table:table-cell office:value-type="float" office:value="61.96667">
            <text:p>61,96667</text:p>
          </table:table-cell>
          <table:table-cell office:value-type="float" office:value="0.215157">
            <text:p>0,215157</text:p>
          </table:table-cell>
          <table:table-cell/>
        </table:table-row>
        <table:table-row table:style-name="ro1">
          <table:table-cell office:value-type="float" office:value="62.000003">
            <text:p>62,000003</text:p>
          </table:table-cell>
          <table:table-cell office:value-type="float" office:value="0.215507">
            <text:p>0,215507</text:p>
          </table:table-cell>
          <table:table-cell/>
        </table:table-row>
        <table:table-row table:style-name="ro1">
          <table:table-cell office:value-type="float" office:value="62.033337">
            <text:p>62,033337</text:p>
          </table:table-cell>
          <table:table-cell office:value-type="float" office:value="0.217619">
            <text:p>0,217619</text:p>
          </table:table-cell>
          <table:table-cell/>
        </table:table-row>
        <table:table-row table:style-name="ro1">
          <table:table-cell office:value-type="float" office:value="62.06667">
            <text:p>62,06667</text:p>
          </table:table-cell>
          <table:table-cell office:value-type="float" office:value="0.228612">
            <text:p>0,228612</text:p>
          </table:table-cell>
          <table:table-cell/>
        </table:table-row>
        <table:table-row table:style-name="ro1">
          <table:table-cell office:value-type="float" office:value="62.100003">
            <text:p>62,100003</text:p>
          </table:table-cell>
          <table:table-cell office:value-type="float" office:value="0.233936">
            <text:p>0,233936</text:p>
          </table:table-cell>
          <table:table-cell/>
        </table:table-row>
        <table:table-row table:style-name="ro1">
          <table:table-cell office:value-type="float" office:value="62.133337">
            <text:p>62,133337</text:p>
          </table:table-cell>
          <table:table-cell office:value-type="float" office:value="0.261225">
            <text:p>0,261225</text:p>
          </table:table-cell>
          <table:table-cell/>
        </table:table-row>
        <table:table-row table:style-name="ro1">
          <table:table-cell office:value-type="float" office:value="62.16667">
            <text:p>62,16667</text:p>
          </table:table-cell>
          <table:table-cell office:value-type="float" office:value="0.248457">
            <text:p>0,248457</text:p>
          </table:table-cell>
          <table:table-cell/>
        </table:table-row>
        <table:table-row table:style-name="ro1">
          <table:table-cell office:value-type="float" office:value="62.200003">
            <text:p>62,200003</text:p>
          </table:table-cell>
          <table:table-cell office:value-type="float" office:value="0.266629">
            <text:p>0,266629</text:p>
          </table:table-cell>
          <table:table-cell office:value-type="string">
            <text:p>Generando nueva Gausiana: Amp=277.7377nm <text:s/>s=0.01590s</text:p>
          </table:table-cell>
        </table:table-row>
        <table:table-row table:style-name="ro1">
          <table:table-cell office:value-type="float" office:value="62.233337">
            <text:p>62,233337</text:p>
          </table:table-cell>
          <table:table-cell office:value-type="float" office:value="0.157787">
            <text:p>0,157787</text:p>
          </table:table-cell>
          <table:table-cell/>
        </table:table-row>
        <table:table-row table:style-name="ro1">
          <table:table-cell office:value-type="float" office:value="62.26667">
            <text:p>62,26667</text:p>
          </table:table-cell>
          <table:table-cell office:value-type="float" office:value="0.187695">
            <text:p>0,187695</text:p>
          </table:table-cell>
          <table:table-cell/>
        </table:table-row>
        <table:table-row table:style-name="ro1">
          <table:table-cell office:value-type="float" office:value="62.300003">
            <text:p>62,300003</text:p>
          </table:table-cell>
          <table:table-cell office:value-type="float" office:value="0.168685">
            <text:p>0,168685</text:p>
          </table:table-cell>
          <table:table-cell/>
        </table:table-row>
        <table:table-row table:style-name="ro1">
          <table:table-cell office:value-type="float" office:value="62.333337">
            <text:p>62,333337</text:p>
          </table:table-cell>
          <table:table-cell office:value-type="float" office:value="0.192904">
            <text:p>0,192904</text:p>
          </table:table-cell>
          <table:table-cell/>
        </table:table-row>
        <table:table-row table:style-name="ro1">
          <table:table-cell office:value-type="float" office:value="62.36667">
            <text:p>62,36667</text:p>
          </table:table-cell>
          <table:table-cell office:value-type="float" office:value="0.183983">
            <text:p>0,183983</text:p>
          </table:table-cell>
          <table:table-cell/>
        </table:table-row>
        <table:table-row table:style-name="ro1">
          <table:table-cell office:value-type="float" office:value="62.400003">
            <text:p>62,400003</text:p>
          </table:table-cell>
          <table:table-cell office:value-type="float" office:value="0.190727">
            <text:p>0,190727</text:p>
          </table:table-cell>
          <table:table-cell/>
        </table:table-row>
        <table:table-row table:style-name="ro1">
          <table:table-cell office:value-type="float" office:value="62.433337">
            <text:p>62,433337</text:p>
          </table:table-cell>
          <table:table-cell office:value-type="float" office:value="0.19507">
            <text:p>0,19507</text:p>
          </table:table-cell>
          <table:table-cell/>
        </table:table-row>
        <table:table-row table:style-name="ro1">
          <table:table-cell office:value-type="float" office:value="62.46667">
            <text:p>62,46667</text:p>
          </table:table-cell>
          <table:table-cell office:value-type="float" office:value="0.197675">
            <text:p>0,197675</text:p>
          </table:table-cell>
          <table:table-cell/>
        </table:table-row>
        <table:table-row table:style-name="ro1">
          <table:table-cell office:value-type="float" office:value="62.500003">
            <text:p>62,500003</text:p>
          </table:table-cell>
          <table:table-cell office:value-type="float" office:value="0.20744">
            <text:p>0,20744</text:p>
          </table:table-cell>
          <table:table-cell/>
        </table:table-row>
        <table:table-row table:style-name="ro1">
          <table:table-cell office:value-type="float" office:value="62.533337">
            <text:p>62,533337</text:p>
          </table:table-cell>
          <table:table-cell office:value-type="float" office:value="0.194238">
            <text:p>0,194238</text:p>
          </table:table-cell>
          <table:table-cell/>
        </table:table-row>
        <table:table-row table:style-name="ro1">
          <table:table-cell office:value-type="float" office:value="62.56667">
            <text:p>62,56667</text:p>
          </table:table-cell>
          <table:table-cell office:value-type="float" office:value="0.21441">
            <text:p>0,21441</text:p>
          </table:table-cell>
          <table:table-cell/>
        </table:table-row>
        <table:table-row table:style-name="ro1">
          <table:table-cell office:value-type="float" office:value="62.600003">
            <text:p>62,600003</text:p>
          </table:table-cell>
          <table:table-cell office:value-type="float" office:value="0.227497">
            <text:p>0,227497</text:p>
          </table:table-cell>
          <table:table-cell/>
        </table:table-row>
        <table:table-row table:style-name="ro1">
          <table:table-cell office:value-type="float" office:value="62.633337">
            <text:p>62,633337</text:p>
          </table:table-cell>
          <table:table-cell office:value-type="float" office:value="0.215724">
            <text:p>0,215724</text:p>
          </table:table-cell>
          <table:table-cell/>
        </table:table-row>
        <table:table-row table:style-name="ro1">
          <table:table-cell office:value-type="float" office:value="62.66667">
            <text:p>62,66667</text:p>
          </table:table-cell>
          <table:table-cell office:value-type="float" office:value="0.232774">
            <text:p>0,232774</text:p>
          </table:table-cell>
          <table:table-cell/>
        </table:table-row>
        <table:table-row table:style-name="ro1">
          <table:table-cell office:value-type="float" office:value="62.700003">
            <text:p>62,700003</text:p>
          </table:table-cell>
          <table:table-cell office:value-type="float" office:value="0.239539">
            <text:p>0,239539</text:p>
          </table:table-cell>
          <table:table-cell/>
        </table:table-row>
        <table:table-row table:style-name="ro1">
          <table:table-cell office:value-type="float" office:value="62.733337">
            <text:p>62,733337</text:p>
          </table:table-cell>
          <table:table-cell office:value-type="float" office:value="0.235575">
            <text:p>0,235575</text:p>
          </table:table-cell>
          <table:table-cell/>
        </table:table-row>
        <table:table-row table:style-name="ro1">
          <table:table-cell office:value-type="float" office:value="62.76667">
            <text:p>62,76667</text:p>
          </table:table-cell>
          <table:table-cell office:value-type="float" office:value="0.248279">
            <text:p>0,248279</text:p>
          </table:table-cell>
          <table:table-cell/>
        </table:table-row>
        <table:table-row table:style-name="ro1">
          <table:table-cell office:value-type="float" office:value="62.800003">
            <text:p>62,800003</text:p>
          </table:table-cell>
          <table:table-cell office:value-type="float" office:value="0.251043">
            <text:p>0,251043</text:p>
          </table:table-cell>
          <table:table-cell/>
        </table:table-row>
        <table:table-row table:style-name="ro1">
          <table:table-cell office:value-type="float" office:value="62.833337">
            <text:p>62,833337</text:p>
          </table:table-cell>
          <table:table-cell office:value-type="float" office:value="0.268156">
            <text:p>0,268156</text:p>
          </table:table-cell>
          <table:table-cell/>
        </table:table-row>
        <table:table-row table:style-name="ro1">
          <table:table-cell office:value-type="float" office:value="62.86667">
            <text:p>62,86667</text:p>
          </table:table-cell>
          <table:table-cell office:value-type="float" office:value="0.260416">
            <text:p>0,260416</text:p>
          </table:table-cell>
          <table:table-cell/>
        </table:table-row>
        <table:table-row table:style-name="ro1">
          <table:table-cell office:value-type="float" office:value="62.900003">
            <text:p>62,900003</text:p>
          </table:table-cell>
          <table:table-cell office:value-type="float" office:value="0.245476">
            <text:p>0,245476</text:p>
          </table:table-cell>
          <table:table-cell/>
        </table:table-row>
        <table:table-row table:style-name="ro1">
          <table:table-cell office:value-type="float" office:value="62.933337">
            <text:p>62,933337</text:p>
          </table:table-cell>
          <table:table-cell office:value-type="float" office:value="0.273112">
            <text:p>0,273112</text:p>
          </table:table-cell>
          <table:table-cell/>
        </table:table-row>
        <table:table-row table:style-name="ro1">
          <table:table-cell office:value-type="float" office:value="62.96667">
            <text:p>62,96667</text:p>
          </table:table-cell>
          <table:table-cell office:value-type="float" office:value="0.268173">
            <text:p>0,268173</text:p>
          </table:table-cell>
          <table:table-cell/>
        </table:table-row>
        <table:table-row table:style-name="ro1">
          <table:table-cell office:value-type="float" office:value="63.000003">
            <text:p>63,000003</text:p>
          </table:table-cell>
          <table:table-cell office:value-type="float" office:value="0.264676">
            <text:p>0,264676</text:p>
          </table:table-cell>
          <table:table-cell/>
        </table:table-row>
        <table:table-row table:style-name="ro1">
          <table:table-cell office:value-type="float" office:value="63.033337">
            <text:p>63,033337</text:p>
          </table:table-cell>
          <table:table-cell office:value-type="float" office:value="0.251908">
            <text:p>0,251908</text:p>
          </table:table-cell>
          <table:table-cell/>
        </table:table-row>
        <table:table-row table:style-name="ro1">
          <table:table-cell office:value-type="float" office:value="63.06667">
            <text:p>63,06667</text:p>
          </table:table-cell>
          <table:table-cell office:value-type="float" office:value="0.259491">
            <text:p>0,259491</text:p>
          </table:table-cell>
          <table:table-cell/>
        </table:table-row>
        <table:table-row table:style-name="ro1">
          <table:table-cell office:value-type="float" office:value="63.100003">
            <text:p>63,100003</text:p>
          </table:table-cell>
          <table:table-cell office:value-type="float" office:value="0.265622">
            <text:p>0,265622</text:p>
          </table:table-cell>
          <table:table-cell/>
        </table:table-row>
        <table:table-row table:style-name="ro1">
          <table:table-cell office:value-type="float" office:value="63.133337">
            <text:p>63,133337</text:p>
          </table:table-cell>
          <table:table-cell office:value-type="float" office:value="0.247271">
            <text:p>0,247271</text:p>
          </table:table-cell>
          <table:table-cell/>
        </table:table-row>
        <table:table-row table:style-name="ro1">
          <table:table-cell office:value-type="float" office:value="63.16667">
            <text:p>63,16667</text:p>
          </table:table-cell>
          <table:table-cell office:value-type="float" office:value="0.257159">
            <text:p>0,257159</text:p>
          </table:table-cell>
          <table:table-cell/>
        </table:table-row>
        <table:table-row table:style-name="ro1">
          <table:table-cell office:value-type="float" office:value="63.200003">
            <text:p>63,200003</text:p>
          </table:table-cell>
          <table:table-cell office:value-type="float" office:value="0.23966">
            <text:p>0,23966</text:p>
          </table:table-cell>
          <table:table-cell/>
        </table:table-row>
        <table:table-row table:style-name="ro1">
          <table:table-cell office:value-type="float" office:value="63.233337">
            <text:p>63,233337</text:p>
          </table:table-cell>
          <table:table-cell office:value-type="float" office:value="0.244434">
            <text:p>0,244434</text:p>
          </table:table-cell>
          <table:table-cell/>
        </table:table-row>
        <table:table-row table:style-name="ro1">
          <table:table-cell office:value-type="float" office:value="63.26667">
            <text:p>63,26667</text:p>
          </table:table-cell>
          <table:table-cell office:value-type="float" office:value="0.239053">
            <text:p>0,239053</text:p>
          </table:table-cell>
          <table:table-cell/>
        </table:table-row>
        <table:table-row table:style-name="ro1">
          <table:table-cell office:value-type="float" office:value="63.300003">
            <text:p>63,300003</text:p>
          </table:table-cell>
          <table:table-cell office:value-type="float" office:value="0.226875">
            <text:p>0,226875</text:p>
          </table:table-cell>
          <table:table-cell/>
        </table:table-row>
        <table:table-row table:style-name="ro1">
          <table:table-cell office:value-type="float" office:value="63.333337">
            <text:p>63,333337</text:p>
          </table:table-cell>
          <table:table-cell office:value-type="float" office:value="0.212041">
            <text:p>0,212041</text:p>
          </table:table-cell>
          <table:table-cell/>
        </table:table-row>
        <table:table-row table:style-name="ro1">
          <table:table-cell office:value-type="float" office:value="63.36667">
            <text:p>63,36667</text:p>
          </table:table-cell>
          <table:table-cell office:value-type="float" office:value="0.216525">
            <text:p>0,216525</text:p>
          </table:table-cell>
          <table:table-cell/>
        </table:table-row>
        <table:table-row table:style-name="ro1">
          <table:table-cell office:value-type="float" office:value="63.400003">
            <text:p>63,400003</text:p>
          </table:table-cell>
          <table:table-cell office:value-type="float" office:value="0.228666">
            <text:p>0,228666</text:p>
          </table:table-cell>
          <table:table-cell/>
        </table:table-row>
        <table:table-row table:style-name="ro1">
          <table:table-cell office:value-type="float" office:value="63.433337">
            <text:p>63,433337</text:p>
          </table:table-cell>
          <table:table-cell office:value-type="float" office:value="0.209666">
            <text:p>0,209666</text:p>
          </table:table-cell>
          <table:table-cell/>
        </table:table-row>
        <table:table-row table:style-name="ro1">
          <table:table-cell office:value-type="float" office:value="63.46667">
            <text:p>63,46667</text:p>
          </table:table-cell>
          <table:table-cell office:value-type="float" office:value="0.209575">
            <text:p>0,209575</text:p>
          </table:table-cell>
          <table:table-cell/>
        </table:table-row>
        <table:table-row table:style-name="ro1">
          <table:table-cell office:value-type="float" office:value="63.500003">
            <text:p>63,500003</text:p>
          </table:table-cell>
          <table:table-cell office:value-type="float" office:value="0.208054">
            <text:p>0,208054</text:p>
          </table:table-cell>
          <table:table-cell/>
        </table:table-row>
        <table:table-row table:style-name="ro1">
          <table:table-cell office:value-type="float" office:value="63.533337">
            <text:p>63,533337</text:p>
          </table:table-cell>
          <table:table-cell office:value-type="float" office:value="0.19987">
            <text:p>0,19987</text:p>
          </table:table-cell>
          <table:table-cell/>
        </table:table-row>
        <table:table-row table:style-name="ro1">
          <table:table-cell office:value-type="float" office:value="63.56667">
            <text:p>63,56667</text:p>
          </table:table-cell>
          <table:table-cell office:value-type="float" office:value="0.203021">
            <text:p>0,203021</text:p>
          </table:table-cell>
          <table:table-cell/>
        </table:table-row>
        <table:table-row table:style-name="ro1">
          <table:table-cell office:value-type="float" office:value="63.600003">
            <text:p>63,600003</text:p>
          </table:table-cell>
          <table:table-cell office:value-type="float" office:value="0.16587">
            <text:p>0,16587</text:p>
          </table:table-cell>
          <table:table-cell/>
        </table:table-row>
        <table:table-row table:style-name="ro1">
          <table:table-cell office:value-type="float" office:value="63.633337">
            <text:p>63,633337</text:p>
          </table:table-cell>
          <table:table-cell office:value-type="float" office:value="0.167285">
            <text:p>0,167285</text:p>
          </table:table-cell>
          <table:table-cell/>
        </table:table-row>
        <table:table-row table:style-name="ro1">
          <table:table-cell office:value-type="float" office:value="63.66667">
            <text:p>63,66667</text:p>
          </table:table-cell>
          <table:table-cell office:value-type="float" office:value="0.170285">
            <text:p>0,170285</text:p>
          </table:table-cell>
          <table:table-cell/>
        </table:table-row>
        <table:table-row table:style-name="ro1">
          <table:table-cell office:value-type="float" office:value="63.700003">
            <text:p>63,700003</text:p>
          </table:table-cell>
          <table:table-cell office:value-type="float" office:value="0.159239">
            <text:p>0,159239</text:p>
          </table:table-cell>
          <table:table-cell/>
        </table:table-row>
        <table:table-row table:style-name="ro1">
          <table:table-cell office:value-type="float" office:value="63.733337">
            <text:p>63,733337</text:p>
          </table:table-cell>
          <table:table-cell office:value-type="float" office:value="0.155931">
            <text:p>0,155931</text:p>
          </table:table-cell>
          <table:table-cell/>
        </table:table-row>
        <table:table-row table:style-name="ro1">
          <table:table-cell office:value-type="float" office:value="63.76667">
            <text:p>63,76667</text:p>
          </table:table-cell>
          <table:table-cell office:value-type="float" office:value="0.152634">
            <text:p>0,152634</text:p>
          </table:table-cell>
          <table:table-cell/>
        </table:table-row>
        <table:table-row table:style-name="ro1">
          <table:table-cell office:value-type="float" office:value="63.800003">
            <text:p>63,800003</text:p>
          </table:table-cell>
          <table:table-cell office:value-type="float" office:value="0.13228">
            <text:p>0,13228</text:p>
          </table:table-cell>
          <table:table-cell/>
        </table:table-row>
        <table:table-row table:style-name="ro1">
          <table:table-cell office:value-type="float" office:value="63.833337">
            <text:p>63,833337</text:p>
          </table:table-cell>
          <table:table-cell office:value-type="float" office:value="0.140159">
            <text:p>0,140159</text:p>
          </table:table-cell>
          <table:table-cell/>
        </table:table-row>
        <table:table-row table:style-name="ro1">
          <table:table-cell office:value-type="float" office:value="63.86667">
            <text:p>63,86667</text:p>
          </table:table-cell>
          <table:table-cell office:value-type="float" office:value="0.130531">
            <text:p>0,130531</text:p>
          </table:table-cell>
          <table:table-cell/>
        </table:table-row>
        <table:table-row table:style-name="ro1">
          <table:table-cell office:value-type="float" office:value="63.900003">
            <text:p>63,900003</text:p>
          </table:table-cell>
          <table:table-cell office:value-type="float" office:value="0.126609">
            <text:p>0,126609</text:p>
          </table:table-cell>
          <table:table-cell/>
        </table:table-row>
        <table:table-row table:style-name="ro1">
          <table:table-cell office:value-type="float" office:value="63.933337">
            <text:p>63,933337</text:p>
          </table:table-cell>
          <table:table-cell office:value-type="float" office:value="0.141608">
            <text:p>0,141608</text:p>
          </table:table-cell>
          <table:table-cell office:value-type="string">
            <text:p>Generando nueva Gausiana: Amp=350.0544nm <text:s/>s=0.00488s</text:p>
          </table:table-cell>
        </table:table-row>
        <table:table-row table:style-name="ro1">
          <table:table-cell office:value-type="float" office:value="63.96667">
            <text:p>63,96667</text:p>
          </table:table-cell>
          <table:table-cell office:value-type="float" office:value="0.142014">
            <text:p>0,142014</text:p>
          </table:table-cell>
          <table:table-cell/>
        </table:table-row>
        <table:table-row table:style-name="ro1">
          <table:table-cell office:value-type="float" office:value="64.000003">
            <text:p>64,000003</text:p>
          </table:table-cell>
          <table:table-cell office:value-type="float" office:value="0.125241">
            <text:p>0,125241</text:p>
          </table:table-cell>
          <table:table-cell/>
        </table:table-row>
        <table:table-row table:style-name="ro1">
          <table:table-cell office:value-type="float" office:value="64.033337">
            <text:p>64,033337</text:p>
          </table:table-cell>
          <table:table-cell office:value-type="float" office:value="0.115605">
            <text:p>0,115605</text:p>
          </table:table-cell>
          <table:table-cell/>
        </table:table-row>
        <table:table-row table:style-name="ro1">
          <table:table-cell office:value-type="float" office:value="64.06667">
            <text:p>64,06667</text:p>
          </table:table-cell>
          <table:table-cell office:value-type="float" office:value="0.112947">
            <text:p>0,112947</text:p>
          </table:table-cell>
          <table:table-cell/>
        </table:table-row>
        <table:table-row table:style-name="ro1">
          <table:table-cell office:value-type="float" office:value="64.100003">
            <text:p>64,100003</text:p>
          </table:table-cell>
          <table:table-cell office:value-type="float" office:value="0.084951">
            <text:p>0,084951</text:p>
          </table:table-cell>
          <table:table-cell/>
        </table:table-row>
        <table:table-row table:style-name="ro1">
          <table:table-cell office:value-type="float" office:value="64.133337">
            <text:p>64,133337</text:p>
          </table:table-cell>
          <table:table-cell office:value-type="float" office:value="0.073065">
            <text:p>0,073065</text:p>
          </table:table-cell>
          <table:table-cell/>
        </table:table-row>
        <table:table-row table:style-name="ro1">
          <table:table-cell office:value-type="float" office:value="64.16667">
            <text:p>64,16667</text:p>
          </table:table-cell>
          <table:table-cell office:value-type="float" office:value="0.069553">
            <text:p>0,069553</text:p>
          </table:table-cell>
          <table:table-cell/>
        </table:table-row>
        <table:table-row table:style-name="ro1">
          <table:table-cell office:value-type="float" office:value="64.200003">
            <text:p>64,200003</text:p>
          </table:table-cell>
          <table:table-cell office:value-type="float" office:value="0.059171">
            <text:p>0,059171</text:p>
          </table:table-cell>
          <table:table-cell/>
        </table:table-row>
        <table:table-row table:style-name="ro1">
          <table:table-cell office:value-type="float" office:value="64.233337">
            <text:p>64,233337</text:p>
          </table:table-cell>
          <table:table-cell office:value-type="float" office:value="0.071828">
            <text:p>0,071828</text:p>
          </table:table-cell>
          <table:table-cell/>
        </table:table-row>
        <table:table-row table:style-name="ro1">
          <table:table-cell office:value-type="float" office:value="64.26667">
            <text:p>64,26667</text:p>
          </table:table-cell>
          <table:table-cell office:value-type="float" office:value="0.074668">
            <text:p>0,074668</text:p>
          </table:table-cell>
          <table:table-cell/>
        </table:table-row>
        <table:table-row table:style-name="ro1">
          <table:table-cell office:value-type="float" office:value="64.300003">
            <text:p>64,300003</text:p>
          </table:table-cell>
          <table:table-cell office:value-type="float" office:value="0.072384">
            <text:p>0,072384</text:p>
          </table:table-cell>
          <table:table-cell/>
        </table:table-row>
        <table:table-row table:style-name="ro1">
          <table:table-cell office:value-type="float" office:value="64.333337">
            <text:p>64,333337</text:p>
          </table:table-cell>
          <table:table-cell office:value-type="float" office:value="0.092267">
            <text:p>0,092267</text:p>
          </table:table-cell>
          <table:table-cell/>
        </table:table-row>
        <table:table-row table:style-name="ro1">
          <table:table-cell office:value-type="float" office:value="64.36667">
            <text:p>64,36667</text:p>
          </table:table-cell>
          <table:table-cell office:value-type="float" office:value="0.110947">
            <text:p>0,110947</text:p>
          </table:table-cell>
          <table:table-cell/>
        </table:table-row>
        <table:table-row table:style-name="ro1">
          <table:table-cell office:value-type="float" office:value="64.400003">
            <text:p>64,400003</text:p>
          </table:table-cell>
          <table:table-cell office:value-type="float" office:value="0.11513">
            <text:p>0,11513</text:p>
          </table:table-cell>
          <table:table-cell/>
        </table:table-row>
        <table:table-row table:style-name="ro1">
          <table:table-cell office:value-type="float" office:value="64.433337">
            <text:p>64,433337</text:p>
          </table:table-cell>
          <table:table-cell office:value-type="float" office:value="0.140154">
            <text:p>0,140154</text:p>
          </table:table-cell>
          <table:table-cell/>
        </table:table-row>
        <table:table-row table:style-name="ro1">
          <table:table-cell office:value-type="float" office:value="64.46667">
            <text:p>64,46667</text:p>
          </table:table-cell>
          <table:table-cell office:value-type="float" office:value="0.151471">
            <text:p>0,151471</text:p>
          </table:table-cell>
          <table:table-cell/>
        </table:table-row>
        <table:table-row table:style-name="ro1">
          <table:table-cell office:value-type="float" office:value="64.500003">
            <text:p>64,500003</text:p>
          </table:table-cell>
          <table:table-cell office:value-type="float" office:value="0.15182">
            <text:p>0,15182</text:p>
          </table:table-cell>
          <table:table-cell/>
        </table:table-row>
        <table:table-row table:style-name="ro1">
          <table:table-cell office:value-type="float" office:value="64.533337">
            <text:p>64,533337</text:p>
          </table:table-cell>
          <table:table-cell office:value-type="float" office:value="0.159774">
            <text:p>0,159774</text:p>
          </table:table-cell>
          <table:table-cell/>
        </table:table-row>
        <table:table-row table:style-name="ro1">
          <table:table-cell office:value-type="float" office:value="64.56667">
            <text:p>64,56667</text:p>
          </table:table-cell>
          <table:table-cell office:value-type="float" office:value="0.162487">
            <text:p>0,162487</text:p>
          </table:table-cell>
          <table:table-cell/>
        </table:table-row>
        <table:table-row table:style-name="ro1">
          <table:table-cell office:value-type="float" office:value="64.600003">
            <text:p>64,600003</text:p>
          </table:table-cell>
          <table:table-cell office:value-type="float" office:value="0.153692">
            <text:p>0,153692</text:p>
          </table:table-cell>
          <table:table-cell/>
        </table:table-row>
        <table:table-row table:style-name="ro1">
          <table:table-cell office:value-type="float" office:value="64.633337">
            <text:p>64,633337</text:p>
          </table:table-cell>
          <table:table-cell office:value-type="float" office:value="0.128304">
            <text:p>0,128304</text:p>
          </table:table-cell>
          <table:table-cell/>
        </table:table-row>
        <table:table-row table:style-name="ro1">
          <table:table-cell office:value-type="float" office:value="64.66667">
            <text:p>64,66667</text:p>
          </table:table-cell>
          <table:table-cell office:value-type="float" office:value="0.135545">
            <text:p>0,135545</text:p>
          </table:table-cell>
          <table:table-cell/>
        </table:table-row>
        <table:table-row table:style-name="ro1">
          <table:table-cell office:value-type="float" office:value="64.700003">
            <text:p>64,700003</text:p>
          </table:table-cell>
          <table:table-cell office:value-type="float" office:value="0.111367">
            <text:p>0,111367</text:p>
          </table:table-cell>
          <table:table-cell/>
        </table:table-row>
        <table:table-row table:style-name="ro1">
          <table:table-cell office:value-type="float" office:value="64.733337">
            <text:p>64,733337</text:p>
          </table:table-cell>
          <table:table-cell office:value-type="float" office:value="0.104466">
            <text:p>0,104466</text:p>
          </table:table-cell>
          <table:table-cell/>
        </table:table-row>
        <table:table-row table:style-name="ro1">
          <table:table-cell office:value-type="float" office:value="64.76667">
            <text:p>64,76667</text:p>
          </table:table-cell>
          <table:table-cell office:value-type="float" office:value="0.094924">
            <text:p>0,094924</text:p>
          </table:table-cell>
          <table:table-cell/>
        </table:table-row>
        <table:table-row table:style-name="ro1">
          <table:table-cell office:value-type="float" office:value="64.800003">
            <text:p>64,800003</text:p>
          </table:table-cell>
          <table:table-cell office:value-type="float" office:value="0.09807">
            <text:p>0,09807</text:p>
          </table:table-cell>
          <table:table-cell/>
        </table:table-row>
        <table:table-row table:style-name="ro1">
          <table:table-cell office:value-type="float" office:value="64.833337">
            <text:p>64,833337</text:p>
          </table:table-cell>
          <table:table-cell office:value-type="float" office:value="0.097369">
            <text:p>0,097369</text:p>
          </table:table-cell>
          <table:table-cell/>
        </table:table-row>
        <table:table-row table:style-name="ro1">
          <table:table-cell office:value-type="float" office:value="64.86667">
            <text:p>64,86667</text:p>
          </table:table-cell>
          <table:table-cell office:value-type="float" office:value="0.113723">
            <text:p>0,113723</text:p>
          </table:table-cell>
          <table:table-cell/>
        </table:table-row>
        <table:table-row table:style-name="ro1">
          <table:table-cell office:value-type="float" office:value="64.900003">
            <text:p>64,900003</text:p>
          </table:table-cell>
          <table:table-cell office:value-type="float" office:value="0.122763">
            <text:p>0,122763</text:p>
          </table:table-cell>
          <table:table-cell/>
        </table:table-row>
        <table:table-row table:style-name="ro1">
          <table:table-cell office:value-type="float" office:value="64.933337">
            <text:p>64,933337</text:p>
          </table:table-cell>
          <table:table-cell office:value-type="float" office:value="0.138564">
            <text:p>0,138564</text:p>
          </table:table-cell>
          <table:table-cell/>
        </table:table-row>
        <table:table-row table:style-name="ro1">
          <table:table-cell office:value-type="float" office:value="64.96667">
            <text:p>64,96667</text:p>
          </table:table-cell>
          <table:table-cell office:value-type="float" office:value="0.151257">
            <text:p>0,151257</text:p>
          </table:table-cell>
          <table:table-cell/>
        </table:table-row>
        <table:table-row table:style-name="ro1">
          <table:table-cell office:value-type="float" office:value="65.000003">
            <text:p>65,000003</text:p>
          </table:table-cell>
          <table:table-cell office:value-type="float" office:value="0.156269">
            <text:p>0,156269</text:p>
          </table:table-cell>
          <table:table-cell/>
        </table:table-row>
        <table:table-row table:style-name="ro1">
          <table:table-cell office:value-type="float" office:value="65.033337">
            <text:p>65,033337</text:p>
          </table:table-cell>
          <table:table-cell office:value-type="float" office:value="0.152778">
            <text:p>0,152778</text:p>
          </table:table-cell>
          <table:table-cell/>
        </table:table-row>
        <table:table-row table:style-name="ro1">
          <table:table-cell office:value-type="float" office:value="65.06667">
            <text:p>65,06667</text:p>
          </table:table-cell>
          <table:table-cell office:value-type="float" office:value="0.164437">
            <text:p>0,164437</text:p>
          </table:table-cell>
          <table:table-cell/>
        </table:table-row>
        <table:table-row table:style-name="ro1">
          <table:table-cell office:value-type="float" office:value="65.100003">
            <text:p>65,100003</text:p>
          </table:table-cell>
          <table:table-cell office:value-type="float" office:value="0.120688">
            <text:p>0,120688</text:p>
          </table:table-cell>
          <table:table-cell/>
        </table:table-row>
        <table:table-row table:style-name="ro1">
          <table:table-cell office:value-type="float" office:value="65.133337">
            <text:p>65,133337</text:p>
          </table:table-cell>
          <table:table-cell office:value-type="float" office:value="0.135764">
            <text:p>0,135764</text:p>
          </table:table-cell>
          <table:table-cell/>
        </table:table-row>
        <table:table-row table:style-name="ro1">
          <table:table-cell office:value-type="float" office:value="65.16667">
            <text:p>65,16667</text:p>
          </table:table-cell>
          <table:table-cell office:value-type="float" office:value="0.111607">
            <text:p>0,111607</text:p>
          </table:table-cell>
          <table:table-cell/>
        </table:table-row>
        <table:table-row table:style-name="ro1">
          <table:table-cell office:value-type="float" office:value="65.200003">
            <text:p>65,200003</text:p>
          </table:table-cell>
          <table:table-cell office:value-type="float" office:value="0.125233">
            <text:p>0,125233</text:p>
          </table:table-cell>
          <table:table-cell/>
        </table:table-row>
        <table:table-row table:style-name="ro1">
          <table:table-cell office:value-type="float" office:value="65.233337">
            <text:p>65,233337</text:p>
          </table:table-cell>
          <table:table-cell office:value-type="float" office:value="0.114273">
            <text:p>0,114273</text:p>
          </table:table-cell>
          <table:table-cell/>
        </table:table-row>
        <table:table-row table:style-name="ro1">
          <table:table-cell office:value-type="float" office:value="65.26667">
            <text:p>65,26667</text:p>
          </table:table-cell>
          <table:table-cell office:value-type="float" office:value="0.109678">
            <text:p>0,109678</text:p>
          </table:table-cell>
          <table:table-cell/>
        </table:table-row>
        <table:table-row table:style-name="ro1">
          <table:table-cell office:value-type="float" office:value="65.300003">
            <text:p>65,300003</text:p>
          </table:table-cell>
          <table:table-cell office:value-type="float" office:value="0.120073">
            <text:p>0,120073</text:p>
          </table:table-cell>
          <table:table-cell/>
        </table:table-row>
        <table:table-row table:style-name="ro1">
          <table:table-cell office:value-type="float" office:value="65.333337">
            <text:p>65,333337</text:p>
          </table:table-cell>
          <table:table-cell office:value-type="float" office:value="0.096094">
            <text:p>0,096094</text:p>
          </table:table-cell>
          <table:table-cell/>
        </table:table-row>
        <table:table-row table:style-name="ro1">
          <table:table-cell office:value-type="float" office:value="65.36667">
            <text:p>65,36667</text:p>
          </table:table-cell>
          <table:table-cell office:value-type="float" office:value="0.077902">
            <text:p>0,077902</text:p>
          </table:table-cell>
          <table:table-cell/>
        </table:table-row>
        <table:table-row table:style-name="ro1">
          <table:table-cell office:value-type="float" office:value="65.400003">
            <text:p>65,400003</text:p>
          </table:table-cell>
          <table:table-cell office:value-type="float" office:value="0.085753">
            <text:p>0,085753</text:p>
          </table:table-cell>
          <table:table-cell/>
        </table:table-row>
        <table:table-row table:style-name="ro1">
          <table:table-cell office:value-type="float" office:value="65.433337">
            <text:p>65,433337</text:p>
          </table:table-cell>
          <table:table-cell office:value-type="float" office:value="0.071363">
            <text:p>0,071363</text:p>
          </table:table-cell>
          <table:table-cell/>
        </table:table-row>
        <table:table-row table:style-name="ro1">
          <table:table-cell office:value-type="float" office:value="65.46667">
            <text:p>65,46667</text:p>
          </table:table-cell>
          <table:table-cell office:value-type="float" office:value="0.07515">
            <text:p>0,07515</text:p>
          </table:table-cell>
          <table:table-cell/>
        </table:table-row>
        <table:table-row table:style-name="ro1">
          <table:table-cell office:value-type="float" office:value="65.500003">
            <text:p>65,500003</text:p>
          </table:table-cell>
          <table:table-cell office:value-type="float" office:value="0.094675">
            <text:p>0,094675</text:p>
          </table:table-cell>
          <table:table-cell/>
        </table:table-row>
        <table:table-row table:style-name="ro1">
          <table:table-cell office:value-type="float" office:value="65.533337">
            <text:p>65,533337</text:p>
          </table:table-cell>
          <table:table-cell office:value-type="float" office:value="0.105155">
            <text:p>0,105155</text:p>
          </table:table-cell>
          <table:table-cell/>
        </table:table-row>
        <table:table-row table:style-name="ro1">
          <table:table-cell office:value-type="float" office:value="65.56667">
            <text:p>65,56667</text:p>
          </table:table-cell>
          <table:table-cell office:value-type="float" office:value="0.124957">
            <text:p>0,124957</text:p>
          </table:table-cell>
          <table:table-cell/>
        </table:table-row>
        <table:table-row table:style-name="ro1">
          <table:table-cell office:value-type="float" office:value="65.600003">
            <text:p>65,600003</text:p>
          </table:table-cell>
          <table:table-cell office:value-type="float" office:value="0.134295">
            <text:p>0,134295</text:p>
          </table:table-cell>
          <table:table-cell/>
        </table:table-row>
        <table:table-row table:style-name="ro1">
          <table:table-cell office:value-type="float" office:value="65.633337">
            <text:p>65,633337</text:p>
          </table:table-cell>
          <table:table-cell office:value-type="float" office:value="0.143888">
            <text:p>0,143888</text:p>
          </table:table-cell>
          <table:table-cell/>
        </table:table-row>
        <table:table-row table:style-name="ro1">
          <table:table-cell office:value-type="float" office:value="65.66667">
            <text:p>65,66667</text:p>
          </table:table-cell>
          <table:table-cell office:value-type="float" office:value="0.166012">
            <text:p>0,166012</text:p>
          </table:table-cell>
          <table:table-cell office:value-type="string">
            <text:p>Generando nueva Gausiana: Amp=-203.3250nm <text:s/>s=0.01403s</text:p>
          </table:table-cell>
        </table:table-row>
        <table:table-row table:style-name="ro1">
          <table:table-cell office:value-type="float" office:value="65.700003">
            <text:p>65,700003</text:p>
          </table:table-cell>
          <table:table-cell office:value-type="float" office:value="0.203351">
            <text:p>0,203351</text:p>
          </table:table-cell>
          <table:table-cell/>
        </table:table-row>
        <table:table-row table:style-name="ro1">
          <table:table-cell office:value-type="float" office:value="65.733337">
            <text:p>65,733337</text:p>
          </table:table-cell>
          <table:table-cell office:value-type="float" office:value="0.195517">
            <text:p>0,195517</text:p>
          </table:table-cell>
          <table:table-cell/>
        </table:table-row>
        <table:table-row table:style-name="ro1">
          <table:table-cell office:value-type="float" office:value="65.76667">
            <text:p>65,76667</text:p>
          </table:table-cell>
          <table:table-cell office:value-type="float" office:value="0.194239">
            <text:p>0,194239</text:p>
          </table:table-cell>
          <table:table-cell/>
        </table:table-row>
        <table:table-row table:style-name="ro1">
          <table:table-cell office:value-type="float" office:value="65.800003">
            <text:p>65,800003</text:p>
          </table:table-cell>
          <table:table-cell office:value-type="float" office:value="0.213996">
            <text:p>0,213996</text:p>
          </table:table-cell>
          <table:table-cell/>
        </table:table-row>
        <table:table-row table:style-name="ro1">
          <table:table-cell office:value-type="float" office:value="65.833337">
            <text:p>65,833337</text:p>
          </table:table-cell>
          <table:table-cell office:value-type="float" office:value="0.199754">
            <text:p>0,199754</text:p>
          </table:table-cell>
          <table:table-cell/>
        </table:table-row>
        <table:table-row table:style-name="ro1">
          <table:table-cell office:value-type="float" office:value="65.86667">
            <text:p>65,86667</text:p>
          </table:table-cell>
          <table:table-cell office:value-type="float" office:value="0.208011">
            <text:p>0,208011</text:p>
          </table:table-cell>
          <table:table-cell/>
        </table:table-row>
        <table:table-row table:style-name="ro1">
          <table:table-cell office:value-type="float" office:value="65.900003">
            <text:p>65,900003</text:p>
          </table:table-cell>
          <table:table-cell office:value-type="float" office:value="0.204894">
            <text:p>0,204894</text:p>
          </table:table-cell>
          <table:table-cell/>
        </table:table-row>
        <table:table-row table:style-name="ro1">
          <table:table-cell office:value-type="float" office:value="65.933337">
            <text:p>65,933337</text:p>
          </table:table-cell>
          <table:table-cell office:value-type="float" office:value="0.212539">
            <text:p>0,212539</text:p>
          </table:table-cell>
          <table:table-cell/>
        </table:table-row>
        <table:table-row table:style-name="ro1">
          <table:table-cell office:value-type="float" office:value="65.96667">
            <text:p>65,96667</text:p>
          </table:table-cell>
          <table:table-cell office:value-type="float" office:value="0.226073">
            <text:p>0,226073</text:p>
          </table:table-cell>
          <table:table-cell/>
        </table:table-row>
        <table:table-row table:style-name="ro1">
          <table:table-cell office:value-type="float" office:value="66.000003">
            <text:p>66,000003</text:p>
          </table:table-cell>
          <table:table-cell office:value-type="float" office:value="0.2001">
            <text:p>0,2001</text:p>
          </table:table-cell>
          <table:table-cell/>
        </table:table-row>
        <table:table-row table:style-name="ro1">
          <table:table-cell office:value-type="float" office:value="66.033337">
            <text:p>66,033337</text:p>
          </table:table-cell>
          <table:table-cell office:value-type="float" office:value="0.224542">
            <text:p>0,224542</text:p>
          </table:table-cell>
          <table:table-cell/>
        </table:table-row>
        <table:table-row table:style-name="ro1">
          <table:table-cell office:value-type="float" office:value="66.06667">
            <text:p>66,06667</text:p>
          </table:table-cell>
          <table:table-cell office:value-type="float" office:value="0.234553">
            <text:p>0,234553</text:p>
          </table:table-cell>
          <table:table-cell/>
        </table:table-row>
        <table:table-row table:style-name="ro1">
          <table:table-cell office:value-type="float" office:value="66.100003">
            <text:p>66,100003</text:p>
          </table:table-cell>
          <table:table-cell office:value-type="float" office:value="0.225524">
            <text:p>0,225524</text:p>
          </table:table-cell>
          <table:table-cell/>
        </table:table-row>
        <table:table-row table:style-name="ro1">
          <table:table-cell office:value-type="float" office:value="66.133337">
            <text:p>66,133337</text:p>
          </table:table-cell>
          <table:table-cell office:value-type="float" office:value="0.260779">
            <text:p>0,260779</text:p>
          </table:table-cell>
          <table:table-cell/>
        </table:table-row>
        <table:table-row table:style-name="ro1">
          <table:table-cell office:value-type="float" office:value="66.16667">
            <text:p>66,16667</text:p>
          </table:table-cell>
          <table:table-cell office:value-type="float" office:value="0.257614">
            <text:p>0,257614</text:p>
          </table:table-cell>
          <table:table-cell/>
        </table:table-row>
        <table:table-row table:style-name="ro1">
          <table:table-cell office:value-type="float" office:value="66.200003">
            <text:p>66,200003</text:p>
          </table:table-cell>
          <table:table-cell office:value-type="float" office:value="0.258751">
            <text:p>0,258751</text:p>
          </table:table-cell>
          <table:table-cell/>
        </table:table-row>
        <table:table-row table:style-name="ro1">
          <table:table-cell office:value-type="float" office:value="66.233337">
            <text:p>66,233337</text:p>
          </table:table-cell>
          <table:table-cell office:value-type="float" office:value="0.244053">
            <text:p>0,244053</text:p>
          </table:table-cell>
          <table:table-cell/>
        </table:table-row>
        <table:table-row table:style-name="ro1">
          <table:table-cell office:value-type="float" office:value="66.26667">
            <text:p>66,26667</text:p>
          </table:table-cell>
          <table:table-cell office:value-type="float" office:value="0.251782">
            <text:p>0,251782</text:p>
          </table:table-cell>
          <table:table-cell/>
        </table:table-row>
        <table:table-row table:style-name="ro1">
          <table:table-cell office:value-type="float" office:value="66.300003">
            <text:p>66,300003</text:p>
          </table:table-cell>
          <table:table-cell office:value-type="float" office:value="0.288563">
            <text:p>0,288563</text:p>
          </table:table-cell>
          <table:table-cell/>
        </table:table-row>
        <table:table-row table:style-name="ro1">
          <table:table-cell office:value-type="float" office:value="66.333337">
            <text:p>66,333337</text:p>
          </table:table-cell>
          <table:table-cell office:value-type="float" office:value="0.278187">
            <text:p>0,278187</text:p>
          </table:table-cell>
          <table:table-cell/>
        </table:table-row>
        <table:table-row table:style-name="ro1">
          <table:table-cell office:value-type="float" office:value="66.36667">
            <text:p>66,36667</text:p>
          </table:table-cell>
          <table:table-cell office:value-type="float" office:value="0.271827">
            <text:p>0,271827</text:p>
          </table:table-cell>
          <table:table-cell/>
        </table:table-row>
        <table:table-row table:style-name="ro1">
          <table:table-cell office:value-type="float" office:value="66.400003">
            <text:p>66,400003</text:p>
          </table:table-cell>
          <table:table-cell office:value-type="float" office:value="0.281582">
            <text:p>0,281582</text:p>
          </table:table-cell>
          <table:table-cell/>
        </table:table-row>
        <table:table-row table:style-name="ro1">
          <table:table-cell office:value-type="float" office:value="66.433337">
            <text:p>66,433337</text:p>
          </table:table-cell>
          <table:table-cell office:value-type="float" office:value="0.28791">
            <text:p>0,28791</text:p>
          </table:table-cell>
          <table:table-cell/>
        </table:table-row>
        <table:table-row table:style-name="ro1">
          <table:table-cell office:value-type="float" office:value="66.46667">
            <text:p>66,46667</text:p>
          </table:table-cell>
          <table:table-cell office:value-type="float" office:value="0.279542">
            <text:p>0,279542</text:p>
          </table:table-cell>
          <table:table-cell/>
        </table:table-row>
        <table:table-row table:style-name="ro1">
          <table:table-cell office:value-type="float" office:value="66.500003">
            <text:p>66,500003</text:p>
          </table:table-cell>
          <table:table-cell office:value-type="float" office:value="0.274333">
            <text:p>0,274333</text:p>
          </table:table-cell>
          <table:table-cell/>
        </table:table-row>
        <table:table-row table:style-name="ro1">
          <table:table-cell office:value-type="float" office:value="66.533337">
            <text:p>66,533337</text:p>
          </table:table-cell>
          <table:table-cell office:value-type="float" office:value="0.296014">
            <text:p>0,296014</text:p>
          </table:table-cell>
          <table:table-cell/>
        </table:table-row>
        <table:table-row table:style-name="ro1">
          <table:table-cell office:value-type="float" office:value="66.56667">
            <text:p>66,56667</text:p>
          </table:table-cell>
          <table:table-cell office:value-type="float" office:value="0.289307">
            <text:p>0,289307</text:p>
          </table:table-cell>
          <table:table-cell/>
        </table:table-row>
        <table:table-row table:style-name="ro1">
          <table:table-cell office:value-type="float" office:value="66.600003">
            <text:p>66,600003</text:p>
          </table:table-cell>
          <table:table-cell office:value-type="float" office:value="0.298481">
            <text:p>0,298481</text:p>
          </table:table-cell>
          <table:table-cell/>
        </table:table-row>
        <table:table-row table:style-name="ro1">
          <table:table-cell office:value-type="float" office:value="66.633337">
            <text:p>66,633337</text:p>
          </table:table-cell>
          <table:table-cell office:value-type="float" office:value="0.297484">
            <text:p>0,297484</text:p>
          </table:table-cell>
          <table:table-cell/>
        </table:table-row>
        <table:table-row table:style-name="ro1">
          <table:table-cell office:value-type="float" office:value="66.66667">
            <text:p>66,66667</text:p>
          </table:table-cell>
          <table:table-cell office:value-type="float" office:value="0.294636">
            <text:p>0,294636</text:p>
          </table:table-cell>
          <table:table-cell/>
        </table:table-row>
        <table:table-row table:style-name="ro1">
          <table:table-cell office:value-type="float" office:value="66.700003">
            <text:p>66,700003</text:p>
          </table:table-cell>
          <table:table-cell office:value-type="float" office:value="0.284552">
            <text:p>0,284552</text:p>
          </table:table-cell>
          <table:table-cell/>
        </table:table-row>
        <table:table-row table:style-name="ro1">
          <table:table-cell office:value-type="float" office:value="66.733337">
            <text:p>66,733337</text:p>
          </table:table-cell>
          <table:table-cell office:value-type="float" office:value="0.274999">
            <text:p>0,274999</text:p>
          </table:table-cell>
          <table:table-cell/>
        </table:table-row>
        <table:table-row table:style-name="ro1">
          <table:table-cell office:value-type="float" office:value="66.76667">
            <text:p>66,76667</text:p>
          </table:table-cell>
          <table:table-cell office:value-type="float" office:value="0.287071">
            <text:p>0,287071</text:p>
          </table:table-cell>
          <table:table-cell/>
        </table:table-row>
        <table:table-row table:style-name="ro1">
          <table:table-cell office:value-type="float" office:value="66.800003">
            <text:p>66,800003</text:p>
          </table:table-cell>
          <table:table-cell office:value-type="float" office:value="0.277171">
            <text:p>0,277171</text:p>
          </table:table-cell>
          <table:table-cell/>
        </table:table-row>
        <table:table-row table:style-name="ro1">
          <table:table-cell office:value-type="float" office:value="66.833337">
            <text:p>66,833337</text:p>
          </table:table-cell>
          <table:table-cell office:value-type="float" office:value="0.275923">
            <text:p>0,275923</text:p>
          </table:table-cell>
          <table:table-cell/>
        </table:table-row>
        <table:table-row table:style-name="ro1">
          <table:table-cell office:value-type="float" office:value="66.86667">
            <text:p>66,86667</text:p>
          </table:table-cell>
          <table:table-cell office:value-type="float" office:value="0.264621">
            <text:p>0,264621</text:p>
          </table:table-cell>
          <table:table-cell/>
        </table:table-row>
        <table:table-row table:style-name="ro1">
          <table:table-cell office:value-type="float" office:value="66.900003">
            <text:p>66,900003</text:p>
          </table:table-cell>
          <table:table-cell office:value-type="float" office:value="0.260637">
            <text:p>0,260637</text:p>
          </table:table-cell>
          <table:table-cell/>
        </table:table-row>
        <table:table-row table:style-name="ro1">
          <table:table-cell office:value-type="float" office:value="66.933337">
            <text:p>66,933337</text:p>
          </table:table-cell>
          <table:table-cell office:value-type="float" office:value="0.251426">
            <text:p>0,251426</text:p>
          </table:table-cell>
          <table:table-cell/>
        </table:table-row>
        <table:table-row table:style-name="ro1">
          <table:table-cell office:value-type="float" office:value="66.96667">
            <text:p>66,96667</text:p>
          </table:table-cell>
          <table:table-cell office:value-type="float" office:value="0.249341">
            <text:p>0,249341</text:p>
          </table:table-cell>
          <table:table-cell/>
        </table:table-row>
        <table:table-row table:style-name="ro1">
          <table:table-cell office:value-type="float" office:value="67.000003">
            <text:p>67,000003</text:p>
          </table:table-cell>
          <table:table-cell office:value-type="float" office:value="0.251375">
            <text:p>0,251375</text:p>
          </table:table-cell>
          <table:table-cell/>
        </table:table-row>
        <table:table-row table:style-name="ro1">
          <table:table-cell office:value-type="float" office:value="67.033337">
            <text:p>67,033337</text:p>
          </table:table-cell>
          <table:table-cell office:value-type="float" office:value="0.236664">
            <text:p>0,236664</text:p>
          </table:table-cell>
          <table:table-cell/>
        </table:table-row>
        <table:table-row table:style-name="ro1">
          <table:table-cell office:value-type="float" office:value="67.06667">
            <text:p>67,06667</text:p>
          </table:table-cell>
          <table:table-cell office:value-type="float" office:value="0.23247">
            <text:p>0,23247</text:p>
          </table:table-cell>
          <table:table-cell/>
        </table:table-row>
        <table:table-row table:style-name="ro1">
          <table:table-cell office:value-type="float" office:value="67.100003">
            <text:p>67,100003</text:p>
          </table:table-cell>
          <table:table-cell office:value-type="float" office:value="0.246497">
            <text:p>0,246497</text:p>
          </table:table-cell>
          <table:table-cell/>
        </table:table-row>
        <table:table-row table:style-name="ro1">
          <table:table-cell office:value-type="float" office:value="67.133337">
            <text:p>67,133337</text:p>
          </table:table-cell>
          <table:table-cell office:value-type="float" office:value="0.230512">
            <text:p>0,230512</text:p>
          </table:table-cell>
          <table:table-cell/>
        </table:table-row>
        <table:table-row table:style-name="ro1">
          <table:table-cell office:value-type="float" office:value="67.16667">
            <text:p>67,16667</text:p>
          </table:table-cell>
          <table:table-cell office:value-type="float" office:value="0.228899">
            <text:p>0,228899</text:p>
          </table:table-cell>
          <table:table-cell/>
        </table:table-row>
        <table:table-row table:style-name="ro1">
          <table:table-cell office:value-type="float" office:value="67.200004">
            <text:p>67,200004</text:p>
          </table:table-cell>
          <table:table-cell office:value-type="float" office:value="0.228663">
            <text:p>0,228663</text:p>
          </table:table-cell>
          <table:table-cell/>
        </table:table-row>
        <table:table-row table:style-name="ro1">
          <table:table-cell office:value-type="float" office:value="67.233337">
            <text:p>67,233337</text:p>
          </table:table-cell>
          <table:table-cell office:value-type="float" office:value="0.227533">
            <text:p>0,227533</text:p>
          </table:table-cell>
          <table:table-cell/>
        </table:table-row>
        <table:table-row table:style-name="ro1">
          <table:table-cell office:value-type="float" office:value="67.26667">
            <text:p>67,26667</text:p>
          </table:table-cell>
          <table:table-cell office:value-type="float" office:value="0.250834">
            <text:p>0,250834</text:p>
          </table:table-cell>
          <table:table-cell/>
        </table:table-row>
        <table:table-row table:style-name="ro1">
          <table:table-cell office:value-type="float" office:value="67.300004">
            <text:p>67,300004</text:p>
          </table:table-cell>
          <table:table-cell office:value-type="float" office:value="0.212037">
            <text:p>0,212037</text:p>
          </table:table-cell>
          <table:table-cell/>
        </table:table-row>
        <table:table-row table:style-name="ro1">
          <table:table-cell office:value-type="float" office:value="67.333337">
            <text:p>67,333337</text:p>
          </table:table-cell>
          <table:table-cell office:value-type="float" office:value="0.212135">
            <text:p>0,212135</text:p>
          </table:table-cell>
          <table:table-cell/>
        </table:table-row>
        <table:table-row table:style-name="ro1">
          <table:table-cell office:value-type="float" office:value="67.36667">
            <text:p>67,36667</text:p>
          </table:table-cell>
          <table:table-cell office:value-type="float" office:value="0.219338">
            <text:p>0,219338</text:p>
          </table:table-cell>
          <table:table-cell/>
        </table:table-row>
        <table:table-row table:style-name="ro1">
          <table:table-cell office:value-type="float" office:value="67.400004">
            <text:p>67,400004</text:p>
          </table:table-cell>
          <table:table-cell office:value-type="float" office:value="0.22322">
            <text:p>0,22322</text:p>
          </table:table-cell>
          <table:table-cell office:value-type="string">
            <text:p>Generando nueva Gausiana: Amp=162.4504nm <text:s/>s=0.01135s</text:p>
          </table:table-cell>
        </table:table-row>
        <table:table-row table:style-name="ro1">
          <table:table-cell office:value-type="float" office:value="67.433337">
            <text:p>67,433337</text:p>
          </table:table-cell>
          <table:table-cell office:value-type="float" office:value="0.216338">
            <text:p>0,216338</text:p>
          </table:table-cell>
          <table:table-cell/>
        </table:table-row>
        <table:table-row table:style-name="ro1">
          <table:table-cell office:value-type="float" office:value="67.46667">
            <text:p>67,46667</text:p>
          </table:table-cell>
          <table:table-cell office:value-type="float" office:value="0.252569">
            <text:p>0,252569</text:p>
          </table:table-cell>
          <table:table-cell/>
        </table:table-row>
        <table:table-row table:style-name="ro1">
          <table:table-cell office:value-type="float" office:value="67.500004">
            <text:p>67,500004</text:p>
          </table:table-cell>
          <table:table-cell office:value-type="float" office:value="0.244356">
            <text:p>0,244356</text:p>
          </table:table-cell>
          <table:table-cell/>
        </table:table-row>
        <table:table-row table:style-name="ro1">
          <table:table-cell office:value-type="float" office:value="67.533337">
            <text:p>67,533337</text:p>
          </table:table-cell>
          <table:table-cell office:value-type="float" office:value="0.234527">
            <text:p>0,234527</text:p>
          </table:table-cell>
          <table:table-cell/>
        </table:table-row>
        <table:table-row table:style-name="ro1">
          <table:table-cell office:value-type="float" office:value="67.56667">
            <text:p>67,56667</text:p>
          </table:table-cell>
          <table:table-cell office:value-type="float" office:value="0.231117">
            <text:p>0,231117</text:p>
          </table:table-cell>
          <table:table-cell/>
        </table:table-row>
        <table:table-row table:style-name="ro1">
          <table:table-cell office:value-type="float" office:value="67.600004">
            <text:p>67,600004</text:p>
          </table:table-cell>
          <table:table-cell office:value-type="float" office:value="0.244371">
            <text:p>0,244371</text:p>
          </table:table-cell>
          <table:table-cell/>
        </table:table-row>
        <table:table-row table:style-name="ro1">
          <table:table-cell office:value-type="float" office:value="67.633337">
            <text:p>67,633337</text:p>
          </table:table-cell>
          <table:table-cell office:value-type="float" office:value="0.241588">
            <text:p>0,241588</text:p>
          </table:table-cell>
          <table:table-cell/>
        </table:table-row>
        <table:table-row table:style-name="ro1">
          <table:table-cell office:value-type="float" office:value="67.66667">
            <text:p>67,66667</text:p>
          </table:table-cell>
          <table:table-cell office:value-type="float" office:value="0.252712">
            <text:p>0,252712</text:p>
          </table:table-cell>
          <table:table-cell/>
        </table:table-row>
        <table:table-row table:style-name="ro1">
          <table:table-cell office:value-type="float" office:value="67.700004">
            <text:p>67,700004</text:p>
          </table:table-cell>
          <table:table-cell office:value-type="float" office:value="0.238495">
            <text:p>0,238495</text:p>
          </table:table-cell>
          <table:table-cell/>
        </table:table-row>
        <table:table-row table:style-name="ro1">
          <table:table-cell office:value-type="float" office:value="67.733337">
            <text:p>67,733337</text:p>
          </table:table-cell>
          <table:table-cell office:value-type="float" office:value="0.244781">
            <text:p>0,244781</text:p>
          </table:table-cell>
          <table:table-cell/>
        </table:table-row>
        <table:table-row table:style-name="ro1">
          <table:table-cell office:value-type="float" office:value="67.76667">
            <text:p>67,76667</text:p>
          </table:table-cell>
          <table:table-cell office:value-type="float" office:value="0.248362">
            <text:p>0,248362</text:p>
          </table:table-cell>
          <table:table-cell/>
        </table:table-row>
        <table:table-row table:style-name="ro1">
          <table:table-cell office:value-type="float" office:value="67.800004">
            <text:p>67,800004</text:p>
          </table:table-cell>
          <table:table-cell office:value-type="float" office:value="0.252686">
            <text:p>0,252686</text:p>
          </table:table-cell>
          <table:table-cell/>
        </table:table-row>
        <table:table-row table:style-name="ro1">
          <table:table-cell office:value-type="float" office:value="67.833337">
            <text:p>67,833337</text:p>
          </table:table-cell>
          <table:table-cell office:value-type="float" office:value="0.241866">
            <text:p>0,241866</text:p>
          </table:table-cell>
          <table:table-cell/>
        </table:table-row>
        <table:table-row table:style-name="ro1">
          <table:table-cell office:value-type="float" office:value="67.86667">
            <text:p>67,86667</text:p>
          </table:table-cell>
          <table:table-cell office:value-type="float" office:value="0.255853">
            <text:p>0,255853</text:p>
          </table:table-cell>
          <table:table-cell/>
        </table:table-row>
        <table:table-row table:style-name="ro1">
          <table:table-cell office:value-type="float" office:value="67.900004">
            <text:p>67,900004</text:p>
          </table:table-cell>
          <table:table-cell office:value-type="float" office:value="0.252351">
            <text:p>0,252351</text:p>
          </table:table-cell>
          <table:table-cell/>
        </table:table-row>
        <table:table-row table:style-name="ro1">
          <table:table-cell office:value-type="float" office:value="67.933337">
            <text:p>67,933337</text:p>
          </table:table-cell>
          <table:table-cell office:value-type="float" office:value="0.251714">
            <text:p>0,251714</text:p>
          </table:table-cell>
          <table:table-cell/>
        </table:table-row>
        <table:table-row table:style-name="ro1">
          <table:table-cell office:value-type="float" office:value="67.96667">
            <text:p>67,96667</text:p>
          </table:table-cell>
          <table:table-cell office:value-type="float" office:value="0.262502">
            <text:p>0,262502</text:p>
          </table:table-cell>
          <table:table-cell/>
        </table:table-row>
        <table:table-row table:style-name="ro1">
          <table:table-cell office:value-type="float" office:value="68.000004">
            <text:p>68,000004</text:p>
          </table:table-cell>
          <table:table-cell office:value-type="float" office:value="0.2686">
            <text:p>0,2686</text:p>
          </table:table-cell>
          <table:table-cell/>
        </table:table-row>
        <table:table-row table:style-name="ro1">
          <table:table-cell office:value-type="float" office:value="68.033337">
            <text:p>68,033337</text:p>
          </table:table-cell>
          <table:table-cell office:value-type="float" office:value="0.264745">
            <text:p>0,264745</text:p>
          </table:table-cell>
          <table:table-cell/>
        </table:table-row>
        <table:table-row table:style-name="ro1">
          <table:table-cell office:value-type="float" office:value="68.06667">
            <text:p>68,06667</text:p>
          </table:table-cell>
          <table:table-cell office:value-type="float" office:value="0.267315">
            <text:p>0,267315</text:p>
          </table:table-cell>
          <table:table-cell/>
        </table:table-row>
        <table:table-row table:style-name="ro1">
          <table:table-cell office:value-type="float" office:value="68.100004">
            <text:p>68,100004</text:p>
          </table:table-cell>
          <table:table-cell office:value-type="float" office:value="0.266486">
            <text:p>0,266486</text:p>
          </table:table-cell>
          <table:table-cell/>
        </table:table-row>
        <table:table-row table:style-name="ro1">
          <table:table-cell office:value-type="float" office:value="68.133337">
            <text:p>68,133337</text:p>
          </table:table-cell>
          <table:table-cell office:value-type="float" office:value="0.269621">
            <text:p>0,269621</text:p>
          </table:table-cell>
          <table:table-cell/>
        </table:table-row>
        <table:table-row table:style-name="ro1">
          <table:table-cell office:value-type="float" office:value="68.16667">
            <text:p>68,16667</text:p>
          </table:table-cell>
          <table:table-cell office:value-type="float" office:value="0.254402">
            <text:p>0,254402</text:p>
          </table:table-cell>
          <table:table-cell/>
        </table:table-row>
        <table:table-row table:style-name="ro1">
          <table:table-cell office:value-type="float" office:value="68.200004">
            <text:p>68,200004</text:p>
          </table:table-cell>
          <table:table-cell office:value-type="float" office:value="0.290794">
            <text:p>0,290794</text:p>
          </table:table-cell>
          <table:table-cell/>
        </table:table-row>
        <table:table-row table:style-name="ro1">
          <table:table-cell office:value-type="float" office:value="68.233337">
            <text:p>68,233337</text:p>
          </table:table-cell>
          <table:table-cell office:value-type="float" office:value="0.269591">
            <text:p>0,269591</text:p>
          </table:table-cell>
          <table:table-cell/>
        </table:table-row>
        <table:table-row table:style-name="ro1">
          <table:table-cell office:value-type="float" office:value="68.26667">
            <text:p>68,26667</text:p>
          </table:table-cell>
          <table:table-cell office:value-type="float" office:value="0.272168">
            <text:p>0,272168</text:p>
          </table:table-cell>
          <table:table-cell/>
        </table:table-row>
        <table:table-row table:style-name="ro1">
          <table:table-cell office:value-type="float" office:value="68.300004">
            <text:p>68,300004</text:p>
          </table:table-cell>
          <table:table-cell office:value-type="float" office:value="0.278181">
            <text:p>0,278181</text:p>
          </table:table-cell>
          <table:table-cell/>
        </table:table-row>
        <table:table-row table:style-name="ro1">
          <table:table-cell office:value-type="float" office:value="68.333337">
            <text:p>68,333337</text:p>
          </table:table-cell>
          <table:table-cell office:value-type="float" office:value="0.261183">
            <text:p>0,261183</text:p>
          </table:table-cell>
          <table:table-cell/>
        </table:table-row>
        <table:table-row table:style-name="ro1">
          <table:table-cell office:value-type="float" office:value="68.36667">
            <text:p>68,36667</text:p>
          </table:table-cell>
          <table:table-cell office:value-type="float" office:value="0.260184">
            <text:p>0,260184</text:p>
          </table:table-cell>
          <table:table-cell/>
        </table:table-row>
        <table:table-row table:style-name="ro1">
          <table:table-cell office:value-type="float" office:value="68.400004">
            <text:p>68,400004</text:p>
          </table:table-cell>
          <table:table-cell office:value-type="float" office:value="0.271244">
            <text:p>0,271244</text:p>
          </table:table-cell>
          <table:table-cell/>
        </table:table-row>
        <table:table-row table:style-name="ro1">
          <table:table-cell office:value-type="float" office:value="68.433337">
            <text:p>68,433337</text:p>
          </table:table-cell>
          <table:table-cell office:value-type="float" office:value="0.253746">
            <text:p>0,253746</text:p>
          </table:table-cell>
          <table:table-cell/>
        </table:table-row>
        <table:table-row table:style-name="ro1">
          <table:table-cell office:value-type="float" office:value="68.46667">
            <text:p>68,46667</text:p>
          </table:table-cell>
          <table:table-cell office:value-type="float" office:value="0.25295">
            <text:p>0,25295</text:p>
          </table:table-cell>
          <table:table-cell/>
        </table:table-row>
        <table:table-row table:style-name="ro1">
          <table:table-cell office:value-type="float" office:value="68.500004">
            <text:p>68,500004</text:p>
          </table:table-cell>
          <table:table-cell office:value-type="float" office:value="0.253899">
            <text:p>0,253899</text:p>
          </table:table-cell>
          <table:table-cell/>
        </table:table-row>
        <table:table-row table:style-name="ro1">
          <table:table-cell office:value-type="float" office:value="68.533337">
            <text:p>68,533337</text:p>
          </table:table-cell>
          <table:table-cell office:value-type="float" office:value="0.234201">
            <text:p>0,234201</text:p>
          </table:table-cell>
          <table:table-cell/>
        </table:table-row>
        <table:table-row table:style-name="ro1">
          <table:table-cell office:value-type="float" office:value="68.56667">
            <text:p>68,56667</text:p>
          </table:table-cell>
          <table:table-cell office:value-type="float" office:value="0.249873">
            <text:p>0,249873</text:p>
          </table:table-cell>
          <table:table-cell/>
        </table:table-row>
        <table:table-row table:style-name="ro1">
          <table:table-cell office:value-type="float" office:value="68.600004">
            <text:p>68,600004</text:p>
          </table:table-cell>
          <table:table-cell office:value-type="float" office:value="0.220046">
            <text:p>0,220046</text:p>
          </table:table-cell>
          <table:table-cell/>
        </table:table-row>
        <table:table-row table:style-name="ro1">
          <table:table-cell office:value-type="float" office:value="68.633337">
            <text:p>68,633337</text:p>
          </table:table-cell>
          <table:table-cell office:value-type="float" office:value="0.250356">
            <text:p>0,250356</text:p>
          </table:table-cell>
          <table:table-cell/>
        </table:table-row>
        <table:table-row table:style-name="ro1">
          <table:table-cell office:value-type="float" office:value="68.66667">
            <text:p>68,66667</text:p>
          </table:table-cell>
          <table:table-cell office:value-type="float" office:value="0.235109">
            <text:p>0,235109</text:p>
          </table:table-cell>
          <table:table-cell/>
        </table:table-row>
        <table:table-row table:style-name="ro1">
          <table:table-cell office:value-type="float" office:value="68.700004">
            <text:p>68,700004</text:p>
          </table:table-cell>
          <table:table-cell office:value-type="float" office:value="0.231357">
            <text:p>0,231357</text:p>
          </table:table-cell>
          <table:table-cell/>
        </table:table-row>
        <table:table-row table:style-name="ro1">
          <table:table-cell office:value-type="float" office:value="68.733337">
            <text:p>68,733337</text:p>
          </table:table-cell>
          <table:table-cell office:value-type="float" office:value="0.225484">
            <text:p>0,225484</text:p>
          </table:table-cell>
          <table:table-cell/>
        </table:table-row>
        <table:table-row table:style-name="ro1">
          <table:table-cell office:value-type="float" office:value="68.76667">
            <text:p>68,76667</text:p>
          </table:table-cell>
          <table:table-cell office:value-type="float" office:value="0.241188">
            <text:p>0,241188</text:p>
          </table:table-cell>
          <table:table-cell/>
        </table:table-row>
        <table:table-row table:style-name="ro1">
          <table:table-cell office:value-type="float" office:value="68.800004">
            <text:p>68,800004</text:p>
          </table:table-cell>
          <table:table-cell office:value-type="float" office:value="0.22456">
            <text:p>0,22456</text:p>
          </table:table-cell>
          <table:table-cell/>
        </table:table-row>
        <table:table-row table:style-name="ro1">
          <table:table-cell office:value-type="float" office:value="68.833337">
            <text:p>68,833337</text:p>
          </table:table-cell>
          <table:table-cell office:value-type="float" office:value="0.219726">
            <text:p>0,219726</text:p>
          </table:table-cell>
          <table:table-cell/>
        </table:table-row>
        <table:table-row table:style-name="ro1">
          <table:table-cell office:value-type="float" office:value="68.86667">
            <text:p>68,86667</text:p>
          </table:table-cell>
          <table:table-cell office:value-type="float" office:value="0.217592">
            <text:p>0,217592</text:p>
          </table:table-cell>
          <table:table-cell/>
        </table:table-row>
        <table:table-row table:style-name="ro1">
          <table:table-cell office:value-type="float" office:value="68.900004">
            <text:p>68,900004</text:p>
          </table:table-cell>
          <table:table-cell office:value-type="float" office:value="0.203928">
            <text:p>0,203928</text:p>
          </table:table-cell>
          <table:table-cell/>
        </table:table-row>
        <table:table-row table:style-name="ro1">
          <table:table-cell office:value-type="float" office:value="68.933337">
            <text:p>68,933337</text:p>
          </table:table-cell>
          <table:table-cell office:value-type="float" office:value="0.20677">
            <text:p>0,20677</text:p>
          </table:table-cell>
          <table:table-cell/>
        </table:table-row>
        <table:table-row table:style-name="ro1">
          <table:table-cell office:value-type="float" office:value="68.96667">
            <text:p>68,96667</text:p>
          </table:table-cell>
          <table:table-cell office:value-type="float" office:value="0.207642">
            <text:p>0,207642</text:p>
          </table:table-cell>
          <table:table-cell/>
        </table:table-row>
        <table:table-row table:style-name="ro1">
          <table:table-cell office:value-type="float" office:value="69.000004">
            <text:p>69,000004</text:p>
          </table:table-cell>
          <table:table-cell office:value-type="float" office:value="0.208735">
            <text:p>0,208735</text:p>
          </table:table-cell>
          <table:table-cell/>
        </table:table-row>
        <table:table-row table:style-name="ro1">
          <table:table-cell office:value-type="float" office:value="69.033337">
            <text:p>69,033337</text:p>
          </table:table-cell>
          <table:table-cell office:value-type="float" office:value="0.21279">
            <text:p>0,21279</text:p>
          </table:table-cell>
          <table:table-cell/>
        </table:table-row>
        <table:table-row table:style-name="ro1">
          <table:table-cell office:value-type="float" office:value="69.06667">
            <text:p>69,06667</text:p>
          </table:table-cell>
          <table:table-cell office:value-type="float" office:value="0.21208">
            <text:p>0,21208</text:p>
          </table:table-cell>
          <table:table-cell/>
        </table:table-row>
        <table:table-row table:style-name="ro1">
          <table:table-cell office:value-type="float" office:value="69.100004">
            <text:p>69,100004</text:p>
          </table:table-cell>
          <table:table-cell office:value-type="float" office:value="0.225602">
            <text:p>0,225602</text:p>
          </table:table-cell>
          <table:table-cell/>
        </table:table-row>
        <table:table-row table:style-name="ro1">
          <table:table-cell office:value-type="float" office:value="69.133337">
            <text:p>69,133337</text:p>
          </table:table-cell>
          <table:table-cell office:value-type="float" office:value="0.222478">
            <text:p>0,222478</text:p>
          </table:table-cell>
          <table:table-cell office:value-type="string">
            <text:p>Generando nueva Gausiana: Amp=82.7973nm <text:s/>s=0.00752s</text:p>
          </table:table-cell>
        </table:table-row>
        <table:table-row table:style-name="ro1">
          <table:table-cell office:value-type="float" office:value="69.16667">
            <text:p>69,16667</text:p>
          </table:table-cell>
          <table:table-cell office:value-type="float" office:value="0.27721">
            <text:p>0,27721</text:p>
          </table:table-cell>
          <table:table-cell/>
        </table:table-row>
        <table:table-row table:style-name="ro1">
          <table:table-cell office:value-type="float" office:value="69.200004">
            <text:p>69,200004</text:p>
          </table:table-cell>
          <table:table-cell office:value-type="float" office:value="0.278596">
            <text:p>0,278596</text:p>
          </table:table-cell>
          <table:table-cell/>
        </table:table-row>
        <table:table-row table:style-name="ro1">
          <table:table-cell office:value-type="float" office:value="69.233337">
            <text:p>69,233337</text:p>
          </table:table-cell>
          <table:table-cell office:value-type="float" office:value="0.279317">
            <text:p>0,279317</text:p>
          </table:table-cell>
          <table:table-cell/>
        </table:table-row>
        <table:table-row table:style-name="ro1">
          <table:table-cell office:value-type="float" office:value="69.26667">
            <text:p>69,26667</text:p>
          </table:table-cell>
          <table:table-cell office:value-type="float" office:value="0.292555">
            <text:p>0,292555</text:p>
          </table:table-cell>
          <table:table-cell/>
        </table:table-row>
        <table:table-row table:style-name="ro1">
          <table:table-cell office:value-type="float" office:value="69.300004">
            <text:p>69,300004</text:p>
          </table:table-cell>
          <table:table-cell office:value-type="float" office:value="0.289224">
            <text:p>0,289224</text:p>
          </table:table-cell>
          <table:table-cell/>
        </table:table-row>
        <table:table-row table:style-name="ro1">
          <table:table-cell office:value-type="float" office:value="69.333337">
            <text:p>69,333337</text:p>
          </table:table-cell>
          <table:table-cell office:value-type="float" office:value="0.274633">
            <text:p>0,274633</text:p>
          </table:table-cell>
          <table:table-cell/>
        </table:table-row>
        <table:table-row table:style-name="ro1">
          <table:table-cell office:value-type="float" office:value="69.36667">
            <text:p>69,36667</text:p>
          </table:table-cell>
          <table:table-cell office:value-type="float" office:value="0.282724">
            <text:p>0,282724</text:p>
          </table:table-cell>
          <table:table-cell/>
        </table:table-row>
        <table:table-row table:style-name="ro1">
          <table:table-cell office:value-type="float" office:value="69.400004">
            <text:p>69,400004</text:p>
          </table:table-cell>
          <table:table-cell office:value-type="float" office:value="0.278363">
            <text:p>0,278363</text:p>
          </table:table-cell>
          <table:table-cell/>
        </table:table-row>
        <table:table-row table:style-name="ro1">
          <table:table-cell office:value-type="float" office:value="69.433337">
            <text:p>69,433337</text:p>
          </table:table-cell>
          <table:table-cell office:value-type="float" office:value="0.262787">
            <text:p>0,262787</text:p>
          </table:table-cell>
          <table:table-cell/>
        </table:table-row>
        <table:table-row table:style-name="ro1">
          <table:table-cell office:value-type="float" office:value="69.46667">
            <text:p>69,46667</text:p>
          </table:table-cell>
          <table:table-cell office:value-type="float" office:value="0.293883">
            <text:p>0,293883</text:p>
          </table:table-cell>
          <table:table-cell/>
        </table:table-row>
        <table:table-row table:style-name="ro1">
          <table:table-cell office:value-type="float" office:value="69.500004">
            <text:p>69,500004</text:p>
          </table:table-cell>
          <table:table-cell office:value-type="float" office:value="0.292989">
            <text:p>0,292989</text:p>
          </table:table-cell>
          <table:table-cell/>
        </table:table-row>
        <table:table-row table:style-name="ro1">
          <table:table-cell office:value-type="float" office:value="69.533337">
            <text:p>69,533337</text:p>
          </table:table-cell>
          <table:table-cell office:value-type="float" office:value="0.28535">
            <text:p>0,28535</text:p>
          </table:table-cell>
          <table:table-cell/>
        </table:table-row>
        <table:table-row table:style-name="ro1">
          <table:table-cell office:value-type="float" office:value="69.56667">
            <text:p>69,56667</text:p>
          </table:table-cell>
          <table:table-cell office:value-type="float" office:value="0.279141">
            <text:p>0,279141</text:p>
          </table:table-cell>
          <table:table-cell/>
        </table:table-row>
        <table:table-row table:style-name="ro1">
          <table:table-cell office:value-type="float" office:value="69.600004">
            <text:p>69,600004</text:p>
          </table:table-cell>
          <table:table-cell office:value-type="float" office:value="0.288809">
            <text:p>0,288809</text:p>
          </table:table-cell>
          <table:table-cell/>
        </table:table-row>
        <table:table-row table:style-name="ro1">
          <table:table-cell office:value-type="float" office:value="69.633337">
            <text:p>69,633337</text:p>
          </table:table-cell>
          <table:table-cell office:value-type="float" office:value="0.298495">
            <text:p>0,298495</text:p>
          </table:table-cell>
          <table:table-cell/>
        </table:table-row>
        <table:table-row table:style-name="ro1">
          <table:table-cell office:value-type="float" office:value="69.66667">
            <text:p>69,66667</text:p>
          </table:table-cell>
          <table:table-cell office:value-type="float" office:value="0.303818">
            <text:p>0,303818</text:p>
          </table:table-cell>
          <table:table-cell/>
        </table:table-row>
        <table:table-row table:style-name="ro1">
          <table:table-cell office:value-type="float" office:value="69.700004">
            <text:p>69,700004</text:p>
          </table:table-cell>
          <table:table-cell office:value-type="float" office:value="0.300752">
            <text:p>0,300752</text:p>
          </table:table-cell>
          <table:table-cell/>
        </table:table-row>
        <table:table-row table:style-name="ro1">
          <table:table-cell office:value-type="float" office:value="69.733337">
            <text:p>69,733337</text:p>
          </table:table-cell>
          <table:table-cell office:value-type="float" office:value="0.289168">
            <text:p>0,289168</text:p>
          </table:table-cell>
          <table:table-cell/>
        </table:table-row>
        <table:table-row table:style-name="ro1">
          <table:table-cell office:value-type="float" office:value="69.76667">
            <text:p>69,76667</text:p>
          </table:table-cell>
          <table:table-cell office:value-type="float" office:value="0.299971">
            <text:p>0,299971</text:p>
          </table:table-cell>
          <table:table-cell/>
        </table:table-row>
        <table:table-row table:style-name="ro1">
          <table:table-cell office:value-type="float" office:value="69.800004">
            <text:p>69,800004</text:p>
          </table:table-cell>
          <table:table-cell office:value-type="float" office:value="0.290935">
            <text:p>0,290935</text:p>
          </table:table-cell>
          <table:table-cell/>
        </table:table-row>
        <table:table-row table:style-name="ro1">
          <table:table-cell office:value-type="float" office:value="69.833337">
            <text:p>69,833337</text:p>
          </table:table-cell>
          <table:table-cell office:value-type="float" office:value="0.29202">
            <text:p>0,29202</text:p>
          </table:table-cell>
          <table:table-cell/>
        </table:table-row>
        <table:table-row table:style-name="ro1">
          <table:table-cell office:value-type="float" office:value="69.86667">
            <text:p>69,86667</text:p>
          </table:table-cell>
          <table:table-cell office:value-type="float" office:value="0.308956">
            <text:p>0,308956</text:p>
          </table:table-cell>
          <table:table-cell/>
        </table:table-row>
        <table:table-row table:style-name="ro1">
          <table:table-cell office:value-type="float" office:value="69.900004">
            <text:p>69,900004</text:p>
          </table:table-cell>
          <table:table-cell office:value-type="float" office:value="0.277245">
            <text:p>0,277245</text:p>
          </table:table-cell>
          <table:table-cell/>
        </table:table-row>
        <table:table-row table:style-name="ro1">
          <table:table-cell office:value-type="float" office:value="69.933337">
            <text:p>69,933337</text:p>
          </table:table-cell>
          <table:table-cell office:value-type="float" office:value="0.284253">
            <text:p>0,284253</text:p>
          </table:table-cell>
          <table:table-cell/>
        </table:table-row>
        <table:table-row table:style-name="ro1">
          <table:table-cell office:value-type="float" office:value="69.96667">
            <text:p>69,96667</text:p>
          </table:table-cell>
          <table:table-cell office:value-type="float" office:value="0.293718">
            <text:p>0,293718</text:p>
          </table:table-cell>
          <table:table-cell/>
        </table:table-row>
        <table:table-row table:style-name="ro1">
          <table:table-cell office:value-type="float" office:value="70.000004">
            <text:p>70,000004</text:p>
          </table:table-cell>
          <table:table-cell office:value-type="float" office:value="0.287917">
            <text:p>0,287917</text:p>
          </table:table-cell>
          <table:table-cell/>
        </table:table-row>
        <table:table-row table:style-name="ro1">
          <table:table-cell office:value-type="float" office:value="70.033337">
            <text:p>70,033337</text:p>
          </table:table-cell>
          <table:table-cell office:value-type="float" office:value="0.291691">
            <text:p>0,29169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06667">
            <text:p>70,06667</text:p>
          </table:table-cell>
          <table:table-cell office:value-type="float" office:value="0.296537">
            <text:p>0,296537</text:p>
          </table:table-cell>
          <table:table-cell/>
        </table:table-row>
        <table:table-row table:style-name="ro1">
          <table:table-cell office:value-type="float" office:value="70.100004">
            <text:p>70,100004</text:p>
          </table:table-cell>
          <table:table-cell office:value-type="float" office:value="0.306988">
            <text:p>0,306988</text:p>
          </table:table-cell>
          <table:table-cell/>
        </table:table-row>
        <table:table-row table:style-name="ro1">
          <table:table-cell office:value-type="float" office:value="70.133337">
            <text:p>70,133337</text:p>
          </table:table-cell>
          <table:table-cell office:value-type="float" office:value="0.30712">
            <text:p>0,30712</text:p>
          </table:table-cell>
          <table:table-cell/>
        </table:table-row>
        <table:table-row table:style-name="ro1">
          <table:table-cell office:value-type="float" office:value="70.16667">
            <text:p>70,16667</text:p>
          </table:table-cell>
          <table:table-cell office:value-type="float" office:value="0.310604">
            <text:p>0,310604</text:p>
          </table:table-cell>
          <table:table-cell/>
        </table:table-row>
        <table:table-row table:style-name="ro1">
          <table:table-cell office:value-type="float" office:value="70.200004">
            <text:p>70,200004</text:p>
          </table:table-cell>
          <table:table-cell office:value-type="float" office:value="0.300875">
            <text:p>0,300875</text:p>
          </table:table-cell>
          <table:table-cell/>
        </table:table-row>
        <table:table-row table:style-name="ro1">
          <table:table-cell office:value-type="float" office:value="70.233337">
            <text:p>70,233337</text:p>
          </table:table-cell>
          <table:table-cell office:value-type="float" office:value="0.306046">
            <text:p>0,306046</text:p>
          </table:table-cell>
          <table:table-cell/>
        </table:table-row>
        <table:table-row table:style-name="ro1">
          <table:table-cell office:value-type="float" office:value="70.26667">
            <text:p>70,26667</text:p>
          </table:table-cell>
          <table:table-cell office:value-type="float" office:value="0.310351">
            <text:p>0,310351</text:p>
          </table:table-cell>
          <table:table-cell/>
        </table:table-row>
        <table:table-row table:style-name="ro1">
          <table:table-cell office:value-type="float" office:value="70.300004">
            <text:p>70,300004</text:p>
          </table:table-cell>
          <table:table-cell office:value-type="float" office:value="0.302986">
            <text:p>0,302986</text:p>
          </table:table-cell>
          <table:table-cell/>
        </table:table-row>
        <table:table-row table:style-name="ro1">
          <table:table-cell office:value-type="float" office:value="70.333337">
            <text:p>70,333337</text:p>
          </table:table-cell>
          <table:table-cell office:value-type="float" office:value="0.310742">
            <text:p>0,310742</text:p>
          </table:table-cell>
          <table:table-cell/>
        </table:table-row>
        <table:table-row table:style-name="ro1">
          <table:table-cell office:value-type="float" office:value="70.36667">
            <text:p>70,36667</text:p>
          </table:table-cell>
          <table:table-cell office:value-type="float" office:value="0.308929">
            <text:p>0,308929</text:p>
          </table:table-cell>
          <table:table-cell/>
        </table:table-row>
        <table:table-row table:style-name="ro1">
          <table:table-cell office:value-type="float" office:value="70.400004">
            <text:p>70,400004</text:p>
          </table:table-cell>
          <table:table-cell office:value-type="float" office:value="0.30898">
            <text:p>0,30898</text:p>
          </table:table-cell>
          <table:table-cell/>
        </table:table-row>
        <table:table-row table:style-name="ro1">
          <table:table-cell office:value-type="float" office:value="70.433337">
            <text:p>70,433337</text:p>
          </table:table-cell>
          <table:table-cell office:value-type="float" office:value="0.298121">
            <text:p>0,298121</text:p>
          </table:table-cell>
          <table:table-cell/>
        </table:table-row>
        <table:table-row table:style-name="ro1">
          <table:table-cell office:value-type="float" office:value="70.46667">
            <text:p>70,46667</text:p>
          </table:table-cell>
          <table:table-cell office:value-type="float" office:value="0.310169">
            <text:p>0,310169</text:p>
          </table:table-cell>
          <table:table-cell/>
        </table:table-row>
        <table:table-row table:style-name="ro1">
          <table:table-cell office:value-type="float" office:value="70.500004">
            <text:p>70,500004</text:p>
          </table:table-cell>
          <table:table-cell office:value-type="float" office:value="0.307908">
            <text:p>0,307908</text:p>
          </table:table-cell>
          <table:table-cell/>
        </table:table-row>
        <table:table-row table:style-name="ro1">
          <table:table-cell office:value-type="float" office:value="70.533337">
            <text:p>70,533337</text:p>
          </table:table-cell>
          <table:table-cell office:value-type="float" office:value="0.292196">
            <text:p>0,292196</text:p>
          </table:table-cell>
          <table:table-cell/>
        </table:table-row>
        <table:table-row table:style-name="ro1">
          <table:table-cell office:value-type="float" office:value="70.56667">
            <text:p>70,56667</text:p>
          </table:table-cell>
          <table:table-cell office:value-type="float" office:value="0.302803">
            <text:p>0,302803</text:p>
          </table:table-cell>
          <table:table-cell/>
        </table:table-row>
        <table:table-row table:style-name="ro1">
          <table:table-cell office:value-type="float" office:value="70.600004">
            <text:p>70,600004</text:p>
          </table:table-cell>
          <table:table-cell office:value-type="float" office:value="0.30055">
            <text:p>0,30055</text:p>
          </table:table-cell>
          <table:table-cell/>
        </table:table-row>
        <table:table-row table:style-name="ro1">
          <table:table-cell office:value-type="float" office:value="70.633337">
            <text:p>70,633337</text:p>
          </table:table-cell>
          <table:table-cell office:value-type="float" office:value="0.2996">
            <text:p>0,2996</text:p>
          </table:table-cell>
          <table:table-cell/>
        </table:table-row>
        <table:table-row table:style-name="ro1">
          <table:table-cell office:value-type="float" office:value="70.66667">
            <text:p>70,66667</text:p>
          </table:table-cell>
          <table:table-cell office:value-type="float" office:value="0.301655">
            <text:p>0,301655</text:p>
          </table:table-cell>
          <table:table-cell/>
        </table:table-row>
        <table:table-row table:style-name="ro1">
          <table:table-cell office:value-type="float" office:value="70.700004">
            <text:p>70,700004</text:p>
          </table:table-cell>
          <table:table-cell office:value-type="float" office:value="0.304548">
            <text:p>0,304548</text:p>
          </table:table-cell>
          <table:table-cell/>
        </table:table-row>
        <table:table-row table:style-name="ro1">
          <table:table-cell office:value-type="float" office:value="70.733337">
            <text:p>70,733337</text:p>
          </table:table-cell>
          <table:table-cell office:value-type="float" office:value="0.308529">
            <text:p>0,308529</text:p>
          </table:table-cell>
          <table:table-cell/>
        </table:table-row>
        <table:table-row table:style-name="ro1">
          <table:table-cell office:value-type="float" office:value="70.76667">
            <text:p>70,76667</text:p>
          </table:table-cell>
          <table:table-cell office:value-type="float" office:value="0.315276">
            <text:p>0,315276</text:p>
          </table:table-cell>
          <table:table-cell/>
        </table:table-row>
        <table:table-row table:style-name="ro1">
          <table:table-cell office:value-type="float" office:value="70.800004">
            <text:p>70,800004</text:p>
          </table:table-cell>
          <table:table-cell office:value-type="float" office:value="0.303304">
            <text:p>0,303304</text:p>
          </table:table-cell>
          <table:table-cell/>
        </table:table-row>
        <table:table-row table:style-name="ro1">
          <table:table-cell office:value-type="float" office:value="70.833337">
            <text:p>70,833337</text:p>
          </table:table-cell>
          <table:table-cell office:value-type="float" office:value="0.307813">
            <text:p>0,307813</text:p>
          </table:table-cell>
          <table:table-cell/>
        </table:table-row>
        <table:table-row table:style-name="ro1">
          <table:table-cell office:value-type="float" office:value="70.86667">
            <text:p>70,86667</text:p>
          </table:table-cell>
          <table:table-cell office:value-type="float" office:value="0.307323">
            <text:p>0,307323</text:p>
          </table:table-cell>
          <table:table-cell/>
        </table:table-row>
        <table:table-row table:style-name="ro1">
          <table:table-cell office:value-type="float" office:value="70.900004">
            <text:p>70,900004</text:p>
          </table:table-cell>
          <table:table-cell office:value-type="float" office:value="0.311382">
            <text:p>0,311382</text:p>
          </table:table-cell>
          <table:table-cell/>
        </table:table-row>
        <table:table-row table:style-name="ro1">
          <table:table-cell office:value-type="float" office:value="70.933337">
            <text:p>70,933337</text:p>
          </table:table-cell>
          <table:table-cell office:value-type="float" office:value="0.308302">
            <text:p>0,308302</text:p>
          </table:table-cell>
          <table:table-cell/>
        </table:table-row>
        <table:table-row table:style-name="ro1">
          <table:table-cell office:value-type="float" office:value="70.96667">
            <text:p>70,96667</text:p>
          </table:table-cell>
          <table:table-cell office:value-type="float" office:value="0.303752">
            <text:p>0,303752</text:p>
          </table:table-cell>
          <table:table-cell/>
        </table:table-row>
        <table:table-row table:style-name="ro1">
          <table:table-cell office:value-type="float" office:value="71.000004">
            <text:p>71,000004</text:p>
          </table:table-cell>
          <table:table-cell office:value-type="float" office:value="0.288805">
            <text:p>0,288805</text:p>
          </table:table-cell>
          <table:table-cell/>
        </table:table-row>
        <table:table-row table:style-name="ro1">
          <table:table-cell office:value-type="float" office:value="71.033337">
            <text:p>71,033337</text:p>
          </table:table-cell>
          <table:table-cell office:value-type="float" office:value="0.294083">
            <text:p>0,294083</text:p>
          </table:table-cell>
          <table:table-cell/>
        </table:table-row>
        <table:table-row table:style-name="ro1">
          <table:table-cell office:value-type="float" office:value="71.06667">
            <text:p>71,06667</text:p>
          </table:table-cell>
          <table:table-cell office:value-type="float" office:value="0.304711">
            <text:p>0,304711</text:p>
          </table:table-cell>
          <table:table-cell/>
        </table:table-row>
        <table:table-row table:style-name="ro1">
          <table:table-cell office:value-type="float" office:value="71.100004">
            <text:p>71,100004</text:p>
          </table:table-cell>
          <table:table-cell office:value-type="float" office:value="0.30865">
            <text:p>0,30865</text:p>
          </table:table-cell>
          <table:table-cell/>
        </table:table-row>
        <table:table-row table:style-name="ro1">
          <table:table-cell office:value-type="float" office:value="71.133337">
            <text:p>71,133337</text:p>
          </table:table-cell>
          <table:table-cell office:value-type="float" office:value="0.298498">
            <text:p>0,298498</text:p>
          </table:table-cell>
          <table:table-cell/>
        </table:table-row>
        <table:table-row table:style-name="ro1">
          <table:table-cell office:value-type="float" office:value="71.16667">
            <text:p>71,16667</text:p>
          </table:table-cell>
          <table:table-cell office:value-type="float" office:value="0.302687">
            <text:p>0,302687</text:p>
          </table:table-cell>
          <table:table-cell/>
        </table:table-row>
        <table:table-row table:style-name="ro1">
          <table:table-cell office:value-type="float" office:value="71.200004">
            <text:p>71,200004</text:p>
          </table:table-cell>
          <table:table-cell office:value-type="float" office:value="0.30646">
            <text:p>0,30646</text:p>
          </table:table-cell>
          <table:table-cell/>
        </table:table-row>
        <table:table-row table:style-name="ro1">
          <table:table-cell office:value-type="float" office:value="71.233337">
            <text:p>71,233337</text:p>
          </table:table-cell>
          <table:table-cell office:value-type="float" office:value="0.294202">
            <text:p>0,294202</text:p>
          </table:table-cell>
          <table:table-cell/>
        </table:table-row>
        <table:table-row table:style-name="ro1">
          <table:table-cell office:value-type="float" office:value="71.26667">
            <text:p>71,26667</text:p>
          </table:table-cell>
          <table:table-cell office:value-type="float" office:value="0.304068">
            <text:p>0,304068</text:p>
          </table:table-cell>
          <table:table-cell/>
        </table:table-row>
        <table:table-row table:style-name="ro1">
          <table:table-cell office:value-type="float" office:value="71.300004">
            <text:p>71,300004</text:p>
          </table:table-cell>
          <table:table-cell office:value-type="float" office:value="0.310156">
            <text:p>0,310156</text:p>
          </table:table-cell>
          <table:table-cell/>
        </table:table-row>
        <table:table-row table:style-name="ro1">
          <table:table-cell office:value-type="float" office:value="71.333337">
            <text:p>71,333337</text:p>
          </table:table-cell>
          <table:table-cell office:value-type="float" office:value="0.310526">
            <text:p>0,310526</text:p>
          </table:table-cell>
          <table:table-cell/>
        </table:table-row>
        <table:table-row table:style-name="ro1">
          <table:table-cell office:value-type="float" office:value="71.36667">
            <text:p>71,36667</text:p>
          </table:table-cell>
          <table:table-cell office:value-type="float" office:value="0.302815">
            <text:p>0,302815</text:p>
          </table:table-cell>
          <table:table-cell/>
        </table:table-row>
        <table:table-row table:style-name="ro1">
          <table:table-cell office:value-type="float" office:value="71.400004">
            <text:p>71,400004</text:p>
          </table:table-cell>
          <table:table-cell office:value-type="float" office:value="0.29746">
            <text:p>0,29746</text:p>
          </table:table-cell>
          <table:table-cell/>
        </table:table-row>
        <table:table-row table:style-name="ro1">
          <table:table-cell office:value-type="float" office:value="71.433337">
            <text:p>71,433337</text:p>
          </table:table-cell>
          <table:table-cell office:value-type="float" office:value="0.306994">
            <text:p>0,306994</text:p>
          </table:table-cell>
          <table:table-cell/>
        </table:table-row>
        <table:table-row table:style-name="ro1">
          <table:table-cell office:value-type="float" office:value="71.46667">
            <text:p>71,46667</text:p>
          </table:table-cell>
          <table:table-cell office:value-type="float" office:value="0.322515">
            <text:p>0,322515</text:p>
          </table:table-cell>
          <table:table-cell/>
        </table:table-row>
        <table:table-row table:style-name="ro1">
          <table:table-cell office:value-type="float" office:value="71.500004">
            <text:p>71,500004</text:p>
          </table:table-cell>
          <table:table-cell office:value-type="float" office:value="0.294869">
            <text:p>0,294869</text:p>
          </table:table-cell>
          <table:table-cell/>
        </table:table-row>
        <table:table-row table:style-name="ro1">
          <table:table-cell office:value-type="float" office:value="71.533337">
            <text:p>71,533337</text:p>
          </table:table-cell>
          <table:table-cell office:value-type="float" office:value="0.307054">
            <text:p>0,307054</text:p>
          </table:table-cell>
          <table:table-cell/>
        </table:table-row>
        <table:table-row table:style-name="ro1">
          <table:table-cell office:value-type="float" office:value="71.56667">
            <text:p>71,56667</text:p>
          </table:table-cell>
          <table:table-cell office:value-type="float" office:value="0.295416">
            <text:p>0,295416</text:p>
          </table:table-cell>
          <table:table-cell/>
        </table:table-row>
        <table:table-row table:style-name="ro1">
          <table:table-cell office:value-type="float" office:value="71.600004">
            <text:p>71,600004</text:p>
          </table:table-cell>
          <table:table-cell office:value-type="float" office:value="0.29385">
            <text:p>0,29385</text:p>
          </table:table-cell>
          <table:table-cell/>
        </table:table-row>
        <table:table-row table:style-name="ro1">
          <table:table-cell office:value-type="float" office:value="71.633337">
            <text:p>71,633337</text:p>
          </table:table-cell>
          <table:table-cell office:value-type="float" office:value="0.306428">
            <text:p>0,306428</text:p>
          </table:table-cell>
          <table:table-cell/>
        </table:table-row>
        <table:table-row table:style-name="ro1">
          <table:table-cell office:value-type="float" office:value="71.66667">
            <text:p>71,66667</text:p>
          </table:table-cell>
          <table:table-cell office:value-type="float" office:value="0.300248">
            <text:p>0,300248</text:p>
          </table:table-cell>
          <table:table-cell/>
        </table:table-row>
        <table:table-row table:style-name="ro1">
          <table:table-cell office:value-type="float" office:value="71.700004">
            <text:p>71,700004</text:p>
          </table:table-cell>
          <table:table-cell office:value-type="float" office:value="0.295274">
            <text:p>0,295274</text:p>
          </table:table-cell>
          <table:table-cell/>
        </table:table-row>
        <table:table-row table:style-name="ro1">
          <table:table-cell office:value-type="float" office:value="71.733337">
            <text:p>71,733337</text:p>
          </table:table-cell>
          <table:table-cell office:value-type="float" office:value="0.315013">
            <text:p>0,315013</text:p>
          </table:table-cell>
          <table:table-cell/>
        </table:table-row>
        <table:table-row table:style-name="ro1">
          <table:table-cell office:value-type="float" office:value="71.76667">
            <text:p>71,76667</text:p>
          </table:table-cell>
          <table:table-cell office:value-type="float" office:value="0.289845">
            <text:p>0,289845</text:p>
          </table:table-cell>
          <table:table-cell/>
        </table:table-row>
        <table:table-row table:style-name="ro1">
          <table:table-cell office:value-type="float" office:value="71.800004">
            <text:p>71,800004</text:p>
          </table:table-cell>
          <table:table-cell office:value-type="float" office:value="0.311948">
            <text:p>0,311948</text:p>
          </table:table-cell>
          <table:table-cell/>
        </table:table-row>
        <table:table-row table:style-name="ro1">
          <table:table-cell office:value-type="float" office:value="71.833337">
            <text:p>71,833337</text:p>
          </table:table-cell>
          <table:table-cell office:value-type="float" office:value="0.305114">
            <text:p>0,305114</text:p>
          </table:table-cell>
          <table:table-cell/>
        </table:table-row>
        <table:table-row table:style-name="ro1">
          <table:table-cell office:value-type="float" office:value="71.86667">
            <text:p>71,86667</text:p>
          </table:table-cell>
          <table:table-cell office:value-type="float" office:value="0.292307">
            <text:p>0,292307</text:p>
          </table:table-cell>
          <table:table-cell/>
        </table:table-row>
        <table:table-row table:style-name="ro1">
          <table:table-cell office:value-type="float" office:value="71.900004">
            <text:p>71,900004</text:p>
          </table:table-cell>
          <table:table-cell office:value-type="float" office:value="0.299307">
            <text:p>0,299307</text:p>
          </table:table-cell>
          <table:table-cell/>
        </table:table-row>
        <table:table-row table:style-name="ro1">
          <table:table-cell office:value-type="float" office:value="71.933337">
            <text:p>71,933337</text:p>
          </table:table-cell>
          <table:table-cell office:value-type="float" office:value="0.317099">
            <text:p>0,317099</text:p>
          </table:table-cell>
          <table:table-cell/>
        </table:table-row>
        <table:table-row table:style-name="ro1">
          <table:table-cell office:value-type="float" office:value="71.96667">
            <text:p>71,96667</text:p>
          </table:table-cell>
          <table:table-cell office:value-type="float" office:value="0.28929">
            <text:p>0,28929</text:p>
          </table:table-cell>
          <table:table-cell/>
        </table:table-row>
        <table:table-row table:style-name="ro1">
          <table:table-cell office:value-type="float" office:value="72.000004">
            <text:p>72,000004</text:p>
          </table:table-cell>
          <table:table-cell office:value-type="float" office:value="0.279777">
            <text:p>0,279777</text:p>
          </table:table-cell>
          <table:table-cell/>
        </table:table-row>
        <table:table-row table:style-name="ro1">
          <table:table-cell office:value-type="float" office:value="72.033337">
            <text:p>72,033337</text:p>
          </table:table-cell>
          <table:table-cell office:value-type="float" office:value="0.300075">
            <text:p>0,300075</text:p>
          </table:table-cell>
          <table:table-cell/>
        </table:table-row>
        <table:table-row table:style-name="ro1">
          <table:table-cell office:value-type="float" office:value="72.06667">
            <text:p>72,06667</text:p>
          </table:table-cell>
          <table:table-cell office:value-type="float" office:value="0.296355">
            <text:p>0,296355</text:p>
          </table:table-cell>
          <table:table-cell/>
        </table:table-row>
        <table:table-row table:style-name="ro1">
          <table:table-cell office:value-type="float" office:value="72.100004">
            <text:p>72,100004</text:p>
          </table:table-cell>
          <table:table-cell office:value-type="float" office:value="0.298396">
            <text:p>0,298396</text:p>
          </table:table-cell>
          <table:table-cell/>
        </table:table-row>
        <table:table-row table:style-name="ro1">
          <table:table-cell office:value-type="float" office:value="72.133337">
            <text:p>72,133337</text:p>
          </table:table-cell>
          <table:table-cell office:value-type="float" office:value="0.305375">
            <text:p>0,305375</text:p>
          </table:table-cell>
          <table:table-cell/>
        </table:table-row>
        <table:table-row table:style-name="ro1">
          <table:table-cell office:value-type="float" office:value="72.16667">
            <text:p>72,16667</text:p>
          </table:table-cell>
          <table:table-cell office:value-type="float" office:value="0.296616">
            <text:p>0,296616</text:p>
          </table:table-cell>
          <table:table-cell/>
        </table:table-row>
        <table:table-row table:style-name="ro1">
          <table:table-cell office:value-type="float" office:value="72.200004">
            <text:p>72,200004</text:p>
          </table:table-cell>
          <table:table-cell office:value-type="float" office:value="0.308686">
            <text:p>0,308686</text:p>
          </table:table-cell>
          <table:table-cell/>
        </table:table-row>
        <table:table-row table:style-name="ro1">
          <table:table-cell office:value-type="float" office:value="72.233337">
            <text:p>72,233337</text:p>
          </table:table-cell>
          <table:table-cell office:value-type="float" office:value="0.312767">
            <text:p>0,312767</text:p>
          </table:table-cell>
          <table:table-cell/>
        </table:table-row>
        <table:table-row table:style-name="ro1">
          <table:table-cell office:value-type="float" office:value="72.26667">
            <text:p>72,26667</text:p>
          </table:table-cell>
          <table:table-cell office:value-type="float" office:value="0.31109">
            <text:p>0,31109</text:p>
          </table:table-cell>
          <table:table-cell/>
        </table:table-row>
        <table:table-row table:style-name="ro1">
          <table:table-cell office:value-type="float" office:value="72.300004">
            <text:p>72,300004</text:p>
          </table:table-cell>
          <table:table-cell office:value-type="float" office:value="0.295675">
            <text:p>0,295675</text:p>
          </table:table-cell>
          <table:table-cell/>
        </table:table-row>
        <table:table-row table:style-name="ro1">
          <table:table-cell office:value-type="float" office:value="72.333337">
            <text:p>72,333337</text:p>
          </table:table-cell>
          <table:table-cell office:value-type="float" office:value="0.298527">
            <text:p>0,298527</text:p>
          </table:table-cell>
          <table:table-cell/>
        </table:table-row>
        <table:table-row table:style-name="ro1">
          <table:table-cell office:value-type="float" office:value="72.36667">
            <text:p>72,36667</text:p>
          </table:table-cell>
          <table:table-cell office:value-type="float" office:value="0.313654">
            <text:p>0,313654</text:p>
          </table:table-cell>
          <table:table-cell/>
        </table:table-row>
        <table:table-row table:style-name="ro1">
          <table:table-cell office:value-type="float" office:value="72.400004">
            <text:p>72,400004</text:p>
          </table:table-cell>
          <table:table-cell office:value-type="float" office:value="0.306232">
            <text:p>0,306232</text:p>
          </table:table-cell>
          <table:table-cell/>
        </table:table-row>
        <table:table-row table:style-name="ro1">
          <table:table-cell office:value-type="float" office:value="72.433337">
            <text:p>72,433337</text:p>
          </table:table-cell>
          <table:table-cell office:value-type="float" office:value="0.294645">
            <text:p>0,294645</text:p>
          </table:table-cell>
          <table:table-cell/>
        </table:table-row>
        <table:table-row table:style-name="ro1">
          <table:table-cell office:value-type="float" office:value="72.46667">
            <text:p>72,46667</text:p>
          </table:table-cell>
          <table:table-cell office:value-type="float" office:value="0.303036">
            <text:p>0,303036</text:p>
          </table:table-cell>
          <table:table-cell/>
        </table:table-row>
        <table:table-row table:style-name="ro1">
          <table:table-cell office:value-type="float" office:value="72.500004">
            <text:p>72,500004</text:p>
          </table:table-cell>
          <table:table-cell office:value-type="float" office:value="0.304071">
            <text:p>0,304071</text:p>
          </table:table-cell>
          <table:table-cell/>
        </table:table-row>
        <table:table-row table:style-name="ro1">
          <table:table-cell office:value-type="float" office:value="72.533337">
            <text:p>72,533337</text:p>
          </table:table-cell>
          <table:table-cell office:value-type="float" office:value="0.319333">
            <text:p>0,319333</text:p>
          </table:table-cell>
          <table:table-cell/>
        </table:table-row>
        <table:table-row table:style-name="ro1">
          <table:table-cell office:value-type="float" office:value="72.56667">
            <text:p>72,56667</text:p>
          </table:table-cell>
          <table:table-cell office:value-type="float" office:value="0.300189">
            <text:p>0,300189</text:p>
          </table:table-cell>
          <table:table-cell/>
        </table:table-row>
        <table:table-row table:style-name="ro1">
          <table:table-cell office:value-type="float" office:value="72.600004">
            <text:p>72,600004</text:p>
          </table:table-cell>
          <table:table-cell office:value-type="float" office:value="0.309782">
            <text:p>0,309782</text:p>
          </table:table-cell>
          <table:table-cell/>
        </table:table-row>
        <table:table-row table:style-name="ro1">
          <table:table-cell office:value-type="float" office:value="72.633337">
            <text:p>72,633337</text:p>
          </table:table-cell>
          <table:table-cell office:value-type="float" office:value="0.31344">
            <text:p>0,31344</text:p>
          </table:table-cell>
          <table:table-cell/>
        </table:table-row>
        <table:table-row table:style-name="ro1">
          <table:table-cell office:value-type="float" office:value="72.66667">
            <text:p>72,66667</text:p>
          </table:table-cell>
          <table:table-cell office:value-type="float" office:value="0.304">
            <text:p>0,304</text:p>
          </table:table-cell>
          <table:table-cell/>
        </table:table-row>
        <table:table-row table:style-name="ro1">
          <table:table-cell office:value-type="float" office:value="72.700004">
            <text:p>72,700004</text:p>
          </table:table-cell>
          <table:table-cell office:value-type="float" office:value="0.312039">
            <text:p>0,312039</text:p>
          </table:table-cell>
          <table:table-cell/>
        </table:table-row>
        <table:table-row table:style-name="ro1">
          <table:table-cell office:value-type="float" office:value="72.733337">
            <text:p>72,733337</text:p>
          </table:table-cell>
          <table:table-cell office:value-type="float" office:value="0.311318">
            <text:p>0,311318</text:p>
          </table:table-cell>
          <table:table-cell/>
        </table:table-row>
        <table:table-row table:style-name="ro1">
          <table:table-cell office:value-type="float" office:value="72.76667">
            <text:p>72,76667</text:p>
          </table:table-cell>
          <table:table-cell office:value-type="float" office:value="0.300678">
            <text:p>0,300678</text:p>
          </table:table-cell>
          <table:table-cell/>
        </table:table-row>
        <table:table-row table:style-name="ro1">
          <table:table-cell office:value-type="float" office:value="72.800004">
            <text:p>72,800004</text:p>
          </table:table-cell>
          <table:table-cell office:value-type="float" office:value="0.310415">
            <text:p>0,310415</text:p>
          </table:table-cell>
          <table:table-cell/>
        </table:table-row>
        <table:table-row table:style-name="ro1">
          <table:table-cell office:value-type="float" office:value="72.833337">
            <text:p>72,833337</text:p>
          </table:table-cell>
          <table:table-cell office:value-type="float" office:value="0.294718">
            <text:p>0,294718</text:p>
          </table:table-cell>
          <table:table-cell/>
        </table:table-row>
        <table:table-row table:style-name="ro1">
          <table:table-cell office:value-type="float" office:value="72.86667">
            <text:p>72,86667</text:p>
          </table:table-cell>
          <table:table-cell office:value-type="float" office:value="0.302668">
            <text:p>0,302668</text:p>
          </table:table-cell>
          <table:table-cell/>
        </table:table-row>
        <table:table-row table:style-name="ro1">
          <table:table-cell office:value-type="float" office:value="72.900004">
            <text:p>72,900004</text:p>
          </table:table-cell>
          <table:table-cell office:value-type="float" office:value="0.305381">
            <text:p>0,305381</text:p>
          </table:table-cell>
          <table:table-cell/>
        </table:table-row>
        <table:table-row table:style-name="ro1">
          <table:table-cell office:value-type="float" office:value="72.933337">
            <text:p>72,933337</text:p>
          </table:table-cell>
          <table:table-cell office:value-type="float" office:value="0.301502">
            <text:p>0,301502</text:p>
          </table:table-cell>
          <table:table-cell/>
        </table:table-row>
        <table:table-row table:style-name="ro1">
          <table:table-cell office:value-type="float" office:value="72.96667">
            <text:p>72,96667</text:p>
          </table:table-cell>
          <table:table-cell office:value-type="float" office:value="0.304752">
            <text:p>0,304752</text:p>
          </table:table-cell>
          <table:table-cell/>
        </table:table-row>
        <table:table-row table:style-name="ro1">
          <table:table-cell office:value-type="float" office:value="73.000004">
            <text:p>73,000004</text:p>
          </table:table-cell>
          <table:table-cell office:value-type="float" office:value="0.30214">
            <text:p>0,30214</text:p>
          </table:table-cell>
          <table:table-cell/>
        </table:table-row>
        <table:table-row table:style-name="ro1">
          <table:table-cell office:value-type="float" office:value="73.033337">
            <text:p>73,033337</text:p>
          </table:table-cell>
          <table:table-cell office:value-type="float" office:value="0.306191">
            <text:p>0,306191</text:p>
          </table:table-cell>
          <table:table-cell/>
        </table:table-row>
        <table:table-row table:style-name="ro1">
          <table:table-cell office:value-type="float" office:value="73.06667">
            <text:p>73,06667</text:p>
          </table:table-cell>
          <table:table-cell office:value-type="float" office:value="0.303167">
            <text:p>0,303167</text:p>
          </table:table-cell>
          <table:table-cell/>
        </table:table-row>
        <table:table-row table:style-name="ro1">
          <table:table-cell office:value-type="float" office:value="73.100004">
            <text:p>73,100004</text:p>
          </table:table-cell>
          <table:table-cell office:value-type="float" office:value="0.298107">
            <text:p>0,298107</text:p>
          </table:table-cell>
          <table:table-cell/>
        </table:table-row>
        <table:table-row table:style-name="ro1">
          <table:table-cell office:value-type="float" office:value="73.133337">
            <text:p>73,133337</text:p>
          </table:table-cell>
          <table:table-cell office:value-type="float" office:value="0.291589">
            <text:p>0,291589</text:p>
          </table:table-cell>
          <table:table-cell/>
        </table:table-row>
        <table:table-row table:style-name="ro1">
          <table:table-cell office:value-type="float" office:value="73.16667">
            <text:p>73,16667</text:p>
          </table:table-cell>
          <table:table-cell office:value-type="float" office:value="0.297472">
            <text:p>0,297472</text:p>
          </table:table-cell>
          <table:table-cell/>
        </table:table-row>
        <table:table-row table:style-name="ro1">
          <table:table-cell office:value-type="float" office:value="73.200004">
            <text:p>73,200004</text:p>
          </table:table-cell>
          <table:table-cell office:value-type="float" office:value="0.299896">
            <text:p>0,299896</text:p>
          </table:table-cell>
          <table:table-cell/>
        </table:table-row>
        <table:table-row table:style-name="ro1">
          <table:table-cell office:value-type="float" office:value="73.233337">
            <text:p>73,233337</text:p>
          </table:table-cell>
          <table:table-cell office:value-type="float" office:value="0.306472">
            <text:p>0,306472</text:p>
          </table:table-cell>
          <table:table-cell/>
        </table:table-row>
        <table:table-row table:style-name="ro1">
          <table:table-cell office:value-type="float" office:value="73.26667">
            <text:p>73,26667</text:p>
          </table:table-cell>
          <table:table-cell office:value-type="float" office:value="0.302788">
            <text:p>0,302788</text:p>
          </table:table-cell>
          <table:table-cell/>
        </table:table-row>
        <table:table-row table:style-name="ro1">
          <table:table-cell office:value-type="float" office:value="73.300004">
            <text:p>73,300004</text:p>
          </table:table-cell>
          <table:table-cell office:value-type="float" office:value="0.310485">
            <text:p>0,310485</text:p>
          </table:table-cell>
          <table:table-cell/>
        </table:table-row>
        <table:table-row table:style-name="ro1">
          <table:table-cell office:value-type="float" office:value="73.333337">
            <text:p>73,333337</text:p>
          </table:table-cell>
          <table:table-cell office:value-type="float" office:value="0.30288">
            <text:p>0,30288</text:p>
          </table:table-cell>
          <table:table-cell/>
        </table:table-row>
        <table:table-row table:style-name="ro1">
          <table:table-cell office:value-type="float" office:value="73.36667">
            <text:p>73,36667</text:p>
          </table:table-cell>
          <table:table-cell office:value-type="float" office:value="0.29997">
            <text:p>0,29997</text:p>
          </table:table-cell>
          <table:table-cell/>
        </table:table-row>
        <table:table-row table:style-name="ro1">
          <table:table-cell office:value-type="float" office:value="73.400004">
            <text:p>73,400004</text:p>
          </table:table-cell>
          <table:table-cell office:value-type="float" office:value="0.311452">
            <text:p>0,311452</text:p>
          </table:table-cell>
          <table:table-cell/>
        </table:table-row>
        <table:table-row table:style-name="ro1">
          <table:table-cell office:value-type="float" office:value="73.433337">
            <text:p>73,433337</text:p>
          </table:table-cell>
          <table:table-cell office:value-type="float" office:value="0.306479">
            <text:p>0,306479</text:p>
          </table:table-cell>
          <table:table-cell/>
        </table:table-row>
        <table:table-row table:style-name="ro1">
          <table:table-cell office:value-type="float" office:value="73.46667">
            <text:p>73,46667</text:p>
          </table:table-cell>
          <table:table-cell office:value-type="float" office:value="0.301968">
            <text:p>0,301968</text:p>
          </table:table-cell>
          <table:table-cell/>
        </table:table-row>
        <table:table-row table:style-name="ro1">
          <table:table-cell office:value-type="float" office:value="73.500004">
            <text:p>73,500004</text:p>
          </table:table-cell>
          <table:table-cell office:value-type="float" office:value="0.300649">
            <text:p>0,300649</text:p>
          </table:table-cell>
          <table:table-cell/>
        </table:table-row>
        <table:table-row table:style-name="ro1">
          <table:table-cell office:value-type="float" office:value="73.533337">
            <text:p>73,533337</text:p>
          </table:table-cell>
          <table:table-cell office:value-type="float" office:value="0.307552">
            <text:p>0,307552</text:p>
          </table:table-cell>
          <table:table-cell/>
        </table:table-row>
        <table:table-row table:style-name="ro1">
          <table:table-cell office:value-type="float" office:value="73.566671">
            <text:p>73,566671</text:p>
          </table:table-cell>
          <table:table-cell office:value-type="float" office:value="0.30875">
            <text:p>0,30875</text:p>
          </table:table-cell>
          <table:table-cell/>
        </table:table-row>
        <table:table-row table:style-name="ro1">
          <table:table-cell office:value-type="float" office:value="73.600004">
            <text:p>73,600004</text:p>
          </table:table-cell>
          <table:table-cell office:value-type="float" office:value="0.304566">
            <text:p>0,304566</text:p>
          </table:table-cell>
          <table:table-cell/>
        </table:table-row>
        <table:table-row table:style-name="ro1">
          <table:table-cell office:value-type="float" office:value="73.633337">
            <text:p>73,633337</text:p>
          </table:table-cell>
          <table:table-cell office:value-type="float" office:value="0.302547">
            <text:p>0,302547</text:p>
          </table:table-cell>
          <table:table-cell/>
        </table:table-row>
        <table:table-row table:style-name="ro1">
          <table:table-cell office:value-type="float" office:value="73.666671">
            <text:p>73,666671</text:p>
          </table:table-cell>
          <table:table-cell office:value-type="float" office:value="0.304863">
            <text:p>0,304863</text:p>
          </table:table-cell>
          <table:table-cell/>
        </table:table-row>
        <table:table-row table:style-name="ro1">
          <table:table-cell office:value-type="float" office:value="73.700004">
            <text:p>73,700004</text:p>
          </table:table-cell>
          <table:table-cell office:value-type="float" office:value="0.299171">
            <text:p>0,299171</text:p>
          </table:table-cell>
          <table:table-cell/>
        </table:table-row>
        <table:table-row table:style-name="ro1">
          <table:table-cell office:value-type="float" office:value="73.733337">
            <text:p>73,733337</text:p>
          </table:table-cell>
          <table:table-cell office:value-type="float" office:value="0.290854">
            <text:p>0,290854</text:p>
          </table:table-cell>
          <table:table-cell/>
        </table:table-row>
        <table:table-row table:style-name="ro1">
          <table:table-cell office:value-type="float" office:value="73.766671">
            <text:p>73,766671</text:p>
          </table:table-cell>
          <table:table-cell office:value-type="float" office:value="0.313686">
            <text:p>0,313686</text:p>
          </table:table-cell>
          <table:table-cell/>
        </table:table-row>
        <table:table-row table:style-name="ro1">
          <table:table-cell office:value-type="float" office:value="73.800004">
            <text:p>73,800004</text:p>
          </table:table-cell>
          <table:table-cell office:value-type="float" office:value="0.304426">
            <text:p>0,304426</text:p>
          </table:table-cell>
          <table:table-cell/>
        </table:table-row>
        <table:table-row table:style-name="ro1">
          <table:table-cell office:value-type="float" office:value="73.833337">
            <text:p>73,833337</text:p>
          </table:table-cell>
          <table:table-cell office:value-type="float" office:value="0.292091">
            <text:p>0,292091</text:p>
          </table:table-cell>
          <table:table-cell/>
        </table:table-row>
        <table:table-row table:style-name="ro1">
          <table:table-cell office:value-type="float" office:value="73.866671">
            <text:p>73,866671</text:p>
          </table:table-cell>
          <table:table-cell office:value-type="float" office:value="0.305922">
            <text:p>0,305922</text:p>
          </table:table-cell>
          <table:table-cell/>
        </table:table-row>
        <table:table-row table:style-name="ro1">
          <table:table-cell office:value-type="float" office:value="73.900004">
            <text:p>73,900004</text:p>
          </table:table-cell>
          <table:table-cell office:value-type="float" office:value="0.302435">
            <text:p>0,302435</text:p>
          </table:table-cell>
          <table:table-cell/>
        </table:table-row>
        <table:table-row table:style-name="ro1">
          <table:table-cell office:value-type="float" office:value="73.933337">
            <text:p>73,933337</text:p>
          </table:table-cell>
          <table:table-cell office:value-type="float" office:value="0.31843">
            <text:p>0,31843</text:p>
          </table:table-cell>
          <table:table-cell/>
        </table:table-row>
        <table:table-row table:style-name="ro1">
          <table:table-cell office:value-type="float" office:value="73.966671">
            <text:p>73,966671</text:p>
          </table:table-cell>
          <table:table-cell office:value-type="float" office:value="0.312247">
            <text:p>0,312247</text:p>
          </table:table-cell>
          <table:table-cell/>
        </table:table-row>
        <table:table-row table:style-name="ro1">
          <table:table-cell office:value-type="float" office:value="74.000004">
            <text:p>74,000004</text:p>
          </table:table-cell>
          <table:table-cell office:value-type="float" office:value="0.31184">
            <text:p>0,31184</text:p>
          </table:table-cell>
          <table:table-cell/>
        </table:table-row>
        <table:table-row table:style-name="ro1">
          <table:table-cell office:value-type="float" office:value="74.033337">
            <text:p>74,033337</text:p>
          </table:table-cell>
          <table:table-cell office:value-type="float" office:value="0.318461">
            <text:p>0,318461</text:p>
          </table:table-cell>
          <table:table-cell/>
        </table:table-row>
        <table:table-row table:style-name="ro1">
          <table:table-cell office:value-type="float" office:value="74.066671">
            <text:p>74,066671</text:p>
          </table:table-cell>
          <table:table-cell office:value-type="float" office:value="0.304511">
            <text:p>0,304511</text:p>
          </table:table-cell>
          <table:table-cell/>
        </table:table-row>
        <table:table-row table:style-name="ro1">
          <table:table-cell office:value-type="float" office:value="74.100004">
            <text:p>74,100004</text:p>
          </table:table-cell>
          <table:table-cell office:value-type="float" office:value="0.297852">
            <text:p>0,297852</text:p>
          </table:table-cell>
          <table:table-cell/>
        </table:table-row>
        <table:table-row table:style-name="ro1">
          <table:table-cell office:value-type="float" office:value="74.133337">
            <text:p>74,133337</text:p>
          </table:table-cell>
          <table:table-cell office:value-type="float" office:value="0.308966">
            <text:p>0,308966</text:p>
          </table:table-cell>
          <table:table-cell/>
        </table:table-row>
        <table:table-row table:style-name="ro1">
          <table:table-cell office:value-type="float" office:value="74.166671">
            <text:p>74,166671</text:p>
          </table:table-cell>
          <table:table-cell office:value-type="float" office:value="0.307028">
            <text:p>0,307028</text:p>
          </table:table-cell>
          <table:table-cell/>
        </table:table-row>
        <table:table-row table:style-name="ro1">
          <table:table-cell office:value-type="float" office:value="74.200004">
            <text:p>74,200004</text:p>
          </table:table-cell>
          <table:table-cell office:value-type="float" office:value="0.305349">
            <text:p>0,305349</text:p>
          </table:table-cell>
          <table:table-cell/>
        </table:table-row>
        <table:table-row table:style-name="ro1">
          <table:table-cell office:value-type="float" office:value="74.233337">
            <text:p>74,233337</text:p>
          </table:table-cell>
          <table:table-cell office:value-type="float" office:value="0.306065">
            <text:p>0,306065</text:p>
          </table:table-cell>
          <table:table-cell/>
        </table:table-row>
        <table:table-row table:style-name="ro1">
          <table:table-cell office:value-type="float" office:value="74.266671">
            <text:p>74,266671</text:p>
          </table:table-cell>
          <table:table-cell office:value-type="float" office:value="0.301757">
            <text:p>0,301757</text:p>
          </table:table-cell>
          <table:table-cell/>
        </table:table-row>
        <table:table-row table:style-name="ro1">
          <table:table-cell office:value-type="float" office:value="74.300004">
            <text:p>74,300004</text:p>
          </table:table-cell>
          <table:table-cell office:value-type="float" office:value="0.313616">
            <text:p>0,313616</text:p>
          </table:table-cell>
          <table:table-cell/>
        </table:table-row>
        <table:table-row table:style-name="ro1">
          <table:table-cell office:value-type="float" office:value="74.333337">
            <text:p>74,333337</text:p>
          </table:table-cell>
          <table:table-cell office:value-type="float" office:value="0.303677">
            <text:p>0,303677</text:p>
          </table:table-cell>
          <table:table-cell/>
        </table:table-row>
        <table:table-row table:style-name="ro1">
          <table:table-cell office:value-type="float" office:value="74.366671">
            <text:p>74,366671</text:p>
          </table:table-cell>
          <table:table-cell office:value-type="float" office:value="0.303492">
            <text:p>0,303492</text:p>
          </table:table-cell>
          <table:table-cell/>
        </table:table-row>
        <table:table-row table:style-name="ro1">
          <table:table-cell office:value-type="float" office:value="74.400004">
            <text:p>74,400004</text:p>
          </table:table-cell>
          <table:table-cell office:value-type="float" office:value="0.295244">
            <text:p>0,295244</text:p>
          </table:table-cell>
          <table:table-cell/>
        </table:table-row>
        <table:table-row table:style-name="ro1">
          <table:table-cell office:value-type="float" office:value="74.433337">
            <text:p>74,433337</text:p>
          </table:table-cell>
          <table:table-cell office:value-type="float" office:value="0.309614">
            <text:p>0,309614</text:p>
          </table:table-cell>
          <table:table-cell/>
        </table:table-row>
        <table:table-row table:style-name="ro1">
          <table:table-cell office:value-type="float" office:value="74.466671">
            <text:p>74,466671</text:p>
          </table:table-cell>
          <table:table-cell office:value-type="float" office:value="0.299284">
            <text:p>0,299284</text:p>
          </table:table-cell>
          <table:table-cell/>
        </table:table-row>
        <table:table-row table:style-name="ro1">
          <table:table-cell office:value-type="float" office:value="74.500004">
            <text:p>74,500004</text:p>
          </table:table-cell>
          <table:table-cell office:value-type="float" office:value="0.31722">
            <text:p>0,31722</text:p>
          </table:table-cell>
          <table:table-cell/>
        </table:table-row>
        <table:table-row table:style-name="ro1">
          <table:table-cell office:value-type="float" office:value="74.533337">
            <text:p>74,533337</text:p>
          </table:table-cell>
          <table:table-cell office:value-type="float" office:value="0.302312">
            <text:p>0,302312</text:p>
          </table:table-cell>
          <table:table-cell/>
        </table:table-row>
        <table:table-row table:style-name="ro1">
          <table:table-cell office:value-type="float" office:value="74.566671">
            <text:p>74,566671</text:p>
          </table:table-cell>
          <table:table-cell office:value-type="float" office:value="0.31043">
            <text:p>0,31043</text:p>
          </table:table-cell>
          <table:table-cell/>
        </table:table-row>
        <table:table-row table:style-name="ro1">
          <table:table-cell office:value-type="float" office:value="74.600004">
            <text:p>74,600004</text:p>
          </table:table-cell>
          <table:table-cell office:value-type="float" office:value="0.296469">
            <text:p>0,296469</text:p>
          </table:table-cell>
          <table:table-cell/>
        </table:table-row>
        <table:table-row table:style-name="ro1">
          <table:table-cell office:value-type="float" office:value="74.633337">
            <text:p>74,633337</text:p>
          </table:table-cell>
          <table:table-cell office:value-type="float" office:value="0.299169">
            <text:p>0,299169</text:p>
          </table:table-cell>
          <table:table-cell/>
        </table:table-row>
        <table:table-row table:style-name="ro1">
          <table:table-cell office:value-type="float" office:value="74.666671">
            <text:p>74,666671</text:p>
          </table:table-cell>
          <table:table-cell office:value-type="float" office:value="0.29912">
            <text:p>0,29912</text:p>
          </table:table-cell>
          <table:table-cell/>
        </table:table-row>
        <table:table-row table:style-name="ro1">
          <table:table-cell office:value-type="float" office:value="74.700004">
            <text:p>74,700004</text:p>
          </table:table-cell>
          <table:table-cell office:value-type="float" office:value="0.309711">
            <text:p>0,309711</text:p>
          </table:table-cell>
          <table:table-cell/>
        </table:table-row>
        <table:table-row table:style-name="ro1">
          <table:table-cell office:value-type="float" office:value="74.733337">
            <text:p>74,733337</text:p>
          </table:table-cell>
          <table:table-cell office:value-type="float" office:value="0.300185">
            <text:p>0,300185</text:p>
          </table:table-cell>
          <table:table-cell/>
        </table:table-row>
        <table:table-row table:style-name="ro1">
          <table:table-cell office:value-type="float" office:value="74.766671">
            <text:p>74,766671</text:p>
          </table:table-cell>
          <table:table-cell office:value-type="float" office:value="0.296482">
            <text:p>0,296482</text:p>
          </table:table-cell>
          <table:table-cell/>
        </table:table-row>
        <table:table-row table:style-name="ro1">
          <table:table-cell office:value-type="float" office:value="74.800004">
            <text:p>74,800004</text:p>
          </table:table-cell>
          <table:table-cell office:value-type="float" office:value="0.31221">
            <text:p>0,31221</text:p>
          </table:table-cell>
          <table:table-cell/>
        </table:table-row>
        <table:table-row table:style-name="ro1">
          <table:table-cell office:value-type="float" office:value="74.833337">
            <text:p>74,833337</text:p>
          </table:table-cell>
          <table:table-cell office:value-type="float" office:value="0.300589">
            <text:p>0,300589</text:p>
          </table:table-cell>
          <table:table-cell/>
        </table:table-row>
        <table:table-row table:style-name="ro1">
          <table:table-cell office:value-type="float" office:value="74.866671">
            <text:p>74,866671</text:p>
          </table:table-cell>
          <table:table-cell office:value-type="float" office:value="0.299743">
            <text:p>0,299743</text:p>
          </table:table-cell>
          <table:table-cell/>
        </table:table-row>
        <table:table-row table:style-name="ro1">
          <table:table-cell office:value-type="float" office:value="74.900004">
            <text:p>74,900004</text:p>
          </table:table-cell>
          <table:table-cell office:value-type="float" office:value="0.312782">
            <text:p>0,312782</text:p>
          </table:table-cell>
          <table:table-cell/>
        </table:table-row>
        <table:table-row table:style-name="ro1">
          <table:table-cell office:value-type="float" office:value="74.933337">
            <text:p>74,933337</text:p>
          </table:table-cell>
          <table:table-cell office:value-type="float" office:value="0.309745">
            <text:p>0,309745</text:p>
          </table:table-cell>
          <table:table-cell/>
        </table:table-row>
        <table:table-row table:style-name="ro1">
          <table:table-cell office:value-type="float" office:value="74.966671">
            <text:p>74,966671</text:p>
          </table:table-cell>
          <table:table-cell office:value-type="float" office:value="0.293754">
            <text:p>0,293754</text:p>
          </table:table-cell>
          <table:table-cell/>
        </table:table-row>
        <table:table-row table:style-name="ro1">
          <table:table-cell office:value-type="float" office:value="75.000004">
            <text:p>75,000004</text:p>
          </table:table-cell>
          <table:table-cell office:value-type="float" office:value="0.298278">
            <text:p>0,298278</text:p>
          </table:table-cell>
          <table:table-cell/>
        </table:table-row>
        <table:table-row table:style-name="ro1">
          <table:table-cell office:value-type="float" office:value="75.033337">
            <text:p>75,033337</text:p>
          </table:table-cell>
          <table:table-cell office:value-type="float" office:value="0.302202">
            <text:p>0,302202</text:p>
          </table:table-cell>
          <table:table-cell/>
        </table:table-row>
        <table:table-row table:style-name="ro1">
          <table:table-cell office:value-type="float" office:value="75.066671">
            <text:p>75,066671</text:p>
          </table:table-cell>
          <table:table-cell office:value-type="float" office:value="0.298494">
            <text:p>0,298494</text:p>
          </table:table-cell>
          <table:table-cell/>
        </table:table-row>
        <table:table-row table:style-name="ro1">
          <table:table-cell office:value-type="float" office:value="75.100004">
            <text:p>75,100004</text:p>
          </table:table-cell>
          <table:table-cell office:value-type="float" office:value="0.319692">
            <text:p>0,319692</text:p>
          </table:table-cell>
          <table:table-cell/>
        </table:table-row>
        <table:table-row table:style-name="ro1">
          <table:table-cell office:value-type="float" office:value="75.133337">
            <text:p>75,133337</text:p>
          </table:table-cell>
          <table:table-cell office:value-type="float" office:value="0.297969">
            <text:p>0,297969</text:p>
          </table:table-cell>
          <table:table-cell/>
        </table:table-row>
        <table:table-row table:style-name="ro1">
          <table:table-cell office:value-type="float" office:value="75.166671">
            <text:p>75,166671</text:p>
          </table:table-cell>
          <table:table-cell office:value-type="float" office:value="0.296801">
            <text:p>0,296801</text:p>
          </table:table-cell>
          <table:table-cell/>
        </table:table-row>
        <table:table-row table:style-name="ro1">
          <table:table-cell office:value-type="float" office:value="75.200004">
            <text:p>75,200004</text:p>
          </table:table-cell>
          <table:table-cell office:value-type="float" office:value="0.30792">
            <text:p>0,30792</text:p>
          </table:table-cell>
          <table:table-cell/>
        </table:table-row>
        <table:table-row table:style-name="ro1">
          <table:table-cell office:value-type="float" office:value="75.233337">
            <text:p>75,233337</text:p>
          </table:table-cell>
          <table:table-cell office:value-type="float" office:value="0.300637">
            <text:p>0,300637</text:p>
          </table:table-cell>
          <table:table-cell/>
        </table:table-row>
        <table:table-row table:style-name="ro1">
          <table:table-cell office:value-type="float" office:value="75.266671">
            <text:p>75,266671</text:p>
          </table:table-cell>
          <table:table-cell office:value-type="float" office:value="0.310315">
            <text:p>0,310315</text:p>
          </table:table-cell>
          <table:table-cell/>
        </table:table-row>
        <table:table-row table:style-name="ro1">
          <table:table-cell office:value-type="float" office:value="75.300004">
            <text:p>75,300004</text:p>
          </table:table-cell>
          <table:table-cell office:value-type="float" office:value="0.316176">
            <text:p>0,316176</text:p>
          </table:table-cell>
          <table:table-cell/>
        </table:table-row>
        <table:table-row table:style-name="ro1">
          <table:table-cell office:value-type="float" office:value="75.333337">
            <text:p>75,333337</text:p>
          </table:table-cell>
          <table:table-cell office:value-type="float" office:value="0.296755">
            <text:p>0,296755</text:p>
          </table:table-cell>
          <table:table-cell/>
        </table:table-row>
        <table:table-row table:style-name="ro1">
          <table:table-cell office:value-type="float" office:value="75.366671">
            <text:p>75,366671</text:p>
          </table:table-cell>
          <table:table-cell office:value-type="float" office:value="0.306565">
            <text:p>0,306565</text:p>
          </table:table-cell>
          <table:table-cell/>
        </table:table-row>
        <table:table-row table:style-name="ro1">
          <table:table-cell office:value-type="float" office:value="75.400004">
            <text:p>75,400004</text:p>
          </table:table-cell>
          <table:table-cell office:value-type="float" office:value="0.288814">
            <text:p>0,288814</text:p>
          </table:table-cell>
          <table:table-cell/>
        </table:table-row>
        <table:table-row table:style-name="ro1">
          <table:table-cell office:value-type="float" office:value="75.433337">
            <text:p>75,433337</text:p>
          </table:table-cell>
          <table:table-cell office:value-type="float" office:value="0.301624">
            <text:p>0,301624</text:p>
          </table:table-cell>
          <table:table-cell/>
        </table:table-row>
        <table:table-row table:style-name="ro1">
          <table:table-cell office:value-type="float" office:value="75.466671">
            <text:p>75,466671</text:p>
          </table:table-cell>
          <table:table-cell office:value-type="float" office:value="0.311681">
            <text:p>0,311681</text:p>
          </table:table-cell>
          <table:table-cell/>
        </table:table-row>
        <table:table-row table:style-name="ro1">
          <table:table-cell office:value-type="float" office:value="75.500004">
            <text:p>75,500004</text:p>
          </table:table-cell>
          <table:table-cell office:value-type="float" office:value="0.323075">
            <text:p>0,323075</text:p>
          </table:table-cell>
          <table:table-cell/>
        </table:table-row>
        <table:table-row table:style-name="ro1">
          <table:table-cell office:value-type="float" office:value="75.533337">
            <text:p>75,533337</text:p>
          </table:table-cell>
          <table:table-cell office:value-type="float" office:value="0.302691">
            <text:p>0,302691</text:p>
          </table:table-cell>
          <table:table-cell/>
        </table:table-row>
        <table:table-row table:style-name="ro1">
          <table:table-cell office:value-type="float" office:value="75.566671">
            <text:p>75,566671</text:p>
          </table:table-cell>
          <table:table-cell office:value-type="float" office:value="0.308772">
            <text:p>0,308772</text:p>
          </table:table-cell>
          <table:table-cell/>
        </table:table-row>
        <table:table-row table:style-name="ro1">
          <table:table-cell office:value-type="float" office:value="75.600004">
            <text:p>75,600004</text:p>
          </table:table-cell>
          <table:table-cell office:value-type="float" office:value="0.305829">
            <text:p>0,305829</text:p>
          </table:table-cell>
          <table:table-cell/>
        </table:table-row>
        <table:table-row table:style-name="ro1">
          <table:table-cell office:value-type="float" office:value="75.633337">
            <text:p>75,633337</text:p>
          </table:table-cell>
          <table:table-cell office:value-type="float" office:value="0.304636">
            <text:p>0,304636</text:p>
          </table:table-cell>
          <table:table-cell/>
        </table:table-row>
        <table:table-row table:style-name="ro1">
          <table:table-cell office:value-type="float" office:value="75.666671">
            <text:p>75,666671</text:p>
          </table:table-cell>
          <table:table-cell office:value-type="float" office:value="0.311838">
            <text:p>0,311838</text:p>
          </table:table-cell>
          <table:table-cell/>
        </table:table-row>
        <table:table-row table:style-name="ro1">
          <table:table-cell office:value-type="float" office:value="75.700004">
            <text:p>75,700004</text:p>
          </table:table-cell>
          <table:table-cell office:value-type="float" office:value="0.302138">
            <text:p>0,302138</text:p>
          </table:table-cell>
          <table:table-cell/>
        </table:table-row>
        <table:table-row table:style-name="ro1">
          <table:table-cell office:value-type="float" office:value="75.733337">
            <text:p>75,733337</text:p>
          </table:table-cell>
          <table:table-cell office:value-type="float" office:value="0.314131">
            <text:p>0,314131</text:p>
          </table:table-cell>
          <table:table-cell/>
        </table:table-row>
        <table:table-row table:style-name="ro1">
          <table:table-cell office:value-type="float" office:value="75.766671">
            <text:p>75,766671</text:p>
          </table:table-cell>
          <table:table-cell office:value-type="float" office:value="0.300076">
            <text:p>0,300076</text:p>
          </table:table-cell>
          <table:table-cell/>
        </table:table-row>
        <table:table-row table:style-name="ro1">
          <table:table-cell office:value-type="float" office:value="75.800004">
            <text:p>75,800004</text:p>
          </table:table-cell>
          <table:table-cell office:value-type="float" office:value="0.30026">
            <text:p>0,30026</text:p>
          </table:table-cell>
          <table:table-cell/>
        </table:table-row>
        <table:table-row table:style-name="ro1">
          <table:table-cell office:value-type="float" office:value="75.833337">
            <text:p>75,833337</text:p>
          </table:table-cell>
          <table:table-cell office:value-type="float" office:value="0.3237">
            <text:p>0,3237</text:p>
          </table:table-cell>
          <table:table-cell/>
        </table:table-row>
        <table:table-row table:style-name="ro1">
          <table:table-cell office:value-type="float" office:value="75.866671">
            <text:p>75,866671</text:p>
          </table:table-cell>
          <table:table-cell office:value-type="float" office:value="0.312704">
            <text:p>0,312704</text:p>
          </table:table-cell>
          <table:table-cell/>
        </table:table-row>
        <table:table-row table:style-name="ro1">
          <table:table-cell office:value-type="float" office:value="75.900004">
            <text:p>75,900004</text:p>
          </table:table-cell>
          <table:table-cell office:value-type="float" office:value="0.304826">
            <text:p>0,304826</text:p>
          </table:table-cell>
          <table:table-cell/>
        </table:table-row>
        <table:table-row table:style-name="ro1">
          <table:table-cell office:value-type="float" office:value="75.933337">
            <text:p>75,933337</text:p>
          </table:table-cell>
          <table:table-cell office:value-type="float" office:value="0.306408">
            <text:p>0,306408</text:p>
          </table:table-cell>
          <table:table-cell/>
        </table:table-row>
        <table:table-row table:style-name="ro1">
          <table:table-cell office:value-type="float" office:value="75.966671">
            <text:p>75,966671</text:p>
          </table:table-cell>
          <table:table-cell office:value-type="float" office:value="0.299553">
            <text:p>0,299553</text:p>
          </table:table-cell>
          <table:table-cell/>
        </table:table-row>
        <table:table-row table:style-name="ro1">
          <table:table-cell office:value-type="float" office:value="76.000004">
            <text:p>76,000004</text:p>
          </table:table-cell>
          <table:table-cell office:value-type="float" office:value="0.290184">
            <text:p>0,290184</text:p>
          </table:table-cell>
          <table:table-cell/>
        </table:table-row>
        <table:table-row table:style-name="ro1">
          <table:table-cell office:value-type="float" office:value="76.033337">
            <text:p>76,033337</text:p>
          </table:table-cell>
          <table:table-cell office:value-type="float" office:value="0.292428">
            <text:p>0,292428</text:p>
          </table:table-cell>
          <table:table-cell/>
        </table:table-row>
        <table:table-row table:style-name="ro1">
          <table:table-cell office:value-type="float" office:value="76.066671">
            <text:p>76,066671</text:p>
          </table:table-cell>
          <table:table-cell office:value-type="float" office:value="0.300401">
            <text:p>0,300401</text:p>
          </table:table-cell>
          <table:table-cell/>
        </table:table-row>
        <table:table-row table:style-name="ro1">
          <table:table-cell office:value-type="float" office:value="76.100004">
            <text:p>76,100004</text:p>
          </table:table-cell>
          <table:table-cell office:value-type="float" office:value="0.299846">
            <text:p>0,299846</text:p>
          </table:table-cell>
          <table:table-cell/>
        </table:table-row>
        <table:table-row table:style-name="ro1">
          <table:table-cell office:value-type="float" office:value="76.133337">
            <text:p>76,133337</text:p>
          </table:table-cell>
          <table:table-cell office:value-type="float" office:value="0.302358">
            <text:p>0,302358</text:p>
          </table:table-cell>
          <table:table-cell/>
        </table:table-row>
        <table:table-row table:style-name="ro1">
          <table:table-cell office:value-type="float" office:value="76.166671">
            <text:p>76,166671</text:p>
          </table:table-cell>
          <table:table-cell office:value-type="float" office:value="0.299125">
            <text:p>0,299125</text:p>
          </table:table-cell>
          <table:table-cell/>
        </table:table-row>
        <table:table-row table:style-name="ro1">
          <table:table-cell office:value-type="float" office:value="76.200004">
            <text:p>76,200004</text:p>
          </table:table-cell>
          <table:table-cell office:value-type="float" office:value="0.293986">
            <text:p>0,293986</text:p>
          </table:table-cell>
          <table:table-cell/>
        </table:table-row>
        <table:table-row table:style-name="ro1">
          <table:table-cell office:value-type="float" office:value="76.233337">
            <text:p>76,233337</text:p>
          </table:table-cell>
          <table:table-cell office:value-type="float" office:value="0.318797">
            <text:p>0,318797</text:p>
          </table:table-cell>
          <table:table-cell/>
        </table:table-row>
        <table:table-row table:style-name="ro1">
          <table:table-cell office:value-type="float" office:value="76.266671">
            <text:p>76,266671</text:p>
          </table:table-cell>
          <table:table-cell office:value-type="float" office:value="0.301682">
            <text:p>0,301682</text:p>
          </table:table-cell>
          <table:table-cell/>
        </table:table-row>
        <table:table-row table:style-name="ro1">
          <table:table-cell office:value-type="float" office:value="76.300004">
            <text:p>76,300004</text:p>
          </table:table-cell>
          <table:table-cell office:value-type="float" office:value="0.307377">
            <text:p>0,307377</text:p>
          </table:table-cell>
          <table:table-cell/>
        </table:table-row>
        <table:table-row table:style-name="ro1">
          <table:table-cell office:value-type="float" office:value="76.333337">
            <text:p>76,333337</text:p>
          </table:table-cell>
          <table:table-cell office:value-type="float" office:value="0.305837">
            <text:p>0,305837</text:p>
          </table:table-cell>
          <table:table-cell/>
        </table:table-row>
        <table:table-row table:style-name="ro1">
          <table:table-cell office:value-type="float" office:value="76.366671">
            <text:p>76,366671</text:p>
          </table:table-cell>
          <table:table-cell office:value-type="float" office:value="0.31119">
            <text:p>0,31119</text:p>
          </table:table-cell>
          <table:table-cell/>
        </table:table-row>
        <table:table-row table:style-name="ro1">
          <table:table-cell office:value-type="float" office:value="76.400004">
            <text:p>76,400004</text:p>
          </table:table-cell>
          <table:table-cell office:value-type="float" office:value="0.309286">
            <text:p>0,309286</text:p>
          </table:table-cell>
          <table:table-cell/>
        </table:table-row>
        <table:table-row table:style-name="ro1">
          <table:table-cell office:value-type="float" office:value="76.433337">
            <text:p>76,433337</text:p>
          </table:table-cell>
          <table:table-cell office:value-type="float" office:value="0.297078">
            <text:p>0,297078</text:p>
          </table:table-cell>
          <table:table-cell/>
        </table:table-row>
        <table:table-row table:style-name="ro1">
          <table:table-cell office:value-type="float" office:value="76.466671">
            <text:p>76,466671</text:p>
          </table:table-cell>
          <table:table-cell office:value-type="float" office:value="0.308395">
            <text:p>0,308395</text:p>
          </table:table-cell>
          <table:table-cell/>
        </table:table-row>
        <table:table-row table:style-name="ro1">
          <table:table-cell office:value-type="float" office:value="76.500004">
            <text:p>76,500004</text:p>
          </table:table-cell>
          <table:table-cell office:value-type="float" office:value="0.297328">
            <text:p>0,297328</text:p>
          </table:table-cell>
          <table:table-cell/>
        </table:table-row>
        <table:table-row table:style-name="ro1">
          <table:table-cell office:value-type="float" office:value="76.533337">
            <text:p>76,533337</text:p>
          </table:table-cell>
          <table:table-cell office:value-type="float" office:value="0.303225">
            <text:p>0,303225</text:p>
          </table:table-cell>
          <table:table-cell/>
        </table:table-row>
        <table:table-row table:style-name="ro1">
          <table:table-cell office:value-type="float" office:value="76.566671">
            <text:p>76,566671</text:p>
          </table:table-cell>
          <table:table-cell office:value-type="float" office:value="0.294743">
            <text:p>0,294743</text:p>
          </table:table-cell>
          <table:table-cell/>
        </table:table-row>
        <table:table-row table:style-name="ro1">
          <table:table-cell office:value-type="float" office:value="76.600004">
            <text:p>76,600004</text:p>
          </table:table-cell>
          <table:table-cell office:value-type="float" office:value="0.299797">
            <text:p>0,299797</text:p>
          </table:table-cell>
          <table:table-cell/>
        </table:table-row>
        <table:table-row table:style-name="ro1">
          <table:table-cell office:value-type="float" office:value="76.633337">
            <text:p>76,633337</text:p>
          </table:table-cell>
          <table:table-cell office:value-type="float" office:value="0.303957">
            <text:p>0,303957</text:p>
          </table:table-cell>
          <table:table-cell/>
        </table:table-row>
        <table:table-row table:style-name="ro1">
          <table:table-cell office:value-type="float" office:value="76.666671">
            <text:p>76,666671</text:p>
          </table:table-cell>
          <table:table-cell office:value-type="float" office:value="0.30538">
            <text:p>0,30538</text:p>
          </table:table-cell>
          <table:table-cell/>
        </table:table-row>
        <table:table-row table:style-name="ro1">
          <table:table-cell office:value-type="float" office:value="76.700004">
            <text:p>76,700004</text:p>
          </table:table-cell>
          <table:table-cell office:value-type="float" office:value="0.303086">
            <text:p>0,303086</text:p>
          </table:table-cell>
          <table:table-cell/>
        </table:table-row>
        <table:table-row table:style-name="ro1">
          <table:table-cell office:value-type="float" office:value="76.733337">
            <text:p>76,733337</text:p>
          </table:table-cell>
          <table:table-cell office:value-type="float" office:value="0.320007">
            <text:p>0,320007</text:p>
          </table:table-cell>
          <table:table-cell/>
        </table:table-row>
        <table:table-row table:style-name="ro1">
          <table:table-cell office:value-type="float" office:value="76.766671">
            <text:p>76,766671</text:p>
          </table:table-cell>
          <table:table-cell office:value-type="float" office:value="0.310483">
            <text:p>0,310483</text:p>
          </table:table-cell>
          <table:table-cell/>
        </table:table-row>
        <table:table-row table:style-name="ro1">
          <table:table-cell office:value-type="float" office:value="76.800004">
            <text:p>76,800004</text:p>
          </table:table-cell>
          <table:table-cell office:value-type="float" office:value="0.307413">
            <text:p>0,307413</text:p>
          </table:table-cell>
          <table:table-cell/>
        </table:table-row>
        <table:table-row table:style-name="ro1">
          <table:table-cell office:value-type="float" office:value="76.833337">
            <text:p>76,833337</text:p>
          </table:table-cell>
          <table:table-cell office:value-type="float" office:value="0.300163">
            <text:p>0,300163</text:p>
          </table:table-cell>
          <table:table-cell/>
        </table:table-row>
        <table:table-row table:style-name="ro1">
          <table:table-cell office:value-type="float" office:value="76.866671">
            <text:p>76,866671</text:p>
          </table:table-cell>
          <table:table-cell office:value-type="float" office:value="0.30246">
            <text:p>0,30246</text:p>
          </table:table-cell>
          <table:table-cell/>
        </table:table-row>
        <table:table-row table:style-name="ro1">
          <table:table-cell office:value-type="float" office:value="76.900004">
            <text:p>76,900004</text:p>
          </table:table-cell>
          <table:table-cell office:value-type="float" office:value="0.305655">
            <text:p>0,305655</text:p>
          </table:table-cell>
          <table:table-cell/>
        </table:table-row>
        <table:table-row table:style-name="ro1">
          <table:table-cell office:value-type="float" office:value="76.933337">
            <text:p>76,933337</text:p>
          </table:table-cell>
          <table:table-cell office:value-type="float" office:value="0.307923">
            <text:p>0,307923</text:p>
          </table:table-cell>
          <table:table-cell/>
        </table:table-row>
        <table:table-row table:style-name="ro1">
          <table:table-cell office:value-type="float" office:value="76.966671">
            <text:p>76,966671</text:p>
          </table:table-cell>
          <table:table-cell office:value-type="float" office:value="0.29803">
            <text:p>0,29803</text:p>
          </table:table-cell>
          <table:table-cell/>
        </table:table-row>
        <table:table-row table:style-name="ro1">
          <table:table-cell office:value-type="float" office:value="77.000004">
            <text:p>77,000004</text:p>
          </table:table-cell>
          <table:table-cell office:value-type="float" office:value="0.310213">
            <text:p>0,310213</text:p>
          </table:table-cell>
          <table:table-cell/>
        </table:table-row>
        <table:table-row table:style-name="ro1">
          <table:table-cell office:value-type="float" office:value="77.033337">
            <text:p>77,033337</text:p>
          </table:table-cell>
          <table:table-cell office:value-type="float" office:value="0.306031">
            <text:p>0,306031</text:p>
          </table:table-cell>
          <table:table-cell/>
        </table:table-row>
        <table:table-row table:style-name="ro1">
          <table:table-cell office:value-type="float" office:value="77.066671">
            <text:p>77,066671</text:p>
          </table:table-cell>
          <table:table-cell office:value-type="float" office:value="0.316522">
            <text:p>0,316522</text:p>
          </table:table-cell>
          <table:table-cell/>
        </table:table-row>
        <table:table-row table:style-name="ro1">
          <table:table-cell office:value-type="float" office:value="77.100004">
            <text:p>77,100004</text:p>
          </table:table-cell>
          <table:table-cell office:value-type="float" office:value="0.300118">
            <text:p>0,300118</text:p>
          </table:table-cell>
          <table:table-cell/>
        </table:table-row>
        <table:table-row table:style-name="ro1">
          <table:table-cell office:value-type="float" office:value="77.133337">
            <text:p>77,133337</text:p>
          </table:table-cell>
          <table:table-cell office:value-type="float" office:value="0.314706">
            <text:p>0,314706</text:p>
          </table:table-cell>
          <table:table-cell/>
        </table:table-row>
        <table:table-row table:style-name="ro1">
          <table:table-cell office:value-type="float" office:value="77.166671">
            <text:p>77,166671</text:p>
          </table:table-cell>
          <table:table-cell office:value-type="float" office:value="0.31635">
            <text:p>0,31635</text:p>
          </table:table-cell>
          <table:table-cell/>
        </table:table-row>
        <table:table-row table:style-name="ro1">
          <table:table-cell office:value-type="float" office:value="77.200004">
            <text:p>77,200004</text:p>
          </table:table-cell>
          <table:table-cell office:value-type="float" office:value="0.303302">
            <text:p>0,303302</text:p>
          </table:table-cell>
          <table:table-cell/>
        </table:table-row>
        <table:table-row table:style-name="ro1">
          <table:table-cell office:value-type="float" office:value="77.233337">
            <text:p>77,233337</text:p>
          </table:table-cell>
          <table:table-cell office:value-type="float" office:value="0.297214">
            <text:p>0,297214</text:p>
          </table:table-cell>
          <table:table-cell/>
        </table:table-row>
        <table:table-row table:style-name="ro1">
          <table:table-cell office:value-type="float" office:value="77.266671">
            <text:p>77,266671</text:p>
          </table:table-cell>
          <table:table-cell office:value-type="float" office:value="0.303488">
            <text:p>0,303488</text:p>
          </table:table-cell>
          <table:table-cell/>
        </table:table-row>
        <table:table-row table:style-name="ro1">
          <table:table-cell office:value-type="float" office:value="77.300004">
            <text:p>77,300004</text:p>
          </table:table-cell>
          <table:table-cell office:value-type="float" office:value="0.299592">
            <text:p>0,299592</text:p>
          </table:table-cell>
          <table:table-cell/>
        </table:table-row>
        <table:table-row table:style-name="ro1">
          <table:table-cell office:value-type="float" office:value="77.333337">
            <text:p>77,333337</text:p>
          </table:table-cell>
          <table:table-cell office:value-type="float" office:value="0.305851">
            <text:p>0,305851</text:p>
          </table:table-cell>
          <table:table-cell/>
        </table:table-row>
        <table:table-row table:style-name="ro1">
          <table:table-cell office:value-type="float" office:value="77.366671">
            <text:p>77,366671</text:p>
          </table:table-cell>
          <table:table-cell office:value-type="float" office:value="0.291976">
            <text:p>0,291976</text:p>
          </table:table-cell>
          <table:table-cell/>
        </table:table-row>
        <table:table-row table:style-name="ro1">
          <table:table-cell office:value-type="float" office:value="77.400004">
            <text:p>77,400004</text:p>
          </table:table-cell>
          <table:table-cell office:value-type="float" office:value="0.307818">
            <text:p>0,307818</text:p>
          </table:table-cell>
          <table:table-cell/>
        </table:table-row>
        <table:table-row table:style-name="ro1">
          <table:table-cell office:value-type="float" office:value="77.433337">
            <text:p>77,433337</text:p>
          </table:table-cell>
          <table:table-cell office:value-type="float" office:value="0.299047">
            <text:p>0,299047</text:p>
          </table:table-cell>
          <table:table-cell/>
        </table:table-row>
        <table:table-row table:style-name="ro1">
          <table:table-cell office:value-type="float" office:value="77.466671">
            <text:p>77,466671</text:p>
          </table:table-cell>
          <table:table-cell office:value-type="float" office:value="0.30584">
            <text:p>0,30584</text:p>
          </table:table-cell>
          <table:table-cell/>
        </table:table-row>
        <table:table-row table:style-name="ro1">
          <table:table-cell office:value-type="float" office:value="77.500004">
            <text:p>77,500004</text:p>
          </table:table-cell>
          <table:table-cell office:value-type="float" office:value="0.300947">
            <text:p>0,300947</text:p>
          </table:table-cell>
          <table:table-cell/>
        </table:table-row>
        <table:table-row table:style-name="ro1">
          <table:table-cell office:value-type="float" office:value="77.533337">
            <text:p>77,533337</text:p>
          </table:table-cell>
          <table:table-cell office:value-type="float" office:value="0.306486">
            <text:p>0,306486</text:p>
          </table:table-cell>
          <table:table-cell/>
        </table:table-row>
        <table:table-row table:style-name="ro1">
          <table:table-cell office:value-type="float" office:value="77.566671">
            <text:p>77,566671</text:p>
          </table:table-cell>
          <table:table-cell office:value-type="float" office:value="0.29922">
            <text:p>0,29922</text:p>
          </table:table-cell>
          <table:table-cell/>
        </table:table-row>
        <table:table-row table:style-name="ro1">
          <table:table-cell office:value-type="float" office:value="77.600004">
            <text:p>77,600004</text:p>
          </table:table-cell>
          <table:table-cell office:value-type="float" office:value="0.296448">
            <text:p>0,296448</text:p>
          </table:table-cell>
          <table:table-cell/>
        </table:table-row>
        <table:table-row table:style-name="ro1">
          <table:table-cell office:value-type="float" office:value="77.633337">
            <text:p>77,633337</text:p>
          </table:table-cell>
          <table:table-cell office:value-type="float" office:value="0.310262">
            <text:p>0,310262</text:p>
          </table:table-cell>
          <table:table-cell/>
        </table:table-row>
        <table:table-row table:style-name="ro1">
          <table:table-cell office:value-type="float" office:value="77.666671">
            <text:p>77,666671</text:p>
          </table:table-cell>
          <table:table-cell office:value-type="float" office:value="0.309198">
            <text:p>0,309198</text:p>
          </table:table-cell>
          <table:table-cell/>
        </table:table-row>
        <table:table-row table:style-name="ro1">
          <table:table-cell office:value-type="float" office:value="77.700004">
            <text:p>77,700004</text:p>
          </table:table-cell>
          <table:table-cell office:value-type="float" office:value="0.298836">
            <text:p>0,298836</text:p>
          </table:table-cell>
          <table:table-cell/>
        </table:table-row>
        <table:table-row table:style-name="ro1">
          <table:table-cell office:value-type="float" office:value="77.733337">
            <text:p>77,733337</text:p>
          </table:table-cell>
          <table:table-cell office:value-type="float" office:value="0.311431">
            <text:p>0,311431</text:p>
          </table:table-cell>
          <table:table-cell/>
        </table:table-row>
        <table:table-row table:style-name="ro1">
          <table:table-cell office:value-type="float" office:value="77.766671">
            <text:p>77,766671</text:p>
          </table:table-cell>
          <table:table-cell office:value-type="float" office:value="0.314348">
            <text:p>0,314348</text:p>
          </table:table-cell>
          <table:table-cell/>
        </table:table-row>
        <table:table-row table:style-name="ro1">
          <table:table-cell office:value-type="float" office:value="77.800004">
            <text:p>77,800004</text:p>
          </table:table-cell>
          <table:table-cell office:value-type="float" office:value="0.291968">
            <text:p>0,291968</text:p>
          </table:table-cell>
          <table:table-cell/>
        </table:table-row>
        <table:table-row table:style-name="ro1">
          <table:table-cell office:value-type="float" office:value="77.833337">
            <text:p>77,833337</text:p>
          </table:table-cell>
          <table:table-cell office:value-type="float" office:value="0.295587">
            <text:p>0,295587</text:p>
          </table:table-cell>
          <table:table-cell/>
        </table:table-row>
        <table:table-row table:style-name="ro1">
          <table:table-cell office:value-type="float" office:value="77.866671">
            <text:p>77,866671</text:p>
          </table:table-cell>
          <table:table-cell office:value-type="float" office:value="0.303612">
            <text:p>0,303612</text:p>
          </table:table-cell>
          <table:table-cell/>
        </table:table-row>
        <table:table-row table:style-name="ro1">
          <table:table-cell office:value-type="float" office:value="77.900004">
            <text:p>77,900004</text:p>
          </table:table-cell>
          <table:table-cell office:value-type="float" office:value="0.301369">
            <text:p>0,301369</text:p>
          </table:table-cell>
          <table:table-cell/>
        </table:table-row>
        <table:table-row table:style-name="ro1">
          <table:table-cell office:value-type="float" office:value="77.933337">
            <text:p>77,933337</text:p>
          </table:table-cell>
          <table:table-cell office:value-type="float" office:value="0.308216">
            <text:p>0,308216</text:p>
          </table:table-cell>
          <table:table-cell/>
        </table:table-row>
        <table:table-row table:style-name="ro1">
          <table:table-cell office:value-type="float" office:value="77.966671">
            <text:p>77,966671</text:p>
          </table:table-cell>
          <table:table-cell office:value-type="float" office:value="0.300142">
            <text:p>0,300142</text:p>
          </table:table-cell>
          <table:table-cell/>
        </table:table-row>
        <table:table-row table:style-name="ro1">
          <table:table-cell office:value-type="float" office:value="78.000004">
            <text:p>78,000004</text:p>
          </table:table-cell>
          <table:table-cell office:value-type="float" office:value="0.31469">
            <text:p>0,31469</text:p>
          </table:table-cell>
          <table:table-cell/>
        </table:table-row>
        <table:table-row table:style-name="ro1">
          <table:table-cell office:value-type="float" office:value="78.033337">
            <text:p>78,033337</text:p>
          </table:table-cell>
          <table:table-cell office:value-type="float" office:value="0.302328">
            <text:p>0,302328</text:p>
          </table:table-cell>
          <table:table-cell/>
        </table:table-row>
        <table:table-row table:style-name="ro1">
          <table:table-cell office:value-type="float" office:value="78.066671">
            <text:p>78,066671</text:p>
          </table:table-cell>
          <table:table-cell office:value-type="float" office:value="0.309658">
            <text:p>0,309658</text:p>
          </table:table-cell>
          <table:table-cell/>
        </table:table-row>
        <table:table-row table:style-name="ro1">
          <table:table-cell office:value-type="float" office:value="78.100004">
            <text:p>78,100004</text:p>
          </table:table-cell>
          <table:table-cell office:value-type="float" office:value="0.305597">
            <text:p>0,305597</text:p>
          </table:table-cell>
          <table:table-cell/>
        </table:table-row>
        <table:table-row table:style-name="ro1">
          <table:table-cell office:value-type="float" office:value="78.133337">
            <text:p>78,133337</text:p>
          </table:table-cell>
          <table:table-cell office:value-type="float" office:value="0.310661">
            <text:p>0,310661</text:p>
          </table:table-cell>
          <table:table-cell/>
        </table:table-row>
        <table:table-row table:style-name="ro1">
          <table:table-cell office:value-type="float" office:value="78.166671">
            <text:p>78,166671</text:p>
          </table:table-cell>
          <table:table-cell office:value-type="float" office:value="0.301336">
            <text:p>0,301336</text:p>
          </table:table-cell>
          <table:table-cell/>
        </table:table-row>
        <table:table-row table:style-name="ro1">
          <table:table-cell office:value-type="float" office:value="78.200004">
            <text:p>78,200004</text:p>
          </table:table-cell>
          <table:table-cell office:value-type="float" office:value="0.297122">
            <text:p>0,297122</text:p>
          </table:table-cell>
          <table:table-cell/>
        </table:table-row>
        <table:table-row table:style-name="ro1">
          <table:table-cell office:value-type="float" office:value="78.233337">
            <text:p>78,233337</text:p>
          </table:table-cell>
          <table:table-cell office:value-type="float" office:value="0.289686">
            <text:p>0,289686</text:p>
          </table:table-cell>
          <table:table-cell/>
        </table:table-row>
        <table:table-row table:style-name="ro1">
          <table:table-cell office:value-type="float" office:value="78.266671">
            <text:p>78,266671</text:p>
          </table:table-cell>
          <table:table-cell office:value-type="float" office:value="0.305198">
            <text:p>0,305198</text:p>
          </table:table-cell>
          <table:table-cell/>
        </table:table-row>
        <table:table-row table:style-name="ro1">
          <table:table-cell office:value-type="float" office:value="78.300004">
            <text:p>78,300004</text:p>
          </table:table-cell>
          <table:table-cell office:value-type="float" office:value="0.305592">
            <text:p>0,305592</text:p>
          </table:table-cell>
          <table:table-cell/>
        </table:table-row>
        <table:table-row table:style-name="ro1">
          <table:table-cell office:value-type="float" office:value="78.333337">
            <text:p>78,333337</text:p>
          </table:table-cell>
          <table:table-cell office:value-type="float" office:value="0.309553">
            <text:p>0,309553</text:p>
          </table:table-cell>
          <table:table-cell/>
        </table:table-row>
        <table:table-row table:style-name="ro1">
          <table:table-cell office:value-type="float" office:value="78.366671">
            <text:p>78,366671</text:p>
          </table:table-cell>
          <table:table-cell office:value-type="float" office:value="0.303636">
            <text:p>0,303636</text:p>
          </table:table-cell>
          <table:table-cell/>
        </table:table-row>
        <table:table-row table:style-name="ro1">
          <table:table-cell office:value-type="float" office:value="78.400004">
            <text:p>78,400004</text:p>
          </table:table-cell>
          <table:table-cell office:value-type="float" office:value="0.299216">
            <text:p>0,299216</text:p>
          </table:table-cell>
          <table:table-cell/>
        </table:table-row>
        <table:table-row table:style-name="ro1">
          <table:table-cell office:value-type="float" office:value="78.433337">
            <text:p>78,433337</text:p>
          </table:table-cell>
          <table:table-cell office:value-type="float" office:value="0.308937">
            <text:p>0,308937</text:p>
          </table:table-cell>
          <table:table-cell/>
        </table:table-row>
        <table:table-row table:style-name="ro1">
          <table:table-cell office:value-type="float" office:value="78.466671">
            <text:p>78,466671</text:p>
          </table:table-cell>
          <table:table-cell office:value-type="float" office:value="0.305611">
            <text:p>0,305611</text:p>
          </table:table-cell>
          <table:table-cell/>
        </table:table-row>
        <table:table-row table:style-name="ro1">
          <table:table-cell office:value-type="float" office:value="78.500004">
            <text:p>78,500004</text:p>
          </table:table-cell>
          <table:table-cell office:value-type="float" office:value="0.300753">
            <text:p>0,300753</text:p>
          </table:table-cell>
          <table:table-cell/>
        </table:table-row>
        <table:table-row table:style-name="ro1">
          <table:table-cell office:value-type="float" office:value="78.533337">
            <text:p>78,533337</text:p>
          </table:table-cell>
          <table:table-cell office:value-type="float" office:value="0.312286">
            <text:p>0,312286</text:p>
          </table:table-cell>
          <table:table-cell/>
        </table:table-row>
        <table:table-row table:style-name="ro1">
          <table:table-cell office:value-type="float" office:value="78.566671">
            <text:p>78,566671</text:p>
          </table:table-cell>
          <table:table-cell office:value-type="float" office:value="0.290483">
            <text:p>0,290483</text:p>
          </table:table-cell>
          <table:table-cell/>
        </table:table-row>
        <table:table-row table:style-name="ro1">
          <table:table-cell office:value-type="float" office:value="78.600004">
            <text:p>78,600004</text:p>
          </table:table-cell>
          <table:table-cell office:value-type="float" office:value="0.304857">
            <text:p>0,304857</text:p>
          </table:table-cell>
          <table:table-cell/>
        </table:table-row>
        <table:table-row table:style-name="ro1">
          <table:table-cell office:value-type="float" office:value="78.633337">
            <text:p>78,633337</text:p>
          </table:table-cell>
          <table:table-cell office:value-type="float" office:value="0.294998">
            <text:p>0,294998</text:p>
          </table:table-cell>
          <table:table-cell/>
        </table:table-row>
        <table:table-row table:style-name="ro1">
          <table:table-cell office:value-type="float" office:value="78.666671">
            <text:p>78,666671</text:p>
          </table:table-cell>
          <table:table-cell office:value-type="float" office:value="0.312167">
            <text:p>0,312167</text:p>
          </table:table-cell>
          <table:table-cell/>
        </table:table-row>
        <table:table-row table:style-name="ro1">
          <table:table-cell office:value-type="float" office:value="78.700004">
            <text:p>78,700004</text:p>
          </table:table-cell>
          <table:table-cell office:value-type="float" office:value="0.299659">
            <text:p>0,299659</text:p>
          </table:table-cell>
          <table:table-cell/>
        </table:table-row>
        <table:table-row table:style-name="ro1">
          <table:table-cell office:value-type="float" office:value="78.733337">
            <text:p>78,733337</text:p>
          </table:table-cell>
          <table:table-cell office:value-type="float" office:value="0.305437">
            <text:p>0,305437</text:p>
          </table:table-cell>
          <table:table-cell/>
        </table:table-row>
        <table:table-row table:style-name="ro1">
          <table:table-cell office:value-type="float" office:value="78.766671">
            <text:p>78,766671</text:p>
          </table:table-cell>
          <table:table-cell office:value-type="float" office:value="0.29134">
            <text:p>0,29134</text:p>
          </table:table-cell>
          <table:table-cell/>
        </table:table-row>
        <table:table-row table:style-name="ro1">
          <table:table-cell office:value-type="float" office:value="78.800004">
            <text:p>78,800004</text:p>
          </table:table-cell>
          <table:table-cell office:value-type="float" office:value="0.304397">
            <text:p>0,304397</text:p>
          </table:table-cell>
          <table:table-cell/>
        </table:table-row>
        <table:table-row table:style-name="ro1">
          <table:table-cell office:value-type="float" office:value="78.833337">
            <text:p>78,833337</text:p>
          </table:table-cell>
          <table:table-cell office:value-type="float" office:value="0.303065">
            <text:p>0,303065</text:p>
          </table:table-cell>
          <table:table-cell/>
        </table:table-row>
        <table:table-row table:style-name="ro1">
          <table:table-cell office:value-type="float" office:value="78.866671">
            <text:p>78,866671</text:p>
          </table:table-cell>
          <table:table-cell office:value-type="float" office:value="0.295609">
            <text:p>0,295609</text:p>
          </table:table-cell>
          <table:table-cell/>
        </table:table-row>
        <table:table-row table:style-name="ro1">
          <table:table-cell office:value-type="float" office:value="78.900004">
            <text:p>78,900004</text:p>
          </table:table-cell>
          <table:table-cell office:value-type="float" office:value="0.307295">
            <text:p>0,307295</text:p>
          </table:table-cell>
          <table:table-cell/>
        </table:table-row>
        <table:table-row table:style-name="ro1">
          <table:table-cell office:value-type="float" office:value="78.933337">
            <text:p>78,933337</text:p>
          </table:table-cell>
          <table:table-cell office:value-type="float" office:value="0.3073">
            <text:p>0,3073</text:p>
          </table:table-cell>
          <table:table-cell/>
        </table:table-row>
        <table:table-row table:style-name="ro1">
          <table:table-cell office:value-type="float" office:value="78.966671">
            <text:p>78,966671</text:p>
          </table:table-cell>
          <table:table-cell office:value-type="float" office:value="0.298584">
            <text:p>0,298584</text:p>
          </table:table-cell>
          <table:table-cell/>
        </table:table-row>
        <table:table-row table:style-name="ro1">
          <table:table-cell office:value-type="float" office:value="79.000004">
            <text:p>79,000004</text:p>
          </table:table-cell>
          <table:table-cell office:value-type="float" office:value="0.291432">
            <text:p>0,291432</text:p>
          </table:table-cell>
          <table:table-cell/>
        </table:table-row>
        <table:table-row table:style-name="ro1">
          <table:table-cell office:value-type="float" office:value="79.033337">
            <text:p>79,033337</text:p>
          </table:table-cell>
          <table:table-cell office:value-type="float" office:value="0.299901">
            <text:p>0,299901</text:p>
          </table:table-cell>
          <table:table-cell/>
        </table:table-row>
        <table:table-row table:style-name="ro1">
          <table:table-cell office:value-type="float" office:value="79.066671">
            <text:p>79,066671</text:p>
          </table:table-cell>
          <table:table-cell office:value-type="float" office:value="0.316317">
            <text:p>0,316317</text:p>
          </table:table-cell>
          <table:table-cell/>
        </table:table-row>
        <table:table-row table:style-name="ro1">
          <table:table-cell office:value-type="float" office:value="79.100004">
            <text:p>79,100004</text:p>
          </table:table-cell>
          <table:table-cell office:value-type="float" office:value="0.314607">
            <text:p>0,314607</text:p>
          </table:table-cell>
          <table:table-cell/>
        </table:table-row>
        <table:table-row table:style-name="ro1">
          <table:table-cell office:value-type="float" office:value="79.133337">
            <text:p>79,133337</text:p>
          </table:table-cell>
          <table:table-cell office:value-type="float" office:value="0.302721">
            <text:p>0,302721</text:p>
          </table:table-cell>
          <table:table-cell/>
        </table:table-row>
        <table:table-row table:style-name="ro1">
          <table:table-cell office:value-type="float" office:value="79.166671">
            <text:p>79,166671</text:p>
          </table:table-cell>
          <table:table-cell office:value-type="float" office:value="0.309477">
            <text:p>0,309477</text:p>
          </table:table-cell>
          <table:table-cell/>
        </table:table-row>
        <table:table-row table:style-name="ro1">
          <table:table-cell office:value-type="float" office:value="79.200004">
            <text:p>79,200004</text:p>
          </table:table-cell>
          <table:table-cell office:value-type="float" office:value="0.295304">
            <text:p>0,295304</text:p>
          </table:table-cell>
          <table:table-cell/>
        </table:table-row>
        <table:table-row table:style-name="ro1">
          <table:table-cell office:value-type="float" office:value="79.233337">
            <text:p>79,233337</text:p>
          </table:table-cell>
          <table:table-cell office:value-type="float" office:value="0.301188">
            <text:p>0,301188</text:p>
          </table:table-cell>
          <table:table-cell/>
        </table:table-row>
        <table:table-row table:style-name="ro1">
          <table:table-cell office:value-type="float" office:value="79.266671">
            <text:p>79,266671</text:p>
          </table:table-cell>
          <table:table-cell office:value-type="float" office:value="0.298822">
            <text:p>0,298822</text:p>
          </table:table-cell>
          <table:table-cell/>
        </table:table-row>
        <table:table-row table:style-name="ro1">
          <table:table-cell office:value-type="float" office:value="79.300004">
            <text:p>79,300004</text:p>
          </table:table-cell>
          <table:table-cell office:value-type="float" office:value="0.296948">
            <text:p>0,296948</text:p>
          </table:table-cell>
          <table:table-cell/>
        </table:table-row>
        <table:table-row table:style-name="ro1">
          <table:table-cell office:value-type="float" office:value="79.333337">
            <text:p>79,333337</text:p>
          </table:table-cell>
          <table:table-cell office:value-type="float" office:value="0.303908">
            <text:p>0,303908</text:p>
          </table:table-cell>
          <table:table-cell/>
        </table:table-row>
        <table:table-row table:style-name="ro1">
          <table:table-cell office:value-type="float" office:value="79.366671">
            <text:p>79,366671</text:p>
          </table:table-cell>
          <table:table-cell office:value-type="float" office:value="0.310535">
            <text:p>0,310535</text:p>
          </table:table-cell>
          <table:table-cell/>
        </table:table-row>
        <table:table-row table:style-name="ro1">
          <table:table-cell office:value-type="float" office:value="79.400004">
            <text:p>79,400004</text:p>
          </table:table-cell>
          <table:table-cell office:value-type="float" office:value="0.310869">
            <text:p>0,310869</text:p>
          </table:table-cell>
          <table:table-cell/>
        </table:table-row>
        <table:table-row table:style-name="ro1">
          <table:table-cell office:value-type="float" office:value="79.433337">
            <text:p>79,433337</text:p>
          </table:table-cell>
          <table:table-cell office:value-type="float" office:value="0.301262">
            <text:p>0,301262</text:p>
          </table:table-cell>
          <table:table-cell/>
        </table:table-row>
        <table:table-row table:style-name="ro1">
          <table:table-cell office:value-type="float" office:value="79.466671">
            <text:p>79,466671</text:p>
          </table:table-cell>
          <table:table-cell office:value-type="float" office:value="0.30267">
            <text:p>0,30267</text:p>
          </table:table-cell>
          <table:table-cell/>
        </table:table-row>
        <table:table-row table:style-name="ro1">
          <table:table-cell office:value-type="float" office:value="79.500004">
            <text:p>79,500004</text:p>
          </table:table-cell>
          <table:table-cell office:value-type="float" office:value="0.298143">
            <text:p>0,298143</text:p>
          </table:table-cell>
          <table:table-cell/>
        </table:table-row>
        <table:table-row table:style-name="ro1">
          <table:table-cell office:value-type="float" office:value="79.533337">
            <text:p>79,533337</text:p>
          </table:table-cell>
          <table:table-cell office:value-type="float" office:value="0.312239">
            <text:p>0,312239</text:p>
          </table:table-cell>
          <table:table-cell/>
        </table:table-row>
        <table:table-row table:style-name="ro1">
          <table:table-cell office:value-type="float" office:value="79.566671">
            <text:p>79,566671</text:p>
          </table:table-cell>
          <table:table-cell office:value-type="float" office:value="0.304001">
            <text:p>0,304001</text:p>
          </table:table-cell>
          <table:table-cell/>
        </table:table-row>
        <table:table-row table:style-name="ro1">
          <table:table-cell office:value-type="float" office:value="79.600004">
            <text:p>79,600004</text:p>
          </table:table-cell>
          <table:table-cell office:value-type="float" office:value="0.301018">
            <text:p>0,301018</text:p>
          </table:table-cell>
          <table:table-cell/>
        </table:table-row>
        <table:table-row table:style-name="ro1">
          <table:table-cell office:value-type="float" office:value="79.633337">
            <text:p>79,633337</text:p>
          </table:table-cell>
          <table:table-cell office:value-type="float" office:value="0.309457">
            <text:p>0,309457</text:p>
          </table:table-cell>
          <table:table-cell/>
        </table:table-row>
        <table:table-row table:style-name="ro1">
          <table:table-cell office:value-type="float" office:value="79.666671">
            <text:p>79,666671</text:p>
          </table:table-cell>
          <table:table-cell office:value-type="float" office:value="0.295629">
            <text:p>0,295629</text:p>
          </table:table-cell>
          <table:table-cell/>
        </table:table-row>
        <table:table-row table:style-name="ro1">
          <table:table-cell office:value-type="float" office:value="79.700004">
            <text:p>79,700004</text:p>
          </table:table-cell>
          <table:table-cell office:value-type="float" office:value="0.300954">
            <text:p>0,300954</text:p>
          </table:table-cell>
          <table:table-cell/>
        </table:table-row>
        <table:table-row table:style-name="ro1">
          <table:table-cell office:value-type="float" office:value="79.733337">
            <text:p>79,733337</text:p>
          </table:table-cell>
          <table:table-cell office:value-type="float" office:value="0.299152">
            <text:p>0,299152</text:p>
          </table:table-cell>
          <table:table-cell/>
        </table:table-row>
        <table:table-row table:style-name="ro1">
          <table:table-cell office:value-type="float" office:value="79.766671">
            <text:p>79,766671</text:p>
          </table:table-cell>
          <table:table-cell office:value-type="float" office:value="0.306623">
            <text:p>0,306623</text:p>
          </table:table-cell>
          <table:table-cell/>
        </table:table-row>
        <table:table-row table:style-name="ro1">
          <table:table-cell office:value-type="float" office:value="79.800004">
            <text:p>79,800004</text:p>
          </table:table-cell>
          <table:table-cell office:value-type="float" office:value="0.292255">
            <text:p>0,292255</text:p>
          </table:table-cell>
          <table:table-cell/>
        </table:table-row>
        <table:table-row table:style-name="ro1">
          <table:table-cell office:value-type="float" office:value="79.833337">
            <text:p>79,833337</text:p>
          </table:table-cell>
          <table:table-cell office:value-type="float" office:value="0.30436">
            <text:p>0,30436</text:p>
          </table:table-cell>
          <table:table-cell/>
        </table:table-row>
        <table:table-row table:style-name="ro1">
          <table:table-cell office:value-type="float" office:value="79.866671">
            <text:p>79,866671</text:p>
          </table:table-cell>
          <table:table-cell office:value-type="float" office:value="0.294714">
            <text:p>0,294714</text:p>
          </table:table-cell>
          <table:table-cell/>
        </table:table-row>
        <table:table-row table:style-name="ro1">
          <table:table-cell office:value-type="float" office:value="79.900004">
            <text:p>79,900004</text:p>
          </table:table-cell>
          <table:table-cell office:value-type="float" office:value="0.289783">
            <text:p>0,289783</text:p>
          </table:table-cell>
          <table:table-cell/>
        </table:table-row>
        <table:table-row table:style-name="ro1">
          <table:table-cell office:value-type="float" office:value="79.933338">
            <text:p>79,933338</text:p>
          </table:table-cell>
          <table:table-cell office:value-type="float" office:value="0.300863">
            <text:p>0,300863</text:p>
          </table:table-cell>
          <table:table-cell/>
        </table:table-row>
        <table:table-row table:style-name="ro1">
          <table:table-cell office:value-type="float" office:value="79.966671">
            <text:p>79,966671</text:p>
          </table:table-cell>
          <table:table-cell office:value-type="float" office:value="0.307532">
            <text:p>0,307532</text:p>
          </table:table-cell>
          <table:table-cell/>
        </table:table-row>
        <table:table-row table:style-name="ro1">
          <table:table-cell office:value-type="float" office:value="80.000004">
            <text:p>80,000004</text:p>
          </table:table-cell>
          <table:table-cell office:value-type="float" office:value="0.304679">
            <text:p>0,30467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/09/2010</text:date>, <text:time>03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5T03:30:31</dc:date>
    <meta:document-statistic meta:table-count="1" meta:cell-count="4846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54cm" svg:height="14.238cm" xlink:href=".." chart:class="chart:scatter" chart:style-name="ch1">
        <chart:legend chart:legend-position="end" svg:x="18.302cm" svg:y="6.837cm" chart:style-name="ch2"/>
        <chart:plot-area chart:style-name="ch3" table:cell-range-address="Sheet1.A1:Sheet1.B2400" svg:x="0.411cm" svg:y="0.284cm" svg:width="17.481cm" svg:height="13.38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00" chart:class="chart:scatter">
            <chart:domain table:cell-range-address="Sheet1.A1:Sheet1.A2400"/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">
                <text:p text:id="Sheet1.A1:Sheet1.A2400">0.033333</text:p>
              </table:table-cell>
              <table:table-cell office:value-type="float" office:value="0.271217">
                <text:p text:id="Sheet1.B1:Sheet1.B2400">0.2712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251484">
                <text:p>0.251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76568">
                <text:p>0.276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333">
                <text:p>0.133333</text:p>
              </table:table-cell>
              <table:table-cell office:value-type="float" office:value="0.279091">
                <text:p>0.279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279465">
                <text:p>0.279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80095">
                <text:p>0.280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33">
                <text:p>0.233333</text:p>
              </table:table-cell>
              <table:table-cell office:value-type="float" office:value="0.27769">
                <text:p>0.27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667">
                <text:p>0.266667</text:p>
              </table:table-cell>
              <table:table-cell office:value-type="float" office:value="0.284146">
                <text:p>0.284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274034">
                <text:p>0.274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268787">
                <text:p>0.268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667">
                <text:p>0.366667</text:p>
              </table:table-cell>
              <table:table-cell office:value-type="float" office:value="0.283966">
                <text:p>0.283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278818">
                <text:p>0.278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3333">
                <text:p>0.433333</text:p>
              </table:table-cell>
              <table:table-cell office:value-type="float" office:value="0.28815">
                <text:p>0.28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667">
                <text:p>0.466667</text:p>
              </table:table-cell>
              <table:table-cell office:value-type="float" office:value="0.273751">
                <text:p>0.273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74351">
                <text:p>0.274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3333">
                <text:p>0.533333</text:p>
              </table:table-cell>
              <table:table-cell office:value-type="float" office:value="0.280534">
                <text:p>0.280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6667">
                <text:p>0.566667</text:p>
              </table:table-cell>
              <table:table-cell office:value-type="float" office:value="0.275316">
                <text:p>0.275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280503">
                <text:p>0.280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333">
                <text:p>0.633333</text:p>
              </table:table-cell>
              <table:table-cell office:value-type="float" office:value="0.283148">
                <text:p>0.283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7">
                <text:p>0.666667</text:p>
              </table:table-cell>
              <table:table-cell office:value-type="float" office:value="0.276877">
                <text:p>0.276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282663">
                <text:p>0.282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">
                <text:p>0.733333</text:p>
              </table:table-cell>
              <table:table-cell office:value-type="float" office:value="0.263351">
                <text:p>0.263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6667">
                <text:p>0.766667</text:p>
              </table:table-cell>
              <table:table-cell office:value-type="float" office:value="0.267877">
                <text:p>0.267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271202">
                <text:p>0.27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">
                <text:p>0.833333</text:p>
              </table:table-cell>
              <table:table-cell office:value-type="float" office:value="0.269927">
                <text:p>0.269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6667">
                <text:p>0.866667</text:p>
              </table:table-cell>
              <table:table-cell office:value-type="float" office:value="0.282251">
                <text:p>0.282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279658">
                <text:p>0.279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3333">
                <text:p>0.933333</text:p>
              </table:table-cell>
              <table:table-cell office:value-type="float" office:value="0.279113">
                <text:p>0.279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6667">
                <text:p>0.966667</text:p>
              </table:table-cell>
              <table:table-cell office:value-type="float" office:value="0.275998">
                <text:p>0.275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279706">
                <text:p>0.279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3333">
                <text:p>1.033333</text:p>
              </table:table-cell>
              <table:table-cell office:value-type="float" office:value="0.261113">
                <text:p>0.261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6667">
                <text:p>1.066667</text:p>
              </table:table-cell>
              <table:table-cell office:value-type="float" office:value="0.270369">
                <text:p>0.270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277241">
                <text:p>0.277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3333">
                <text:p>1.133333</text:p>
              </table:table-cell>
              <table:table-cell office:value-type="float" office:value="0.270846">
                <text:p>0.2708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6667">
                <text:p>1.166667</text:p>
              </table:table-cell>
              <table:table-cell office:value-type="float" office:value="0.265224">
                <text:p>0.265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267639">
                <text:p>0.267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3333">
                <text:p>1.233333</text:p>
              </table:table-cell>
              <table:table-cell office:value-type="float" office:value="0.275373">
                <text:p>0.275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6667">
                <text:p>1.266667</text:p>
              </table:table-cell>
              <table:table-cell office:value-type="float" office:value="0.273335">
                <text:p>0.273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27856">
                <text:p>0.27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3333">
                <text:p>1.333333</text:p>
              </table:table-cell>
              <table:table-cell office:value-type="float" office:value="0.282176">
                <text:p>0.282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667">
                <text:p>1.366667</text:p>
              </table:table-cell>
              <table:table-cell office:value-type="float" office:value="0.271012">
                <text:p>0.271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">
                <text:p>1.4</text:p>
              </table:table-cell>
              <table:table-cell office:value-type="float" office:value="0.274943">
                <text:p>0.274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3333">
                <text:p>1.433333</text:p>
              </table:table-cell>
              <table:table-cell office:value-type="float" office:value="0.277381">
                <text:p>0.2773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6667">
                <text:p>1.466667</text:p>
              </table:table-cell>
              <table:table-cell office:value-type="float" office:value="0.253671">
                <text:p>0.253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0.264056">
                <text:p>0.264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333">
                <text:p>1.533333</text:p>
              </table:table-cell>
              <table:table-cell office:value-type="float" office:value="0.276639">
                <text:p>0.2766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667">
                <text:p>1.566667</text:p>
              </table:table-cell>
              <table:table-cell office:value-type="float" office:value="0.254695">
                <text:p>0.254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">
                <text:p>1.6</text:p>
              </table:table-cell>
              <table:table-cell office:value-type="float" office:value="0.277889">
                <text:p>0.277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3333">
                <text:p>1.633333</text:p>
              </table:table-cell>
              <table:table-cell office:value-type="float" office:value="0.264521">
                <text:p>0.264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6667">
                <text:p>1.666667</text:p>
              </table:table-cell>
              <table:table-cell office:value-type="float" office:value="0.279117">
                <text:p>0.279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0.270256">
                <text:p>0.270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3333">
                <text:p>1.733333</text:p>
              </table:table-cell>
              <table:table-cell office:value-type="float" office:value="0.288638">
                <text:p>0.288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6667">
                <text:p>1.766667</text:p>
              </table:table-cell>
              <table:table-cell office:value-type="float" office:value="0.293871">
                <text:p>0.293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">
                <text:p>1.8</text:p>
              </table:table-cell>
              <table:table-cell office:value-type="float" office:value="0.271977">
                <text:p>0.271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3333">
                <text:p>1.833333</text:p>
              </table:table-cell>
              <table:table-cell office:value-type="float" office:value="0.27851">
                <text:p>0.27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6667">
                <text:p>1.866667</text:p>
              </table:table-cell>
              <table:table-cell office:value-type="float" office:value="0.260722">
                <text:p>0.260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0.275259">
                <text:p>0.275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3333">
                <text:p>1.933333</text:p>
              </table:table-cell>
              <table:table-cell office:value-type="float" office:value="0.275728">
                <text:p>0.275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6667">
                <text:p>1.966667</text:p>
              </table:table-cell>
              <table:table-cell office:value-type="float" office:value="0.258742">
                <text:p>0.2587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279354">
                <text:p>0.279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3333">
                <text:p>2.033333</text:p>
              </table:table-cell>
              <table:table-cell office:value-type="float" office:value="0.266965">
                <text:p>0.2669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667">
                <text:p>2.066667</text:p>
              </table:table-cell>
              <table:table-cell office:value-type="float" office:value="0.263306">
                <text:p>0.263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0.270454">
                <text:p>0.270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3333">
                <text:p>2.133333</text:p>
              </table:table-cell>
              <table:table-cell office:value-type="float" office:value="0.264372">
                <text:p>0.264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6667">
                <text:p>2.166667</text:p>
              </table:table-cell>
              <table:table-cell office:value-type="float" office:value="0.283239">
                <text:p>0.283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  <table:table-cell office:value-type="float" office:value="0.264596">
                <text:p>0.2645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3333">
                <text:p>2.233333</text:p>
              </table:table-cell>
              <table:table-cell office:value-type="float" office:value="0.266933">
                <text:p>0.266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6667">
                <text:p>2.266667</text:p>
              </table:table-cell>
              <table:table-cell office:value-type="float" office:value="0.290882">
                <text:p>0.2908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">
                <text:p>2.3</text:p>
              </table:table-cell>
              <table:table-cell office:value-type="float" office:value="0.281446">
                <text:p>0.2814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">
                <text:p>2.333333</text:p>
              </table:table-cell>
              <table:table-cell office:value-type="float" office:value="0.278459">
                <text:p>0.278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6667">
                <text:p>2.366667</text:p>
              </table:table-cell>
              <table:table-cell office:value-type="float" office:value="0.281899">
                <text:p>0.281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">
                <text:p>2.4</text:p>
              </table:table-cell>
              <table:table-cell office:value-type="float" office:value="0.277317">
                <text:p>0.2773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3333">
                <text:p>2.433333</text:p>
              </table:table-cell>
              <table:table-cell office:value-type="float" office:value="0.273392">
                <text:p>0.273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66667">
                <text:p>2.466667</text:p>
              </table:table-cell>
              <table:table-cell office:value-type="float" office:value="0.277906">
                <text:p>0.2779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0.278061">
                <text:p>0.278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333">
                <text:p>2.533333</text:p>
              </table:table-cell>
              <table:table-cell office:value-type="float" office:value="0.275774">
                <text:p>0.2757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667">
                <text:p>2.566667</text:p>
              </table:table-cell>
              <table:table-cell office:value-type="float" office:value="0.26478">
                <text:p>0.26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264401">
                <text:p>0.264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3333">
                <text:p>2.633333</text:p>
              </table:table-cell>
              <table:table-cell office:value-type="float" office:value="0.271093">
                <text:p>0.271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6667">
                <text:p>2.666667</text:p>
              </table:table-cell>
              <table:table-cell office:value-type="float" office:value="0.278998">
                <text:p>0.278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0.279314">
                <text:p>0.279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3333">
                <text:p>2.733333</text:p>
              </table:table-cell>
              <table:table-cell office:value-type="float" office:value="0.268245">
                <text:p>0.268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6667">
                <text:p>2.766667</text:p>
              </table:table-cell>
              <table:table-cell office:value-type="float" office:value="0.292258">
                <text:p>0.292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">
                <text:p>2.8</text:p>
              </table:table-cell>
              <table:table-cell office:value-type="float" office:value="0.273365">
                <text:p>0.2733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3333">
                <text:p>2.833333</text:p>
              </table:table-cell>
              <table:table-cell office:value-type="float" office:value="0.272209">
                <text:p>0.272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6667">
                <text:p>2.866667</text:p>
              </table:table-cell>
              <table:table-cell office:value-type="float" office:value="0.279897">
                <text:p>0.2798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">
                <text:p>2.9</text:p>
              </table:table-cell>
              <table:table-cell office:value-type="float" office:value="0.279944">
                <text:p>0.2799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33333">
                <text:p>2.933333</text:p>
              </table:table-cell>
              <table:table-cell office:value-type="float" office:value="0.283707">
                <text:p>0.2837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66667">
                <text:p>2.966667</text:p>
              </table:table-cell>
              <table:table-cell office:value-type="float" office:value="0.269952">
                <text:p>0.2699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278464">
                <text:p>0.278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33333">
                <text:p>3.033333</text:p>
              </table:table-cell>
              <table:table-cell office:value-type="float" office:value="0.294495">
                <text:p>0.294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6667">
                <text:p>3.066667</text:p>
              </table:table-cell>
              <table:table-cell office:value-type="float" office:value="0.293814">
                <text:p>0.293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0.281729">
                <text:p>0.2817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33333">
                <text:p>3.133333</text:p>
              </table:table-cell>
              <table:table-cell office:value-type="float" office:value="0.275465">
                <text:p>0.2754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6667">
                <text:p>3.166667</text:p>
              </table:table-cell>
              <table:table-cell office:value-type="float" office:value="0.264631">
                <text:p>0.2646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0.267234">
                <text:p>0.2672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3334">
                <text:p>3.233334</text:p>
              </table:table-cell>
              <table:table-cell office:value-type="float" office:value="0.281973">
                <text:p>0.2819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667">
                <text:p>3.266667</text:p>
              </table:table-cell>
              <table:table-cell office:value-type="float" office:value="0.273466">
                <text:p>0.2734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0.278128">
                <text:p>0.278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3334">
                <text:p>3.333334</text:p>
              </table:table-cell>
              <table:table-cell office:value-type="float" office:value="0.271192">
                <text:p>0.2711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6667">
                <text:p>3.366667</text:p>
              </table:table-cell>
              <table:table-cell office:value-type="float" office:value="0.265219">
                <text:p>0.265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">
                <text:p>3.4</text:p>
              </table:table-cell>
              <table:table-cell office:value-type="float" office:value="0.271219">
                <text:p>0.271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3334">
                <text:p>3.433334</text:p>
              </table:table-cell>
              <table:table-cell office:value-type="float" office:value="0.263132">
                <text:p>0.2631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6667">
                <text:p>3.466667</text:p>
              </table:table-cell>
              <table:table-cell office:value-type="float" office:value="0.273089">
                <text:p>0.273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">
                <text:p>3.5</text:p>
              </table:table-cell>
              <table:table-cell office:value-type="float" office:value="0.276548">
                <text:p>0.276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33334">
                <text:p>3.533334</text:p>
              </table:table-cell>
              <table:table-cell office:value-type="float" office:value="0.267874">
                <text:p>0.2678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6667">
                <text:p>3.566667</text:p>
              </table:table-cell>
              <table:table-cell office:value-type="float" office:value="0.271057">
                <text:p>0.271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">
                <text:p>3.6</text:p>
              </table:table-cell>
              <table:table-cell office:value-type="float" office:value="0.283557">
                <text:p>0.2835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33334">
                <text:p>3.633334</text:p>
              </table:table-cell>
              <table:table-cell office:value-type="float" office:value="0.284942">
                <text:p>0.2849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6667">
                <text:p>3.666667</text:p>
              </table:table-cell>
              <table:table-cell office:value-type="float" office:value="0.283367">
                <text:p>0.2833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">
                <text:p>3.7</text:p>
              </table:table-cell>
              <table:table-cell office:value-type="float" office:value="0.287914">
                <text:p>0.2879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3334">
                <text:p>3.733334</text:p>
              </table:table-cell>
              <table:table-cell office:value-type="float" office:value="0.274033">
                <text:p>0.2740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6667">
                <text:p>3.766667</text:p>
              </table:table-cell>
              <table:table-cell office:value-type="float" office:value="0.280112">
                <text:p>0.280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273134">
                <text:p>0.273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334">
                <text:p>3.833334</text:p>
              </table:table-cell>
              <table:table-cell office:value-type="float" office:value="0.283994">
                <text:p>0.283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6667">
                <text:p>3.866667</text:p>
              </table:table-cell>
              <table:table-cell office:value-type="float" office:value="0.270066">
                <text:p>0.270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">
                <text:p>3.9</text:p>
              </table:table-cell>
              <table:table-cell office:value-type="float" office:value="0.270091">
                <text:p>0.2700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3334">
                <text:p>3.933334</text:p>
              </table:table-cell>
              <table:table-cell office:value-type="float" office:value="0.269568">
                <text:p>0.269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6667">
                <text:p>3.966667</text:p>
              </table:table-cell>
              <table:table-cell office:value-type="float" office:value="0.274019">
                <text:p>0.274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2915">
                <text:p>0.29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3334">
                <text:p>4.033334</text:p>
              </table:table-cell>
              <table:table-cell office:value-type="float" office:value="0.276932">
                <text:p>0.2769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6667">
                <text:p>4.066667</text:p>
              </table:table-cell>
              <table:table-cell office:value-type="float" office:value="0.273874">
                <text:p>0.2738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  <table:table-cell office:value-type="float" office:value="0.266632">
                <text:p>0.2666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3334">
                <text:p>4.133334</text:p>
              </table:table-cell>
              <table:table-cell office:value-type="float" office:value="0.272304">
                <text:p>0.2723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6667">
                <text:p>4.166667</text:p>
              </table:table-cell>
              <table:table-cell office:value-type="float" office:value="0.265373">
                <text:p>0.2653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">
                <text:p>4.2</text:p>
              </table:table-cell>
              <table:table-cell office:value-type="float" office:value="0.274552">
                <text:p>0.2745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3334">
                <text:p>4.233334</text:p>
              </table:table-cell>
              <table:table-cell office:value-type="float" office:value="0.265882">
                <text:p>0.265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6667">
                <text:p>4.266667</text:p>
              </table:table-cell>
              <table:table-cell office:value-type="float" office:value="0.272087">
                <text:p>0.2720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">
                <text:p>4.3</text:p>
              </table:table-cell>
              <table:table-cell office:value-type="float" office:value="0.276704">
                <text:p>0.2767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3334">
                <text:p>4.333334</text:p>
              </table:table-cell>
              <table:table-cell office:value-type="float" office:value="0.278754">
                <text:p>0.2787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667">
                <text:p>4.366667</text:p>
              </table:table-cell>
              <table:table-cell office:value-type="float" office:value="0.277137">
                <text:p>0.277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">
                <text:p>4.4</text:p>
              </table:table-cell>
              <table:table-cell office:value-type="float" office:value="0.267982">
                <text:p>0.267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3334">
                <text:p>4.433334</text:p>
              </table:table-cell>
              <table:table-cell office:value-type="float" office:value="0.273174">
                <text:p>0.2731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6667">
                <text:p>4.466667</text:p>
              </table:table-cell>
              <table:table-cell office:value-type="float" office:value="0.287496">
                <text:p>0.2874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">
                <text:p>4.5</text:p>
              </table:table-cell>
              <table:table-cell office:value-type="float" office:value="0.270649">
                <text:p>0.2706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33334">
                <text:p>4.533334</text:p>
              </table:table-cell>
              <table:table-cell office:value-type="float" office:value="0.28548">
                <text:p>0.285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6667">
                <text:p>4.566667</text:p>
              </table:table-cell>
              <table:table-cell office:value-type="float" office:value="0.289415">
                <text:p>0.2894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">
                <text:p>4.6</text:p>
              </table:table-cell>
              <table:table-cell office:value-type="float" office:value="0.26622">
                <text:p>0.266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33334">
                <text:p>4.633334</text:p>
              </table:table-cell>
              <table:table-cell office:value-type="float" office:value="0.272389">
                <text:p>0.272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67">
                <text:p>4.666667</text:p>
              </table:table-cell>
              <table:table-cell office:value-type="float" office:value="0.27164">
                <text:p>0.271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">
                <text:p>4.7</text:p>
              </table:table-cell>
              <table:table-cell office:value-type="float" office:value="0.275793">
                <text:p>0.275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3334">
                <text:p>4.733334</text:p>
              </table:table-cell>
              <table:table-cell office:value-type="float" office:value="0.276535">
                <text:p>0.2765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6667">
                <text:p>4.766667</text:p>
              </table:table-cell>
              <table:table-cell office:value-type="float" office:value="0.284274">
                <text:p>0.2842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">
                <text:p>4.8</text:p>
              </table:table-cell>
              <table:table-cell office:value-type="float" office:value="0.272227">
                <text:p>0.2722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3334">
                <text:p>4.833334</text:p>
              </table:table-cell>
              <table:table-cell office:value-type="float" office:value="0.285152">
                <text:p>0.2851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6667">
                <text:p>4.866667</text:p>
              </table:table-cell>
              <table:table-cell office:value-type="float" office:value="0.280923">
                <text:p>0.2809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.266255">
                <text:p>0.2662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3334">
                <text:p>4.933334</text:p>
              </table:table-cell>
              <table:table-cell office:value-type="float" office:value="0.270212">
                <text:p>0.2702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6667">
                <text:p>4.966667</text:p>
              </table:table-cell>
              <table:table-cell office:value-type="float" office:value="0.277973">
                <text:p>0.277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277336">
                <text:p>0.2773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3334">
                <text:p>5.033334</text:p>
              </table:table-cell>
              <table:table-cell office:value-type="float" office:value="0.2808">
                <text:p>0.28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6667">
                <text:p>5.066667</text:p>
              </table:table-cell>
              <table:table-cell office:value-type="float" office:value="0.281537">
                <text:p>0.2815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  <table:table-cell office:value-type="float" office:value="0.278907">
                <text:p>0.2789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3334">
                <text:p>5.133334</text:p>
              </table:table-cell>
              <table:table-cell office:value-type="float" office:value="0.258552">
                <text:p>0.2585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6667">
                <text:p>5.166667</text:p>
              </table:table-cell>
              <table:table-cell office:value-type="float" office:value="0.278508">
                <text:p>0.278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">
                <text:p>5.2</text:p>
              </table:table-cell>
              <table:table-cell office:value-type="float" office:value="0.275321">
                <text:p>0.2753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3334">
                <text:p>5.233334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667">
                <text:p>5.266667</text:p>
              </table:table-cell>
              <table:table-cell office:value-type="float" office:value="0.270823">
                <text:p>0.2708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">
                <text:p>5.3</text:p>
              </table:table-cell>
              <table:table-cell office:value-type="float" office:value="0.288015">
                <text:p>0.288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34">
                <text:p>5.333334</text:p>
              </table:table-cell>
              <table:table-cell office:value-type="float" office:value="0.28782">
                <text:p>0.287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667">
                <text:p>5.366667</text:p>
              </table:table-cell>
              <table:table-cell office:value-type="float" office:value="0.274034">
                <text:p>0.2740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">
                <text:p>5.4</text:p>
              </table:table-cell>
              <table:table-cell office:value-type="float" office:value="0.284433">
                <text:p>0.2844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3334">
                <text:p>5.433334</text:p>
              </table:table-cell>
              <table:table-cell office:value-type="float" office:value="0.272977">
                <text:p>0.272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6667">
                <text:p>5.466667</text:p>
              </table:table-cell>
              <table:table-cell office:value-type="float" office:value="0.276739">
                <text:p>0.2767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0.274719">
                <text:p>0.2747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3334">
                <text:p>5.533334</text:p>
              </table:table-cell>
              <table:table-cell office:value-type="float" office:value="0.281464">
                <text:p>0.281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6667">
                <text:p>5.566667</text:p>
              </table:table-cell>
              <table:table-cell office:value-type="float" office:value="0.281417">
                <text:p>0.2814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.279961">
                <text:p>0.2799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3334">
                <text:p>5.633334</text:p>
              </table:table-cell>
              <table:table-cell office:value-type="float" office:value="0.268289">
                <text:p>0.2682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6667">
                <text:p>5.666667</text:p>
              </table:table-cell>
              <table:table-cell office:value-type="float" office:value="0.284443">
                <text:p>0.2844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">
                <text:p>5.7</text:p>
              </table:table-cell>
              <table:table-cell office:value-type="float" office:value="0.276034">
                <text:p>0.2760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3334">
                <text:p>5.733334</text:p>
              </table:table-cell>
              <table:table-cell office:value-type="float" office:value="0.273822">
                <text:p>0.2738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6667">
                <text:p>5.766667</text:p>
              </table:table-cell>
              <table:table-cell office:value-type="float" office:value="0.262009">
                <text:p>0.2620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">
                <text:p>5.8</text:p>
              </table:table-cell>
              <table:table-cell office:value-type="float" office:value="0.285247">
                <text:p>0.2852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3334">
                <text:p>5.833334</text:p>
              </table:table-cell>
              <table:table-cell office:value-type="float" office:value="0.290442">
                <text:p>0.2904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6667">
                <text:p>5.866667</text:p>
              </table:table-cell>
              <table:table-cell office:value-type="float" office:value="0.265584">
                <text:p>0.265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">
                <text:p>5.9</text:p>
              </table:table-cell>
              <table:table-cell office:value-type="float" office:value="0.270198">
                <text:p>0.2701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3334">
                <text:p>5.933334</text:p>
              </table:table-cell>
              <table:table-cell office:value-type="float" office:value="0.280047">
                <text:p>0.2800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6667">
                <text:p>5.966667</text:p>
              </table:table-cell>
              <table:table-cell office:value-type="float" office:value="0.286983">
                <text:p>0.2869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27903">
                <text:p>0.279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3334">
                <text:p>6.033334</text:p>
              </table:table-cell>
              <table:table-cell office:value-type="float" office:value="0.270258">
                <text:p>0.270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6667">
                <text:p>6.066667</text:p>
              </table:table-cell>
              <table:table-cell office:value-type="float" office:value="0.273277">
                <text:p>0.2732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.270579">
                <text:p>0.2705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3334">
                <text:p>6.133334</text:p>
              </table:table-cell>
              <table:table-cell office:value-type="float" office:value="0.268866">
                <text:p>0.2688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6667">
                <text:p>6.166667</text:p>
              </table:table-cell>
              <table:table-cell office:value-type="float" office:value="0.272901">
                <text:p>0.2729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">
                <text:p>6.2</text:p>
              </table:table-cell>
              <table:table-cell office:value-type="float" office:value="0.274331">
                <text:p>0.2743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3334">
                <text:p>6.233334</text:p>
              </table:table-cell>
              <table:table-cell office:value-type="float" office:value="0.269905">
                <text:p>0.269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6667">
                <text:p>6.266667</text:p>
              </table:table-cell>
              <table:table-cell office:value-type="float" office:value="0.276141">
                <text:p>0.2761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">
                <text:p>6.3</text:p>
              </table:table-cell>
              <table:table-cell office:value-type="float" office:value="0.284292">
                <text:p>0.2842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3334">
                <text:p>6.333334</text:p>
              </table:table-cell>
              <table:table-cell office:value-type="float" office:value="0.299445">
                <text:p>0.2994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66667">
                <text:p>6.366667</text:p>
              </table:table-cell>
              <table:table-cell office:value-type="float" office:value="0.275845">
                <text:p>0.2758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">
                <text:p>6.4</text:p>
              </table:table-cell>
              <table:table-cell office:value-type="float" office:value="0.292121">
                <text:p>0.2921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3334">
                <text:p>6.433334</text:p>
              </table:table-cell>
              <table:table-cell office:value-type="float" office:value="0.281662">
                <text:p>0.281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66667">
                <text:p>6.466667</text:p>
              </table:table-cell>
              <table:table-cell office:value-type="float" office:value="0.271027">
                <text:p>0.2710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">
                <text:p>6.5</text:p>
              </table:table-cell>
              <table:table-cell office:value-type="float" office:value="0.288756">
                <text:p>0.2887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3334">
                <text:p>6.533334</text:p>
              </table:table-cell>
              <table:table-cell office:value-type="float" office:value="0.278445">
                <text:p>0.2784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6667">
                <text:p>6.566667</text:p>
              </table:table-cell>
              <table:table-cell office:value-type="float" office:value="0.274346">
                <text:p>0.2743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">
                <text:p>6.6</text:p>
              </table:table-cell>
              <table:table-cell office:value-type="float" office:value="0.272612">
                <text:p>0.272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3334">
                <text:p>6.633334</text:p>
              </table:table-cell>
              <table:table-cell office:value-type="float" office:value="0.28402">
                <text:p>0.284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67">
                <text:p>6.666667</text:p>
              </table:table-cell>
              <table:table-cell office:value-type="float" office:value="0.273708">
                <text:p>0.2737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">
                <text:p>6.7</text:p>
              </table:table-cell>
              <table:table-cell office:value-type="float" office:value="0.277904">
                <text:p>0.2779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33334">
                <text:p>6.733334</text:p>
              </table:table-cell>
              <table:table-cell office:value-type="float" office:value="0.268518">
                <text:p>0.2685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6667">
                <text:p>6.766667</text:p>
              </table:table-cell>
              <table:table-cell office:value-type="float" office:value="0.263052">
                <text:p>0.2630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">
                <text:p>6.8</text:p>
              </table:table-cell>
              <table:table-cell office:value-type="float" office:value="0.280064">
                <text:p>0.2800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3334">
                <text:p>6.833334</text:p>
              </table:table-cell>
              <table:table-cell office:value-type="float" office:value="0.265763">
                <text:p>0.2657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66667">
                <text:p>6.866667</text:p>
              </table:table-cell>
              <table:table-cell office:value-type="float" office:value="0.263286">
                <text:p>0.2632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0.272411">
                <text:p>0.2724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3334">
                <text:p>6.933334</text:p>
              </table:table-cell>
              <table:table-cell office:value-type="float" office:value="0.271129">
                <text:p>0.2711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66667">
                <text:p>6.966667</text:p>
              </table:table-cell>
              <table:table-cell office:value-type="float" office:value="0.294177">
                <text:p>0.2941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274416">
                <text:p>0.2744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3334">
                <text:p>7.033334</text:p>
              </table:table-cell>
              <table:table-cell office:value-type="float" office:value="0.266744">
                <text:p>0.2667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6667">
                <text:p>7.066667</text:p>
              </table:table-cell>
              <table:table-cell office:value-type="float" office:value="0.28439">
                <text:p>0.284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">
                <text:p>7.1</text:p>
              </table:table-cell>
              <table:table-cell office:value-type="float" office:value="0.283072">
                <text:p>0.2830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3334">
                <text:p>7.133334</text:p>
              </table:table-cell>
              <table:table-cell office:value-type="float" office:value="0.279829">
                <text:p>0.2798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6667">
                <text:p>7.166667</text:p>
              </table:table-cell>
              <table:table-cell office:value-type="float" office:value="0.277349">
                <text:p>0.2773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0.270222">
                <text:p>0.270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33334">
                <text:p>7.233334</text:p>
              </table:table-cell>
              <table:table-cell office:value-type="float" office:value="0.279218">
                <text:p>0.2792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66667">
                <text:p>7.266667</text:p>
              </table:table-cell>
              <table:table-cell office:value-type="float" office:value="0.276259">
                <text:p>0.2762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">
                <text:p>7.3</text:p>
              </table:table-cell>
              <table:table-cell office:value-type="float" office:value="0.275342">
                <text:p>0.2753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3334">
                <text:p>7.333334</text:p>
              </table:table-cell>
              <table:table-cell office:value-type="float" office:value="0.275564">
                <text:p>0.2755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66667">
                <text:p>7.366667</text:p>
              </table:table-cell>
              <table:table-cell office:value-type="float" office:value="0.27696">
                <text:p>0.27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">
                <text:p>7.4</text:p>
              </table:table-cell>
              <table:table-cell office:value-type="float" office:value="0.27364">
                <text:p>0.273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3334">
                <text:p>7.433334</text:p>
              </table:table-cell>
              <table:table-cell office:value-type="float" office:value="0.260887">
                <text:p>0.2608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66667">
                <text:p>7.466667</text:p>
              </table:table-cell>
              <table:table-cell office:value-type="float" office:value="0.281997">
                <text:p>0.2819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">
                <text:p>7.5</text:p>
              </table:table-cell>
              <table:table-cell office:value-type="float" office:value="0.280568">
                <text:p>0.280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3334">
                <text:p>7.533334</text:p>
              </table:table-cell>
              <table:table-cell office:value-type="float" office:value="0.2811">
                <text:p>0.28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6667">
                <text:p>7.566667</text:p>
              </table:table-cell>
              <table:table-cell office:value-type="float" office:value="0.265339">
                <text:p>0.265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">
                <text:p>7.6</text:p>
              </table:table-cell>
              <table:table-cell office:value-type="float" office:value="0.275758">
                <text:p>0.2757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3334">
                <text:p>7.633334</text:p>
              </table:table-cell>
              <table:table-cell office:value-type="float" office:value="0.27942">
                <text:p>0.279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6667">
                <text:p>7.666667</text:p>
              </table:table-cell>
              <table:table-cell office:value-type="float" office:value="0.28907">
                <text:p>0.289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">
                <text:p>7.7</text:p>
              </table:table-cell>
              <table:table-cell office:value-type="float" office:value="0.267543">
                <text:p>0.2675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3334">
                <text:p>7.733334</text:p>
              </table:table-cell>
              <table:table-cell office:value-type="float" office:value="0.293246">
                <text:p>0.2932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6667">
                <text:p>7.766667</text:p>
              </table:table-cell>
              <table:table-cell office:value-type="float" office:value="0.278256">
                <text:p>0.2782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0.287704">
                <text:p>0.2877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33334">
                <text:p>7.833334</text:p>
              </table:table-cell>
              <table:table-cell office:value-type="float" office:value="0.275968">
                <text:p>0.2759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66667">
                <text:p>7.866667</text:p>
              </table:table-cell>
              <table:table-cell office:value-type="float" office:value="0.263947">
                <text:p>0.2639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0.271562">
                <text:p>0.2715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33334">
                <text:p>7.933334</text:p>
              </table:table-cell>
              <table:table-cell office:value-type="float" office:value="0.289662">
                <text:p>0.2896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6667">
                <text:p>7.966667</text:p>
              </table:table-cell>
              <table:table-cell office:value-type="float" office:value="0.283618">
                <text:p>0.2836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289342">
                <text:p>0.2893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3334">
                <text:p>8.033334</text:p>
              </table:table-cell>
              <table:table-cell office:value-type="float" office:value="0.28585">
                <text:p>0.285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66667">
                <text:p>8.066667</text:p>
              </table:table-cell>
              <table:table-cell office:value-type="float" office:value="0.274027">
                <text:p>0.2740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">
                <text:p>8.1</text:p>
              </table:table-cell>
              <table:table-cell office:value-type="float" office:value="0.279466">
                <text:p>0.2794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3334">
                <text:p>8.133334</text:p>
              </table:table-cell>
              <table:table-cell office:value-type="float" office:value="0.270343">
                <text:p>0.2703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66667">
                <text:p>8.166667</text:p>
              </table:table-cell>
              <table:table-cell office:value-type="float" office:value="0.267773">
                <text:p>0.2677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">
                <text:p>8.2</text:p>
              </table:table-cell>
              <table:table-cell office:value-type="float" office:value="0.27444">
                <text:p>0.274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3334">
                <text:p>8.233334</text:p>
              </table:table-cell>
              <table:table-cell office:value-type="float" office:value="0.275274">
                <text:p>0.2752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66667">
                <text:p>8.266667</text:p>
              </table:table-cell>
              <table:table-cell office:value-type="float" office:value="0.27589">
                <text:p>0.275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">
                <text:p>8.3</text:p>
              </table:table-cell>
              <table:table-cell office:value-type="float" office:value="0.28863">
                <text:p>0.288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33334">
                <text:p>8.333334</text:p>
              </table:table-cell>
              <table:table-cell office:value-type="float" office:value="0.264381">
                <text:p>0.2643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66667">
                <text:p>8.366667</text:p>
              </table:table-cell>
              <table:table-cell office:value-type="float" office:value="0.28629">
                <text:p>0.286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">
                <text:p>8.4</text:p>
              </table:table-cell>
              <table:table-cell office:value-type="float" office:value="0.274549">
                <text:p>0.2745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33334">
                <text:p>8.433334</text:p>
              </table:table-cell>
              <table:table-cell office:value-type="float" office:value="0.279501">
                <text:p>0.2795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66667">
                <text:p>8.466667</text:p>
              </table:table-cell>
              <table:table-cell office:value-type="float" office:value="0.273713">
                <text:p>0.2737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">
                <text:p>8.5</text:p>
              </table:table-cell>
              <table:table-cell office:value-type="float" office:value="0.287811">
                <text:p>0.2878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33334">
                <text:p>8.533334</text:p>
              </table:table-cell>
              <table:table-cell office:value-type="float" office:value="0.281923">
                <text:p>0.2819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66667">
                <text:p>8.566667</text:p>
              </table:table-cell>
              <table:table-cell office:value-type="float" office:value="0.275135">
                <text:p>0.2751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">
                <text:p>8.6</text:p>
              </table:table-cell>
              <table:table-cell office:value-type="float" office:value="0.28247">
                <text:p>0.282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3334">
                <text:p>8.633334</text:p>
              </table:table-cell>
              <table:table-cell office:value-type="float" office:value="0.279521">
                <text:p>0.279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66667">
                <text:p>8.666667</text:p>
              </table:table-cell>
              <table:table-cell office:value-type="float" office:value="0.274715">
                <text:p>0.2747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">
                <text:p>8.7</text:p>
              </table:table-cell>
              <table:table-cell office:value-type="float" office:value="0.263417">
                <text:p>0.2634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3334">
                <text:p>8.733334</text:p>
              </table:table-cell>
              <table:table-cell office:value-type="float" office:value="0.268758">
                <text:p>0.2687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66667">
                <text:p>8.766667</text:p>
              </table:table-cell>
              <table:table-cell office:value-type="float" office:value="0.274529">
                <text:p>0.2745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0.26915">
                <text:p>0.269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3334">
                <text:p>8.833334</text:p>
              </table:table-cell>
              <table:table-cell office:value-type="float" office:value="0.280037">
                <text:p>0.2800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66667">
                <text:p>8.866667</text:p>
              </table:table-cell>
              <table:table-cell office:value-type="float" office:value="0.283137">
                <text:p>0.2831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0.271887">
                <text:p>0.2718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33334">
                <text:p>8.933334</text:p>
              </table:table-cell>
              <table:table-cell office:value-type="float" office:value="0.276624">
                <text:p>0.2766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66667">
                <text:p>8.966667</text:p>
              </table:table-cell>
              <table:table-cell office:value-type="float" office:value="0.269879">
                <text:p>0.2698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0.287912">
                <text:p>0.2879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33334">
                <text:p>9.033334</text:p>
              </table:table-cell>
              <table:table-cell office:value-type="float" office:value="0.276245">
                <text:p>0.2762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66667">
                <text:p>9.066667</text:p>
              </table:table-cell>
              <table:table-cell office:value-type="float" office:value="0.266961">
                <text:p>0.2669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">
                <text:p>9.1</text:p>
              </table:table-cell>
              <table:table-cell office:value-type="float" office:value="0.279744">
                <text:p>0.279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33334">
                <text:p>9.133334</text:p>
              </table:table-cell>
              <table:table-cell office:value-type="float" office:value="0.28469">
                <text:p>0.284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66667">
                <text:p>9.166667</text:p>
              </table:table-cell>
              <table:table-cell office:value-type="float" office:value="0.263165">
                <text:p>0.2631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">
                <text:p>9.2</text:p>
              </table:table-cell>
              <table:table-cell office:value-type="float" office:value="0.271058">
                <text:p>0.271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3334">
                <text:p>9.233334</text:p>
              </table:table-cell>
              <table:table-cell office:value-type="float" office:value="0.277184">
                <text:p>0.2771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66667">
                <text:p>9.266667</text:p>
              </table:table-cell>
              <table:table-cell office:value-type="float" office:value="0.290398">
                <text:p>0.2903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  <table:table-cell office:value-type="float" office:value="0.279185">
                <text:p>0.2791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33334">
                <text:p>9.333334</text:p>
              </table:table-cell>
              <table:table-cell office:value-type="float" office:value="0.277837">
                <text:p>0.2778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66667">
                <text:p>9.366667</text:p>
              </table:table-cell>
              <table:table-cell office:value-type="float" office:value="0.282729">
                <text:p>0.2827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">
                <text:p>9.4</text:p>
              </table:table-cell>
              <table:table-cell office:value-type="float" office:value="0.269188">
                <text:p>0.269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33334">
                <text:p>9.433334</text:p>
              </table:table-cell>
              <table:table-cell office:value-type="float" office:value="0.282842">
                <text:p>0.2828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66667">
                <text:p>9.466667</text:p>
              </table:table-cell>
              <table:table-cell office:value-type="float" office:value="0.278882">
                <text:p>0.2788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">
                <text:p>9.5</text:p>
              </table:table-cell>
              <table:table-cell office:value-type="float" office:value="0.281797">
                <text:p>0.2817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33334">
                <text:p>9.533334</text:p>
              </table:table-cell>
              <table:table-cell office:value-type="float" office:value="0.294913">
                <text:p>0.2949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66667">
                <text:p>9.566667</text:p>
              </table:table-cell>
              <table:table-cell office:value-type="float" office:value="0.272577">
                <text:p>0.2725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0001">
                <text:p>9.600001</text:p>
              </table:table-cell>
              <table:table-cell office:value-type="float" office:value="0.285542">
                <text:p>0.2855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33334">
                <text:p>9.633334</text:p>
              </table:table-cell>
              <table:table-cell office:value-type="float" office:value="0.286374">
                <text:p>0.2863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66667">
                <text:p>9.666667</text:p>
              </table:table-cell>
              <table:table-cell office:value-type="float" office:value="0.264429">
                <text:p>0.2644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0001">
                <text:p>9.700001</text:p>
              </table:table-cell>
              <table:table-cell office:value-type="float" office:value="0.280769">
                <text:p>0.2807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3334">
                <text:p>9.733334</text:p>
              </table:table-cell>
              <table:table-cell office:value-type="float" office:value="0.258842">
                <text:p>0.2588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66667">
                <text:p>9.766667</text:p>
              </table:table-cell>
              <table:table-cell office:value-type="float" office:value="0.282218">
                <text:p>0.2822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0001">
                <text:p>9.800001</text:p>
              </table:table-cell>
              <table:table-cell office:value-type="float" office:value="0.294967">
                <text:p>0.2949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3334">
                <text:p>9.833334</text:p>
              </table:table-cell>
              <table:table-cell office:value-type="float" office:value="0.273259">
                <text:p>0.2732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66667">
                <text:p>9.866667</text:p>
              </table:table-cell>
              <table:table-cell office:value-type="float" office:value="0.283626">
                <text:p>0.2836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0001">
                <text:p>9.900001</text:p>
              </table:table-cell>
              <table:table-cell office:value-type="float" office:value="0.271286">
                <text:p>0.2712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3334">
                <text:p>9.933334</text:p>
              </table:table-cell>
              <table:table-cell office:value-type="float" office:value="0.271808">
                <text:p>0.2718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66667">
                <text:p>9.966667</text:p>
              </table:table-cell>
              <table:table-cell office:value-type="float" office:value="0.264227">
                <text:p>0.2642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0001">
                <text:p>10.000001</text:p>
              </table:table-cell>
              <table:table-cell office:value-type="float" office:value="0.291579">
                <text:p>0.2915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33334">
                <text:p>10.033334</text:p>
              </table:table-cell>
              <table:table-cell office:value-type="float" office:value="0.274642">
                <text:p>0.2746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66667">
                <text:p>10.066667</text:p>
              </table:table-cell>
              <table:table-cell office:value-type="float" office:value="0.046029">
                <text:p>0.0460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0001">
                <text:p>10.100001</text:p>
              </table:table-cell>
              <table:table-cell office:value-type="float" office:value="0.046623">
                <text:p>0.0466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33334">
                <text:p>10.133334</text:p>
              </table:table-cell>
              <table:table-cell office:value-type="float" office:value="0.052884">
                <text:p>0.0528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66667">
                <text:p>10.166667</text:p>
              </table:table-cell>
              <table:table-cell office:value-type="float" office:value="0.026257">
                <text:p>0.0262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0001">
                <text:p>10.200001</text:p>
              </table:table-cell>
              <table:table-cell office:value-type="float" office:value="0.047555">
                <text:p>0.0475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3334">
                <text:p>10.233334</text:p>
              </table:table-cell>
              <table:table-cell office:value-type="float" office:value="0.046483">
                <text:p>0.0464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66667">
                <text:p>10.266667</text:p>
              </table:table-cell>
              <table:table-cell office:value-type="float" office:value="0.053977">
                <text:p>0.0539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00001">
                <text:p>10.300001</text:p>
              </table:table-cell>
              <table:table-cell office:value-type="float" office:value="0.064429">
                <text:p>0.0644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33334">
                <text:p>10.333334</text:p>
              </table:table-cell>
              <table:table-cell office:value-type="float" office:value="0.043694">
                <text:p>0.0436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66667">
                <text:p>10.366667</text:p>
              </table:table-cell>
              <table:table-cell office:value-type="float" office:value="0.065019">
                <text:p>0.0650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00001">
                <text:p>10.400001</text:p>
              </table:table-cell>
              <table:table-cell office:value-type="float" office:value="0.093887">
                <text:p>0.0938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33334">
                <text:p>10.433334</text:p>
              </table:table-cell>
              <table:table-cell office:value-type="float" office:value="0.094959">
                <text:p>0.0949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66667">
                <text:p>10.466667</text:p>
              </table:table-cell>
              <table:table-cell office:value-type="float" office:value="0.099405">
                <text:p>0.0994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00001">
                <text:p>10.500001</text:p>
              </table:table-cell>
              <table:table-cell office:value-type="float" office:value="0.13275">
                <text:p>0.132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33334">
                <text:p>10.533334</text:p>
              </table:table-cell>
              <table:table-cell office:value-type="float" office:value="0.147576">
                <text:p>0.1475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66667">
                <text:p>10.566667</text:p>
              </table:table-cell>
              <table:table-cell office:value-type="float" office:value="0.145979">
                <text:p>0.1459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00001">
                <text:p>10.600001</text:p>
              </table:table-cell>
              <table:table-cell office:value-type="float" office:value="0.150422">
                <text:p>0.1504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33334">
                <text:p>10.633334</text:p>
              </table:table-cell>
              <table:table-cell office:value-type="float" office:value="0.184201">
                <text:p>0.1842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66667">
                <text:p>10.666667</text:p>
              </table:table-cell>
              <table:table-cell office:value-type="float" office:value="0.192624">
                <text:p>0.1926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0001">
                <text:p>10.700001</text:p>
              </table:table-cell>
              <table:table-cell office:value-type="float" office:value="0.211918">
                <text:p>0.2119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33334">
                <text:p>10.733334</text:p>
              </table:table-cell>
              <table:table-cell office:value-type="float" office:value="0.211903">
                <text:p>0.2119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66667">
                <text:p>10.766667</text:p>
              </table:table-cell>
              <table:table-cell office:value-type="float" office:value="0.231666">
                <text:p>0.2316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0001">
                <text:p>10.800001</text:p>
              </table:table-cell>
              <table:table-cell office:value-type="float" office:value="0.247825">
                <text:p>0.2478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33334">
                <text:p>10.833334</text:p>
              </table:table-cell>
              <table:table-cell office:value-type="float" office:value="0.229532">
                <text:p>0.2295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66667">
                <text:p>10.866667</text:p>
              </table:table-cell>
              <table:table-cell office:value-type="float" office:value="0.241153">
                <text:p>0.2411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0001">
                <text:p>10.900001</text:p>
              </table:table-cell>
              <table:table-cell office:value-type="float" office:value="0.258096">
                <text:p>0.2580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33334">
                <text:p>10.933334</text:p>
              </table:table-cell>
              <table:table-cell office:value-type="float" office:value="0.254085">
                <text:p>0.2540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66667">
                <text:p>10.966667</text:p>
              </table:table-cell>
              <table:table-cell office:value-type="float" office:value="0.253809">
                <text:p>0.2538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0001">
                <text:p>11.000001</text:p>
              </table:table-cell>
              <table:table-cell office:value-type="float" office:value="0.259569">
                <text:p>0.2595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33334">
                <text:p>11.033334</text:p>
              </table:table-cell>
              <table:table-cell office:value-type="float" office:value="0.245964">
                <text:p>0.2459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66667">
                <text:p>11.066667</text:p>
              </table:table-cell>
              <table:table-cell office:value-type="float" office:value="0.220997">
                <text:p>0.220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0001">
                <text:p>11.100001</text:p>
              </table:table-cell>
              <table:table-cell office:value-type="float" office:value="0.238247">
                <text:p>0.2382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33334">
                <text:p>11.133334</text:p>
              </table:table-cell>
              <table:table-cell office:value-type="float" office:value="0.203055">
                <text:p>0.2030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66667">
                <text:p>11.166667</text:p>
              </table:table-cell>
              <table:table-cell office:value-type="float" office:value="0.194385">
                <text:p>0.1943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0001">
                <text:p>11.200001</text:p>
              </table:table-cell>
              <table:table-cell office:value-type="float" office:value="0.176678">
                <text:p>0.1766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33334">
                <text:p>11.233334</text:p>
              </table:table-cell>
              <table:table-cell office:value-type="float" office:value="0.180896">
                <text:p>0.1808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66667">
                <text:p>11.266667</text:p>
              </table:table-cell>
              <table:table-cell office:value-type="float" office:value="0.149298">
                <text:p>0.149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0001">
                <text:p>11.300001</text:p>
              </table:table-cell>
              <table:table-cell office:value-type="float" office:value="0.16108">
                <text:p>0.161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33334">
                <text:p>11.333334</text:p>
              </table:table-cell>
              <table:table-cell office:value-type="float" office:value="0.118796">
                <text:p>0.1187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66667">
                <text:p>11.366667</text:p>
              </table:table-cell>
              <table:table-cell office:value-type="float" office:value="0.122469">
                <text:p>0.1224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00001">
                <text:p>11.400001</text:p>
              </table:table-cell>
              <table:table-cell office:value-type="float" office:value="0.066748">
                <text:p>0.0667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33334">
                <text:p>11.433334</text:p>
              </table:table-cell>
              <table:table-cell office:value-type="float" office:value="0.090717">
                <text:p>0.0907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66667">
                <text:p>11.466667</text:p>
              </table:table-cell>
              <table:table-cell office:value-type="float" office:value="0.052251">
                <text:p>0.0522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0001">
                <text:p>11.500001</text:p>
              </table:table-cell>
              <table:table-cell office:value-type="float" office:value="0.081561">
                <text:p>0.0815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33334">
                <text:p>11.533334</text:p>
              </table:table-cell>
              <table:table-cell office:value-type="float" office:value="0.040633">
                <text:p>0.0406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66667">
                <text:p>11.566667</text:p>
              </table:table-cell>
              <table:table-cell office:value-type="float" office:value="0.043838">
                <text:p>0.0438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00001">
                <text:p>11.600001</text:p>
              </table:table-cell>
              <table:table-cell office:value-type="float" office:value="0.040546">
                <text:p>0.0405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33334">
                <text:p>11.633334</text:p>
              </table:table-cell>
              <table:table-cell office:value-type="float" office:value="0.043448">
                <text:p>0.0434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66667">
                <text:p>11.666667</text:p>
              </table:table-cell>
              <table:table-cell office:value-type="float" office:value="0.040538">
                <text:p>0.0405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0001">
                <text:p>11.700001</text:p>
              </table:table-cell>
              <table:table-cell office:value-type="float" office:value="0.040416">
                <text:p>0.0404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33334">
                <text:p>11.733334</text:p>
              </table:table-cell>
              <table:table-cell office:value-type="float" office:value="0.047199">
                <text:p>0.0471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66667">
                <text:p>11.766667</text:p>
              </table:table-cell>
              <table:table-cell office:value-type="float" office:value="0.046866">
                <text:p>0.0468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00001">
                <text:p>11.800001</text:p>
              </table:table-cell>
              <table:table-cell office:value-type="float" office:value="0.052559">
                <text:p>0.0525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33334">
                <text:p>11.833334</text:p>
              </table:table-cell>
              <table:table-cell office:value-type="float" office:value="0.201795">
                <text:p>0.2017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66667">
                <text:p>11.866667</text:p>
              </table:table-cell>
              <table:table-cell office:value-type="float" office:value="0.204051">
                <text:p>0.2040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00001">
                <text:p>11.900001</text:p>
              </table:table-cell>
              <table:table-cell office:value-type="float" office:value="0.20253">
                <text:p>0.202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33334">
                <text:p>11.933334</text:p>
              </table:table-cell>
              <table:table-cell office:value-type="float" office:value="0.198141">
                <text:p>0.1981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66667">
                <text:p>11.966667</text:p>
              </table:table-cell>
              <table:table-cell office:value-type="float" office:value="0.193405">
                <text:p>0.1934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00001">
                <text:p>12.000001</text:p>
              </table:table-cell>
              <table:table-cell office:value-type="float" office:value="0.16008">
                <text:p>0.160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33334">
                <text:p>12.033334</text:p>
              </table:table-cell>
              <table:table-cell office:value-type="float" office:value="0.145206">
                <text:p>0.1452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66667">
                <text:p>12.066667</text:p>
              </table:table-cell>
              <table:table-cell office:value-type="float" office:value="0.13193">
                <text:p>0.131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00001">
                <text:p>12.100001</text:p>
              </table:table-cell>
              <table:table-cell office:value-type="float" office:value="0.131043">
                <text:p>0.1310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33334">
                <text:p>12.133334</text:p>
              </table:table-cell>
              <table:table-cell office:value-type="float" office:value="0.13573">
                <text:p>0.135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66667">
                <text:p>12.166667</text:p>
              </table:table-cell>
              <table:table-cell office:value-type="float" office:value="0.144737">
                <text:p>0.1447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00001">
                <text:p>12.200001</text:p>
              </table:table-cell>
              <table:table-cell office:value-type="float" office:value="0.154644">
                <text:p>0.1546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33334">
                <text:p>12.233334</text:p>
              </table:table-cell>
              <table:table-cell office:value-type="float" office:value="0.174351">
                <text:p>0.1743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66667">
                <text:p>12.266667</text:p>
              </table:table-cell>
              <table:table-cell office:value-type="float" office:value="0.172127">
                <text:p>0.1721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00001">
                <text:p>12.300001</text:p>
              </table:table-cell>
              <table:table-cell office:value-type="float" office:value="0.19042">
                <text:p>0.190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33334">
                <text:p>12.333334</text:p>
              </table:table-cell>
              <table:table-cell office:value-type="float" office:value="0.195721">
                <text:p>0.1957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66667">
                <text:p>12.366667</text:p>
              </table:table-cell>
              <table:table-cell office:value-type="float" office:value="0.214562">
                <text:p>0.2145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00001">
                <text:p>12.400001</text:p>
              </table:table-cell>
              <table:table-cell office:value-type="float" office:value="0.248002">
                <text:p>0.2480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33334">
                <text:p>12.433334</text:p>
              </table:table-cell>
              <table:table-cell office:value-type="float" office:value="0.257022">
                <text:p>0.2570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66667">
                <text:p>12.466667</text:p>
              </table:table-cell>
              <table:table-cell office:value-type="float" office:value="0.263908">
                <text:p>0.2639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00001">
                <text:p>12.500001</text:p>
              </table:table-cell>
              <table:table-cell office:value-type="float" office:value="0.255536">
                <text:p>0.2555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33334">
                <text:p>12.533334</text:p>
              </table:table-cell>
              <table:table-cell office:value-type="float" office:value="0.259543">
                <text:p>0.2595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66667">
                <text:p>12.566667</text:p>
              </table:table-cell>
              <table:table-cell office:value-type="float" office:value="0.242225">
                <text:p>0.242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00001">
                <text:p>12.600001</text:p>
              </table:table-cell>
              <table:table-cell office:value-type="float" office:value="0.223484">
                <text:p>0.2234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33334">
                <text:p>12.633334</text:p>
              </table:table-cell>
              <table:table-cell office:value-type="float" office:value="0.192502">
                <text:p>0.1925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66667">
                <text:p>12.666667</text:p>
              </table:table-cell>
              <table:table-cell office:value-type="float" office:value="0.180816">
                <text:p>0.1808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00001">
                <text:p>12.700001</text:p>
              </table:table-cell>
              <table:table-cell office:value-type="float" office:value="0.173978">
                <text:p>0.1739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33334">
                <text:p>12.733334</text:p>
              </table:table-cell>
              <table:table-cell office:value-type="float" office:value="0.178135">
                <text:p>0.1781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66667">
                <text:p>12.766667</text:p>
              </table:table-cell>
              <table:table-cell office:value-type="float" office:value="0.210898">
                <text:p>0.2108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00001">
                <text:p>12.800001</text:p>
              </table:table-cell>
              <table:table-cell office:value-type="float" office:value="0.243593">
                <text:p>0.2435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33334">
                <text:p>12.833334</text:p>
              </table:table-cell>
              <table:table-cell office:value-type="float" office:value="0.268735">
                <text:p>0.2687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66667">
                <text:p>12.866667</text:p>
              </table:table-cell>
              <table:table-cell office:value-type="float" office:value="0.268798">
                <text:p>0.2687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00001">
                <text:p>12.900001</text:p>
              </table:table-cell>
              <table:table-cell office:value-type="float" office:value="0.28108">
                <text:p>0.281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33334">
                <text:p>12.933334</text:p>
              </table:table-cell>
              <table:table-cell office:value-type="float" office:value="0.264365">
                <text:p>0.2643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66667">
                <text:p>12.966667</text:p>
              </table:table-cell>
              <table:table-cell office:value-type="float" office:value="0.293619">
                <text:p>0.293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00001">
                <text:p>13.000001</text:p>
              </table:table-cell>
              <table:table-cell office:value-type="float" office:value="0.267779">
                <text:p>0.2677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33334">
                <text:p>13.033334</text:p>
              </table:table-cell>
              <table:table-cell office:value-type="float" office:value="0.256145">
                <text:p>0.2561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66667">
                <text:p>13.066667</text:p>
              </table:table-cell>
              <table:table-cell office:value-type="float" office:value="0.248015">
                <text:p>0.2480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00001">
                <text:p>13.100001</text:p>
              </table:table-cell>
              <table:table-cell office:value-type="float" office:value="0.24345">
                <text:p>0.243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33334">
                <text:p>13.133334</text:p>
              </table:table-cell>
              <table:table-cell office:value-type="float" office:value="0.233577">
                <text:p>0.2335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66667">
                <text:p>13.166667</text:p>
              </table:table-cell>
              <table:table-cell office:value-type="float" office:value="0.203421">
                <text:p>0.2034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00001">
                <text:p>13.200001</text:p>
              </table:table-cell>
              <table:table-cell office:value-type="float" office:value="0.17959">
                <text:p>0.179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33334">
                <text:p>13.233334</text:p>
              </table:table-cell>
              <table:table-cell office:value-type="float" office:value="0.158576">
                <text:p>0.1585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66667">
                <text:p>13.266667</text:p>
              </table:table-cell>
              <table:table-cell office:value-type="float" office:value="0.141191">
                <text:p>0.1411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00001">
                <text:p>13.300001</text:p>
              </table:table-cell>
              <table:table-cell office:value-type="float" office:value="0.162764">
                <text:p>0.1627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33334">
                <text:p>13.333334</text:p>
              </table:table-cell>
              <table:table-cell office:value-type="float" office:value="0.137799">
                <text:p>0.1377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66667">
                <text:p>13.366667</text:p>
              </table:table-cell>
              <table:table-cell office:value-type="float" office:value="0.126286">
                <text:p>0.1262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00001">
                <text:p>13.400001</text:p>
              </table:table-cell>
              <table:table-cell office:value-type="float" office:value="0.143475">
                <text:p>0.1434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33334">
                <text:p>13.433334</text:p>
              </table:table-cell>
              <table:table-cell office:value-type="float" office:value="0.127548">
                <text:p>0.127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66667">
                <text:p>13.466667</text:p>
              </table:table-cell>
              <table:table-cell office:value-type="float" office:value="0.144458">
                <text:p>0.1444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00001">
                <text:p>13.500001</text:p>
              </table:table-cell>
              <table:table-cell office:value-type="float" office:value="0.159643">
                <text:p>0.1596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33334">
                <text:p>13.533334</text:p>
              </table:table-cell>
              <table:table-cell office:value-type="float" office:value="0.174192">
                <text:p>0.1741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66667">
                <text:p>13.566667</text:p>
              </table:table-cell>
              <table:table-cell office:value-type="float" office:value="0.196407">
                <text:p>0.196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00001">
                <text:p>13.600001</text:p>
              </table:table-cell>
              <table:table-cell office:value-type="float" office:value="0.195181">
                <text:p>0.1951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33334">
                <text:p>13.633334</text:p>
              </table:table-cell>
              <table:table-cell office:value-type="float" office:value="0.223362">
                <text:p>0.2233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66667">
                <text:p>13.666667</text:p>
              </table:table-cell>
              <table:table-cell office:value-type="float" office:value="0.206908">
                <text:p>0.2069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00001">
                <text:p>13.700001</text:p>
              </table:table-cell>
              <table:table-cell office:value-type="float" office:value="0.209056">
                <text:p>0.2090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33334">
                <text:p>13.733334</text:p>
              </table:table-cell>
              <table:table-cell office:value-type="float" office:value="0.197337">
                <text:p>0.1973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66667">
                <text:p>13.766667</text:p>
              </table:table-cell>
              <table:table-cell office:value-type="float" office:value="0.039844">
                <text:p>0.0398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00001">
                <text:p>13.800001</text:p>
              </table:table-cell>
              <table:table-cell office:value-type="float" office:value="0.038894">
                <text:p>0.0388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33334">
                <text:p>13.833334</text:p>
              </table:table-cell>
              <table:table-cell office:value-type="float" office:value="0.061804">
                <text:p>0.0618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66667">
                <text:p>13.866667</text:p>
              </table:table-cell>
              <table:table-cell office:value-type="float" office:value="0.046174">
                <text:p>0.0461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00001">
                <text:p>13.900001</text:p>
              </table:table-cell>
              <table:table-cell office:value-type="float" office:value="0.066178">
                <text:p>0.0661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33334">
                <text:p>13.933334</text:p>
              </table:table-cell>
              <table:table-cell office:value-type="float" office:value="0.04048">
                <text:p>0.04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66667">
                <text:p>13.966667</text:p>
              </table:table-cell>
              <table:table-cell office:value-type="float" office:value="0.050331">
                <text:p>0.0503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00001">
                <text:p>14.000001</text:p>
              </table:table-cell>
              <table:table-cell office:value-type="float" office:value="0.061184">
                <text:p>0.0611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33334">
                <text:p>14.033334</text:p>
              </table:table-cell>
              <table:table-cell office:value-type="float" office:value="0.063302">
                <text:p>0.0633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66667">
                <text:p>14.066667</text:p>
              </table:table-cell>
              <table:table-cell office:value-type="float" office:value="0.058255">
                <text:p>0.0582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00001">
                <text:p>14.100001</text:p>
              </table:table-cell>
              <table:table-cell office:value-type="float" office:value="0.085094">
                <text:p>0.0850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33334">
                <text:p>14.133334</text:p>
              </table:table-cell>
              <table:table-cell office:value-type="float" office:value="0.077858">
                <text:p>0.0778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66667">
                <text:p>14.166667</text:p>
              </table:table-cell>
              <table:table-cell office:value-type="float" office:value="0.12159">
                <text:p>0.121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00001">
                <text:p>14.200001</text:p>
              </table:table-cell>
              <table:table-cell office:value-type="float" office:value="0.111961">
                <text:p>0.1119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33334">
                <text:p>14.23333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66667">
                <text:p>14.266667</text:p>
              </table:table-cell>
              <table:table-cell office:value-type="float" office:value="0.134607">
                <text:p>0.1346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00001">
                <text:p>14.300001</text:p>
              </table:table-cell>
              <table:table-cell office:value-type="float" office:value="0.13961">
                <text:p>0.139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33334">
                <text:p>14.333334</text:p>
              </table:table-cell>
              <table:table-cell office:value-type="float" office:value="0.184893">
                <text:p>0.1848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66667">
                <text:p>14.366667</text:p>
              </table:table-cell>
              <table:table-cell office:value-type="float" office:value="0.148782">
                <text:p>0.1487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00001">
                <text:p>14.400001</text:p>
              </table:table-cell>
              <table:table-cell office:value-type="float" office:value="0.175204">
                <text:p>0.1752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33334">
                <text:p>14.433334</text:p>
              </table:table-cell>
              <table:table-cell office:value-type="float" office:value="0.182144">
                <text:p>0.1821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66667">
                <text:p>14.466667</text:p>
              </table:table-cell>
              <table:table-cell office:value-type="float" office:value="0.193853">
                <text:p>0.1938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00001">
                <text:p>14.500001</text:p>
              </table:table-cell>
              <table:table-cell office:value-type="float" office:value="0.202506">
                <text:p>0.2025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33334">
                <text:p>14.533334</text:p>
              </table:table-cell>
              <table:table-cell office:value-type="float" office:value="0.19721">
                <text:p>0.197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66667">
                <text:p>14.566667</text:p>
              </table:table-cell>
              <table:table-cell office:value-type="float" office:value="0.189952">
                <text:p>0.1899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00001">
                <text:p>14.600001</text:p>
              </table:table-cell>
              <table:table-cell office:value-type="float" office:value="0.187786">
                <text:p>0.1877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33334">
                <text:p>14.633334</text:p>
              </table:table-cell>
              <table:table-cell office:value-type="float" office:value="0.192311">
                <text:p>0.1923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66667">
                <text:p>14.666667</text:p>
              </table:table-cell>
              <table:table-cell office:value-type="float" office:value="0.19291">
                <text:p>0.192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00001">
                <text:p>14.700001</text:p>
              </table:table-cell>
              <table:table-cell office:value-type="float" office:value="0.196563">
                <text:p>0.1965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33334">
                <text:p>14.733334</text:p>
              </table:table-cell>
              <table:table-cell office:value-type="float" office:value="0.196093">
                <text:p>0.1960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66667">
                <text:p>14.766667</text:p>
              </table:table-cell>
              <table:table-cell office:value-type="float" office:value="0.183466">
                <text:p>0.1834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00001">
                <text:p>14.800001</text:p>
              </table:table-cell>
              <table:table-cell office:value-type="float" office:value="0.161664">
                <text:p>0.1616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33334">
                <text:p>14.833334</text:p>
              </table:table-cell>
              <table:table-cell office:value-type="float" office:value="0.167367">
                <text:p>0.1673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66667">
                <text:p>14.866667</text:p>
              </table:table-cell>
              <table:table-cell office:value-type="float" office:value="0.157077">
                <text:p>0.1570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00001">
                <text:p>14.900001</text:p>
              </table:table-cell>
              <table:table-cell office:value-type="float" office:value="0.130805">
                <text:p>0.1308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33334">
                <text:p>14.933334</text:p>
              </table:table-cell>
              <table:table-cell office:value-type="float" office:value="0.118278">
                <text:p>0.1182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66667">
                <text:p>14.966667</text:p>
              </table:table-cell>
              <table:table-cell office:value-type="float" office:value="0.109803">
                <text:p>0.1098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00001">
                <text:p>15.000001</text:p>
              </table:table-cell>
              <table:table-cell office:value-type="float" office:value="0.076223">
                <text:p>0.0762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33334">
                <text:p>15.033334</text:p>
              </table:table-cell>
              <table:table-cell office:value-type="float" office:value="0.102286">
                <text:p>0.1022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66667">
                <text:p>15.066667</text:p>
              </table:table-cell>
              <table:table-cell office:value-type="float" office:value="0.065659">
                <text:p>0.0656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00001">
                <text:p>15.100001</text:p>
              </table:table-cell>
              <table:table-cell office:value-type="float" office:value="0.077823">
                <text:p>0.0778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33334">
                <text:p>15.133334</text:p>
              </table:table-cell>
              <table:table-cell office:value-type="float" office:value="0.068364">
                <text:p>0.0683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66667">
                <text:p>15.166667</text:p>
              </table:table-cell>
              <table:table-cell office:value-type="float" office:value="0.061153">
                <text:p>0.0611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00001">
                <text:p>15.200001</text:p>
              </table:table-cell>
              <table:table-cell office:value-type="float" office:value="0.045396">
                <text:p>0.0453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33334">
                <text:p>15.233334</text:p>
              </table:table-cell>
              <table:table-cell office:value-type="float" office:value="0.05117">
                <text:p>0.05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66667">
                <text:p>15.266667</text:p>
              </table:table-cell>
              <table:table-cell office:value-type="float" office:value="0.044911">
                <text:p>0.0449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00001">
                <text:p>15.300001</text:p>
              </table:table-cell>
              <table:table-cell office:value-type="float" office:value="0.047608">
                <text:p>0.0476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33334">
                <text:p>15.333334</text:p>
              </table:table-cell>
              <table:table-cell office:value-type="float" office:value="0.026058">
                <text:p>0.0260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66667">
                <text:p>15.366667</text:p>
              </table:table-cell>
              <table:table-cell office:value-type="float" office:value="0.044347">
                <text:p>0.0443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00001">
                <text:p>15.400001</text:p>
              </table:table-cell>
              <table:table-cell office:value-type="float" office:value="0.034279">
                <text:p>0.0342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33334">
                <text:p>15.433334</text:p>
              </table:table-cell>
              <table:table-cell office:value-type="float" office:value="0.041256">
                <text:p>0.0412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66667">
                <text:p>15.466667</text:p>
              </table:table-cell>
              <table:table-cell office:value-type="float" office:value="0.027713">
                <text:p>0.0277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00001">
                <text:p>15.500001</text:p>
              </table:table-cell>
              <table:table-cell office:value-type="float" office:value="0.034461">
                <text:p>0.0344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33334">
                <text:p>15.533334</text:p>
              </table:table-cell>
              <table:table-cell office:value-type="float" office:value="0.042707">
                <text:p>0.0427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66667">
                <text:p>15.566667</text:p>
              </table:table-cell>
              <table:table-cell office:value-type="float" office:value="0.044831">
                <text:p>0.0448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00001">
                <text:p>15.600001</text:p>
              </table:table-cell>
              <table:table-cell office:value-type="float" office:value="0.033623">
                <text:p>0.0336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33334">
                <text:p>15.633334</text:p>
              </table:table-cell>
              <table:table-cell office:value-type="float" office:value="0.037543">
                <text:p>0.0375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66667">
                <text:p>15.666667</text:p>
              </table:table-cell>
              <table:table-cell office:value-type="float" office:value="0.060354">
                <text:p>0.0603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00001">
                <text:p>15.700001</text:p>
              </table:table-cell>
              <table:table-cell office:value-type="float" office:value="0.05536">
                <text:p>0.055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33334">
                <text:p>15.733334</text:p>
              </table:table-cell>
              <table:table-cell office:value-type="float" office:value="0.068502">
                <text:p>0.0685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66667">
                <text:p>15.766667</text:p>
              </table:table-cell>
              <table:table-cell office:value-type="float" office:value="0.071367">
                <text:p>0.0713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00001">
                <text:p>15.800001</text:p>
              </table:table-cell>
              <table:table-cell office:value-type="float" office:value="0.068466">
                <text:p>0.0684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33334">
                <text:p>15.833334</text:p>
              </table:table-cell>
              <table:table-cell office:value-type="float" office:value="0.067545">
                <text:p>0.0675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66667">
                <text:p>15.866667</text:p>
              </table:table-cell>
              <table:table-cell office:value-type="float" office:value="0.085682">
                <text:p>0.0856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00001">
                <text:p>15.900001</text:p>
              </table:table-cell>
              <table:table-cell office:value-type="float" office:value="0.114388">
                <text:p>0.1143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33334">
                <text:p>15.933334</text:p>
              </table:table-cell>
              <table:table-cell office:value-type="float" office:value="0.098485">
                <text:p>0.0984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66667">
                <text:p>15.966667</text:p>
              </table:table-cell>
              <table:table-cell office:value-type="float" office:value="0.118191">
                <text:p>0.1181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00001">
                <text:p>16.000001</text:p>
              </table:table-cell>
              <table:table-cell office:value-type="float" office:value="0.11744">
                <text:p>0.117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33334">
                <text:p>16.033334</text:p>
              </table:table-cell>
              <table:table-cell office:value-type="float" office:value="0.142963">
                <text:p>0.142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66668">
                <text:p>16.066668</text:p>
              </table:table-cell>
              <table:table-cell office:value-type="float" office:value="0.148194">
                <text:p>0.1481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00001">
                <text:p>16.100001</text:p>
              </table:table-cell>
              <table:table-cell office:value-type="float" office:value="0.160957">
                <text:p>0.1609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33334">
                <text:p>16.133334</text:p>
              </table:table-cell>
              <table:table-cell office:value-type="float" office:value="0.180173">
                <text:p>0.1801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66668">
                <text:p>16.166668</text:p>
              </table:table-cell>
              <table:table-cell office:value-type="float" office:value="0.177405">
                <text:p>0.1774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00001">
                <text:p>16.200001</text:p>
              </table:table-cell>
              <table:table-cell office:value-type="float" office:value="0.203643">
                <text:p>0.2036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33334">
                <text:p>16.233334</text:p>
              </table:table-cell>
              <table:table-cell office:value-type="float" office:value="0.199933">
                <text:p>0.1999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66668">
                <text:p>16.266668</text:p>
              </table:table-cell>
              <table:table-cell office:value-type="float" office:value="0.205915">
                <text:p>0.2059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00001">
                <text:p>16.300001</text:p>
              </table:table-cell>
              <table:table-cell office:value-type="float" office:value="0.200552">
                <text:p>0.2005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33334">
                <text:p>16.333334</text:p>
              </table:table-cell>
              <table:table-cell office:value-type="float" office:value="0.204091">
                <text:p>0.2040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66668">
                <text:p>16.366668</text:p>
              </table:table-cell>
              <table:table-cell office:value-type="float" office:value="0.197288">
                <text:p>0.1972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00001">
                <text:p>16.400001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33334">
                <text:p>16.433334</text:p>
              </table:table-cell>
              <table:table-cell office:value-type="float" office:value="0.18668">
                <text:p>0.186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66668">
                <text:p>16.466668</text:p>
              </table:table-cell>
              <table:table-cell office:value-type="float" office:value="0.180571">
                <text:p>0.1805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00001">
                <text:p>16.500001</text:p>
              </table:table-cell>
              <table:table-cell office:value-type="float" office:value="0.186468">
                <text:p>0.1864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33334">
                <text:p>16.533334</text:p>
              </table:table-cell>
              <table:table-cell office:value-type="float" office:value="0.167727">
                <text:p>0.1677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66668">
                <text:p>16.566668</text:p>
              </table:table-cell>
              <table:table-cell office:value-type="float" office:value="0.147858">
                <text:p>0.1478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00001">
                <text:p>16.600001</text:p>
              </table:table-cell>
              <table:table-cell office:value-type="float" office:value="0.158623">
                <text:p>0.1586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33334">
                <text:p>16.633334</text:p>
              </table:table-cell>
              <table:table-cell office:value-type="float" office:value="0.13655">
                <text:p>0.136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66668">
                <text:p>16.666668</text:p>
              </table:table-cell>
              <table:table-cell office:value-type="float" office:value="0.117376">
                <text:p>0.1173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00001">
                <text:p>16.700001</text:p>
              </table:table-cell>
              <table:table-cell office:value-type="float" office:value="0.114672">
                <text:p>0.1146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33334">
                <text:p>16.733334</text:p>
              </table:table-cell>
              <table:table-cell office:value-type="float" office:value="0.081016">
                <text:p>0.0810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66668">
                <text:p>16.766668</text:p>
              </table:table-cell>
              <table:table-cell office:value-type="float" office:value="0.07319">
                <text:p>0.073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00001">
                <text:p>16.800001</text:p>
              </table:table-cell>
              <table:table-cell office:value-type="float" office:value="0.073131">
                <text:p>0.0731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33334">
                <text:p>16.833334</text:p>
              </table:table-cell>
              <table:table-cell office:value-type="float" office:value="0.06502">
                <text:p>0.065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66668">
                <text:p>16.866668</text:p>
              </table:table-cell>
              <table:table-cell office:value-type="float" office:value="0.064352">
                <text:p>0.0643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00001">
                <text:p>16.900001</text:p>
              </table:table-cell>
              <table:table-cell office:value-type="float" office:value="0.068169">
                <text:p>0.0681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33334">
                <text:p>16.933334</text:p>
              </table:table-cell>
              <table:table-cell office:value-type="float" office:value="0.066604">
                <text:p>0.0666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66668">
                <text:p>16.966668</text:p>
              </table:table-cell>
              <table:table-cell office:value-type="float" office:value="0.057038">
                <text:p>0.0570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00001">
                <text:p>17.000001</text:p>
              </table:table-cell>
              <table:table-cell office:value-type="float" office:value="0.040209">
                <text:p>0.040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33334">
                <text:p>17.033334</text:p>
              </table:table-cell>
              <table:table-cell office:value-type="float" office:value="0.043263">
                <text:p>0.0432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66668">
                <text:p>17.066668</text:p>
              </table:table-cell>
              <table:table-cell office:value-type="float" office:value="0.03985">
                <text:p>0.039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00001">
                <text:p>17.100001</text:p>
              </table:table-cell>
              <table:table-cell office:value-type="float" office:value="0.049463">
                <text:p>0.0494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33334">
                <text:p>17.133334</text:p>
              </table:table-cell>
              <table:table-cell office:value-type="float" office:value="0.036792">
                <text:p>0.0367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66668">
                <text:p>17.166668</text:p>
              </table:table-cell>
              <table:table-cell office:value-type="float" office:value="0.044469">
                <text:p>0.0444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00001">
                <text:p>17.200001</text:p>
              </table:table-cell>
              <table:table-cell office:value-type="float" office:value="0.039481">
                <text:p>0.0394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33334">
                <text:p>17.233334</text:p>
              </table:table-cell>
              <table:table-cell office:value-type="float" office:value="0.269219">
                <text:p>0.2692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66668">
                <text:p>17.266668</text:p>
              </table:table-cell>
              <table:table-cell office:value-type="float" office:value="0.266776">
                <text:p>0.2667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00001">
                <text:p>17.300001</text:p>
              </table:table-cell>
              <table:table-cell office:value-type="float" office:value="0.25084">
                <text:p>0.250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33334">
                <text:p>17.333334</text:p>
              </table:table-cell>
              <table:table-cell office:value-type="float" office:value="0.259188">
                <text:p>0.2591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66668">
                <text:p>17.366668</text:p>
              </table:table-cell>
              <table:table-cell office:value-type="float" office:value="0.263153">
                <text:p>0.2631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00001">
                <text:p>17.400001</text:p>
              </table:table-cell>
              <table:table-cell office:value-type="float" office:value="0.264774">
                <text:p>0.2647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33334">
                <text:p>17.433334</text:p>
              </table:table-cell>
              <table:table-cell office:value-type="float" office:value="0.258632">
                <text:p>0.2586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66668">
                <text:p>17.466668</text:p>
              </table:table-cell>
              <table:table-cell office:value-type="float" office:value="0.255857">
                <text:p>0.2558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00001">
                <text:p>17.500001</text:p>
              </table:table-cell>
              <table:table-cell office:value-type="float" office:value="0.238319">
                <text:p>0.2383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33334">
                <text:p>17.533334</text:p>
              </table:table-cell>
              <table:table-cell office:value-type="float" office:value="0.276913">
                <text:p>0.2769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66668">
                <text:p>17.566668</text:p>
              </table:table-cell>
              <table:table-cell office:value-type="float" office:value="0.252539">
                <text:p>0.2525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00001">
                <text:p>17.600001</text:p>
              </table:table-cell>
              <table:table-cell office:value-type="float" office:value="0.261854">
                <text:p>0.2618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33334">
                <text:p>17.633334</text:p>
              </table:table-cell>
              <table:table-cell office:value-type="float" office:value="0.249045">
                <text:p>0.2490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66668">
                <text:p>17.666668</text:p>
              </table:table-cell>
              <table:table-cell office:value-type="float" office:value="0.275445">
                <text:p>0.2754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00001">
                <text:p>17.700001</text:p>
              </table:table-cell>
              <table:table-cell office:value-type="float" office:value="0.265885">
                <text:p>0.2658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33334">
                <text:p>17.733334</text:p>
              </table:table-cell>
              <table:table-cell office:value-type="float" office:value="0.259529">
                <text:p>0.2595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66668">
                <text:p>17.766668</text:p>
              </table:table-cell>
              <table:table-cell office:value-type="float" office:value="0.269853">
                <text:p>0.2698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00001">
                <text:p>17.800001</text:p>
              </table:table-cell>
              <table:table-cell office:value-type="float" office:value="0.271705">
                <text:p>0.2717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33334">
                <text:p>17.833334</text:p>
              </table:table-cell>
              <table:table-cell office:value-type="float" office:value="0.260004">
                <text:p>0.2600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66668">
                <text:p>17.866668</text:p>
              </table:table-cell>
              <table:table-cell office:value-type="float" office:value="0.258257">
                <text:p>0.2582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00001">
                <text:p>17.900001</text:p>
              </table:table-cell>
              <table:table-cell office:value-type="float" office:value="0.258782">
                <text:p>0.2587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33334">
                <text:p>17.933334</text:p>
              </table:table-cell>
              <table:table-cell office:value-type="float" office:value="0.269829">
                <text:p>0.2698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66668">
                <text:p>17.966668</text:p>
              </table:table-cell>
              <table:table-cell office:value-type="float" office:value="0.259954">
                <text:p>0.2599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00001">
                <text:p>18.000001</text:p>
              </table:table-cell>
              <table:table-cell office:value-type="float" office:value="0.272299">
                <text:p>0.2722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33334">
                <text:p>18.033334</text:p>
              </table:table-cell>
              <table:table-cell office:value-type="float" office:value="0.2861">
                <text:p>0.28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66668">
                <text:p>18.066668</text:p>
              </table:table-cell>
              <table:table-cell office:value-type="float" office:value="0.244338">
                <text:p>0.2443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00001">
                <text:p>18.100001</text:p>
              </table:table-cell>
              <table:table-cell office:value-type="float" office:value="0.264096">
                <text:p>0.2640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33334">
                <text:p>18.133334</text:p>
              </table:table-cell>
              <table:table-cell office:value-type="float" office:value="0.26283">
                <text:p>0.2628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66668">
                <text:p>18.166668</text:p>
              </table:table-cell>
              <table:table-cell office:value-type="float" office:value="0.266954">
                <text:p>0.2669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00001">
                <text:p>18.200001</text:p>
              </table:table-cell>
              <table:table-cell office:value-type="float" office:value="0.272873">
                <text:p>0.2728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33334">
                <text:p>18.233334</text:p>
              </table:table-cell>
              <table:table-cell office:value-type="float" office:value="0.275295">
                <text:p>0.2752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66668">
                <text:p>18.266668</text:p>
              </table:table-cell>
              <table:table-cell office:value-type="float" office:value="0.274301">
                <text:p>0.2743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00001">
                <text:p>18.300001</text:p>
              </table:table-cell>
              <table:table-cell office:value-type="float" office:value="0.278249">
                <text:p>0.2782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33334">
                <text:p>18.333334</text:p>
              </table:table-cell>
              <table:table-cell office:value-type="float" office:value="0.262866">
                <text:p>0.2628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66668">
                <text:p>18.366668</text:p>
              </table:table-cell>
              <table:table-cell office:value-type="float" office:value="0.272254">
                <text:p>0.2722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00001">
                <text:p>18.400001</text:p>
              </table:table-cell>
              <table:table-cell office:value-type="float" office:value="0.263528">
                <text:p>0.2635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33334">
                <text:p>18.433334</text:p>
              </table:table-cell>
              <table:table-cell office:value-type="float" office:value="0.275401">
                <text:p>0.2754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66668">
                <text:p>18.466668</text:p>
              </table:table-cell>
              <table:table-cell office:value-type="float" office:value="0.262433">
                <text:p>0.2624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00001">
                <text:p>18.500001</text:p>
              </table:table-cell>
              <table:table-cell office:value-type="float" office:value="0.274871">
                <text:p>0.2748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33334">
                <text:p>18.533334</text:p>
              </table:table-cell>
              <table:table-cell office:value-type="float" office:value="0.264532">
                <text:p>0.2645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66668">
                <text:p>18.566668</text:p>
              </table:table-cell>
              <table:table-cell office:value-type="float" office:value="0.277419">
                <text:p>0.2774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00001">
                <text:p>18.600001</text:p>
              </table:table-cell>
              <table:table-cell office:value-type="float" office:value="0.279283">
                <text:p>0.27928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33334">
                <text:p>18.633334</text:p>
              </table:table-cell>
              <table:table-cell office:value-type="float" office:value="0.278844">
                <text:p>0.2788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66668">
                <text:p>18.666668</text:p>
              </table:table-cell>
              <table:table-cell office:value-type="float" office:value="0.269691">
                <text:p>0.2696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00001">
                <text:p>18.700001</text:p>
              </table:table-cell>
              <table:table-cell office:value-type="float" office:value="0.284817">
                <text:p>0.2848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33334">
                <text:p>18.733334</text:p>
              </table:table-cell>
              <table:table-cell office:value-type="float" office:value="0.277044">
                <text:p>0.2770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66668">
                <text:p>18.766668</text:p>
              </table:table-cell>
              <table:table-cell office:value-type="float" office:value="0.279346">
                <text:p>0.2793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00001">
                <text:p>18.800001</text:p>
              </table:table-cell>
              <table:table-cell office:value-type="float" office:value="0.287281">
                <text:p>0.2872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33334">
                <text:p>18.833334</text:p>
              </table:table-cell>
              <table:table-cell office:value-type="float" office:value="0.281913">
                <text:p>0.2819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66668">
                <text:p>18.866668</text:p>
              </table:table-cell>
              <table:table-cell office:value-type="float" office:value="0.284522">
                <text:p>0.2845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00001">
                <text:p>18.900001</text:p>
              </table:table-cell>
              <table:table-cell office:value-type="float" office:value="0.282407">
                <text:p>0.2824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33334">
                <text:p>18.933334</text:p>
              </table:table-cell>
              <table:table-cell office:value-type="float" office:value="0.269355">
                <text:p>0.2693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66668">
                <text:p>18.966668</text:p>
              </table:table-cell>
              <table:table-cell office:value-type="float" office:value="0.283059">
                <text:p>0.2830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00001">
                <text:p>19.000001</text:p>
              </table:table-cell>
              <table:table-cell office:value-type="float" office:value="0.293501">
                <text:p>0.2935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33334">
                <text:p>19.033334</text:p>
              </table:table-cell>
              <table:table-cell office:value-type="float" office:value="0.280101">
                <text:p>0.2801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66668">
                <text:p>19.066668</text:p>
              </table:table-cell>
              <table:table-cell office:value-type="float" office:value="0.293756">
                <text:p>0.2937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00001">
                <text:p>19.100001</text:p>
              </table:table-cell>
              <table:table-cell office:value-type="float" office:value="0.28511">
                <text:p>0.285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33334">
                <text:p>19.133334</text:p>
              </table:table-cell>
              <table:table-cell office:value-type="float" office:value="0.288941">
                <text:p>0.2889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66668">
                <text:p>19.166668</text:p>
              </table:table-cell>
              <table:table-cell office:value-type="float" office:value="0.301675">
                <text:p>0.3016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00001">
                <text:p>19.200001</text:p>
              </table:table-cell>
              <table:table-cell office:value-type="float" office:value="0.283014">
                <text:p>0.2830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33334">
                <text:p>19.233334</text:p>
              </table:table-cell>
              <table:table-cell office:value-type="float" office:value="0.288269">
                <text:p>0.2882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66668">
                <text:p>19.266668</text:p>
              </table:table-cell>
              <table:table-cell office:value-type="float" office:value="0.270304">
                <text:p>0.2703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00001">
                <text:p>19.300001</text:p>
              </table:table-cell>
              <table:table-cell office:value-type="float" office:value="0.293006">
                <text:p>0.2930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33334">
                <text:p>19.333334</text:p>
              </table:table-cell>
              <table:table-cell office:value-type="float" office:value="0.291149">
                <text:p>0.2911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366668">
                <text:p>19.366668</text:p>
              </table:table-cell>
              <table:table-cell office:value-type="float" office:value="0.290412">
                <text:p>0.2904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00001">
                <text:p>19.400001</text:p>
              </table:table-cell>
              <table:table-cell office:value-type="float" office:value="0.272713">
                <text:p>0.2727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33334">
                <text:p>19.433334</text:p>
              </table:table-cell>
              <table:table-cell office:value-type="float" office:value="0.282544">
                <text:p>0.2825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66668">
                <text:p>19.466668</text:p>
              </table:table-cell>
              <table:table-cell office:value-type="float" office:value="0.284677">
                <text:p>0.2846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00001">
                <text:p>19.500001</text:p>
              </table:table-cell>
              <table:table-cell office:value-type="float" office:value="0.301137">
                <text:p>0.3011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33334">
                <text:p>19.533334</text:p>
              </table:table-cell>
              <table:table-cell office:value-type="float" office:value="0.292564">
                <text:p>0.2925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66668">
                <text:p>19.566668</text:p>
              </table:table-cell>
              <table:table-cell office:value-type="float" office:value="0.286123">
                <text:p>0.2861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00001">
                <text:p>19.600001</text:p>
              </table:table-cell>
              <table:table-cell office:value-type="float" office:value="0.294432">
                <text:p>0.2944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33334">
                <text:p>19.633334</text:p>
              </table:table-cell>
              <table:table-cell office:value-type="float" office:value="0.27886">
                <text:p>0.278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66668">
                <text:p>19.666668</text:p>
              </table:table-cell>
              <table:table-cell office:value-type="float" office:value="0.301233">
                <text:p>0.3012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00001">
                <text:p>19.700001</text:p>
              </table:table-cell>
              <table:table-cell office:value-type="float" office:value="0.287906">
                <text:p>0.2879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33334">
                <text:p>19.733334</text:p>
              </table:table-cell>
              <table:table-cell office:value-type="float" office:value="0.292865">
                <text:p>0.2928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66668">
                <text:p>19.766668</text:p>
              </table:table-cell>
              <table:table-cell office:value-type="float" office:value="0.295077">
                <text:p>0.2950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00001">
                <text:p>19.800001</text:p>
              </table:table-cell>
              <table:table-cell office:value-type="float" office:value="0.288895">
                <text:p>0.2888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33334">
                <text:p>19.833334</text:p>
              </table:table-cell>
              <table:table-cell office:value-type="float" office:value="0.277838">
                <text:p>0.2778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66668">
                <text:p>19.866668</text:p>
              </table:table-cell>
              <table:table-cell office:value-type="float" office:value="0.290226">
                <text:p>0.2902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00001">
                <text:p>19.900001</text:p>
              </table:table-cell>
              <table:table-cell office:value-type="float" office:value="0.292188">
                <text:p>0.2921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33334">
                <text:p>19.933334</text:p>
              </table:table-cell>
              <table:table-cell office:value-type="float" office:value="0.279577">
                <text:p>0.2795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66668">
                <text:p>19.966668</text:p>
              </table:table-cell>
              <table:table-cell office:value-type="float" office:value="0.283391">
                <text:p>0.2833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00001">
                <text:p>20.000001</text:p>
              </table:table-cell>
              <table:table-cell office:value-type="float" office:value="0.293225">
                <text:p>0.2932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33334">
                <text:p>20.033334</text:p>
              </table:table-cell>
              <table:table-cell office:value-type="float" office:value="0.288686">
                <text:p>0.2886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66668">
                <text:p>20.066668</text:p>
              </table:table-cell>
              <table:table-cell office:value-type="float" office:value="0.280871">
                <text:p>0.2808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00001">
                <text:p>20.100001</text:p>
              </table:table-cell>
              <table:table-cell office:value-type="float" office:value="0.300557">
                <text:p>0.3005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33334">
                <text:p>20.133334</text:p>
              </table:table-cell>
              <table:table-cell office:value-type="float" office:value="0.285664">
                <text:p>0.2856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66668">
                <text:p>20.166668</text:p>
              </table:table-cell>
              <table:table-cell office:value-type="float" office:value="0.283122">
                <text:p>0.2831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00001">
                <text:p>20.200001</text:p>
              </table:table-cell>
              <table:table-cell office:value-type="float" office:value="0.290594">
                <text:p>0.2905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33334">
                <text:p>20.233334</text:p>
              </table:table-cell>
              <table:table-cell office:value-type="float" office:value="0.278243">
                <text:p>0.2782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66668">
                <text:p>20.266668</text:p>
              </table:table-cell>
              <table:table-cell office:value-type="float" office:value="0.273692">
                <text:p>0.2736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00001">
                <text:p>20.300001</text:p>
              </table:table-cell>
              <table:table-cell office:value-type="float" office:value="0.277625">
                <text:p>0.2776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33334">
                <text:p>20.333334</text:p>
              </table:table-cell>
              <table:table-cell office:value-type="float" office:value="0.276512">
                <text:p>0.2765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66668">
                <text:p>20.366668</text:p>
              </table:table-cell>
              <table:table-cell office:value-type="float" office:value="0.278751">
                <text:p>0.2787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00001">
                <text:p>20.400001</text:p>
              </table:table-cell>
              <table:table-cell office:value-type="float" office:value="0.276057">
                <text:p>0.2760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33334">
                <text:p>20.433334</text:p>
              </table:table-cell>
              <table:table-cell office:value-type="float" office:value="0.284676">
                <text:p>0.2846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466668">
                <text:p>20.466668</text:p>
              </table:table-cell>
              <table:table-cell office:value-type="float" office:value="0.275901">
                <text:p>0.2759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00001">
                <text:p>20.500001</text:p>
              </table:table-cell>
              <table:table-cell office:value-type="float" office:value="0.265438">
                <text:p>0.2654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33334">
                <text:p>20.533334</text:p>
              </table:table-cell>
              <table:table-cell office:value-type="float" office:value="0.26317">
                <text:p>0.263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66668">
                <text:p>20.566668</text:p>
              </table:table-cell>
              <table:table-cell office:value-type="float" office:value="0.255204">
                <text:p>0.2552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00001">
                <text:p>20.600001</text:p>
              </table:table-cell>
              <table:table-cell office:value-type="float" office:value="0.277726">
                <text:p>0.2777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33334">
                <text:p>20.633334</text:p>
              </table:table-cell>
              <table:table-cell office:value-type="float" office:value="0.275922">
                <text:p>0.2759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66668">
                <text:p>20.666668</text:p>
              </table:table-cell>
              <table:table-cell office:value-type="float" office:value="0.270169">
                <text:p>0.2701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00001">
                <text:p>20.700001</text:p>
              </table:table-cell>
              <table:table-cell office:value-type="float" office:value="0.267771">
                <text:p>0.2677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33334">
                <text:p>20.733334</text:p>
              </table:table-cell>
              <table:table-cell office:value-type="float" office:value="0.268935">
                <text:p>0.2689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66668">
                <text:p>20.766668</text:p>
              </table:table-cell>
              <table:table-cell office:value-type="float" office:value="0.260385">
                <text:p>0.2603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00001">
                <text:p>20.800001</text:p>
              </table:table-cell>
              <table:table-cell office:value-type="float" office:value="0.269877">
                <text:p>0.26987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33334">
                <text:p>20.833334</text:p>
              </table:table-cell>
              <table:table-cell office:value-type="float" office:value="0.25805">
                <text:p>0.258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66668">
                <text:p>20.866668</text:p>
              </table:table-cell>
              <table:table-cell office:value-type="float" office:value="0.252605">
                <text:p>0.2526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00001">
                <text:p>20.900001</text:p>
              </table:table-cell>
              <table:table-cell office:value-type="float" office:value="0.255997">
                <text:p>0.2559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33334">
                <text:p>20.933334</text:p>
              </table:table-cell>
              <table:table-cell office:value-type="float" office:value="0.263532">
                <text:p>0.2635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66668">
                <text:p>20.966668</text:p>
              </table:table-cell>
              <table:table-cell office:value-type="float" office:value="0.269832">
                <text:p>0.2698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00001">
                <text:p>21.000001</text:p>
              </table:table-cell>
              <table:table-cell office:value-type="float" office:value="0.248036">
                <text:p>0.2480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33334">
                <text:p>21.033334</text:p>
              </table:table-cell>
              <table:table-cell office:value-type="float" office:value="0.269943">
                <text:p>0.26994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066668">
                <text:p>21.066668</text:p>
              </table:table-cell>
              <table:table-cell office:value-type="float" office:value="0.252731">
                <text:p>0.2527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00001">
                <text:p>21.100001</text:p>
              </table:table-cell>
              <table:table-cell office:value-type="float" office:value="0.27986">
                <text:p>0.279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33334">
                <text:p>21.133334</text:p>
              </table:table-cell>
              <table:table-cell office:value-type="float" office:value="0.275329">
                <text:p>0.2753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66668">
                <text:p>21.166668</text:p>
              </table:table-cell>
              <table:table-cell office:value-type="float" office:value="0.285293">
                <text:p>0.2852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00001">
                <text:p>21.200001</text:p>
              </table:table-cell>
              <table:table-cell office:value-type="float" office:value="0.278861">
                <text:p>0.2788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33334">
                <text:p>21.233334</text:p>
              </table:table-cell>
              <table:table-cell office:value-type="float" office:value="0.277641">
                <text:p>0.27764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66668">
                <text:p>21.266668</text:p>
              </table:table-cell>
              <table:table-cell office:value-type="float" office:value="0.266441">
                <text:p>0.2664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00001">
                <text:p>21.300001</text:p>
              </table:table-cell>
              <table:table-cell office:value-type="float" office:value="0.278028">
                <text:p>0.2780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33334">
                <text:p>21.333334</text:p>
              </table:table-cell>
              <table:table-cell office:value-type="float" office:value="0.289095">
                <text:p>0.2890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66668">
                <text:p>21.366668</text:p>
              </table:table-cell>
              <table:table-cell office:value-type="float" office:value="0.28108">
                <text:p>0.281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00001">
                <text:p>21.400001</text:p>
              </table:table-cell>
              <table:table-cell office:value-type="float" office:value="0.276099">
                <text:p>0.2760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33334">
                <text:p>21.433334</text:p>
              </table:table-cell>
              <table:table-cell office:value-type="float" office:value="0.273303">
                <text:p>0.2733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66668">
                <text:p>21.466668</text:p>
              </table:table-cell>
              <table:table-cell office:value-type="float" office:value="0.272308">
                <text:p>0.2723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00001">
                <text:p>21.500001</text:p>
              </table:table-cell>
              <table:table-cell office:value-type="float" office:value="0.29683">
                <text:p>0.296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33334">
                <text:p>21.533334</text:p>
              </table:table-cell>
              <table:table-cell office:value-type="float" office:value="0.291041">
                <text:p>0.2910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66668">
                <text:p>21.566668</text:p>
              </table:table-cell>
              <table:table-cell office:value-type="float" office:value="0.268074">
                <text:p>0.2680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00001">
                <text:p>21.600001</text:p>
              </table:table-cell>
              <table:table-cell office:value-type="float" office:value="0.260646">
                <text:p>0.2606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33334">
                <text:p>21.633334</text:p>
              </table:table-cell>
              <table:table-cell office:value-type="float" office:value="0.277731">
                <text:p>0.277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666668">
                <text:p>21.666668</text:p>
              </table:table-cell>
              <table:table-cell office:value-type="float" office:value="0.282342">
                <text:p>0.2823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00001">
                <text:p>21.700001</text:p>
              </table:table-cell>
              <table:table-cell office:value-type="float" office:value="0.282637">
                <text:p>0.2826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33334">
                <text:p>21.733334</text:p>
              </table:table-cell>
              <table:table-cell office:value-type="float" office:value="0.294561">
                <text:p>0.2945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766668">
                <text:p>21.766668</text:p>
              </table:table-cell>
              <table:table-cell office:value-type="float" office:value="0.2771">
                <text:p>0.27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00001">
                <text:p>21.800001</text:p>
              </table:table-cell>
              <table:table-cell office:value-type="float" office:value="0.296905">
                <text:p>0.2969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33334">
                <text:p>21.833334</text:p>
              </table:table-cell>
              <table:table-cell office:value-type="float" office:value="0.283743">
                <text:p>0.2837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866668">
                <text:p>21.866668</text:p>
              </table:table-cell>
              <table:table-cell office:value-type="float" office:value="0.294475">
                <text:p>0.2944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00001">
                <text:p>21.900001</text:p>
              </table:table-cell>
              <table:table-cell office:value-type="float" office:value="0.279714">
                <text:p>0.2797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33334">
                <text:p>21.933334</text:p>
              </table:table-cell>
              <table:table-cell office:value-type="float" office:value="0.291492">
                <text:p>0.2914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66668">
                <text:p>21.966668</text:p>
              </table:table-cell>
              <table:table-cell office:value-type="float" office:value="0.278934">
                <text:p>0.2789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00001">
                <text:p>22.000001</text:p>
              </table:table-cell>
              <table:table-cell office:value-type="float" office:value="0.270652">
                <text:p>0.2706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33334">
                <text:p>22.033334</text:p>
              </table:table-cell>
              <table:table-cell office:value-type="float" office:value="0.280779">
                <text:p>0.2807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066668">
                <text:p>22.066668</text:p>
              </table:table-cell>
              <table:table-cell office:value-type="float" office:value="0.291878">
                <text:p>0.2918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00001">
                <text:p>22.100001</text:p>
              </table:table-cell>
              <table:table-cell office:value-type="float" office:value="0.29947">
                <text:p>0.299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33334">
                <text:p>22.133334</text:p>
              </table:table-cell>
              <table:table-cell office:value-type="float" office:value="0.286698">
                <text:p>0.2866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166668">
                <text:p>22.166668</text:p>
              </table:table-cell>
              <table:table-cell office:value-type="float" office:value="0.283459">
                <text:p>0.2834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00001">
                <text:p>22.200001</text:p>
              </table:table-cell>
              <table:table-cell office:value-type="float" office:value="0.278112">
                <text:p>0.2781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33334">
                <text:p>22.233334</text:p>
              </table:table-cell>
              <table:table-cell office:value-type="float" office:value="0.281672">
                <text:p>0.2816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266668">
                <text:p>22.266668</text:p>
              </table:table-cell>
              <table:table-cell office:value-type="float" office:value="0.271877">
                <text:p>0.2718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00001">
                <text:p>22.300001</text:p>
              </table:table-cell>
              <table:table-cell office:value-type="float" office:value="0.282872">
                <text:p>0.2828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33334">
                <text:p>22.333334</text:p>
              </table:table-cell>
              <table:table-cell office:value-type="float" office:value="0.293681">
                <text:p>0.2936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6668">
                <text:p>22.366668</text:p>
              </table:table-cell>
              <table:table-cell office:value-type="float" office:value="0.278634">
                <text:p>0.2786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00001">
                <text:p>22.400001</text:p>
              </table:table-cell>
              <table:table-cell office:value-type="float" office:value="0.28022">
                <text:p>0.280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33335">
                <text:p>22.433335</text:p>
              </table:table-cell>
              <table:table-cell office:value-type="float" office:value="0.282016">
                <text:p>0.2820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66668">
                <text:p>22.466668</text:p>
              </table:table-cell>
              <table:table-cell office:value-type="float" office:value="0.279263">
                <text:p>0.2792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00001">
                <text:p>22.500001</text:p>
              </table:table-cell>
              <table:table-cell office:value-type="float" office:value="0.285195">
                <text:p>0.2851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33335">
                <text:p>22.533335</text:p>
              </table:table-cell>
              <table:table-cell office:value-type="float" office:value="0.282844">
                <text:p>0.2828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66668">
                <text:p>22.566668</text:p>
              </table:table-cell>
              <table:table-cell office:value-type="float" office:value="0.281247">
                <text:p>0.2812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00001">
                <text:p>22.600001</text:p>
              </table:table-cell>
              <table:table-cell office:value-type="float" office:value="0.279583">
                <text:p>0.27958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33335">
                <text:p>22.633335</text:p>
              </table:table-cell>
              <table:table-cell office:value-type="float" office:value="0.266369">
                <text:p>0.2663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66668">
                <text:p>22.666668</text:p>
              </table:table-cell>
              <table:table-cell office:value-type="float" office:value="0.296602">
                <text:p>0.2966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00001">
                <text:p>22.700001</text:p>
              </table:table-cell>
              <table:table-cell office:value-type="float" office:value="0.287152">
                <text:p>0.2871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33335">
                <text:p>22.733335</text:p>
              </table:table-cell>
              <table:table-cell office:value-type="float" office:value="0.279311">
                <text:p>0.2793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66668">
                <text:p>22.766668</text:p>
              </table:table-cell>
              <table:table-cell office:value-type="float" office:value="0.278662">
                <text:p>0.2786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00001">
                <text:p>22.800001</text:p>
              </table:table-cell>
              <table:table-cell office:value-type="float" office:value="0.288101">
                <text:p>0.2881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33335">
                <text:p>22.833335</text:p>
              </table:table-cell>
              <table:table-cell office:value-type="float" office:value="0.285607">
                <text:p>0.2856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866668">
                <text:p>22.866668</text:p>
              </table:table-cell>
              <table:table-cell office:value-type="float" office:value="0.281154">
                <text:p>0.2811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00001">
                <text:p>22.900001</text:p>
              </table:table-cell>
              <table:table-cell office:value-type="float" office:value="0.275655">
                <text:p>0.2756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33335">
                <text:p>22.933335</text:p>
              </table:table-cell>
              <table:table-cell office:value-type="float" office:value="0.285918">
                <text:p>0.2859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966668">
                <text:p>22.966668</text:p>
              </table:table-cell>
              <table:table-cell office:value-type="float" office:value="0.269044">
                <text:p>0.2690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00001">
                <text:p>23.000001</text:p>
              </table:table-cell>
              <table:table-cell office:value-type="float" office:value="0.294693">
                <text:p>0.29469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33335">
                <text:p>23.033335</text:p>
              </table:table-cell>
              <table:table-cell office:value-type="float" office:value="0.283194">
                <text:p>0.2831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066668">
                <text:p>23.066668</text:p>
              </table:table-cell>
              <table:table-cell office:value-type="float" office:value="0.283994">
                <text:p>0.2839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00001">
                <text:p>23.100001</text:p>
              </table:table-cell>
              <table:table-cell office:value-type="float" office:value="0.291504">
                <text:p>0.2915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33335">
                <text:p>23.133335</text:p>
              </table:table-cell>
              <table:table-cell office:value-type="float" office:value="0.292156">
                <text:p>0.2921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66668">
                <text:p>23.166668</text:p>
              </table:table-cell>
              <table:table-cell office:value-type="float" office:value="0.286217">
                <text:p>0.2862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00001">
                <text:p>23.200001</text:p>
              </table:table-cell>
              <table:table-cell office:value-type="float" office:value="0.280807">
                <text:p>0.2808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33335">
                <text:p>23.233335</text:p>
              </table:table-cell>
              <table:table-cell office:value-type="float" office:value="0.278386">
                <text:p>0.2783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266668">
                <text:p>23.266668</text:p>
              </table:table-cell>
              <table:table-cell office:value-type="float" office:value="0.291881">
                <text:p>0.2918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00001">
                <text:p>23.300001</text:p>
              </table:table-cell>
              <table:table-cell office:value-type="float" office:value="0.305231">
                <text:p>0.3052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33335">
                <text:p>23.333335</text:p>
              </table:table-cell>
              <table:table-cell office:value-type="float" office:value="0.292035">
                <text:p>0.2920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366668">
                <text:p>23.366668</text:p>
              </table:table-cell>
              <table:table-cell office:value-type="float" office:value="0.275023">
                <text:p>0.2750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00001">
                <text:p>23.400001</text:p>
              </table:table-cell>
              <table:table-cell office:value-type="float" office:value="0.283968">
                <text:p>0.2839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33335">
                <text:p>23.433335</text:p>
              </table:table-cell>
              <table:table-cell office:value-type="float" office:value="0.289663">
                <text:p>0.2896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466668">
                <text:p>23.466668</text:p>
              </table:table-cell>
              <table:table-cell office:value-type="float" office:value="0.300848">
                <text:p>0.3008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00001">
                <text:p>23.500001</text:p>
              </table:table-cell>
              <table:table-cell office:value-type="float" office:value="0.2899">
                <text:p>0.28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33335">
                <text:p>23.533335</text:p>
              </table:table-cell>
              <table:table-cell office:value-type="float" office:value="0.281732">
                <text:p>0.2817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566668">
                <text:p>23.566668</text:p>
              </table:table-cell>
              <table:table-cell office:value-type="float" office:value="0.283889">
                <text:p>0.2838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00001">
                <text:p>23.600001</text:p>
              </table:table-cell>
              <table:table-cell office:value-type="float" office:value="0.295698">
                <text:p>0.2956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33335">
                <text:p>23.633335</text:p>
              </table:table-cell>
              <table:table-cell office:value-type="float" office:value="0.296234">
                <text:p>0.2962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666668">
                <text:p>23.666668</text:p>
              </table:table-cell>
              <table:table-cell office:value-type="float" office:value="0.298066">
                <text:p>0.2980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00001">
                <text:p>23.700001</text:p>
              </table:table-cell>
              <table:table-cell office:value-type="float" office:value="0.298637">
                <text:p>0.29863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33335">
                <text:p>23.733335</text:p>
              </table:table-cell>
              <table:table-cell office:value-type="float" office:value="0.293651">
                <text:p>0.2936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66668">
                <text:p>23.766668</text:p>
              </table:table-cell>
              <table:table-cell office:value-type="float" office:value="0.273041">
                <text:p>0.2730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00001">
                <text:p>23.800001</text:p>
              </table:table-cell>
              <table:table-cell office:value-type="float" office:value="0.268682">
                <text:p>0.2686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33335">
                <text:p>23.833335</text:p>
              </table:table-cell>
              <table:table-cell office:value-type="float" office:value="0.287226">
                <text:p>0.2872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866668">
                <text:p>23.866668</text:p>
              </table:table-cell>
              <table:table-cell office:value-type="float" office:value="0.292572">
                <text:p>0.2925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00001">
                <text:p>23.900001</text:p>
              </table:table-cell>
              <table:table-cell office:value-type="float" office:value="0.286648">
                <text:p>0.2866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33335">
                <text:p>23.933335</text:p>
              </table:table-cell>
              <table:table-cell office:value-type="float" office:value="0.290142">
                <text:p>0.2901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966668">
                <text:p>23.966668</text:p>
              </table:table-cell>
              <table:table-cell office:value-type="float" office:value="0.285283">
                <text:p>0.2852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00001">
                <text:p>24.000001</text:p>
              </table:table-cell>
              <table:table-cell office:value-type="float" office:value="0.279732">
                <text:p>0.2797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33335">
                <text:p>24.033335</text:p>
              </table:table-cell>
              <table:table-cell office:value-type="float" office:value="0.279034">
                <text:p>0.2790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066668">
                <text:p>24.066668</text:p>
              </table:table-cell>
              <table:table-cell office:value-type="float" office:value="0.296052">
                <text:p>0.2960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00001">
                <text:p>24.100001</text:p>
              </table:table-cell>
              <table:table-cell office:value-type="float" office:value="0.286234">
                <text:p>0.2862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33335">
                <text:p>24.133335</text:p>
              </table:table-cell>
              <table:table-cell office:value-type="float" office:value="0.288476">
                <text:p>0.2884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166668">
                <text:p>24.166668</text:p>
              </table:table-cell>
              <table:table-cell office:value-type="float" office:value="0.273127">
                <text:p>0.2731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00001">
                <text:p>24.200001</text:p>
              </table:table-cell>
              <table:table-cell office:value-type="float" office:value="0.269794">
                <text:p>0.2697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33335">
                <text:p>24.233335</text:p>
              </table:table-cell>
              <table:table-cell office:value-type="float" office:value="0.299885">
                <text:p>0.2998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266668">
                <text:p>24.266668</text:p>
              </table:table-cell>
              <table:table-cell office:value-type="float" office:value="0.293018">
                <text:p>0.2930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00001">
                <text:p>24.300001</text:p>
              </table:table-cell>
              <table:table-cell office:value-type="float" office:value="0.285788">
                <text:p>0.2857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33335">
                <text:p>24.333335</text:p>
              </table:table-cell>
              <table:table-cell office:value-type="float" office:value="0.291325">
                <text:p>0.2913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366668">
                <text:p>24.366668</text:p>
              </table:table-cell>
              <table:table-cell office:value-type="float" office:value="0.300941">
                <text:p>0.3009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00001">
                <text:p>24.400001</text:p>
              </table:table-cell>
              <table:table-cell office:value-type="float" office:value="0.303337">
                <text:p>0.3033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33335">
                <text:p>24.433335</text:p>
              </table:table-cell>
              <table:table-cell office:value-type="float" office:value="0.296445">
                <text:p>0.2964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466668">
                <text:p>24.466668</text:p>
              </table:table-cell>
              <table:table-cell office:value-type="float" office:value="0.296364">
                <text:p>0.29636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00001">
                <text:p>24.500001</text:p>
              </table:table-cell>
              <table:table-cell office:value-type="float" office:value="0.290267">
                <text:p>0.2902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33335">
                <text:p>24.533335</text:p>
              </table:table-cell>
              <table:table-cell office:value-type="float" office:value="0.297406">
                <text:p>0.2974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566668">
                <text:p>24.566668</text:p>
              </table:table-cell>
              <table:table-cell office:value-type="float" office:value="0.310634">
                <text:p>0.3106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00001">
                <text:p>24.600001</text:p>
              </table:table-cell>
              <table:table-cell office:value-type="float" office:value="0.284783">
                <text:p>0.2847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33335">
                <text:p>24.633335</text:p>
              </table:table-cell>
              <table:table-cell office:value-type="float" office:value="0.297409">
                <text:p>0.29740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666668">
                <text:p>24.666668</text:p>
              </table:table-cell>
              <table:table-cell office:value-type="float" office:value="0.28101">
                <text:p>0.2810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00001">
                <text:p>24.700001</text:p>
              </table:table-cell>
              <table:table-cell office:value-type="float" office:value="0.293269">
                <text:p>0.2932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33335">
                <text:p>24.733335</text:p>
              </table:table-cell>
              <table:table-cell office:value-type="float" office:value="0.292374">
                <text:p>0.2923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766668">
                <text:p>24.766668</text:p>
              </table:table-cell>
              <table:table-cell office:value-type="float" office:value="0.289015">
                <text:p>0.2890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00001">
                <text:p>24.800001</text:p>
              </table:table-cell>
              <table:table-cell office:value-type="float" office:value="0.292083">
                <text:p>0.2920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33335">
                <text:p>24.833335</text:p>
              </table:table-cell>
              <table:table-cell office:value-type="float" office:value="0.289527">
                <text:p>0.2895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866668">
                <text:p>24.866668</text:p>
              </table:table-cell>
              <table:table-cell office:value-type="float" office:value="0.292782">
                <text:p>0.29278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00001">
                <text:p>24.900001</text:p>
              </table:table-cell>
              <table:table-cell office:value-type="float" office:value="0.282713">
                <text:p>0.2827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33335">
                <text:p>24.933335</text:p>
              </table:table-cell>
              <table:table-cell office:value-type="float" office:value="0.292242">
                <text:p>0.2922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966668">
                <text:p>24.966668</text:p>
              </table:table-cell>
              <table:table-cell office:value-type="float" office:value="0.288454">
                <text:p>0.28845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00001">
                <text:p>25.000001</text:p>
              </table:table-cell>
              <table:table-cell office:value-type="float" office:value="0.287459">
                <text:p>0.2874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33335">
                <text:p>25.033335</text:p>
              </table:table-cell>
              <table:table-cell office:value-type="float" office:value="0.293986">
                <text:p>0.2939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066668">
                <text:p>25.066668</text:p>
              </table:table-cell>
              <table:table-cell office:value-type="float" office:value="0.276867">
                <text:p>0.2768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00001">
                <text:p>25.100001</text:p>
              </table:table-cell>
              <table:table-cell office:value-type="float" office:value="0.303225">
                <text:p>0.3032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33335">
                <text:p>25.133335</text:p>
              </table:table-cell>
              <table:table-cell office:value-type="float" office:value="0.286588">
                <text:p>0.2865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166668">
                <text:p>25.166668</text:p>
              </table:table-cell>
              <table:table-cell office:value-type="float" office:value="0.294979">
                <text:p>0.29497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00001">
                <text:p>25.200001</text:p>
              </table:table-cell>
              <table:table-cell office:value-type="float" office:value="0.302876">
                <text:p>0.30287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33335">
                <text:p>25.233335</text:p>
              </table:table-cell>
              <table:table-cell office:value-type="float" office:value="0.293567">
                <text:p>0.2935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266668">
                <text:p>25.266668</text:p>
              </table:table-cell>
              <table:table-cell office:value-type="float" office:value="0.283633">
                <text:p>0.2836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00001">
                <text:p>25.300001</text:p>
              </table:table-cell>
              <table:table-cell office:value-type="float" office:value="0.307069">
                <text:p>0.3070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33335">
                <text:p>25.333335</text:p>
              </table:table-cell>
              <table:table-cell office:value-type="float" office:value="0.302568">
                <text:p>0.3025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366668">
                <text:p>25.366668</text:p>
              </table:table-cell>
              <table:table-cell office:value-type="float" office:value="0.28488">
                <text:p>0.2848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00001">
                <text:p>25.400001</text:p>
              </table:table-cell>
              <table:table-cell office:value-type="float" office:value="0.290529">
                <text:p>0.2905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33335">
                <text:p>25.433335</text:p>
              </table:table-cell>
              <table:table-cell office:value-type="float" office:value="0.283345">
                <text:p>0.2833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466668">
                <text:p>25.466668</text:p>
              </table:table-cell>
              <table:table-cell office:value-type="float" office:value="0.302712">
                <text:p>0.3027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00001">
                <text:p>25.500001</text:p>
              </table:table-cell>
              <table:table-cell office:value-type="float" office:value="0.30027">
                <text:p>0.300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33335">
                <text:p>25.533335</text:p>
              </table:table-cell>
              <table:table-cell office:value-type="float" office:value="0.304157">
                <text:p>0.3041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566668">
                <text:p>25.566668</text:p>
              </table:table-cell>
              <table:table-cell office:value-type="float" office:value="0.286914">
                <text:p>0.2869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00001">
                <text:p>25.600001</text:p>
              </table:table-cell>
              <table:table-cell office:value-type="float" office:value="0.292676">
                <text:p>0.2926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33335">
                <text:p>25.633335</text:p>
              </table:table-cell>
              <table:table-cell office:value-type="float" office:value="0.302402">
                <text:p>0.3024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666668">
                <text:p>25.666668</text:p>
              </table:table-cell>
              <table:table-cell office:value-type="float" office:value="0.294728">
                <text:p>0.2947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00001">
                <text:p>25.700001</text:p>
              </table:table-cell>
              <table:table-cell office:value-type="float" office:value="0.275793">
                <text:p>0.2757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33335">
                <text:p>25.733335</text:p>
              </table:table-cell>
              <table:table-cell office:value-type="float" office:value="0.287802">
                <text:p>0.2878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766668">
                <text:p>25.766668</text:p>
              </table:table-cell>
              <table:table-cell office:value-type="float" office:value="0.286055">
                <text:p>0.2860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00001">
                <text:p>25.800001</text:p>
              </table:table-cell>
              <table:table-cell office:value-type="float" office:value="0.292654">
                <text:p>0.2926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33335">
                <text:p>25.833335</text:p>
              </table:table-cell>
              <table:table-cell office:value-type="float" office:value="0.296398">
                <text:p>0.2963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866668">
                <text:p>25.866668</text:p>
              </table:table-cell>
              <table:table-cell office:value-type="float" office:value="0.292435">
                <text:p>0.2924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00001">
                <text:p>25.900001</text:p>
              </table:table-cell>
              <table:table-cell office:value-type="float" office:value="0.307695">
                <text:p>0.3076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33335">
                <text:p>25.933335</text:p>
              </table:table-cell>
              <table:table-cell office:value-type="float" office:value="0.306397">
                <text:p>0.3063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.966668">
                <text:p>25.966668</text:p>
              </table:table-cell>
              <table:table-cell office:value-type="float" office:value="0.282043">
                <text:p>0.2820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00001">
                <text:p>26.000001</text:p>
              </table:table-cell>
              <table:table-cell office:value-type="float" office:value="0.279747">
                <text:p>0.2797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33335">
                <text:p>26.033335</text:p>
              </table:table-cell>
              <table:table-cell office:value-type="float" office:value="0.294444">
                <text:p>0.2944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066668">
                <text:p>26.066668</text:p>
              </table:table-cell>
              <table:table-cell office:value-type="float" office:value="0.294432">
                <text:p>0.2944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00001">
                <text:p>26.100001</text:p>
              </table:table-cell>
              <table:table-cell office:value-type="float" office:value="0.272345">
                <text:p>0.2723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33335">
                <text:p>26.133335</text:p>
              </table:table-cell>
              <table:table-cell office:value-type="float" office:value="0.281628">
                <text:p>0.2816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166668">
                <text:p>26.166668</text:p>
              </table:table-cell>
              <table:table-cell office:value-type="float" office:value="0.294433">
                <text:p>0.2944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00001">
                <text:p>26.200001</text:p>
              </table:table-cell>
              <table:table-cell office:value-type="float" office:value="0.299725">
                <text:p>0.2997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33335">
                <text:p>26.233335</text:p>
              </table:table-cell>
              <table:table-cell office:value-type="float" office:value="0.287055">
                <text:p>0.2870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266668">
                <text:p>26.266668</text:p>
              </table:table-cell>
              <table:table-cell office:value-type="float" office:value="0.284092">
                <text:p>0.2840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00001">
                <text:p>26.300001</text:p>
              </table:table-cell>
              <table:table-cell office:value-type="float" office:value="0.308879">
                <text:p>0.30887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33335">
                <text:p>26.333335</text:p>
              </table:table-cell>
              <table:table-cell office:value-type="float" office:value="0.283929">
                <text:p>0.2839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366668">
                <text:p>26.366668</text:p>
              </table:table-cell>
              <table:table-cell office:value-type="float" office:value="0.286593">
                <text:p>0.2865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00001">
                <text:p>26.400001</text:p>
              </table:table-cell>
              <table:table-cell office:value-type="float" office:value="0.285285">
                <text:p>0.2852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33335">
                <text:p>26.433335</text:p>
              </table:table-cell>
              <table:table-cell office:value-type="float" office:value="0.29813">
                <text:p>0.298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466668">
                <text:p>26.466668</text:p>
              </table:table-cell>
              <table:table-cell office:value-type="float" office:value="0.29235">
                <text:p>0.292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00001">
                <text:p>26.500001</text:p>
              </table:table-cell>
              <table:table-cell office:value-type="float" office:value="0.287532">
                <text:p>0.2875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33335">
                <text:p>26.533335</text:p>
              </table:table-cell>
              <table:table-cell office:value-type="float" office:value="0.290161">
                <text:p>0.29016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566668">
                <text:p>26.566668</text:p>
              </table:table-cell>
              <table:table-cell office:value-type="float" office:value="0.280055">
                <text:p>0.2800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00001">
                <text:p>26.600001</text:p>
              </table:table-cell>
              <table:table-cell office:value-type="float" office:value="0.294665">
                <text:p>0.2946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33335">
                <text:p>26.633335</text:p>
              </table:table-cell>
              <table:table-cell office:value-type="float" office:value="0.281232">
                <text:p>0.2812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666668">
                <text:p>26.666668</text:p>
              </table:table-cell>
              <table:table-cell office:value-type="float" office:value="0.305586">
                <text:p>0.3055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00001">
                <text:p>26.700001</text:p>
              </table:table-cell>
              <table:table-cell office:value-type="float" office:value="0.298854">
                <text:p>0.29885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33335">
                <text:p>26.733335</text:p>
              </table:table-cell>
              <table:table-cell office:value-type="float" office:value="0.29136">
                <text:p>0.291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766668">
                <text:p>26.766668</text:p>
              </table:table-cell>
              <table:table-cell office:value-type="float" office:value="0.283917">
                <text:p>0.28391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00001">
                <text:p>26.800001</text:p>
              </table:table-cell>
              <table:table-cell office:value-type="float" office:value="0.288362">
                <text:p>0.2883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33335">
                <text:p>26.833335</text:p>
              </table:table-cell>
              <table:table-cell office:value-type="float" office:value="0.282216">
                <text:p>0.2822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866668">
                <text:p>26.866668</text:p>
              </table:table-cell>
              <table:table-cell office:value-type="float" office:value="0.29349">
                <text:p>0.293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00001">
                <text:p>26.900001</text:p>
              </table:table-cell>
              <table:table-cell office:value-type="float" office:value="0.289147">
                <text:p>0.2891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33335">
                <text:p>26.933335</text:p>
              </table:table-cell>
              <table:table-cell office:value-type="float" office:value="0.298094">
                <text:p>0.2980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.966668">
                <text:p>26.966668</text:p>
              </table:table-cell>
              <table:table-cell office:value-type="float" office:value="0.293866">
                <text:p>0.2938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00001">
                <text:p>27.000001</text:p>
              </table:table-cell>
              <table:table-cell office:value-type="float" office:value="0.281496">
                <text:p>0.2814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33335">
                <text:p>27.033335</text:p>
              </table:table-cell>
              <table:table-cell office:value-type="float" office:value="0.296974">
                <text:p>0.2969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066668">
                <text:p>27.066668</text:p>
              </table:table-cell>
              <table:table-cell office:value-type="float" office:value="0.293807">
                <text:p>0.2938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00001">
                <text:p>27.100001</text:p>
              </table:table-cell>
              <table:table-cell office:value-type="float" office:value="0.301491">
                <text:p>0.3014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33335">
                <text:p>27.133335</text:p>
              </table:table-cell>
              <table:table-cell office:value-type="float" office:value="0.292395">
                <text:p>0.2923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166668">
                <text:p>27.166668</text:p>
              </table:table-cell>
              <table:table-cell office:value-type="float" office:value="0.30131">
                <text:p>0.3013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00001">
                <text:p>27.200001</text:p>
              </table:table-cell>
              <table:table-cell office:value-type="float" office:value="0.305033">
                <text:p>0.3050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33335">
                <text:p>27.233335</text:p>
              </table:table-cell>
              <table:table-cell office:value-type="float" office:value="0.291668">
                <text:p>0.2916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266668">
                <text:p>27.266668</text:p>
              </table:table-cell>
              <table:table-cell office:value-type="float" office:value="0.295895">
                <text:p>0.2958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00001">
                <text:p>27.300001</text:p>
              </table:table-cell>
              <table:table-cell office:value-type="float" office:value="0.289446">
                <text:p>0.2894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33335">
                <text:p>27.333335</text:p>
              </table:table-cell>
              <table:table-cell office:value-type="float" office:value="0.293943">
                <text:p>0.2939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366668">
                <text:p>27.366668</text:p>
              </table:table-cell>
              <table:table-cell office:value-type="float" office:value="0.290815">
                <text:p>0.2908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00001">
                <text:p>27.400001</text:p>
              </table:table-cell>
              <table:table-cell office:value-type="float" office:value="0.292161">
                <text:p>0.29216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33335">
                <text:p>27.433335</text:p>
              </table:table-cell>
              <table:table-cell office:value-type="float" office:value="0.288969">
                <text:p>0.2889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466668">
                <text:p>27.466668</text:p>
              </table:table-cell>
              <table:table-cell office:value-type="float" office:value="0.297639">
                <text:p>0.2976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00001">
                <text:p>27.500001</text:p>
              </table:table-cell>
              <table:table-cell office:value-type="float" office:value="0.282001">
                <text:p>0.2820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33335">
                <text:p>27.533335</text:p>
              </table:table-cell>
              <table:table-cell office:value-type="float" office:value="0.28684">
                <text:p>0.286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566668">
                <text:p>27.566668</text:p>
              </table:table-cell>
              <table:table-cell office:value-type="float" office:value="0.298521">
                <text:p>0.2985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00001">
                <text:p>27.600001</text:p>
              </table:table-cell>
              <table:table-cell office:value-type="float" office:value="0.289731">
                <text:p>0.2897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33335">
                <text:p>27.633335</text:p>
              </table:table-cell>
              <table:table-cell office:value-type="float" office:value="0.30404">
                <text:p>0.3040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666668">
                <text:p>27.666668</text:p>
              </table:table-cell>
              <table:table-cell office:value-type="float" office:value="0.292346">
                <text:p>0.2923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00001">
                <text:p>27.700001</text:p>
              </table:table-cell>
              <table:table-cell office:value-type="float" office:value="0.289023">
                <text:p>0.2890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33335">
                <text:p>27.733335</text:p>
              </table:table-cell>
              <table:table-cell office:value-type="float" office:value="0.298366">
                <text:p>0.2983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766668">
                <text:p>27.766668</text:p>
              </table:table-cell>
              <table:table-cell office:value-type="float" office:value="0.288455">
                <text:p>0.2884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00001">
                <text:p>27.800001</text:p>
              </table:table-cell>
              <table:table-cell office:value-type="float" office:value="0.297065">
                <text:p>0.29706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33335">
                <text:p>27.833335</text:p>
              </table:table-cell>
              <table:table-cell office:value-type="float" office:value="0.290595">
                <text:p>0.2905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866668">
                <text:p>27.866668</text:p>
              </table:table-cell>
              <table:table-cell office:value-type="float" office:value="0.298777">
                <text:p>0.2987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00001">
                <text:p>27.900001</text:p>
              </table:table-cell>
              <table:table-cell office:value-type="float" office:value="0.284995">
                <text:p>0.2849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33335">
                <text:p>27.933335</text:p>
              </table:table-cell>
              <table:table-cell office:value-type="float" office:value="0.2971">
                <text:p>0.297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966668">
                <text:p>27.966668</text:p>
              </table:table-cell>
              <table:table-cell office:value-type="float" office:value="0.291247">
                <text:p>0.2912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00001">
                <text:p>28.000001</text:p>
              </table:table-cell>
              <table:table-cell office:value-type="float" office:value="0.303433">
                <text:p>0.3034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33335">
                <text:p>28.033335</text:p>
              </table:table-cell>
              <table:table-cell office:value-type="float" office:value="0.289075">
                <text:p>0.2890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066668">
                <text:p>28.066668</text:p>
              </table:table-cell>
              <table:table-cell office:value-type="float" office:value="0.29337">
                <text:p>0.2933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00001">
                <text:p>28.100001</text:p>
              </table:table-cell>
              <table:table-cell office:value-type="float" office:value="0.300144">
                <text:p>0.3001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33335">
                <text:p>28.133335</text:p>
              </table:table-cell>
              <table:table-cell office:value-type="float" office:value="0.304651">
                <text:p>0.3046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166668">
                <text:p>28.166668</text:p>
              </table:table-cell>
              <table:table-cell office:value-type="float" office:value="0.288408">
                <text:p>0.2884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00001">
                <text:p>28.200001</text:p>
              </table:table-cell>
              <table:table-cell office:value-type="float" office:value="0.290176">
                <text:p>0.2901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33335">
                <text:p>28.233335</text:p>
              </table:table-cell>
              <table:table-cell office:value-type="float" office:value="0.297177">
                <text:p>0.2971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266668">
                <text:p>28.266668</text:p>
              </table:table-cell>
              <table:table-cell office:value-type="float" office:value="0.297122">
                <text:p>0.2971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00001">
                <text:p>28.300001</text:p>
              </table:table-cell>
              <table:table-cell office:value-type="float" office:value="0.295563">
                <text:p>0.2955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33335">
                <text:p>28.333335</text:p>
              </table:table-cell>
              <table:table-cell office:value-type="float" office:value="0.279478">
                <text:p>0.2794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366668">
                <text:p>28.366668</text:p>
              </table:table-cell>
              <table:table-cell office:value-type="float" office:value="0.289984">
                <text:p>0.2899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00001">
                <text:p>28.400001</text:p>
              </table:table-cell>
              <table:table-cell office:value-type="float" office:value="0.288408">
                <text:p>0.2884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33335">
                <text:p>28.433335</text:p>
              </table:table-cell>
              <table:table-cell office:value-type="float" office:value="0.285017">
                <text:p>0.2850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466668">
                <text:p>28.466668</text:p>
              </table:table-cell>
              <table:table-cell office:value-type="float" office:value="0.279709">
                <text:p>0.2797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00001">
                <text:p>28.500001</text:p>
              </table:table-cell>
              <table:table-cell office:value-type="float" office:value="0.292847">
                <text:p>0.2928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33335">
                <text:p>28.533335</text:p>
              </table:table-cell>
              <table:table-cell office:value-type="float" office:value="0.293533">
                <text:p>0.2935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566668">
                <text:p>28.566668</text:p>
              </table:table-cell>
              <table:table-cell office:value-type="float" office:value="0.290318">
                <text:p>0.2903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00001">
                <text:p>28.600001</text:p>
              </table:table-cell>
              <table:table-cell office:value-type="float" office:value="0.294047">
                <text:p>0.29404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33335">
                <text:p>28.633335</text:p>
              </table:table-cell>
              <table:table-cell office:value-type="float" office:value="0.29122">
                <text:p>0.291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666668">
                <text:p>28.666668</text:p>
              </table:table-cell>
              <table:table-cell office:value-type="float" office:value="0.281508">
                <text:p>0.2815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00001">
                <text:p>28.700001</text:p>
              </table:table-cell>
              <table:table-cell office:value-type="float" office:value="0.280684">
                <text:p>0.2806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33335">
                <text:p>28.733335</text:p>
              </table:table-cell>
              <table:table-cell office:value-type="float" office:value="0.297653">
                <text:p>0.2976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766668">
                <text:p>28.766668</text:p>
              </table:table-cell>
              <table:table-cell office:value-type="float" office:value="0.288063">
                <text:p>0.2880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00002">
                <text:p>28.800002</text:p>
              </table:table-cell>
              <table:table-cell office:value-type="float" office:value="0.285254">
                <text:p>0.2852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33335">
                <text:p>28.833335</text:p>
              </table:table-cell>
              <table:table-cell office:value-type="float" office:value="0.293285">
                <text:p>0.29328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866668">
                <text:p>28.866668</text:p>
              </table:table-cell>
              <table:table-cell office:value-type="float" office:value="0.288944">
                <text:p>0.2889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00002">
                <text:p>28.900002</text:p>
              </table:table-cell>
              <table:table-cell office:value-type="float" office:value="0.291214">
                <text:p>0.2912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33335">
                <text:p>28.933335</text:p>
              </table:table-cell>
              <table:table-cell office:value-type="float" office:value="0.279736">
                <text:p>0.2797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966668">
                <text:p>28.966668</text:p>
              </table:table-cell>
              <table:table-cell office:value-type="float" office:value="0.283481">
                <text:p>0.28348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00002">
                <text:p>29.000002</text:p>
              </table:table-cell>
              <table:table-cell office:value-type="float" office:value="0.282929">
                <text:p>0.2829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33335">
                <text:p>29.033335</text:p>
              </table:table-cell>
              <table:table-cell office:value-type="float" office:value="0.295996">
                <text:p>0.2959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066668">
                <text:p>29.066668</text:p>
              </table:table-cell>
              <table:table-cell office:value-type="float" office:value="0.292072">
                <text:p>0.29207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00002">
                <text:p>29.100002</text:p>
              </table:table-cell>
              <table:table-cell office:value-type="float" office:value="0.281637">
                <text:p>0.2816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33335">
                <text:p>29.133335</text:p>
              </table:table-cell>
              <table:table-cell office:value-type="float" office:value="0.298806">
                <text:p>0.2988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166668">
                <text:p>29.166668</text:p>
              </table:table-cell>
              <table:table-cell office:value-type="float" office:value="0.289656">
                <text:p>0.2896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00002">
                <text:p>29.200002</text:p>
              </table:table-cell>
              <table:table-cell office:value-type="float" office:value="0.2906">
                <text:p>0.29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33335">
                <text:p>29.233335</text:p>
              </table:table-cell>
              <table:table-cell office:value-type="float" office:value="0.294301">
                <text:p>0.2943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266668">
                <text:p>29.266668</text:p>
              </table:table-cell>
              <table:table-cell office:value-type="float" office:value="0.30673">
                <text:p>0.3067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00002">
                <text:p>29.300002</text:p>
              </table:table-cell>
              <table:table-cell office:value-type="float" office:value="0.296865">
                <text:p>0.2968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33335">
                <text:p>29.333335</text:p>
              </table:table-cell>
              <table:table-cell office:value-type="float" office:value="0.302427">
                <text:p>0.30242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366668">
                <text:p>29.366668</text:p>
              </table:table-cell>
              <table:table-cell office:value-type="float" office:value="0.28628">
                <text:p>0.286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00002">
                <text:p>29.400002</text:p>
              </table:table-cell>
              <table:table-cell office:value-type="float" office:value="0.289064">
                <text:p>0.2890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33335">
                <text:p>29.433335</text:p>
              </table:table-cell>
              <table:table-cell office:value-type="float" office:value="0.287633">
                <text:p>0.2876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466668">
                <text:p>29.466668</text:p>
              </table:table-cell>
              <table:table-cell office:value-type="float" office:value="0.297776">
                <text:p>0.2977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00002">
                <text:p>29.500002</text:p>
              </table:table-cell>
              <table:table-cell office:value-type="float" office:value="0.299343">
                <text:p>0.2993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33335">
                <text:p>29.533335</text:p>
              </table:table-cell>
              <table:table-cell office:value-type="float" office:value="0.278883">
                <text:p>0.2788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566668">
                <text:p>29.566668</text:p>
              </table:table-cell>
              <table:table-cell office:value-type="float" office:value="0.291066">
                <text:p>0.2910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00002">
                <text:p>29.600002</text:p>
              </table:table-cell>
              <table:table-cell office:value-type="float" office:value="0.300323">
                <text:p>0.3003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33335">
                <text:p>29.633335</text:p>
              </table:table-cell>
              <table:table-cell office:value-type="float" office:value="0.29438">
                <text:p>0.294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666668">
                <text:p>29.666668</text:p>
              </table:table-cell>
              <table:table-cell office:value-type="float" office:value="0.290765">
                <text:p>0.29076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00002">
                <text:p>29.700002</text:p>
              </table:table-cell>
              <table:table-cell office:value-type="float" office:value="0.287039">
                <text:p>0.2870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33335">
                <text:p>29.733335</text:p>
              </table:table-cell>
              <table:table-cell office:value-type="float" office:value="0.303703">
                <text:p>0.30370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766668">
                <text:p>29.766668</text:p>
              </table:table-cell>
              <table:table-cell office:value-type="float" office:value="0.29439">
                <text:p>0.294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00002">
                <text:p>29.800002</text:p>
              </table:table-cell>
              <table:table-cell office:value-type="float" office:value="0.287628">
                <text:p>0.2876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33335">
                <text:p>29.833335</text:p>
              </table:table-cell>
              <table:table-cell office:value-type="float" office:value="0.288607">
                <text:p>0.2886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866668">
                <text:p>29.866668</text:p>
              </table:table-cell>
              <table:table-cell office:value-type="float" office:value="0.301048">
                <text:p>0.3010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00002">
                <text:p>29.900002</text:p>
              </table:table-cell>
              <table:table-cell office:value-type="float" office:value="0.291744">
                <text:p>0.2917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33335">
                <text:p>29.933335</text:p>
              </table:table-cell>
              <table:table-cell office:value-type="float" office:value="0.295496">
                <text:p>0.2954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966668">
                <text:p>29.966668</text:p>
              </table:table-cell>
              <table:table-cell office:value-type="float" office:value="0.296947">
                <text:p>0.29694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00002">
                <text:p>30.000002</text:p>
              </table:table-cell>
              <table:table-cell office:value-type="float" office:value="0.284443">
                <text:p>0.2844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33335">
                <text:p>30.033335</text:p>
              </table:table-cell>
              <table:table-cell office:value-type="float" office:value="0.304003">
                <text:p>0.3040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066668">
                <text:p>30.066668</text:p>
              </table:table-cell>
              <table:table-cell office:value-type="float" office:value="0.293801">
                <text:p>0.2938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00002">
                <text:p>30.100002</text:p>
              </table:table-cell>
              <table:table-cell office:value-type="float" office:value="0.287199">
                <text:p>0.2871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33335">
                <text:p>30.133335</text:p>
              </table:table-cell>
              <table:table-cell office:value-type="float" office:value="0.297514">
                <text:p>0.2975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166668">
                <text:p>30.166668</text:p>
              </table:table-cell>
              <table:table-cell office:value-type="float" office:value="0.286572">
                <text:p>0.2865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00002">
                <text:p>30.200002</text:p>
              </table:table-cell>
              <table:table-cell office:value-type="float" office:value="0.298567">
                <text:p>0.2985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33335">
                <text:p>30.233335</text:p>
              </table:table-cell>
              <table:table-cell office:value-type="float" office:value="0.301619">
                <text:p>0.3016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266668">
                <text:p>30.266668</text:p>
              </table:table-cell>
              <table:table-cell office:value-type="float" office:value="0.298417">
                <text:p>0.2984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00002">
                <text:p>30.300002</text:p>
              </table:table-cell>
              <table:table-cell office:value-type="float" office:value="0.304709">
                <text:p>0.30470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33335">
                <text:p>30.333335</text:p>
              </table:table-cell>
              <table:table-cell office:value-type="float" office:value="0.287281">
                <text:p>0.2872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366668">
                <text:p>30.366668</text:p>
              </table:table-cell>
              <table:table-cell office:value-type="float" office:value="0.28334">
                <text:p>0.283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400002">
                <text:p>30.400002</text:p>
              </table:table-cell>
              <table:table-cell office:value-type="float" office:value="0.289449">
                <text:p>0.2894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433335">
                <text:p>30.433335</text:p>
              </table:table-cell>
              <table:table-cell office:value-type="float" office:value="0.29916">
                <text:p>0.299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466668">
                <text:p>30.466668</text:p>
              </table:table-cell>
              <table:table-cell office:value-type="float" office:value="0.281949">
                <text:p>0.2819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500002">
                <text:p>30.500002</text:p>
              </table:table-cell>
              <table:table-cell office:value-type="float" office:value="0.315243">
                <text:p>0.3152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533335">
                <text:p>30.533335</text:p>
              </table:table-cell>
              <table:table-cell office:value-type="float" office:value="0.289447">
                <text:p>0.28944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566668">
                <text:p>30.566668</text:p>
              </table:table-cell>
              <table:table-cell office:value-type="float" office:value="0.298837">
                <text:p>0.2988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600002">
                <text:p>30.600002</text:p>
              </table:table-cell>
              <table:table-cell office:value-type="float" office:value="0.29033">
                <text:p>0.290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633335">
                <text:p>30.633335</text:p>
              </table:table-cell>
              <table:table-cell office:value-type="float" office:value="0.279621">
                <text:p>0.2796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666668">
                <text:p>30.666668</text:p>
              </table:table-cell>
              <table:table-cell office:value-type="float" office:value="0.25365">
                <text:p>0.2536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700002">
                <text:p>30.700002</text:p>
              </table:table-cell>
              <table:table-cell office:value-type="float" office:value="0.23831">
                <text:p>0.238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733335">
                <text:p>30.733335</text:p>
              </table:table-cell>
              <table:table-cell office:value-type="float" office:value="0.223897">
                <text:p>0.2238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766668">
                <text:p>30.766668</text:p>
              </table:table-cell>
              <table:table-cell office:value-type="float" office:value="0.235793">
                <text:p>0.2357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800002">
                <text:p>30.800002</text:p>
              </table:table-cell>
              <table:table-cell office:value-type="float" office:value="0.234675">
                <text:p>0.2346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833335">
                <text:p>30.833335</text:p>
              </table:table-cell>
              <table:table-cell office:value-type="float" office:value="0.220136">
                <text:p>0.2201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866668">
                <text:p>30.866668</text:p>
              </table:table-cell>
              <table:table-cell office:value-type="float" office:value="0.243808">
                <text:p>0.2438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900002">
                <text:p>30.900002</text:p>
              </table:table-cell>
              <table:table-cell office:value-type="float" office:value="0.232687">
                <text:p>0.2326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.933335">
                <text:p>30.933335</text:p>
              </table:table-cell>
              <table:table-cell office:value-type="float" office:value="0.242199">
                <text:p>0.24219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.966668">
                <text:p>30.966668</text:p>
              </table:table-cell>
              <table:table-cell office:value-type="float" office:value="0.232127">
                <text:p>0.2321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000002">
                <text:p>31.000002</text:p>
              </table:table-cell>
              <table:table-cell office:value-type="float" office:value="0.218428">
                <text:p>0.2184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033335">
                <text:p>31.033335</text:p>
              </table:table-cell>
              <table:table-cell office:value-type="float" office:value="0.232639">
                <text:p>0.2326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066668">
                <text:p>31.066668</text:p>
              </table:table-cell>
              <table:table-cell office:value-type="float" office:value="0.240632">
                <text:p>0.2406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100002">
                <text:p>31.100002</text:p>
              </table:table-cell>
              <table:table-cell office:value-type="float" office:value="0.236404">
                <text:p>0.2364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133335">
                <text:p>31.133335</text:p>
              </table:table-cell>
              <table:table-cell office:value-type="float" office:value="0.24553">
                <text:p>0.245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166668">
                <text:p>31.166668</text:p>
              </table:table-cell>
              <table:table-cell office:value-type="float" office:value="0.246069">
                <text:p>0.2460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200002">
                <text:p>31.200002</text:p>
              </table:table-cell>
              <table:table-cell office:value-type="float" office:value="0.255626">
                <text:p>0.2556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233335">
                <text:p>31.233335</text:p>
              </table:table-cell>
              <table:table-cell office:value-type="float" office:value="0.245029">
                <text:p>0.2450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266668">
                <text:p>31.266668</text:p>
              </table:table-cell>
              <table:table-cell office:value-type="float" office:value="0.256583">
                <text:p>0.2565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300002">
                <text:p>31.300002</text:p>
              </table:table-cell>
              <table:table-cell office:value-type="float" office:value="0.241349">
                <text:p>0.24134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333335">
                <text:p>31.333335</text:p>
              </table:table-cell>
              <table:table-cell office:value-type="float" office:value="0.2415">
                <text:p>0.24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366668">
                <text:p>31.366668</text:p>
              </table:table-cell>
              <table:table-cell office:value-type="float" office:value="0.238061">
                <text:p>0.2380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400002">
                <text:p>31.400002</text:p>
              </table:table-cell>
              <table:table-cell office:value-type="float" office:value="0.276906">
                <text:p>0.2769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.433335">
                <text:p>31.433335</text:p>
              </table:table-cell>
              <table:table-cell office:value-type="float" office:value="0.295435">
                <text:p>0.2954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.466668">
                <text:p>31.466668</text:p>
              </table:table-cell>
              <table:table-cell office:value-type="float" office:value="0.298357">
                <text:p>0.2983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.500002">
                <text:p>31.500002</text:p>
              </table:table-cell>
              <table:table-cell office:value-type="float" office:value="0.300969">
                <text:p>0.3009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.533335">
                <text:p>31.533335</text:p>
              </table:table-cell>
              <table:table-cell office:value-type="float" office:value="0.3041">
                <text:p>0.30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.566668">
                <text:p>31.566668</text:p>
              </table:table-cell>
              <table:table-cell office:value-type="float" office:value="0.329042">
                <text:p>0.32904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.600002">
                <text:p>31.600002</text:p>
              </table:table-cell>
              <table:table-cell office:value-type="float" office:value="0.316492">
                <text:p>0.3164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633335">
                <text:p>31.633335</text:p>
              </table:table-cell>
              <table:table-cell office:value-type="float" office:value="0.314424">
                <text:p>0.3144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.666668">
                <text:p>31.666668</text:p>
              </table:table-cell>
              <table:table-cell office:value-type="float" office:value="0.309875">
                <text:p>0.3098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.700002">
                <text:p>31.700002</text:p>
              </table:table-cell>
              <table:table-cell office:value-type="float" office:value="0.331596">
                <text:p>0.3315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.733335">
                <text:p>31.733335</text:p>
              </table:table-cell>
              <table:table-cell office:value-type="float" office:value="0.326272">
                <text:p>0.3262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.766668">
                <text:p>31.766668</text:p>
              </table:table-cell>
              <table:table-cell office:value-type="float" office:value="0.325192">
                <text:p>0.3251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.800002">
                <text:p>31.800002</text:p>
              </table:table-cell>
              <table:table-cell office:value-type="float" office:value="0.3335">
                <text:p>0.33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.833335">
                <text:p>31.833335</text:p>
              </table:table-cell>
              <table:table-cell office:value-type="float" office:value="0.298576">
                <text:p>0.2985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.866668">
                <text:p>31.866668</text:p>
              </table:table-cell>
              <table:table-cell office:value-type="float" office:value="0.280574">
                <text:p>0.28057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.900002">
                <text:p>31.900002</text:p>
              </table:table-cell>
              <table:table-cell office:value-type="float" office:value="0.250763">
                <text:p>0.25076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.933335">
                <text:p>31.933335</text:p>
              </table:table-cell>
              <table:table-cell office:value-type="float" office:value="0.24567">
                <text:p>0.245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1.966668">
                <text:p>31.966668</text:p>
              </table:table-cell>
              <table:table-cell office:value-type="float" office:value="0.251924">
                <text:p>0.2519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000002">
                <text:p>32.000002</text:p>
              </table:table-cell>
              <table:table-cell office:value-type="float" office:value="0.259695">
                <text:p>0.2596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033335">
                <text:p>32.033335</text:p>
              </table:table-cell>
              <table:table-cell office:value-type="float" office:value="0.252047">
                <text:p>0.25204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066668">
                <text:p>32.066668</text:p>
              </table:table-cell>
              <table:table-cell office:value-type="float" office:value="0.265066">
                <text:p>0.2650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100002">
                <text:p>32.100002</text:p>
              </table:table-cell>
              <table:table-cell office:value-type="float" office:value="0.251382">
                <text:p>0.25138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133335">
                <text:p>32.133335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166668">
                <text:p>32.166668</text:p>
              </table:table-cell>
              <table:table-cell office:value-type="float" office:value="0.233873">
                <text:p>0.2338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200002">
                <text:p>32.200002</text:p>
              </table:table-cell>
              <table:table-cell office:value-type="float" office:value="0.224501">
                <text:p>0.2245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233335">
                <text:p>32.233335</text:p>
              </table:table-cell>
              <table:table-cell office:value-type="float" office:value="0.220667">
                <text:p>0.2206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266668">
                <text:p>32.266668</text:p>
              </table:table-cell>
              <table:table-cell office:value-type="float" office:value="0.227289">
                <text:p>0.22728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300002">
                <text:p>32.300002</text:p>
              </table:table-cell>
              <table:table-cell office:value-type="float" office:value="0.232339">
                <text:p>0.2323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333335">
                <text:p>32.333335</text:p>
              </table:table-cell>
              <table:table-cell office:value-type="float" office:value="0.237531">
                <text:p>0.2375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366668">
                <text:p>32.366668</text:p>
              </table:table-cell>
              <table:table-cell office:value-type="float" office:value="0.246192">
                <text:p>0.2461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400002">
                <text:p>32.400002</text:p>
              </table:table-cell>
              <table:table-cell office:value-type="float" office:value="0.245231">
                <text:p>0.2452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433335">
                <text:p>32.433335</text:p>
              </table:table-cell>
              <table:table-cell office:value-type="float" office:value="0.226529">
                <text:p>0.22652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466668">
                <text:p>32.466668</text:p>
              </table:table-cell>
              <table:table-cell office:value-type="float" office:value="0.238565">
                <text:p>0.2385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500002">
                <text:p>32.500002</text:p>
              </table:table-cell>
              <table:table-cell office:value-type="float" office:value="0.242679">
                <text:p>0.2426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533335">
                <text:p>32.533335</text:p>
              </table:table-cell>
              <table:table-cell office:value-type="float" office:value="0.234789">
                <text:p>0.2347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566668">
                <text:p>32.566668</text:p>
              </table:table-cell>
              <table:table-cell office:value-type="float" office:value="0.241889">
                <text:p>0.2418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600002">
                <text:p>32.600002</text:p>
              </table:table-cell>
              <table:table-cell office:value-type="float" office:value="0.252292">
                <text:p>0.2522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633335">
                <text:p>32.633335</text:p>
              </table:table-cell>
              <table:table-cell office:value-type="float" office:value="0.268103">
                <text:p>0.2681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666668">
                <text:p>32.666668</text:p>
              </table:table-cell>
              <table:table-cell office:value-type="float" office:value="0.300174">
                <text:p>0.3001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700002">
                <text:p>32.700002</text:p>
              </table:table-cell>
              <table:table-cell office:value-type="float" office:value="0.304031">
                <text:p>0.3040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733335">
                <text:p>32.733335</text:p>
              </table:table-cell>
              <table:table-cell office:value-type="float" office:value="0.304351">
                <text:p>0.30435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766668">
                <text:p>32.766668</text:p>
              </table:table-cell>
              <table:table-cell office:value-type="float" office:value="0.313239">
                <text:p>0.3132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800002">
                <text:p>32.800002</text:p>
              </table:table-cell>
              <table:table-cell office:value-type="float" office:value="0.30951">
                <text:p>0.309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833335">
                <text:p>32.833335</text:p>
              </table:table-cell>
              <table:table-cell office:value-type="float" office:value="0.307601">
                <text:p>0.3076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866668">
                <text:p>32.866668</text:p>
              </table:table-cell>
              <table:table-cell office:value-type="float" office:value="0.318873">
                <text:p>0.3188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00002">
                <text:p>32.900002</text:p>
              </table:table-cell>
              <table:table-cell office:value-type="float" office:value="0.330742">
                <text:p>0.33074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.933335">
                <text:p>32.933335</text:p>
              </table:table-cell>
              <table:table-cell office:value-type="float" office:value="0.335164">
                <text:p>0.3351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2.966668">
                <text:p>32.966668</text:p>
              </table:table-cell>
              <table:table-cell office:value-type="float" office:value="0.301652">
                <text:p>0.30165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00002">
                <text:p>33.000002</text:p>
              </table:table-cell>
              <table:table-cell office:value-type="float" office:value="0.309749">
                <text:p>0.30974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3335">
                <text:p>33.033335</text:p>
              </table:table-cell>
              <table:table-cell office:value-type="float" office:value="0.332137">
                <text:p>0.3321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66668">
                <text:p>33.066668</text:p>
              </table:table-cell>
              <table:table-cell office:value-type="float" office:value="0.329219">
                <text:p>0.3292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100002">
                <text:p>33.100002</text:p>
              </table:table-cell>
              <table:table-cell office:value-type="float" office:value="0.327619">
                <text:p>0.3276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133335">
                <text:p>33.133335</text:p>
              </table:table-cell>
              <table:table-cell office:value-type="float" office:value="0.327324">
                <text:p>0.3273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166668">
                <text:p>33.166668</text:p>
              </table:table-cell>
              <table:table-cell office:value-type="float" office:value="0.332181">
                <text:p>0.3321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200002">
                <text:p>33.200002</text:p>
              </table:table-cell>
              <table:table-cell office:value-type="float" office:value="0.328476">
                <text:p>0.3284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233335">
                <text:p>33.233335</text:p>
              </table:table-cell>
              <table:table-cell office:value-type="float" office:value="0.323482">
                <text:p>0.3234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266668">
                <text:p>33.266668</text:p>
              </table:table-cell>
              <table:table-cell office:value-type="float" office:value="0.330508">
                <text:p>0.3305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300002">
                <text:p>33.300002</text:p>
              </table:table-cell>
              <table:table-cell office:value-type="float" office:value="0.337123">
                <text:p>0.3371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333335">
                <text:p>33.333335</text:p>
              </table:table-cell>
              <table:table-cell office:value-type="float" office:value="0.347927">
                <text:p>0.34792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366668">
                <text:p>33.366668</text:p>
              </table:table-cell>
              <table:table-cell office:value-type="float" office:value="0.337599">
                <text:p>0.33759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400002">
                <text:p>33.400002</text:p>
              </table:table-cell>
              <table:table-cell office:value-type="float" office:value="0.337068">
                <text:p>0.3370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433335">
                <text:p>33.433335</text:p>
              </table:table-cell>
              <table:table-cell office:value-type="float" office:value="0.341034">
                <text:p>0.34103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466668">
                <text:p>33.466668</text:p>
              </table:table-cell>
              <table:table-cell office:value-type="float" office:value="0.343822">
                <text:p>0.3438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500002">
                <text:p>33.500002</text:p>
              </table:table-cell>
              <table:table-cell office:value-type="float" office:value="0.332826">
                <text:p>0.33282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533335">
                <text:p>33.533335</text:p>
              </table:table-cell>
              <table:table-cell office:value-type="float" office:value="0.328604">
                <text:p>0.32860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566668">
                <text:p>33.566668</text:p>
              </table:table-cell>
              <table:table-cell office:value-type="float" office:value="0.328151">
                <text:p>0.32815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600002">
                <text:p>33.600002</text:p>
              </table:table-cell>
              <table:table-cell office:value-type="float" office:value="0.324965">
                <text:p>0.32496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633335">
                <text:p>33.633335</text:p>
              </table:table-cell>
              <table:table-cell office:value-type="float" office:value="0.331525">
                <text:p>0.3315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666668">
                <text:p>33.666668</text:p>
              </table:table-cell>
              <table:table-cell office:value-type="float" office:value="0.34354">
                <text:p>0.3435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700002">
                <text:p>33.700002</text:p>
              </table:table-cell>
              <table:table-cell office:value-type="float" office:value="0.323764">
                <text:p>0.3237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733335">
                <text:p>33.733335</text:p>
              </table:table-cell>
              <table:table-cell office:value-type="float" office:value="0.340329">
                <text:p>0.34032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766668">
                <text:p>33.766668</text:p>
              </table:table-cell>
              <table:table-cell office:value-type="float" office:value="0.362181">
                <text:p>0.3621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800002">
                <text:p>33.800002</text:p>
              </table:table-cell>
              <table:table-cell office:value-type="float" office:value="0.329193">
                <text:p>0.32919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833335">
                <text:p>33.833335</text:p>
              </table:table-cell>
              <table:table-cell office:value-type="float" office:value="0.337706">
                <text:p>0.33770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866668">
                <text:p>33.866668</text:p>
              </table:table-cell>
              <table:table-cell office:value-type="float" office:value="0.344225">
                <text:p>0.3442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900002">
                <text:p>33.900002</text:p>
              </table:table-cell>
              <table:table-cell office:value-type="float" office:value="0.337357">
                <text:p>0.33735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933335">
                <text:p>33.933335</text:p>
              </table:table-cell>
              <table:table-cell office:value-type="float" office:value="0.340314">
                <text:p>0.3403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966668">
                <text:p>33.966668</text:p>
              </table:table-cell>
              <table:table-cell office:value-type="float" office:value="0.329607">
                <text:p>0.32960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000002">
                <text:p>34.000002</text:p>
              </table:table-cell>
              <table:table-cell office:value-type="float" office:value="0.345281">
                <text:p>0.34528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033335">
                <text:p>34.033335</text:p>
              </table:table-cell>
              <table:table-cell office:value-type="float" office:value="0.338061">
                <text:p>0.3380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066668">
                <text:p>34.066668</text:p>
              </table:table-cell>
              <table:table-cell office:value-type="float" office:value="0.343834">
                <text:p>0.34383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100002">
                <text:p>34.100002</text:p>
              </table:table-cell>
              <table:table-cell office:value-type="float" office:value="0.337859">
                <text:p>0.33785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133335">
                <text:p>34.133335</text:p>
              </table:table-cell>
              <table:table-cell office:value-type="float" office:value="0.343469">
                <text:p>0.34346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166668">
                <text:p>34.166668</text:p>
              </table:table-cell>
              <table:table-cell office:value-type="float" office:value="0.333955">
                <text:p>0.3339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200002">
                <text:p>34.200002</text:p>
              </table:table-cell>
              <table:table-cell office:value-type="float" office:value="0.343019">
                <text:p>0.34301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233335">
                <text:p>34.233335</text:p>
              </table:table-cell>
              <table:table-cell office:value-type="float" office:value="0.335874">
                <text:p>0.33587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266668">
                <text:p>34.266668</text:p>
              </table:table-cell>
              <table:table-cell office:value-type="float" office:value="0.332039">
                <text:p>0.3320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300002">
                <text:p>34.300002</text:p>
              </table:table-cell>
              <table:table-cell office:value-type="float" office:value="0.337898">
                <text:p>0.3378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333335">
                <text:p>34.333335</text:p>
              </table:table-cell>
              <table:table-cell office:value-type="float" office:value="0.333649">
                <text:p>0.33364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366668">
                <text:p>34.366668</text:p>
              </table:table-cell>
              <table:table-cell office:value-type="float" office:value="0.337059">
                <text:p>0.33705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400002">
                <text:p>34.400002</text:p>
              </table:table-cell>
              <table:table-cell office:value-type="float" office:value="0.336251">
                <text:p>0.33625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433335">
                <text:p>34.433335</text:p>
              </table:table-cell>
              <table:table-cell office:value-type="float" office:value="0.339401">
                <text:p>0.33940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466668">
                <text:p>34.466668</text:p>
              </table:table-cell>
              <table:table-cell office:value-type="float" office:value="0.341263">
                <text:p>0.34126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500002">
                <text:p>34.500002</text:p>
              </table:table-cell>
              <table:table-cell office:value-type="float" office:value="0.34909">
                <text:p>0.3490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533335">
                <text:p>34.533335</text:p>
              </table:table-cell>
              <table:table-cell office:value-type="float" office:value="0.344147">
                <text:p>0.34414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566668">
                <text:p>34.566668</text:p>
              </table:table-cell>
              <table:table-cell office:value-type="float" office:value="0.332148">
                <text:p>0.33214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00002">
                <text:p>34.600002</text:p>
              </table:table-cell>
              <table:table-cell office:value-type="float" office:value="0.333897">
                <text:p>0.33389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33335">
                <text:p>34.633335</text:p>
              </table:table-cell>
              <table:table-cell office:value-type="float" office:value="0.343934">
                <text:p>0.3439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66668">
                <text:p>34.666668</text:p>
              </table:table-cell>
              <table:table-cell office:value-type="float" office:value="0.323595">
                <text:p>0.32359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700002">
                <text:p>34.700002</text:p>
              </table:table-cell>
              <table:table-cell office:value-type="float" office:value="0.324263">
                <text:p>0.32426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733335">
                <text:p>34.733335</text:p>
              </table:table-cell>
              <table:table-cell office:value-type="float" office:value="0.327135">
                <text:p>0.32713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766668">
                <text:p>34.766668</text:p>
              </table:table-cell>
              <table:table-cell office:value-type="float" office:value="0.331448">
                <text:p>0.3314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800002">
                <text:p>34.800002</text:p>
              </table:table-cell>
              <table:table-cell office:value-type="float" office:value="0.333426">
                <text:p>0.33342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833335">
                <text:p>34.833335</text:p>
              </table:table-cell>
              <table:table-cell office:value-type="float" office:value="0.34353">
                <text:p>0.3435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866668">
                <text:p>34.866668</text:p>
              </table:table-cell>
              <table:table-cell office:value-type="float" office:value="0.330536">
                <text:p>0.33053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900002">
                <text:p>34.900002</text:p>
              </table:table-cell>
              <table:table-cell office:value-type="float" office:value="0.317394">
                <text:p>0.31739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933335">
                <text:p>34.933335</text:p>
              </table:table-cell>
              <table:table-cell office:value-type="float" office:value="0.332826">
                <text:p>0.3328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966668">
                <text:p>34.966668</text:p>
              </table:table-cell>
              <table:table-cell office:value-type="float" office:value="0.311394">
                <text:p>0.31139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000002">
                <text:p>35.000002</text:p>
              </table:table-cell>
              <table:table-cell office:value-type="float" office:value="0.328019">
                <text:p>0.32801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033335">
                <text:p>35.033335</text:p>
              </table:table-cell>
              <table:table-cell office:value-type="float" office:value="0.314161">
                <text:p>0.31416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066668">
                <text:p>35.066668</text:p>
              </table:table-cell>
              <table:table-cell office:value-type="float" office:value="0.312737">
                <text:p>0.31273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100002">
                <text:p>35.100002</text:p>
              </table:table-cell>
              <table:table-cell office:value-type="float" office:value="0.320483">
                <text:p>0.32048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133335">
                <text:p>35.133335</text:p>
              </table:table-cell>
              <table:table-cell office:value-type="float" office:value="0.316989">
                <text:p>0.3169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166669">
                <text:p>35.166669</text:p>
              </table:table-cell>
              <table:table-cell office:value-type="float" office:value="0.317097">
                <text:p>0.31709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200002">
                <text:p>35.200002</text:p>
              </table:table-cell>
              <table:table-cell office:value-type="float" office:value="0.317338">
                <text:p>0.31733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233335">
                <text:p>35.233335</text:p>
              </table:table-cell>
              <table:table-cell office:value-type="float" office:value="0.293387">
                <text:p>0.29338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266669">
                <text:p>35.266669</text:p>
              </table:table-cell>
              <table:table-cell office:value-type="float" office:value="0.285232">
                <text:p>0.2852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300002">
                <text:p>35.300002</text:p>
              </table:table-cell>
              <table:table-cell office:value-type="float" office:value="0.307394">
                <text:p>0.3073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333335">
                <text:p>35.333335</text:p>
              </table:table-cell>
              <table:table-cell office:value-type="float" office:value="0.301974">
                <text:p>0.30197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366669">
                <text:p>35.366669</text:p>
              </table:table-cell>
              <table:table-cell office:value-type="float" office:value="0.282595">
                <text:p>0.2825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400002">
                <text:p>35.400002</text:p>
              </table:table-cell>
              <table:table-cell office:value-type="float" office:value="0.289924">
                <text:p>0.28992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433335">
                <text:p>35.433335</text:p>
              </table:table-cell>
              <table:table-cell office:value-type="float" office:value="0.291891">
                <text:p>0.2918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466669">
                <text:p>35.466669</text:p>
              </table:table-cell>
              <table:table-cell office:value-type="float" office:value="0.305962">
                <text:p>0.30596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500002">
                <text:p>35.500002</text:p>
              </table:table-cell>
              <table:table-cell office:value-type="float" office:value="0.300509">
                <text:p>0.30050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533335">
                <text:p>35.533335</text:p>
              </table:table-cell>
              <table:table-cell office:value-type="float" office:value="0.28885">
                <text:p>0.2888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566669">
                <text:p>35.566669</text:p>
              </table:table-cell>
              <table:table-cell office:value-type="float" office:value="0.301714">
                <text:p>0.30171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600002">
                <text:p>35.600002</text:p>
              </table:table-cell>
              <table:table-cell office:value-type="float" office:value="0.301582">
                <text:p>0.30158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633335">
                <text:p>35.633335</text:p>
              </table:table-cell>
              <table:table-cell office:value-type="float" office:value="0.30581">
                <text:p>0.3058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666669">
                <text:p>35.666669</text:p>
              </table:table-cell>
              <table:table-cell office:value-type="float" office:value="0.314113">
                <text:p>0.3141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700002">
                <text:p>35.700002</text:p>
              </table:table-cell>
              <table:table-cell office:value-type="float" office:value="0.313605">
                <text:p>0.3136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733335">
                <text:p>35.733335</text:p>
              </table:table-cell>
              <table:table-cell office:value-type="float" office:value="0.300786">
                <text:p>0.30078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766669">
                <text:p>35.766669</text:p>
              </table:table-cell>
              <table:table-cell office:value-type="float" office:value="0.307725">
                <text:p>0.3077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800002">
                <text:p>35.800002</text:p>
              </table:table-cell>
              <table:table-cell office:value-type="float" office:value="0.311246">
                <text:p>0.3112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833335">
                <text:p>35.833335</text:p>
              </table:table-cell>
              <table:table-cell office:value-type="float" office:value="0.309144">
                <text:p>0.30914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866669">
                <text:p>35.866669</text:p>
              </table:table-cell>
              <table:table-cell office:value-type="float" office:value="0.295377">
                <text:p>0.29537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900002">
                <text:p>35.900002</text:p>
              </table:table-cell>
              <table:table-cell office:value-type="float" office:value="0.330832">
                <text:p>0.33083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933335">
                <text:p>35.933335</text:p>
              </table:table-cell>
              <table:table-cell office:value-type="float" office:value="0.3336">
                <text:p>0.333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966669">
                <text:p>35.966669</text:p>
              </table:table-cell>
              <table:table-cell office:value-type="float" office:value="0.344031">
                <text:p>0.34403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.000002">
                <text:p>36.000002</text:p>
              </table:table-cell>
              <table:table-cell office:value-type="float" office:value="0.32894">
                <text:p>0.3289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.033335">
                <text:p>36.033335</text:p>
              </table:table-cell>
              <table:table-cell office:value-type="float" office:value="0.343991">
                <text:p>0.3439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.066669">
                <text:p>36.066669</text:p>
              </table:table-cell>
              <table:table-cell office:value-type="float" office:value="0.339952">
                <text:p>0.33995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.100002">
                <text:p>36.100002</text:p>
              </table:table-cell>
              <table:table-cell office:value-type="float" office:value="0.325488">
                <text:p>0.3254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.133335">
                <text:p>36.133335</text:p>
              </table:table-cell>
              <table:table-cell office:value-type="float" office:value="0.3374">
                <text:p>0.337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.166669">
                <text:p>36.166669</text:p>
              </table:table-cell>
              <table:table-cell office:value-type="float" office:value="0.327164">
                <text:p>0.32716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.200002">
                <text:p>36.200002</text:p>
              </table:table-cell>
              <table:table-cell office:value-type="float" office:value="0.324742">
                <text:p>0.32474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.233335">
                <text:p>36.233335</text:p>
              </table:table-cell>
              <table:table-cell office:value-type="float" office:value="0.33773">
                <text:p>0.3377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.266669">
                <text:p>36.266669</text:p>
              </table:table-cell>
              <table:table-cell office:value-type="float" office:value="0.333142">
                <text:p>0.33314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.300002">
                <text:p>36.300002</text:p>
              </table:table-cell>
              <table:table-cell office:value-type="float" office:value="0.335261">
                <text:p>0.33526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.333335">
                <text:p>36.333335</text:p>
              </table:table-cell>
              <table:table-cell office:value-type="float" office:value="0.325261">
                <text:p>0.32526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.366669">
                <text:p>36.366669</text:p>
              </table:table-cell>
              <table:table-cell office:value-type="float" office:value="0.339582">
                <text:p>0.33958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.400002">
                <text:p>36.400002</text:p>
              </table:table-cell>
              <table:table-cell office:value-type="float" office:value="0.336874">
                <text:p>0.33687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.433335">
                <text:p>36.433335</text:p>
              </table:table-cell>
              <table:table-cell office:value-type="float" office:value="0.35722">
                <text:p>0.3572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.466669">
                <text:p>36.466669</text:p>
              </table:table-cell>
              <table:table-cell office:value-type="float" office:value="0.33788">
                <text:p>0.3378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.500002">
                <text:p>36.500002</text:p>
              </table:table-cell>
              <table:table-cell office:value-type="float" office:value="0.312475">
                <text:p>0.31247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.533335">
                <text:p>36.533335</text:p>
              </table:table-cell>
              <table:table-cell office:value-type="float" office:value="0.290308">
                <text:p>0.29030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.566669">
                <text:p>36.566669</text:p>
              </table:table-cell>
              <table:table-cell office:value-type="float" office:value="0.29123">
                <text:p>0.2912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.600002">
                <text:p>36.600002</text:p>
              </table:table-cell>
              <table:table-cell office:value-type="float" office:value="0.304969">
                <text:p>0.3049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.633335">
                <text:p>36.633335</text:p>
              </table:table-cell>
              <table:table-cell office:value-type="float" office:value="0.295284">
                <text:p>0.29528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.666669">
                <text:p>36.666669</text:p>
              </table:table-cell>
              <table:table-cell office:value-type="float" office:value="0.304059">
                <text:p>0.30405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.700002">
                <text:p>36.700002</text:p>
              </table:table-cell>
              <table:table-cell office:value-type="float" office:value="0.311085">
                <text:p>0.3110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.733335">
                <text:p>36.733335</text:p>
              </table:table-cell>
              <table:table-cell office:value-type="float" office:value="0.30206">
                <text:p>0.3020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.766669">
                <text:p>36.766669</text:p>
              </table:table-cell>
              <table:table-cell office:value-type="float" office:value="0.299389">
                <text:p>0.2993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.800002">
                <text:p>36.800002</text:p>
              </table:table-cell>
              <table:table-cell office:value-type="float" office:value="0.306677">
                <text:p>0.30667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.833335">
                <text:p>36.833335</text:p>
              </table:table-cell>
              <table:table-cell office:value-type="float" office:value="0.314842">
                <text:p>0.31484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.866669">
                <text:p>36.866669</text:p>
              </table:table-cell>
              <table:table-cell office:value-type="float" office:value="0.308605">
                <text:p>0.3086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.900002">
                <text:p>36.900002</text:p>
              </table:table-cell>
              <table:table-cell office:value-type="float" office:value="0.305833">
                <text:p>0.30583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.933335">
                <text:p>36.933335</text:p>
              </table:table-cell>
              <table:table-cell office:value-type="float" office:value="0.301897">
                <text:p>0.30189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.966669">
                <text:p>36.966669</text:p>
              </table:table-cell>
              <table:table-cell office:value-type="float" office:value="0.306238">
                <text:p>0.30623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7.000002">
                <text:p>37.000002</text:p>
              </table:table-cell>
              <table:table-cell office:value-type="float" office:value="0.307904">
                <text:p>0.30790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7.033335">
                <text:p>37.033335</text:p>
              </table:table-cell>
              <table:table-cell office:value-type="float" office:value="0.303521">
                <text:p>0.30352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7.066669">
                <text:p>37.066669</text:p>
              </table:table-cell>
              <table:table-cell office:value-type="float" office:value="0.288757">
                <text:p>0.28875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7.100002">
                <text:p>37.100002</text:p>
              </table:table-cell>
              <table:table-cell office:value-type="float" office:value="0.299385">
                <text:p>0.29938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7.133335">
                <text:p>37.133335</text:p>
              </table:table-cell>
              <table:table-cell office:value-type="float" office:value="0.311512">
                <text:p>0.31151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7.166669">
                <text:p>37.166669</text:p>
              </table:table-cell>
              <table:table-cell office:value-type="float" office:value="0.291236">
                <text:p>0.2912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7.200002">
                <text:p>37.200002</text:p>
              </table:table-cell>
              <table:table-cell office:value-type="float" office:value="0.305365">
                <text:p>0.3053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7.233335">
                <text:p>37.233335</text:p>
              </table:table-cell>
              <table:table-cell office:value-type="float" office:value="0.302869">
                <text:p>0.3028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7.266669">
                <text:p>37.266669</text:p>
              </table:table-cell>
              <table:table-cell office:value-type="float" office:value="0.309581">
                <text:p>0.3095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7.300002">
                <text:p>37.300002</text:p>
              </table:table-cell>
              <table:table-cell office:value-type="float" office:value="0.303464">
                <text:p>0.30346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7.333335">
                <text:p>37.333335</text:p>
              </table:table-cell>
              <table:table-cell office:value-type="float" office:value="0.303775">
                <text:p>0.3037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7.366669">
                <text:p>37.366669</text:p>
              </table:table-cell>
              <table:table-cell office:value-type="float" office:value="0.319121">
                <text:p>0.3191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7.400002">
                <text:p>37.400002</text:p>
              </table:table-cell>
              <table:table-cell office:value-type="float" office:value="0.304388">
                <text:p>0.30438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.433335">
                <text:p>37.433335</text:p>
              </table:table-cell>
              <table:table-cell office:value-type="float" office:value="0.307095">
                <text:p>0.30709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.466669">
                <text:p>37.466669</text:p>
              </table:table-cell>
              <table:table-cell office:value-type="float" office:value="0.304466">
                <text:p>0.30446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7.500002">
                <text:p>37.500002</text:p>
              </table:table-cell>
              <table:table-cell office:value-type="float" office:value="0.320173">
                <text:p>0.32017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7.533335">
                <text:p>37.533335</text:p>
              </table:table-cell>
              <table:table-cell office:value-type="float" office:value="0.305302">
                <text:p>0.30530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7.566669">
                <text:p>37.566669</text:p>
              </table:table-cell>
              <table:table-cell office:value-type="float" office:value="0.3038">
                <text:p>0.303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7.600002">
                <text:p>37.600002</text:p>
              </table:table-cell>
              <table:table-cell office:value-type="float" office:value="0.307228">
                <text:p>0.3072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7.633335">
                <text:p>37.633335</text:p>
              </table:table-cell>
              <table:table-cell office:value-type="float" office:value="0.307127">
                <text:p>0.30712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7.666669">
                <text:p>37.666669</text:p>
              </table:table-cell>
              <table:table-cell office:value-type="float" office:value="0.308902">
                <text:p>0.30890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7.700002">
                <text:p>37.700002</text:p>
              </table:table-cell>
              <table:table-cell office:value-type="float" office:value="0.29939">
                <text:p>0.2993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7.733335">
                <text:p>37.733335</text:p>
              </table:table-cell>
              <table:table-cell office:value-type="float" office:value="0.300785">
                <text:p>0.30078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7.766669">
                <text:p>37.766669</text:p>
              </table:table-cell>
              <table:table-cell office:value-type="float" office:value="0.305012">
                <text:p>0.30501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7.800002">
                <text:p>37.800002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7.833335">
                <text:p>37.833335</text:p>
              </table:table-cell>
              <table:table-cell office:value-type="float" office:value="0.311447">
                <text:p>0.31144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7.866669">
                <text:p>37.866669</text:p>
              </table:table-cell>
              <table:table-cell office:value-type="float" office:value="0.307109">
                <text:p>0.30710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.900002">
                <text:p>37.900002</text:p>
              </table:table-cell>
              <table:table-cell office:value-type="float" office:value="0.314812">
                <text:p>0.31481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7.933335">
                <text:p>37.933335</text:p>
              </table:table-cell>
              <table:table-cell office:value-type="float" office:value="0.302302">
                <text:p>0.30230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7.966669">
                <text:p>37.966669</text:p>
              </table:table-cell>
              <table:table-cell office:value-type="float" office:value="0.174406">
                <text:p>0.1744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8.000002">
                <text:p>38.000002</text:p>
              </table:table-cell>
              <table:table-cell office:value-type="float" office:value="0.156572">
                <text:p>0.15657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8.033335">
                <text:p>38.033335</text:p>
              </table:table-cell>
              <table:table-cell office:value-type="float" office:value="0.158474">
                <text:p>0.15847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8.066669">
                <text:p>38.066669</text:p>
              </table:table-cell>
              <table:table-cell office:value-type="float" office:value="0.152426">
                <text:p>0.15242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8.100002">
                <text:p>38.100002</text:p>
              </table:table-cell>
              <table:table-cell office:value-type="float" office:value="0.142931">
                <text:p>0.14293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8.133335">
                <text:p>38.133335</text:p>
              </table:table-cell>
              <table:table-cell office:value-type="float" office:value="0.114482">
                <text:p>0.11448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8.166669">
                <text:p>38.166669</text:p>
              </table:table-cell>
              <table:table-cell office:value-type="float" office:value="0.109576">
                <text:p>0.10957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.200002">
                <text:p>38.200002</text:p>
              </table:table-cell>
              <table:table-cell office:value-type="float" office:value="0.100581">
                <text:p>0.10058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8.233335">
                <text:p>38.233335</text:p>
              </table:table-cell>
              <table:table-cell office:value-type="float" office:value="0.087068">
                <text:p>0.08706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8.266669">
                <text:p>38.266669</text:p>
              </table:table-cell>
              <table:table-cell office:value-type="float" office:value="0.095015">
                <text:p>0.09501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8.300002">
                <text:p>38.300002</text:p>
              </table:table-cell>
              <table:table-cell office:value-type="float" office:value="0.115949">
                <text:p>0.11594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8.333335">
                <text:p>38.333335</text:p>
              </table:table-cell>
              <table:table-cell office:value-type="float" office:value="0.11402">
                <text:p>0.1140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8.366669">
                <text:p>38.366669</text:p>
              </table:table-cell>
              <table:table-cell office:value-type="float" office:value="0.085842">
                <text:p>0.08584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8.400002">
                <text:p>38.400002</text:p>
              </table:table-cell>
              <table:table-cell office:value-type="float" office:value="0.098797">
                <text:p>0.09879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8.433335">
                <text:p>38.433335</text:p>
              </table:table-cell>
              <table:table-cell office:value-type="float" office:value="0.100779">
                <text:p>0.1007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8.466669">
                <text:p>38.466669</text:p>
              </table:table-cell>
              <table:table-cell office:value-type="float" office:value="0.061044">
                <text:p>0.06104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8.500002">
                <text:p>38.500002</text:p>
              </table:table-cell>
              <table:table-cell office:value-type="float" office:value="0.081817">
                <text:p>0.08181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8.533335">
                <text:p>38.533335</text:p>
              </table:table-cell>
              <table:table-cell office:value-type="float" office:value="0.074725">
                <text:p>0.0747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8.566669">
                <text:p>38.566669</text:p>
              </table:table-cell>
              <table:table-cell office:value-type="float" office:value="0.104234">
                <text:p>0.10423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8.600002">
                <text:p>38.600002</text:p>
              </table:table-cell>
              <table:table-cell office:value-type="float" office:value="0.128675">
                <text:p>0.12867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8.633335">
                <text:p>38.633335</text:p>
              </table:table-cell>
              <table:table-cell office:value-type="float" office:value="0.159576">
                <text:p>0.1595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.666669">
                <text:p>38.666669</text:p>
              </table:table-cell>
              <table:table-cell office:value-type="float" office:value="0.18202">
                <text:p>0.1820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8.700002">
                <text:p>38.700002</text:p>
              </table:table-cell>
              <table:table-cell office:value-type="float" office:value="0.216959">
                <text:p>0.21695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8.733335">
                <text:p>38.733335</text:p>
              </table:table-cell>
              <table:table-cell office:value-type="float" office:value="0.237582">
                <text:p>0.23758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8.766669">
                <text:p>38.766669</text:p>
              </table:table-cell>
              <table:table-cell office:value-type="float" office:value="0.259657">
                <text:p>0.25965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.800002">
                <text:p>38.800002</text:p>
              </table:table-cell>
              <table:table-cell office:value-type="float" office:value="0.255743">
                <text:p>0.25574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.833335">
                <text:p>38.833335</text:p>
              </table:table-cell>
              <table:table-cell office:value-type="float" office:value="0.235224">
                <text:p>0.23522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8.866669">
                <text:p>38.866669</text:p>
              </table:table-cell>
              <table:table-cell office:value-type="float" office:value="0.215045">
                <text:p>0.21504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.900002">
                <text:p>38.900002</text:p>
              </table:table-cell>
              <table:table-cell office:value-type="float" office:value="0.198558">
                <text:p>0.19855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8.933335">
                <text:p>38.933335</text:p>
              </table:table-cell>
              <table:table-cell office:value-type="float" office:value="0.194168">
                <text:p>0.19416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.966669">
                <text:p>38.966669</text:p>
              </table:table-cell>
              <table:table-cell office:value-type="float" office:value="0.149364">
                <text:p>0.1493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.000002">
                <text:p>39.000002</text:p>
              </table:table-cell>
              <table:table-cell office:value-type="float" office:value="0.135266">
                <text:p>0.13526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.033335">
                <text:p>39.033335</text:p>
              </table:table-cell>
              <table:table-cell office:value-type="float" office:value="0.124073">
                <text:p>0.12407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.066669">
                <text:p>39.066669</text:p>
              </table:table-cell>
              <table:table-cell office:value-type="float" office:value="0.127312">
                <text:p>0.12731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.100002">
                <text:p>39.100002</text:p>
              </table:table-cell>
              <table:table-cell office:value-type="float" office:value="0.126223">
                <text:p>0.12622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.133335">
                <text:p>39.133335</text:p>
              </table:table-cell>
              <table:table-cell office:value-type="float" office:value="0.118526">
                <text:p>0.11852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.166669">
                <text:p>39.166669</text:p>
              </table:table-cell>
              <table:table-cell office:value-type="float" office:value="0.139655">
                <text:p>0.1396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.200002">
                <text:p>39.200002</text:p>
              </table:table-cell>
              <table:table-cell office:value-type="float" office:value="0.129859">
                <text:p>0.1298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.233335">
                <text:p>39.233335</text:p>
              </table:table-cell>
              <table:table-cell office:value-type="float" office:value="0.131769">
                <text:p>0.13176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.266669">
                <text:p>39.266669</text:p>
              </table:table-cell>
              <table:table-cell office:value-type="float" office:value="0.144356">
                <text:p>0.14435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.300002">
                <text:p>39.300002</text:p>
              </table:table-cell>
              <table:table-cell office:value-type="float" office:value="0.136399">
                <text:p>0.13639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.333335">
                <text:p>39.333335</text:p>
              </table:table-cell>
              <table:table-cell office:value-type="float" office:value="0.127001">
                <text:p>0.12700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.366669">
                <text:p>39.366669</text:p>
              </table:table-cell>
              <table:table-cell office:value-type="float" office:value="0.124439">
                <text:p>0.12443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.400002">
                <text:p>39.400002</text:p>
              </table:table-cell>
              <table:table-cell office:value-type="float" office:value="0.112248">
                <text:p>0.11224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.433335">
                <text:p>39.433335</text:p>
              </table:table-cell>
              <table:table-cell office:value-type="float" office:value="0.112367">
                <text:p>0.11236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.466669">
                <text:p>39.466669</text:p>
              </table:table-cell>
              <table:table-cell office:value-type="float" office:value="0.128086">
                <text:p>0.12808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.500002">
                <text:p>39.500002</text:p>
              </table:table-cell>
              <table:table-cell office:value-type="float" office:value="0.15294">
                <text:p>0.1529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.533335">
                <text:p>39.533335</text:p>
              </table:table-cell>
              <table:table-cell office:value-type="float" office:value="0.162848">
                <text:p>0.16284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.566669">
                <text:p>39.566669</text:p>
              </table:table-cell>
              <table:table-cell office:value-type="float" office:value="0.182337">
                <text:p>0.18233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.600002">
                <text:p>39.600002</text:p>
              </table:table-cell>
              <table:table-cell office:value-type="float" office:value="0.182865">
                <text:p>0.1828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.633335">
                <text:p>39.633335</text:p>
              </table:table-cell>
              <table:table-cell office:value-type="float" office:value="0.210212">
                <text:p>0.21021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.666669">
                <text:p>39.666669</text:p>
              </table:table-cell>
              <table:table-cell office:value-type="float" office:value="0.221899">
                <text:p>0.22189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.700002">
                <text:p>39.700002</text:p>
              </table:table-cell>
              <table:table-cell office:value-type="float" office:value="0.096887">
                <text:p>0.09688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.733335">
                <text:p>39.733335</text:p>
              </table:table-cell>
              <table:table-cell office:value-type="float" office:value="0.117874">
                <text:p>0.11787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.766669">
                <text:p>39.766669</text:p>
              </table:table-cell>
              <table:table-cell office:value-type="float" office:value="0.093895">
                <text:p>0.0938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.800002">
                <text:p>39.800002</text:p>
              </table:table-cell>
              <table:table-cell office:value-type="float" office:value="0.08473">
                <text:p>0.0847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.833335">
                <text:p>39.833335</text:p>
              </table:table-cell>
              <table:table-cell office:value-type="float" office:value="0.073384">
                <text:p>0.07338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.866669">
                <text:p>39.866669</text:p>
              </table:table-cell>
              <table:table-cell office:value-type="float" office:value="0.044429">
                <text:p>0.04442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.900002">
                <text:p>39.900002</text:p>
              </table:table-cell>
              <table:table-cell office:value-type="float" office:value="0.058647">
                <text:p>0.05864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.933335">
                <text:p>39.933335</text:p>
              </table:table-cell>
              <table:table-cell office:value-type="float" office:value="0.013404">
                <text:p>0.01340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.966669">
                <text:p>39.966669</text:p>
              </table:table-cell>
              <table:table-cell office:value-type="float" office:value="0.047677">
                <text:p>0.04767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000002">
                <text:p>40.000002</text:p>
              </table:table-cell>
              <table:table-cell office:value-type="float" office:value="0.027093">
                <text:p>0.02709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033335">
                <text:p>40.033335</text:p>
              </table:table-cell>
              <table:table-cell office:value-type="float" office:value="0.053996">
                <text:p>0.0539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066669">
                <text:p>40.066669</text:p>
              </table:table-cell>
              <table:table-cell office:value-type="float" office:value="0.049159">
                <text:p>0.04915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100002">
                <text:p>40.100002</text:p>
              </table:table-cell>
              <table:table-cell office:value-type="float" office:value="0.068252">
                <text:p>0.06825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133335">
                <text:p>40.133335</text:p>
              </table:table-cell>
              <table:table-cell office:value-type="float" office:value="0.037788">
                <text:p>0.03778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166669">
                <text:p>40.166669</text:p>
              </table:table-cell>
              <table:table-cell office:value-type="float" office:value="0.050211">
                <text:p>0.0502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200002">
                <text:p>40.200002</text:p>
              </table:table-cell>
              <table:table-cell office:value-type="float" office:value="0.064721">
                <text:p>0.06472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233335">
                <text:p>40.233335</text:p>
              </table:table-cell>
              <table:table-cell office:value-type="float" office:value="0.067935">
                <text:p>0.0679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266669">
                <text:p>40.266669</text:p>
              </table:table-cell>
              <table:table-cell office:value-type="float" office:value="0.089359">
                <text:p>0.08935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300002">
                <text:p>40.300002</text:p>
              </table:table-cell>
              <table:table-cell office:value-type="float" office:value="0.117933">
                <text:p>0.1179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333335">
                <text:p>40.333335</text:p>
              </table:table-cell>
              <table:table-cell office:value-type="float" office:value="0.114475">
                <text:p>0.11447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366669">
                <text:p>40.366669</text:p>
              </table:table-cell>
              <table:table-cell office:value-type="float" office:value="0.134794">
                <text:p>0.13479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400002">
                <text:p>40.400002</text:p>
              </table:table-cell>
              <table:table-cell office:value-type="float" office:value="0.172957">
                <text:p>0.17295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433335">
                <text:p>40.433335</text:p>
              </table:table-cell>
              <table:table-cell office:value-type="float" office:value="0.179665">
                <text:p>0.17966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466669">
                <text:p>40.466669</text:p>
              </table:table-cell>
              <table:table-cell office:value-type="float" office:value="0.184496">
                <text:p>0.18449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500002">
                <text:p>40.500002</text:p>
              </table:table-cell>
              <table:table-cell office:value-type="float" office:value="0.205894">
                <text:p>0.20589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533335">
                <text:p>40.533335</text:p>
              </table:table-cell>
              <table:table-cell office:value-type="float" office:value="0.191281">
                <text:p>0.19128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566669">
                <text:p>40.566669</text:p>
              </table:table-cell>
              <table:table-cell office:value-type="float" office:value="0.186223">
                <text:p>0.18622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600002">
                <text:p>40.600002</text:p>
              </table:table-cell>
              <table:table-cell office:value-type="float" office:value="0.19108">
                <text:p>0.1910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633335">
                <text:p>40.633335</text:p>
              </table:table-cell>
              <table:table-cell office:value-type="float" office:value="0.182443">
                <text:p>0.18244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666669">
                <text:p>40.666669</text:p>
              </table:table-cell>
              <table:table-cell office:value-type="float" office:value="0.174629">
                <text:p>0.17462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700002">
                <text:p>40.700002</text:p>
              </table:table-cell>
              <table:table-cell office:value-type="float" office:value="0.156162">
                <text:p>0.1561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733335">
                <text:p>40.733335</text:p>
              </table:table-cell>
              <table:table-cell office:value-type="float" office:value="0.147061">
                <text:p>0.14706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766669">
                <text:p>40.766669</text:p>
              </table:table-cell>
              <table:table-cell office:value-type="float" office:value="0.120431">
                <text:p>0.12043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800002">
                <text:p>40.800002</text:p>
              </table:table-cell>
              <table:table-cell office:value-type="float" office:value="0.10397">
                <text:p>0.1039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833335">
                <text:p>40.833335</text:p>
              </table:table-cell>
              <table:table-cell office:value-type="float" office:value="0.115018">
                <text:p>0.11501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866669">
                <text:p>40.866669</text:p>
              </table:table-cell>
              <table:table-cell office:value-type="float" office:value="0.090061">
                <text:p>0.09006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900002">
                <text:p>40.900002</text:p>
              </table:table-cell>
              <table:table-cell office:value-type="float" office:value="0.072729">
                <text:p>0.07272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933335">
                <text:p>40.933335</text:p>
              </table:table-cell>
              <table:table-cell office:value-type="float" office:value="0.070536">
                <text:p>0.07053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966669">
                <text:p>40.966669</text:p>
              </table:table-cell>
              <table:table-cell office:value-type="float" office:value="0.05739">
                <text:p>0.0573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.000002">
                <text:p>41.000002</text:p>
              </table:table-cell>
              <table:table-cell office:value-type="float" office:value="0.063075">
                <text:p>0.06307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.033335">
                <text:p>41.033335</text:p>
              </table:table-cell>
              <table:table-cell office:value-type="float" office:value="0.065792">
                <text:p>0.06579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.066669">
                <text:p>41.066669</text:p>
              </table:table-cell>
              <table:table-cell office:value-type="float" office:value="0.077554">
                <text:p>0.07755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.100002">
                <text:p>41.100002</text:p>
              </table:table-cell>
              <table:table-cell office:value-type="float" office:value="0.052081">
                <text:p>0.05208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.133335">
                <text:p>41.133335</text:p>
              </table:table-cell>
              <table:table-cell office:value-type="float" office:value="0.055486">
                <text:p>0.05548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.166669">
                <text:p>41.166669</text:p>
              </table:table-cell>
              <table:table-cell office:value-type="float" office:value="0.097865">
                <text:p>0.09786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.200002">
                <text:p>41.200002</text:p>
              </table:table-cell>
              <table:table-cell office:value-type="float" office:value="0.085574">
                <text:p>0.08557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.233335">
                <text:p>41.233335</text:p>
              </table:table-cell>
              <table:table-cell office:value-type="float" office:value="0.100035">
                <text:p>0.10003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.266669">
                <text:p>41.266669</text:p>
              </table:table-cell>
              <table:table-cell office:value-type="float" office:value="0.108811">
                <text:p>0.10881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.300002">
                <text:p>41.300002</text:p>
              </table:table-cell>
              <table:table-cell office:value-type="float" office:value="0.107247">
                <text:p>0.10724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.333335">
                <text:p>41.333335</text:p>
              </table:table-cell>
              <table:table-cell office:value-type="float" office:value="0.138115">
                <text:p>0.1381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.366669">
                <text:p>41.366669</text:p>
              </table:table-cell>
              <table:table-cell office:value-type="float" office:value="0.137346">
                <text:p>0.13734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.400002">
                <text:p>41.400002</text:p>
              </table:table-cell>
              <table:table-cell office:value-type="float" office:value="0.166344">
                <text:p>0.16634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.433335">
                <text:p>41.433335</text:p>
              </table:table-cell>
              <table:table-cell office:value-type="float" office:value="0.144743">
                <text:p>0.14474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.466669">
                <text:p>41.466669</text:p>
              </table:table-cell>
              <table:table-cell office:value-type="float" office:value="0.1632">
                <text:p>0.163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.500002">
                <text:p>41.500002</text:p>
              </table:table-cell>
              <table:table-cell office:value-type="float" office:value="0.163895">
                <text:p>0.16389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.533335">
                <text:p>41.533335</text:p>
              </table:table-cell>
              <table:table-cell office:value-type="float" office:value="0.162599">
                <text:p>0.16259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.566669">
                <text:p>41.566669</text:p>
              </table:table-cell>
              <table:table-cell office:value-type="float" office:value="0.165134">
                <text:p>0.16513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.600002">
                <text:p>41.600002</text:p>
              </table:table-cell>
              <table:table-cell office:value-type="float" office:value="0.188159">
                <text:p>0.18815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1.633336">
                <text:p>41.633336</text:p>
              </table:table-cell>
              <table:table-cell office:value-type="float" office:value="0.196281">
                <text:p>0.19628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1.666669">
                <text:p>41.666669</text:p>
              </table:table-cell>
              <table:table-cell office:value-type="float" office:value="0.202946">
                <text:p>0.20294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1.700002">
                <text:p>41.700002</text:p>
              </table:table-cell>
              <table:table-cell office:value-type="float" office:value="0.210557">
                <text:p>0.21055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.733336">
                <text:p>41.733336</text:p>
              </table:table-cell>
              <table:table-cell office:value-type="float" office:value="0.195852">
                <text:p>0.19585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.766669">
                <text:p>41.766669</text:p>
              </table:table-cell>
              <table:table-cell office:value-type="float" office:value="0.201858">
                <text:p>0.20185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.800002">
                <text:p>41.800002</text:p>
              </table:table-cell>
              <table:table-cell office:value-type="float" office:value="0.195322">
                <text:p>0.19532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1.833336">
                <text:p>41.833336</text:p>
              </table:table-cell>
              <table:table-cell office:value-type="float" office:value="0.163677">
                <text:p>0.16367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1.866669">
                <text:p>41.866669</text:p>
              </table:table-cell>
              <table:table-cell office:value-type="float" office:value="0.150075">
                <text:p>0.15007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.900002">
                <text:p>41.900002</text:p>
              </table:table-cell>
              <table:table-cell office:value-type="float" office:value="0.114908">
                <text:p>0.11490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.933336">
                <text:p>41.933336</text:p>
              </table:table-cell>
              <table:table-cell office:value-type="float" office:value="0.109586">
                <text:p>0.10958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1.966669">
                <text:p>41.966669</text:p>
              </table:table-cell>
              <table:table-cell office:value-type="float" office:value="0.089577">
                <text:p>0.08957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2.000002">
                <text:p>42.000002</text:p>
              </table:table-cell>
              <table:table-cell office:value-type="float" office:value="0.079732">
                <text:p>0.07973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2.033336">
                <text:p>42.033336</text:p>
              </table:table-cell>
              <table:table-cell office:value-type="float" office:value="0.058133">
                <text:p>0.05813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2.066669">
                <text:p>42.066669</text:p>
              </table:table-cell>
              <table:table-cell office:value-type="float" office:value="0.051059">
                <text:p>0.05105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2.100002">
                <text:p>42.100002</text:p>
              </table:table-cell>
              <table:table-cell office:value-type="float" office:value="0.032661">
                <text:p>0.0326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2.133336">
                <text:p>42.133336</text:p>
              </table:table-cell>
              <table:table-cell office:value-type="float" office:value="0.050002">
                <text:p>0.05000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2.166669">
                <text:p>42.166669</text:p>
              </table:table-cell>
              <table:table-cell office:value-type="float" office:value="0.048274">
                <text:p>0.0482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2.200002">
                <text:p>42.200002</text:p>
              </table:table-cell>
              <table:table-cell office:value-type="float" office:value="0.064854">
                <text:p>0.06485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.233336">
                <text:p>42.233336</text:p>
              </table:table-cell>
              <table:table-cell office:value-type="float" office:value="0.071085">
                <text:p>0.07108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2.266669">
                <text:p>42.266669</text:p>
              </table:table-cell>
              <table:table-cell office:value-type="float" office:value="0.077591">
                <text:p>0.07759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.300002">
                <text:p>42.300002</text:p>
              </table:table-cell>
              <table:table-cell office:value-type="float" office:value="0.065038">
                <text:p>0.06503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2.333336">
                <text:p>42.333336</text:p>
              </table:table-cell>
              <table:table-cell office:value-type="float" office:value="0.059531">
                <text:p>0.05953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2.366669">
                <text:p>42.366669</text:p>
              </table:table-cell>
              <table:table-cell office:value-type="float" office:value="0.059602">
                <text:p>0.05960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2.400002">
                <text:p>42.400002</text:p>
              </table:table-cell>
              <table:table-cell office:value-type="float" office:value="0.034101">
                <text:p>0.03410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2.433336">
                <text:p>42.433336</text:p>
              </table:table-cell>
              <table:table-cell office:value-type="float" office:value="0.051906">
                <text:p>0.05190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2.466669">
                <text:p>42.466669</text:p>
              </table:table-cell>
              <table:table-cell office:value-type="float" office:value="0.058675">
                <text:p>0.05867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2.500002">
                <text:p>42.500002</text:p>
              </table:table-cell>
              <table:table-cell office:value-type="float" office:value="0.106511">
                <text:p>0.10651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2.533336">
                <text:p>42.533336</text:p>
              </table:table-cell>
              <table:table-cell office:value-type="float" office:value="0.117526">
                <text:p>0.11752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2.566669">
                <text:p>42.566669</text:p>
              </table:table-cell>
              <table:table-cell office:value-type="float" office:value="0.117494">
                <text:p>0.11749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2.600002">
                <text:p>42.600002</text:p>
              </table:table-cell>
              <table:table-cell office:value-type="float" office:value="0.12777">
                <text:p>0.1277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2.633336">
                <text:p>42.633336</text:p>
              </table:table-cell>
              <table:table-cell office:value-type="float" office:value="0.142072">
                <text:p>0.14207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2.666669">
                <text:p>42.666669</text:p>
              </table:table-cell>
              <table:table-cell office:value-type="float" office:value="0.177891">
                <text:p>0.17789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2.700002">
                <text:p>42.700002</text:p>
              </table:table-cell>
              <table:table-cell office:value-type="float" office:value="0.202492">
                <text:p>0.20249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2.733336">
                <text:p>42.733336</text:p>
              </table:table-cell>
              <table:table-cell office:value-type="float" office:value="0.188781">
                <text:p>0.18878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2.766669">
                <text:p>42.766669</text:p>
              </table:table-cell>
              <table:table-cell office:value-type="float" office:value="0.205657">
                <text:p>0.20565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2.800002">
                <text:p>42.800002</text:p>
              </table:table-cell>
              <table:table-cell office:value-type="float" office:value="0.213008">
                <text:p>0.21300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2.833336">
                <text:p>42.833336</text:p>
              </table:table-cell>
              <table:table-cell office:value-type="float" office:value="0.224231">
                <text:p>0.22423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2.866669">
                <text:p>42.866669</text:p>
              </table:table-cell>
              <table:table-cell office:value-type="float" office:value="0.221729">
                <text:p>0.22172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2.900002">
                <text:p>42.900002</text:p>
              </table:table-cell>
              <table:table-cell office:value-type="float" office:value="0.208502">
                <text:p>0.20850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2.933336">
                <text:p>42.933336</text:p>
              </table:table-cell>
              <table:table-cell office:value-type="float" office:value="0.200407">
                <text:p>0.20040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2.966669">
                <text:p>42.966669</text:p>
              </table:table-cell>
              <table:table-cell office:value-type="float" office:value="0.186027">
                <text:p>0.18602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3.000002">
                <text:p>43.000002</text:p>
              </table:table-cell>
              <table:table-cell office:value-type="float" office:value="0.169636">
                <text:p>0.16963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3.033336">
                <text:p>43.033336</text:p>
              </table:table-cell>
              <table:table-cell office:value-type="float" office:value="0.168847">
                <text:p>0.16884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3.066669">
                <text:p>43.066669</text:p>
              </table:table-cell>
              <table:table-cell office:value-type="float" office:value="0.146392">
                <text:p>0.14639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3.100002">
                <text:p>43.100002</text:p>
              </table:table-cell>
              <table:table-cell office:value-type="float" office:value="0.153489">
                <text:p>0.15348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3.133336">
                <text:p>43.133336</text:p>
              </table:table-cell>
              <table:table-cell office:value-type="float" office:value="0.142937">
                <text:p>0.14293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3.166669">
                <text:p>43.166669</text:p>
              </table:table-cell>
              <table:table-cell office:value-type="float" office:value="0.262676">
                <text:p>0.26267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3.200002">
                <text:p>43.200002</text:p>
              </table:table-cell>
              <table:table-cell office:value-type="float" office:value="0.24198">
                <text:p>0.2419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3.233336">
                <text:p>43.233336</text:p>
              </table:table-cell>
              <table:table-cell office:value-type="float" office:value="0.246312">
                <text:p>0.24631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3.266669">
                <text:p>43.266669</text:p>
              </table:table-cell>
              <table:table-cell office:value-type="float" office:value="0.256162">
                <text:p>0.2561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.300002">
                <text:p>43.300002</text:p>
              </table:table-cell>
              <table:table-cell office:value-type="float" office:value="0.254073">
                <text:p>0.25407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3.333336">
                <text:p>43.333336</text:p>
              </table:table-cell>
              <table:table-cell office:value-type="float" office:value="0.267753">
                <text:p>0.26775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3.366669">
                <text:p>43.366669</text:p>
              </table:table-cell>
              <table:table-cell office:value-type="float" office:value="0.25905">
                <text:p>0.2590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3.400002">
                <text:p>43.400002</text:p>
              </table:table-cell>
              <table:table-cell office:value-type="float" office:value="0.228177">
                <text:p>0.22817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3.433336">
                <text:p>43.433336</text:p>
              </table:table-cell>
              <table:table-cell office:value-type="float" office:value="0.250946">
                <text:p>0.25094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3.466669">
                <text:p>43.466669</text:p>
              </table:table-cell>
              <table:table-cell office:value-type="float" office:value="0.273109">
                <text:p>0.27310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.500002">
                <text:p>43.500002</text:p>
              </table:table-cell>
              <table:table-cell office:value-type="float" office:value="0.262239">
                <text:p>0.26223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3.533336">
                <text:p>43.533336</text:p>
              </table:table-cell>
              <table:table-cell office:value-type="float" office:value="0.257328">
                <text:p>0.2573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3.566669">
                <text:p>43.566669</text:p>
              </table:table-cell>
              <table:table-cell office:value-type="float" office:value="0.268397">
                <text:p>0.26839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3.600002">
                <text:p>43.600002</text:p>
              </table:table-cell>
              <table:table-cell office:value-type="float" office:value="0.274986">
                <text:p>0.27498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3.633336">
                <text:p>43.633336</text:p>
              </table:table-cell>
              <table:table-cell office:value-type="float" office:value="0.253734">
                <text:p>0.25373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3.666669">
                <text:p>43.666669</text:p>
              </table:table-cell>
              <table:table-cell office:value-type="float" office:value="0.238998">
                <text:p>0.23899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3.700002">
                <text:p>43.700002</text:p>
              </table:table-cell>
              <table:table-cell office:value-type="float" office:value="0.267336">
                <text:p>0.26733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3.733336">
                <text:p>43.733336</text:p>
              </table:table-cell>
              <table:table-cell office:value-type="float" office:value="0.26496">
                <text:p>0.2649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3.766669">
                <text:p>43.766669</text:p>
              </table:table-cell>
              <table:table-cell office:value-type="float" office:value="0.277075">
                <text:p>0.27707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800002">
                <text:p>43.800002</text:p>
              </table:table-cell>
              <table:table-cell office:value-type="float" office:value="0.267838">
                <text:p>0.26783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3.833336">
                <text:p>43.833336</text:p>
              </table:table-cell>
              <table:table-cell office:value-type="float" office:value="0.264683">
                <text:p>0.26468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3.866669">
                <text:p>43.866669</text:p>
              </table:table-cell>
              <table:table-cell office:value-type="float" office:value="0.267158">
                <text:p>0.26715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3.900002">
                <text:p>43.900002</text:p>
              </table:table-cell>
              <table:table-cell office:value-type="float" office:value="0.270456">
                <text:p>0.27045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3.933336">
                <text:p>43.933336</text:p>
              </table:table-cell>
              <table:table-cell office:value-type="float" office:value="0.270738">
                <text:p>0.27073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.966669">
                <text:p>43.966669</text:p>
              </table:table-cell>
              <table:table-cell office:value-type="float" office:value="0.264807">
                <text:p>0.26480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000002">
                <text:p>44.000002</text:p>
              </table:table-cell>
              <table:table-cell office:value-type="float" office:value="0.281145">
                <text:p>0.28114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033336">
                <text:p>44.033336</text:p>
              </table:table-cell>
              <table:table-cell office:value-type="float" office:value="0.285276">
                <text:p>0.28527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066669">
                <text:p>44.066669</text:p>
              </table:table-cell>
              <table:table-cell office:value-type="float" office:value="0.273253">
                <text:p>0.27325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100002">
                <text:p>44.100002</text:p>
              </table:table-cell>
              <table:table-cell office:value-type="float" office:value="0.258784">
                <text:p>0.25878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133336">
                <text:p>44.133336</text:p>
              </table:table-cell>
              <table:table-cell office:value-type="float" office:value="0.271029">
                <text:p>0.27102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166669">
                <text:p>44.166669</text:p>
              </table:table-cell>
              <table:table-cell office:value-type="float" office:value="0.279123">
                <text:p>0.27912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200002">
                <text:p>44.200002</text:p>
              </table:table-cell>
              <table:table-cell office:value-type="float" office:value="0.266647">
                <text:p>0.26664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233336">
                <text:p>44.233336</text:p>
              </table:table-cell>
              <table:table-cell office:value-type="float" office:value="0.254627">
                <text:p>0.25462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266669">
                <text:p>44.266669</text:p>
              </table:table-cell>
              <table:table-cell office:value-type="float" office:value="0.245247">
                <text:p>0.24524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300002">
                <text:p>44.300002</text:p>
              </table:table-cell>
              <table:table-cell office:value-type="float" office:value="0.246567">
                <text:p>0.24656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333336">
                <text:p>44.333336</text:p>
              </table:table-cell>
              <table:table-cell office:value-type="float" office:value="0.249529">
                <text:p>0.24952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366669">
                <text:p>44.366669</text:p>
              </table:table-cell>
              <table:table-cell office:value-type="float" office:value="0.246898">
                <text:p>0.24689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400002">
                <text:p>44.400002</text:p>
              </table:table-cell>
              <table:table-cell office:value-type="float" office:value="0.241905">
                <text:p>0.24190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433336">
                <text:p>44.433336</text:p>
              </table:table-cell>
              <table:table-cell office:value-type="float" office:value="0.236133">
                <text:p>0.23613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466669">
                <text:p>44.466669</text:p>
              </table:table-cell>
              <table:table-cell office:value-type="float" office:value="0.220637">
                <text:p>0.22063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500002">
                <text:p>44.500002</text:p>
              </table:table-cell>
              <table:table-cell office:value-type="float" office:value="0.246138">
                <text:p>0.24613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533336">
                <text:p>44.533336</text:p>
              </table:table-cell>
              <table:table-cell office:value-type="float" office:value="0.212838">
                <text:p>0.21283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566669">
                <text:p>44.566669</text:p>
              </table:table-cell>
              <table:table-cell office:value-type="float" office:value="0.212913">
                <text:p>0.21291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600002">
                <text:p>44.600002</text:p>
              </table:table-cell>
              <table:table-cell office:value-type="float" office:value="0.23349">
                <text:p>0.2334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633336">
                <text:p>44.633336</text:p>
              </table:table-cell>
              <table:table-cell office:value-type="float" office:value="0.231962">
                <text:p>0.23196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666669">
                <text:p>44.666669</text:p>
              </table:table-cell>
              <table:table-cell office:value-type="float" office:value="0.226719">
                <text:p>0.22671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700002">
                <text:p>44.700002</text:p>
              </table:table-cell>
              <table:table-cell office:value-type="float" office:value="0.21401">
                <text:p>0.2140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733336">
                <text:p>44.733336</text:p>
              </table:table-cell>
              <table:table-cell office:value-type="float" office:value="0.222422">
                <text:p>0.22242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766669">
                <text:p>44.766669</text:p>
              </table:table-cell>
              <table:table-cell office:value-type="float" office:value="0.222387">
                <text:p>0.22238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800002">
                <text:p>44.800002</text:p>
              </table:table-cell>
              <table:table-cell office:value-type="float" office:value="0.227609">
                <text:p>0.22760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833336">
                <text:p>44.833336</text:p>
              </table:table-cell>
              <table:table-cell office:value-type="float" office:value="0.226435">
                <text:p>0.22643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866669">
                <text:p>44.866669</text:p>
              </table:table-cell>
              <table:table-cell office:value-type="float" office:value="0.223664">
                <text:p>0.2236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900002">
                <text:p>44.900002</text:p>
              </table:table-cell>
              <table:table-cell office:value-type="float" office:value="0.140006">
                <text:p>0.14000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933336">
                <text:p>44.933336</text:p>
              </table:table-cell>
              <table:table-cell office:value-type="float" office:value="0.152024">
                <text:p>0.15202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966669">
                <text:p>44.966669</text:p>
              </table:table-cell>
              <table:table-cell office:value-type="float" office:value="0.161667">
                <text:p>0.16166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5.000002">
                <text:p>45.000002</text:p>
              </table:table-cell>
              <table:table-cell office:value-type="float" office:value="0.140226">
                <text:p>0.14022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5.033336">
                <text:p>45.033336</text:p>
              </table:table-cell>
              <table:table-cell office:value-type="float" office:value="0.170764">
                <text:p>0.17076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5.066669">
                <text:p>45.066669</text:p>
              </table:table-cell>
              <table:table-cell office:value-type="float" office:value="0.182315">
                <text:p>0.18231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100002">
                <text:p>45.100002</text:p>
              </table:table-cell>
              <table:table-cell office:value-type="float" office:value="0.171798">
                <text:p>0.17179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.133336">
                <text:p>45.133336</text:p>
              </table:table-cell>
              <table:table-cell office:value-type="float" office:value="0.157182">
                <text:p>0.15718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.166669">
                <text:p>45.166669</text:p>
              </table:table-cell>
              <table:table-cell office:value-type="float" office:value="0.166351">
                <text:p>0.16635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.200002">
                <text:p>45.200002</text:p>
              </table:table-cell>
              <table:table-cell office:value-type="float" office:value="0.211608">
                <text:p>0.21160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5.233336">
                <text:p>45.233336</text:p>
              </table:table-cell>
              <table:table-cell office:value-type="float" office:value="0.19521">
                <text:p>0.1952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5.266669">
                <text:p>45.266669</text:p>
              </table:table-cell>
              <table:table-cell office:value-type="float" office:value="0.212859">
                <text:p>0.21285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5.300002">
                <text:p>45.300002</text:p>
              </table:table-cell>
              <table:table-cell office:value-type="float" office:value="0.199577">
                <text:p>0.19957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.333336">
                <text:p>45.333336</text:p>
              </table:table-cell>
              <table:table-cell office:value-type="float" office:value="0.219133">
                <text:p>0.21913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5.366669">
                <text:p>45.366669</text:p>
              </table:table-cell>
              <table:table-cell office:value-type="float" office:value="0.224821">
                <text:p>0.22482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5.400002">
                <text:p>45.400002</text:p>
              </table:table-cell>
              <table:table-cell office:value-type="float" office:value="0.229057">
                <text:p>0.22905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5.433336">
                <text:p>45.433336</text:p>
              </table:table-cell>
              <table:table-cell office:value-type="float" office:value="0.235303">
                <text:p>0.23530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5.466669">
                <text:p>45.466669</text:p>
              </table:table-cell>
              <table:table-cell office:value-type="float" office:value="0.236566">
                <text:p>0.23656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5.500002">
                <text:p>45.500002</text:p>
              </table:table-cell>
              <table:table-cell office:value-type="float" office:value="0.271887">
                <text:p>0.27188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5.533336">
                <text:p>45.533336</text:p>
              </table:table-cell>
              <table:table-cell office:value-type="float" office:value="0.267724">
                <text:p>0.26772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5.566669">
                <text:p>45.566669</text:p>
              </table:table-cell>
              <table:table-cell office:value-type="float" office:value="0.261687">
                <text:p>0.26168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5.600002">
                <text:p>45.600002</text:p>
              </table:table-cell>
              <table:table-cell office:value-type="float" office:value="0.270288">
                <text:p>0.27028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5.633336">
                <text:p>45.633336</text:p>
              </table:table-cell>
              <table:table-cell office:value-type="float" office:value="0.265038">
                <text:p>0.26503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5.666669">
                <text:p>45.666669</text:p>
              </table:table-cell>
              <table:table-cell office:value-type="float" office:value="0.271266">
                <text:p>0.27126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5.700002">
                <text:p>45.700002</text:p>
              </table:table-cell>
              <table:table-cell office:value-type="float" office:value="0.269115">
                <text:p>0.26911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.733336">
                <text:p>45.733336</text:p>
              </table:table-cell>
              <table:table-cell office:value-type="float" office:value="0.281287">
                <text:p>0.28128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5.766669">
                <text:p>45.766669</text:p>
              </table:table-cell>
              <table:table-cell office:value-type="float" office:value="0.286876">
                <text:p>0.28687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.800002">
                <text:p>45.800002</text:p>
              </table:table-cell>
              <table:table-cell office:value-type="float" office:value="0.290675">
                <text:p>0.29067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5.833336">
                <text:p>45.833336</text:p>
              </table:table-cell>
              <table:table-cell office:value-type="float" office:value="0.280481">
                <text:p>0.28048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5.866669">
                <text:p>45.866669</text:p>
              </table:table-cell>
              <table:table-cell office:value-type="float" office:value="0.294683">
                <text:p>0.29468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5.900002">
                <text:p>45.900002</text:p>
              </table:table-cell>
              <table:table-cell office:value-type="float" office:value="0.279362">
                <text:p>0.27936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5.933336">
                <text:p>45.933336</text:p>
              </table:table-cell>
              <table:table-cell office:value-type="float" office:value="0.273039">
                <text:p>0.27303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5.966669">
                <text:p>45.966669</text:p>
              </table:table-cell>
              <table:table-cell office:value-type="float" office:value="0.262547">
                <text:p>0.26254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6.000002">
                <text:p>46.000002</text:p>
              </table:table-cell>
              <table:table-cell office:value-type="float" office:value="0.25238">
                <text:p>0.2523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6.033336">
                <text:p>46.033336</text:p>
              </table:table-cell>
              <table:table-cell office:value-type="float" office:value="0.240271">
                <text:p>0.24027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6.066669">
                <text:p>46.066669</text:p>
              </table:table-cell>
              <table:table-cell office:value-type="float" office:value="0.264481">
                <text:p>0.26448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.100002">
                <text:p>46.100002</text:p>
              </table:table-cell>
              <table:table-cell office:value-type="float" office:value="0.225202">
                <text:p>0.22520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6.133336">
                <text:p>46.133336</text:p>
              </table:table-cell>
              <table:table-cell office:value-type="float" office:value="0.24066">
                <text:p>0.2406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166669">
                <text:p>46.166669</text:p>
              </table:table-cell>
              <table:table-cell office:value-type="float" office:value="0.215489">
                <text:p>0.21548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6.200002">
                <text:p>46.200002</text:p>
              </table:table-cell>
              <table:table-cell office:value-type="float" office:value="0.21809">
                <text:p>0.218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.233336">
                <text:p>46.233336</text:p>
              </table:table-cell>
              <table:table-cell office:value-type="float" office:value="0.220784">
                <text:p>0.22078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6.266669">
                <text:p>46.266669</text:p>
              </table:table-cell>
              <table:table-cell office:value-type="float" office:value="0.187077">
                <text:p>0.18707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6.300002">
                <text:p>46.300002</text:p>
              </table:table-cell>
              <table:table-cell office:value-type="float" office:value="0.225793">
                <text:p>0.22579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6.333336">
                <text:p>46.333336</text:p>
              </table:table-cell>
              <table:table-cell office:value-type="float" office:value="0.20125">
                <text:p>0.2012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6.366669">
                <text:p>46.366669</text:p>
              </table:table-cell>
              <table:table-cell office:value-type="float" office:value="0.192385">
                <text:p>0.19238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400002">
                <text:p>46.400002</text:p>
              </table:table-cell>
              <table:table-cell office:value-type="float" office:value="0.201486">
                <text:p>0.20148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6.433336">
                <text:p>46.433336</text:p>
              </table:table-cell>
              <table:table-cell office:value-type="float" office:value="0.19014">
                <text:p>0.1901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.466669">
                <text:p>46.466669</text:p>
              </table:table-cell>
              <table:table-cell office:value-type="float" office:value="0.174094">
                <text:p>0.17409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6.500002">
                <text:p>46.500002</text:p>
              </table:table-cell>
              <table:table-cell office:value-type="float" office:value="0.174801">
                <text:p>0.17480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533336">
                <text:p>46.533336</text:p>
              </table:table-cell>
              <table:table-cell office:value-type="float" office:value="0.171719">
                <text:p>0.17171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6.566669">
                <text:p>46.566669</text:p>
              </table:table-cell>
              <table:table-cell office:value-type="float" office:value="0.18399">
                <text:p>0.1839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6.600002">
                <text:p>46.600002</text:p>
              </table:table-cell>
              <table:table-cell office:value-type="float" office:value="0.180516">
                <text:p>0.18051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.633336">
                <text:p>46.633336</text:p>
              </table:table-cell>
              <table:table-cell office:value-type="float" office:value="0.033354">
                <text:p>0.03335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6.666669">
                <text:p>46.666669</text:p>
              </table:table-cell>
              <table:table-cell office:value-type="float" office:value="0.03456">
                <text:p>0.0345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6.700002">
                <text:p>46.700002</text:p>
              </table:table-cell>
              <table:table-cell office:value-type="float" office:value="0.023126">
                <text:p>0.02312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733336">
                <text:p>46.733336</text:p>
              </table:table-cell>
              <table:table-cell office:value-type="float" office:value="0.029716">
                <text:p>0.02971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766669">
                <text:p>46.766669</text:p>
              </table:table-cell>
              <table:table-cell office:value-type="float" office:value="0.056417">
                <text:p>0.05641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.800002">
                <text:p>46.800002</text:p>
              </table:table-cell>
              <table:table-cell office:value-type="float" office:value="0.054186">
                <text:p>0.05418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6.833336">
                <text:p>46.833336</text:p>
              </table:table-cell>
              <table:table-cell office:value-type="float" office:value="0.074846">
                <text:p>0.07484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.866669">
                <text:p>46.866669</text:p>
              </table:table-cell>
              <table:table-cell office:value-type="float" office:value="0.070771">
                <text:p>0.07077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6.900002">
                <text:p>46.900002</text:p>
              </table:table-cell>
              <table:table-cell office:value-type="float" office:value="0.09345">
                <text:p>0.093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6.933336">
                <text:p>46.933336</text:p>
              </table:table-cell>
              <table:table-cell office:value-type="float" office:value="0.095267">
                <text:p>0.09526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6.966669">
                <text:p>46.966669</text:p>
              </table:table-cell>
              <table:table-cell office:value-type="float" office:value="0.110232">
                <text:p>0.1102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000002">
                <text:p>47.000002</text:p>
              </table:table-cell>
              <table:table-cell office:value-type="float" office:value="0.132977">
                <text:p>0.13297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7.033336">
                <text:p>47.033336</text:p>
              </table:table-cell>
              <table:table-cell office:value-type="float" office:value="0.123929">
                <text:p>0.12392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066669">
                <text:p>47.066669</text:p>
              </table:table-cell>
              <table:table-cell office:value-type="float" office:value="0.150141">
                <text:p>0.15014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100002">
                <text:p>47.100002</text:p>
              </table:table-cell>
              <table:table-cell office:value-type="float" office:value="0.158251">
                <text:p>0.15825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133336">
                <text:p>47.133336</text:p>
              </table:table-cell>
              <table:table-cell office:value-type="float" office:value="0.16127">
                <text:p>0.1612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166669">
                <text:p>47.166669</text:p>
              </table:table-cell>
              <table:table-cell office:value-type="float" office:value="0.174289">
                <text:p>0.17428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.200002">
                <text:p>47.200002</text:p>
              </table:table-cell>
              <table:table-cell office:value-type="float" office:value="0.194476">
                <text:p>0.19447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233336">
                <text:p>47.233336</text:p>
              </table:table-cell>
              <table:table-cell office:value-type="float" office:value="0.227598">
                <text:p>0.22759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7.266669">
                <text:p>47.266669</text:p>
              </table:table-cell>
              <table:table-cell office:value-type="float" office:value="0.226773">
                <text:p>0.22677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300002">
                <text:p>47.300002</text:p>
              </table:table-cell>
              <table:table-cell office:value-type="float" office:value="0.235704">
                <text:p>0.23570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7.333336">
                <text:p>47.333336</text:p>
              </table:table-cell>
              <table:table-cell office:value-type="float" office:value="0.270419">
                <text:p>0.27041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7.366669">
                <text:p>47.366669</text:p>
              </table:table-cell>
              <table:table-cell office:value-type="float" office:value="0.255097">
                <text:p>0.25509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7.400002">
                <text:p>47.400002</text:p>
              </table:table-cell>
              <table:table-cell office:value-type="float" office:value="0.260341">
                <text:p>0.26034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433336">
                <text:p>47.433336</text:p>
              </table:table-cell>
              <table:table-cell office:value-type="float" office:value="0.259181">
                <text:p>0.25918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7.466669">
                <text:p>47.466669</text:p>
              </table:table-cell>
              <table:table-cell office:value-type="float" office:value="0.267097">
                <text:p>0.26709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00002">
                <text:p>47.500002</text:p>
              </table:table-cell>
              <table:table-cell office:value-type="float" office:value="0.269718">
                <text:p>0.26971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533336">
                <text:p>47.533336</text:p>
              </table:table-cell>
              <table:table-cell office:value-type="float" office:value="0.259803">
                <text:p>0.25980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66669">
                <text:p>47.566669</text:p>
              </table:table-cell>
              <table:table-cell office:value-type="float" office:value="0.258685">
                <text:p>0.25868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7.600002">
                <text:p>47.600002</text:p>
              </table:table-cell>
              <table:table-cell office:value-type="float" office:value="0.256204">
                <text:p>0.25620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7.633336">
                <text:p>47.633336</text:p>
              </table:table-cell>
              <table:table-cell office:value-type="float" office:value="0.254858">
                <text:p>0.25485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666669">
                <text:p>47.666669</text:p>
              </table:table-cell>
              <table:table-cell office:value-type="float" office:value="0.226733">
                <text:p>0.22673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700002">
                <text:p>47.700002</text:p>
              </table:table-cell>
              <table:table-cell office:value-type="float" office:value="0.217454">
                <text:p>0.21745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7.733336">
                <text:p>47.733336</text:p>
              </table:table-cell>
              <table:table-cell office:value-type="float" office:value="0.209249">
                <text:p>0.20924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766669">
                <text:p>47.766669</text:p>
              </table:table-cell>
              <table:table-cell office:value-type="float" office:value="0.189772">
                <text:p>0.18977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800002">
                <text:p>47.800002</text:p>
              </table:table-cell>
              <table:table-cell office:value-type="float" office:value="0.183623">
                <text:p>0.18362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833336">
                <text:p>47.833336</text:p>
              </table:table-cell>
              <table:table-cell office:value-type="float" office:value="0.155881">
                <text:p>0.15588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866669">
                <text:p>47.866669</text:p>
              </table:table-cell>
              <table:table-cell office:value-type="float" office:value="0.133625">
                <text:p>0.13362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900002">
                <text:p>47.900002</text:p>
              </table:table-cell>
              <table:table-cell office:value-type="float" office:value="0.143259">
                <text:p>0.1432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933336">
                <text:p>47.933336</text:p>
              </table:table-cell>
              <table:table-cell office:value-type="float" office:value="0.160368">
                <text:p>0.16036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966669">
                <text:p>47.966669</text:p>
              </table:table-cell>
              <table:table-cell office:value-type="float" office:value="0.135587">
                <text:p>0.13558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.000003">
                <text:p>48.000003</text:p>
              </table:table-cell>
              <table:table-cell office:value-type="float" office:value="0.13694">
                <text:p>0.1369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8.033336">
                <text:p>48.033336</text:p>
              </table:table-cell>
              <table:table-cell office:value-type="float" office:value="0.10235">
                <text:p>0.1023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8.066669">
                <text:p>48.066669</text:p>
              </table:table-cell>
              <table:table-cell office:value-type="float" office:value="0.115314">
                <text:p>0.11531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8.100003">
                <text:p>48.100003</text:p>
              </table:table-cell>
              <table:table-cell office:value-type="float" office:value="0.106137">
                <text:p>0.1061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8.133336">
                <text:p>48.133336</text:p>
              </table:table-cell>
              <table:table-cell office:value-type="float" office:value="0.087671">
                <text:p>0.08767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8.166669">
                <text:p>48.166669</text:p>
              </table:table-cell>
              <table:table-cell office:value-type="float" office:value="0.073133">
                <text:p>0.07313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.200003">
                <text:p>48.200003</text:p>
              </table:table-cell>
              <table:table-cell office:value-type="float" office:value="0.053128">
                <text:p>0.05312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8.233336">
                <text:p>48.233336</text:p>
              </table:table-cell>
              <table:table-cell office:value-type="float" office:value="0.068233">
                <text:p>0.0682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8.266669">
                <text:p>48.266669</text:p>
              </table:table-cell>
              <table:table-cell office:value-type="float" office:value="0.088851">
                <text:p>0.08885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8.300003">
                <text:p>48.300003</text:p>
              </table:table-cell>
              <table:table-cell office:value-type="float" office:value="0.076372">
                <text:p>0.07637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8.333336">
                <text:p>48.333336</text:p>
              </table:table-cell>
              <table:table-cell office:value-type="float" office:value="0.060539">
                <text:p>0.06053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8.366669">
                <text:p>48.366669</text:p>
              </table:table-cell>
              <table:table-cell office:value-type="float" office:value="0.067581">
                <text:p>0.06758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8.400003">
                <text:p>48.400003</text:p>
              </table:table-cell>
              <table:table-cell office:value-type="float" office:value="0.060214">
                <text:p>0.06021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8.433336">
                <text:p>48.433336</text:p>
              </table:table-cell>
              <table:table-cell office:value-type="float" office:value="0.036874">
                <text:p>0.03687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8.466669">
                <text:p>48.466669</text:p>
              </table:table-cell>
              <table:table-cell office:value-type="float" office:value="0.045954">
                <text:p>0.04595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8.500003">
                <text:p>48.500003</text:p>
              </table:table-cell>
              <table:table-cell office:value-type="float" office:value="0.055043">
                <text:p>0.05504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8.533336">
                <text:p>48.533336</text:p>
              </table:table-cell>
              <table:table-cell office:value-type="float" office:value="0.06022">
                <text:p>0.060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8.566669">
                <text:p>48.566669</text:p>
              </table:table-cell>
              <table:table-cell office:value-type="float" office:value="0.051296">
                <text:p>0.05129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8.600003">
                <text:p>48.600003</text:p>
              </table:table-cell>
              <table:table-cell office:value-type="float" office:value="0.037319">
                <text:p>0.03731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8.633336">
                <text:p>48.633336</text:p>
              </table:table-cell>
              <table:table-cell office:value-type="float" office:value="0.054688">
                <text:p>0.05468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8.666669">
                <text:p>48.666669</text:p>
              </table:table-cell>
              <table:table-cell office:value-type="float" office:value="0.044425">
                <text:p>0.0444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700003">
                <text:p>48.700003</text:p>
              </table:table-cell>
              <table:table-cell office:value-type="float" office:value="0.065645">
                <text:p>0.0656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8.733336">
                <text:p>48.733336</text:p>
              </table:table-cell>
              <table:table-cell office:value-type="float" office:value="0.043732">
                <text:p>0.04373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8.766669">
                <text:p>48.766669</text:p>
              </table:table-cell>
              <table:table-cell office:value-type="float" office:value="0.038305">
                <text:p>0.03830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8.800003">
                <text:p>48.800003</text:p>
              </table:table-cell>
              <table:table-cell office:value-type="float" office:value="0.048511">
                <text:p>0.04851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8.833336">
                <text:p>48.833336</text:p>
              </table:table-cell>
              <table:table-cell office:value-type="float" office:value="0.028876">
                <text:p>0.02887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8.866669">
                <text:p>48.866669</text:p>
              </table:table-cell>
              <table:table-cell office:value-type="float" office:value="0.031657">
                <text:p>0.03165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.900003">
                <text:p>48.900003</text:p>
              </table:table-cell>
              <table:table-cell office:value-type="float" office:value="0.034033">
                <text:p>0.03403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.933336">
                <text:p>48.933336</text:p>
              </table:table-cell>
              <table:table-cell office:value-type="float" office:value="0.048743">
                <text:p>0.04874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.966669">
                <text:p>48.966669</text:p>
              </table:table-cell>
              <table:table-cell office:value-type="float" office:value="0.117323">
                <text:p>0.11732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9.000003">
                <text:p>49.000003</text:p>
              </table:table-cell>
              <table:table-cell office:value-type="float" office:value="0.10432">
                <text:p>0.1043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9.033336">
                <text:p>49.033336</text:p>
              </table:table-cell>
              <table:table-cell office:value-type="float" office:value="0.132065">
                <text:p>0.13206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9.066669">
                <text:p>49.066669</text:p>
              </table:table-cell>
              <table:table-cell office:value-type="float" office:value="0.13722">
                <text:p>0.137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.100003">
                <text:p>49.100003</text:p>
              </table:table-cell>
              <table:table-cell office:value-type="float" office:value="0.164276">
                <text:p>0.16427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.133336">
                <text:p>49.133336</text:p>
              </table:table-cell>
              <table:table-cell office:value-type="float" office:value="0.166199">
                <text:p>0.16619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.166669">
                <text:p>49.166669</text:p>
              </table:table-cell>
              <table:table-cell office:value-type="float" office:value="0.171458">
                <text:p>0.17145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.200003">
                <text:p>49.200003</text:p>
              </table:table-cell>
              <table:table-cell office:value-type="float" office:value="0.184166">
                <text:p>0.18416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.233336">
                <text:p>49.233336</text:p>
              </table:table-cell>
              <table:table-cell office:value-type="float" office:value="0.174177">
                <text:p>0.17417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.266669">
                <text:p>49.266669</text:p>
              </table:table-cell>
              <table:table-cell office:value-type="float" office:value="0.164514">
                <text:p>0.16451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.300003">
                <text:p>49.300003</text:p>
              </table:table-cell>
              <table:table-cell office:value-type="float" office:value="0.176867">
                <text:p>0.1768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9.333336">
                <text:p>49.333336</text:p>
              </table:table-cell>
              <table:table-cell office:value-type="float" office:value="0.14193">
                <text:p>0.1419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9.366669">
                <text:p>49.366669</text:p>
              </table:table-cell>
              <table:table-cell office:value-type="float" office:value="0.147103">
                <text:p>0.14710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9.400003">
                <text:p>49.400003</text:p>
              </table:table-cell>
              <table:table-cell office:value-type="float" office:value="0.121797">
                <text:p>0.12179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9.433336">
                <text:p>49.433336</text:p>
              </table:table-cell>
              <table:table-cell office:value-type="float" office:value="0.107565">
                <text:p>0.10756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9.466669">
                <text:p>49.466669</text:p>
              </table:table-cell>
              <table:table-cell office:value-type="float" office:value="0.080091">
                <text:p>0.08009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9.500003">
                <text:p>49.500003</text:p>
              </table:table-cell>
              <table:table-cell office:value-type="float" office:value="0.067359">
                <text:p>0.06735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9.533336">
                <text:p>49.533336</text:p>
              </table:table-cell>
              <table:table-cell office:value-type="float" office:value="0.047105">
                <text:p>0.04710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9.566669">
                <text:p>49.566669</text:p>
              </table:table-cell>
              <table:table-cell office:value-type="float" office:value="0.056549">
                <text:p>0.05654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.600003">
                <text:p>49.600003</text:p>
              </table:table-cell>
              <table:table-cell office:value-type="float" office:value="0.051827">
                <text:p>0.05182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9.633336">
                <text:p>49.633336</text:p>
              </table:table-cell>
              <table:table-cell office:value-type="float" office:value="0.031291">
                <text:p>0.03129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9.666669">
                <text:p>49.666669</text:p>
              </table:table-cell>
              <table:table-cell office:value-type="float" office:value="0.035757">
                <text:p>0.03575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9.700003">
                <text:p>49.700003</text:p>
              </table:table-cell>
              <table:table-cell office:value-type="float" office:value="0.023081">
                <text:p>0.02308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9.733336">
                <text:p>49.733336</text:p>
              </table:table-cell>
              <table:table-cell office:value-type="float" office:value="0.025643">
                <text:p>0.02564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9.766669">
                <text:p>49.766669</text:p>
              </table:table-cell>
              <table:table-cell office:value-type="float" office:value="0.002911">
                <text:p>0.00291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9.800003">
                <text:p>49.800003</text:p>
              </table:table-cell>
              <table:table-cell office:value-type="float" office:value="0.015941">
                <text:p>0.01594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9.833336">
                <text:p>49.833336</text:p>
              </table:table-cell>
              <table:table-cell office:value-type="float" office:value="0.022819">
                <text:p>0.02281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.866669">
                <text:p>49.866669</text:p>
              </table:table-cell>
              <table:table-cell office:value-type="float" office:value="0.019353">
                <text:p>0.01935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.900003">
                <text:p>49.900003</text:p>
              </table:table-cell>
              <table:table-cell office:value-type="float" office:value="0.041695">
                <text:p>0.04169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.933336">
                <text:p>49.933336</text:p>
              </table:table-cell>
              <table:table-cell office:value-type="float" office:value="0.061527">
                <text:p>0.06152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.966669">
                <text:p>49.966669</text:p>
              </table:table-cell>
              <table:table-cell office:value-type="float" office:value="0.053004">
                <text:p>0.05300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0.000003">
                <text:p>50.000003</text:p>
              </table:table-cell>
              <table:table-cell office:value-type="float" office:value="0.064785">
                <text:p>0.06478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.033336">
                <text:p>50.033336</text:p>
              </table:table-cell>
              <table:table-cell office:value-type="float" office:value="0.094573">
                <text:p>0.09457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.066669">
                <text:p>50.066669</text:p>
              </table:table-cell>
              <table:table-cell office:value-type="float" office:value="0.097169">
                <text:p>0.09716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0.100003">
                <text:p>50.100003</text:p>
              </table:table-cell>
              <table:table-cell office:value-type="float" office:value="0.069042">
                <text:p>0.06904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.133336">
                <text:p>50.133336</text:p>
              </table:table-cell>
              <table:table-cell office:value-type="float" office:value="0.083353">
                <text:p>0.08335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0.166669">
                <text:p>50.166669</text:p>
              </table:table-cell>
              <table:table-cell office:value-type="float" office:value="0.063082">
                <text:p>0.06308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0.200003">
                <text:p>50.200003</text:p>
              </table:table-cell>
              <table:table-cell office:value-type="float" office:value="0.072654">
                <text:p>0.07265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0.233336">
                <text:p>50.233336</text:p>
              </table:table-cell>
              <table:table-cell office:value-type="float" office:value="0.086745">
                <text:p>0.08674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0.266669">
                <text:p>50.266669</text:p>
              </table:table-cell>
              <table:table-cell office:value-type="float" office:value="0.06568">
                <text:p>0.0656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0.300003">
                <text:p>50.300003</text:p>
              </table:table-cell>
              <table:table-cell office:value-type="float" office:value="0.082047">
                <text:p>0.08204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0.333336">
                <text:p>50.333336</text:p>
              </table:table-cell>
              <table:table-cell office:value-type="float" office:value="0.03912">
                <text:p>0.0391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0.366669">
                <text:p>50.366669</text:p>
              </table:table-cell>
              <table:table-cell office:value-type="float" office:value="0.03134">
                <text:p>0.0313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0.400003">
                <text:p>50.400003</text:p>
              </table:table-cell>
              <table:table-cell office:value-type="float" office:value="0.023128">
                <text:p>0.02312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0.433336">
                <text:p>50.433336</text:p>
              </table:table-cell>
              <table:table-cell office:value-type="float" office:value="0.01464">
                <text:p>0.0146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0.466669">
                <text:p>50.466669</text:p>
              </table:table-cell>
              <table:table-cell office:value-type="float" office:value="0.01739">
                <text:p>0.0173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0.500003">
                <text:p>50.500003</text:p>
              </table:table-cell>
              <table:table-cell office:value-type="float" office:value="0.039959">
                <text:p>0.03995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.533336">
                <text:p>50.533336</text:p>
              </table:table-cell>
              <table:table-cell office:value-type="float" office:value="0.057006">
                <text:p>0.05700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.566669">
                <text:p>50.566669</text:p>
              </table:table-cell>
              <table:table-cell office:value-type="float" office:value="0.054902">
                <text:p>0.05490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.600003">
                <text:p>50.600003</text:p>
              </table:table-cell>
              <table:table-cell office:value-type="float" office:value="0.07209">
                <text:p>0.0720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.633336">
                <text:p>50.633336</text:p>
              </table:table-cell>
              <table:table-cell office:value-type="float" office:value="0.07112">
                <text:p>0.0711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.666669">
                <text:p>50.666669</text:p>
              </table:table-cell>
              <table:table-cell office:value-type="float" office:value="0.107456">
                <text:p>0.10745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.700003">
                <text:p>50.700003</text:p>
              </table:table-cell>
              <table:table-cell office:value-type="float" office:value="0.127624">
                <text:p>0.12762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.733336">
                <text:p>50.733336</text:p>
              </table:table-cell>
              <table:table-cell office:value-type="float" office:value="0.115965">
                <text:p>0.11596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.766669">
                <text:p>50.766669</text:p>
              </table:table-cell>
              <table:table-cell office:value-type="float" office:value="0.125877">
                <text:p>0.1258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.800003">
                <text:p>50.800003</text:p>
              </table:table-cell>
              <table:table-cell office:value-type="float" office:value="0.122093">
                <text:p>0.12209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.833336">
                <text:p>50.833336</text:p>
              </table:table-cell>
              <table:table-cell office:value-type="float" office:value="0.127753">
                <text:p>0.12775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.866669">
                <text:p>50.866669</text:p>
              </table:table-cell>
              <table:table-cell office:value-type="float" office:value="0.126903">
                <text:p>0.12690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.900003">
                <text:p>50.900003</text:p>
              </table:table-cell>
              <table:table-cell office:value-type="float" office:value="0.121607">
                <text:p>0.12160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.933336">
                <text:p>50.933336</text:p>
              </table:table-cell>
              <table:table-cell office:value-type="float" office:value="0.113849">
                <text:p>0.11384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.966669">
                <text:p>50.966669</text:p>
              </table:table-cell>
              <table:table-cell office:value-type="float" office:value="0.11646">
                <text:p>0.1164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1.000003">
                <text:p>51.000003</text:p>
              </table:table-cell>
              <table:table-cell office:value-type="float" office:value="0.1251">
                <text:p>0.125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1.033336">
                <text:p>51.033336</text:p>
              </table:table-cell>
              <table:table-cell office:value-type="float" office:value="0.112001">
                <text:p>0.11200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1.066669">
                <text:p>51.066669</text:p>
              </table:table-cell>
              <table:table-cell office:value-type="float" office:value="0.092791">
                <text:p>0.09279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.100003">
                <text:p>51.100003</text:p>
              </table:table-cell>
              <table:table-cell office:value-type="float" office:value="0.085285">
                <text:p>0.08528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.133336">
                <text:p>51.133336</text:p>
              </table:table-cell>
              <table:table-cell office:value-type="float" office:value="0.086941">
                <text:p>0.08694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.166669">
                <text:p>51.166669</text:p>
              </table:table-cell>
              <table:table-cell office:value-type="float" office:value="0.065782">
                <text:p>0.06578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.200003">
                <text:p>51.200003</text:p>
              </table:table-cell>
              <table:table-cell office:value-type="float" office:value="0.065742">
                <text:p>0.06574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.233336">
                <text:p>51.233336</text:p>
              </table:table-cell>
              <table:table-cell office:value-type="float" office:value="0.031626">
                <text:p>0.03162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.266669">
                <text:p>51.266669</text:p>
              </table:table-cell>
              <table:table-cell office:value-type="float" office:value="0.036861">
                <text:p>0.03686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.300003">
                <text:p>51.300003</text:p>
              </table:table-cell>
              <table:table-cell office:value-type="float" office:value="0.002688">
                <text:p>0.00268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.333336">
                <text:p>51.333336</text:p>
              </table:table-cell>
              <table:table-cell office:value-type="float" office:value="0.027018">
                <text:p>0.02701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.366669">
                <text:p>51.366669</text:p>
              </table:table-cell>
              <table:table-cell office:value-type="float" office:value="0.032973">
                <text:p>0.03297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.400003">
                <text:p>51.400003</text:p>
              </table:table-cell>
              <table:table-cell office:value-type="float" office:value="0.031968">
                <text:p>0.03196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.433336">
                <text:p>51.433336</text:p>
              </table:table-cell>
              <table:table-cell office:value-type="float" office:value="0.052155">
                <text:p>0.05215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.466669">
                <text:p>51.466669</text:p>
              </table:table-cell>
              <table:table-cell office:value-type="float" office:value="0.088678">
                <text:p>0.08867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.500003">
                <text:p>51.500003</text:p>
              </table:table-cell>
              <table:table-cell office:value-type="float" office:value="0.070815">
                <text:p>0.07081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.533336">
                <text:p>51.533336</text:p>
              </table:table-cell>
              <table:table-cell office:value-type="float" office:value="0.115959">
                <text:p>0.11595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.566669">
                <text:p>51.566669</text:p>
              </table:table-cell>
              <table:table-cell office:value-type="float" office:value="0.114089">
                <text:p>0.11408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.600003">
                <text:p>51.600003</text:p>
              </table:table-cell>
              <table:table-cell office:value-type="float" office:value="0.093085">
                <text:p>0.09308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.633336">
                <text:p>51.633336</text:p>
              </table:table-cell>
              <table:table-cell office:value-type="float" office:value="0.119936">
                <text:p>0.11993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.666669">
                <text:p>51.666669</text:p>
              </table:table-cell>
              <table:table-cell office:value-type="float" office:value="0.093286">
                <text:p>0.09328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.700003">
                <text:p>51.700003</text:p>
              </table:table-cell>
              <table:table-cell office:value-type="float" office:value="0.088094">
                <text:p>0.08809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.733336">
                <text:p>51.733336</text:p>
              </table:table-cell>
              <table:table-cell office:value-type="float" office:value="0.089044">
                <text:p>0.08904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.766669">
                <text:p>51.766669</text:p>
              </table:table-cell>
              <table:table-cell office:value-type="float" office:value="0.096727">
                <text:p>0.09672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.800003">
                <text:p>51.800003</text:p>
              </table:table-cell>
              <table:table-cell office:value-type="float" office:value="0.079092">
                <text:p>0.07909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.833336">
                <text:p>51.833336</text:p>
              </table:table-cell>
              <table:table-cell office:value-type="float" office:value="0.085571">
                <text:p>0.08557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.866669">
                <text:p>51.866669</text:p>
              </table:table-cell>
              <table:table-cell office:value-type="float" office:value="0.12553">
                <text:p>0.125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.900003">
                <text:p>51.900003</text:p>
              </table:table-cell>
              <table:table-cell office:value-type="float" office:value="0.094686">
                <text:p>0.09468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.933336">
                <text:p>51.933336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.966669">
                <text:p>51.966669</text:p>
              </table:table-cell>
              <table:table-cell office:value-type="float" office:value="0.102005">
                <text:p>0.10200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.000003">
                <text:p>52.000003</text:p>
              </table:table-cell>
              <table:table-cell office:value-type="float" office:value="0.116048">
                <text:p>0.11604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.033336">
                <text:p>52.033336</text:p>
              </table:table-cell>
              <table:table-cell office:value-type="float" office:value="0.111635">
                <text:p>0.11163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.066669">
                <text:p>52.066669</text:p>
              </table:table-cell>
              <table:table-cell office:value-type="float" office:value="0.109549">
                <text:p>0.10954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.100003">
                <text:p>52.100003</text:p>
              </table:table-cell>
              <table:table-cell office:value-type="float" office:value="0.095792">
                <text:p>0.09579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.133336">
                <text:p>52.133336</text:p>
              </table:table-cell>
              <table:table-cell office:value-type="float" office:value="0.119591">
                <text:p>0.11959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.166669">
                <text:p>52.166669</text:p>
              </table:table-cell>
              <table:table-cell office:value-type="float" office:value="0.099901">
                <text:p>0.09990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.200003">
                <text:p>52.200003</text:p>
              </table:table-cell>
              <table:table-cell office:value-type="float" office:value="0.077251">
                <text:p>0.07725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.233336">
                <text:p>52.233336</text:p>
              </table:table-cell>
              <table:table-cell office:value-type="float" office:value="0.078457">
                <text:p>0.07845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.266669">
                <text:p>52.266669</text:p>
              </table:table-cell>
              <table:table-cell office:value-type="float" office:value="0.058636">
                <text:p>0.05863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.300003">
                <text:p>52.300003</text:p>
              </table:table-cell>
              <table:table-cell office:value-type="float" office:value="0.059488">
                <text:p>0.05948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.333336">
                <text:p>52.333336</text:p>
              </table:table-cell>
              <table:table-cell office:value-type="float" office:value="0.071008">
                <text:p>0.07100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.366669">
                <text:p>52.366669</text:p>
              </table:table-cell>
              <table:table-cell office:value-type="float" office:value="0.096557">
                <text:p>0.09655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.400003">
                <text:p>52.400003</text:p>
              </table:table-cell>
              <table:table-cell office:value-type="float" office:value="0.095137">
                <text:p>0.09513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.433336">
                <text:p>52.433336</text:p>
              </table:table-cell>
              <table:table-cell office:value-type="float" office:value="0.099097">
                <text:p>0.09909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.466669">
                <text:p>52.466669</text:p>
              </table:table-cell>
              <table:table-cell office:value-type="float" office:value="0.126425">
                <text:p>0.12642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.500003">
                <text:p>52.500003</text:p>
              </table:table-cell>
              <table:table-cell office:value-type="float" office:value="0.167201">
                <text:p>0.16720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.533336">
                <text:p>52.533336</text:p>
              </table:table-cell>
              <table:table-cell office:value-type="float" office:value="0.182201">
                <text:p>0.18220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.566669">
                <text:p>52.566669</text:p>
              </table:table-cell>
              <table:table-cell office:value-type="float" office:value="0.191627">
                <text:p>0.19162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.600003">
                <text:p>52.600003</text:p>
              </table:table-cell>
              <table:table-cell office:value-type="float" office:value="0.199669">
                <text:p>0.19966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.633336">
                <text:p>52.633336</text:p>
              </table:table-cell>
              <table:table-cell office:value-type="float" office:value="0.206879">
                <text:p>0.20687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2.666669">
                <text:p>52.666669</text:p>
              </table:table-cell>
              <table:table-cell office:value-type="float" office:value="0.200685">
                <text:p>0.20068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2.700003">
                <text:p>52.700003</text:p>
              </table:table-cell>
              <table:table-cell office:value-type="float" office:value="0.198525">
                <text:p>0.19852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.733336">
                <text:p>52.733336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.766669">
                <text:p>52.766669</text:p>
              </table:table-cell>
              <table:table-cell office:value-type="float" office:value="0.180653">
                <text:p>0.18065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.800003">
                <text:p>52.800003</text:p>
              </table:table-cell>
              <table:table-cell office:value-type="float" office:value="0.183098">
                <text:p>0.18309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2.833336">
                <text:p>52.833336</text:p>
              </table:table-cell>
              <table:table-cell office:value-type="float" office:value="0.166691">
                <text:p>0.16669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2.866669">
                <text:p>52.866669</text:p>
              </table:table-cell>
              <table:table-cell office:value-type="float" office:value="0.137892">
                <text:p>0.13789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2.900003">
                <text:p>52.900003</text:p>
              </table:table-cell>
              <table:table-cell office:value-type="float" office:value="0.133487">
                <text:p>0.13348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.933336">
                <text:p>52.933336</text:p>
              </table:table-cell>
              <table:table-cell office:value-type="float" office:value="0.103747">
                <text:p>0.10374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.966669">
                <text:p>52.966669</text:p>
              </table:table-cell>
              <table:table-cell office:value-type="float" office:value="0.089143">
                <text:p>0.08914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.000003">
                <text:p>53.000003</text:p>
              </table:table-cell>
              <table:table-cell office:value-type="float" office:value="0.081033">
                <text:p>0.08103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.033336">
                <text:p>53.033336</text:p>
              </table:table-cell>
              <table:table-cell office:value-type="float" office:value="0.059544">
                <text:p>0.05954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.066669">
                <text:p>53.066669</text:p>
              </table:table-cell>
              <table:table-cell office:value-type="float" office:value="0.063407">
                <text:p>0.06340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.100003">
                <text:p>53.100003</text:p>
              </table:table-cell>
              <table:table-cell office:value-type="float" office:value="0.068566">
                <text:p>0.06856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.133336">
                <text:p>53.133336</text:p>
              </table:table-cell>
              <table:table-cell office:value-type="float" office:value="0.056256">
                <text:p>0.05625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.166669">
                <text:p>53.166669</text:p>
              </table:table-cell>
              <table:table-cell office:value-type="float" office:value="0.061713">
                <text:p>0.06171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.200003">
                <text:p>53.200003</text:p>
              </table:table-cell>
              <table:table-cell office:value-type="float" office:value="0.077647">
                <text:p>0.07764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.233336">
                <text:p>53.233336</text:p>
              </table:table-cell>
              <table:table-cell office:value-type="float" office:value="0.083214">
                <text:p>0.08321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.266669">
                <text:p>53.266669</text:p>
              </table:table-cell>
              <table:table-cell office:value-type="float" office:value="0.07058">
                <text:p>0.0705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.300003">
                <text:p>53.300003</text:p>
              </table:table-cell>
              <table:table-cell office:value-type="float" office:value="0.091714">
                <text:p>0.09171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.333336">
                <text:p>53.333336</text:p>
              </table:table-cell>
              <table:table-cell office:value-type="float" office:value="0.100373">
                <text:p>0.10037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.366669">
                <text:p>53.366669</text:p>
              </table:table-cell>
              <table:table-cell office:value-type="float" office:value="0.068153">
                <text:p>0.06815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.400003">
                <text:p>53.400003</text:p>
              </table:table-cell>
              <table:table-cell office:value-type="float" office:value="0.074004">
                <text:p>0.07400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3.433336">
                <text:p>53.433336</text:p>
              </table:table-cell>
              <table:table-cell office:value-type="float" office:value="0.052694">
                <text:p>0.05269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3.466669">
                <text:p>53.466669</text:p>
              </table:table-cell>
              <table:table-cell office:value-type="float" office:value="0.062124">
                <text:p>0.0621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3.500003">
                <text:p>53.500003</text:p>
              </table:table-cell>
              <table:table-cell office:value-type="float" office:value="0.052984">
                <text:p>0.05298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3.533336">
                <text:p>53.533336</text:p>
              </table:table-cell>
              <table:table-cell office:value-type="float" office:value="0.078479">
                <text:p>0.07847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.566669">
                <text:p>53.566669</text:p>
              </table:table-cell>
              <table:table-cell office:value-type="float" office:value="0.202691">
                <text:p>0.20269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.600003">
                <text:p>53.600003</text:p>
              </table:table-cell>
              <table:table-cell office:value-type="float" office:value="0.17995">
                <text:p>0.1799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3.633336">
                <text:p>53.633336</text:p>
              </table:table-cell>
              <table:table-cell office:value-type="float" office:value="0.17803">
                <text:p>0.1780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.666669">
                <text:p>53.666669</text:p>
              </table:table-cell>
              <table:table-cell office:value-type="float" office:value="0.180185">
                <text:p>0.18018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.700003">
                <text:p>53.700003</text:p>
              </table:table-cell>
              <table:table-cell office:value-type="float" office:value="0.162015">
                <text:p>0.16201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.733336">
                <text:p>53.733336</text:p>
              </table:table-cell>
              <table:table-cell office:value-type="float" office:value="0.154785">
                <text:p>0.15478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3.766669">
                <text:p>53.766669</text:p>
              </table:table-cell>
              <table:table-cell office:value-type="float" office:value="0.13036">
                <text:p>0.1303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3.800003">
                <text:p>53.800003</text:p>
              </table:table-cell>
              <table:table-cell office:value-type="float" office:value="0.142554">
                <text:p>0.14255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3.833336">
                <text:p>53.833336</text:p>
              </table:table-cell>
              <table:table-cell office:value-type="float" office:value="0.157399">
                <text:p>0.15739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3.866669">
                <text:p>53.866669</text:p>
              </table:table-cell>
              <table:table-cell office:value-type="float" office:value="0.155853">
                <text:p>0.15585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3.900003">
                <text:p>53.900003</text:p>
              </table:table-cell>
              <table:table-cell office:value-type="float" office:value="0.161994">
                <text:p>0.16199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.933336">
                <text:p>53.933336</text:p>
              </table:table-cell>
              <table:table-cell office:value-type="float" office:value="0.16216">
                <text:p>0.1621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.966669">
                <text:p>53.966669</text:p>
              </table:table-cell>
              <table:table-cell office:value-type="float" office:value="0.17988">
                <text:p>0.1798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.000003">
                <text:p>54.000003</text:p>
              </table:table-cell>
              <table:table-cell office:value-type="float" office:value="0.185261">
                <text:p>0.18526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.033336">
                <text:p>54.033336</text:p>
              </table:table-cell>
              <table:table-cell office:value-type="float" office:value="0.170854">
                <text:p>0.17085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.066669">
                <text:p>54.066669</text:p>
              </table:table-cell>
              <table:table-cell office:value-type="float" office:value="0.193978">
                <text:p>0.1939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.100003">
                <text:p>54.100003</text:p>
              </table:table-cell>
              <table:table-cell office:value-type="float" office:value="0.189636">
                <text:p>0.18963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4.133336">
                <text:p>54.133336</text:p>
              </table:table-cell>
              <table:table-cell office:value-type="float" office:value="0.204436">
                <text:p>0.20443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4.166669">
                <text:p>54.166669</text:p>
              </table:table-cell>
              <table:table-cell office:value-type="float" office:value="0.200353">
                <text:p>0.20035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4.200003">
                <text:p>54.200003</text:p>
              </table:table-cell>
              <table:table-cell office:value-type="float" office:value="0.214487">
                <text:p>0.21448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4.233336">
                <text:p>54.233336</text:p>
              </table:table-cell>
              <table:table-cell office:value-type="float" office:value="0.220144">
                <text:p>0.22014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4.266669">
                <text:p>54.266669</text:p>
              </table:table-cell>
              <table:table-cell office:value-type="float" office:value="0.200517">
                <text:p>0.20051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4.300003">
                <text:p>54.300003</text:p>
              </table:table-cell>
              <table:table-cell office:value-type="float" office:value="0.215903">
                <text:p>0.21590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4.333336">
                <text:p>54.333336</text:p>
              </table:table-cell>
              <table:table-cell office:value-type="float" office:value="0.2118">
                <text:p>0.211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4.36667">
                <text:p>54.36667</text:p>
              </table:table-cell>
              <table:table-cell office:value-type="float" office:value="0.207336">
                <text:p>0.20733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4.400003">
                <text:p>54.400003</text:p>
              </table:table-cell>
              <table:table-cell office:value-type="float" office:value="0.20208">
                <text:p>0.2020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.433336">
                <text:p>54.433336</text:p>
              </table:table-cell>
              <table:table-cell office:value-type="float" office:value="0.196426">
                <text:p>0.19642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4.46667">
                <text:p>54.46667</text:p>
              </table:table-cell>
              <table:table-cell office:value-type="float" office:value="0.202371">
                <text:p>0.20237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4.500003">
                <text:p>54.500003</text:p>
              </table:table-cell>
              <table:table-cell office:value-type="float" office:value="0.20026">
                <text:p>0.2002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4.533336">
                <text:p>54.533336</text:p>
              </table:table-cell>
              <table:table-cell office:value-type="float" office:value="0.189715">
                <text:p>0.18971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.56667">
                <text:p>54.56667</text:p>
              </table:table-cell>
              <table:table-cell office:value-type="float" office:value="0.20618">
                <text:p>0.2061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4.600003">
                <text:p>54.600003</text:p>
              </table:table-cell>
              <table:table-cell office:value-type="float" office:value="0.175725">
                <text:p>0.17572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.633336">
                <text:p>54.633336</text:p>
              </table:table-cell>
              <table:table-cell office:value-type="float" office:value="0.206963">
                <text:p>0.20696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4.66667">
                <text:p>54.66667</text:p>
              </table:table-cell>
              <table:table-cell office:value-type="float" office:value="0.174107">
                <text:p>0.17410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4.700003">
                <text:p>54.700003</text:p>
              </table:table-cell>
              <table:table-cell office:value-type="float" office:value="0.17958">
                <text:p>0.1795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4.733336">
                <text:p>54.733336</text:p>
              </table:table-cell>
              <table:table-cell office:value-type="float" office:value="0.164284">
                <text:p>0.16428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.76667">
                <text:p>54.76667</text:p>
              </table:table-cell>
              <table:table-cell office:value-type="float" office:value="0.145723">
                <text:p>0.14572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4.800003">
                <text:p>54.800003</text:p>
              </table:table-cell>
              <table:table-cell office:value-type="float" office:value="0.149911">
                <text:p>0.14991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4.833336">
                <text:p>54.833336</text:p>
              </table:table-cell>
              <table:table-cell office:value-type="float" office:value="0.124011">
                <text:p>0.12401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4.86667">
                <text:p>54.86667</text:p>
              </table:table-cell>
              <table:table-cell office:value-type="float" office:value="0.129457">
                <text:p>0.12945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4.900003">
                <text:p>54.900003</text:p>
              </table:table-cell>
              <table:table-cell office:value-type="float" office:value="0.122736">
                <text:p>0.12273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4.933336">
                <text:p>54.933336</text:p>
              </table:table-cell>
              <table:table-cell office:value-type="float" office:value="0.120615">
                <text:p>0.12061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4.96667">
                <text:p>54.96667</text:p>
              </table:table-cell>
              <table:table-cell office:value-type="float" office:value="0.109787">
                <text:p>0.10978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5.000003">
                <text:p>55.000003</text:p>
              </table:table-cell>
              <table:table-cell office:value-type="float" office:value="0.117031">
                <text:p>0.11703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5.033336">
                <text:p>55.033336</text:p>
              </table:table-cell>
              <table:table-cell office:value-type="float" office:value="0.145032">
                <text:p>0.14503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5.06667">
                <text:p>55.06667</text:p>
              </table:table-cell>
              <table:table-cell office:value-type="float" office:value="0.147455">
                <text:p>0.14745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5.100003">
                <text:p>55.100003</text:p>
              </table:table-cell>
              <table:table-cell office:value-type="float" office:value="0.163995">
                <text:p>0.16399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5.133336">
                <text:p>55.133336</text:p>
              </table:table-cell>
              <table:table-cell office:value-type="float" office:value="0.163045">
                <text:p>0.16304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5.16667">
                <text:p>55.16667</text:p>
              </table:table-cell>
              <table:table-cell office:value-type="float" office:value="0.173584">
                <text:p>0.17358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5.200003">
                <text:p>55.200003</text:p>
              </table:table-cell>
              <table:table-cell office:value-type="float" office:value="0.181102">
                <text:p>0.18110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5.233336">
                <text:p>55.233336</text:p>
              </table:table-cell>
              <table:table-cell office:value-type="float" office:value="0.172531">
                <text:p>0.17253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5.26667">
                <text:p>55.26667</text:p>
              </table:table-cell>
              <table:table-cell office:value-type="float" office:value="0.195748">
                <text:p>0.19574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5.300003">
                <text:p>55.300003</text:p>
              </table:table-cell>
              <table:table-cell office:value-type="float" office:value="0.162706">
                <text:p>0.16270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5.333336">
                <text:p>55.333336</text:p>
              </table:table-cell>
              <table:table-cell office:value-type="float" office:value="0.162697">
                <text:p>0.16269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5.36667">
                <text:p>55.36667</text:p>
              </table:table-cell>
              <table:table-cell office:value-type="float" office:value="0.171465">
                <text:p>0.17146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5.400003">
                <text:p>55.400003</text:p>
              </table:table-cell>
              <table:table-cell office:value-type="float" office:value="0.147227">
                <text:p>0.14722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5.433336">
                <text:p>55.433336</text:p>
              </table:table-cell>
              <table:table-cell office:value-type="float" office:value="0.163175">
                <text:p>0.16317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5.46667">
                <text:p>55.46667</text:p>
              </table:table-cell>
              <table:table-cell office:value-type="float" office:value="0.142072">
                <text:p>0.14207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5.500003">
                <text:p>55.500003</text:p>
              </table:table-cell>
              <table:table-cell office:value-type="float" office:value="0.150146">
                <text:p>0.15014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5.533336">
                <text:p>55.533336</text:p>
              </table:table-cell>
              <table:table-cell office:value-type="float" office:value="0.151945">
                <text:p>0.15194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5.56667">
                <text:p>55.56667</text:p>
              </table:table-cell>
              <table:table-cell office:value-type="float" office:value="0.183413">
                <text:p>0.18341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5.600003">
                <text:p>55.600003</text:p>
              </table:table-cell>
              <table:table-cell office:value-type="float" office:value="0.193188">
                <text:p>0.19318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5.633336">
                <text:p>55.633336</text:p>
              </table:table-cell>
              <table:table-cell office:value-type="float" office:value="0.180901">
                <text:p>0.18090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5.66667">
                <text:p>55.66667</text:p>
              </table:table-cell>
              <table:table-cell office:value-type="float" office:value="0.196619">
                <text:p>0.19661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5.700003">
                <text:p>55.700003</text:p>
              </table:table-cell>
              <table:table-cell office:value-type="float" office:value="0.18397">
                <text:p>0.1839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5.733336">
                <text:p>55.733336</text:p>
              </table:table-cell>
              <table:table-cell office:value-type="float" office:value="0.186235">
                <text:p>0.18623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5.76667">
                <text:p>55.76667</text:p>
              </table:table-cell>
              <table:table-cell office:value-type="float" office:value="0.152668">
                <text:p>0.15266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5.800003">
                <text:p>55.800003</text:p>
              </table:table-cell>
              <table:table-cell office:value-type="float" office:value="0.148778">
                <text:p>0.14877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5.833336">
                <text:p>55.833336</text:p>
              </table:table-cell>
              <table:table-cell office:value-type="float" office:value="0.137161">
                <text:p>0.13716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5.86667">
                <text:p>55.86667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5.900003">
                <text:p>55.900003</text:p>
              </table:table-cell>
              <table:table-cell office:value-type="float" office:value="0.090965">
                <text:p>0.09096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5.933336">
                <text:p>55.933336</text:p>
              </table:table-cell>
              <table:table-cell office:value-type="float" office:value="0.094353">
                <text:p>0.09435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5.96667">
                <text:p>55.96667</text:p>
              </table:table-cell>
              <table:table-cell office:value-type="float" office:value="0.104563">
                <text:p>0.10456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6.000003">
                <text:p>56.000003</text:p>
              </table:table-cell>
              <table:table-cell office:value-type="float" office:value="0.097855">
                <text:p>0.09785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6.033336">
                <text:p>56.033336</text:p>
              </table:table-cell>
              <table:table-cell office:value-type="float" office:value="0.107264">
                <text:p>0.10726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6.06667">
                <text:p>56.06667</text:p>
              </table:table-cell>
              <table:table-cell office:value-type="float" office:value="0.103275">
                <text:p>0.10327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6.100003">
                <text:p>56.100003</text:p>
              </table:table-cell>
              <table:table-cell office:value-type="float" office:value="0.117091">
                <text:p>0.11709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6.133336">
                <text:p>56.133336</text:p>
              </table:table-cell>
              <table:table-cell office:value-type="float" office:value="0.109638">
                <text:p>0.10963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6.16667">
                <text:p>56.16667</text:p>
              </table:table-cell>
              <table:table-cell office:value-type="float" office:value="0.110751">
                <text:p>0.11075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6.200003">
                <text:p>56.200003</text:p>
              </table:table-cell>
              <table:table-cell office:value-type="float" office:value="0.108745">
                <text:p>0.10874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6.233336">
                <text:p>56.233336</text:p>
              </table:table-cell>
              <table:table-cell office:value-type="float" office:value="0.105208">
                <text:p>0.10520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.26667">
                <text:p>56.26667</text:p>
              </table:table-cell>
              <table:table-cell office:value-type="float" office:value="0.080663">
                <text:p>0.08066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6.300003">
                <text:p>56.300003</text:p>
              </table:table-cell>
              <table:table-cell office:value-type="float" office:value="0.068359">
                <text:p>0.06835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6.333336">
                <text:p>56.333336</text:p>
              </table:table-cell>
              <table:table-cell office:value-type="float" office:value="0.105206">
                <text:p>0.10520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.36667">
                <text:p>56.36667</text:p>
              </table:table-cell>
              <table:table-cell office:value-type="float" office:value="0.080706">
                <text:p>0.08070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6.400003">
                <text:p>56.400003</text:p>
              </table:table-cell>
              <table:table-cell office:value-type="float" office:value="0.105672">
                <text:p>0.10567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6.433336">
                <text:p>56.433336</text:p>
              </table:table-cell>
              <table:table-cell office:value-type="float" office:value="0.124833">
                <text:p>0.12483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6.46667">
                <text:p>56.46667</text:p>
              </table:table-cell>
              <table:table-cell office:value-type="float" office:value="0.125748">
                <text:p>0.12574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6.500003">
                <text:p>56.500003</text:p>
              </table:table-cell>
              <table:table-cell office:value-type="float" office:value="0.162972">
                <text:p>0.16297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6.533336">
                <text:p>56.533336</text:p>
              </table:table-cell>
              <table:table-cell office:value-type="float" office:value="0.170576">
                <text:p>0.17057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6.56667">
                <text:p>56.56667</text:p>
              </table:table-cell>
              <table:table-cell office:value-type="float" office:value="0.179336">
                <text:p>0.17933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6.600003">
                <text:p>56.600003</text:p>
              </table:table-cell>
              <table:table-cell office:value-type="float" office:value="0.179417">
                <text:p>0.17941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6.633336">
                <text:p>56.633336</text:p>
              </table:table-cell>
              <table:table-cell office:value-type="float" office:value="0.164649">
                <text:p>0.16464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6.66667">
                <text:p>56.66667</text:p>
              </table:table-cell>
              <table:table-cell office:value-type="float" office:value="0.15226">
                <text:p>0.1522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6.700003">
                <text:p>56.700003</text:p>
              </table:table-cell>
              <table:table-cell office:value-type="float" office:value="0.152985">
                <text:p>0.15298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6.733336">
                <text:p>56.733336</text:p>
              </table:table-cell>
              <table:table-cell office:value-type="float" office:value="0.145191">
                <text:p>0.14519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6.76667">
                <text:p>56.76667</text:p>
              </table:table-cell>
              <table:table-cell office:value-type="float" office:value="0.138581">
                <text:p>0.13858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6.800003">
                <text:p>56.800003</text:p>
              </table:table-cell>
              <table:table-cell office:value-type="float" office:value="0.15078">
                <text:p>0.1507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6.833336">
                <text:p>56.833336</text:p>
              </table:table-cell>
              <table:table-cell office:value-type="float" office:value="0.167758">
                <text:p>0.16775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6.86667">
                <text:p>56.86667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6.900003">
                <text:p>56.900003</text:p>
              </table:table-cell>
              <table:table-cell office:value-type="float" office:value="0.162632">
                <text:p>0.16263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6.933336">
                <text:p>56.933336</text:p>
              </table:table-cell>
              <table:table-cell office:value-type="float" office:value="0.162937">
                <text:p>0.16293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6.96667">
                <text:p>56.96667</text:p>
              </table:table-cell>
              <table:table-cell office:value-type="float" office:value="0.164155">
                <text:p>0.16415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7.000003">
                <text:p>57.000003</text:p>
              </table:table-cell>
              <table:table-cell office:value-type="float" office:value="0.166802">
                <text:p>0.16680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7.033336">
                <text:p>57.033336</text:p>
              </table:table-cell>
              <table:table-cell office:value-type="float" office:value="0.292608">
                <text:p>0.29260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.06667">
                <text:p>57.06667</text:p>
              </table:table-cell>
              <table:table-cell office:value-type="float" office:value="0.309475">
                <text:p>0.30947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7.100003">
                <text:p>57.100003</text:p>
              </table:table-cell>
              <table:table-cell office:value-type="float" office:value="0.296831">
                <text:p>0.29683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7.133336">
                <text:p>57.133336</text:p>
              </table:table-cell>
              <table:table-cell office:value-type="float" office:value="0.306627">
                <text:p>0.30662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7.16667">
                <text:p>57.16667</text:p>
              </table:table-cell>
              <table:table-cell office:value-type="float" office:value="0.304295">
                <text:p>0.30429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7.200003">
                <text:p>57.200003</text:p>
              </table:table-cell>
              <table:table-cell office:value-type="float" office:value="0.30586">
                <text:p>0.3058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7.233336">
                <text:p>57.233336</text:p>
              </table:table-cell>
              <table:table-cell office:value-type="float" office:value="0.301575">
                <text:p>0.30157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7.26667">
                <text:p>57.26667</text:p>
              </table:table-cell>
              <table:table-cell office:value-type="float" office:value="0.312601">
                <text:p>0.31260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7.300003">
                <text:p>57.300003</text:p>
              </table:table-cell>
              <table:table-cell office:value-type="float" office:value="0.297687">
                <text:p>0.29768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7.333336">
                <text:p>57.333336</text:p>
              </table:table-cell>
              <table:table-cell office:value-type="float" office:value="0.307827">
                <text:p>0.30782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7.36667">
                <text:p>57.36667</text:p>
              </table:table-cell>
              <table:table-cell office:value-type="float" office:value="0.299664">
                <text:p>0.29966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7.400003">
                <text:p>57.400003</text:p>
              </table:table-cell>
              <table:table-cell office:value-type="float" office:value="0.308535">
                <text:p>0.30853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7.433336">
                <text:p>57.433336</text:p>
              </table:table-cell>
              <table:table-cell office:value-type="float" office:value="0.296405">
                <text:p>0.29640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7.46667">
                <text:p>57.46667</text:p>
              </table:table-cell>
              <table:table-cell office:value-type="float" office:value="0.309014">
                <text:p>0.30901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7.500003">
                <text:p>57.500003</text:p>
              </table:table-cell>
              <table:table-cell office:value-type="float" office:value="0.306135">
                <text:p>0.30613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7.533336">
                <text:p>57.533336</text:p>
              </table:table-cell>
              <table:table-cell office:value-type="float" office:value="0.312515">
                <text:p>0.31251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7.56667">
                <text:p>57.56667</text:p>
              </table:table-cell>
              <table:table-cell office:value-type="float" office:value="0.306192">
                <text:p>0.30619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7.600003">
                <text:p>57.600003</text:p>
              </table:table-cell>
              <table:table-cell office:value-type="float" office:value="0.30351">
                <text:p>0.3035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7.633336">
                <text:p>57.633336</text:p>
              </table:table-cell>
              <table:table-cell office:value-type="float" office:value="0.302899">
                <text:p>0.30289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7.66667">
                <text:p>57.66667</text:p>
              </table:table-cell>
              <table:table-cell office:value-type="float" office:value="0.309298">
                <text:p>0.30929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7.700003">
                <text:p>57.700003</text:p>
              </table:table-cell>
              <table:table-cell office:value-type="float" office:value="0.297975">
                <text:p>0.29797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7.733336">
                <text:p>57.733336</text:p>
              </table:table-cell>
              <table:table-cell office:value-type="float" office:value="0.306099">
                <text:p>0.30609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7.76667">
                <text:p>57.76667</text:p>
              </table:table-cell>
              <table:table-cell office:value-type="float" office:value="0.306307">
                <text:p>0.30630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7.800003">
                <text:p>57.800003</text:p>
              </table:table-cell>
              <table:table-cell office:value-type="float" office:value="0.297871">
                <text:p>0.29787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7.833336">
                <text:p>57.833336</text:p>
              </table:table-cell>
              <table:table-cell office:value-type="float" office:value="0.289558">
                <text:p>0.28955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7.86667">
                <text:p>57.86667</text:p>
              </table:table-cell>
              <table:table-cell office:value-type="float" office:value="0.309903">
                <text:p>0.30990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7.900003">
                <text:p>57.900003</text:p>
              </table:table-cell>
              <table:table-cell office:value-type="float" office:value="0.294753">
                <text:p>0.29475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7.933336">
                <text:p>57.933336</text:p>
              </table:table-cell>
              <table:table-cell office:value-type="float" office:value="0.310528">
                <text:p>0.31052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7.96667">
                <text:p>57.96667</text:p>
              </table:table-cell>
              <table:table-cell office:value-type="float" office:value="0.301274">
                <text:p>0.3012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8.000003">
                <text:p>58.000003</text:p>
              </table:table-cell>
              <table:table-cell office:value-type="float" office:value="0.307132">
                <text:p>0.30713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8.033336">
                <text:p>58.033336</text:p>
              </table:table-cell>
              <table:table-cell office:value-type="float" office:value="0.302426">
                <text:p>0.30242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8.06667">
                <text:p>58.06667</text:p>
              </table:table-cell>
              <table:table-cell office:value-type="float" office:value="0.295324">
                <text:p>0.29532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8.100003">
                <text:p>58.100003</text:p>
              </table:table-cell>
              <table:table-cell office:value-type="float" office:value="0.313007">
                <text:p>0.31300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8.133336">
                <text:p>58.133336</text:p>
              </table:table-cell>
              <table:table-cell office:value-type="float" office:value="0.308297">
                <text:p>0.30829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8.16667">
                <text:p>58.16667</text:p>
              </table:table-cell>
              <table:table-cell office:value-type="float" office:value="0.296829">
                <text:p>0.29682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8.200003">
                <text:p>58.200003</text:p>
              </table:table-cell>
              <table:table-cell office:value-type="float" office:value="0.299721">
                <text:p>0.29972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8.233336">
                <text:p>58.233336</text:p>
              </table:table-cell>
              <table:table-cell office:value-type="float" office:value="0.307996">
                <text:p>0.30799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8.26667">
                <text:p>58.26667</text:p>
              </table:table-cell>
              <table:table-cell office:value-type="float" office:value="0.304817">
                <text:p>0.30481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8.300003">
                <text:p>58.300003</text:p>
              </table:table-cell>
              <table:table-cell office:value-type="float" office:value="0.296923">
                <text:p>0.29692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8.333336">
                <text:p>58.333336</text:p>
              </table:table-cell>
              <table:table-cell office:value-type="float" office:value="0.305514">
                <text:p>0.30551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8.36667">
                <text:p>58.36667</text:p>
              </table:table-cell>
              <table:table-cell office:value-type="float" office:value="0.29465">
                <text:p>0.2946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8.400003">
                <text:p>58.400003</text:p>
              </table:table-cell>
              <table:table-cell office:value-type="float" office:value="0.310413">
                <text:p>0.31041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8.433336">
                <text:p>58.433336</text:p>
              </table:table-cell>
              <table:table-cell office:value-type="float" office:value="0.30678">
                <text:p>0.3067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8.46667">
                <text:p>58.46667</text:p>
              </table:table-cell>
              <table:table-cell office:value-type="float" office:value="0.304661">
                <text:p>0.30466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8.500003">
                <text:p>58.500003</text:p>
              </table:table-cell>
              <table:table-cell office:value-type="float" office:value="0.30235">
                <text:p>0.3023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8.533336">
                <text:p>58.533336</text:p>
              </table:table-cell>
              <table:table-cell office:value-type="float" office:value="0.307527">
                <text:p>0.30752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8.56667">
                <text:p>58.56667</text:p>
              </table:table-cell>
              <table:table-cell office:value-type="float" office:value="0.302293">
                <text:p>0.30229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8.600003">
                <text:p>58.600003</text:p>
              </table:table-cell>
              <table:table-cell office:value-type="float" office:value="0.301369">
                <text:p>0.3013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8.633336">
                <text:p>58.633336</text:p>
              </table:table-cell>
              <table:table-cell office:value-type="float" office:value="0.29915">
                <text:p>0.2991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8.66667">
                <text:p>58.66667</text:p>
              </table:table-cell>
              <table:table-cell office:value-type="float" office:value="0.303467">
                <text:p>0.30346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8.700003">
                <text:p>58.700003</text:p>
              </table:table-cell>
              <table:table-cell office:value-type="float" office:value="0.309945">
                <text:p>0.30994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8.733336">
                <text:p>58.733336</text:p>
              </table:table-cell>
              <table:table-cell office:value-type="float" office:value="0.310476">
                <text:p>0.31047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8.76667">
                <text:p>58.76667</text:p>
              </table:table-cell>
              <table:table-cell office:value-type="float" office:value="0.269969">
                <text:p>0.26996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.800003">
                <text:p>58.800003</text:p>
              </table:table-cell>
              <table:table-cell office:value-type="float" office:value="0.27609">
                <text:p>0.2760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8.833336">
                <text:p>58.833336</text:p>
              </table:table-cell>
              <table:table-cell office:value-type="float" office:value="0.263611">
                <text:p>0.26361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8.86667">
                <text:p>58.86667</text:p>
              </table:table-cell>
              <table:table-cell office:value-type="float" office:value="0.258766">
                <text:p>0.25876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8.900003">
                <text:p>58.900003</text:p>
              </table:table-cell>
              <table:table-cell office:value-type="float" office:value="0.250857">
                <text:p>0.25085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8.933336">
                <text:p>58.933336</text:p>
              </table:table-cell>
              <table:table-cell office:value-type="float" office:value="0.2413">
                <text:p>0.24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8.96667">
                <text:p>58.96667</text:p>
              </table:table-cell>
              <table:table-cell office:value-type="float" office:value="0.276578">
                <text:p>0.27657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9.000003">
                <text:p>59.000003</text:p>
              </table:table-cell>
              <table:table-cell office:value-type="float" office:value="0.254669">
                <text:p>0.25466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.033336">
                <text:p>59.033336</text:p>
              </table:table-cell>
              <table:table-cell office:value-type="float" office:value="0.253575">
                <text:p>0.25357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9.06667">
                <text:p>59.06667</text:p>
              </table:table-cell>
              <table:table-cell office:value-type="float" office:value="0.260748">
                <text:p>0.2607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9.100003">
                <text:p>59.100003</text:p>
              </table:table-cell>
              <table:table-cell office:value-type="float" office:value="0.285496">
                <text:p>0.28549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9.133336">
                <text:p>59.133336</text:p>
              </table:table-cell>
              <table:table-cell office:value-type="float" office:value="0.279576">
                <text:p>0.27957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9.16667">
                <text:p>59.16667</text:p>
              </table:table-cell>
              <table:table-cell office:value-type="float" office:value="0.274005">
                <text:p>0.27400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9.200003">
                <text:p>59.200003</text:p>
              </table:table-cell>
              <table:table-cell office:value-type="float" office:value="0.278523">
                <text:p>0.27852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9.233336">
                <text:p>59.233336</text:p>
              </table:table-cell>
              <table:table-cell office:value-type="float" office:value="0.289597">
                <text:p>0.28959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9.26667">
                <text:p>59.26667</text:p>
              </table:table-cell>
              <table:table-cell office:value-type="float" office:value="0.283092">
                <text:p>0.28309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9.300003">
                <text:p>59.300003</text:p>
              </table:table-cell>
              <table:table-cell office:value-type="float" office:value="0.278462">
                <text:p>0.27846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9.333336">
                <text:p>59.333336</text:p>
              </table:table-cell>
              <table:table-cell office:value-type="float" office:value="0.267312">
                <text:p>0.26731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9.36667">
                <text:p>59.36667</text:p>
              </table:table-cell>
              <table:table-cell office:value-type="float" office:value="0.274305">
                <text:p>0.27430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9.400003">
                <text:p>59.400003</text:p>
              </table:table-cell>
              <table:table-cell office:value-type="float" office:value="0.262631">
                <text:p>0.26263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9.433336">
                <text:p>59.433336</text:p>
              </table:table-cell>
              <table:table-cell office:value-type="float" office:value="0.270779">
                <text:p>0.27077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9.46667">
                <text:p>59.46667</text:p>
              </table:table-cell>
              <table:table-cell office:value-type="float" office:value="0.2652">
                <text:p>0.265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9.500003">
                <text:p>59.500003</text:p>
              </table:table-cell>
              <table:table-cell office:value-type="float" office:value="0.269059">
                <text:p>0.26905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9.533336">
                <text:p>59.533336</text:p>
              </table:table-cell>
              <table:table-cell office:value-type="float" office:value="0.257425">
                <text:p>0.25742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9.56667">
                <text:p>59.56667</text:p>
              </table:table-cell>
              <table:table-cell office:value-type="float" office:value="0.27044">
                <text:p>0.2704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9.600003">
                <text:p>59.600003</text:p>
              </table:table-cell>
              <table:table-cell office:value-type="float" office:value="0.262111">
                <text:p>0.26211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9.633336">
                <text:p>59.633336</text:p>
              </table:table-cell>
              <table:table-cell office:value-type="float" office:value="0.271755">
                <text:p>0.27175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9.66667">
                <text:p>59.66667</text:p>
              </table:table-cell>
              <table:table-cell office:value-type="float" office:value="0.26304">
                <text:p>0.2630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9.700003">
                <text:p>59.700003</text:p>
              </table:table-cell>
              <table:table-cell office:value-type="float" office:value="0.264463">
                <text:p>0.26446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9.733336">
                <text:p>59.733336</text:p>
              </table:table-cell>
              <table:table-cell office:value-type="float" office:value="0.264862">
                <text:p>0.26486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9.76667">
                <text:p>59.76667</text:p>
              </table:table-cell>
              <table:table-cell office:value-type="float" office:value="0.285072">
                <text:p>0.28507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9.800003">
                <text:p>59.800003</text:p>
              </table:table-cell>
              <table:table-cell office:value-type="float" office:value="0.292742">
                <text:p>0.29274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9.833336">
                <text:p>59.833336</text:p>
              </table:table-cell>
              <table:table-cell office:value-type="float" office:value="0.290687">
                <text:p>0.29068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9.86667">
                <text:p>59.86667</text:p>
              </table:table-cell>
              <table:table-cell office:value-type="float" office:value="0.311745">
                <text:p>0.31174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9.900003">
                <text:p>59.900003</text:p>
              </table:table-cell>
              <table:table-cell office:value-type="float" office:value="0.315074">
                <text:p>0.31507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9.933336">
                <text:p>59.933336</text:p>
              </table:table-cell>
              <table:table-cell office:value-type="float" office:value="0.292523">
                <text:p>0.29252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9.96667">
                <text:p>59.96667</text:p>
              </table:table-cell>
              <table:table-cell office:value-type="float" office:value="0.294912">
                <text:p>0.29491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0.000003">
                <text:p>60.000003</text:p>
              </table:table-cell>
              <table:table-cell office:value-type="float" office:value="0.300135">
                <text:p>0.30013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0.033336">
                <text:p>60.033336</text:p>
              </table:table-cell>
              <table:table-cell office:value-type="float" office:value="0.301989">
                <text:p>0.30198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0.06667">
                <text:p>60.06667</text:p>
              </table:table-cell>
              <table:table-cell office:value-type="float" office:value="0.294014">
                <text:p>0.29401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0.100003">
                <text:p>60.100003</text:p>
              </table:table-cell>
              <table:table-cell office:value-type="float" office:value="0.274018">
                <text:p>0.27401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0.133336">
                <text:p>60.133336</text:p>
              </table:table-cell>
              <table:table-cell office:value-type="float" office:value="0.291238">
                <text:p>0.29123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0.16667">
                <text:p>60.16667</text:p>
              </table:table-cell>
              <table:table-cell office:value-type="float" office:value="0.270778">
                <text:p>0.27077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0.200003">
                <text:p>60.200003</text:p>
              </table:table-cell>
              <table:table-cell office:value-type="float" office:value="0.285708">
                <text:p>0.28570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0.233336">
                <text:p>60.233336</text:p>
              </table:table-cell>
              <table:table-cell office:value-type="float" office:value="0.263373">
                <text:p>0.26337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26667">
                <text:p>60.26667</text:p>
              </table:table-cell>
              <table:table-cell office:value-type="float" office:value="0.27793">
                <text:p>0.2779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0.300003">
                <text:p>60.300003</text:p>
              </table:table-cell>
              <table:table-cell office:value-type="float" office:value="0.259796">
                <text:p>0.25979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0.333336">
                <text:p>60.333336</text:p>
              </table:table-cell>
              <table:table-cell office:value-type="float" office:value="0.256802">
                <text:p>0.25680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0.36667">
                <text:p>60.36667</text:p>
              </table:table-cell>
              <table:table-cell office:value-type="float" office:value="0.271115">
                <text:p>0.27111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0.400003">
                <text:p>60.400003</text:p>
              </table:table-cell>
              <table:table-cell office:value-type="float" office:value="0.279514">
                <text:p>0.27951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0.433336">
                <text:p>60.433336</text:p>
              </table:table-cell>
              <table:table-cell office:value-type="float" office:value="0.273751">
                <text:p>0.27375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0.46667">
                <text:p>60.46667</text:p>
              </table:table-cell>
              <table:table-cell office:value-type="float" office:value="0.286088">
                <text:p>0.28608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.500003">
                <text:p>60.500003</text:p>
              </table:table-cell>
              <table:table-cell office:value-type="float" office:value="0.265163">
                <text:p>0.26516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0.533336">
                <text:p>60.533336</text:p>
              </table:table-cell>
              <table:table-cell office:value-type="float" office:value="0.252135">
                <text:p>0.25213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0.56667">
                <text:p>60.56667</text:p>
              </table:table-cell>
              <table:table-cell office:value-type="float" office:value="0.239777">
                <text:p>0.23977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0.600003">
                <text:p>60.600003</text:p>
              </table:table-cell>
              <table:table-cell office:value-type="float" office:value="0.254919">
                <text:p>0.25491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0.633336">
                <text:p>60.633336</text:p>
              </table:table-cell>
              <table:table-cell office:value-type="float" office:value="0.247045">
                <text:p>0.24704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0.66667">
                <text:p>60.66667</text:p>
              </table:table-cell>
              <table:table-cell office:value-type="float" office:value="0.230731">
                <text:p>0.23073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.700003">
                <text:p>60.700003</text:p>
              </table:table-cell>
              <table:table-cell office:value-type="float" office:value="0.240163">
                <text:p>0.24016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0.733337">
                <text:p>60.733337</text:p>
              </table:table-cell>
              <table:table-cell office:value-type="float" office:value="0.230376">
                <text:p>0.23037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0.76667">
                <text:p>60.76667</text:p>
              </table:table-cell>
              <table:table-cell office:value-type="float" office:value="0.222338">
                <text:p>0.22233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0.800003">
                <text:p>60.800003</text:p>
              </table:table-cell>
              <table:table-cell office:value-type="float" office:value="0.237032">
                <text:p>0.23703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0.833337">
                <text:p>60.833337</text:p>
              </table:table-cell>
              <table:table-cell office:value-type="float" office:value="0.237871">
                <text:p>0.23787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0.86667">
                <text:p>60.86667</text:p>
              </table:table-cell>
              <table:table-cell office:value-type="float" office:value="0.216648">
                <text:p>0.21664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0.900003">
                <text:p>60.900003</text:p>
              </table:table-cell>
              <table:table-cell office:value-type="float" office:value="0.258735">
                <text:p>0.25873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0.933337">
                <text:p>60.933337</text:p>
              </table:table-cell>
              <table:table-cell office:value-type="float" office:value="0.228785">
                <text:p>0.22878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0.96667">
                <text:p>60.96667</text:p>
              </table:table-cell>
              <table:table-cell office:value-type="float" office:value="0.269621">
                <text:p>0.26962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1.000003">
                <text:p>61.000003</text:p>
              </table:table-cell>
              <table:table-cell office:value-type="float" office:value="0.248928">
                <text:p>0.24892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1.033337">
                <text:p>61.033337</text:p>
              </table:table-cell>
              <table:table-cell office:value-type="float" office:value="0.255642">
                <text:p>0.25564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1.06667">
                <text:p>61.06667</text:p>
              </table:table-cell>
              <table:table-cell office:value-type="float" office:value="0.276947">
                <text:p>0.27694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1.100003">
                <text:p>61.100003</text:p>
              </table:table-cell>
              <table:table-cell office:value-type="float" office:value="0.261275">
                <text:p>0.26127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1.133337">
                <text:p>61.133337</text:p>
              </table:table-cell>
              <table:table-cell office:value-type="float" office:value="0.269158">
                <text:p>0.26915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1.16667">
                <text:p>61.16667</text:p>
              </table:table-cell>
              <table:table-cell office:value-type="float" office:value="0.275295">
                <text:p>0.27529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1.200003">
                <text:p>61.200003</text:p>
              </table:table-cell>
              <table:table-cell office:value-type="float" office:value="0.271794">
                <text:p>0.27179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1.233337">
                <text:p>61.233337</text:p>
              </table:table-cell>
              <table:table-cell office:value-type="float" office:value="0.264783">
                <text:p>0.26478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.26667">
                <text:p>61.26667</text:p>
              </table:table-cell>
              <table:table-cell office:value-type="float" office:value="0.265015">
                <text:p>0.26501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1.300003">
                <text:p>61.300003</text:p>
              </table:table-cell>
              <table:table-cell office:value-type="float" office:value="0.274835">
                <text:p>0.27483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1.333337">
                <text:p>61.333337</text:p>
              </table:table-cell>
              <table:table-cell office:value-type="float" office:value="0.25425">
                <text:p>0.2542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1.36667">
                <text:p>61.36667</text:p>
              </table:table-cell>
              <table:table-cell office:value-type="float" office:value="0.256676">
                <text:p>0.25667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1.400003">
                <text:p>61.400003</text:p>
              </table:table-cell>
              <table:table-cell office:value-type="float" office:value="0.278793">
                <text:p>0.27879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1.433337">
                <text:p>61.433337</text:p>
              </table:table-cell>
              <table:table-cell office:value-type="float" office:value="0.260796">
                <text:p>0.26079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1.46667">
                <text:p>61.46667</text:p>
              </table:table-cell>
              <table:table-cell office:value-type="float" office:value="0.2574">
                <text:p>0.257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1.500003">
                <text:p>61.500003</text:p>
              </table:table-cell>
              <table:table-cell office:value-type="float" office:value="0.266186">
                <text:p>0.26618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1.533337">
                <text:p>61.533337</text:p>
              </table:table-cell>
              <table:table-cell office:value-type="float" office:value="0.242495">
                <text:p>0.24249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1.56667">
                <text:p>61.56667</text:p>
              </table:table-cell>
              <table:table-cell office:value-type="float" office:value="0.236934">
                <text:p>0.23693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1.600003">
                <text:p>61.600003</text:p>
              </table:table-cell>
              <table:table-cell office:value-type="float" office:value="0.229588">
                <text:p>0.22958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.633337">
                <text:p>61.633337</text:p>
              </table:table-cell>
              <table:table-cell office:value-type="float" office:value="0.220376">
                <text:p>0.22037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.66667">
                <text:p>61.66667</text:p>
              </table:table-cell>
              <table:table-cell office:value-type="float" office:value="0.224793">
                <text:p>0.22479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1.700003">
                <text:p>61.700003</text:p>
              </table:table-cell>
              <table:table-cell office:value-type="float" office:value="0.217035">
                <text:p>0.21703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1.733337">
                <text:p>61.733337</text:p>
              </table:table-cell>
              <table:table-cell office:value-type="float" office:value="0.217681">
                <text:p>0.21768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.76667">
                <text:p>61.76667</text:p>
              </table:table-cell>
              <table:table-cell office:value-type="float" office:value="0.195578">
                <text:p>0.19557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.800003">
                <text:p>61.80000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1.833337">
                <text:p>61.833337</text:p>
              </table:table-cell>
              <table:table-cell office:value-type="float" office:value="0.216986">
                <text:p>0.21698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.86667">
                <text:p>61.86667</text:p>
              </table:table-cell>
              <table:table-cell office:value-type="float" office:value="0.207885">
                <text:p>0.20788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.900003">
                <text:p>61.900003</text:p>
              </table:table-cell>
              <table:table-cell office:value-type="float" office:value="0.223319">
                <text:p>0.2233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1.933337">
                <text:p>61.933337</text:p>
              </table:table-cell>
              <table:table-cell office:value-type="float" office:value="0.202291">
                <text:p>0.20229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1.96667">
                <text:p>61.96667</text:p>
              </table:table-cell>
              <table:table-cell office:value-type="float" office:value="0.215157">
                <text:p>0.21515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2.000003">
                <text:p>62.000003</text:p>
              </table:table-cell>
              <table:table-cell office:value-type="float" office:value="0.215507">
                <text:p>0.21550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2.033337">
                <text:p>62.033337</text:p>
              </table:table-cell>
              <table:table-cell office:value-type="float" office:value="0.217619">
                <text:p>0.21761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2.06667">
                <text:p>62.06667</text:p>
              </table:table-cell>
              <table:table-cell office:value-type="float" office:value="0.228612">
                <text:p>0.22861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.100003">
                <text:p>62.100003</text:p>
              </table:table-cell>
              <table:table-cell office:value-type="float" office:value="0.233936">
                <text:p>0.23393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2.133337">
                <text:p>62.133337</text:p>
              </table:table-cell>
              <table:table-cell office:value-type="float" office:value="0.261225">
                <text:p>0.26122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2.16667">
                <text:p>62.16667</text:p>
              </table:table-cell>
              <table:table-cell office:value-type="float" office:value="0.248457">
                <text:p>0.24845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.200003">
                <text:p>62.200003</text:p>
              </table:table-cell>
              <table:table-cell office:value-type="float" office:value="0.266629">
                <text:p>0.26662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.233337">
                <text:p>62.233337</text:p>
              </table:table-cell>
              <table:table-cell office:value-type="float" office:value="0.157787">
                <text:p>0.15778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.26667">
                <text:p>62.26667</text:p>
              </table:table-cell>
              <table:table-cell office:value-type="float" office:value="0.187695">
                <text:p>0.18769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.300003">
                <text:p>62.300003</text:p>
              </table:table-cell>
              <table:table-cell office:value-type="float" office:value="0.168685">
                <text:p>0.16868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.333337">
                <text:p>62.333337</text:p>
              </table:table-cell>
              <table:table-cell office:value-type="float" office:value="0.192904">
                <text:p>0.19290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2.36667">
                <text:p>62.36667</text:p>
              </table:table-cell>
              <table:table-cell office:value-type="float" office:value="0.183983">
                <text:p>0.18398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2.400003">
                <text:p>62.400003</text:p>
              </table:table-cell>
              <table:table-cell office:value-type="float" office:value="0.190727">
                <text:p>0.19072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2.433337">
                <text:p>62.433337</text:p>
              </table:table-cell>
              <table:table-cell office:value-type="float" office:value="0.19507">
                <text:p>0.1950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2.46667">
                <text:p>62.46667</text:p>
              </table:table-cell>
              <table:table-cell office:value-type="float" office:value="0.197675">
                <text:p>0.19767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2.500003">
                <text:p>62.500003</text:p>
              </table:table-cell>
              <table:table-cell office:value-type="float" office:value="0.20744">
                <text:p>0.2074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2.533337">
                <text:p>62.533337</text:p>
              </table:table-cell>
              <table:table-cell office:value-type="float" office:value="0.194238">
                <text:p>0.19423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2.56667">
                <text:p>62.56667</text:p>
              </table:table-cell>
              <table:table-cell office:value-type="float" office:value="0.21441">
                <text:p>0.2144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2.600003">
                <text:p>62.600003</text:p>
              </table:table-cell>
              <table:table-cell office:value-type="float" office:value="0.227497">
                <text:p>0.22749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2.633337">
                <text:p>62.633337</text:p>
              </table:table-cell>
              <table:table-cell office:value-type="float" office:value="0.215724">
                <text:p>0.21572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2.66667">
                <text:p>62.66667</text:p>
              </table:table-cell>
              <table:table-cell office:value-type="float" office:value="0.232774">
                <text:p>0.23277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2.700003">
                <text:p>62.700003</text:p>
              </table:table-cell>
              <table:table-cell office:value-type="float" office:value="0.239539">
                <text:p>0.23953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2.733337">
                <text:p>62.733337</text:p>
              </table:table-cell>
              <table:table-cell office:value-type="float" office:value="0.235575">
                <text:p>0.23557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2.76667">
                <text:p>62.76667</text:p>
              </table:table-cell>
              <table:table-cell office:value-type="float" office:value="0.248279">
                <text:p>0.24827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2.800003">
                <text:p>62.800003</text:p>
              </table:table-cell>
              <table:table-cell office:value-type="float" office:value="0.251043">
                <text:p>0.25104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2.833337">
                <text:p>62.833337</text:p>
              </table:table-cell>
              <table:table-cell office:value-type="float" office:value="0.268156">
                <text:p>0.26815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2.86667">
                <text:p>62.86667</text:p>
              </table:table-cell>
              <table:table-cell office:value-type="float" office:value="0.260416">
                <text:p>0.26041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2.900003">
                <text:p>62.900003</text:p>
              </table:table-cell>
              <table:table-cell office:value-type="float" office:value="0.245476">
                <text:p>0.24547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2.933337">
                <text:p>62.933337</text:p>
              </table:table-cell>
              <table:table-cell office:value-type="float" office:value="0.273112">
                <text:p>0.27311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2.96667">
                <text:p>62.96667</text:p>
              </table:table-cell>
              <table:table-cell office:value-type="float" office:value="0.268173">
                <text:p>0.26817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3.000003">
                <text:p>63.000003</text:p>
              </table:table-cell>
              <table:table-cell office:value-type="float" office:value="0.264676">
                <text:p>0.26467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3.033337">
                <text:p>63.033337</text:p>
              </table:table-cell>
              <table:table-cell office:value-type="float" office:value="0.251908">
                <text:p>0.25190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.06667">
                <text:p>63.06667</text:p>
              </table:table-cell>
              <table:table-cell office:value-type="float" office:value="0.259491">
                <text:p>0.25949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3.100003">
                <text:p>63.100003</text:p>
              </table:table-cell>
              <table:table-cell office:value-type="float" office:value="0.265622">
                <text:p>0.26562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.133337">
                <text:p>63.133337</text:p>
              </table:table-cell>
              <table:table-cell office:value-type="float" office:value="0.247271">
                <text:p>0.24727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.16667">
                <text:p>63.16667</text:p>
              </table:table-cell>
              <table:table-cell office:value-type="float" office:value="0.257159">
                <text:p>0.25715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.200003">
                <text:p>63.200003</text:p>
              </table:table-cell>
              <table:table-cell office:value-type="float" office:value="0.23966">
                <text:p>0.239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.233337">
                <text:p>63.233337</text:p>
              </table:table-cell>
              <table:table-cell office:value-type="float" office:value="0.244434">
                <text:p>0.24443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.26667">
                <text:p>63.26667</text:p>
              </table:table-cell>
              <table:table-cell office:value-type="float" office:value="0.239053">
                <text:p>0.23905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.300003">
                <text:p>63.300003</text:p>
              </table:table-cell>
              <table:table-cell office:value-type="float" office:value="0.226875">
                <text:p>0.22687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.333337">
                <text:p>63.333337</text:p>
              </table:table-cell>
              <table:table-cell office:value-type="float" office:value="0.212041">
                <text:p>0.21204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.36667">
                <text:p>63.36667</text:p>
              </table:table-cell>
              <table:table-cell office:value-type="float" office:value="0.216525">
                <text:p>0.21652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.400003">
                <text:p>63.400003</text:p>
              </table:table-cell>
              <table:table-cell office:value-type="float" office:value="0.228666">
                <text:p>0.22866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.433337">
                <text:p>63.433337</text:p>
              </table:table-cell>
              <table:table-cell office:value-type="float" office:value="0.209666">
                <text:p>0.20966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.46667">
                <text:p>63.46667</text:p>
              </table:table-cell>
              <table:table-cell office:value-type="float" office:value="0.209575">
                <text:p>0.20957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.500003">
                <text:p>63.500003</text:p>
              </table:table-cell>
              <table:table-cell office:value-type="float" office:value="0.208054">
                <text:p>0.20805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.533337">
                <text:p>63.533337</text:p>
              </table:table-cell>
              <table:table-cell office:value-type="float" office:value="0.19987">
                <text:p>0.1998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3.56667">
                <text:p>63.56667</text:p>
              </table:table-cell>
              <table:table-cell office:value-type="float" office:value="0.203021">
                <text:p>0.20302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3.600003">
                <text:p>63.600003</text:p>
              </table:table-cell>
              <table:table-cell office:value-type="float" office:value="0.16587">
                <text:p>0.1658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.633337">
                <text:p>63.633337</text:p>
              </table:table-cell>
              <table:table-cell office:value-type="float" office:value="0.167285">
                <text:p>0.16728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3.66667">
                <text:p>63.66667</text:p>
              </table:table-cell>
              <table:table-cell office:value-type="float" office:value="0.170285">
                <text:p>0.17028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3.700003">
                <text:p>63.700003</text:p>
              </table:table-cell>
              <table:table-cell office:value-type="float" office:value="0.159239">
                <text:p>0.15923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3.733337">
                <text:p>63.733337</text:p>
              </table:table-cell>
              <table:table-cell office:value-type="float" office:value="0.155931">
                <text:p>0.1559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3.76667">
                <text:p>63.76667</text:p>
              </table:table-cell>
              <table:table-cell office:value-type="float" office:value="0.152634">
                <text:p>0.15263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3.800003">
                <text:p>63.800003</text:p>
              </table:table-cell>
              <table:table-cell office:value-type="float" office:value="0.13228">
                <text:p>0.1322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3.833337">
                <text:p>63.833337</text:p>
              </table:table-cell>
              <table:table-cell office:value-type="float" office:value="0.140159">
                <text:p>0.14015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3.86667">
                <text:p>63.86667</text:p>
              </table:table-cell>
              <table:table-cell office:value-type="float" office:value="0.130531">
                <text:p>0.13053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3.900003">
                <text:p>63.900003</text:p>
              </table:table-cell>
              <table:table-cell office:value-type="float" office:value="0.126609">
                <text:p>0.12660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3.933337">
                <text:p>63.933337</text:p>
              </table:table-cell>
              <table:table-cell office:value-type="float" office:value="0.141608">
                <text:p>0.14160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3.96667">
                <text:p>63.96667</text:p>
              </table:table-cell>
              <table:table-cell office:value-type="float" office:value="0.142014">
                <text:p>0.14201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4.000003">
                <text:p>64.000003</text:p>
              </table:table-cell>
              <table:table-cell office:value-type="float" office:value="0.125241">
                <text:p>0.12524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4.033337">
                <text:p>64.033337</text:p>
              </table:table-cell>
              <table:table-cell office:value-type="float" office:value="0.115605">
                <text:p>0.11560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4.06667">
                <text:p>64.06667</text:p>
              </table:table-cell>
              <table:table-cell office:value-type="float" office:value="0.112947">
                <text:p>0.11294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4.100003">
                <text:p>64.100003</text:p>
              </table:table-cell>
              <table:table-cell office:value-type="float" office:value="0.084951">
                <text:p>0.08495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4.133337">
                <text:p>64.133337</text:p>
              </table:table-cell>
              <table:table-cell office:value-type="float" office:value="0.073065">
                <text:p>0.07306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4.16667">
                <text:p>64.16667</text:p>
              </table:table-cell>
              <table:table-cell office:value-type="float" office:value="0.069553">
                <text:p>0.06955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4.200003">
                <text:p>64.200003</text:p>
              </table:table-cell>
              <table:table-cell office:value-type="float" office:value="0.059171">
                <text:p>0.05917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4.233337">
                <text:p>64.233337</text:p>
              </table:table-cell>
              <table:table-cell office:value-type="float" office:value="0.071828">
                <text:p>0.07182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.26667">
                <text:p>64.26667</text:p>
              </table:table-cell>
              <table:table-cell office:value-type="float" office:value="0.074668">
                <text:p>0.07466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4.300003">
                <text:p>64.300003</text:p>
              </table:table-cell>
              <table:table-cell office:value-type="float" office:value="0.072384">
                <text:p>0.07238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4.333337">
                <text:p>64.333337</text:p>
              </table:table-cell>
              <table:table-cell office:value-type="float" office:value="0.092267">
                <text:p>0.09226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4.36667">
                <text:p>64.36667</text:p>
              </table:table-cell>
              <table:table-cell office:value-type="float" office:value="0.110947">
                <text:p>0.11094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4.400003">
                <text:p>64.400003</text:p>
              </table:table-cell>
              <table:table-cell office:value-type="float" office:value="0.11513">
                <text:p>0.1151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4.433337">
                <text:p>64.433337</text:p>
              </table:table-cell>
              <table:table-cell office:value-type="float" office:value="0.140154">
                <text:p>0.14015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4.46667">
                <text:p>64.46667</text:p>
              </table:table-cell>
              <table:table-cell office:value-type="float" office:value="0.151471">
                <text:p>0.15147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4.500003">
                <text:p>64.500003</text:p>
              </table:table-cell>
              <table:table-cell office:value-type="float" office:value="0.15182">
                <text:p>0.1518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4.533337">
                <text:p>64.533337</text:p>
              </table:table-cell>
              <table:table-cell office:value-type="float" office:value="0.159774">
                <text:p>0.15977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4.56667">
                <text:p>64.56667</text:p>
              </table:table-cell>
              <table:table-cell office:value-type="float" office:value="0.162487">
                <text:p>0.16248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4.600003">
                <text:p>64.600003</text:p>
              </table:table-cell>
              <table:table-cell office:value-type="float" office:value="0.153692">
                <text:p>0.15369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4.633337">
                <text:p>64.633337</text:p>
              </table:table-cell>
              <table:table-cell office:value-type="float" office:value="0.128304">
                <text:p>0.12830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4.66667">
                <text:p>64.66667</text:p>
              </table:table-cell>
              <table:table-cell office:value-type="float" office:value="0.135545">
                <text:p>0.13554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4.700003">
                <text:p>64.700003</text:p>
              </table:table-cell>
              <table:table-cell office:value-type="float" office:value="0.111367">
                <text:p>0.11136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4.733337">
                <text:p>64.733337</text:p>
              </table:table-cell>
              <table:table-cell office:value-type="float" office:value="0.104466">
                <text:p>0.10446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4.76667">
                <text:p>64.76667</text:p>
              </table:table-cell>
              <table:table-cell office:value-type="float" office:value="0.094924">
                <text:p>0.09492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4.800003">
                <text:p>64.800003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4.833337">
                <text:p>64.833337</text:p>
              </table:table-cell>
              <table:table-cell office:value-type="float" office:value="0.097369">
                <text:p>0.09736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4.86667">
                <text:p>64.86667</text:p>
              </table:table-cell>
              <table:table-cell office:value-type="float" office:value="0.113723">
                <text:p>0.11372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4.900003">
                <text:p>64.900003</text:p>
              </table:table-cell>
              <table:table-cell office:value-type="float" office:value="0.122763">
                <text:p>0.12276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4.933337">
                <text:p>64.933337</text:p>
              </table:table-cell>
              <table:table-cell office:value-type="float" office:value="0.138564">
                <text:p>0.13856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4.96667">
                <text:p>64.96667</text:p>
              </table:table-cell>
              <table:table-cell office:value-type="float" office:value="0.151257">
                <text:p>0.15125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5.000003">
                <text:p>65.000003</text:p>
              </table:table-cell>
              <table:table-cell office:value-type="float" office:value="0.156269">
                <text:p>0.15626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5.033337">
                <text:p>65.033337</text:p>
              </table:table-cell>
              <table:table-cell office:value-type="float" office:value="0.152778">
                <text:p>0.15277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5.06667">
                <text:p>65.06667</text:p>
              </table:table-cell>
              <table:table-cell office:value-type="float" office:value="0.164437">
                <text:p>0.16443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5.100003">
                <text:p>65.100003</text:p>
              </table:table-cell>
              <table:table-cell office:value-type="float" office:value="0.120688">
                <text:p>0.12068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5.133337">
                <text:p>65.133337</text:p>
              </table:table-cell>
              <table:table-cell office:value-type="float" office:value="0.135764">
                <text:p>0.13576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5.16667">
                <text:p>65.16667</text:p>
              </table:table-cell>
              <table:table-cell office:value-type="float" office:value="0.111607">
                <text:p>0.11160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5.200003">
                <text:p>65.200003</text:p>
              </table:table-cell>
              <table:table-cell office:value-type="float" office:value="0.125233">
                <text:p>0.12523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5.233337">
                <text:p>65.233337</text:p>
              </table:table-cell>
              <table:table-cell office:value-type="float" office:value="0.114273">
                <text:p>0.11427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5.26667">
                <text:p>65.26667</text:p>
              </table:table-cell>
              <table:table-cell office:value-type="float" office:value="0.109678">
                <text:p>0.10967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5.300003">
                <text:p>65.300003</text:p>
              </table:table-cell>
              <table:table-cell office:value-type="float" office:value="0.120073">
                <text:p>0.12007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5.333337">
                <text:p>65.333337</text:p>
              </table:table-cell>
              <table:table-cell office:value-type="float" office:value="0.096094">
                <text:p>0.09609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5.36667">
                <text:p>65.36667</text:p>
              </table:table-cell>
              <table:table-cell office:value-type="float" office:value="0.077902">
                <text:p>0.07790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5.400003">
                <text:p>65.400003</text:p>
              </table:table-cell>
              <table:table-cell office:value-type="float" office:value="0.085753">
                <text:p>0.08575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5.433337">
                <text:p>65.433337</text:p>
              </table:table-cell>
              <table:table-cell office:value-type="float" office:value="0.071363">
                <text:p>0.07136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5.46667">
                <text:p>65.46667</text:p>
              </table:table-cell>
              <table:table-cell office:value-type="float" office:value="0.07515">
                <text:p>0.0751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5.500003">
                <text:p>65.500003</text:p>
              </table:table-cell>
              <table:table-cell office:value-type="float" office:value="0.094675">
                <text:p>0.09467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5.533337">
                <text:p>65.533337</text:p>
              </table:table-cell>
              <table:table-cell office:value-type="float" office:value="0.105155">
                <text:p>0.10515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5.56667">
                <text:p>65.56667</text:p>
              </table:table-cell>
              <table:table-cell office:value-type="float" office:value="0.124957">
                <text:p>0.12495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5.600003">
                <text:p>65.600003</text:p>
              </table:table-cell>
              <table:table-cell office:value-type="float" office:value="0.134295">
                <text:p>0.13429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5.633337">
                <text:p>65.633337</text:p>
              </table:table-cell>
              <table:table-cell office:value-type="float" office:value="0.143888">
                <text:p>0.14388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5.66667">
                <text:p>65.66667</text:p>
              </table:table-cell>
              <table:table-cell office:value-type="float" office:value="0.166012">
                <text:p>0.16601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5.700003">
                <text:p>65.700003</text:p>
              </table:table-cell>
              <table:table-cell office:value-type="float" office:value="0.203351">
                <text:p>0.20335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5.733337">
                <text:p>65.733337</text:p>
              </table:table-cell>
              <table:table-cell office:value-type="float" office:value="0.195517">
                <text:p>0.19551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5.76667">
                <text:p>65.76667</text:p>
              </table:table-cell>
              <table:table-cell office:value-type="float" office:value="0.194239">
                <text:p>0.1942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5.800003">
                <text:p>65.800003</text:p>
              </table:table-cell>
              <table:table-cell office:value-type="float" office:value="0.213996">
                <text:p>0.21399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5.833337">
                <text:p>65.833337</text:p>
              </table:table-cell>
              <table:table-cell office:value-type="float" office:value="0.199754">
                <text:p>0.19975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5.86667">
                <text:p>65.86667</text:p>
              </table:table-cell>
              <table:table-cell office:value-type="float" office:value="0.208011">
                <text:p>0.20801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5.900003">
                <text:p>65.900003</text:p>
              </table:table-cell>
              <table:table-cell office:value-type="float" office:value="0.204894">
                <text:p>0.20489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5.933337">
                <text:p>65.933337</text:p>
              </table:table-cell>
              <table:table-cell office:value-type="float" office:value="0.212539">
                <text:p>0.21253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5.96667">
                <text:p>65.96667</text:p>
              </table:table-cell>
              <table:table-cell office:value-type="float" office:value="0.226073">
                <text:p>0.22607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6.000003">
                <text:p>66.000003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6.033337">
                <text:p>66.033337</text:p>
              </table:table-cell>
              <table:table-cell office:value-type="float" office:value="0.224542">
                <text:p>0.22454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6.06667">
                <text:p>66.06667</text:p>
              </table:table-cell>
              <table:table-cell office:value-type="float" office:value="0.234553">
                <text:p>0.23455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6.100003">
                <text:p>66.100003</text:p>
              </table:table-cell>
              <table:table-cell office:value-type="float" office:value="0.225524">
                <text:p>0.22552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6.133337">
                <text:p>66.133337</text:p>
              </table:table-cell>
              <table:table-cell office:value-type="float" office:value="0.260779">
                <text:p>0.26077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6.16667">
                <text:p>66.16667</text:p>
              </table:table-cell>
              <table:table-cell office:value-type="float" office:value="0.257614">
                <text:p>0.25761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6.200003">
                <text:p>66.200003</text:p>
              </table:table-cell>
              <table:table-cell office:value-type="float" office:value="0.258751">
                <text:p>0.25875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6.233337">
                <text:p>66.233337</text:p>
              </table:table-cell>
              <table:table-cell office:value-type="float" office:value="0.244053">
                <text:p>0.24405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6.26667">
                <text:p>66.26667</text:p>
              </table:table-cell>
              <table:table-cell office:value-type="float" office:value="0.251782">
                <text:p>0.25178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6.300003">
                <text:p>66.300003</text:p>
              </table:table-cell>
              <table:table-cell office:value-type="float" office:value="0.288563">
                <text:p>0.28856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.333337">
                <text:p>66.333337</text:p>
              </table:table-cell>
              <table:table-cell office:value-type="float" office:value="0.278187">
                <text:p>0.27818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.36667">
                <text:p>66.36667</text:p>
              </table:table-cell>
              <table:table-cell office:value-type="float" office:value="0.271827">
                <text:p>0.27182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6.400003">
                <text:p>66.400003</text:p>
              </table:table-cell>
              <table:table-cell office:value-type="float" office:value="0.281582">
                <text:p>0.28158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6.433337">
                <text:p>66.433337</text:p>
              </table:table-cell>
              <table:table-cell office:value-type="float" office:value="0.28791">
                <text:p>0.2879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6.46667">
                <text:p>66.46667</text:p>
              </table:table-cell>
              <table:table-cell office:value-type="float" office:value="0.279542">
                <text:p>0.27954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6.500003">
                <text:p>66.500003</text:p>
              </table:table-cell>
              <table:table-cell office:value-type="float" office:value="0.274333">
                <text:p>0.27433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6.533337">
                <text:p>66.533337</text:p>
              </table:table-cell>
              <table:table-cell office:value-type="float" office:value="0.296014">
                <text:p>0.29601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6.56667">
                <text:p>66.56667</text:p>
              </table:table-cell>
              <table:table-cell office:value-type="float" office:value="0.289307">
                <text:p>0.28930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6.600003">
                <text:p>66.600003</text:p>
              </table:table-cell>
              <table:table-cell office:value-type="float" office:value="0.298481">
                <text:p>0.29848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6.633337">
                <text:p>66.633337</text:p>
              </table:table-cell>
              <table:table-cell office:value-type="float" office:value="0.297484">
                <text:p>0.29748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.66667">
                <text:p>66.66667</text:p>
              </table:table-cell>
              <table:table-cell office:value-type="float" office:value="0.294636">
                <text:p>0.29463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6.700003">
                <text:p>66.700003</text:p>
              </table:table-cell>
              <table:table-cell office:value-type="float" office:value="0.284552">
                <text:p>0.28455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6.733337">
                <text:p>66.733337</text:p>
              </table:table-cell>
              <table:table-cell office:value-type="float" office:value="0.274999">
                <text:p>0.27499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6.76667">
                <text:p>66.76667</text:p>
              </table:table-cell>
              <table:table-cell office:value-type="float" office:value="0.287071">
                <text:p>0.28707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6.800003">
                <text:p>66.800003</text:p>
              </table:table-cell>
              <table:table-cell office:value-type="float" office:value="0.277171">
                <text:p>0.27717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6.833337">
                <text:p>66.833337</text:p>
              </table:table-cell>
              <table:table-cell office:value-type="float" office:value="0.275923">
                <text:p>0.27592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6.86667">
                <text:p>66.86667</text:p>
              </table:table-cell>
              <table:table-cell office:value-type="float" office:value="0.264621">
                <text:p>0.26462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6.900003">
                <text:p>66.900003</text:p>
              </table:table-cell>
              <table:table-cell office:value-type="float" office:value="0.260637">
                <text:p>0.26063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6.933337">
                <text:p>66.933337</text:p>
              </table:table-cell>
              <table:table-cell office:value-type="float" office:value="0.251426">
                <text:p>0.25142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6.96667">
                <text:p>66.96667</text:p>
              </table:table-cell>
              <table:table-cell office:value-type="float" office:value="0.249341">
                <text:p>0.24934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7.000003">
                <text:p>67.000003</text:p>
              </table:table-cell>
              <table:table-cell office:value-type="float" office:value="0.251375">
                <text:p>0.25137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7.033337">
                <text:p>67.033337</text:p>
              </table:table-cell>
              <table:table-cell office:value-type="float" office:value="0.236664">
                <text:p>0.23666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7.06667">
                <text:p>67.06667</text:p>
              </table:table-cell>
              <table:table-cell office:value-type="float" office:value="0.23247">
                <text:p>0.2324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7.100003">
                <text:p>67.100003</text:p>
              </table:table-cell>
              <table:table-cell office:value-type="float" office:value="0.246497">
                <text:p>0.24649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7.133337">
                <text:p>67.133337</text:p>
              </table:table-cell>
              <table:table-cell office:value-type="float" office:value="0.230512">
                <text:p>0.23051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7.16667">
                <text:p>67.16667</text:p>
              </table:table-cell>
              <table:table-cell office:value-type="float" office:value="0.228899">
                <text:p>0.22889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7.200004">
                <text:p>67.200004</text:p>
              </table:table-cell>
              <table:table-cell office:value-type="float" office:value="0.228663">
                <text:p>0.22866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7.233337">
                <text:p>67.233337</text:p>
              </table:table-cell>
              <table:table-cell office:value-type="float" office:value="0.227533">
                <text:p>0.22753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7.26667">
                <text:p>67.26667</text:p>
              </table:table-cell>
              <table:table-cell office:value-type="float" office:value="0.250834">
                <text:p>0.25083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7.300004">
                <text:p>67.300004</text:p>
              </table:table-cell>
              <table:table-cell office:value-type="float" office:value="0.212037">
                <text:p>0.21203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7.333337">
                <text:p>67.333337</text:p>
              </table:table-cell>
              <table:table-cell office:value-type="float" office:value="0.212135">
                <text:p>0.21213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7.36667">
                <text:p>67.36667</text:p>
              </table:table-cell>
              <table:table-cell office:value-type="float" office:value="0.219338">
                <text:p>0.21933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7.400004">
                <text:p>67.400004</text:p>
              </table:table-cell>
              <table:table-cell office:value-type="float" office:value="0.22322">
                <text:p>0.2232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7.433337">
                <text:p>67.433337</text:p>
              </table:table-cell>
              <table:table-cell office:value-type="float" office:value="0.216338">
                <text:p>0.21633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7.46667">
                <text:p>67.46667</text:p>
              </table:table-cell>
              <table:table-cell office:value-type="float" office:value="0.252569">
                <text:p>0.25256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7.500004">
                <text:p>67.500004</text:p>
              </table:table-cell>
              <table:table-cell office:value-type="float" office:value="0.244356">
                <text:p>0.24435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7.533337">
                <text:p>67.533337</text:p>
              </table:table-cell>
              <table:table-cell office:value-type="float" office:value="0.234527">
                <text:p>0.23452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7.56667">
                <text:p>67.56667</text:p>
              </table:table-cell>
              <table:table-cell office:value-type="float" office:value="0.231117">
                <text:p>0.23111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7.600004">
                <text:p>67.600004</text:p>
              </table:table-cell>
              <table:table-cell office:value-type="float" office:value="0.244371">
                <text:p>0.24437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7.633337">
                <text:p>67.633337</text:p>
              </table:table-cell>
              <table:table-cell office:value-type="float" office:value="0.241588">
                <text:p>0.24158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7.66667">
                <text:p>67.66667</text:p>
              </table:table-cell>
              <table:table-cell office:value-type="float" office:value="0.252712">
                <text:p>0.25271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67.700004">
                <text:p>67.700004</text:p>
              </table:table-cell>
              <table:table-cell office:value-type="float" office:value="0.238495">
                <text:p>0.23849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7.733337">
                <text:p>67.733337</text:p>
              </table:table-cell>
              <table:table-cell office:value-type="float" office:value="0.244781">
                <text:p>0.24478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7.76667">
                <text:p>67.76667</text:p>
              </table:table-cell>
              <table:table-cell office:value-type="float" office:value="0.248362">
                <text:p>0.24836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7.800004">
                <text:p>67.800004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67.833337">
                <text:p>67.833337</text:p>
              </table:table-cell>
              <table:table-cell office:value-type="float" office:value="0.241866">
                <text:p>0.24186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7.86667">
                <text:p>67.86667</text:p>
              </table:table-cell>
              <table:table-cell office:value-type="float" office:value="0.255853">
                <text:p>0.25585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7.900004">
                <text:p>67.900004</text:p>
              </table:table-cell>
              <table:table-cell office:value-type="float" office:value="0.252351">
                <text:p>0.25235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7.933337">
                <text:p>67.933337</text:p>
              </table:table-cell>
              <table:table-cell office:value-type="float" office:value="0.251714">
                <text:p>0.25171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7.96667">
                <text:p>67.96667</text:p>
              </table:table-cell>
              <table:table-cell office:value-type="float" office:value="0.262502">
                <text:p>0.26250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8.000004">
                <text:p>68.000004</text:p>
              </table:table-cell>
              <table:table-cell office:value-type="float" office:value="0.2686">
                <text:p>0.268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68.033337">
                <text:p>68.033337</text:p>
              </table:table-cell>
              <table:table-cell office:value-type="float" office:value="0.264745">
                <text:p>0.26474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8.06667">
                <text:p>68.06667</text:p>
              </table:table-cell>
              <table:table-cell office:value-type="float" office:value="0.267315">
                <text:p>0.26731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8.100004">
                <text:p>68.100004</text:p>
              </table:table-cell>
              <table:table-cell office:value-type="float" office:value="0.266486">
                <text:p>0.26648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8.133337">
                <text:p>68.133337</text:p>
              </table:table-cell>
              <table:table-cell office:value-type="float" office:value="0.269621">
                <text:p>0.26962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8.16667">
                <text:p>68.16667</text:p>
              </table:table-cell>
              <table:table-cell office:value-type="float" office:value="0.254402">
                <text:p>0.25440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8.200004">
                <text:p>68.200004</text:p>
              </table:table-cell>
              <table:table-cell office:value-type="float" office:value="0.290794">
                <text:p>0.29079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8.233337">
                <text:p>68.233337</text:p>
              </table:table-cell>
              <table:table-cell office:value-type="float" office:value="0.269591">
                <text:p>0.26959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8.26667">
                <text:p>68.26667</text:p>
              </table:table-cell>
              <table:table-cell office:value-type="float" office:value="0.272168">
                <text:p>0.27216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8.300004">
                <text:p>68.300004</text:p>
              </table:table-cell>
              <table:table-cell office:value-type="float" office:value="0.278181">
                <text:p>0.27818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8.333337">
                <text:p>68.333337</text:p>
              </table:table-cell>
              <table:table-cell office:value-type="float" office:value="0.261183">
                <text:p>0.26118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8.36667">
                <text:p>68.36667</text:p>
              </table:table-cell>
              <table:table-cell office:value-type="float" office:value="0.260184">
                <text:p>0.26018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8.400004">
                <text:p>68.400004</text:p>
              </table:table-cell>
              <table:table-cell office:value-type="float" office:value="0.271244">
                <text:p>0.27124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8.433337">
                <text:p>68.433337</text:p>
              </table:table-cell>
              <table:table-cell office:value-type="float" office:value="0.253746">
                <text:p>0.25374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8.46667">
                <text:p>68.46667</text:p>
              </table:table-cell>
              <table:table-cell office:value-type="float" office:value="0.25295">
                <text:p>0.2529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8.500004">
                <text:p>68.500004</text:p>
              </table:table-cell>
              <table:table-cell office:value-type="float" office:value="0.253899">
                <text:p>0.25389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8.533337">
                <text:p>68.533337</text:p>
              </table:table-cell>
              <table:table-cell office:value-type="float" office:value="0.234201">
                <text:p>0.23420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8.56667">
                <text:p>68.56667</text:p>
              </table:table-cell>
              <table:table-cell office:value-type="float" office:value="0.249873">
                <text:p>0.24987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8.600004">
                <text:p>68.600004</text:p>
              </table:table-cell>
              <table:table-cell office:value-type="float" office:value="0.220046">
                <text:p>0.22004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8.633337">
                <text:p>68.633337</text:p>
              </table:table-cell>
              <table:table-cell office:value-type="float" office:value="0.250356">
                <text:p>0.25035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8.66667">
                <text:p>68.66667</text:p>
              </table:table-cell>
              <table:table-cell office:value-type="float" office:value="0.235109">
                <text:p>0.23510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8.700004">
                <text:p>68.700004</text:p>
              </table:table-cell>
              <table:table-cell office:value-type="float" office:value="0.231357">
                <text:p>0.23135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8.733337">
                <text:p>68.733337</text:p>
              </table:table-cell>
              <table:table-cell office:value-type="float" office:value="0.225484">
                <text:p>0.22548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8.76667">
                <text:p>68.76667</text:p>
              </table:table-cell>
              <table:table-cell office:value-type="float" office:value="0.241188">
                <text:p>0.24118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8.800004">
                <text:p>68.800004</text:p>
              </table:table-cell>
              <table:table-cell office:value-type="float" office:value="0.22456">
                <text:p>0.2245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8.833337">
                <text:p>68.833337</text:p>
              </table:table-cell>
              <table:table-cell office:value-type="float" office:value="0.219726">
                <text:p>0.21972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8.86667">
                <text:p>68.86667</text:p>
              </table:table-cell>
              <table:table-cell office:value-type="float" office:value="0.217592">
                <text:p>0.21759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.900004">
                <text:p>68.900004</text:p>
              </table:table-cell>
              <table:table-cell office:value-type="float" office:value="0.203928">
                <text:p>0.20392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8.933337">
                <text:p>68.933337</text:p>
              </table:table-cell>
              <table:table-cell office:value-type="float" office:value="0.20677">
                <text:p>0.2067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8.96667">
                <text:p>68.96667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9.000004">
                <text:p>69.000004</text:p>
              </table:table-cell>
              <table:table-cell office:value-type="float" office:value="0.208735">
                <text:p>0.20873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9.033337">
                <text:p>69.033337</text:p>
              </table:table-cell>
              <table:table-cell office:value-type="float" office:value="0.21279">
                <text:p>0.2127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9.06667">
                <text:p>69.06667</text:p>
              </table:table-cell>
              <table:table-cell office:value-type="float" office:value="0.21208">
                <text:p>0.2120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9.100004">
                <text:p>69.100004</text:p>
              </table:table-cell>
              <table:table-cell office:value-type="float" office:value="0.225602">
                <text:p>0.22560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9.133337">
                <text:p>69.133337</text:p>
              </table:table-cell>
              <table:table-cell office:value-type="float" office:value="0.222478">
                <text:p>0.22247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9.16667">
                <text:p>69.16667</text:p>
              </table:table-cell>
              <table:table-cell office:value-type="float" office:value="0.27721">
                <text:p>0.2772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9.200004">
                <text:p>69.200004</text:p>
              </table:table-cell>
              <table:table-cell office:value-type="float" office:value="0.278596">
                <text:p>0.27859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9.233337">
                <text:p>69.233337</text:p>
              </table:table-cell>
              <table:table-cell office:value-type="float" office:value="0.279317">
                <text:p>0.27931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9.26667">
                <text:p>69.26667</text:p>
              </table:table-cell>
              <table:table-cell office:value-type="float" office:value="0.292555">
                <text:p>0.29255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9.300004">
                <text:p>69.300004</text:p>
              </table:table-cell>
              <table:table-cell office:value-type="float" office:value="0.289224">
                <text:p>0.28922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9.333337">
                <text:p>69.333337</text:p>
              </table:table-cell>
              <table:table-cell office:value-type="float" office:value="0.274633">
                <text:p>0.27463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9.36667">
                <text:p>69.36667</text:p>
              </table:table-cell>
              <table:table-cell office:value-type="float" office:value="0.282724">
                <text:p>0.28272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9.400004">
                <text:p>69.400004</text:p>
              </table:table-cell>
              <table:table-cell office:value-type="float" office:value="0.278363">
                <text:p>0.27836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9.433337">
                <text:p>69.433337</text:p>
              </table:table-cell>
              <table:table-cell office:value-type="float" office:value="0.262787">
                <text:p>0.26278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9.46667">
                <text:p>69.46667</text:p>
              </table:table-cell>
              <table:table-cell office:value-type="float" office:value="0.293883">
                <text:p>0.29388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9.500004">
                <text:p>69.500004</text:p>
              </table:table-cell>
              <table:table-cell office:value-type="float" office:value="0.292989">
                <text:p>0.29298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9.533337">
                <text:p>69.533337</text:p>
              </table:table-cell>
              <table:table-cell office:value-type="float" office:value="0.28535">
                <text:p>0.2853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9.56667">
                <text:p>69.56667</text:p>
              </table:table-cell>
              <table:table-cell office:value-type="float" office:value="0.279141">
                <text:p>0.27914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9.600004">
                <text:p>69.600004</text:p>
              </table:table-cell>
              <table:table-cell office:value-type="float" office:value="0.288809">
                <text:p>0.28880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9.633337">
                <text:p>69.633337</text:p>
              </table:table-cell>
              <table:table-cell office:value-type="float" office:value="0.298495">
                <text:p>0.29849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9.66667">
                <text:p>69.66667</text:p>
              </table:table-cell>
              <table:table-cell office:value-type="float" office:value="0.303818">
                <text:p>0.30381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9.700004">
                <text:p>69.700004</text:p>
              </table:table-cell>
              <table:table-cell office:value-type="float" office:value="0.300752">
                <text:p>0.30075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9.733337">
                <text:p>69.733337</text:p>
              </table:table-cell>
              <table:table-cell office:value-type="float" office:value="0.289168">
                <text:p>0.28916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9.76667">
                <text:p>69.76667</text:p>
              </table:table-cell>
              <table:table-cell office:value-type="float" office:value="0.299971">
                <text:p>0.29997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9.800004">
                <text:p>69.800004</text:p>
              </table:table-cell>
              <table:table-cell office:value-type="float" office:value="0.290935">
                <text:p>0.29093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9.833337">
                <text:p>69.833337</text:p>
              </table:table-cell>
              <table:table-cell office:value-type="float" office:value="0.29202">
                <text:p>0.2920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9.86667">
                <text:p>69.86667</text:p>
              </table:table-cell>
              <table:table-cell office:value-type="float" office:value="0.308956">
                <text:p>0.30895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9.900004">
                <text:p>69.900004</text:p>
              </table:table-cell>
              <table:table-cell office:value-type="float" office:value="0.277245">
                <text:p>0.27724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9.933337">
                <text:p>69.933337</text:p>
              </table:table-cell>
              <table:table-cell office:value-type="float" office:value="0.284253">
                <text:p>0.28425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9.96667">
                <text:p>69.96667</text:p>
              </table:table-cell>
              <table:table-cell office:value-type="float" office:value="0.293718">
                <text:p>0.2937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0.000004">
                <text:p>70.000004</text:p>
              </table:table-cell>
              <table:table-cell office:value-type="float" office:value="0.287917">
                <text:p>0.28791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0.033337">
                <text:p>70.033337</text:p>
              </table:table-cell>
              <table:table-cell office:value-type="float" office:value="0.291691">
                <text:p>0.29169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0.06667">
                <text:p>70.06667</text:p>
              </table:table-cell>
              <table:table-cell office:value-type="float" office:value="0.296537">
                <text:p>0.29653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0.100004">
                <text:p>70.100004</text:p>
              </table:table-cell>
              <table:table-cell office:value-type="float" office:value="0.306988">
                <text:p>0.30698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0.133337">
                <text:p>70.133337</text:p>
              </table:table-cell>
              <table:table-cell office:value-type="float" office:value="0.30712">
                <text:p>0.3071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0.16667">
                <text:p>70.16667</text:p>
              </table:table-cell>
              <table:table-cell office:value-type="float" office:value="0.310604">
                <text:p>0.31060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0.200004">
                <text:p>70.200004</text:p>
              </table:table-cell>
              <table:table-cell office:value-type="float" office:value="0.300875">
                <text:p>0.30087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0.233337">
                <text:p>70.233337</text:p>
              </table:table-cell>
              <table:table-cell office:value-type="float" office:value="0.306046">
                <text:p>0.30604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70.26667">
                <text:p>70.26667</text:p>
              </table:table-cell>
              <table:table-cell office:value-type="float" office:value="0.310351">
                <text:p>0.31035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0.300004">
                <text:p>70.300004</text:p>
              </table:table-cell>
              <table:table-cell office:value-type="float" office:value="0.302986">
                <text:p>0.30298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70.333337">
                <text:p>70.333337</text:p>
              </table:table-cell>
              <table:table-cell office:value-type="float" office:value="0.310742">
                <text:p>0.31074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0.36667">
                <text:p>70.36667</text:p>
              </table:table-cell>
              <table:table-cell office:value-type="float" office:value="0.308929">
                <text:p>0.30892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0.400004">
                <text:p>70.400004</text:p>
              </table:table-cell>
              <table:table-cell office:value-type="float" office:value="0.30898">
                <text:p>0.3089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0.433337">
                <text:p>70.433337</text:p>
              </table:table-cell>
              <table:table-cell office:value-type="float" office:value="0.298121">
                <text:p>0.29812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0.46667">
                <text:p>70.46667</text:p>
              </table:table-cell>
              <table:table-cell office:value-type="float" office:value="0.310169">
                <text:p>0.31016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70.500004">
                <text:p>70.500004</text:p>
              </table:table-cell>
              <table:table-cell office:value-type="float" office:value="0.307908">
                <text:p>0.30790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0.533337">
                <text:p>70.533337</text:p>
              </table:table-cell>
              <table:table-cell office:value-type="float" office:value="0.292196">
                <text:p>0.29219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0.56667">
                <text:p>70.56667</text:p>
              </table:table-cell>
              <table:table-cell office:value-type="float" office:value="0.302803">
                <text:p>0.30280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0.600004">
                <text:p>70.600004</text:p>
              </table:table-cell>
              <table:table-cell office:value-type="float" office:value="0.30055">
                <text:p>0.3005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70.633337">
                <text:p>70.633337</text:p>
              </table:table-cell>
              <table:table-cell office:value-type="float" office:value="0.2996">
                <text:p>0.299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0.66667">
                <text:p>70.66667</text:p>
              </table:table-cell>
              <table:table-cell office:value-type="float" office:value="0.301655">
                <text:p>0.30165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.700004">
                <text:p>70.700004</text:p>
              </table:table-cell>
              <table:table-cell office:value-type="float" office:value="0.304548">
                <text:p>0.30454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0.733337">
                <text:p>70.733337</text:p>
              </table:table-cell>
              <table:table-cell office:value-type="float" office:value="0.308529">
                <text:p>0.30852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0.76667">
                <text:p>70.76667</text:p>
              </table:table-cell>
              <table:table-cell office:value-type="float" office:value="0.315276">
                <text:p>0.31527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70.800004">
                <text:p>70.800004</text:p>
              </table:table-cell>
              <table:table-cell office:value-type="float" office:value="0.303304">
                <text:p>0.30330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70.833337">
                <text:p>70.833337</text:p>
              </table:table-cell>
              <table:table-cell office:value-type="float" office:value="0.307813">
                <text:p>0.30781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70.86667">
                <text:p>70.86667</text:p>
              </table:table-cell>
              <table:table-cell office:value-type="float" office:value="0.307323">
                <text:p>0.30732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0.900004">
                <text:p>70.900004</text:p>
              </table:table-cell>
              <table:table-cell office:value-type="float" office:value="0.311382">
                <text:p>0.31138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0.933337">
                <text:p>70.933337</text:p>
              </table:table-cell>
              <table:table-cell office:value-type="float" office:value="0.308302">
                <text:p>0.30830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0.96667">
                <text:p>70.96667</text:p>
              </table:table-cell>
              <table:table-cell office:value-type="float" office:value="0.303752">
                <text:p>0.30375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1.000004">
                <text:p>71.000004</text:p>
              </table:table-cell>
              <table:table-cell office:value-type="float" office:value="0.288805">
                <text:p>0.28880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1.033337">
                <text:p>71.033337</text:p>
              </table:table-cell>
              <table:table-cell office:value-type="float" office:value="0.294083">
                <text:p>0.294083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1.06667">
                <text:p>71.06667</text:p>
              </table:table-cell>
              <table:table-cell office:value-type="float" office:value="0.304711">
                <text:p>0.30471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71.100004">
                <text:p>71.100004</text:p>
              </table:table-cell>
              <table:table-cell office:value-type="float" office:value="0.30865">
                <text:p>0.3086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1.133337">
                <text:p>71.133337</text:p>
              </table:table-cell>
              <table:table-cell office:value-type="float" office:value="0.298498">
                <text:p>0.298498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1.16667">
                <text:p>71.16667</text:p>
              </table:table-cell>
              <table:table-cell office:value-type="float" office:value="0.302687">
                <text:p>0.30268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71.200004">
                <text:p>71.200004</text:p>
              </table:table-cell>
              <table:table-cell office:value-type="float" office:value="0.30646">
                <text:p>0.3064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71.233337">
                <text:p>71.233337</text:p>
              </table:table-cell>
              <table:table-cell office:value-type="float" office:value="0.294202">
                <text:p>0.29420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71.26667">
                <text:p>71.26667</text:p>
              </table:table-cell>
              <table:table-cell office:value-type="float" office:value="0.304068">
                <text:p>0.30406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1.300004">
                <text:p>71.300004</text:p>
              </table:table-cell>
              <table:table-cell office:value-type="float" office:value="0.310156">
                <text:p>0.31015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1.333337">
                <text:p>71.333337</text:p>
              </table:table-cell>
              <table:table-cell office:value-type="float" office:value="0.310526">
                <text:p>0.31052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71.36667">
                <text:p>71.36667</text:p>
              </table:table-cell>
              <table:table-cell office:value-type="float" office:value="0.302815">
                <text:p>0.30281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1.400004">
                <text:p>71.400004</text:p>
              </table:table-cell>
              <table:table-cell office:value-type="float" office:value="0.29746">
                <text:p>0.2974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1.433337">
                <text:p>71.433337</text:p>
              </table:table-cell>
              <table:table-cell office:value-type="float" office:value="0.306994">
                <text:p>0.30699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1.46667">
                <text:p>71.46667</text:p>
              </table:table-cell>
              <table:table-cell office:value-type="float" office:value="0.322515">
                <text:p>0.32251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1.500004">
                <text:p>71.500004</text:p>
              </table:table-cell>
              <table:table-cell office:value-type="float" office:value="0.294869">
                <text:p>0.29486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1.533337">
                <text:p>71.533337</text:p>
              </table:table-cell>
              <table:table-cell office:value-type="float" office:value="0.307054">
                <text:p>0.30705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71.56667">
                <text:p>71.56667</text:p>
              </table:table-cell>
              <table:table-cell office:value-type="float" office:value="0.295416">
                <text:p>0.29541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71.600004">
                <text:p>71.600004</text:p>
              </table:table-cell>
              <table:table-cell office:value-type="float" office:value="0.29385">
                <text:p>0.2938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71.633337">
                <text:p>71.633337</text:p>
              </table:table-cell>
              <table:table-cell office:value-type="float" office:value="0.306428">
                <text:p>0.30642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1.66667">
                <text:p>71.66667</text:p>
              </table:table-cell>
              <table:table-cell office:value-type="float" office:value="0.300248">
                <text:p>0.30024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1.700004">
                <text:p>71.700004</text:p>
              </table:table-cell>
              <table:table-cell office:value-type="float" office:value="0.295274">
                <text:p>0.29527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1.733337">
                <text:p>71.733337</text:p>
              </table:table-cell>
              <table:table-cell office:value-type="float" office:value="0.315013">
                <text:p>0.31501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1.76667">
                <text:p>71.76667</text:p>
              </table:table-cell>
              <table:table-cell office:value-type="float" office:value="0.289845">
                <text:p>0.28984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1.800004">
                <text:p>71.800004</text:p>
              </table:table-cell>
              <table:table-cell office:value-type="float" office:value="0.311948">
                <text:p>0.31194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1.833337">
                <text:p>71.833337</text:p>
              </table:table-cell>
              <table:table-cell office:value-type="float" office:value="0.305114">
                <text:p>0.30511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.86667">
                <text:p>71.86667</text:p>
              </table:table-cell>
              <table:table-cell office:value-type="float" office:value="0.292307">
                <text:p>0.29230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1.900004">
                <text:p>71.900004</text:p>
              </table:table-cell>
              <table:table-cell office:value-type="float" office:value="0.299307">
                <text:p>0.29930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1.933337">
                <text:p>71.933337</text:p>
              </table:table-cell>
              <table:table-cell office:value-type="float" office:value="0.317099">
                <text:p>0.317099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71.96667">
                <text:p>71.96667</text:p>
              </table:table-cell>
              <table:table-cell office:value-type="float" office:value="0.28929">
                <text:p>0.2892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72.000004">
                <text:p>72.000004</text:p>
              </table:table-cell>
              <table:table-cell office:value-type="float" office:value="0.279777">
                <text:p>0.27977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2.033337">
                <text:p>72.033337</text:p>
              </table:table-cell>
              <table:table-cell office:value-type="float" office:value="0.300075">
                <text:p>0.30007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2.06667">
                <text:p>72.06667</text:p>
              </table:table-cell>
              <table:table-cell office:value-type="float" office:value="0.296355">
                <text:p>0.29635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2.100004">
                <text:p>72.100004</text:p>
              </table:table-cell>
              <table:table-cell office:value-type="float" office:value="0.298396">
                <text:p>0.29839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2.133337">
                <text:p>72.133337</text:p>
              </table:table-cell>
              <table:table-cell office:value-type="float" office:value="0.305375">
                <text:p>0.30537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2.16667">
                <text:p>72.16667</text:p>
              </table:table-cell>
              <table:table-cell office:value-type="float" office:value="0.296616">
                <text:p>0.29661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2.200004">
                <text:p>72.200004</text:p>
              </table:table-cell>
              <table:table-cell office:value-type="float" office:value="0.308686">
                <text:p>0.308686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2.233337">
                <text:p>72.233337</text:p>
              </table:table-cell>
              <table:table-cell office:value-type="float" office:value="0.312767">
                <text:p>0.31276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72.26667">
                <text:p>72.26667</text:p>
              </table:table-cell>
              <table:table-cell office:value-type="float" office:value="0.31109">
                <text:p>0.3110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2.300004">
                <text:p>72.300004</text:p>
              </table:table-cell>
              <table:table-cell office:value-type="float" office:value="0.295675">
                <text:p>0.29567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72.333337">
                <text:p>72.333337</text:p>
              </table:table-cell>
              <table:table-cell office:value-type="float" office:value="0.298527">
                <text:p>0.29852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2.36667">
                <text:p>72.36667</text:p>
              </table:table-cell>
              <table:table-cell office:value-type="float" office:value="0.313654">
                <text:p>0.31365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2.400004">
                <text:p>72.400004</text:p>
              </table:table-cell>
              <table:table-cell office:value-type="float" office:value="0.306232">
                <text:p>0.30623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2.433337">
                <text:p>72.433337</text:p>
              </table:table-cell>
              <table:table-cell office:value-type="float" office:value="0.294645">
                <text:p>0.29464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2.46667">
                <text:p>72.46667</text:p>
              </table:table-cell>
              <table:table-cell office:value-type="float" office:value="0.303036">
                <text:p>0.30303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2.500004">
                <text:p>72.500004</text:p>
              </table:table-cell>
              <table:table-cell office:value-type="float" office:value="0.304071">
                <text:p>0.30407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2.533337">
                <text:p>72.533337</text:p>
              </table:table-cell>
              <table:table-cell office:value-type="float" office:value="0.319333">
                <text:p>0.31933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72.56667">
                <text:p>72.56667</text:p>
              </table:table-cell>
              <table:table-cell office:value-type="float" office:value="0.300189">
                <text:p>0.300189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2.600004">
                <text:p>72.600004</text:p>
              </table:table-cell>
              <table:table-cell office:value-type="float" office:value="0.309782">
                <text:p>0.30978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2.633337">
                <text:p>72.633337</text:p>
              </table:table-cell>
              <table:table-cell office:value-type="float" office:value="0.31344">
                <text:p>0.3134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2.66667">
                <text:p>72.66667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72.700004">
                <text:p>72.700004</text:p>
              </table:table-cell>
              <table:table-cell office:value-type="float" office:value="0.312039">
                <text:p>0.31203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2.733337">
                <text:p>72.733337</text:p>
              </table:table-cell>
              <table:table-cell office:value-type="float" office:value="0.311318">
                <text:p>0.311318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72.76667">
                <text:p>72.76667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72.800004">
                <text:p>72.800004</text:p>
              </table:table-cell>
              <table:table-cell office:value-type="float" office:value="0.310415">
                <text:p>0.31041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72.833337">
                <text:p>72.833337</text:p>
              </table:table-cell>
              <table:table-cell office:value-type="float" office:value="0.294718">
                <text:p>0.2947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72.86667">
                <text:p>72.86667</text:p>
              </table:table-cell>
              <table:table-cell office:value-type="float" office:value="0.302668">
                <text:p>0.30266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72.900004">
                <text:p>72.900004</text:p>
              </table:table-cell>
              <table:table-cell office:value-type="float" office:value="0.305381">
                <text:p>0.30538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72.933337">
                <text:p>72.933337</text:p>
              </table:table-cell>
              <table:table-cell office:value-type="float" office:value="0.301502">
                <text:p>0.30150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.96667">
                <text:p>72.96667</text:p>
              </table:table-cell>
              <table:table-cell office:value-type="float" office:value="0.304752">
                <text:p>0.30475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3.000004">
                <text:p>73.000004</text:p>
              </table:table-cell>
              <table:table-cell office:value-type="float" office:value="0.30214">
                <text:p>0.3021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3.033337">
                <text:p>73.033337</text:p>
              </table:table-cell>
              <table:table-cell office:value-type="float" office:value="0.306191">
                <text:p>0.30619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3.06667">
                <text:p>73.06667</text:p>
              </table:table-cell>
              <table:table-cell office:value-type="float" office:value="0.303167">
                <text:p>0.30316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3.100004">
                <text:p>73.100004</text:p>
              </table:table-cell>
              <table:table-cell office:value-type="float" office:value="0.298107">
                <text:p>0.29810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3.133337">
                <text:p>73.133337</text:p>
              </table:table-cell>
              <table:table-cell office:value-type="float" office:value="0.291589">
                <text:p>0.29158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3.16667">
                <text:p>73.16667</text:p>
              </table:table-cell>
              <table:table-cell office:value-type="float" office:value="0.297472">
                <text:p>0.29747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3.200004">
                <text:p>73.200004</text:p>
              </table:table-cell>
              <table:table-cell office:value-type="float" office:value="0.299896">
                <text:p>0.29989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3.233337">
                <text:p>73.233337</text:p>
              </table:table-cell>
              <table:table-cell office:value-type="float" office:value="0.306472">
                <text:p>0.30647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3.26667">
                <text:p>73.26667</text:p>
              </table:table-cell>
              <table:table-cell office:value-type="float" office:value="0.302788">
                <text:p>0.30278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3.300004">
                <text:p>73.300004</text:p>
              </table:table-cell>
              <table:table-cell office:value-type="float" office:value="0.310485">
                <text:p>0.31048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3.333337">
                <text:p>73.333337</text:p>
              </table:table-cell>
              <table:table-cell office:value-type="float" office:value="0.30288">
                <text:p>0.3028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3.36667">
                <text:p>73.36667</text:p>
              </table:table-cell>
              <table:table-cell office:value-type="float" office:value="0.29997">
                <text:p>0.2999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73.400004">
                <text:p>73.400004</text:p>
              </table:table-cell>
              <table:table-cell office:value-type="float" office:value="0.311452">
                <text:p>0.31145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73.433337">
                <text:p>73.433337</text:p>
              </table:table-cell>
              <table:table-cell office:value-type="float" office:value="0.306479">
                <text:p>0.30647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73.46667">
                <text:p>73.46667</text:p>
              </table:table-cell>
              <table:table-cell office:value-type="float" office:value="0.301968">
                <text:p>0.30196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73.500004">
                <text:p>73.500004</text:p>
              </table:table-cell>
              <table:table-cell office:value-type="float" office:value="0.300649">
                <text:p>0.30064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73.533337">
                <text:p>73.533337</text:p>
              </table:table-cell>
              <table:table-cell office:value-type="float" office:value="0.307552">
                <text:p>0.30755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3.566671">
                <text:p>73.566671</text:p>
              </table:table-cell>
              <table:table-cell office:value-type="float" office:value="0.30875">
                <text:p>0.3087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3.600004">
                <text:p>73.600004</text:p>
              </table:table-cell>
              <table:table-cell office:value-type="float" office:value="0.304566">
                <text:p>0.30456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73.633337">
                <text:p>73.633337</text:p>
              </table:table-cell>
              <table:table-cell office:value-type="float" office:value="0.302547">
                <text:p>0.30254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3.666671">
                <text:p>73.666671</text:p>
              </table:table-cell>
              <table:table-cell office:value-type="float" office:value="0.304863">
                <text:p>0.30486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3.700004">
                <text:p>73.700004</text:p>
              </table:table-cell>
              <table:table-cell office:value-type="float" office:value="0.299171">
                <text:p>0.29917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73.733337">
                <text:p>73.733337</text:p>
              </table:table-cell>
              <table:table-cell office:value-type="float" office:value="0.290854">
                <text:p>0.29085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73.766671">
                <text:p>73.766671</text:p>
              </table:table-cell>
              <table:table-cell office:value-type="float" office:value="0.313686">
                <text:p>0.31368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73.800004">
                <text:p>73.800004</text:p>
              </table:table-cell>
              <table:table-cell office:value-type="float" office:value="0.304426">
                <text:p>0.30442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3.833337">
                <text:p>73.833337</text:p>
              </table:table-cell>
              <table:table-cell office:value-type="float" office:value="0.292091">
                <text:p>0.29209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3.866671">
                <text:p>73.866671</text:p>
              </table:table-cell>
              <table:table-cell office:value-type="float" office:value="0.305922">
                <text:p>0.30592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3.900004">
                <text:p>73.900004</text:p>
              </table:table-cell>
              <table:table-cell office:value-type="float" office:value="0.302435">
                <text:p>0.30243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3.933337">
                <text:p>73.933337</text:p>
              </table:table-cell>
              <table:table-cell office:value-type="float" office:value="0.31843">
                <text:p>0.3184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3.966671">
                <text:p>73.966671</text:p>
              </table:table-cell>
              <table:table-cell office:value-type="float" office:value="0.312247">
                <text:p>0.312247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4.000004">
                <text:p>74.000004</text:p>
              </table:table-cell>
              <table:table-cell office:value-type="float" office:value="0.31184">
                <text:p>0.3118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4.033337">
                <text:p>74.033337</text:p>
              </table:table-cell>
              <table:table-cell office:value-type="float" office:value="0.318461">
                <text:p>0.318461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4.066671">
                <text:p>74.066671</text:p>
              </table:table-cell>
              <table:table-cell office:value-type="float" office:value="0.304511">
                <text:p>0.30451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4.100004">
                <text:p>74.100004</text:p>
              </table:table-cell>
              <table:table-cell office:value-type="float" office:value="0.297852">
                <text:p>0.29785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4.133337">
                <text:p>74.133337</text:p>
              </table:table-cell>
              <table:table-cell office:value-type="float" office:value="0.308966">
                <text:p>0.30896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4.166671">
                <text:p>74.166671</text:p>
              </table:table-cell>
              <table:table-cell office:value-type="float" office:value="0.307028">
                <text:p>0.30702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4.200004">
                <text:p>74.200004</text:p>
              </table:table-cell>
              <table:table-cell office:value-type="float" office:value="0.305349">
                <text:p>0.30534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.233337">
                <text:p>74.233337</text:p>
              </table:table-cell>
              <table:table-cell office:value-type="float" office:value="0.306065">
                <text:p>0.30606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4.266671">
                <text:p>74.266671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74.300004">
                <text:p>74.300004</text:p>
              </table:table-cell>
              <table:table-cell office:value-type="float" office:value="0.313616">
                <text:p>0.31361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4.333337">
                <text:p>74.333337</text:p>
              </table:table-cell>
              <table:table-cell office:value-type="float" office:value="0.303677">
                <text:p>0.30367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4.366671">
                <text:p>74.366671</text:p>
              </table:table-cell>
              <table:table-cell office:value-type="float" office:value="0.303492">
                <text:p>0.30349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.400004">
                <text:p>74.400004</text:p>
              </table:table-cell>
              <table:table-cell office:value-type="float" office:value="0.295244">
                <text:p>0.29524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4.433337">
                <text:p>74.433337</text:p>
              </table:table-cell>
              <table:table-cell office:value-type="float" office:value="0.309614">
                <text:p>0.30961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4.466671">
                <text:p>74.466671</text:p>
              </table:table-cell>
              <table:table-cell office:value-type="float" office:value="0.299284">
                <text:p>0.29928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4.500004">
                <text:p>74.500004</text:p>
              </table:table-cell>
              <table:table-cell office:value-type="float" office:value="0.31722">
                <text:p>0.3172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4.533337">
                <text:p>74.533337</text:p>
              </table:table-cell>
              <table:table-cell office:value-type="float" office:value="0.302312">
                <text:p>0.30231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4.566671">
                <text:p>74.566671</text:p>
              </table:table-cell>
              <table:table-cell office:value-type="float" office:value="0.31043">
                <text:p>0.3104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4.600004">
                <text:p>74.600004</text:p>
              </table:table-cell>
              <table:table-cell office:value-type="float" office:value="0.296469">
                <text:p>0.296469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4.633337">
                <text:p>74.633337</text:p>
              </table:table-cell>
              <table:table-cell office:value-type="float" office:value="0.299169">
                <text:p>0.29916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4.666671">
                <text:p>74.666671</text:p>
              </table:table-cell>
              <table:table-cell office:value-type="float" office:value="0.29912">
                <text:p>0.2991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4.700004">
                <text:p>74.700004</text:p>
              </table:table-cell>
              <table:table-cell office:value-type="float" office:value="0.309711">
                <text:p>0.30971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4.733337">
                <text:p>74.733337</text:p>
              </table:table-cell>
              <table:table-cell office:value-type="float" office:value="0.300185">
                <text:p>0.30018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4.766671">
                <text:p>74.766671</text:p>
              </table:table-cell>
              <table:table-cell office:value-type="float" office:value="0.296482">
                <text:p>0.29648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4.800004">
                <text:p>74.800004</text:p>
              </table:table-cell>
              <table:table-cell office:value-type="float" office:value="0.31221">
                <text:p>0.3122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4.833337">
                <text:p>74.833337</text:p>
              </table:table-cell>
              <table:table-cell office:value-type="float" office:value="0.300589">
                <text:p>0.30058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4.866671">
                <text:p>74.866671</text:p>
              </table:table-cell>
              <table:table-cell office:value-type="float" office:value="0.299743">
                <text:p>0.29974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4.900004">
                <text:p>74.900004</text:p>
              </table:table-cell>
              <table:table-cell office:value-type="float" office:value="0.312782">
                <text:p>0.31278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4.933337">
                <text:p>74.933337</text:p>
              </table:table-cell>
              <table:table-cell office:value-type="float" office:value="0.309745">
                <text:p>0.30974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4.966671">
                <text:p>74.966671</text:p>
              </table:table-cell>
              <table:table-cell office:value-type="float" office:value="0.293754">
                <text:p>0.29375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5.000004">
                <text:p>75.000004</text:p>
              </table:table-cell>
              <table:table-cell office:value-type="float" office:value="0.298278">
                <text:p>0.29827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5.033337">
                <text:p>75.033337</text:p>
              </table:table-cell>
              <table:table-cell office:value-type="float" office:value="0.302202">
                <text:p>0.30220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5.066671">
                <text:p>75.066671</text:p>
              </table:table-cell>
              <table:table-cell office:value-type="float" office:value="0.298494">
                <text:p>0.29849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5.100004">
                <text:p>75.100004</text:p>
              </table:table-cell>
              <table:table-cell office:value-type="float" office:value="0.319692">
                <text:p>0.31969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75.133337">
                <text:p>75.133337</text:p>
              </table:table-cell>
              <table:table-cell office:value-type="float" office:value="0.297969">
                <text:p>0.29796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75.166671">
                <text:p>75.166671</text:p>
              </table:table-cell>
              <table:table-cell office:value-type="float" office:value="0.296801">
                <text:p>0.29680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5.200004">
                <text:p>75.200004</text:p>
              </table:table-cell>
              <table:table-cell office:value-type="float" office:value="0.30792">
                <text:p>0.3079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5.233337">
                <text:p>75.233337</text:p>
              </table:table-cell>
              <table:table-cell office:value-type="float" office:value="0.300637">
                <text:p>0.30063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75.266671">
                <text:p>75.266671</text:p>
              </table:table-cell>
              <table:table-cell office:value-type="float" office:value="0.310315">
                <text:p>0.31031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75.300004">
                <text:p>75.300004</text:p>
              </table:table-cell>
              <table:table-cell office:value-type="float" office:value="0.316176">
                <text:p>0.316176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75.333337">
                <text:p>75.333337</text:p>
              </table:table-cell>
              <table:table-cell office:value-type="float" office:value="0.296755">
                <text:p>0.29675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5.366671">
                <text:p>75.366671</text:p>
              </table:table-cell>
              <table:table-cell office:value-type="float" office:value="0.306565">
                <text:p>0.30656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5.400004">
                <text:p>75.400004</text:p>
              </table:table-cell>
              <table:table-cell office:value-type="float" office:value="0.288814">
                <text:p>0.28881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5.433337">
                <text:p>75.433337</text:p>
              </table:table-cell>
              <table:table-cell office:value-type="float" office:value="0.301624">
                <text:p>0.30162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75.466671">
                <text:p>75.466671</text:p>
              </table:table-cell>
              <table:table-cell office:value-type="float" office:value="0.311681">
                <text:p>0.31168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75.500004">
                <text:p>75.500004</text:p>
              </table:table-cell>
              <table:table-cell office:value-type="float" office:value="0.323075">
                <text:p>0.32307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5.533337">
                <text:p>75.533337</text:p>
              </table:table-cell>
              <table:table-cell office:value-type="float" office:value="0.302691">
                <text:p>0.30269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5.566671">
                <text:p>75.566671</text:p>
              </table:table-cell>
              <table:table-cell office:value-type="float" office:value="0.308772">
                <text:p>0.30877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5.600004">
                <text:p>75.600004</text:p>
              </table:table-cell>
              <table:table-cell office:value-type="float" office:value="0.305829">
                <text:p>0.30582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5.633337">
                <text:p>75.633337</text:p>
              </table:table-cell>
              <table:table-cell office:value-type="float" office:value="0.304636">
                <text:p>0.3046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5.666671">
                <text:p>75.666671</text:p>
              </table:table-cell>
              <table:table-cell office:value-type="float" office:value="0.311838">
                <text:p>0.31183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5.700004">
                <text:p>75.700004</text:p>
              </table:table-cell>
              <table:table-cell office:value-type="float" office:value="0.302138">
                <text:p>0.30213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5.733337">
                <text:p>75.733337</text:p>
              </table:table-cell>
              <table:table-cell office:value-type="float" office:value="0.314131">
                <text:p>0.31413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5.766671">
                <text:p>75.766671</text:p>
              </table:table-cell>
              <table:table-cell office:value-type="float" office:value="0.300076">
                <text:p>0.30007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5.800004">
                <text:p>75.800004</text:p>
              </table:table-cell>
              <table:table-cell office:value-type="float" office:value="0.30026">
                <text:p>0.3002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5.833337">
                <text:p>75.833337</text:p>
              </table:table-cell>
              <table:table-cell office:value-type="float" office:value="0.3237">
                <text:p>0.323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5.866671">
                <text:p>75.866671</text:p>
              </table:table-cell>
              <table:table-cell office:value-type="float" office:value="0.312704">
                <text:p>0.312704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5.900004">
                <text:p>75.900004</text:p>
              </table:table-cell>
              <table:table-cell office:value-type="float" office:value="0.304826">
                <text:p>0.30482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5.933337">
                <text:p>75.933337</text:p>
              </table:table-cell>
              <table:table-cell office:value-type="float" office:value="0.306408">
                <text:p>0.30640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5.966671">
                <text:p>75.966671</text:p>
              </table:table-cell>
              <table:table-cell office:value-type="float" office:value="0.299553">
                <text:p>0.29955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6.000004">
                <text:p>76.000004</text:p>
              </table:table-cell>
              <table:table-cell office:value-type="float" office:value="0.290184">
                <text:p>0.29018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6.033337">
                <text:p>76.033337</text:p>
              </table:table-cell>
              <table:table-cell office:value-type="float" office:value="0.292428">
                <text:p>0.29242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6.066671">
                <text:p>76.066671</text:p>
              </table:table-cell>
              <table:table-cell office:value-type="float" office:value="0.300401">
                <text:p>0.30040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6.100004">
                <text:p>76.100004</text:p>
              </table:table-cell>
              <table:table-cell office:value-type="float" office:value="0.299846">
                <text:p>0.29984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6.133337">
                <text:p>76.133337</text:p>
              </table:table-cell>
              <table:table-cell office:value-type="float" office:value="0.302358">
                <text:p>0.30235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6.166671">
                <text:p>76.166671</text:p>
              </table:table-cell>
              <table:table-cell office:value-type="float" office:value="0.299125">
                <text:p>0.29912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6.200004">
                <text:p>76.200004</text:p>
              </table:table-cell>
              <table:table-cell office:value-type="float" office:value="0.293986">
                <text:p>0.29398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6.233337">
                <text:p>76.233337</text:p>
              </table:table-cell>
              <table:table-cell office:value-type="float" office:value="0.318797">
                <text:p>0.31879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6.266671">
                <text:p>76.266671</text:p>
              </table:table-cell>
              <table:table-cell office:value-type="float" office:value="0.301682">
                <text:p>0.30168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6.300004">
                <text:p>76.300004</text:p>
              </table:table-cell>
              <table:table-cell office:value-type="float" office:value="0.307377">
                <text:p>0.30737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6.333337">
                <text:p>76.333337</text:p>
              </table:table-cell>
              <table:table-cell office:value-type="float" office:value="0.305837">
                <text:p>0.30583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6.366671">
                <text:p>76.366671</text:p>
              </table:table-cell>
              <table:table-cell office:value-type="float" office:value="0.31119">
                <text:p>0.3111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6.400004">
                <text:p>76.400004</text:p>
              </table:table-cell>
              <table:table-cell office:value-type="float" office:value="0.309286">
                <text:p>0.30928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6.433337">
                <text:p>76.433337</text:p>
              </table:table-cell>
              <table:table-cell office:value-type="float" office:value="0.297078">
                <text:p>0.297078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6.466671">
                <text:p>76.466671</text:p>
              </table:table-cell>
              <table:table-cell office:value-type="float" office:value="0.308395">
                <text:p>0.30839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6.500004">
                <text:p>76.500004</text:p>
              </table:table-cell>
              <table:table-cell office:value-type="float" office:value="0.297328">
                <text:p>0.297328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76.533337">
                <text:p>76.533337</text:p>
              </table:table-cell>
              <table:table-cell office:value-type="float" office:value="0.303225">
                <text:p>0.30322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76.566671">
                <text:p>76.566671</text:p>
              </table:table-cell>
              <table:table-cell office:value-type="float" office:value="0.294743">
                <text:p>0.29474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76.600004">
                <text:p>76.600004</text:p>
              </table:table-cell>
              <table:table-cell office:value-type="float" office:value="0.299797">
                <text:p>0.299797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76.633337">
                <text:p>76.633337</text:p>
              </table:table-cell>
              <table:table-cell office:value-type="float" office:value="0.303957">
                <text:p>0.30395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6.666671">
                <text:p>76.666671</text:p>
              </table:table-cell>
              <table:table-cell office:value-type="float" office:value="0.30538">
                <text:p>0.3053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6.700004">
                <text:p>76.700004</text:p>
              </table:table-cell>
              <table:table-cell office:value-type="float" office:value="0.303086">
                <text:p>0.30308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6.733337">
                <text:p>76.733337</text:p>
              </table:table-cell>
              <table:table-cell office:value-type="float" office:value="0.320007">
                <text:p>0.32000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6.766671">
                <text:p>76.766671</text:p>
              </table:table-cell>
              <table:table-cell office:value-type="float" office:value="0.310483">
                <text:p>0.310483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6.800004">
                <text:p>76.800004</text:p>
              </table:table-cell>
              <table:table-cell office:value-type="float" office:value="0.307413">
                <text:p>0.30741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76.833337">
                <text:p>76.833337</text:p>
              </table:table-cell>
              <table:table-cell office:value-type="float" office:value="0.300163">
                <text:p>0.30016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76.866671">
                <text:p>76.866671</text:p>
              </table:table-cell>
              <table:table-cell office:value-type="float" office:value="0.30246">
                <text:p>0.3024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76.900004">
                <text:p>76.900004</text:p>
              </table:table-cell>
              <table:table-cell office:value-type="float" office:value="0.305655">
                <text:p>0.30565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76.933337">
                <text:p>76.933337</text:p>
              </table:table-cell>
              <table:table-cell office:value-type="float" office:value="0.307923">
                <text:p>0.30792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6.966671">
                <text:p>76.966671</text:p>
              </table:table-cell>
              <table:table-cell office:value-type="float" office:value="0.29803">
                <text:p>0.2980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7.000004">
                <text:p>77.000004</text:p>
              </table:table-cell>
              <table:table-cell office:value-type="float" office:value="0.310213">
                <text:p>0.31021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7.033337">
                <text:p>77.033337</text:p>
              </table:table-cell>
              <table:table-cell office:value-type="float" office:value="0.306031">
                <text:p>0.30603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7.066671">
                <text:p>77.066671</text:p>
              </table:table-cell>
              <table:table-cell office:value-type="float" office:value="0.316522">
                <text:p>0.31652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77.100004">
                <text:p>77.100004</text:p>
              </table:table-cell>
              <table:table-cell office:value-type="float" office:value="0.300118">
                <text:p>0.30011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77.133337">
                <text:p>77.133337</text:p>
              </table:table-cell>
              <table:table-cell office:value-type="float" office:value="0.314706">
                <text:p>0.31470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7.166671">
                <text:p>77.166671</text:p>
              </table:table-cell>
              <table:table-cell office:value-type="float" office:value="0.31635">
                <text:p>0.3163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77.200004">
                <text:p>77.200004</text:p>
              </table:table-cell>
              <table:table-cell office:value-type="float" office:value="0.303302">
                <text:p>0.30330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77.233337">
                <text:p>77.233337</text:p>
              </table:table-cell>
              <table:table-cell office:value-type="float" office:value="0.297214">
                <text:p>0.29721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77.266671">
                <text:p>77.266671</text:p>
              </table:table-cell>
              <table:table-cell office:value-type="float" office:value="0.303488">
                <text:p>0.30348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77.300004">
                <text:p>77.300004</text:p>
              </table:table-cell>
              <table:table-cell office:value-type="float" office:value="0.299592">
                <text:p>0.29959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77.333337">
                <text:p>77.333337</text:p>
              </table:table-cell>
              <table:table-cell office:value-type="float" office:value="0.305851">
                <text:p>0.30585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7.366671">
                <text:p>77.366671</text:p>
              </table:table-cell>
              <table:table-cell office:value-type="float" office:value="0.291976">
                <text:p>0.29197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77.400004">
                <text:p>77.400004</text:p>
              </table:table-cell>
              <table:table-cell office:value-type="float" office:value="0.307818">
                <text:p>0.30781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77.433337">
                <text:p>77.433337</text:p>
              </table:table-cell>
              <table:table-cell office:value-type="float" office:value="0.299047">
                <text:p>0.29904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77.466671">
                <text:p>77.466671</text:p>
              </table:table-cell>
              <table:table-cell office:value-type="float" office:value="0.30584">
                <text:p>0.3058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77.500004">
                <text:p>77.500004</text:p>
              </table:table-cell>
              <table:table-cell office:value-type="float" office:value="0.300947">
                <text:p>0.300947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77.533337">
                <text:p>77.533337</text:p>
              </table:table-cell>
              <table:table-cell office:value-type="float" office:value="0.306486">
                <text:p>0.306486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77.566671">
                <text:p>77.566671</text:p>
              </table:table-cell>
              <table:table-cell office:value-type="float" office:value="0.29922">
                <text:p>0.2992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77.600004">
                <text:p>77.600004</text:p>
              </table:table-cell>
              <table:table-cell office:value-type="float" office:value="0.296448">
                <text:p>0.29644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77.633337">
                <text:p>77.633337</text:p>
              </table:table-cell>
              <table:table-cell office:value-type="float" office:value="0.310262">
                <text:p>0.31026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77.666671">
                <text:p>77.666671</text:p>
              </table:table-cell>
              <table:table-cell office:value-type="float" office:value="0.309198">
                <text:p>0.30919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77.700004">
                <text:p>77.700004</text:p>
              </table:table-cell>
              <table:table-cell office:value-type="float" office:value="0.298836">
                <text:p>0.29883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77.733337">
                <text:p>77.733337</text:p>
              </table:table-cell>
              <table:table-cell office:value-type="float" office:value="0.311431">
                <text:p>0.31143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7.766671">
                <text:p>77.766671</text:p>
              </table:table-cell>
              <table:table-cell office:value-type="float" office:value="0.314348">
                <text:p>0.31434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77.800004">
                <text:p>77.800004</text:p>
              </table:table-cell>
              <table:table-cell office:value-type="float" office:value="0.291968">
                <text:p>0.29196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77.833337">
                <text:p>77.833337</text:p>
              </table:table-cell>
              <table:table-cell office:value-type="float" office:value="0.295587">
                <text:p>0.29558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77.866671">
                <text:p>77.866671</text:p>
              </table:table-cell>
              <table:table-cell office:value-type="float" office:value="0.303612">
                <text:p>0.30361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77.900004">
                <text:p>77.900004</text:p>
              </table:table-cell>
              <table:table-cell office:value-type="float" office:value="0.301369">
                <text:p>0.30136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7.933337">
                <text:p>77.933337</text:p>
              </table:table-cell>
              <table:table-cell office:value-type="float" office:value="0.308216">
                <text:p>0.30821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7.966671">
                <text:p>77.966671</text:p>
              </table:table-cell>
              <table:table-cell office:value-type="float" office:value="0.300142">
                <text:p>0.300142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8.000004">
                <text:p>78.000004</text:p>
              </table:table-cell>
              <table:table-cell office:value-type="float" office:value="0.31469">
                <text:p>0.3146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8.033337">
                <text:p>78.033337</text:p>
              </table:table-cell>
              <table:table-cell office:value-type="float" office:value="0.302328">
                <text:p>0.302328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78.066671">
                <text:p>78.066671</text:p>
              </table:table-cell>
              <table:table-cell office:value-type="float" office:value="0.309658">
                <text:p>0.30965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8.100004">
                <text:p>78.100004</text:p>
              </table:table-cell>
              <table:table-cell office:value-type="float" office:value="0.305597">
                <text:p>0.30559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78.133337">
                <text:p>78.133337</text:p>
              </table:table-cell>
              <table:table-cell office:value-type="float" office:value="0.310661">
                <text:p>0.31066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78.166671">
                <text:p>78.166671</text:p>
              </table:table-cell>
              <table:table-cell office:value-type="float" office:value="0.301336">
                <text:p>0.30133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8.200004">
                <text:p>78.200004</text:p>
              </table:table-cell>
              <table:table-cell office:value-type="float" office:value="0.297122">
                <text:p>0.29712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78.233337">
                <text:p>78.233337</text:p>
              </table:table-cell>
              <table:table-cell office:value-type="float" office:value="0.289686">
                <text:p>0.28968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8.266671">
                <text:p>78.266671</text:p>
              </table:table-cell>
              <table:table-cell office:value-type="float" office:value="0.305198">
                <text:p>0.30519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8.300004">
                <text:p>78.300004</text:p>
              </table:table-cell>
              <table:table-cell office:value-type="float" office:value="0.305592">
                <text:p>0.30559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78.333337">
                <text:p>78.333337</text:p>
              </table:table-cell>
              <table:table-cell office:value-type="float" office:value="0.309553">
                <text:p>0.30955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78.366671">
                <text:p>78.366671</text:p>
              </table:table-cell>
              <table:table-cell office:value-type="float" office:value="0.303636">
                <text:p>0.30363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78.400004">
                <text:p>78.400004</text:p>
              </table:table-cell>
              <table:table-cell office:value-type="float" office:value="0.299216">
                <text:p>0.29921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78.433337">
                <text:p>78.433337</text:p>
              </table:table-cell>
              <table:table-cell office:value-type="float" office:value="0.308937">
                <text:p>0.308937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78.466671">
                <text:p>78.466671</text:p>
              </table:table-cell>
              <table:table-cell office:value-type="float" office:value="0.305611">
                <text:p>0.30561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78.500004">
                <text:p>78.500004</text:p>
              </table:table-cell>
              <table:table-cell office:value-type="float" office:value="0.300753">
                <text:p>0.30075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78.533337">
                <text:p>78.533337</text:p>
              </table:table-cell>
              <table:table-cell office:value-type="float" office:value="0.312286">
                <text:p>0.31228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78.566671">
                <text:p>78.566671</text:p>
              </table:table-cell>
              <table:table-cell office:value-type="float" office:value="0.290483">
                <text:p>0.29048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.600004">
                <text:p>78.600004</text:p>
              </table:table-cell>
              <table:table-cell office:value-type="float" office:value="0.304857">
                <text:p>0.30485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8.633337">
                <text:p>78.633337</text:p>
              </table:table-cell>
              <table:table-cell office:value-type="float" office:value="0.294998">
                <text:p>0.29499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8.666671">
                <text:p>78.666671</text:p>
              </table:table-cell>
              <table:table-cell office:value-type="float" office:value="0.312167">
                <text:p>0.31216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8.700004">
                <text:p>78.700004</text:p>
              </table:table-cell>
              <table:table-cell office:value-type="float" office:value="0.299659">
                <text:p>0.29965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8.733337">
                <text:p>78.733337</text:p>
              </table:table-cell>
              <table:table-cell office:value-type="float" office:value="0.305437">
                <text:p>0.30543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78.766671">
                <text:p>78.766671</text:p>
              </table:table-cell>
              <table:table-cell office:value-type="float" office:value="0.29134">
                <text:p>0.2913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8.800004">
                <text:p>78.800004</text:p>
              </table:table-cell>
              <table:table-cell office:value-type="float" office:value="0.304397">
                <text:p>0.30439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78.833337">
                <text:p>78.833337</text:p>
              </table:table-cell>
              <table:table-cell office:value-type="float" office:value="0.303065">
                <text:p>0.3030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78.866671">
                <text:p>78.866671</text:p>
              </table:table-cell>
              <table:table-cell office:value-type="float" office:value="0.295609">
                <text:p>0.29560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78.900004">
                <text:p>78.900004</text:p>
              </table:table-cell>
              <table:table-cell office:value-type="float" office:value="0.307295">
                <text:p>0.30729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78.933337">
                <text:p>78.933337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78.966671">
                <text:p>78.966671</text:p>
              </table:table-cell>
              <table:table-cell office:value-type="float" office:value="0.298584">
                <text:p>0.29858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79.000004">
                <text:p>79.000004</text:p>
              </table:table-cell>
              <table:table-cell office:value-type="float" office:value="0.291432">
                <text:p>0.29143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9.033337">
                <text:p>79.033337</text:p>
              </table:table-cell>
              <table:table-cell office:value-type="float" office:value="0.299901">
                <text:p>0.29990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79.066671">
                <text:p>79.066671</text:p>
              </table:table-cell>
              <table:table-cell office:value-type="float" office:value="0.316317">
                <text:p>0.31631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9.100004">
                <text:p>79.100004</text:p>
              </table:table-cell>
              <table:table-cell office:value-type="float" office:value="0.314607">
                <text:p>0.31460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9.133337">
                <text:p>79.133337</text:p>
              </table:table-cell>
              <table:table-cell office:value-type="float" office:value="0.302721">
                <text:p>0.30272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79.166671">
                <text:p>79.166671</text:p>
              </table:table-cell>
              <table:table-cell office:value-type="float" office:value="0.309477">
                <text:p>0.30947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79.200004">
                <text:p>79.200004</text:p>
              </table:table-cell>
              <table:table-cell office:value-type="float" office:value="0.295304">
                <text:p>0.29530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9.233337">
                <text:p>79.233337</text:p>
              </table:table-cell>
              <table:table-cell office:value-type="float" office:value="0.301188">
                <text:p>0.30118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9.266671">
                <text:p>79.266671</text:p>
              </table:table-cell>
              <table:table-cell office:value-type="float" office:value="0.298822">
                <text:p>0.29882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9.300004">
                <text:p>79.300004</text:p>
              </table:table-cell>
              <table:table-cell office:value-type="float" office:value="0.296948">
                <text:p>0.29694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9.333337">
                <text:p>79.333337</text:p>
              </table:table-cell>
              <table:table-cell office:value-type="float" office:value="0.303908">
                <text:p>0.30390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79.366671">
                <text:p>79.366671</text:p>
              </table:table-cell>
              <table:table-cell office:value-type="float" office:value="0.310535">
                <text:p>0.31053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79.400004">
                <text:p>79.400004</text:p>
              </table:table-cell>
              <table:table-cell office:value-type="float" office:value="0.310869">
                <text:p>0.31086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9.433337">
                <text:p>79.433337</text:p>
              </table:table-cell>
              <table:table-cell office:value-type="float" office:value="0.301262">
                <text:p>0.30126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9.466671">
                <text:p>79.466671</text:p>
              </table:table-cell>
              <table:table-cell office:value-type="float" office:value="0.30267">
                <text:p>0.3026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9.500004">
                <text:p>79.500004</text:p>
              </table:table-cell>
              <table:table-cell office:value-type="float" office:value="0.298143">
                <text:p>0.298143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9.533337">
                <text:p>79.533337</text:p>
              </table:table-cell>
              <table:table-cell office:value-type="float" office:value="0.312239">
                <text:p>0.3122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9.566671">
                <text:p>79.566671</text:p>
              </table:table-cell>
              <table:table-cell office:value-type="float" office:value="0.304001">
                <text:p>0.30400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9.600004">
                <text:p>79.600004</text:p>
              </table:table-cell>
              <table:table-cell office:value-type="float" office:value="0.301018">
                <text:p>0.30101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9.633337">
                <text:p>79.633337</text:p>
              </table:table-cell>
              <table:table-cell office:value-type="float" office:value="0.309457">
                <text:p>0.30945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9.666671">
                <text:p>79.666671</text:p>
              </table:table-cell>
              <table:table-cell office:value-type="float" office:value="0.295629">
                <text:p>0.29562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9.700004">
                <text:p>79.700004</text:p>
              </table:table-cell>
              <table:table-cell office:value-type="float" office:value="0.300954">
                <text:p>0.300954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9.733337">
                <text:p>79.733337</text:p>
              </table:table-cell>
              <table:table-cell office:value-type="float" office:value="0.299152">
                <text:p>0.29915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9.766671">
                <text:p>79.766671</text:p>
              </table:table-cell>
              <table:table-cell office:value-type="float" office:value="0.306623">
                <text:p>0.30662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9.800004">
                <text:p>79.800004</text:p>
              </table:table-cell>
              <table:table-cell office:value-type="float" office:value="0.292255">
                <text:p>0.29225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9.833337">
                <text:p>79.833337</text:p>
              </table:table-cell>
              <table:table-cell office:value-type="float" office:value="0.30436">
                <text:p>0.3043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9.866671">
                <text:p>79.866671</text:p>
              </table:table-cell>
              <table:table-cell office:value-type="float" office:value="0.294714">
                <text:p>0.29471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9.900004">
                <text:p>79.900004</text:p>
              </table:table-cell>
              <table:table-cell office:value-type="float" office:value="0.289783">
                <text:p>0.28978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9.933338">
                <text:p>79.933338</text:p>
              </table:table-cell>
              <table:table-cell office:value-type="float" office:value="0.300863">
                <text:p>0.30086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9.966671">
                <text:p>79.966671</text:p>
              </table:table-cell>
              <table:table-cell office:value-type="float" office:value="0.307532">
                <text:p>0.30753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0.000004">
                <text:p>80.000004</text:p>
              </table:table-cell>
              <table:table-cell office:value-type="float" office:value="0.304679">
                <text:p>0.304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